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Neue" svg:font-family="HelveticaNeu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756in"/>
    </style:style>
    <style:style style:name="co2" style:family="table-column">
      <style:table-column-properties fo:break-before="auto" style:column-width="0.7575in"/>
    </style:style>
    <style:style style:name="co3" style:family="table-column">
      <style:table-column-properties fo:break-before="auto" style:column-width="1.6398in"/>
    </style:style>
    <style:style style:name="co4" style:family="table-column">
      <style:table-column-properties fo:break-before="auto" style:column-width="1.0437in"/>
    </style:style>
    <style:style style:name="co5" style:family="table-column">
      <style:table-column-properties fo:break-before="auto" style:column-width="2.8925in"/>
    </style:style>
    <style:style style:name="co6" style:family="table-column">
      <style:table-column-properties fo:break-before="auto" style:column-width="0.7744in"/>
    </style:style>
    <style:style style:name="co7" style:family="table-column">
      <style:table-column-properties fo:break-before="auto" style:column-width="2.1047in"/>
    </style:style>
    <style:style style:name="co8" style:family="table-column">
      <style:table-column-properties fo:break-before="auto" style:column-width="0.4717in"/>
    </style:style>
    <style:style style:name="co9" style:family="table-column">
      <style:table-column-properties fo:break-before="auto" style:column-width="9.1047in"/>
    </style:style>
    <style:style style:name="co10" style:family="table-column">
      <style:table-column-properties fo:break-before="auto" style:column-width="0.8925in"/>
    </style:style>
    <style:style style:name="ro1" style:family="table-row">
      <style:table-row-properties style:row-height="0.252in" fo:break-before="auto" style:use-optimal-row-height="false"/>
    </style:style>
    <style:style style:name="ro2" style:family="table-row">
      <style:table-row-properties style:row-height="0.1681in" fo:break-before="auto" style:use-optimal-row-height="true"/>
    </style:style>
    <style:style style:name="ro3" style:family="table-row">
      <style:table-row-properties style:row-height="0.1717in" fo:break-before="auto" style:use-optimal-row-height="true"/>
    </style:style>
    <style:style style:name="ro4" style:family="table-row">
      <style:table-row-properties style:row-height="0.1819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HelveticaNeu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Arial" style:font-name-asian="Arial Unicode MS" style:font-name-complex="Arial Unicode MS"/>
    </style:style>
    <style:style style:name="ce4"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style:font-name="Arial" fo:font-size="10pt" fo:font-weight="bold" style:font-size-asian="10pt" style:font-weight-asian="bold" style:font-size-complex="10pt" style:font-weight-complex="bold"/>
    </style:style>
    <style:style style:name="ce6" style:family="table-cell" style:parent-style-name="Default">
      <style:text-properties fo:font-weight="normal" style:font-weight-asian="normal" style:font-weight-complex="normal"/>
    </style:style>
    <style:style style:name="ce7" style:family="table-cell" style:parent-style-name="Default">
      <style:text-properties style:font-name="Arial" fo:font-size="10pt" fo:font-weight="normal" style:font-size-asian="10pt" style:font-weight-asian="normal" style:font-size-complex="10pt" style:font-weight-complex="normal"/>
    </style:style>
    <style:style style:name="ce8" style:family="table-cell" style:parent-style-name="Default">
      <style:text-properties style:font-name="Arial" fo:font-size="10pt" fo:language="en" fo:country="US" fo:font-weight="normal" style:font-size-asian="10pt" style:language-asian="en" style:country-asian="US" style:font-weight-asian="normal" style:font-size-complex="10pt" style:language-complex="en" style:country-complex="US" style:font-weight-complex="normal"/>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ce5"/>
        <table:table-column table:style-name="co10" table:number-columns-repeated="1014" table:default-cell-style-name="Default"/>
        <table:table-row table:style-name="ro1">
          <table:table-cell table:style-name="ce1" office:value-type="string">
            <text:p>URLs</text:p>
          </table:table-cell>
          <table:table-cell table:style-name="ce1" office:value-type="string">
            <text:p>Link </text:p>
          </table:table-cell>
          <table:table-cell table:style-name="ce1" office:value-type="string">
            <text:p>Type</text:p>
          </table:table-cell>
          <table:table-cell table:style-name="ce1" office:value-type="string">
            <text:p>Seconds</text:p>
          </table:table-cell>
          <table:table-cell table:style-name="ce1" office:value-type="string">
            <text:p>Location</text:p>
          </table:table-cell>
          <table:table-cell/>
          <table:table-cell table:style-name="ce1" office:value-type="string">
            <text:p>Date</text:p>
          </table:table-cell>
          <table:table-cell table:style-name="ce4" office:value-type="string">
            <text:p>⭐️</text:p>
          </table:table-cell>
          <table:table-cell table:style-name="ce4" office:value-type="string">
            <text:p>🔍</text:p>
          </table:table-cell>
          <table:table-cell office:value-type="string">
            <text:p>Description</text:p>
          </table:table-cell>
          <table:table-cell table:style-name="ce1" table:number-columns-repeated="1014"/>
        </table:table-row>
        <table:table-row table:style-name="ro2">
          <table:table-cell office:value-type="string">
            <text:p>https://www.justice.gov/epstein/files/DataSet%2010/EFTA01612731.opus</text:p>
          </table:table-cell>
          <table:table-cell table:style-name="ce2" table:formula="of:=HYPERLINK([.A2]; &quot;View Now&quot;)" office:value-type="string" office:string-value="View Now">
            <text:p>View Now</text:p>
          </table:table-cell>
          <table:table-cell office:value-type="string">
            <text:p>audio/ogg</text:p>
          </table:table-cell>
          <table:table-cell table:number-columns-repeated="6"/>
          <table:table-cell table:style-name="Default" office:value-type="string">
            <text:p>Audio clip of a woman with an Eastern Europe accent asking for a French doctor to get a prescription- seems to be concerning pregnancy – worried the doctors will make her get a pregnancy test. Is it Epstein's publicist Masha Drokova? </text:p>
          </table:table-cell>
          <table:table-cell table:number-columns-repeated="1014"/>
        </table:table-row>
        <table:table-row table:style-name="ro2">
          <table:table-cell office:value-type="string">
            <text:p>https://www.justice.gov/epstein/files/DataSet%2010/EFTA01612251.3gp</text:p>
          </table:table-cell>
          <table:table-cell table:style-name="ce2" table:formula="of:=HYPERLINK([.A3]; &quot;View Now&quot;)" office:value-type="string" office:string-value="View Now">
            <text:p>View Now</text:p>
          </table:table-cell>
          <table:table-cell office:value-type="string">
            <text:p>video/3gpp</text:p>
          </table:table-cell>
          <table:table-cell office:value-type="float" office:value="10.363333">
            <text:p>10.363333</text:p>
          </table:table-cell>
          <table:table-cell table:number-columns-repeated="2"/>
          <table:table-cell office:value-type="string">
            <text:p>2012-06-24T17:36:15.000000Z</text:p>
          </table:table-cell>
          <table:table-cell table:number-columns-repeated="2"/>
          <table:table-cell table:style-name="Default" office:value-type="string">
            <text:p>Video of what appears to be a gay pride parade, location unknown. </text:p>
          </table:table-cell>
          <table:table-cell table:number-columns-repeated="1014"/>
        </table:table-row>
        <table:table-row table:style-name="ro2">
          <table:table-cell office:value-type="string">
            <text:p>https://www.justice.gov/epstein/files/DataSet%2010/EFTA01612219.mp4</text:p>
          </table:table-cell>
          <table:table-cell table:style-name="ce2" table:formula="of:=HYPERLINK([.A4]; &quot;View Now&quot;)" office:value-type="string" office:string-value="View Now">
            <text:p>View Now</text:p>
          </table:table-cell>
          <table:table-cell office:value-type="string">
            <text:p>video/mp4</text:p>
          </table:table-cell>
          <table:table-cell office:value-type="float" office:value="14.805333">
            <text:p>14.805333</text:p>
          </table:table-cell>
          <table:table-cell table:number-columns-repeated="2"/>
          <table:table-cell office:value-type="string">
            <text:p>2017-09-22T18:43:40.000000Z</text:p>
          </table:table-cell>
          <table:table-cell table:number-columns-repeated="2"/>
          <table:table-cell table:style-name="Default" office:value-type="string">
            <text:p>Video of ship that appears to be washed up on the shore in a mild storm.</text:p>
          </table:table-cell>
          <table:table-cell table:number-columns-repeated="1014"/>
        </table:table-row>
        <table:table-row table:style-name="ro2">
          <table:table-cell office:value-type="string">
            <text:p>https://www.justice.gov/epstein/files/DataSet%2010/EFTA01612218.mp4</text:p>
          </table:table-cell>
          <table:table-cell table:style-name="ce2" table:formula="of:=HYPERLINK([.A5]; &quot;View Now&quot;)" office:value-type="string" office:string-value="View Now">
            <text:p>View Now</text:p>
          </table:table-cell>
          <table:table-cell office:value-type="string">
            <text:p>video/mp4</text:p>
          </table:table-cell>
          <table:table-cell office:value-type="float" office:value="15.733311">
            <text:p>15.733311</text:p>
          </table:table-cell>
          <table:table-cell table:number-columns-repeated="2"/>
          <table:table-cell office:value-type="string">
            <text:p>2017-09-22T18:38:13.000000Z</text:p>
          </table:table-cell>
          <table:table-cell table:number-columns-repeated="2"/>
          <table:table-cell table:style-name="ce6" office:value-type="string">
            <text:p>Video of rough waves from a beach, possible Little Saint James</text:p>
          </table:table-cell>
          <table:table-cell table:number-columns-repeated="1014"/>
        </table:table-row>
        <table:table-row table:style-name="ro2">
          <table:table-cell office:value-type="string">
            <text:p>https://www.justice.gov/epstein/files/DataSet%2010/EFTA01612353.m4a</text:p>
          </table:table-cell>
          <table:table-cell table:style-name="ce2" table:formula="of:=HYPERLINK([.A6]; &quot;View Now&quot;)" office:value-type="string" office:string-value="View Now">
            <text:p>View Now</text:p>
          </table:table-cell>
          <table:table-cell office:value-type="string">
            <text:p>audio/mp4</text:p>
          </table:table-cell>
          <table:table-cell office:value-type="float" office:value="45.909333">
            <text:p>45.909333</text:p>
          </table:table-cell>
          <table:table-cell table:number-columns-repeated="2"/>
          <table:table-cell office:value-type="string">
            <text:p>2017-08-30T16:46:36.000000Z</text:p>
          </table:table-cell>
          <table:table-cell table:number-columns-repeated="2"/>
          <table:table-cell table:style-name="ce6" office:value-type="string">
            <text:p>Phone recording – Epstein talking about news claims he got harder punishment because he was wealthy </text:p>
          </table:table-cell>
          <table:table-cell table:number-columns-repeated="1014"/>
        </table:table-row>
        <table:table-row table:style-name="ro2">
          <table:table-cell office:value-type="string">
            <text:p>https://www.justice.gov/epstein/files/DataSet%2010/EFTA01600818.mov</text:p>
          </table:table-cell>
          <table:table-cell table:style-name="ce2" table:formula="of:=HYPERLINK([.A7]; &quot;View Now&quot;)" office:value-type="string" office:string-value="View Now">
            <text:p>View Now</text:p>
          </table:table-cell>
          <table:table-cell office:value-type="string">
            <text:p>video/quicktime</text:p>
          </table:table-cell>
          <table:table-cell office:value-type="float" office:value="3.301678">
            <text:p>3.301678</text:p>
          </table:table-cell>
          <table:table-cell table:number-columns-repeated="2"/>
          <table:table-cell office:value-type="string">
            <text:p>2019-03-30T15:34:18.000000Z</text:p>
          </table:table-cell>
          <table:table-cell table:number-columns-repeated="2"/>
          <table:table-cell table:style-name="ce6" office:value-type="string">
            <text:p>Short Video of Epstein posing outside of the Lourve with unknown man</text:p>
          </table:table-cell>
          <table:table-cell table:number-columns-repeated="1014"/>
        </table:table-row>
        <table:table-row table:style-name="ro2">
          <table:table-cell office:value-type="string">
            <text:p>https://www.justice.gov/epstein/files/DataSet%2010/EFTA01600801.mov</text:p>
          </table:table-cell>
          <table:table-cell table:style-name="ce2" table:formula="of:=HYPERLINK([.A8]; &quot;View Now&quot;)" office:value-type="string" office:string-value="View Now">
            <text:p>View Now</text:p>
          </table:table-cell>
          <table:table-cell office:value-type="string">
            <text:p>video/quicktime</text:p>
          </table:table-cell>
          <table:table-cell office:value-type="float" office:value="7.233333">
            <text:p>7.233333</text:p>
          </table:table-cell>
          <table:table-cell table:number-columns-repeated="2"/>
          <table:table-cell office:value-type="string">
            <text:p>2018-12-28T16:52:05.000000Z</text:p>
          </table:table-cell>
          <table:table-cell table:number-columns-repeated="2"/>
          <table:table-cell table:style-name="ce6" office:value-type="string">
            <text:p>Young girl – rear view only, playing with her hair and moving it back and fourth</text:p>
          </table:table-cell>
          <table:table-cell table:number-columns-repeated="1014"/>
        </table:table-row>
        <table:table-row table:style-name="ro2">
          <table:table-cell office:value-type="string">
            <text:p>https://www.justice.gov/epstein/files/DataSet%2010/EFTA01613258.m4a</text:p>
          </table:table-cell>
          <table:table-cell table:style-name="ce2" table:formula="of:=HYPERLINK([.A9]; &quot;View Now&quot;)" office:value-type="string" office:string-value="View Now">
            <text:p>View Now</text:p>
          </table:table-cell>
          <table:table-cell office:value-type="string">
            <text:p>audio/mp4</text:p>
          </table:table-cell>
          <table:table-cell office:value-type="float" office:value="108.116">
            <text:p>108.116</text:p>
          </table:table-cell>
          <table:table-cell table:number-columns-repeated="4"/>
          <table:table-cell office:value-type="string">
            <text:p>Y</text:p>
          </table:table-cell>
          <table:table-cell table:style-name="ce6" office:value-type="string">
            <text:p>Phone Call – Redacted (discovered to be Melanie in other recording) female from Harvard Hospital calling, leaves voicemail for Alexander. She is a surgical fellow. I have identified the caller as Dr. Melanie Sion. </text:p>
          </table:table-cell>
          <table:table-cell table:number-columns-repeated="1014"/>
        </table:table-row>
        <table:table-row table:style-name="ro2">
          <table:table-cell office:value-type="string">
            <text:p>https://www.justice.gov/epstein/files/DataSet%2010/EFTA01600797.mov</text:p>
          </table:table-cell>
          <table:table-cell table:style-name="ce2" table:formula="of:=HYPERLINK([.A10]; &quot;View Now&quot;)" office:value-type="string" office:string-value="View Now">
            <text:p>View Now</text:p>
          </table:table-cell>
          <table:table-cell office:value-type="string">
            <text:p>video/quicktime</text:p>
          </table:table-cell>
          <table:table-cell office:value-type="float" office:value="2.911667">
            <text:p>2.911667</text:p>
          </table:table-cell>
          <table:table-cell table:number-columns-repeated="2"/>
          <table:table-cell office:value-type="string">
            <text:p>2019-03-08T20:18:06.000000Z</text:p>
          </table:table-cell>
          <table:table-cell table:number-columns-repeated="2"/>
          <table:table-cell table:style-name="ce6" office:value-type="string">
            <text:p>Video of passport – it has a warning that the bearer is a convicted sex offender. </text:p>
          </table:table-cell>
          <table:table-cell table:number-columns-repeated="1014"/>
        </table:table-row>
        <table:table-row table:style-name="ro2">
          <table:table-cell office:value-type="string">
            <text:p>https://www.justice.gov/epstein/files/DataSet%2010/EFTA01612354.m4a</text:p>
          </table:table-cell>
          <table:table-cell table:style-name="ce2" table:formula="of:=HYPERLINK([.A11]; &quot;View Now&quot;)" office:value-type="string" office:string-value="View Now">
            <text:p>View Now</text:p>
          </table:table-cell>
          <table:table-cell office:value-type="string">
            <text:p>audio/mp4</text:p>
          </table:table-cell>
          <table:table-cell office:value-type="float" office:value="83.779">
            <text:p>83.779</text:p>
          </table:table-cell>
          <table:table-cell table:number-columns-repeated="5"/>
          <table:table-cell table:style-name="ce6" office:value-type="string">
            <text:p>Conversation with EP and unknown girl – Hard to hear – becomes Epstein on phone trying to get ahold of Redacted </text:p>
          </table:table-cell>
          <table:table-cell table:number-columns-repeated="1014"/>
        </table:table-row>
        <table:table-row table:style-name="ro2">
          <table:table-cell office:value-type="string">
            <text:p>https://www.justice.gov/epstein/files/DataSet%2010/EFTA01613257.m4a</text:p>
          </table:table-cell>
          <table:table-cell table:style-name="ce2" table:formula="of:=HYPERLINK([.A12]; &quot;View Now&quot;)" office:value-type="string" office:string-value="View Now">
            <text:p>View Now</text:p>
          </table:table-cell>
          <table:table-cell office:value-type="string">
            <text:p>audio/mp4</text:p>
          </table:table-cell>
          <table:table-cell office:value-type="float" office:value="106.004">
            <text:p>106.004</text:p>
          </table:table-cell>
          <table:table-cell table:number-columns-repeated="4"/>
          <table:table-cell office:value-type="string">
            <text:p>Y</text:p>
          </table:table-cell>
          <table:table-cell table:style-name="ce6" office:value-type="string">
            <text:p>Phone Call – Redacted (discovered to be Melanie in other recording) woman Harvard U surgery fellow leaves voicemail to redacted. I have identified the caller as Dr. Melanie Sion. </text:p>
          </table:table-cell>
          <table:table-cell table:number-columns-repeated="1014"/>
        </table:table-row>
        <table:table-row table:style-name="ro2">
          <table:table-cell office:value-type="string">
            <text:p>https://www.justice.gov/epstein/files/DataSet%2010/EFTA01612355.m4a</text:p>
          </table:table-cell>
          <table:table-cell table:style-name="ce2" table:formula="of:=HYPERLINK([.A13]; &quot;View Now&quot;)" office:value-type="string" office:string-value="View Now">
            <text:p>View Now</text:p>
          </table:table-cell>
          <table:table-cell office:value-type="string">
            <text:p>audio/mp4</text:p>
          </table:table-cell>
          <table:table-cell office:value-type="float" office:value="181.845333">
            <text:p>181.845333</text:p>
          </table:table-cell>
          <table:table-cell table:number-columns-repeated="2"/>
          <table:table-cell office:value-type="string">
            <text:p>2018-11-26T16:32:18.000000Z</text:p>
          </table:table-cell>
          <table:table-cell table:number-columns-repeated="2"/>
          <table:table-cell table:style-name="ce6" office:value-type="string">
            <text:p>phone Call – Epstein with Brad Edwards – goes to voicemail – gets wrong number on second attempt – no voicemail left</text:p>
          </table:table-cell>
          <table:table-cell table:number-columns-repeated="1014"/>
        </table:table-row>
        <table:table-row table:style-name="ro2">
          <table:table-cell office:value-type="string">
            <text:p>https://www.justice.gov/epstein/files/DataSet%2010/EFTA01600796.mov</text:p>
          </table:table-cell>
          <table:table-cell table:style-name="ce2" table:formula="of:=HYPERLINK([.A14]; &quot;View Now&quot;)" office:value-type="string" office:string-value="View Now">
            <text:p>View Now</text:p>
          </table:table-cell>
          <table:table-cell office:value-type="string">
            <text:p>video/quicktime</text:p>
          </table:table-cell>
          <table:table-cell office:value-type="float" office:value="2.978345">
            <text:p>2.978345</text:p>
          </table:table-cell>
          <table:table-cell table:number-columns-repeated="2"/>
          <table:table-cell office:value-type="string">
            <text:p>2019-03-08T20:17:37.000000Z</text:p>
          </table:table-cell>
          <table:table-cell table:number-columns-repeated="2"/>
          <table:table-cell table:style-name="ce6" office:value-type="string">
            <text:p>Short video of Epstein's passport</text:p>
          </table:table-cell>
          <table:table-cell table:number-columns-repeated="1014"/>
        </table:table-row>
        <table:table-row table:style-name="ro2">
          <table:table-cell office:value-type="string">
            <text:p>https://www.justice.gov/epstein/files/DataSet%2010/EFTA01616820.mov</text:p>
          </table:table-cell>
          <table:table-cell table:style-name="ce2" table:formula="of:=HYPERLINK([.A15]; &quot;View Now&quot;)" office:value-type="string" office:string-value="View Now">
            <text:p>View Now</text:p>
          </table:table-cell>
          <table:table-cell office:value-type="string">
            <text:p>video/quicktime</text:p>
          </table:table-cell>
          <table:table-cell office:value-type="float" office:value="24.28">
            <text:p>24.28</text:p>
          </table:table-cell>
          <table:table-cell table:number-columns-repeated="2"/>
          <table:table-cell office:value-type="string">
            <text:p>2016-07-10T00:02:04.000000Z</text:p>
          </table:table-cell>
          <table:table-cell table:number-columns-repeated="2"/>
          <table:table-cell table:style-name="ce6" office:value-type="string">
            <text:p>Short video of what appears to be a party at Little Saint James? Lights, music, people</text:p>
          </table:table-cell>
          <table:table-cell table:number-columns-repeated="1014"/>
        </table:table-row>
        <table:table-row table:style-name="ro2">
          <table:table-cell office:value-type="string">
            <text:p>https://www.justice.gov/epstein/files/DataSet%2010/EFTA01617570.mov</text:p>
          </table:table-cell>
          <table:table-cell table:style-name="ce2" table:formula="of:=HYPERLINK([.A16]; &quot;View Now&quot;)" office:value-type="string" office:string-value="View Now">
            <text:p>View Now</text:p>
          </table:table-cell>
          <table:table-cell office:value-type="string">
            <text:p>video/quicktime</text:p>
          </table:table-cell>
          <table:table-cell office:value-type="float" office:value="15.680021">
            <text:p>15.680021</text:p>
          </table:table-cell>
          <table:table-cell table:number-columns-repeated="2"/>
          <table:table-cell office:value-type="string">
            <text:p>2019-06-21T17:31:07.000000Z</text:p>
          </table:table-cell>
          <table:table-cell table:number-columns-repeated="2"/>
          <table:table-cell table:style-name="ce6" office:value-type="string">
            <text:p>Video of what appears to be a hotel room. Oddly there are no sheets on the mattress</text:p>
          </table:table-cell>
          <table:table-cell table:number-columns-repeated="1014"/>
        </table:table-row>
        <table:table-row table:style-name="ro2">
          <table:table-cell office:value-type="string">
            <text:p>https://www.justice.gov/epstein/files/DataSet%2010/EFTA01613259.m4a</text:p>
          </table:table-cell>
          <table:table-cell table:style-name="ce2" table:formula="of:=HYPERLINK([.A17]; &quot;View Now&quot;)" office:value-type="string" office:string-value="View Now">
            <text:p>View Now</text:p>
          </table:table-cell>
          <table:table-cell office:value-type="string">
            <text:p>audio/mp4</text:p>
          </table:table-cell>
          <table:table-cell office:value-type="float" office:value="402.9">
            <text:p>402.9</text:p>
          </table:table-cell>
          <table:table-cell table:number-columns-repeated="4"/>
          <table:table-cell office:value-type="string">
            <text:p>Y</text:p>
          </table:table-cell>
          <table:table-cell table:style-name="ce6" office:value-type="string">
            <text:p>Phone Call – Melanie – Harvard U Surgery Fellow – asking about helping with the story about someone's son's transition, strictly off the record. I have identified the caller as Dr. Melanie Sion. </text:p>
          </table:table-cell>
          <table:table-cell table:number-columns-repeated="1014"/>
        </table:table-row>
        <table:table-row table:style-name="ro2">
          <table:table-cell office:value-type="string">
            <text:p>https://www.justice.gov/epstein/files/DataSet%2010/EFTA01614506.mov</text:p>
          </table:table-cell>
          <table:table-cell table:style-name="ce2" table:formula="of:=HYPERLINK([.A18]; &quot;View Now&quot;)" office:value-type="string" office:string-value="View Now">
            <text:p>View Now</text:p>
          </table:table-cell>
          <table:table-cell office:value-type="string">
            <text:p>video/quicktime</text:p>
          </table:table-cell>
          <table:table-cell office:value-type="float" office:value="265.506667">
            <text:p>265.506667</text:p>
          </table:table-cell>
          <table:table-cell table:number-columns-repeated="2"/>
          <table:table-cell office:value-type="string">
            <text:p>2019-01-01T11:47:40.000000Z</text:p>
          </table:table-cell>
          <table:table-cell table:number-columns-repeated="2"/>
          <table:table-cell table:style-name="ce6" office:value-type="string">
            <text:p>Short animated video of an old “bike on a line” video game with classical music and music notes</text:p>
          </table:table-cell>
          <table:table-cell table:number-columns-repeated="1014"/>
        </table:table-row>
        <table:table-row table:style-name="ro2">
          <table:table-cell office:value-type="string">
            <text:p>https://www.justice.gov/epstein/files/DataSet%2010/EFTA01617571.mov</text:p>
          </table:table-cell>
          <table:table-cell table:style-name="ce2" table:formula="of:=HYPERLINK([.A19]; &quot;View Now&quot;)" office:value-type="string" office:string-value="View Now">
            <text:p>View Now</text:p>
          </table:table-cell>
          <table:table-cell office:value-type="string">
            <text:p>video/quicktime</text:p>
          </table:table-cell>
          <table:table-cell office:value-type="float" office:value="11.050092">
            <text:p>11.050092</text:p>
          </table:table-cell>
          <table:table-cell table:number-columns-repeated="2"/>
          <table:table-cell office:value-type="string">
            <text:p>2019-06-21T17:31:01.000000Z</text:p>
          </table:table-cell>
          <table:table-cell table:number-columns-repeated="2"/>
          <table:table-cell table:style-name="ce6" office:value-type="string">
            <text:p>Video of a furnished room, but there are no sheets on the bed. Unknown fat man in the room and woman voice in the background. </text:p>
          </table:table-cell>
          <table:table-cell table:number-columns-repeated="1014"/>
        </table:table-row>
        <table:table-row table:style-name="ro2">
          <table:table-cell office:value-type="string">
            <text:p>https://www.justice.gov/epstein/files/DataSet%2010/EFTA01616390.mov</text:p>
          </table:table-cell>
          <table:table-cell table:style-name="ce2" table:formula="of:=HYPERLINK([.A20]; &quot;View Now&quot;)" office:value-type="string" office:string-value="View Now">
            <text:p>View Now</text:p>
          </table:table-cell>
          <table:table-cell office:value-type="string">
            <text:p>video/quicktime</text:p>
          </table:table-cell>
          <table:table-cell office:value-type="float" office:value="215.666458">
            <text:p>215.666458</text:p>
          </table:table-cell>
          <table:table-cell table:number-columns-repeated="2"/>
          <table:table-cell office:value-type="string">
            <text:p>2018-11-29T19:58:49.000000Z</text:p>
          </table:table-cell>
          <table:table-cell table:number-columns-repeated="2"/>
          <table:table-cell table:style-name="ce6" office:value-type="string">
            <text:p>Classical Hot Crazy Matrix video </text:p>
          </table:table-cell>
          <table:table-cell table:number-columns-repeated="1014"/>
        </table:table-row>
        <table:table-row table:style-name="ro2">
          <table:table-cell office:value-type="string">
            <text:p>https://www.justice.gov/epstein/files/DataSet%2010/EFTA01614483.mov</text:p>
          </table:table-cell>
          <table:table-cell table:style-name="ce2" table:formula="of:=HYPERLINK([.A21]; &quot;View Now&quot;)" office:value-type="string" office:string-value="View Now">
            <text:p>View Now</text:p>
          </table:table-cell>
          <table:table-cell office:value-type="string">
            <text:p>video/quicktime</text:p>
          </table:table-cell>
          <table:table-cell office:value-type="float" office:value="75.663333">
            <text:p>75.663333</text:p>
          </table:table-cell>
          <table:table-cell table:number-columns-repeated="2"/>
          <table:table-cell office:value-type="string">
            <text:p>2018-09-24T18:49:22.000000Z</text:p>
          </table:table-cell>
          <table:table-cell table:number-columns-repeated="2"/>
          <table:table-cell table:style-name="ce6" office:value-type="string">
            <text:p>Video of hispanic man talking in Spanish. Appears to be porn playing on a <text:s/>large digital billboard in the background</text:p>
          </table:table-cell>
          <table:table-cell table:number-columns-repeated="1014"/>
        </table:table-row>
        <table:table-row table:style-name="ro2">
          <table:table-cell office:value-type="string">
            <text:p>https://www.justice.gov/epstein/files/DataSet%2010/EFTA01617868.m4a</text:p>
          </table:table-cell>
          <table:table-cell table:style-name="ce2" table:formula="of:=HYPERLINK([.A22]; &quot;View Now&quot;)" office:value-type="string" office:string-value="View Now">
            <text:p>View Now</text:p>
          </table:table-cell>
          <table:table-cell office:value-type="string">
            <text:p>audio/mp4</text:p>
          </table:table-cell>
          <table:table-cell office:value-type="float" office:value="43.444535">
            <text:p>43.444535</text:p>
          </table:table-cell>
          <table:table-cell table:number-columns-repeated="2"/>
          <table:table-cell office:value-type="string">
            <text:p>2014-02-11T01:14:13.000000Z</text:p>
          </table:table-cell>
          <table:table-cell table:number-columns-repeated="2"/>
          <table:table-cell table:style-name="ce6" office:value-type="string">
            <text:p>Funny sounds clip of a story about a guy that didn't get married and had a crazy party life instead. </text:p>
          </table:table-cell>
          <table:table-cell table:number-columns-repeated="1014"/>
        </table:table-row>
        <table:table-row table:style-name="ro2">
          <table:table-cell office:value-type="string">
            <text:p>https://www.justice.gov/epstein/files/DataSet%2010/EFTA01616873.mov</text:p>
          </table:table-cell>
          <table:table-cell table:style-name="ce2" table:formula="of:=HYPERLINK([.A23]; &quot;View Now&quot;)" office:value-type="string" office:string-value="View Now">
            <text:p>View Now</text:p>
          </table:table-cell>
          <table:table-cell office:value-type="string">
            <text:p>video/quicktime</text:p>
          </table:table-cell>
          <table:table-cell office:value-type="float" office:value="68.271667">
            <text:p>68.271667</text:p>
          </table:table-cell>
          <table:table-cell table:number-columns-repeated="2"/>
          <table:table-cell office:value-type="string">
            <text:p>2016-08-03T15:57:48.000000Z</text:p>
          </table:table-cell>
          <table:table-cell table:number-columns-repeated="2"/>
          <table:table-cell table:style-name="ce6" office:value-type="string">
            <text:p>Short clip, unknown location showing possible ruins or structure designed to look like ruins – little saint james? Not sure. </text:p>
          </table:table-cell>
          <table:table-cell table:number-columns-repeated="1014"/>
        </table:table-row>
        <table:table-row table:style-name="ro2">
          <table:table-cell office:value-type="string">
            <text:p>https://www.justice.gov/epstein/files/DataSet%2010/EFTA01615887.mov</text:p>
          </table:table-cell>
          <table:table-cell table:style-name="ce2" table:formula="of:=HYPERLINK([.A24]; &quot;View Now&quot;)" office:value-type="string" office:string-value="View Now">
            <text:p>View Now</text:p>
          </table:table-cell>
          <table:table-cell office:value-type="string">
            <text:p>video/quicktime</text:p>
          </table:table-cell>
          <table:table-cell office:value-type="float" office:value="41.249542">
            <text:p>41.249542</text:p>
          </table:table-cell>
          <table:table-cell table:number-columns-repeated="2"/>
          <table:table-cell office:value-type="string">
            <text:p>2019-05-25T01:10:30.000000Z</text:p>
          </table:table-cell>
          <table:table-cell table:number-columns-repeated="2"/>
          <table:table-cell table:style-name="ce6" office:value-type="string">
            <text:p>Video about Trump border wall construction </text:p>
          </table:table-cell>
          <table:table-cell table:number-columns-repeated="1014"/>
        </table:table-row>
        <table:table-row table:style-name="ro2">
          <table:table-cell office:value-type="string">
            <text:p>https://www.justice.gov/epstein/files/DataSet%2010/EFTA01618739.mov</text:p>
          </table:table-cell>
          <table:table-cell table:style-name="ce2" table:formula="of:=HYPERLINK([.A25]; &quot;View Now&quot;)" office:value-type="string" office:string-value="View Now">
            <text:p>View Now</text:p>
          </table:table-cell>
          <table:table-cell office:value-type="string">
            <text:p>video/quicktime</text:p>
          </table:table-cell>
          <table:table-cell office:value-type="float" office:value="6.016667">
            <text:p>6.016667</text:p>
          </table:table-cell>
          <table:table-cell table:number-columns-repeated="2"/>
          <table:table-cell office:value-type="string">
            <text:p>2019-01-14T15:50:59.000000Z</text:p>
          </table:table-cell>
          <table:table-cell table:number-columns-repeated="2"/>
          <table:table-cell table:style-name="ce6" office:value-type="string">
            <text:p>Emoji video to woman's face – she is checking in from Arizona asking how the island is. </text:p>
          </table:table-cell>
          <table:table-cell table:number-columns-repeated="1014"/>
        </table:table-row>
        <table:table-row table:style-name="ro2">
          <table:table-cell office:value-type="string">
            <text:p>https://www.justice.gov/epstein/files/DataSet%2010/EFTA01617814.mov</text:p>
          </table:table-cell>
          <table:table-cell table:style-name="ce2" table:formula="of:=HYPERLINK([.A26]; &quot;View Now&quot;)" office:value-type="string" office:string-value="View Now">
            <text:p>View Now</text:p>
          </table:table-cell>
          <table:table-cell office:value-type="string">
            <text:p>video/quicktime</text:p>
          </table:table-cell>
          <table:table-cell office:value-type="float" office:value="37.058333">
            <text:p>37.058333</text:p>
          </table:table-cell>
          <table:table-cell table:number-columns-repeated="2"/>
          <table:table-cell office:value-type="string">
            <text:p>2015-04-04T17:10:09.000000Z</text:p>
          </table:table-cell>
          <table:table-cell table:number-columns-repeated="2"/>
          <table:table-cell table:style-name="ce6" office:value-type="string">
            <text:p>Short clip looking out of skyscraper window as construction. </text:p>
          </table:table-cell>
          <table:table-cell table:number-columns-repeated="1014"/>
        </table:table-row>
        <table:table-row table:style-name="ro2">
          <table:table-cell office:value-type="string">
            <text:p>https://www.justice.gov/epstein/files/DataSet%2010/EFTA01613386.mov</text:p>
          </table:table-cell>
          <table:table-cell table:style-name="ce2" table:formula="of:=HYPERLINK([.A27]; &quot;View Now&quot;)" office:value-type="string" office:string-value="View Now">
            <text:p>View Now</text:p>
          </table:table-cell>
          <table:table-cell office:value-type="string">
            <text:p>video/quicktime</text:p>
          </table:table-cell>
          <table:table-cell office:value-type="float" office:value="52.195011">
            <text:p>52.195011</text:p>
          </table:table-cell>
          <table:table-cell table:number-columns-repeated="2"/>
          <table:table-cell office:value-type="string">
            <text:p>2016-12-24T22:59:24.000000Z</text:p>
          </table:table-cell>
          <table:table-cell table:number-columns-repeated="2"/>
          <table:table-cell table:style-name="ce6" office:value-type="string">
            <text:p>Sort video of a fake book that is open with fours screens each playing an old B&amp;W movie. Likely at a museum. </text:p>
          </table:table-cell>
          <table:table-cell table:number-columns-repeated="1014"/>
        </table:table-row>
        <table:table-row table:style-name="ro2">
          <table:table-cell office:value-type="string">
            <text:p>https://www.justice.gov/epstein/files/DataSet%2010/EFTA01619211.mov</text:p>
          </table:table-cell>
          <table:table-cell table:style-name="ce2" table:formula="of:=HYPERLINK([.A28]; &quot;View Now&quot;)" office:value-type="string" office:string-value="View Now">
            <text:p>View Now</text:p>
          </table:table-cell>
          <table:table-cell office:value-type="string">
            <text:p>video/quicktime</text:p>
          </table:table-cell>
          <table:table-cell office:value-type="float" office:value="17.796667">
            <text:p>17.796667</text:p>
          </table:table-cell>
          <table:table-cell office:value-type="string">
            <text:p>+42.0707-074.1237+534.201/</text:p>
          </table:table-cell>
          <table:table-cell table:formula="of:=HYPERLINK(&quot;https://www.google.com/maps?q=42.0707,-74.1237&quot;;&quot;MAP&quot;)" office:value-type="string" office:string-value="MAP">
            <text:p>MAP</text:p>
          </table:table-cell>
          <table:table-cell office:value-type="string">
            <text:p>2018-06-23T19:03:27.000000Z</text:p>
          </table:table-cell>
          <table:table-cell table:number-columns-repeated="2" office:value-type="string">
            <text:p>N</text:p>
          </table:table-cell>
          <table:table-cell table:style-name="ce7" office:value-type="string">
            <text:p>Video of Buddist temple event at KTD - Karma Triyana Dharmachakra</text:p>
          </table:table-cell>
          <table:table-cell table:number-columns-repeated="1014"/>
        </table:table-row>
        <table:table-row table:style-name="ro2">
          <table:table-cell office:value-type="string">
            <text:p>https://www.justice.gov/epstein/files/DataSet%2010/EFTA01617919.mp4</text:p>
          </table:table-cell>
          <table:table-cell table:style-name="ce2" table:formula="of:=HYPERLINK([.A29]; &quot;View Now&quot;)" office:value-type="string" office:string-value="View Now">
            <text:p>View Now</text:p>
          </table:table-cell>
          <table:table-cell office:value-type="string">
            <text:p>video/mp4</text:p>
          </table:table-cell>
          <table:table-cell office:value-type="float" office:value="65.201633">
            <text:p>65.201633</text:p>
          </table:table-cell>
          <table:table-cell table:number-columns-repeated="2"/>
          <table:table-cell office:value-type="string">
            <text:p>2019-05-12T18:39:25.000000Z</text:p>
          </table:table-cell>
          <table:table-cell table:number-columns-repeated="2"/>
          <table:table-cell table:style-name="ce6" office:value-type="string">
            <text:p>Fox New Tucker Carlson clip </text:p>
          </table:table-cell>
          <table:table-cell table:number-columns-repeated="1014"/>
        </table:table-row>
        <table:table-row table:style-name="ro2">
          <table:table-cell office:value-type="string">
            <text:p>https://www.justice.gov/epstein/files/DataSet%2010/EFTA01619258.mov</text:p>
          </table:table-cell>
          <table:table-cell table:style-name="ce2" table:formula="of:=HYPERLINK([.A30]; &quot;View Now&quot;)" office:value-type="string" office:string-value="View Now">
            <text:p>View Now</text:p>
          </table:table-cell>
          <table:table-cell office:value-type="string">
            <text:p>video/quicktime</text:p>
          </table:table-cell>
          <table:table-cell office:value-type="float" office:value="8.298333">
            <text:p>8.298333</text:p>
          </table:table-cell>
          <table:table-cell table:number-columns-repeated="2"/>
          <table:table-cell office:value-type="string">
            <text:p>2018-09-01T15:31:23.000000Z</text:p>
          </table:table-cell>
          <table:table-cell table:number-columns-repeated="2"/>
          <table:table-cell table:style-name="ce6" office:value-type="string">
            <text:p>Tennis match</text:p>
          </table:table-cell>
          <table:table-cell table:number-columns-repeated="1014"/>
        </table:table-row>
        <table:table-row table:style-name="ro2">
          <table:table-cell office:value-type="string">
            <text:p>https://www.justice.gov/epstein/files/DataSet%2010/EFTA01619485.mov</text:p>
          </table:table-cell>
          <table:table-cell table:style-name="ce2" table:formula="of:=HYPERLINK([.A31]; &quot;View Now&quot;)" office:value-type="string" office:string-value="View Now">
            <text:p>View Now</text:p>
          </table:table-cell>
          <table:table-cell office:value-type="string">
            <text:p>video/quicktime</text:p>
          </table:table-cell>
          <table:table-cell office:value-type="float" office:value="9.758333">
            <text:p>9.758333</text:p>
          </table:table-cell>
          <table:table-cell table:number-columns-repeated="2"/>
          <table:table-cell office:value-type="string">
            <text:p>2016-08-07T08:04:42.000000Z</text:p>
          </table:table-cell>
          <table:table-cell/>
          <table:table-cell office:value-type="string">
            <text:p>Y</text:p>
          </table:table-cell>
          <table:table-cell table:style-name="ce6" office:value-type="string">
            <text:p>Indian sounding guy “You invoke the universe at every possible perception – you are the universe” Seen earlier wearing Camp Qualia in California. Identified as Deepak Chopra</text:p>
          </table:table-cell>
          <table:table-cell table:number-columns-repeated="1014"/>
        </table:table-row>
        <table:table-row table:style-name="ro2">
          <table:table-cell office:value-type="string">
            <text:p>https://www.justice.gov/epstein/files/DataSet%2010/EFTA01617815.mov</text:p>
          </table:table-cell>
          <table:table-cell table:style-name="ce2" table:formula="of:=HYPERLINK([.A32]; &quot;View Now&quot;)" office:value-type="string" office:string-value="View Now">
            <text:p>View Now</text:p>
          </table:table-cell>
          <table:table-cell office:value-type="string">
            <text:p>video/quicktime</text:p>
          </table:table-cell>
          <table:table-cell office:value-type="float" office:value="75.118333">
            <text:p>75.118333</text:p>
          </table:table-cell>
          <table:table-cell table:number-columns-repeated="2"/>
          <table:table-cell office:value-type="string">
            <text:p>2015-04-04T17:10:21.000000Z</text:p>
          </table:table-cell>
          <table:table-cell table:number-columns-repeated="2"/>
          <table:table-cell table:style-name="ce6" office:value-type="string">
            <text:p>short clip showing an empty property – maybe apartment or condo – woman taking the video. </text:p>
          </table:table-cell>
          <table:table-cell table:number-columns-repeated="1014"/>
        </table:table-row>
        <table:table-row table:style-name="ro2">
          <table:table-cell office:value-type="string">
            <text:p>https://www.justice.gov/epstein/files/DataSet%2010/EFTA01619487.mov</text:p>
          </table:table-cell>
          <table:table-cell table:style-name="ce2" table:formula="of:=HYPERLINK([.A33]; &quot;View Now&quot;)" office:value-type="string" office:string-value="View Now">
            <text:p>View Now</text:p>
          </table:table-cell>
          <table:table-cell office:value-type="string">
            <text:p>video/quicktime</text:p>
          </table:table-cell>
          <table:table-cell office:value-type="float" office:value="8.173333">
            <text:p>8.173333</text:p>
          </table:table-cell>
          <table:table-cell table:number-columns-repeated="2"/>
          <table:table-cell office:value-type="string">
            <text:p>2016-08-16T15:29:22.000000Z</text:p>
          </table:table-cell>
          <table:table-cell/>
          <table:table-cell office:value-type="string">
            <text:p>Y</text:p>
          </table:table-cell>
          <table:table-cell table:style-name="ce6" office:value-type="string">
            <text:p>Clip of the India budda guy asking a kid what reality is – kid gives some weird answer about consciousness . Director seat embroidered with CHOPRA Identified as Deepak Chopra</text:p>
          </table:table-cell>
          <table:table-cell table:number-columns-repeated="1014"/>
        </table:table-row>
        <table:table-row table:style-name="ro2">
          <table:table-cell office:value-type="string">
            <text:p>https://www.justice.gov/epstein/files/DataSet%2010/EFTA01619486.mov</text:p>
          </table:table-cell>
          <table:table-cell table:style-name="ce2" table:formula="of:=HYPERLINK([.A34]; &quot;View Now&quot;)" office:value-type="string" office:string-value="View Now">
            <text:p>View Now</text:p>
          </table:table-cell>
          <table:table-cell office:value-type="string">
            <text:p>video/quicktime</text:p>
          </table:table-cell>
          <table:table-cell office:value-type="float" office:value="9.591667">
            <text:p>9.591667</text:p>
          </table:table-cell>
          <table:table-cell table:number-columns-repeated="2"/>
          <table:table-cell office:value-type="string">
            <text:p>2016-08-09T14:25:11.000000Z</text:p>
          </table:table-cell>
          <table:table-cell table:number-columns-repeated="2"/>
          <table:table-cell table:style-name="ce6" office:value-type="string">
            <text:p><text:s/>Depak Chopra - As long s oyu don't know what you blah blah blah weird stufff.</text:p>
          </table:table-cell>
          <table:table-cell table:number-columns-repeated="1014"/>
        </table:table-row>
        <table:table-row table:style-name="ro2">
          <table:table-cell office:value-type="string">
            <text:p>https://www.justice.gov/epstein/files/DataSet%2010/EFTA01618852.mov</text:p>
          </table:table-cell>
          <table:table-cell table:style-name="ce2" table:formula="of:=HYPERLINK([.A35]; &quot;View Now&quot;)" office:value-type="string" office:string-value="View Now">
            <text:p>View Now</text:p>
          </table:table-cell>
          <table:table-cell office:value-type="string">
            <text:p>video/quicktime</text:p>
          </table:table-cell>
          <table:table-cell office:value-type="float" office:value="265.506667">
            <text:p>265.506667</text:p>
          </table:table-cell>
          <table:table-cell table:number-columns-repeated="2"/>
          <table:table-cell office:value-type="string">
            <text:p>2019-01-01T11:47:40.000000Z</text:p>
          </table:table-cell>
          <table:table-cell table:number-columns-repeated="2"/>
          <table:table-cell table:style-name="ce6" office:value-type="string">
            <text:p>Short animated video of an old “bike on a line” video game with classical music and music notes</text:p>
          </table:table-cell>
          <table:table-cell table:number-columns-repeated="1014"/>
        </table:table-row>
        <table:table-row table:style-name="ro3">
          <table:table-cell office:value-type="string">
            <text:p>https://www.justice.gov/epstein/files/DataSet%2010/EFTA01618622.mov</text:p>
          </table:table-cell>
          <table:table-cell table:style-name="ce2" table:formula="of:=HYPERLINK([.A36]; &quot;View Now&quot;)" office:value-type="string" office:string-value="View Now">
            <text:p>View Now</text:p>
          </table:table-cell>
          <table:table-cell office:value-type="string">
            <text:p>video/quicktime</text:p>
          </table:table-cell>
          <table:table-cell office:value-type="float" office:value="43.343333">
            <text:p>43.343333</text:p>
          </table:table-cell>
          <table:table-cell table:number-columns-repeated="2"/>
          <table:table-cell office:value-type="string">
            <text:p>2019-02-14T03:10:10.000000Z</text:p>
          </table:table-cell>
          <table:table-cell table:number-columns-repeated="2" office:value-type="string">
            <text:p>Y</text:p>
          </table:table-cell>
          <table:table-cell table:style-name="ce6" office:value-type="string">
            <text:p>Video featuring a Russian girl – Potential human trafficing recruiter – Svetlana “Lana” Pozhidaeva – from WE talks in (zurich) – trying to connect laid off media talent with talent agencies. Throwing a “MediaMixer” to recruit. Her website <text:a xlink:href="https://www.lanapozhidaeva.com/">https://www.lanapozhidaeva.com</text:a> says to contact Brad Edwards before contacting her. Brad Edwards is mentioned in a phone call when Epstein is calling around trying to get ahold of him. IG private <text:a xlink:href="https://www.instagram.com/lanapozhidaeva/?hl=en">https://www.instagram.com/lanapozhidaeva/?hl=en</text:a> - </text:p>
          </table:table-cell>
          <table:table-cell table:number-columns-repeated="1014"/>
        </table:table-row>
        <table:table-row table:style-name="ro2">
          <table:table-cell office:value-type="string">
            <text:p>https://www.justice.gov/epstein/files/DataSet%2010/EFTA01617816.mov</text:p>
          </table:table-cell>
          <table:table-cell table:style-name="ce2" table:formula="of:=HYPERLINK([.A37]; &quot;View Now&quot;)" office:value-type="string" office:string-value="View Now">
            <text:p>View Now</text:p>
          </table:table-cell>
          <table:table-cell office:value-type="string">
            <text:p>video/quicktime</text:p>
          </table:table-cell>
          <table:table-cell office:value-type="float" office:value="67.62">
            <text:p>67.62</text:p>
          </table:table-cell>
          <table:table-cell table:number-columns-repeated="2"/>
          <table:table-cell office:value-type="string">
            <text:p>2015-04-04T17:10:44.000000Z</text:p>
          </table:table-cell>
          <table:table-cell table:number-columns-repeated="2"/>
          <table:table-cell table:style-name="ce6" office:value-type="string">
            <text:p>tour of apartment from woman. </text:p>
          </table:table-cell>
          <table:table-cell table:number-columns-repeated="1014"/>
        </table:table-row>
        <table:table-row table:style-name="ro2">
          <table:table-cell office:value-type="string">
            <text:p>https://www.justice.gov/epstein/files/DataSet%2010/EFTA01618355.mov</text:p>
          </table:table-cell>
          <table:table-cell table:style-name="ce2" table:formula="of:=HYPERLINK([.A38]; &quot;View Now&quot;)" office:value-type="string" office:string-value="View Now">
            <text:p>View Now</text:p>
          </table:table-cell>
          <table:table-cell office:value-type="string">
            <text:p>video/quicktime</text:p>
          </table:table-cell>
          <table:table-cell office:value-type="float" office:value="59.121667">
            <text:p>59.121667</text:p>
          </table:table-cell>
          <table:table-cell table:number-columns-repeated="2"/>
          <table:table-cell office:value-type="string">
            <text:p>2015-11-15T03:09:54.000000Z</text:p>
          </table:table-cell>
          <table:table-cell table:number-columns-repeated="2"/>
          <table:table-cell table:style-name="ce6" office:value-type="string">
            <text:p>Video of empty kitchen pantry in small apartment. </text:p>
          </table:table-cell>
          <table:table-cell table:number-columns-repeated="1014"/>
        </table:table-row>
        <table:table-row table:style-name="ro2">
          <table:table-cell office:value-type="string">
            <text:p>https://www.justice.gov/epstein/files/DataSet%2010/EFTA01616872.mov</text:p>
          </table:table-cell>
          <table:table-cell table:style-name="ce2" table:formula="of:=HYPERLINK([.A39]; &quot;View Now&quot;)" office:value-type="string" office:string-value="View Now">
            <text:p>View Now</text:p>
          </table:table-cell>
          <table:table-cell office:value-type="string">
            <text:p>video/quicktime</text:p>
          </table:table-cell>
          <table:table-cell office:value-type="float" office:value="106.86">
            <text:p>106.86</text:p>
          </table:table-cell>
          <table:table-cell table:number-columns-repeated="2"/>
          <table:table-cell office:value-type="string">
            <text:p>2016-08-03T15:54:05.000000Z</text:p>
          </table:table-cell>
          <table:table-cell table:number-columns-repeated="2"/>
          <table:table-cell table:style-name="ce6" office:value-type="string">
            <text:p>Video walking down path, likely little saint james</text:p>
          </table:table-cell>
          <table:table-cell table:number-columns-repeated="1014"/>
        </table:table-row>
        <table:table-row table:style-name="ro2">
          <table:table-cell office:value-type="string">
            <text:p>https://www.justice.gov/epstein/files/DataSet%2010/EFTA01619523.mov</text:p>
          </table:table-cell>
          <table:table-cell table:style-name="ce2" table:formula="of:=HYPERLINK([.A40]; &quot;View Now&quot;)" office:value-type="string" office:string-value="View Now">
            <text:p>View Now</text:p>
          </table:table-cell>
          <table:table-cell office:value-type="string">
            <text:p>video/quicktime</text:p>
          </table:table-cell>
          <table:table-cell office:value-type="float" office:value="66.768083">
            <text:p>66.768083</text:p>
          </table:table-cell>
          <table:table-cell table:number-columns-repeated="2"/>
          <table:table-cell office:value-type="string">
            <text:p>2017-03-25T18:56:35.000000Z</text:p>
          </table:table-cell>
          <table:table-cell table:number-columns-repeated="2"/>
          <table:table-cell table:style-name="ce6" office:value-type="string">
            <text:p>generic video about meditation</text:p>
          </table:table-cell>
          <table:table-cell table:number-columns-repeated="1014"/>
        </table:table-row>
        <table:table-row table:style-name="ro2">
          <table:table-cell office:value-type="string">
            <text:p>https://www.justice.gov/epstein/files/DataSet%2010/EFTA01619533.mov</text:p>
          </table:table-cell>
          <table:table-cell table:style-name="ce2" table:formula="of:=HYPERLINK([.A41]; &quot;View Now&quot;)" office:value-type="string" office:string-value="View Now">
            <text:p>View Now</text:p>
          </table:table-cell>
          <table:table-cell office:value-type="string">
            <text:p>video/quicktime</text:p>
          </table:table-cell>
          <table:table-cell office:value-type="float" office:value="74.633333">
            <text:p>74.633333</text:p>
          </table:table-cell>
          <table:table-cell table:number-columns-repeated="2"/>
          <table:table-cell office:value-type="string">
            <text:p>2017-09-03T18:25:40.000000Z</text:p>
          </table:table-cell>
          <table:table-cell table:number-columns-repeated="2"/>
          <table:table-cell table:style-name="ce6" office:value-type="string">
            <text:p>Deepak Chopra talking about going off the grid for a week and shares his weird insights. </text:p>
          </table:table-cell>
          <table:table-cell table:number-columns-repeated="1014"/>
        </table:table-row>
        <table:table-row table:style-name="ro2">
          <table:table-cell office:value-type="string">
            <text:p>https://www.justice.gov/epstein/files/DataSet%2010/EFTA01619524.mov</text:p>
          </table:table-cell>
          <table:table-cell table:style-name="ce2" table:formula="of:=HYPERLINK([.A42]; &quot;View Now&quot;)" office:value-type="string" office:string-value="View Now">
            <text:p>View Now</text:p>
          </table:table-cell>
          <table:table-cell office:value-type="string">
            <text:p>video/quicktime</text:p>
          </table:table-cell>
          <table:table-cell office:value-type="float" office:value="155.88">
            <text:p>155.88</text:p>
          </table:table-cell>
          <table:table-cell table:number-columns-repeated="2"/>
          <table:table-cell office:value-type="string">
            <text:p>2017-06-12T17:23:37.000000Z</text:p>
          </table:table-cell>
          <table:table-cell table:number-columns-repeated="2"/>
          <table:table-cell table:style-name="ce6" office:value-type="string">
            <text:p>Old click from Americas got Talent</text:p>
          </table:table-cell>
          <table:table-cell table:number-columns-repeated="1014"/>
        </table:table-row>
        <table:table-row table:style-name="ro2">
          <table:table-cell office:value-type="string">
            <text:p>https://www.justice.gov/epstein/files/DataSet%2010/EFTA01619495.m4a</text:p>
          </table:table-cell>
          <table:table-cell table:style-name="ce2" table:formula="of:=HYPERLINK([.A43]; &quot;View Now&quot;)" office:value-type="string" office:string-value="View Now">
            <text:p>View Now</text:p>
          </table:table-cell>
          <table:table-cell office:value-type="string">
            <text:p>audio/mp4</text:p>
          </table:table-cell>
          <table:table-cell office:value-type="float" office:value="763.750748">
            <text:p>763.750748</text:p>
          </table:table-cell>
          <table:table-cell table:number-columns-repeated="2"/>
          <table:table-cell office:value-type="string">
            <text:p>2016-09-21T11:22:18.000000Z</text:p>
          </table:table-cell>
          <table:table-cell table:number-columns-repeated="2"/>
          <table:table-cell table:style-name="ce6" office:value-type="string">
            <text:p>Voicemail 12 MINUTES LONG from Deepak Chopra – He is taking a flight to Nantuket – special project there and says whole town is coming. Hillary Clinton is apparently coming. Kennedys coming – Johnson and Johnson coming. </text:p>
          </table:table-cell>
          <table:table-cell table:number-columns-repeated="1014"/>
        </table:table-row>
        <table:table-row table:style-name="ro2">
          <table:table-cell office:value-type="string">
            <text:p>https://www.justice.gov/epstein/files/DataSet%2010/EFTA01619560.mov</text:p>
          </table:table-cell>
          <table:table-cell table:style-name="ce2" table:formula="of:=HYPERLINK([.A44]; &quot;View Now&quot;)" office:value-type="string" office:string-value="View Now">
            <text:p>View Now</text:p>
          </table:table-cell>
          <table:table-cell office:value-type="string">
            <text:p>video/quicktime</text:p>
          </table:table-cell>
          <table:table-cell office:value-type="float" office:value="40.31">
            <text:p>40.31</text:p>
          </table:table-cell>
          <table:table-cell table:number-columns-repeated="2"/>
          <table:table-cell office:value-type="string">
            <text:p>2018-04-17T13:17:35.000000Z</text:p>
          </table:table-cell>
          <table:table-cell table:number-columns-repeated="2"/>
          <table:table-cell table:style-name="ce6" office:value-type="string">
            <text:p>Video of Deepak chopra talking about the biggest obstacle to yourself. </text:p>
          </table:table-cell>
          <table:table-cell table:number-columns-repeated="1014"/>
        </table:table-row>
        <table:table-row table:style-name="ro2">
          <table:table-cell office:value-type="string">
            <text:p>https://www.justice.gov/epstein/files/DataSet%2010/EFTA01619588.mov</text:p>
          </table:table-cell>
          <table:table-cell table:style-name="ce2" table:formula="of:=HYPERLINK([.A45]; &quot;View Now&quot;)" office:value-type="string" office:string-value="View Now">
            <text:p>View Now</text:p>
          </table:table-cell>
          <table:table-cell office:value-type="string">
            <text:p>video/quicktime</text:p>
          </table:table-cell>
          <table:table-cell office:value-type="float" office:value="44.713333">
            <text:p>44.713333</text:p>
          </table:table-cell>
          <table:table-cell office:value-type="string">
            <text:p>+36.6208-121.9364+024.138/</text:p>
          </table:table-cell>
          <table:table-cell table:formula="of:=HYPERLINK(&quot;https://www.google.com/maps?q=36.6208,-121.9364&quot;;&quot;MAP&quot;)" office:value-type="string" office:string-value="MAP">
            <text:p>MAP</text:p>
          </table:table-cell>
          <table:table-cell office:value-type="string">
            <text:p>2018-09-02T16:14:33.000000Z</text:p>
          </table:table-cell>
          <table:table-cell/>
          <table:table-cell office:value-type="string">
            <text:p>Y</text:p>
          </table:table-cell>
          <table:table-cell table:style-name="ce7" office:value-type="string">
            <text:p>Unknown man wearing Camp Qualia tshirt talking about body and mind consciousness stuff Directors Cottage in Pacific Grove, California. Identified as Deepak Chopra. Claiming meditation can cause psychosis </text:p>
          </table:table-cell>
          <table:table-cell table:number-columns-repeated="1014"/>
        </table:table-row>
        <table:table-row table:style-name="ro2">
          <table:table-cell office:value-type="string">
            <text:p>https://www.justice.gov/epstein/files/DataSet%2010/EFTA01619604.m4a</text:p>
          </table:table-cell>
          <table:table-cell table:style-name="ce2" table:formula="of:=HYPERLINK([.A46]; &quot;View Now&quot;)" office:value-type="string" office:string-value="View Now">
            <text:p>View Now</text:p>
          </table:table-cell>
          <table:table-cell office:value-type="string">
            <text:p>audio/mp4</text:p>
          </table:table-cell>
          <table:table-cell office:value-type="float" office:value="790.464">
            <text:p>790.464</text:p>
          </table:table-cell>
          <table:table-cell table:number-columns-repeated="2"/>
          <table:table-cell office:value-type="string">
            <text:p>2018-10-07T13:34:39.000000Z</text:p>
          </table:table-cell>
          <table:table-cell table:number-columns-repeated="2"/>
          <table:table-cell table:style-name="ce6" office:value-type="string">
            <text:p>Voice Message – LONG 13min From Deepak Chopra – message for Alice, Ray, Matt, Eric – seems they are finishing up some course they are a part of. </text:p>
          </table:table-cell>
          <table:table-cell table:number-columns-repeated="1014"/>
        </table:table-row>
        <table:table-row table:style-name="ro2">
          <table:table-cell office:value-type="string">
            <text:p>https://www.justice.gov/epstein/files/DataSet%2010/EFTA01619578.mov</text:p>
          </table:table-cell>
          <table:table-cell table:style-name="ce2" table:formula="of:=HYPERLINK([.A47]; &quot;View Now&quot;)" office:value-type="string" office:string-value="View Now">
            <text:p>View Now</text:p>
          </table:table-cell>
          <table:table-cell office:value-type="string">
            <text:p>video/quicktime</text:p>
          </table:table-cell>
          <table:table-cell office:value-type="float" office:value="40.5">
            <text:p>40.5</text:p>
          </table:table-cell>
          <table:table-cell table:number-columns-repeated="2"/>
          <table:table-cell office:value-type="string">
            <text:p>2018-06-13T16:40:17.000000Z</text:p>
          </table:table-cell>
          <table:table-cell table:number-columns-repeated="2"/>
          <table:table-cell table:style-name="ce6" office:value-type="string">
            <text:p>Video – Deepak Chopra at the NY Stock exchange to launch a shit coin. Video clip some random comedian Tobey The Devil? </text:p>
          </table:table-cell>
          <table:table-cell table:number-columns-repeated="1014"/>
        </table:table-row>
        <table:table-row table:style-name="ro2">
          <table:table-cell office:value-type="string">
            <text:p>https://www.justice.gov/epstein/files/DataSet%2010/EFTA01620904.mp4</text:p>
          </table:table-cell>
          <table:table-cell table:style-name="ce2" table:formula="of:=HYPERLINK([.A48]; &quot;View Now&quot;)" office:value-type="string" office:string-value="View Now">
            <text:p>View Now</text:p>
          </table:table-cell>
          <table:table-cell office:value-type="string">
            <text:p>video/mp4</text:p>
          </table:table-cell>
          <table:table-cell office:value-type="float" office:value="275.005417">
            <text:p>275.005417</text:p>
          </table:table-cell>
          <table:table-cell table:number-columns-repeated="5"/>
          <table:table-cell table:style-name="ce6" office:value-type="string">
            <text:p>Video – random comedy clip Toby The Devil</text:p>
          </table:table-cell>
          <table:table-cell table:number-columns-repeated="1014"/>
        </table:table-row>
        <table:table-row table:style-name="ro2">
          <table:table-cell office:value-type="string">
            <text:p>https://www.justice.gov/epstein/files/DataSet%2010/EFTA01619633.mov</text:p>
          </table:table-cell>
          <table:table-cell table:style-name="ce2" table:formula="of:=HYPERLINK([.A49]; &quot;View Now&quot;)" office:value-type="string" office:string-value="View Now">
            <text:p>View Now</text:p>
          </table:table-cell>
          <table:table-cell office:value-type="string">
            <text:p>video/quicktime</text:p>
          </table:table-cell>
          <table:table-cell office:value-type="float" office:value="46.476667">
            <text:p>46.476667</text:p>
          </table:table-cell>
          <table:table-cell table:number-columns-repeated="2"/>
          <table:table-cell office:value-type="string">
            <text:p>2019-01-01T13:49:55.000000Z</text:p>
          </table:table-cell>
          <table:table-cell table:number-columns-repeated="2"/>
          <table:table-cell table:style-name="ce6" office:value-type="string">
            <text:p>Video from Deepak Chopra wishing a Happy New Year to... someone sam BS as always. </text:p>
          </table:table-cell>
          <table:table-cell table:number-columns-repeated="1014"/>
        </table:table-row>
        <table:table-row table:style-name="ro2">
          <table:table-cell office:value-type="string">
            <text:p>https://www.justice.gov/epstein/files/DataSet%2010/EFTA01619632.mov</text:p>
          </table:table-cell>
          <table:table-cell table:style-name="ce2" table:formula="of:=HYPERLINK([.A50]; &quot;View Now&quot;)" office:value-type="string" office:string-value="View Now">
            <text:p>View Now</text:p>
          </table:table-cell>
          <table:table-cell office:value-type="string">
            <text:p>video/quicktime</text:p>
          </table:table-cell>
          <table:table-cell office:value-type="float" office:value="38.333333">
            <text:p>38.333333</text:p>
          </table:table-cell>
          <table:table-cell table:number-columns-repeated="2"/>
          <table:table-cell office:value-type="string">
            <text:p>2018-12-31T15:28:22.000000Z</text:p>
          </table:table-cell>
          <table:table-cell table:number-columns-repeated="2"/>
          <table:table-cell table:style-name="ce6" office:value-type="string">
            <text:p>Video from Deepak Chopra wishing a Happy New Year to... someone sam BS as always. </text:p>
          </table:table-cell>
          <table:table-cell table:number-columns-repeated="1014"/>
        </table:table-row>
        <table:table-row table:style-name="ro2">
          <table:table-cell office:value-type="string">
            <text:p>https://www.justice.gov/epstein/files/DataSet%2010/EFTA01619589.mov</text:p>
          </table:table-cell>
          <table:table-cell table:style-name="ce2" table:formula="of:=HYPERLINK([.A51]; &quot;View Now&quot;)" office:value-type="string" office:string-value="View Now">
            <text:p>View Now</text:p>
          </table:table-cell>
          <table:table-cell office:value-type="string">
            <text:p>video/quicktime</text:p>
          </table:table-cell>
          <table:table-cell office:value-type="float" office:value="48.183333">
            <text:p>48.183333</text:p>
          </table:table-cell>
          <table:table-cell table:number-columns-repeated="2"/>
          <table:table-cell office:value-type="string">
            <text:p>2018-09-04T09:09:49.000000Z</text:p>
          </table:table-cell>
          <table:table-cell table:number-columns-repeated="2"/>
          <table:table-cell table:style-name="ce6" office:value-type="string">
            <text:p>Video from Deepak Chopra wishing a Happy New Year to... someone sam BS as always. </text:p>
          </table:table-cell>
          <table:table-cell table:number-columns-repeated="1014"/>
        </table:table-row>
        <table:table-row table:style-name="ro2">
          <table:table-cell office:value-type="string">
            <text:p>https://www.justice.gov/epstein/files/DataSet%2010/EFTA01619634.mov</text:p>
          </table:table-cell>
          <table:table-cell table:style-name="ce2" table:formula="of:=HYPERLINK([.A52]; &quot;View Now&quot;)" office:value-type="string" office:string-value="View Now">
            <text:p>View Now</text:p>
          </table:table-cell>
          <table:table-cell office:value-type="string">
            <text:p>video/quicktime</text:p>
          </table:table-cell>
          <table:table-cell office:value-type="float" office:value="31.295">
            <text:p>31.295</text:p>
          </table:table-cell>
          <table:table-cell table:number-columns-repeated="2"/>
          <table:table-cell office:value-type="string">
            <text:p>2019-01-03T18:43:29.000000Z</text:p>
          </table:table-cell>
          <table:table-cell table:number-columns-repeated="2"/>
          <table:table-cell table:style-name="ce6" office:value-type="string">
            <text:p>Video from Deepak Chopra wishing a Happy New Year to... someone sam BS as always. </text:p>
          </table:table-cell>
          <table:table-cell table:number-columns-repeated="1014"/>
        </table:table-row>
        <table:table-row table:style-name="ro2">
          <table:table-cell office:value-type="string">
            <text:p>https://www.justice.gov/epstein/files/DataSet%2010/EFTA01619626.mov</text:p>
          </table:table-cell>
          <table:table-cell table:style-name="ce2" table:formula="of:=HYPERLINK([.A53]; &quot;View Now&quot;)" office:value-type="string" office:string-value="View Now">
            <text:p>View Now</text:p>
          </table:table-cell>
          <table:table-cell office:value-type="string">
            <text:p>video/quicktime</text:p>
          </table:table-cell>
          <table:table-cell office:value-type="float" office:value="45.001678">
            <text:p>45.001678</text:p>
          </table:table-cell>
          <table:table-cell table:number-columns-repeated="2"/>
          <table:table-cell office:value-type="string">
            <text:p>2018-12-20T15:04:09.000000Z</text:p>
          </table:table-cell>
          <table:table-cell table:number-columns-repeated="2"/>
          <table:table-cell table:style-name="ce6" office:value-type="string">
            <text:p>Video from Deepak Chopra wishing a Happy New Year to... someone sam BS as always. </text:p>
          </table:table-cell>
          <table:table-cell table:number-columns-repeated="1014"/>
        </table:table-row>
        <table:table-row table:style-name="ro2">
          <table:table-cell office:value-type="string">
            <text:p>https://www.justice.gov/epstein/files/DataSet%2010/EFTA01619625.mov</text:p>
          </table:table-cell>
          <table:table-cell table:style-name="ce2" table:formula="of:=HYPERLINK([.A54]; &quot;View Now&quot;)" office:value-type="string" office:string-value="View Now">
            <text:p>View Now</text:p>
          </table:table-cell>
          <table:table-cell office:value-type="string">
            <text:p>video/quicktime</text:p>
          </table:table-cell>
          <table:table-cell office:value-type="float" office:value="45.141678">
            <text:p>45.141678</text:p>
          </table:table-cell>
          <table:table-cell table:number-columns-repeated="2"/>
          <table:table-cell office:value-type="string">
            <text:p>2018-12-20T11:18:48.000000Z</text:p>
          </table:table-cell>
          <table:table-cell table:number-columns-repeated="2"/>
          <table:table-cell table:style-name="ce6" office:value-type="string">
            <text:p>Video from Deepak Chopra wishing a Happy New Year to... someone sam BS as always. </text:p>
          </table:table-cell>
          <table:table-cell table:number-columns-repeated="1014"/>
        </table:table-row>
        <table:table-row table:style-name="ro2">
          <table:table-cell office:value-type="string">
            <text:p>https://www.justice.gov/epstein/files/DataSet%2010/EFTA01618606.mov</text:p>
          </table:table-cell>
          <table:table-cell table:style-name="ce2" table:formula="of:=HYPERLINK([.A55]; &quot;View Now&quot;)" office:value-type="string" office:string-value="View Now">
            <text:p>View Now</text:p>
          </table:table-cell>
          <table:table-cell office:value-type="string">
            <text:p>video/quicktime</text:p>
          </table:table-cell>
          <table:table-cell office:value-type="float" office:value="166.566667">
            <text:p>166.566667</text:p>
          </table:table-cell>
          <table:table-cell table:number-columns-repeated="2"/>
          <table:table-cell office:value-type="string">
            <text:p>2015-03-11T17:37:53.000000Z</text:p>
          </table:table-cell>
          <table:table-cell table:number-columns-repeated="2"/>
          <table:table-cell table:style-name="ce6" office:value-type="string">
            <text:p>Video clip about ZocDoc in the news</text:p>
          </table:table-cell>
          <table:table-cell table:number-columns-repeated="1014"/>
        </table:table-row>
        <table:table-row table:style-name="ro2">
          <table:table-cell office:value-type="string">
            <text:p>https://www.justice.gov/epstein/files/DataSet%2010/EFTA01619624.mov</text:p>
          </table:table-cell>
          <table:table-cell table:style-name="ce2" table:formula="of:=HYPERLINK([.A56]; &quot;View Now&quot;)" office:value-type="string" office:string-value="View Now">
            <text:p>View Now</text:p>
          </table:table-cell>
          <table:table-cell office:value-type="string">
            <text:p>video/quicktime</text:p>
          </table:table-cell>
          <table:table-cell office:value-type="float" office:value="137.161667">
            <text:p>137.161667</text:p>
          </table:table-cell>
          <table:table-cell table:number-columns-repeated="2"/>
          <table:table-cell office:value-type="string">
            <text:p>2018-12-20T11:18:30.000000Z</text:p>
          </table:table-cell>
          <table:table-cell table:number-columns-repeated="2"/>
          <table:table-cell table:style-name="ce6" office:value-type="string">
            <text:p>video clip – random photos rotating with a speaker</text:p>
          </table:table-cell>
          <table:table-cell table:number-columns-repeated="1014"/>
        </table:table-row>
        <table:table-row table:style-name="ro2">
          <table:table-cell office:value-type="string">
            <text:p>https://www.justice.gov/epstein/files/DataSet%2010/EFTA01621009.mp4</text:p>
          </table:table-cell>
          <table:table-cell table:style-name="ce2" table:formula="of:=HYPERLINK([.A57]; &quot;View Now&quot;)" office:value-type="string" office:string-value="View Now">
            <text:p>View Now</text:p>
          </table:table-cell>
          <table:table-cell office:value-type="string">
            <text:p>video/mp4</text:p>
          </table:table-cell>
          <table:table-cell office:value-type="float" office:value="12.437333">
            <text:p>12.437333</text:p>
          </table:table-cell>
          <table:table-cell table:number-columns-repeated="2"/>
          <table:table-cell office:value-type="string">
            <text:p>2017-09-22T19:57:04.000000Z</text:p>
          </table:table-cell>
          <table:table-cell table:number-columns-repeated="2"/>
          <table:table-cell table:style-name="ce6" office:value-type="string">
            <text:p>Videos of storm at little saint james</text:p>
          </table:table-cell>
          <table:table-cell table:number-columns-repeated="1014"/>
        </table:table-row>
        <table:table-row table:style-name="ro2">
          <table:table-cell office:value-type="string">
            <text:p>https://www.justice.gov/epstein/files/DataSet%2010/EFTA01621010.mp4</text:p>
          </table:table-cell>
          <table:table-cell table:style-name="ce2" table:formula="of:=HYPERLINK([.A58]; &quot;View Now&quot;)" office:value-type="string" office:string-value="View Now">
            <text:p>View Now</text:p>
          </table:table-cell>
          <table:table-cell office:value-type="string">
            <text:p>video/mp4</text:p>
          </table:table-cell>
          <table:table-cell office:value-type="float" office:value="11.413333">
            <text:p>11.413333</text:p>
          </table:table-cell>
          <table:table-cell table:number-columns-repeated="2"/>
          <table:table-cell office:value-type="string">
            <text:p>2017-09-22T18:51:29.000000Z</text:p>
          </table:table-cell>
          <table:table-cell table:number-columns-repeated="2"/>
          <table:table-cell table:style-name="ce6" office:value-type="string">
            <text:p>Videos of storm at little saint james</text:p>
          </table:table-cell>
          <table:table-cell table:number-columns-repeated="1014"/>
        </table:table-row>
        <table:table-row table:style-name="ro2">
          <table:table-cell office:value-type="string">
            <text:p>https://www.justice.gov/epstein/files/DataSet%2010/EFTA01621016.mov</text:p>
          </table:table-cell>
          <table:table-cell table:style-name="ce2" table:formula="of:=HYPERLINK([.A59]; &quot;View Now&quot;)" office:value-type="string" office:string-value="View Now">
            <text:p>View Now</text:p>
          </table:table-cell>
          <table:table-cell office:value-type="string">
            <text:p>video/quicktime</text:p>
          </table:table-cell>
          <table:table-cell office:value-type="float" office:value="3.4">
            <text:p>3.4</text:p>
          </table:table-cell>
          <table:table-cell table:number-columns-repeated="2"/>
          <table:table-cell office:value-type="string">
            <text:p>2016-09-27T08:33:00.000000Z</text:p>
          </table:table-cell>
          <table:table-cell table:number-columns-repeated="2"/>
          <table:table-cell table:style-name="ce6" office:value-type="string">
            <text:p>Video of Epstein, looks like part of his face is swollen – can't tell from what</text:p>
          </table:table-cell>
          <table:table-cell table:number-columns-repeated="1014"/>
        </table:table-row>
        <table:table-row table:style-name="ro2">
          <table:table-cell office:value-type="string">
            <text:p>https://www.justice.gov/epstein/files/DataSet%2010/EFTA01621014.mov</text:p>
          </table:table-cell>
          <table:table-cell table:style-name="ce2" table:formula="of:=HYPERLINK([.A60]; &quot;View Now&quot;)" office:value-type="string" office:string-value="View Now">
            <text:p>View Now</text:p>
          </table:table-cell>
          <table:table-cell office:value-type="string">
            <text:p>video/quicktime</text:p>
          </table:table-cell>
          <table:table-cell office:value-type="float" office:value="3.401667">
            <text:p>3.401667</text:p>
          </table:table-cell>
          <table:table-cell table:number-columns-repeated="2"/>
          <table:table-cell office:value-type="string">
            <text:p>2016-11-22T15:07:49.000000Z</text:p>
          </table:table-cell>
          <table:table-cell table:number-columns-repeated="2"/>
          <table:table-cell table:style-name="ce6" office:value-type="string">
            <text:p>Video of little saint james layout ideas</text:p>
          </table:table-cell>
          <table:table-cell table:number-columns-repeated="1014"/>
        </table:table-row>
        <table:table-row table:style-name="ro2">
          <table:table-cell office:value-type="string">
            <text:p>https://www.justice.gov/epstein/files/DataSet%2010/EFTA01620591.mov</text:p>
          </table:table-cell>
          <table:table-cell table:style-name="ce2" table:formula="of:=HYPERLINK([.A61]; &quot;View Now&quot;)" office:value-type="string" office:string-value="View Now">
            <text:p>View Now</text:p>
          </table:table-cell>
          <table:table-cell office:value-type="string">
            <text:p>video/quicktime</text:p>
          </table:table-cell>
          <table:table-cell office:value-type="float" office:value="17.266667">
            <text:p>17.266667</text:p>
          </table:table-cell>
          <table:table-cell table:number-columns-repeated="2"/>
          <table:table-cell office:value-type="string">
            <text:p>2017-10-01T15:40:48.000000Z</text:p>
          </table:table-cell>
          <table:table-cell table:number-columns-repeated="2"/>
          <table:table-cell table:style-name="ce6" office:value-type="string">
            <text:p>Video o wrecked ship from storm. </text:p>
          </table:table-cell>
          <table:table-cell table:number-columns-repeated="1014"/>
        </table:table-row>
        <table:table-row table:style-name="ro2">
          <table:table-cell office:value-type="string">
            <text:p>https://www.justice.gov/epstein/files/DataSet%2010/EFTA01621018.mov</text:p>
          </table:table-cell>
          <table:table-cell table:style-name="ce2" table:formula="of:=HYPERLINK([.A62]; &quot;View Now&quot;)" office:value-type="string" office:string-value="View Now">
            <text:p>View Now</text:p>
          </table:table-cell>
          <table:table-cell office:value-type="string">
            <text:p>video/quicktime</text:p>
          </table:table-cell>
          <table:table-cell office:value-type="float" office:value="2.333333">
            <text:p>2.333333</text:p>
          </table:table-cell>
          <table:table-cell office:value-type="string">
            <text:p>+36.4972-121.7527+071.077/</text:p>
          </table:table-cell>
          <table:table-cell table:formula="of:=HYPERLINK(&quot;https://www.google.com/maps?q=36.4972,-121.7527&quot;;&quot;MAP&quot;)" office:value-type="string" office:string-value="MAP">
            <text:p>MAP</text:p>
          </table:table-cell>
          <table:table-cell office:value-type="string">
            <text:p>2018-02-08T00:00:20.000000Z</text:p>
          </table:table-cell>
          <table:table-cell table:number-columns-repeated="2" office:value-type="string">
            <text:p>N</text:p>
          </table:table-cell>
          <table:table-cell table:style-name="ce7" office:value-type="string">
            <text:p>Video of a photo of Jeffrey Epstein, taken at 388 W Carmel Valley Rd, Carmel Valley, CA 93924, USA. The video is from 2018, The property was sold in 2011 by Thurman and Sandra Ellis to Gilbert Hakim for approximately $1.3 million. n 2018 Gilbert Hakim was working as the Founder and Chief Executive Officer of Soft Computer Consultants, Inc. (SCC Soft Computer), a U.S.-based software company he founded in 1979 that develops laboratory and genetics information systems for the healthcare industry, and he continued in that leadership role through 2018 and beyond. He is also listed as a director at Pictor Labs, Inc., a healthcare technology company where he has held a board position in recent years.</text:p>
          </table:table-cell>
          <table:table-cell table:number-columns-repeated="1014"/>
        </table:table-row>
        <table:table-row table:style-name="ro2">
          <table:table-cell office:value-type="string">
            <text:p>https://www.justice.gov/epstein/files/DataSet%2010/EFTA01621011.mp4</text:p>
          </table:table-cell>
          <table:table-cell table:style-name="ce2" table:formula="of:=HYPERLINK([.A63]; &quot;View Now&quot;)" office:value-type="string" office:string-value="View Now">
            <text:p>View Now</text:p>
          </table:table-cell>
          <table:table-cell office:value-type="string">
            <text:p>video/mp4</text:p>
          </table:table-cell>
          <table:table-cell office:value-type="float" office:value="19.922721">
            <text:p>19.922721</text:p>
          </table:table-cell>
          <table:table-cell table:number-columns-repeated="2"/>
          <table:table-cell office:value-type="string">
            <text:p>2019-06-28T15:35:03.000000Z</text:p>
          </table:table-cell>
          <table:table-cell table:number-columns-repeated="2"/>
          <table:table-cell table:style-name="ce6" office:value-type="string">
            <text:p>Viewing the outside from a train or bus, can't tell</text:p>
          </table:table-cell>
          <table:table-cell table:number-columns-repeated="1014"/>
        </table:table-row>
        <table:table-row table:style-name="ro2">
          <table:table-cell office:value-type="string">
            <text:p>https://www.justice.gov/epstein/files/DataSet%2010/EFTA01621013.mov</text:p>
          </table:table-cell>
          <table:table-cell table:style-name="ce2" table:formula="of:=HYPERLINK([.A64]; &quot;View Now&quot;)" office:value-type="string" office:string-value="View Now">
            <text:p>View Now</text:p>
          </table:table-cell>
          <table:table-cell office:value-type="string">
            <text:p>video/quicktime</text:p>
          </table:table-cell>
          <table:table-cell office:value-type="float" office:value="2.535">
            <text:p>2.535</text:p>
          </table:table-cell>
          <table:table-cell table:number-columns-repeated="2"/>
          <table:table-cell office:value-type="string">
            <text:p>2016-11-22T15:07:33.000000Z</text:p>
          </table:table-cell>
          <table:table-cell table:number-columns-repeated="2"/>
          <table:table-cell table:style-name="ce6" office:value-type="string">
            <text:p>Video of little saint james layout ideas</text:p>
          </table:table-cell>
          <table:table-cell table:number-columns-repeated="1014"/>
        </table:table-row>
        <table:table-row table:style-name="ro2">
          <table:table-cell office:value-type="string">
            <text:p>https://www.justice.gov/epstein/files/DataSet%2010/EFTA01621015.mov</text:p>
          </table:table-cell>
          <table:table-cell table:style-name="ce2" table:formula="of:=HYPERLINK([.A65]; &quot;View Now&quot;)" office:value-type="string" office:string-value="View Now">
            <text:p>View Now</text:p>
          </table:table-cell>
          <table:table-cell office:value-type="string">
            <text:p>video/quicktime</text:p>
          </table:table-cell>
          <table:table-cell office:value-type="float" office:value="2.893333">
            <text:p>2.893333</text:p>
          </table:table-cell>
          <table:table-cell table:number-columns-repeated="2"/>
          <table:table-cell office:value-type="string">
            <text:p>2018-08-27T12:58:53.000000Z</text:p>
          </table:table-cell>
          <table:table-cell table:number-columns-repeated="2"/>
          <table:table-cell table:style-name="ce6" office:value-type="string">
            <text:p>Video from inside an office – nothing going on</text:p>
          </table:table-cell>
          <table:table-cell table:number-columns-repeated="1014"/>
        </table:table-row>
        <table:table-row table:style-name="ro2">
          <table:table-cell office:value-type="string">
            <text:p>https://www.justice.gov/epstein/files/DataSet%2010/EFTA01621019.mov</text:p>
          </table:table-cell>
          <table:table-cell table:style-name="ce2" table:formula="of:=HYPERLINK([.A66]; &quot;View Now&quot;)" office:value-type="string" office:string-value="View Now">
            <text:p>View Now</text:p>
          </table:table-cell>
          <table:table-cell office:value-type="string">
            <text:p>video/quicktime</text:p>
          </table:table-cell>
          <table:table-cell office:value-type="float" office:value="17.266667">
            <text:p>17.266667</text:p>
          </table:table-cell>
          <table:table-cell table:number-columns-repeated="2"/>
          <table:table-cell office:value-type="string">
            <text:p>2017-10-01T15:40:48.000000Z</text:p>
          </table:table-cell>
          <table:table-cell table:number-columns-repeated="2"/>
          <table:table-cell table:style-name="ce6" office:value-type="string">
            <text:p>Video o wrecked ship from storm. </text:p>
          </table:table-cell>
          <table:table-cell table:number-columns-repeated="1014"/>
        </table:table-row>
        <table:table-row table:style-name="ro2">
          <table:table-cell office:value-type="string">
            <text:p>https://www.justice.gov/epstein/files/DataSet%2010/EFTA01621007.mov</text:p>
          </table:table-cell>
          <table:table-cell table:style-name="ce2" table:formula="of:=HYPERLINK([.A67]; &quot;View Now&quot;)" office:value-type="string" office:string-value="View Now">
            <text:p>View Now</text:p>
          </table:table-cell>
          <table:table-cell office:value-type="string">
            <text:p>video/quicktime</text:p>
          </table:table-cell>
          <table:table-cell office:value-type="float" office:value="1514.841769">
            <text:p>1514.841769</text:p>
          </table:table-cell>
          <table:table-cell table:number-columns-repeated="2"/>
          <table:table-cell office:value-type="string">
            <text:p>2013-01-26T20:31:16.000000Z</text:p>
          </table:table-cell>
          <table:table-cell table:number-columns-repeated="2" office:value-type="string">
            <text:p>Y</text:p>
          </table:table-cell>
          <table:table-cell table:style-name="ce6" office:value-type="string">
            <text:p>Audio – 25 minutes – Someone talking about supernatural phenomenon. MARKED TO RETURN LATER</text:p>
          </table:table-cell>
          <table:table-cell table:number-columns-repeated="1014"/>
        </table:table-row>
        <table:table-row table:style-name="ro2">
          <table:table-cell office:value-type="string">
            <text:p>https://www.justice.gov/epstein/files/DataSet%2010/EFTA01621020.mov</text:p>
          </table:table-cell>
          <table:table-cell table:style-name="ce2" table:formula="of:=HYPERLINK([.A68]; &quot;View Now&quot;)" office:value-type="string" office:string-value="View Now">
            <text:p>View Now</text:p>
          </table:table-cell>
          <table:table-cell office:value-type="string">
            <text:p>video/quicktime</text:p>
          </table:table-cell>
          <table:table-cell office:value-type="float" office:value="3.036667">
            <text:p>3.036667</text:p>
          </table:table-cell>
          <table:table-cell table:number-columns-repeated="2"/>
          <table:table-cell office:value-type="string">
            <text:p>2017-10-01T15:40:30.000000Z</text:p>
          </table:table-cell>
          <table:table-cell table:number-columns-repeated="2"/>
          <table:table-cell table:style-name="ce6" office:value-type="string">
            <text:p>Video o wrecked ship from storm. </text:p>
          </table:table-cell>
          <table:table-cell table:number-columns-repeated="1014"/>
        </table:table-row>
        <table:table-row table:style-name="ro2">
          <table:table-cell office:value-type="string">
            <text:p>https://www.justice.gov/epstein/files/DataSet%2010/EFTA01621012.mov</text:p>
          </table:table-cell>
          <table:table-cell table:style-name="ce2" table:formula="of:=HYPERLINK([.A69]; &quot;View Now&quot;)" office:value-type="string" office:string-value="View Now">
            <text:p>View Now</text:p>
          </table:table-cell>
          <table:table-cell office:value-type="string">
            <text:p>video/quicktime</text:p>
          </table:table-cell>
          <table:table-cell office:value-type="float" office:value="3">
            <text:p>3</text:p>
          </table:table-cell>
          <table:table-cell table:number-columns-repeated="2"/>
          <table:table-cell office:value-type="string">
            <text:p>2019-04-28T23:53:16.000000Z</text:p>
          </table:table-cell>
          <table:table-cell table:number-columns-repeated="2"/>
          <table:table-cell table:style-name="ce6" office:value-type="string">
            <text:p>3 seconds inside car</text:p>
          </table:table-cell>
          <table:table-cell table:number-columns-repeated="1014"/>
        </table:table-row>
        <table:table-row table:style-name="ro2">
          <table:table-cell office:value-type="string">
            <text:p>https://www.justice.gov/epstein/files/DataSet%2010/EFTA01621017.mov</text:p>
          </table:table-cell>
          <table:table-cell table:style-name="ce2" table:formula="of:=HYPERLINK([.A70]; &quot;View Now&quot;)" office:value-type="string" office:string-value="View Now">
            <text:p>View Now</text:p>
          </table:table-cell>
          <table:table-cell office:value-type="string">
            <text:p>video/quicktime</text:p>
          </table:table-cell>
          <table:table-cell office:value-type="float" office:value="69.098345">
            <text:p>69.098345</text:p>
          </table:table-cell>
          <table:table-cell table:number-columns-repeated="2"/>
          <table:table-cell office:value-type="string">
            <text:p>2017-07-05T19:18:08.000000Z</text:p>
          </table:table-cell>
          <table:table-cell table:number-columns-repeated="2"/>
          <table:table-cell table:style-name="ce6" office:value-type="string">
            <text:p>Video from cliff of unknown location. Coast Guard rescue helicopter flying towards the end. </text:p>
          </table:table-cell>
          <table:table-cell table:number-columns-repeated="1014"/>
        </table:table-row>
        <table:table-row table:style-name="ro2">
          <table:table-cell office:value-type="string">
            <text:p>https://www.justice.gov/epstein/files/DataSet%2010/EFTA01621021.mov</text:p>
          </table:table-cell>
          <table:table-cell table:style-name="ce2" table:formula="of:=HYPERLINK([.A71]; &quot;View Now&quot;)" office:value-type="string" office:string-value="View Now">
            <text:p>View Now</text:p>
          </table:table-cell>
          <table:table-cell office:value-type="string">
            <text:p>video/quicktime</text:p>
          </table:table-cell>
          <table:table-cell office:value-type="float" office:value="3.003333">
            <text:p>3.003333</text:p>
          </table:table-cell>
          <table:table-cell table:number-columns-repeated="2"/>
          <table:table-cell office:value-type="string">
            <text:p>2017-10-01T15:40:13.000000Z</text:p>
          </table:table-cell>
          <table:table-cell table:number-columns-repeated="2"/>
          <table:table-cell table:style-name="ce6" office:value-type="string">
            <text:p>Video o wrecked ship from storm. </text:p>
          </table:table-cell>
          <table:table-cell table:number-columns-repeated="1014"/>
        </table:table-row>
        <table:table-row table:style-name="ro2">
          <table:table-cell office:value-type="string">
            <text:p>https://www.justice.gov/epstein/files/DataSet%2010/EFTA01621022.mov</text:p>
          </table:table-cell>
          <table:table-cell table:style-name="ce2" table:formula="of:=HYPERLINK([.A72]; &quot;View Now&quot;)" office:value-type="string" office:string-value="View Now">
            <text:p>View Now</text:p>
          </table:table-cell>
          <table:table-cell office:value-type="string">
            <text:p>video/quicktime</text:p>
          </table:table-cell>
          <table:table-cell office:value-type="float" office:value="2.701667">
            <text:p>2.701667</text:p>
          </table:table-cell>
          <table:table-cell table:number-columns-repeated="2"/>
          <table:table-cell office:value-type="string">
            <text:p>2017-10-01T15:35:28.000000Z</text:p>
          </table:table-cell>
          <table:table-cell table:number-columns-repeated="2"/>
          <table:table-cell table:style-name="ce6" office:value-type="string">
            <text:p>Video o wrecked ship from storm. </text:p>
          </table:table-cell>
          <table:table-cell table:number-columns-repeated="1014"/>
        </table:table-row>
        <table:table-row table:style-name="ro2">
          <table:table-cell office:value-type="string">
            <text:p>https://www.justice.gov/epstein/files/DataSet%2010/EFTA01621023.mov</text:p>
          </table:table-cell>
          <table:table-cell table:style-name="ce2" table:formula="of:=HYPERLINK([.A73]; &quot;View Now&quot;)" office:value-type="string" office:string-value="View Now">
            <text:p>View Now</text:p>
          </table:table-cell>
          <table:table-cell office:value-type="string">
            <text:p>video/quicktime</text:p>
          </table:table-cell>
          <table:table-cell office:value-type="float" office:value="3.036667">
            <text:p>3.036667</text:p>
          </table:table-cell>
          <table:table-cell table:number-columns-repeated="2"/>
          <table:table-cell office:value-type="string">
            <text:p>2017-10-01T15:29:58.000000Z</text:p>
          </table:table-cell>
          <table:table-cell table:number-columns-repeated="2"/>
          <table:table-cell table:style-name="ce6" office:value-type="string">
            <text:p>Video o wrecked ship from storm. </text:p>
          </table:table-cell>
          <table:table-cell table:number-columns-repeated="1014"/>
        </table:table-row>
        <table:table-row table:style-name="ro2">
          <table:table-cell office:value-type="string">
            <text:p>https://www.justice.gov/epstein/files/DataSet%2010/EFTA01621026.mov</text:p>
          </table:table-cell>
          <table:table-cell table:style-name="ce2" table:formula="of:=HYPERLINK([.A74]; &quot;View Now&quot;)" office:value-type="string" office:string-value="View Now">
            <text:p>View Now</text:p>
          </table:table-cell>
          <table:table-cell office:value-type="string">
            <text:p>video/quicktime</text:p>
          </table:table-cell>
          <table:table-cell office:value-type="float" office:value="3.071667">
            <text:p>3.071667</text:p>
          </table:table-cell>
          <table:table-cell table:number-columns-repeated="2"/>
          <table:table-cell office:value-type="string">
            <text:p>2017-10-01T20:28:35.000000Z</text:p>
          </table:table-cell>
          <table:table-cell table:number-columns-repeated="2"/>
          <table:table-cell table:style-name="ce6" office:value-type="string">
            <text:p>Video o wrecked building from storm. </text:p>
          </table:table-cell>
          <table:table-cell table:number-columns-repeated="1014"/>
        </table:table-row>
        <table:table-row table:style-name="ro2">
          <table:table-cell office:value-type="string">
            <text:p>https://www.justice.gov/epstein/files/DataSet%2010/EFTA01621024.mov</text:p>
          </table:table-cell>
          <table:table-cell table:style-name="ce2" table:formula="of:=HYPERLINK([.A75]; &quot;View Now&quot;)" office:value-type="string" office:string-value="View Now">
            <text:p>View Now</text:p>
          </table:table-cell>
          <table:table-cell office:value-type="string">
            <text:p>video/quicktime</text:p>
          </table:table-cell>
          <table:table-cell office:value-type="float" office:value="2.401667">
            <text:p>2.401667</text:p>
          </table:table-cell>
          <table:table-cell table:number-columns-repeated="2"/>
          <table:table-cell office:value-type="string">
            <text:p>2017-10-01T15:24:56.000000Z</text:p>
          </table:table-cell>
          <table:table-cell table:number-columns-repeated="2"/>
          <table:table-cell table:style-name="ce6" office:value-type="string">
            <text:p>Video o wrecked ship from storm. </text:p>
          </table:table-cell>
          <table:table-cell table:number-columns-repeated="1014"/>
        </table:table-row>
        <table:table-row table:style-name="ro2">
          <table:table-cell office:value-type="string">
            <text:p>https://www.justice.gov/epstein/files/DataSet%2010/EFTA01621025.mov</text:p>
          </table:table-cell>
          <table:table-cell table:style-name="ce2" table:formula="of:=HYPERLINK([.A76]; &quot;View Now&quot;)" office:value-type="string" office:string-value="View Now">
            <text:p>View Now</text:p>
          </table:table-cell>
          <table:table-cell office:value-type="string">
            <text:p>video/quicktime</text:p>
          </table:table-cell>
          <table:table-cell office:value-type="float" office:value="2.27">
            <text:p>2.27</text:p>
          </table:table-cell>
          <table:table-cell table:number-columns-repeated="2"/>
          <table:table-cell office:value-type="string">
            <text:p>2017-10-01T15:19:26.000000Z</text:p>
          </table:table-cell>
          <table:table-cell table:number-columns-repeated="2"/>
          <table:table-cell table:style-name="ce6" office:value-type="string">
            <text:p>Video o wrecked ship from storm. </text:p>
          </table:table-cell>
          <table:table-cell table:number-columns-repeated="1014"/>
        </table:table-row>
        <table:table-row table:style-name="ro2">
          <table:table-cell office:value-type="string">
            <text:p>https://www.justice.gov/epstein/files/DataSet%2010/EFTA01621029.mov</text:p>
          </table:table-cell>
          <table:table-cell table:style-name="ce2" table:formula="of:=HYPERLINK([.A77]; &quot;View Now&quot;)" office:value-type="string" office:string-value="View Now">
            <text:p>View Now</text:p>
          </table:table-cell>
          <table:table-cell office:value-type="string">
            <text:p>video/quicktime</text:p>
          </table:table-cell>
          <table:table-cell office:value-type="float" office:value="2.608333">
            <text:p>2.608333</text:p>
          </table:table-cell>
          <table:table-cell table:number-columns-repeated="2"/>
          <table:table-cell office:value-type="string">
            <text:p>2018-03-06T16:37:34.000000Z</text:p>
          </table:table-cell>
          <table:table-cell table:number-columns-repeated="2"/>
          <table:table-cell table:style-name="ce6" office:value-type="string">
            <text:p>Video showing news article, circled Cosby Retrial Goes Forward as Judge rejects Motions to Dismiss</text:p>
          </table:table-cell>
          <table:table-cell table:number-columns-repeated="1014"/>
        </table:table-row>
        <table:table-row table:style-name="ro2">
          <table:table-cell office:value-type="string">
            <text:p>https://www.justice.gov/epstein/files/DataSet%2010/EFTA01621027.mov</text:p>
          </table:table-cell>
          <table:table-cell table:style-name="ce2" table:formula="of:=HYPERLINK([.A78]; &quot;View Now&quot;)" office:value-type="string" office:string-value="View Now">
            <text:p>View Now</text:p>
          </table:table-cell>
          <table:table-cell office:value-type="string">
            <text:p>video/quicktime</text:p>
          </table:table-cell>
          <table:table-cell office:value-type="float" office:value="2.97">
            <text:p>2.97</text:p>
          </table:table-cell>
          <table:table-cell table:number-columns-repeated="2"/>
          <table:table-cell office:value-type="string">
            <text:p>2017-10-01T16:49:58.000000Z</text:p>
          </table:table-cell>
          <table:table-cell table:number-columns-repeated="2"/>
          <table:table-cell table:style-name="ce6" office:value-type="string">
            <text:p>Video o wrecked ship from storm. </text:p>
          </table:table-cell>
          <table:table-cell table:number-columns-repeated="1014"/>
        </table:table-row>
        <table:table-row table:style-name="ro2">
          <table:table-cell office:value-type="string">
            <text:p>https://www.justice.gov/epstein/files/DataSet%2010/EFTA01621031.mov</text:p>
          </table:table-cell>
          <table:table-cell table:style-name="ce2" table:formula="of:=HYPERLINK([.A79]; &quot;View Now&quot;)" office:value-type="string" office:string-value="View Now">
            <text:p>View Now</text:p>
          </table:table-cell>
          <table:table-cell office:value-type="string">
            <text:p>video/quicktime</text:p>
          </table:table-cell>
          <table:table-cell office:value-type="float" office:value="2.2">
            <text:p>2.2</text:p>
          </table:table-cell>
          <table:table-cell table:number-columns-repeated="2"/>
          <table:table-cell office:value-type="string">
            <text:p>2018-03-08T12:04:17.000000Z</text:p>
          </table:table-cell>
          <table:table-cell table:number-columns-repeated="2"/>
          <table:table-cell table:style-name="ce6" office:value-type="string">
            <text:p>video of newspaper article Investigating sexual misconduct accusations, Arizona state suspends a physicist – the person this article was about is Lawrence M. Krauss (full name: Lawrence Maxwell Krauss), a prominent theoretical physicist, cosmologist, author (e.g., The Physics of Star Trek, A Universe from Nothing), and former director of ASU's Origins Project.</text:p>
          </table:table-cell>
          <table:table-cell table:number-columns-repeated="1014"/>
        </table:table-row>
        <table:table-row table:style-name="ro2">
          <table:table-cell office:value-type="string">
            <text:p>https://www.justice.gov/epstein/files/DataSet%2010/EFTA01621028.mov</text:p>
          </table:table-cell>
          <table:table-cell table:style-name="ce2" table:formula="of:=HYPERLINK([.A80]; &quot;View Now&quot;)" office:value-type="string" office:string-value="View Now">
            <text:p>View Now</text:p>
          </table:table-cell>
          <table:table-cell office:value-type="string">
            <text:p>video/quicktime</text:p>
          </table:table-cell>
          <table:table-cell office:value-type="float" office:value="2.5">
            <text:p>2.5</text:p>
          </table:table-cell>
          <table:table-cell table:number-columns-repeated="2"/>
          <table:table-cell office:value-type="string">
            <text:p>2018-01-29T18:12:42.000000Z</text:p>
          </table:table-cell>
          <table:table-cell table:number-columns-repeated="2"/>
          <table:table-cell table:style-name="ce6" office:value-type="string">
            <text:p>Video of $100 bills</text:p>
          </table:table-cell>
          <table:table-cell table:number-columns-repeated="1014"/>
        </table:table-row>
        <table:table-row table:style-name="ro2">
          <table:table-cell office:value-type="string">
            <text:p>https://www.justice.gov/epstein/files/DataSet%2010/EFTA01621030.mov</text:p>
          </table:table-cell>
          <table:table-cell table:style-name="ce2" table:formula="of:=HYPERLINK([.A81]; &quot;View Now&quot;)" office:value-type="string" office:string-value="View Now">
            <text:p>View Now</text:p>
          </table:table-cell>
          <table:table-cell office:value-type="string">
            <text:p>video/quicktime</text:p>
          </table:table-cell>
          <table:table-cell office:value-type="float" office:value="2.433333">
            <text:p>2.433333</text:p>
          </table:table-cell>
          <table:table-cell table:number-columns-repeated="2"/>
          <table:table-cell office:value-type="string">
            <text:p>2018-03-07T20:35:07.000000Z</text:p>
          </table:table-cell>
          <table:table-cell table:number-columns-repeated="2"/>
          <table:table-cell table:style-name="ce6" office:value-type="string">
            <text:p>Newspaper article – Resignations at Harvard over claims of abuse A February 2018 investigation by The Chronicle of Higher Education detailed allegations from at least 10 women (later expanding to 18) accusing Domínguez of sexual harassment spanning nearly four decades, including unwanted kissing, touching, and repeated advances toward students and junior colleagues.</text:p>
          </table:table-cell>
          <table:table-cell table:number-columns-repeated="1014"/>
        </table:table-row>
        <table:table-row table:style-name="ro2">
          <table:table-cell office:value-type="string">
            <text:p>https://www.justice.gov/epstein/files/DataSet%2010/EFTA01600798.mp4</text:p>
          </table:table-cell>
          <table:table-cell table:style-name="ce2" table:formula="of:=HYPERLINK([.A82]; &quot;View Now&quot;)" office:value-type="string" office:string-value="View Now">
            <text:p>View Now</text:p>
          </table:table-cell>
          <table:table-cell office:value-type="string">
            <text:p>video/mp4</text:p>
          </table:table-cell>
          <table:table-cell office:value-type="float" office:value="636.235604">
            <text:p>636.235604</text:p>
          </table:table-cell>
          <table:table-cell table:number-columns-repeated="2"/>
          <table:table-cell office:value-type="string">
            <text:p>2018-02-03T12:25:52.000000Z</text:p>
          </table:table-cell>
          <table:table-cell table:number-columns-repeated="2"/>
          <table:table-cell table:style-name="ce6" office:value-type="string">
            <text:p>Promotional video of Little Saint James Island. Watermark Radyca - https://www.radyca.com – 1901 N Dixie Hwy West Palm Beach, FL 33407 +1 (786) 502 454</text:p>
          </table:table-cell>
          <table:table-cell table:number-columns-repeated="1014"/>
        </table:table-row>
        <table:table-row table:style-name="ro2">
          <table:table-cell office:value-type="string">
            <text:p>https://www.justice.gov/epstein/files/DataSet%2010/EFTA01621036.mov</text:p>
          </table:table-cell>
          <table:table-cell table:style-name="ce2" table:formula="of:=HYPERLINK([.A83]; &quot;View Now&quot;)" office:value-type="string" office:string-value="View Now">
            <text:p>View Now</text:p>
          </table:table-cell>
          <table:table-cell office:value-type="string">
            <text:p>video/quicktime</text:p>
          </table:table-cell>
          <table:table-cell office:value-type="float" office:value="2.666667">
            <text:p>2.666667</text:p>
          </table:table-cell>
          <table:table-cell table:number-columns-repeated="2"/>
          <table:table-cell office:value-type="string">
            <text:p>2018-10-18T18:37:43.000000Z</text:p>
          </table:table-cell>
          <table:table-cell table:number-columns-repeated="2"/>
          <table:table-cell table:style-name="ce6" office:value-type="string">
            <text:p>video of two gold rings</text:p>
          </table:table-cell>
          <table:table-cell table:number-columns-repeated="1014"/>
        </table:table-row>
        <table:table-row table:style-name="ro2">
          <table:table-cell office:value-type="string">
            <text:p>https://www.justice.gov/epstein/files/DataSet%2010/EFTA01621033.mov</text:p>
          </table:table-cell>
          <table:table-cell table:style-name="ce2" table:formula="of:=HYPERLINK([.A84]; &quot;View Now&quot;)" office:value-type="string" office:string-value="View Now">
            <text:p>View Now</text:p>
          </table:table-cell>
          <table:table-cell office:value-type="string">
            <text:p>video/quicktime</text:p>
          </table:table-cell>
          <table:table-cell office:value-type="float" office:value="2.135">
            <text:p>2.135</text:p>
          </table:table-cell>
          <table:table-cell office:value-type="string">
            <text:p>+10.7560+103.2621+005.680/</text:p>
          </table:table-cell>
          <table:table-cell table:formula="of:=HYPERLINK(&quot;https://www.google.com/maps?q=10.756,103.2621&quot;;&quot;MAP&quot;)" office:value-type="string" office:string-value="MAP">
            <text:p>MAP</text:p>
          </table:table-cell>
          <table:table-cell office:value-type="string">
            <text:p>2016-12-25T01:16:59.000000Z</text:p>
          </table:table-cell>
          <table:table-cell table:number-columns-repeated="2"/>
          <table:table-cell table:style-name="ce7" office:value-type="string">
            <text:p>Short video of a hut with ocean view at the Koh Ouen Private Island, Koh Rong Archipelago, Near Sihanoukville, Cambodia – Looking to the West</text:p>
          </table:table-cell>
          <table:table-cell table:number-columns-repeated="1014"/>
        </table:table-row>
        <table:table-row table:style-name="ro2">
          <table:table-cell office:value-type="string">
            <text:p>https://www.justice.gov/epstein/files/DataSet%2010/EFTA01621037.mov</text:p>
          </table:table-cell>
          <table:table-cell table:style-name="ce2" table:formula="of:=HYPERLINK([.A85]; &quot;View Now&quot;)" office:value-type="string" office:string-value="View Now">
            <text:p>View Now</text:p>
          </table:table-cell>
          <table:table-cell office:value-type="string">
            <text:p>video/quicktime</text:p>
          </table:table-cell>
          <table:table-cell office:value-type="float" office:value="1.933333">
            <text:p>1.933333</text:p>
          </table:table-cell>
          <table:table-cell table:number-columns-repeated="2"/>
          <table:table-cell office:value-type="string">
            <text:p>2018-10-18T18:35:57.000000Z</text:p>
          </table:table-cell>
          <table:table-cell table:number-columns-repeated="2"/>
          <table:table-cell table:style-name="ce6" office:value-type="string">
            <text:p>Video of pearl earings</text:p>
          </table:table-cell>
          <table:table-cell table:number-columns-repeated="1014"/>
        </table:table-row>
        <table:table-row table:style-name="ro2">
          <table:table-cell office:value-type="string">
            <text:p>https://www.justice.gov/epstein/files/DataSet%2010/EFTA01621032.mov</text:p>
          </table:table-cell>
          <table:table-cell table:style-name="ce2" table:formula="of:=HYPERLINK([.A86]; &quot;View Now&quot;)" office:value-type="string" office:string-value="View Now">
            <text:p>View Now</text:p>
          </table:table-cell>
          <table:table-cell office:value-type="string">
            <text:p>video/quicktime</text:p>
          </table:table-cell>
          <table:table-cell office:value-type="float" office:value="34.891667">
            <text:p>34.891667</text:p>
          </table:table-cell>
          <table:table-cell table:number-columns-repeated="2"/>
          <table:table-cell office:value-type="string">
            <text:p>2017-09-08T16:47:43.000000Z</text:p>
          </table:table-cell>
          <table:table-cell table:number-columns-repeated="2"/>
          <table:table-cell table:style-name="ce6" office:value-type="string">
            <text:p>Video of storm – driving</text:p>
          </table:table-cell>
          <table:table-cell table:number-columns-repeated="1014"/>
        </table:table-row>
        <table:table-row table:style-name="ro2">
          <table:table-cell office:value-type="string">
            <text:p>https://www.justice.gov/epstein/files/DataSet%2010/EFTA01600824.mov</text:p>
          </table:table-cell>
          <table:table-cell table:style-name="ce2" table:formula="of:=HYPERLINK([.A87]; &quot;View Now&quot;)" office:value-type="string" office:string-value="View Now">
            <text:p>View Now</text:p>
          </table:table-cell>
          <table:table-cell office:value-type="string">
            <text:p>video/quicktime</text:p>
          </table:table-cell>
          <table:table-cell office:value-type="float" office:value="7066.375">
            <text:p>7066.375</text:p>
          </table:table-cell>
          <table:table-cell table:number-columns-repeated="2"/>
          <table:table-cell office:value-type="string">
            <text:p>2019-04-30T12:29:50.000000Z</text:p>
          </table:table-cell>
          <table:table-cell office:value-type="string">
            <text:p>Y</text:p>
          </table:table-cell>
          <table:table-cell/>
          <table:table-cell table:style-name="ce6" office:value-type="string">
            <text:p>Interview 1:57</text:p>
          </table:table-cell>
          <table:table-cell table:number-columns-repeated="1014"/>
        </table:table-row>
        <table:table-row table:style-name="ro2">
          <table:table-cell office:value-type="string">
            <text:p>https://www.justice.gov/epstein/files/DataSet%2010/EFTA01621034.mov</text:p>
          </table:table-cell>
          <table:table-cell table:style-name="ce2" table:formula="of:=HYPERLINK([.A88]; &quot;View Now&quot;)" office:value-type="string" office:string-value="View Now">
            <text:p>View Now</text:p>
          </table:table-cell>
          <table:table-cell office:value-type="string">
            <text:p>video/quicktime</text:p>
          </table:table-cell>
          <table:table-cell office:value-type="float" office:value="2.366667">
            <text:p>2.366667</text:p>
          </table:table-cell>
          <table:table-cell office:value-type="string">
            <text:p>+20.3798-087.3403+013.445/</text:p>
          </table:table-cell>
          <table:table-cell table:formula="of:=HYPERLINK(&quot;https://www.google.com/maps?q=20.3798,-87.3403&quot;;&quot;MAP&quot;)" office:value-type="string" office:string-value="MAP">
            <text:p>MAP</text:p>
          </table:table-cell>
          <table:table-cell office:value-type="string">
            <text:p>2018-12-30T22:41:12.000000Z</text:p>
          </table:table-cell>
          <table:table-cell table:number-columns-repeated="2"/>
          <table:table-cell table:style-name="ce7" office:value-type="string">
            <text:p>View of a storm blowing some trees around on a back deck at: Avenida Del Sol 101, Akumal, 77776 mexico, Q.R., Mexico – likely in Mexico to celebrate the New Yew.</text:p>
          </table:table-cell>
          <table:table-cell table:number-columns-repeated="1014"/>
        </table:table-row>
        <table:table-row table:style-name="ro2">
          <table:table-cell office:value-type="string">
            <text:p>https://www.justice.gov/epstein/files/DataSet%2010/EFTA01621041.mov</text:p>
          </table:table-cell>
          <table:table-cell table:style-name="ce2" table:formula="of:=HYPERLINK([.A89]; &quot;View Now&quot;)" office:value-type="string" office:string-value="View Now">
            <text:p>View Now</text:p>
          </table:table-cell>
          <table:table-cell office:value-type="string">
            <text:p>video/quicktime</text:p>
          </table:table-cell>
          <table:table-cell office:value-type="float" office:value="1.933333">
            <text:p>1.933333</text:p>
          </table:table-cell>
          <table:table-cell table:number-columns-repeated="2"/>
          <table:table-cell office:value-type="string">
            <text:p>2016-06-25T10:35:14.000000Z</text:p>
          </table:table-cell>
          <table:table-cell table:number-columns-repeated="2"/>
          <table:table-cell table:style-name="ce6" office:value-type="string">
            <text:p>Epstein boomer selfie accident</text:p>
          </table:table-cell>
          <table:table-cell table:number-columns-repeated="1014"/>
        </table:table-row>
        <table:table-row table:style-name="ro2">
          <table:table-cell office:value-type="string">
            <text:p>https://www.justice.gov/epstein/files/DataSet%2010/EFTA01621043.mov</text:p>
          </table:table-cell>
          <table:table-cell table:style-name="ce2" table:formula="of:=HYPERLINK([.A90]; &quot;View Now&quot;)" office:value-type="string" office:string-value="View Now">
            <text:p>View Now</text:p>
          </table:table-cell>
          <table:table-cell office:value-type="string">
            <text:p>video/quicktime</text:p>
          </table:table-cell>
          <table:table-cell office:value-type="float" office:value="1.833333">
            <text:p>1.833333</text:p>
          </table:table-cell>
          <table:table-cell table:number-columns-repeated="2"/>
          <table:table-cell office:value-type="string">
            <text:p>2018-12-14T04:05:27.000000Z</text:p>
          </table:table-cell>
          <table:table-cell table:number-columns-repeated="2"/>
          <table:table-cell table:style-name="ce6" office:value-type="string">
            <text:p>Inside a commercial jet first class</text:p>
          </table:table-cell>
          <table:table-cell table:number-columns-repeated="1014"/>
        </table:table-row>
        <table:table-row table:style-name="ro2">
          <table:table-cell office:value-type="string">
            <text:p>https://www.justice.gov/epstein/files/DataSet%2010/EFTA01621038.mov</text:p>
          </table:table-cell>
          <table:table-cell table:style-name="ce2" table:formula="of:=HYPERLINK([.A91]; &quot;View Now&quot;)" office:value-type="string" office:string-value="View Now">
            <text:p>View Now</text:p>
          </table:table-cell>
          <table:table-cell office:value-type="string">
            <text:p>video/quicktime</text:p>
          </table:table-cell>
          <table:table-cell office:value-type="float" office:value="2.601678">
            <text:p>2.601678</text:p>
          </table:table-cell>
          <table:table-cell table:number-columns-repeated="2"/>
          <table:table-cell office:value-type="string">
            <text:p>2017-10-25T14:18:36.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21035.mov</text:p>
          </table:table-cell>
          <table:table-cell table:style-name="ce2" table:formula="of:=HYPERLINK([.A92]; &quot;View Now&quot;)" office:value-type="string" office:string-value="View Now">
            <text:p>View Now</text:p>
          </table:table-cell>
          <table:table-cell office:value-type="string">
            <text:p>video/quicktime</text:p>
          </table:table-cell>
          <table:table-cell office:value-type="float" office:value="1.933333">
            <text:p>1.933333</text:p>
          </table:table-cell>
          <table:table-cell table:number-columns-repeated="2"/>
          <table:table-cell office:value-type="string">
            <text:p>2018-09-23T17:06:40.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21040.mov</text:p>
          </table:table-cell>
          <table:table-cell table:style-name="ce2" table:formula="of:=HYPERLINK([.A93]; &quot;View Now&quot;)" office:value-type="string" office:string-value="View Now">
            <text:p>View Now</text:p>
          </table:table-cell>
          <table:table-cell office:value-type="string">
            <text:p>video/quicktime</text:p>
          </table:table-cell>
          <table:table-cell office:value-type="float" office:value="2.531678">
            <text:p>2.531678</text:p>
          </table:table-cell>
          <table:table-cell table:number-columns-repeated="2"/>
          <table:table-cell office:value-type="string">
            <text:p>2016-06-25T09:11:55.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21039.mov</text:p>
          </table:table-cell>
          <table:table-cell table:style-name="ce2" table:formula="of:=HYPERLINK([.A94]; &quot;View Now&quot;)" office:value-type="string" office:string-value="View Now">
            <text:p>View Now</text:p>
          </table:table-cell>
          <table:table-cell office:value-type="string">
            <text:p>video/quicktime</text:p>
          </table:table-cell>
          <table:table-cell office:value-type="float" office:value="2.665011">
            <text:p>2.665011</text:p>
          </table:table-cell>
          <table:table-cell table:number-columns-repeated="2"/>
          <table:table-cell office:value-type="string">
            <text:p>2016-06-22T10:24:26.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21046.mov</text:p>
          </table:table-cell>
          <table:table-cell table:style-name="ce2" table:formula="of:=HYPERLINK([.A95]; &quot;View Now&quot;)" office:value-type="string" office:string-value="View Now">
            <text:p>View Now</text:p>
          </table:table-cell>
          <table:table-cell office:value-type="string">
            <text:p>video/quicktime</text:p>
          </table:table-cell>
          <table:table-cell office:value-type="float" office:value="2.936667">
            <text:p>2.936667</text:p>
          </table:table-cell>
          <table:table-cell table:number-columns-repeated="2"/>
          <table:table-cell office:value-type="string">
            <text:p>2019-03-29T17:31:02.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21050.mov</text:p>
          </table:table-cell>
          <table:table-cell table:style-name="ce2" table:formula="of:=HYPERLINK([.A96]; &quot;View Now&quot;)" office:value-type="string" office:string-value="View Now">
            <text:p>View Now</text:p>
          </table:table-cell>
          <table:table-cell office:value-type="string">
            <text:p>video/quicktime</text:p>
          </table:table-cell>
          <table:table-cell office:value-type="float" office:value="1.735">
            <text:p>1.735</text:p>
          </table:table-cell>
          <table:table-cell table:number-columns-repeated="2"/>
          <table:table-cell office:value-type="string">
            <text:p>2019-04-13T14:28:53.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21042.mov</text:p>
          </table:table-cell>
          <table:table-cell table:style-name="ce2" table:formula="of:=HYPERLINK([.A97]; &quot;View Now&quot;)" office:value-type="string" office:string-value="View Now">
            <text:p>View Now</text:p>
          </table:table-cell>
          <table:table-cell office:value-type="string">
            <text:p>video/quicktime</text:p>
          </table:table-cell>
          <table:table-cell office:value-type="float" office:value="1.566667">
            <text:p>1.566667</text:p>
          </table:table-cell>
          <table:table-cell table:number-columns-repeated="2"/>
          <table:table-cell office:value-type="string">
            <text:p>2018-12-14T04:06:16.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21051.mov</text:p>
          </table:table-cell>
          <table:table-cell table:style-name="ce2" table:formula="of:=HYPERLINK([.A98]; &quot;View Now&quot;)" office:value-type="string" office:string-value="View Now">
            <text:p>View Now</text:p>
          </table:table-cell>
          <table:table-cell office:value-type="string">
            <text:p>video/quicktime</text:p>
          </table:table-cell>
          <table:table-cell office:value-type="float" office:value="1.801667">
            <text:p>1.801667</text:p>
          </table:table-cell>
          <table:table-cell table:number-columns-repeated="2"/>
          <table:table-cell office:value-type="string">
            <text:p>2019-04-13T14:28:56.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21048.mov</text:p>
          </table:table-cell>
          <table:table-cell table:style-name="ce2" table:formula="of:=HYPERLINK([.A99]; &quot;View Now&quot;)" office:value-type="string" office:string-value="View Now">
            <text:p>View Now</text:p>
          </table:table-cell>
          <table:table-cell office:value-type="string">
            <text:p>video/quicktime</text:p>
          </table:table-cell>
          <table:table-cell office:value-type="float" office:value="3.353333">
            <text:p>3.353333</text:p>
          </table:table-cell>
          <table:table-cell table:number-columns-repeated="2"/>
          <table:table-cell office:value-type="string">
            <text:p>2019-03-29T17:31:10.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21055.mov</text:p>
          </table:table-cell>
          <table:table-cell table:style-name="ce2" table:formula="of:=HYPERLINK([.A100]; &quot;View Now&quot;)" office:value-type="string" office:string-value="View Now">
            <text:p>View Now</text:p>
          </table:table-cell>
          <table:table-cell office:value-type="string">
            <text:p>video/quicktime</text:p>
          </table:table-cell>
          <table:table-cell office:value-type="float" office:value="1.45">
            <text:p>1.45</text:p>
          </table:table-cell>
          <table:table-cell table:number-columns-repeated="2"/>
          <table:table-cell office:value-type="string">
            <text:p>2019-04-28T13:19:39.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21056.mov</text:p>
          </table:table-cell>
          <table:table-cell table:style-name="ce2" table:formula="of:=HYPERLINK([.A101]; &quot;View Now&quot;)" office:value-type="string" office:string-value="View Now">
            <text:p>View Now</text:p>
          </table:table-cell>
          <table:table-cell office:value-type="string">
            <text:p>video/quicktime</text:p>
          </table:table-cell>
          <table:table-cell office:value-type="float" office:value="0.816667">
            <text:p>0.816667</text:p>
          </table:table-cell>
          <table:table-cell table:number-columns-repeated="2"/>
          <table:table-cell office:value-type="string">
            <text:p>2019-04-28T13:19:40.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21049.mov</text:p>
          </table:table-cell>
          <table:table-cell table:style-name="ce2" table:formula="of:=HYPERLINK([.A102]; &quot;View Now&quot;)" office:value-type="string" office:string-value="View Now">
            <text:p>View Now</text:p>
          </table:table-cell>
          <table:table-cell office:value-type="string">
            <text:p>video/quicktime</text:p>
          </table:table-cell>
          <table:table-cell office:value-type="float" office:value="2.651678">
            <text:p>2.651678</text:p>
          </table:table-cell>
          <table:table-cell table:number-columns-repeated="2"/>
          <table:table-cell office:value-type="string">
            <text:p>2019-03-29T17:31:10.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21054.mov</text:p>
          </table:table-cell>
          <table:table-cell table:style-name="ce2" table:formula="of:=HYPERLINK([.A103]; &quot;View Now&quot;)" office:value-type="string" office:string-value="View Now">
            <text:p>View Now</text:p>
          </table:table-cell>
          <table:table-cell office:value-type="string">
            <text:p>video/quicktime</text:p>
          </table:table-cell>
          <table:table-cell office:value-type="float" office:value="2.166667">
            <text:p>2.166667</text:p>
          </table:table-cell>
          <table:table-cell table:number-columns-repeated="2"/>
          <table:table-cell office:value-type="string">
            <text:p>2019-04-28T13:19:38.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21053.mov</text:p>
          </table:table-cell>
          <table:table-cell table:style-name="ce2" table:formula="of:=HYPERLINK([.A104]; &quot;View Now&quot;)" office:value-type="string" office:string-value="View Now">
            <text:p>View Now</text:p>
          </table:table-cell>
          <table:table-cell office:value-type="string">
            <text:p>video/quicktime</text:p>
          </table:table-cell>
          <table:table-cell office:value-type="float" office:value="1.783333">
            <text:p>1.783333</text:p>
          </table:table-cell>
          <table:table-cell table:number-columns-repeated="2"/>
          <table:table-cell office:value-type="string">
            <text:p>2019-04-28T13:19:38.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21057.mov</text:p>
          </table:table-cell>
          <table:table-cell table:style-name="ce2" table:formula="of:=HYPERLINK([.A105]; &quot;View Now&quot;)" office:value-type="string" office:string-value="View Now">
            <text:p>View Now</text:p>
          </table:table-cell>
          <table:table-cell office:value-type="string">
            <text:p>video/quicktime</text:p>
          </table:table-cell>
          <table:table-cell office:value-type="float" office:value="1.985011">
            <text:p>1.985011</text:p>
          </table:table-cell>
          <table:table-cell table:number-columns-repeated="2"/>
          <table:table-cell office:value-type="string">
            <text:p>2019-04-30T17:03:55.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21047.mov</text:p>
          </table:table-cell>
          <table:table-cell table:style-name="ce2" table:formula="of:=HYPERLINK([.A106]; &quot;View Now&quot;)" office:value-type="string" office:string-value="View Now">
            <text:p>View Now</text:p>
          </table:table-cell>
          <table:table-cell office:value-type="string">
            <text:p>video/quicktime</text:p>
          </table:table-cell>
          <table:table-cell office:value-type="float" office:value="3.301678">
            <text:p>3.301678</text:p>
          </table:table-cell>
          <table:table-cell table:number-columns-repeated="2"/>
          <table:table-cell office:value-type="string">
            <text:p>2019-03-29T17:31:07.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21045.mov</text:p>
          </table:table-cell>
          <table:table-cell table:style-name="ce2" table:formula="of:=HYPERLINK([.A107]; &quot;View Now&quot;)" office:value-type="string" office:string-value="View Now">
            <text:p>View Now</text:p>
          </table:table-cell>
          <table:table-cell office:value-type="string">
            <text:p>video/quicktime</text:p>
          </table:table-cell>
          <table:table-cell office:value-type="float" office:value="80.583333">
            <text:p>80.583333</text:p>
          </table:table-cell>
          <table:table-cell table:number-columns-repeated="2"/>
          <table:table-cell office:value-type="string">
            <text:p>2015-11-15T19:34:38.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21059.mov</text:p>
          </table:table-cell>
          <table:table-cell table:style-name="ce2" table:formula="of:=HYPERLINK([.A108]; &quot;View Now&quot;)" office:value-type="string" office:string-value="View Now">
            <text:p>View Now</text:p>
          </table:table-cell>
          <table:table-cell office:value-type="string">
            <text:p>video/quicktime</text:p>
          </table:table-cell>
          <table:table-cell office:value-type="float" office:value="0.833333">
            <text:p>0.833333</text:p>
          </table:table-cell>
          <table:table-cell table:number-columns-repeated="2"/>
          <table:table-cell office:value-type="string">
            <text:p>2019-04-30T17:04:00.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21060.mov</text:p>
          </table:table-cell>
          <table:table-cell table:style-name="ce2" table:formula="of:=HYPERLINK([.A109]; &quot;View Now&quot;)" office:value-type="string" office:string-value="View Now">
            <text:p>View Now</text:p>
          </table:table-cell>
          <table:table-cell office:value-type="string">
            <text:p>video/quicktime</text:p>
          </table:table-cell>
          <table:table-cell office:value-type="float" office:value="2.035011">
            <text:p>2.035011</text:p>
          </table:table-cell>
          <table:table-cell table:number-columns-repeated="2"/>
          <table:table-cell office:value-type="string">
            <text:p>2019-04-30T17:04:04.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21058.mov</text:p>
          </table:table-cell>
          <table:table-cell table:style-name="ce2" table:formula="of:=HYPERLINK([.A110]; &quot;View Now&quot;)" office:value-type="string" office:string-value="View Now">
            <text:p>View Now</text:p>
          </table:table-cell>
          <table:table-cell office:value-type="string">
            <text:p>video/quicktime</text:p>
          </table:table-cell>
          <table:table-cell office:value-type="float" office:value="3.018345">
            <text:p>3.018345</text:p>
          </table:table-cell>
          <table:table-cell table:number-columns-repeated="2"/>
          <table:table-cell office:value-type="string">
            <text:p>2019-04-30T17:03:58.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21066.mov</text:p>
          </table:table-cell>
          <table:table-cell table:style-name="ce2" table:formula="of:=HYPERLINK([.A111]; &quot;View Now&quot;)" office:value-type="string" office:string-value="View Now">
            <text:p>View Now</text:p>
          </table:table-cell>
          <table:table-cell office:value-type="string">
            <text:p>video/quicktime</text:p>
          </table:table-cell>
          <table:table-cell office:value-type="float" office:value="0.666667">
            <text:p>0.666667</text:p>
          </table:table-cell>
          <table:table-cell table:number-columns-repeated="2"/>
          <table:table-cell office:value-type="string">
            <text:p>2019-05-03T20:01:24.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21061.mov</text:p>
          </table:table-cell>
          <table:table-cell table:style-name="ce2" table:formula="of:=HYPERLINK([.A112]; &quot;View Now&quot;)" office:value-type="string" office:string-value="View Now">
            <text:p>View Now</text:p>
          </table:table-cell>
          <table:table-cell office:value-type="string">
            <text:p>video/quicktime</text:p>
          </table:table-cell>
          <table:table-cell office:value-type="float" office:value="1.061667">
            <text:p>1.061667</text:p>
          </table:table-cell>
          <table:table-cell table:number-columns-repeated="2"/>
          <table:table-cell office:value-type="string">
            <text:p>2019-04-30T17:04:19.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21067.mov</text:p>
          </table:table-cell>
          <table:table-cell table:style-name="ce2" table:formula="of:=HYPERLINK([.A113]; &quot;View Now&quot;)" office:value-type="string" office:string-value="View Now">
            <text:p>View Now</text:p>
          </table:table-cell>
          <table:table-cell office:value-type="string">
            <text:p>video/quicktime</text:p>
          </table:table-cell>
          <table:table-cell office:value-type="float" office:value="1.268333">
            <text:p>1.268333</text:p>
          </table:table-cell>
          <table:table-cell table:number-columns-repeated="2"/>
          <table:table-cell office:value-type="string">
            <text:p>2019-05-03T20:01:31.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21062.mov</text:p>
          </table:table-cell>
          <table:table-cell table:style-name="ce2" table:formula="of:=HYPERLINK([.A114]; &quot;View Now&quot;)" office:value-type="string" office:string-value="View Now">
            <text:p>View Now</text:p>
          </table:table-cell>
          <table:table-cell office:value-type="string">
            <text:p>video/quicktime</text:p>
          </table:table-cell>
          <table:table-cell office:value-type="float" office:value="1.525">
            <text:p>1.525</text:p>
          </table:table-cell>
          <table:table-cell table:number-columns-repeated="2"/>
          <table:table-cell office:value-type="string">
            <text:p>2019-04-30T17:04:47.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21063.mov</text:p>
          </table:table-cell>
          <table:table-cell table:style-name="ce2" table:formula="of:=HYPERLINK([.A115]; &quot;View Now&quot;)" office:value-type="string" office:string-value="View Now">
            <text:p>View Now</text:p>
          </table:table-cell>
          <table:table-cell office:value-type="string">
            <text:p>video/quicktime</text:p>
          </table:table-cell>
          <table:table-cell office:value-type="float" office:value="1.801678">
            <text:p>1.801678</text:p>
          </table:table-cell>
          <table:table-cell table:number-columns-repeated="2"/>
          <table:table-cell office:value-type="string">
            <text:p>2019-05-02T16:54:48.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21065.mov</text:p>
          </table:table-cell>
          <table:table-cell table:style-name="ce2" table:formula="of:=HYPERLINK([.A116]; &quot;View Now&quot;)" office:value-type="string" office:string-value="View Now">
            <text:p>View Now</text:p>
          </table:table-cell>
          <table:table-cell office:value-type="string">
            <text:p>video/quicktime</text:p>
          </table:table-cell>
          <table:table-cell office:value-type="float" office:value="0.8">
            <text:p>0.8</text:p>
          </table:table-cell>
          <table:table-cell table:number-columns-repeated="2"/>
          <table:table-cell office:value-type="string">
            <text:p>2019-05-03T20:01:21.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21069.mov</text:p>
          </table:table-cell>
          <table:table-cell table:style-name="ce2" table:formula="of:=HYPERLINK([.A117]; &quot;View Now&quot;)" office:value-type="string" office:string-value="View Now">
            <text:p>View Now</text:p>
          </table:table-cell>
          <table:table-cell office:value-type="string">
            <text:p>video/quicktime</text:p>
          </table:table-cell>
          <table:table-cell office:value-type="float" office:value="1.693333">
            <text:p>1.693333</text:p>
          </table:table-cell>
          <table:table-cell table:number-columns-repeated="2"/>
          <table:table-cell office:value-type="string">
            <text:p>2019-05-04T09:37:41.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21068.mov</text:p>
          </table:table-cell>
          <table:table-cell table:style-name="ce2" table:formula="of:=HYPERLINK([.A118]; &quot;View Now&quot;)" office:value-type="string" office:string-value="View Now">
            <text:p>View Now</text:p>
          </table:table-cell>
          <table:table-cell office:value-type="string">
            <text:p>video/quicktime</text:p>
          </table:table-cell>
          <table:table-cell office:value-type="float" office:value="2.068345">
            <text:p>2.068345</text:p>
          </table:table-cell>
          <table:table-cell table:number-columns-repeated="2"/>
          <table:table-cell office:value-type="string">
            <text:p>2019-05-03T20:01:54.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21064.mov</text:p>
          </table:table-cell>
          <table:table-cell table:style-name="ce2" table:formula="of:=HYPERLINK([.A119]; &quot;View Now&quot;)" office:value-type="string" office:string-value="View Now">
            <text:p>View Now</text:p>
          </table:table-cell>
          <table:table-cell office:value-type="string">
            <text:p>video/quicktime</text:p>
          </table:table-cell>
          <table:table-cell office:value-type="float" office:value="3.27">
            <text:p>3.27</text:p>
          </table:table-cell>
          <table:table-cell table:number-columns-repeated="2"/>
          <table:table-cell office:value-type="string">
            <text:p>2019-05-02T16:54:51.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21071.mov</text:p>
          </table:table-cell>
          <table:table-cell table:style-name="ce2" table:formula="of:=HYPERLINK([.A120]; &quot;View Now&quot;)" office:value-type="string" office:string-value="View Now">
            <text:p>View Now</text:p>
          </table:table-cell>
          <table:table-cell office:value-type="string">
            <text:p>video/quicktime</text:p>
          </table:table-cell>
          <table:table-cell office:value-type="float" office:value="1.416667">
            <text:p>1.416667</text:p>
          </table:table-cell>
          <table:table-cell table:number-columns-repeated="2"/>
          <table:table-cell office:value-type="string">
            <text:p>2019-05-04T09:38:18.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21070.mov</text:p>
          </table:table-cell>
          <table:table-cell table:style-name="ce2" table:formula="of:=HYPERLINK([.A121]; &quot;View Now&quot;)" office:value-type="string" office:string-value="View Now">
            <text:p>View Now</text:p>
          </table:table-cell>
          <table:table-cell office:value-type="string">
            <text:p>video/quicktime</text:p>
          </table:table-cell>
          <table:table-cell office:value-type="float" office:value="2.26">
            <text:p>2.26</text:p>
          </table:table-cell>
          <table:table-cell table:number-columns-repeated="2"/>
          <table:table-cell office:value-type="string">
            <text:p>2019-05-04T09:37:44.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21075.mov</text:p>
          </table:table-cell>
          <table:table-cell table:style-name="ce2" table:formula="of:=HYPERLINK([.A122]; &quot;View Now&quot;)" office:value-type="string" office:string-value="View Now">
            <text:p>View Now</text:p>
          </table:table-cell>
          <table:table-cell office:value-type="string">
            <text:p>video/quicktime</text:p>
          </table:table-cell>
          <table:table-cell office:value-type="float" office:value="3.051678">
            <text:p>3.051678</text:p>
          </table:table-cell>
          <table:table-cell table:number-columns-repeated="2"/>
          <table:table-cell office:value-type="string">
            <text:p>2019-05-04T09:39:04.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21072.mov</text:p>
          </table:table-cell>
          <table:table-cell table:style-name="ce2" table:formula="of:=HYPERLINK([.A123]; &quot;View Now&quot;)" office:value-type="string" office:string-value="View Now">
            <text:p>View Now</text:p>
          </table:table-cell>
          <table:table-cell office:value-type="string">
            <text:p>video/quicktime</text:p>
          </table:table-cell>
          <table:table-cell office:value-type="float" office:value="2.985011">
            <text:p>2.985011</text:p>
          </table:table-cell>
          <table:table-cell table:number-columns-repeated="2"/>
          <table:table-cell office:value-type="string">
            <text:p>2019-05-04T09:38:26.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21008.mov</text:p>
          </table:table-cell>
          <table:table-cell table:style-name="ce2" table:formula="of:=HYPERLINK([.A124]; &quot;View Now&quot;)" office:value-type="string" office:string-value="View Now">
            <text:p>View Now</text:p>
          </table:table-cell>
          <table:table-cell office:value-type="string">
            <text:p>video/quicktime</text:p>
          </table:table-cell>
          <table:table-cell office:value-type="float" office:value="12416.797052">
            <text:p>12416.797052</text:p>
          </table:table-cell>
          <table:table-cell table:number-columns-repeated="2"/>
          <table:table-cell office:value-type="string">
            <text:p>2013-02-16T01:19:20.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21076.mov</text:p>
          </table:table-cell>
          <table:table-cell table:style-name="ce2" table:formula="of:=HYPERLINK([.A125]; &quot;View Now&quot;)" office:value-type="string" office:string-value="View Now">
            <text:p>View Now</text:p>
          </table:table-cell>
          <table:table-cell office:value-type="string">
            <text:p>video/quicktime</text:p>
          </table:table-cell>
          <table:table-cell office:value-type="float" office:value="2.985011">
            <text:p>2.985011</text:p>
          </table:table-cell>
          <table:table-cell table:number-columns-repeated="2"/>
          <table:table-cell office:value-type="string">
            <text:p>2019-05-04T09:39:12.000000Z</text:p>
          </table:table-cell>
          <table:table-cell table:number-columns-repeated="2"/>
          <table:table-cell table:style-name="ce6" office:value-type="string">
            <text:p>Sunset at Little Saint James</text:p>
          </table:table-cell>
          <table:table-cell table:number-columns-repeated="1014"/>
        </table:table-row>
        <table:table-row table:style-name="ro2">
          <table:table-cell office:value-type="string">
            <text:p>https://www.justice.gov/epstein/files/DataSet%2010/EFTA01621077.mov</text:p>
          </table:table-cell>
          <table:table-cell table:style-name="ce2" table:formula="of:=HYPERLINK([.A126]; &quot;View Now&quot;)" office:value-type="string" office:string-value="View Now">
            <text:p>View Now</text:p>
          </table:table-cell>
          <table:table-cell office:value-type="string">
            <text:p>video/quicktime</text:p>
          </table:table-cell>
          <table:table-cell office:value-type="float" office:value="2.133333">
            <text:p>2.133333</text:p>
          </table:table-cell>
          <table:table-cell table:number-columns-repeated="2"/>
          <table:table-cell office:value-type="string">
            <text:p>2019-05-04T09:39:12.000000Z</text:p>
          </table:table-cell>
          <table:table-cell table:number-columns-repeated="2"/>
          <table:table-cell table:style-name="ce6" office:value-type="string">
            <text:p>Sunset at Little Saint James</text:p>
          </table:table-cell>
          <table:table-cell table:number-columns-repeated="1014"/>
        </table:table-row>
        <table:table-row table:style-name="ro2">
          <table:table-cell office:value-type="string">
            <text:p>https://www.justice.gov/epstein/files/DataSet%2010/EFTA01621084.mov</text:p>
          </table:table-cell>
          <table:table-cell table:style-name="ce2" table:formula="of:=HYPERLINK([.A127]; &quot;View Now&quot;)" office:value-type="string" office:string-value="View Now">
            <text:p>View Now</text:p>
          </table:table-cell>
          <table:table-cell office:value-type="string">
            <text:p>video/quicktime</text:p>
          </table:table-cell>
          <table:table-cell office:value-type="float" office:value="2.001678">
            <text:p>2.001678</text:p>
          </table:table-cell>
          <table:table-cell table:number-columns-repeated="2"/>
          <table:table-cell office:value-type="string">
            <text:p>2019-05-25T18:00:20.000000Z</text:p>
          </table:table-cell>
          <table:table-cell table:number-columns-repeated="2"/>
          <table:table-cell table:style-name="ce6" office:value-type="string">
            <text:p>Jet N212JE on a tarmac – replacement for the Lolita Express</text:p>
          </table:table-cell>
          <table:table-cell table:number-columns-repeated="1014"/>
        </table:table-row>
        <table:table-row table:style-name="ro2">
          <table:table-cell office:value-type="string">
            <text:p>https://www.justice.gov/epstein/files/DataSet%2010/EFTA01621074.mov</text:p>
          </table:table-cell>
          <table:table-cell table:style-name="ce2" table:formula="of:=HYPERLINK([.A128]; &quot;View Now&quot;)" office:value-type="string" office:string-value="View Now">
            <text:p>View Now</text:p>
          </table:table-cell>
          <table:table-cell office:value-type="string">
            <text:p>video/quicktime</text:p>
          </table:table-cell>
          <table:table-cell office:value-type="float" office:value="2.018333">
            <text:p>2.018333</text:p>
          </table:table-cell>
          <table:table-cell table:number-columns-repeated="2"/>
          <table:table-cell office:value-type="string">
            <text:p>2019-05-04T09:38:29.000000Z</text:p>
          </table:table-cell>
          <table:table-cell table:number-columns-repeated="2"/>
          <table:table-cell table:style-name="ce6" office:value-type="string">
            <text:p>Sunset at Little Saint James</text:p>
          </table:table-cell>
          <table:table-cell table:number-columns-repeated="1014"/>
        </table:table-row>
        <table:table-row table:style-name="ro2">
          <table:table-cell office:value-type="string">
            <text:p>https://www.justice.gov/epstein/files/DataSet%2010/EFTA01621073.mov</text:p>
          </table:table-cell>
          <table:table-cell table:style-name="ce2" table:formula="of:=HYPERLINK([.A129]; &quot;View Now&quot;)" office:value-type="string" office:string-value="View Now">
            <text:p>View Now</text:p>
          </table:table-cell>
          <table:table-cell office:value-type="string">
            <text:p>video/quicktime</text:p>
          </table:table-cell>
          <table:table-cell office:value-type="float" office:value="3.018345">
            <text:p>3.018345</text:p>
          </table:table-cell>
          <table:table-cell table:number-columns-repeated="2"/>
          <table:table-cell office:value-type="string">
            <text:p>2019-05-04T09:38:26.000000Z</text:p>
          </table:table-cell>
          <table:table-cell table:number-columns-repeated="2"/>
          <table:table-cell table:style-name="ce6" office:value-type="string">
            <text:p>Sunset at Little Saint James</text:p>
          </table:table-cell>
          <table:table-cell table:number-columns-repeated="1014"/>
        </table:table-row>
        <table:table-row table:style-name="ro2">
          <table:table-cell office:value-type="string">
            <text:p>https://www.justice.gov/epstein/files/DataSet%2010/EFTA01621080.mov</text:p>
          </table:table-cell>
          <table:table-cell table:style-name="ce2" table:formula="of:=HYPERLINK([.A130]; &quot;View Now&quot;)" office:value-type="string" office:string-value="View Now">
            <text:p>View Now</text:p>
          </table:table-cell>
          <table:table-cell office:value-type="string">
            <text:p>video/quicktime</text:p>
          </table:table-cell>
          <table:table-cell office:value-type="float" office:value="1.968345">
            <text:p>1.968345</text:p>
          </table:table-cell>
          <table:table-cell table:number-columns-repeated="2"/>
          <table:table-cell office:value-type="string">
            <text:p>2019-05-04T17:15:04.000000Z</text:p>
          </table:table-cell>
          <table:table-cell table:number-columns-repeated="2"/>
          <table:table-cell table:style-name="ce6" office:value-type="string">
            <text:p>Landscapping at little saint james</text:p>
          </table:table-cell>
          <table:table-cell table:number-columns-repeated="1014"/>
        </table:table-row>
        <table:table-row table:style-name="ro2">
          <table:table-cell office:value-type="string">
            <text:p>https://www.justice.gov/epstein/files/DataSet%2010/EFTA01621079.mov</text:p>
          </table:table-cell>
          <table:table-cell table:style-name="ce2" table:formula="of:=HYPERLINK([.A131]; &quot;View Now&quot;)" office:value-type="string" office:string-value="View Now">
            <text:p>View Now</text:p>
          </table:table-cell>
          <table:table-cell office:value-type="string">
            <text:p>video/quicktime</text:p>
          </table:table-cell>
          <table:table-cell office:value-type="float" office:value="2.801678">
            <text:p>2.801678</text:p>
          </table:table-cell>
          <table:table-cell table:number-columns-repeated="2"/>
          <table:table-cell office:value-type="string">
            <text:p>2019-05-04T17:14:58.000000Z</text:p>
          </table:table-cell>
          <table:table-cell table:number-columns-repeated="2"/>
          <table:table-cell table:style-name="ce6" office:value-type="string">
            <text:p>Landscapping at little saint james</text:p>
          </table:table-cell>
          <table:table-cell table:number-columns-repeated="1014"/>
        </table:table-row>
        <table:table-row table:style-name="ro2">
          <table:table-cell office:value-type="string">
            <text:p>https://www.justice.gov/epstein/files/DataSet%2010/EFTA01621078.mov</text:p>
          </table:table-cell>
          <table:table-cell table:style-name="ce2" table:formula="of:=HYPERLINK([.A132]; &quot;View Now&quot;)" office:value-type="string" office:string-value="View Now">
            <text:p>View Now</text:p>
          </table:table-cell>
          <table:table-cell office:value-type="string">
            <text:p>video/quicktime</text:p>
          </table:table-cell>
          <table:table-cell office:value-type="float" office:value="2.268345">
            <text:p>2.268345</text:p>
          </table:table-cell>
          <table:table-cell table:number-columns-repeated="2"/>
          <table:table-cell office:value-type="string">
            <text:p>2019-05-04T17:14:56.000000Z</text:p>
          </table:table-cell>
          <table:table-cell table:number-columns-repeated="2"/>
          <table:table-cell table:style-name="ce6" office:value-type="string">
            <text:p>landscapping at little saint james</text:p>
          </table:table-cell>
          <table:table-cell table:number-columns-repeated="1014"/>
        </table:table-row>
        <table:table-row table:style-name="ro2">
          <table:table-cell office:value-type="string">
            <text:p>https://www.justice.gov/epstein/files/DataSet%2010/EFTA01621081.mov</text:p>
          </table:table-cell>
          <table:table-cell table:style-name="ce2" table:formula="of:=HYPERLINK([.A133]; &quot;View Now&quot;)" office:value-type="string" office:string-value="View Now">
            <text:p>View Now</text:p>
          </table:table-cell>
          <table:table-cell office:value-type="string">
            <text:p>video/quicktime</text:p>
          </table:table-cell>
          <table:table-cell office:value-type="float" office:value="2.385011">
            <text:p>2.385011</text:p>
          </table:table-cell>
          <table:table-cell table:number-columns-repeated="2"/>
          <table:table-cell office:value-type="string">
            <text:p>2019-05-06T14:59:56.000000Z</text:p>
          </table:table-cell>
          <table:table-cell table:number-columns-repeated="2"/>
          <table:table-cell table:style-name="ce6" office:value-type="string">
            <text:p>hand drawing of little saint james layout – shit drawing</text:p>
          </table:table-cell>
          <table:table-cell table:number-columns-repeated="1014"/>
        </table:table-row>
        <table:table-row table:style-name="ro2">
          <table:table-cell office:value-type="string">
            <text:p>https://www.justice.gov/epstein/files/DataSet%2010/EFTA01621085.mov</text:p>
          </table:table-cell>
          <table:table-cell table:style-name="ce2" table:formula="of:=HYPERLINK([.A134]; &quot;View Now&quot;)" office:value-type="string" office:string-value="View Now">
            <text:p>View Now</text:p>
          </table:table-cell>
          <table:table-cell office:value-type="string">
            <text:p>video/quicktime</text:p>
          </table:table-cell>
          <table:table-cell office:value-type="float" office:value="2.836667">
            <text:p>2.836667</text:p>
          </table:table-cell>
          <table:table-cell table:number-columns-repeated="2"/>
          <table:table-cell office:value-type="string">
            <text:p>2019-05-25T18:00:20.000000Z</text:p>
          </table:table-cell>
          <table:table-cell table:number-columns-repeated="2"/>
          <table:table-cell table:style-name="ce6" office:value-type="string">
            <text:p>Jet N212JE on a tarmac – replacement for the Lolita Express</text:p>
          </table:table-cell>
          <table:table-cell table:number-columns-repeated="1014"/>
        </table:table-row>
        <table:table-row table:style-name="ro2">
          <table:table-cell office:value-type="string">
            <text:p>https://www.justice.gov/epstein/files/DataSet%2010/EFTA01621082.mov</text:p>
          </table:table-cell>
          <table:table-cell table:style-name="ce2" table:formula="of:=HYPERLINK([.A135]; &quot;View Now&quot;)" office:value-type="string" office:string-value="View Now">
            <text:p>View Now</text:p>
          </table:table-cell>
          <table:table-cell office:value-type="string">
            <text:p>video/quicktime</text:p>
          </table:table-cell>
          <table:table-cell office:value-type="float" office:value="1.901678">
            <text:p>1.901678</text:p>
          </table:table-cell>
          <table:table-cell table:number-columns-repeated="2"/>
          <table:table-cell office:value-type="string">
            <text:p>2019-05-17T16:26:36.000000Z</text:p>
          </table:table-cell>
          <table:table-cell table:number-columns-repeated="2"/>
          <table:table-cell table:style-name="ce6" office:value-type="string">
            <text:p>Unidentified female ina <text:s/>small office with tons of rolled up blue prints and fedex boxes. </text:p>
          </table:table-cell>
          <table:table-cell table:number-columns-repeated="1014"/>
        </table:table-row>
        <table:table-row table:style-name="ro2">
          <table:table-cell office:value-type="string">
            <text:p>https://www.justice.gov/epstein/files/DataSet%2010/EFTA01621052.mov</text:p>
          </table:table-cell>
          <table:table-cell table:style-name="ce2" table:formula="of:=HYPERLINK([.A136]; &quot;View Now&quot;)" office:value-type="string" office:string-value="View Now">
            <text:p>View Now</text:p>
          </table:table-cell>
          <table:table-cell office:value-type="string">
            <text:p>video/quicktime</text:p>
          </table:table-cell>
          <table:table-cell office:value-type="float" office:value="46.741667">
            <text:p>46.741667</text:p>
          </table:table-cell>
          <table:table-cell table:number-columns-repeated="2"/>
          <table:table-cell office:value-type="string">
            <text:p>2019-04-13T14:34:58.000000Z</text:p>
          </table:table-cell>
          <table:table-cell table:number-columns-repeated="2"/>
          <table:table-cell table:style-name="ce6" office:value-type="string">
            <text:p>Jeffrey Epstein giving a tour of little saint james</text:p>
          </table:table-cell>
          <table:table-cell table:number-columns-repeated="1014"/>
        </table:table-row>
        <table:table-row table:style-name="ro2">
          <table:table-cell office:value-type="string">
            <text:p>https://www.justice.gov/epstein/files/DataSet%2010/EFTA01621044.mov</text:p>
          </table:table-cell>
          <table:table-cell table:style-name="ce2" table:formula="of:=HYPERLINK([.A137]; &quot;View Now&quot;)" office:value-type="string" office:string-value="View Now">
            <text:p>View Now</text:p>
          </table:table-cell>
          <table:table-cell office:value-type="string">
            <text:p>video/quicktime</text:p>
          </table:table-cell>
          <table:table-cell office:value-type="float" office:value="32.028333">
            <text:p>32.028333</text:p>
          </table:table-cell>
          <table:table-cell table:number-columns-repeated="2"/>
          <table:table-cell office:value-type="string">
            <text:p>2019-02-18T15:13:22.000000Z</text:p>
          </table:table-cell>
          <table:table-cell table:number-columns-repeated="2"/>
          <table:table-cell table:style-name="ce6" office:value-type="string">
            <text:p>Pond on Little Saint James </text:p>
          </table:table-cell>
          <table:table-cell table:number-columns-repeated="1014"/>
        </table:table-row>
        <table:table-row table:style-name="ro2">
          <table:table-cell office:value-type="string">
            <text:p>https://www.justice.gov/epstein/files/DataSet%2010/EFTA01621083.mov</text:p>
          </table:table-cell>
          <table:table-cell table:style-name="ce2" table:formula="of:=HYPERLINK([.A138]; &quot;View Now&quot;)" office:value-type="string" office:string-value="View Now">
            <text:p>View Now</text:p>
          </table:table-cell>
          <table:table-cell office:value-type="string">
            <text:p>video/quicktime</text:p>
          </table:table-cell>
          <table:table-cell office:value-type="float" office:value="2.903333">
            <text:p>2.903333</text:p>
          </table:table-cell>
          <table:table-cell table:number-columns-repeated="2"/>
          <table:table-cell office:value-type="string">
            <text:p>2019-05-20T21:58:56.000000Z</text:p>
          </table:table-cell>
          <table:table-cell table:number-columns-repeated="2" office:value-type="string">
            <text:p>Y</text:p>
          </table:table-cell>
          <table:table-cell table:style-name="ce6" office:value-type="string">
            <text:p>Unidentified girl quick side face view. </text:p>
          </table:table-cell>
          <table:table-cell table:number-columns-repeated="1014"/>
        </table:table-row>
        <table:table-row table:style-name="ro2">
          <table:table-cell office:value-type="string">
            <text:p>https://www.justice.gov/epstein/files/DataSet%2010/EFTA01621088.mov</text:p>
          </table:table-cell>
          <table:table-cell table:style-name="ce2" table:formula="of:=HYPERLINK([.A139]; &quot;View Now&quot;)" office:value-type="string" office:string-value="View Now">
            <text:p>View Now</text:p>
          </table:table-cell>
          <table:table-cell office:value-type="string">
            <text:p>video/quicktime</text:p>
          </table:table-cell>
          <table:table-cell office:value-type="float" office:value="2.368345">
            <text:p>2.368345</text:p>
          </table:table-cell>
          <table:table-cell table:number-columns-repeated="2"/>
          <table:table-cell office:value-type="string">
            <text:p>2019-05-26T20:14:35.000000Z</text:p>
          </table:table-cell>
          <table:table-cell table:number-columns-repeated="2"/>
          <table:table-cell table:style-name="ce6" office:value-type="string">
            <text:p>View of outdoor living room furniture somewhere</text:p>
          </table:table-cell>
          <table:table-cell table:number-columns-repeated="1014"/>
        </table:table-row>
        <table:table-row table:style-name="ro2">
          <table:table-cell office:value-type="string">
            <text:p>https://www.justice.gov/epstein/files/DataSet%2010/EFTA01621086.mov</text:p>
          </table:table-cell>
          <table:table-cell table:style-name="ce2" table:formula="of:=HYPERLINK([.A140]; &quot;View Now&quot;)" office:value-type="string" office:string-value="View Now">
            <text:p>View Now</text:p>
          </table:table-cell>
          <table:table-cell office:value-type="string">
            <text:p>video/quicktime</text:p>
          </table:table-cell>
          <table:table-cell office:value-type="float" office:value="2.336667">
            <text:p>2.336667</text:p>
          </table:table-cell>
          <table:table-cell table:number-columns-repeated="2"/>
          <table:table-cell office:value-type="string">
            <text:p>2019-05-25T18:00:20.000000Z</text:p>
          </table:table-cell>
          <table:table-cell table:number-columns-repeated="2"/>
          <table:table-cell table:style-name="ce6" office:value-type="string">
            <text:p>Jet N212JE on a tarmac – replacement for the Lolita Express</text:p>
          </table:table-cell>
          <table:table-cell table:number-columns-repeated="1014"/>
        </table:table-row>
        <table:table-row table:style-name="ro2">
          <table:table-cell office:value-type="string">
            <text:p>https://www.justice.gov/epstein/files/DataSet%2010/EFTA01621087.mov</text:p>
          </table:table-cell>
          <table:table-cell table:style-name="ce2" table:formula="of:=HYPERLINK([.A141]; &quot;View Now&quot;)" office:value-type="string" office:string-value="View Now">
            <text:p>View Now</text:p>
          </table:table-cell>
          <table:table-cell office:value-type="string">
            <text:p>video/quicktime</text:p>
          </table:table-cell>
          <table:table-cell office:value-type="float" office:value="2.368345">
            <text:p>2.368345</text:p>
          </table:table-cell>
          <table:table-cell table:number-columns-repeated="2"/>
          <table:table-cell office:value-type="string">
            <text:p>2019-05-26T20:14:35.000000Z</text:p>
          </table:table-cell>
          <table:table-cell table:number-columns-repeated="2"/>
          <table:table-cell table:style-name="ce6" office:value-type="string">
            <text:p>View of outdoor living room furniture somewhere</text:p>
          </table:table-cell>
          <table:table-cell table:number-columns-repeated="1014"/>
        </table:table-row>
        <table:table-row table:style-name="ro2">
          <table:table-cell office:value-type="string">
            <text:p>https://www.justice.gov/epstein/files/DataSet%2010/EFTA01621096.mov</text:p>
          </table:table-cell>
          <table:table-cell table:style-name="ce2" table:formula="of:=HYPERLINK([.A142]; &quot;View Now&quot;)" office:value-type="string" office:string-value="View Now">
            <text:p>View Now</text:p>
          </table:table-cell>
          <table:table-cell office:value-type="string">
            <text:p>video/quicktime</text:p>
          </table:table-cell>
          <table:table-cell office:value-type="float" office:value="2.036667">
            <text:p>2.036667</text:p>
          </table:table-cell>
          <table:table-cell table:number-columns-repeated="2"/>
          <table:table-cell office:value-type="string">
            <text:p>2019-06-08T20:37:31.000000Z</text:p>
          </table:table-cell>
          <table:table-cell table:number-columns-repeated="2"/>
          <table:table-cell table:style-name="ce6" office:value-type="string">
            <text:p>Random LSJ view</text:p>
          </table:table-cell>
          <table:table-cell table:number-columns-repeated="1014"/>
        </table:table-row>
        <table:table-row table:style-name="ro2">
          <table:table-cell office:value-type="string">
            <text:p>https://www.justice.gov/epstein/files/DataSet%2010/EFTA01621097.mov</text:p>
          </table:table-cell>
          <table:table-cell table:style-name="ce2" table:formula="of:=HYPERLINK([.A143]; &quot;View Now&quot;)" office:value-type="string" office:string-value="View Now">
            <text:p>View Now</text:p>
          </table:table-cell>
          <table:table-cell office:value-type="string">
            <text:p>video/quicktime</text:p>
          </table:table-cell>
          <table:table-cell office:value-type="float" office:value="2.871667">
            <text:p>2.871667</text:p>
          </table:table-cell>
          <table:table-cell table:number-columns-repeated="2"/>
          <table:table-cell office:value-type="string">
            <text:p>2019-06-08T20:37:40.000000Z</text:p>
          </table:table-cell>
          <table:table-cell table:number-columns-repeated="2"/>
          <table:table-cell table:style-name="ce6" office:value-type="string">
            <text:p>Random LSJ view</text:p>
          </table:table-cell>
          <table:table-cell table:number-columns-repeated="1014"/>
        </table:table-row>
        <table:table-row table:style-name="ro2">
          <table:table-cell office:value-type="string">
            <text:p>https://www.justice.gov/epstein/files/DataSet%2010/EFTA01621092.mov</text:p>
          </table:table-cell>
          <table:table-cell table:style-name="ce2" table:formula="of:=HYPERLINK([.A144]; &quot;View Now&quot;)" office:value-type="string" office:string-value="View Now">
            <text:p>View Now</text:p>
          </table:table-cell>
          <table:table-cell office:value-type="string">
            <text:p>video/quicktime</text:p>
          </table:table-cell>
          <table:table-cell office:value-type="float" office:value="1.335">
            <text:p>1.335</text:p>
          </table:table-cell>
          <table:table-cell table:number-columns-repeated="2"/>
          <table:table-cell office:value-type="string">
            <text:p>2019-06-08T20:34:45.000000Z</text:p>
          </table:table-cell>
          <table:table-cell table:number-columns-repeated="2"/>
          <table:table-cell table:style-name="ce6" office:value-type="string">
            <text:p>Random LSJ view</text:p>
          </table:table-cell>
          <table:table-cell table:number-columns-repeated="1014"/>
        </table:table-row>
        <table:table-row table:style-name="ro2">
          <table:table-cell office:value-type="string">
            <text:p>https://www.justice.gov/epstein/files/DataSet%2010/EFTA01621090.mov</text:p>
          </table:table-cell>
          <table:table-cell table:style-name="ce2" table:formula="of:=HYPERLINK([.A145]; &quot;View Now&quot;)" office:value-type="string" office:string-value="View Now">
            <text:p>View Now</text:p>
          </table:table-cell>
          <table:table-cell office:value-type="string">
            <text:p>video/quicktime</text:p>
          </table:table-cell>
          <table:table-cell office:value-type="float" office:value="2.836667">
            <text:p>2.836667</text:p>
          </table:table-cell>
          <table:table-cell table:number-columns-repeated="2"/>
          <table:table-cell office:value-type="string">
            <text:p>2019-05-27T14:53:27.000000Z</text:p>
          </table:table-cell>
          <table:table-cell table:number-columns-repeated="2"/>
          <table:table-cell table:style-name="ce6" office:value-type="string">
            <text:p>Random LSJ view</text:p>
          </table:table-cell>
          <table:table-cell table:number-columns-repeated="1014"/>
        </table:table-row>
        <table:table-row table:style-name="ro2">
          <table:table-cell office:value-type="string">
            <text:p>https://www.justice.gov/epstein/files/DataSet%2010/EFTA01621095.mov</text:p>
          </table:table-cell>
          <table:table-cell table:style-name="ce2" table:formula="of:=HYPERLINK([.A146]; &quot;View Now&quot;)" office:value-type="string" office:string-value="View Now">
            <text:p>View Now</text:p>
          </table:table-cell>
          <table:table-cell office:value-type="string">
            <text:p>video/quicktime</text:p>
          </table:table-cell>
          <table:table-cell office:value-type="float" office:value="1.968345">
            <text:p>1.968345</text:p>
          </table:table-cell>
          <table:table-cell table:number-columns-repeated="2"/>
          <table:table-cell office:value-type="string">
            <text:p>2019-06-08T20:36:54.000000Z</text:p>
          </table:table-cell>
          <table:table-cell table:number-columns-repeated="2"/>
          <table:table-cell table:style-name="ce6" office:value-type="string">
            <text:p>Random LSJ view</text:p>
          </table:table-cell>
          <table:table-cell table:number-columns-repeated="1014"/>
        </table:table-row>
        <table:table-row table:style-name="ro2">
          <table:table-cell office:value-type="string">
            <text:p>https://www.justice.gov/epstein/files/DataSet%2010/EFTA01621089.mov</text:p>
          </table:table-cell>
          <table:table-cell table:style-name="ce2" table:formula="of:=HYPERLINK([.A147]; &quot;View Now&quot;)" office:value-type="string" office:string-value="View Now">
            <text:p>View Now</text:p>
          </table:table-cell>
          <table:table-cell office:value-type="string">
            <text:p>video/quicktime</text:p>
          </table:table-cell>
          <table:table-cell office:value-type="float" office:value="2.268345">
            <text:p>2.268345</text:p>
          </table:table-cell>
          <table:table-cell table:number-columns-repeated="2"/>
          <table:table-cell office:value-type="string">
            <text:p>2019-05-27T14:53:26.000000Z</text:p>
          </table:table-cell>
          <table:table-cell table:number-columns-repeated="2"/>
          <table:table-cell table:style-name="ce6" office:value-type="string">
            <text:p>Random LSJ view</text:p>
          </table:table-cell>
          <table:table-cell table:number-columns-repeated="1014"/>
        </table:table-row>
        <table:table-row table:style-name="ro2">
          <table:table-cell office:value-type="string">
            <text:p>https://www.justice.gov/epstein/files/DataSet%2010/EFTA01621093.mov</text:p>
          </table:table-cell>
          <table:table-cell table:style-name="ce2" table:formula="of:=HYPERLINK([.A148]; &quot;View Now&quot;)" office:value-type="string" office:string-value="View Now">
            <text:p>View Now</text:p>
          </table:table-cell>
          <table:table-cell office:value-type="string">
            <text:p>video/quicktime</text:p>
          </table:table-cell>
          <table:table-cell office:value-type="float" office:value="2.235011">
            <text:p>2.235011</text:p>
          </table:table-cell>
          <table:table-cell table:number-columns-repeated="2"/>
          <table:table-cell office:value-type="string">
            <text:p>2019-06-08T20:35:40.000000Z</text:p>
          </table:table-cell>
          <table:table-cell table:number-columns-repeated="2"/>
          <table:table-cell table:style-name="ce6" office:value-type="string">
            <text:p>Random LSJ view</text:p>
          </table:table-cell>
          <table:table-cell table:number-columns-repeated="1014"/>
        </table:table-row>
        <table:table-row table:style-name="ro2">
          <table:table-cell office:value-type="string">
            <text:p>https://www.justice.gov/epstein/files/DataSet%2010/EFTA01621091.mov</text:p>
          </table:table-cell>
          <table:table-cell table:style-name="ce2" table:formula="of:=HYPERLINK([.A149]; &quot;View Now&quot;)" office:value-type="string" office:string-value="View Now">
            <text:p>View Now</text:p>
          </table:table-cell>
          <table:table-cell office:value-type="string">
            <text:p>video/quicktime</text:p>
          </table:table-cell>
          <table:table-cell office:value-type="float" office:value="0.983333">
            <text:p>0.983333</text:p>
          </table:table-cell>
          <table:table-cell table:number-columns-repeated="2"/>
          <table:table-cell office:value-type="string">
            <text:p>2019-06-04T16:36:49.000000Z</text:p>
          </table:table-cell>
          <table:table-cell table:number-columns-repeated="2"/>
          <table:table-cell table:style-name="ce6" office:value-type="string">
            <text:p>Random boomer Epstein selfie accident</text:p>
          </table:table-cell>
          <table:table-cell table:number-columns-repeated="1014"/>
        </table:table-row>
        <table:table-row table:style-name="ro2">
          <table:table-cell office:value-type="string">
            <text:p>https://www.justice.gov/epstein/files/DataSet%2010/EFTA01621094.mov</text:p>
          </table:table-cell>
          <table:table-cell table:style-name="ce2" table:formula="of:=HYPERLINK([.A150]; &quot;View Now&quot;)" office:value-type="string" office:string-value="View Now">
            <text:p>View Now</text:p>
          </table:table-cell>
          <table:table-cell office:value-type="string">
            <text:p>video/quicktime</text:p>
          </table:table-cell>
          <table:table-cell office:value-type="float" office:value="1.535">
            <text:p>1.535</text:p>
          </table:table-cell>
          <table:table-cell table:number-columns-repeated="2"/>
          <table:table-cell office:value-type="string">
            <text:p>2019-06-08T20:35:44.000000Z</text:p>
          </table:table-cell>
          <table:table-cell table:number-columns-repeated="2"/>
          <table:table-cell table:style-name="ce6" office:value-type="string">
            <text:p>Random LSJ view</text:p>
          </table:table-cell>
          <table:table-cell table:number-columns-repeated="1014"/>
        </table:table-row>
        <table:table-row table:style-name="ro2">
          <table:table-cell office:value-type="string">
            <text:p>https://www.justice.gov/epstein/files/DataSet%2010/EFTA01621098.mov</text:p>
          </table:table-cell>
          <table:table-cell table:style-name="ce2" table:formula="of:=HYPERLINK([.A151]; &quot;View Now&quot;)" office:value-type="string" office:string-value="View Now">
            <text:p>View Now</text:p>
          </table:table-cell>
          <table:table-cell office:value-type="string">
            <text:p>video/quicktime</text:p>
          </table:table-cell>
          <table:table-cell office:value-type="float" office:value="1.201667">
            <text:p>1.201667</text:p>
          </table:table-cell>
          <table:table-cell table:number-columns-repeated="2"/>
          <table:table-cell office:value-type="string">
            <text:p>2019-06-08T20:38:17.000000Z</text:p>
          </table:table-cell>
          <table:table-cell table:number-columns-repeated="2"/>
          <table:table-cell table:style-name="ce6" office:value-type="string">
            <text:p>Random LSJ view</text:p>
          </table:table-cell>
          <table:table-cell table:number-columns-repeated="1014"/>
        </table:table-row>
        <table:table-row table:style-name="ro2">
          <table:table-cell office:value-type="string">
            <text:p>https://www.justice.gov/epstein/files/DataSet%2010/EFTA01621100.mov</text:p>
          </table:table-cell>
          <table:table-cell table:style-name="ce2" table:formula="of:=HYPERLINK([.A152]; &quot;View Now&quot;)" office:value-type="string" office:string-value="View Now">
            <text:p>View Now</text:p>
          </table:table-cell>
          <table:table-cell office:value-type="string">
            <text:p>video/quicktime</text:p>
          </table:table-cell>
          <table:table-cell office:value-type="float" office:value="2.1">
            <text:p>2.1</text:p>
          </table:table-cell>
          <table:table-cell table:number-columns-repeated="2"/>
          <table:table-cell office:value-type="string">
            <text:p>2019-06-08T20:39:07.000000Z</text:p>
          </table:table-cell>
          <table:table-cell table:number-columns-repeated="2"/>
          <table:table-cell table:style-name="ce6" office:value-type="string">
            <text:p>Random LSJ view</text:p>
          </table:table-cell>
          <table:table-cell table:number-columns-repeated="1014"/>
        </table:table-row>
        <table:table-row table:style-name="ro2">
          <table:table-cell office:value-type="string">
            <text:p>https://www.justice.gov/epstein/files/DataSet%2010/EFTA01621101.mov</text:p>
          </table:table-cell>
          <table:table-cell table:style-name="ce2" table:formula="of:=HYPERLINK([.A153]; &quot;View Now&quot;)" office:value-type="string" office:string-value="View Now">
            <text:p>View Now</text:p>
          </table:table-cell>
          <table:table-cell office:value-type="string">
            <text:p>video/quicktime</text:p>
          </table:table-cell>
          <table:table-cell office:value-type="float" office:value="2.135011">
            <text:p>2.135011</text:p>
          </table:table-cell>
          <table:table-cell table:number-columns-repeated="2"/>
          <table:table-cell office:value-type="string">
            <text:p>2019-06-08T20:40:08.000000Z</text:p>
          </table:table-cell>
          <table:table-cell table:number-columns-repeated="2"/>
          <table:table-cell table:style-name="ce6" office:value-type="string">
            <text:p>Random LSJ view</text:p>
          </table:table-cell>
          <table:table-cell table:number-columns-repeated="1014"/>
        </table:table-row>
        <table:table-row table:style-name="ro2">
          <table:table-cell office:value-type="string">
            <text:p>https://www.justice.gov/epstein/files/DataSet%2010/EFTA01621099.mov</text:p>
          </table:table-cell>
          <table:table-cell table:style-name="ce2" table:formula="of:=HYPERLINK([.A154]; &quot;View Now&quot;)" office:value-type="string" office:string-value="View Now">
            <text:p>View Now</text:p>
          </table:table-cell>
          <table:table-cell office:value-type="string">
            <text:p>video/quicktime</text:p>
          </table:table-cell>
          <table:table-cell office:value-type="float" office:value="2.303333">
            <text:p>2.303333</text:p>
          </table:table-cell>
          <table:table-cell table:number-columns-repeated="2"/>
          <table:table-cell office:value-type="string">
            <text:p>2019-06-08T20:38:55.000000Z</text:p>
          </table:table-cell>
          <table:table-cell table:number-columns-repeated="2"/>
          <table:table-cell table:style-name="ce6" office:value-type="string">
            <text:p>Random LSJ view</text:p>
          </table:table-cell>
          <table:table-cell table:number-columns-repeated="1014"/>
        </table:table-row>
        <table:table-row table:style-name="ro2">
          <table:table-cell office:value-type="string">
            <text:p>https://www.justice.gov/epstein/files/DataSet%2010/EFTA01621104.mov</text:p>
          </table:table-cell>
          <table:table-cell table:style-name="ce2" table:formula="of:=HYPERLINK([.A155]; &quot;View Now&quot;)" office:value-type="string" office:string-value="View Now">
            <text:p>View Now</text:p>
          </table:table-cell>
          <table:table-cell office:value-type="string">
            <text:p>video/quicktime</text:p>
          </table:table-cell>
          <table:table-cell office:value-type="float" office:value="1.083333">
            <text:p>1.083333</text:p>
          </table:table-cell>
          <table:table-cell table:number-columns-repeated="2"/>
          <table:table-cell office:value-type="string">
            <text:p>2019-06-12T16:52:10.000000Z</text:p>
          </table:table-cell>
          <table:table-cell/>
          <table:table-cell office:value-type="string">
            <text:p>Y</text:p>
          </table:table-cell>
          <table:table-cell table:style-name="ce6" office:value-type="string">
            <text:p>Unidentified man in a private jet on the tarmac. Other jets visible from window. Unidentified woman taking video</text:p>
          </table:table-cell>
          <table:table-cell table:number-columns-repeated="1014"/>
        </table:table-row>
        <table:table-row table:style-name="ro2">
          <table:table-cell office:value-type="string">
            <text:p>https://www.justice.gov/epstein/files/DataSet%2010/EFTA01621105.mov</text:p>
          </table:table-cell>
          <table:table-cell table:style-name="ce2" table:formula="of:=HYPERLINK([.A156]; &quot;View Now&quot;)" office:value-type="string" office:string-value="View Now">
            <text:p>View Now</text:p>
          </table:table-cell>
          <table:table-cell office:value-type="string">
            <text:p>video/quicktime</text:p>
          </table:table-cell>
          <table:table-cell office:value-type="float" office:value="1.116667">
            <text:p>1.116667</text:p>
          </table:table-cell>
          <table:table-cell table:number-columns-repeated="2"/>
          <table:table-cell office:value-type="string">
            <text:p>2019-06-12T16:52:13.000000Z</text:p>
          </table:table-cell>
          <table:table-cell/>
          <table:table-cell office:value-type="string">
            <text:p>Y</text:p>
          </table:table-cell>
          <table:table-cell table:style-name="ce6" office:value-type="string">
            <text:p>Unidentified man in a private jet on the tarmac. Other jets visible from window. Unidentified woman taking video </text:p>
          </table:table-cell>
          <table:table-cell table:number-columns-repeated="1014"/>
        </table:table-row>
        <table:table-row table:style-name="ro2">
          <table:table-cell office:value-type="string">
            <text:p>https://www.justice.gov/epstein/files/DataSet%2010/EFTA01621102.mov</text:p>
          </table:table-cell>
          <table:table-cell table:style-name="ce2" table:formula="of:=HYPERLINK([.A157]; &quot;View Now&quot;)" office:value-type="string" office:string-value="View Now">
            <text:p>View Now</text:p>
          </table:table-cell>
          <table:table-cell office:value-type="string">
            <text:p>video/quicktime</text:p>
          </table:table-cell>
          <table:table-cell office:value-type="float" office:value="1.968345">
            <text:p>1.968345</text:p>
          </table:table-cell>
          <table:table-cell table:number-columns-repeated="2"/>
          <table:table-cell office:value-type="string">
            <text:p>2019-06-08T20:41:11.000000Z</text:p>
          </table:table-cell>
          <table:table-cell table:number-columns-repeated="2"/>
          <table:table-cell table:style-name="ce6" office:value-type="string">
            <text:p>Random LSJ view</text:p>
          </table:table-cell>
          <table:table-cell table:number-columns-repeated="1014"/>
        </table:table-row>
        <table:table-row table:style-name="ro2">
          <table:table-cell office:value-type="string">
            <text:p>https://www.justice.gov/epstein/files/DataSet%2010/EFTA01621919.mov</text:p>
          </table:table-cell>
          <table:table-cell table:style-name="ce2" table:formula="of:=HYPERLINK([.A158]; &quot;View Now&quot;)" office:value-type="string" office:string-value="View Now">
            <text:p>View Now</text:p>
          </table:table-cell>
          <table:table-cell office:value-type="string">
            <text:p>video/quicktime</text:p>
          </table:table-cell>
          <table:table-cell office:value-type="float" office:value="42.623333">
            <text:p>42.623333</text:p>
          </table:table-cell>
          <table:table-cell table:number-columns-repeated="2"/>
          <table:table-cell office:value-type="string">
            <text:p>2016-06-28T00:41:33.000000Z</text:p>
          </table:table-cell>
          <table:table-cell table:number-columns-repeated="2"/>
          <table:table-cell table:style-name="ce6" office:value-type="string">
            <text:p>Random view, possible Greece </text:p>
          </table:table-cell>
          <table:table-cell table:number-columns-repeated="1014"/>
        </table:table-row>
        <table:table-row table:style-name="ro2">
          <table:table-cell office:value-type="string">
            <text:p>https://www.justice.gov/epstein/files/DataSet%2010/EFTA01621103.mov</text:p>
          </table:table-cell>
          <table:table-cell table:style-name="ce2" table:formula="of:=HYPERLINK([.A159]; &quot;View Now&quot;)" office:value-type="string" office:string-value="View Now">
            <text:p>View Now</text:p>
          </table:table-cell>
          <table:table-cell office:value-type="string">
            <text:p>video/quicktime</text:p>
          </table:table-cell>
          <table:table-cell office:value-type="float" office:value="0.866667">
            <text:p>0.866667</text:p>
          </table:table-cell>
          <table:table-cell table:number-columns-repeated="2"/>
          <table:table-cell office:value-type="string">
            <text:p>2019-06-12T16:52:08.000000Z</text:p>
          </table:table-cell>
          <table:table-cell table:number-columns-repeated="2"/>
          <table:table-cell table:style-name="ce6" office:value-type="string">
            <text:p>Unidentified man in a private jet on the tarmac. Other jets visible from window. Unidentified woman taking video </text:p>
          </table:table-cell>
          <table:table-cell table:number-columns-repeated="1014"/>
        </table:table-row>
        <table:table-row table:style-name="ro2">
          <table:table-cell office:value-type="string">
            <text:p>https://www.justice.gov/epstein/files/DataSet%2010/EFTA01621920.mov</text:p>
          </table:table-cell>
          <table:table-cell table:style-name="ce2" table:formula="of:=HYPERLINK([.A160]; &quot;View Now&quot;)" office:value-type="string" office:string-value="View Now">
            <text:p>View Now</text:p>
          </table:table-cell>
          <table:table-cell office:value-type="string">
            <text:p>video/quicktime</text:p>
          </table:table-cell>
          <table:table-cell office:value-type="float" office:value="31.918333">
            <text:p>31.918333</text:p>
          </table:table-cell>
          <table:table-cell table:number-columns-repeated="2"/>
          <table:table-cell office:value-type="string">
            <text:p>2016-06-29T20:12:20.000000Z</text:p>
          </table:table-cell>
          <table:table-cell table:number-columns-repeated="2"/>
          <table:table-cell table:style-name="ce6" office:value-type="string">
            <text:p>Random video of child trying to walk location unkown. Taken by unidentified woman. </text:p>
          </table:table-cell>
          <table:table-cell table:number-columns-repeated="1014"/>
        </table:table-row>
        <table:table-row table:style-name="ro2">
          <table:table-cell office:value-type="string">
            <text:p>https://www.justice.gov/epstein/files/DataSet%2010/EFTA01621228.mov</text:p>
          </table:table-cell>
          <table:table-cell table:style-name="ce2" table:formula="of:=HYPERLINK([.A161]; &quot;View Now&quot;)" office:value-type="string" office:string-value="View Now">
            <text:p>View Now</text:p>
          </table:table-cell>
          <table:table-cell office:value-type="string">
            <text:p>video/quicktime</text:p>
          </table:table-cell>
          <table:table-cell office:value-type="float" office:value="15.680021">
            <text:p>15.680021</text:p>
          </table:table-cell>
          <table:table-cell table:number-columns-repeated="2"/>
          <table:table-cell office:value-type="string">
            <text:p>2019-06-21T17:31:07.000000Z</text:p>
          </table:table-cell>
          <table:table-cell table:number-columns-repeated="2"/>
          <table:table-cell table:style-name="ce6" office:value-type="string">
            <text:p>Second click of old video. Appears to be hotel room but no sheets on the bed. </text:p>
          </table:table-cell>
          <table:table-cell table:number-columns-repeated="1014"/>
        </table:table-row>
        <table:table-row table:style-name="ro2">
          <table:table-cell office:value-type="string">
            <text:p>https://www.justice.gov/epstein/files/DataSet%2010/EFTA01621167.mov</text:p>
          </table:table-cell>
          <table:table-cell table:style-name="ce2" table:formula="of:=HYPERLINK([.A162]; &quot;View Now&quot;)" office:value-type="string" office:string-value="View Now">
            <text:p>View Now</text:p>
          </table:table-cell>
          <table:table-cell office:value-type="string">
            <text:p>video/quicktime</text:p>
          </table:table-cell>
          <table:table-cell office:value-type="float" office:value="15.43">
            <text:p>15.43</text:p>
          </table:table-cell>
          <table:table-cell office:value-type="string">
            <text:p>+58.2474+011.4610+007.573/</text:p>
          </table:table-cell>
          <table:table-cell table:formula="of:=HYPERLINK(&quot;https://www.google.com/maps?q=58.2474,11.461&quot;;&quot;MAP&quot;)" office:value-type="string" office:string-value="MAP">
            <text:p>MAP</text:p>
          </table:table-cell>
          <table:table-cell office:value-type="string">
            <text:p>2019-06-23T22:42:02.000000Z</text:p>
          </table:table-cell>
          <table:table-cell table:number-columns-repeated="2"/>
          <table:table-cell table:style-name="ce7" office:value-type="string">
            <text:p>Video from the back porch of SKRÄDDARESTIGEN 1, 450 34 Fiskebäckskil, Sweden There is an unknown bald man in the back yard. has been publicly linked in unsealed Jeffrey Epstein court documents and related media coverage to Eva Andersson-Dubin (also known as Eva Andersson or Dr. Eva Birgitta Andersson-Dubin), a Swedish-American physician, philanthropist, former Miss Sweden (1980), and founder of the Dubin Breast Center at Mount Sinai.</text:p>
          </table:table-cell>
          <table:table-cell table:number-columns-repeated="1014"/>
        </table:table-row>
        <table:table-row table:style-name="ro2">
          <table:table-cell office:value-type="string">
            <text:p>https://www.justice.gov/epstein/files/DataSet%2010/EFTA01621168.mov</text:p>
          </table:table-cell>
          <table:table-cell table:style-name="ce2" table:formula="of:=HYPERLINK([.A163]; &quot;View Now&quot;)" office:value-type="string" office:string-value="View Now">
            <text:p>View Now</text:p>
          </table:table-cell>
          <table:table-cell office:value-type="string">
            <text:p>video/quicktime</text:p>
          </table:table-cell>
          <table:table-cell office:value-type="float" office:value="16.096667">
            <text:p>16.096667</text:p>
          </table:table-cell>
          <table:table-cell office:value-type="string">
            <text:p>+58.2495+011.4593+004.771/</text:p>
          </table:table-cell>
          <table:table-cell table:formula="of:=HYPERLINK(&quot;https://www.google.com/maps?q=58.2495,11.4593&quot;;&quot;MAP&quot;)" office:value-type="string" office:string-value="MAP">
            <text:p>MAP</text:p>
          </table:table-cell>
          <table:table-cell office:value-type="string">
            <text:p>2019-06-26T10:37:06.000000Z</text:p>
          </table:table-cell>
          <table:table-cell table:number-columns-repeated="2"/>
          <table:table-cell table:style-name="ce7" office:value-type="string">
            <text:p>Video from a random dock at Hålesand 10, 451 78 Fiskebäckskil, Sweden</text:p>
          </table:table-cell>
          <table:table-cell table:number-columns-repeated="1014"/>
        </table:table-row>
        <table:table-row table:style-name="ro2">
          <table:table-cell office:value-type="string">
            <text:p>https://www.justice.gov/epstein/files/DataSet%2010/EFTA01621169.mov</text:p>
          </table:table-cell>
          <table:table-cell table:style-name="ce2" table:formula="of:=HYPERLINK([.A164]; &quot;View Now&quot;)" office:value-type="string" office:string-value="View Now">
            <text:p>View Now</text:p>
          </table:table-cell>
          <table:table-cell office:value-type="string">
            <text:p>video/quicktime</text:p>
          </table:table-cell>
          <table:table-cell office:value-type="float" office:value="26.195">
            <text:p>26.195</text:p>
          </table:table-cell>
          <table:table-cell office:value-type="string">
            <text:p>+58.2479+011.4579+027.923/</text:p>
          </table:table-cell>
          <table:table-cell table:formula="of:=HYPERLINK(&quot;https://www.google.com/maps?q=58.2479,11.4579&quot;;&quot;MAP&quot;)" office:value-type="string" office:string-value="MAP">
            <text:p>MAP</text:p>
          </table:table-cell>
          <table:table-cell office:value-type="string">
            <text:p>2019-06-27T23:14:17.000000Z</text:p>
          </table:table-cell>
          <table:table-cell table:number-columns-repeated="2"/>
          <table:table-cell table:style-name="ce7" office:value-type="string">
            <text:p>Video from small hilltop in sweden. </text:p>
          </table:table-cell>
          <table:table-cell table:number-columns-repeated="1014"/>
        </table:table-row>
        <table:table-row table:style-name="ro2">
          <table:table-cell office:value-type="string">
            <text:p>https://www.justice.gov/epstein/files/DataSet%2010/EFTA01622053.mov</text:p>
          </table:table-cell>
          <table:table-cell table:style-name="ce2" table:formula="of:=HYPERLINK([.A165]; &quot;View Now&quot;)" office:value-type="string" office:string-value="View Now">
            <text:p>View Now</text:p>
          </table:table-cell>
          <table:table-cell office:value-type="string">
            <text:p>video/quicktime</text:p>
          </table:table-cell>
          <table:table-cell office:value-type="float" office:value="7.003333">
            <text:p>7.003333</text:p>
          </table:table-cell>
          <table:table-cell office:value-type="string">
            <text:p>+58.2475+011.4614+000.427/</text:p>
          </table:table-cell>
          <table:table-cell table:formula="of:=HYPERLINK(&quot;https://www.google.com/maps?q=58.2475,11.4614&quot;;&quot;MAP&quot;)" office:value-type="string" office:string-value="MAP">
            <text:p>MAP</text:p>
          </table:table-cell>
          <table:table-cell office:value-type="string">
            <text:p>2016-07-03T13:45:03.000000Z</text:p>
          </table:table-cell>
          <table:table-cell table:number-columns-repeated="2"/>
          <table:table-cell table:style-name="ce7" office:value-type="string">
            <text:p>Video of a girl jumping into the water at SKRÄDDARESTIGEN 1, 450 34 Fiskebäckskil, Sweden the video is being taken by another young girl based on her voice. </text:p>
          </table:table-cell>
          <table:table-cell table:number-columns-repeated="1014"/>
        </table:table-row>
        <table:table-row table:style-name="ro2">
          <table:table-cell office:value-type="string">
            <text:p>https://www.justice.gov/epstein/files/DataSet%2010/EFTA01621106.mov</text:p>
          </table:table-cell>
          <table:table-cell table:style-name="ce2" table:formula="of:=HYPERLINK([.A166]; &quot;View Now&quot;)" office:value-type="string" office:string-value="View Now">
            <text:p>View Now</text:p>
          </table:table-cell>
          <table:table-cell office:value-type="string">
            <text:p>video/quicktime</text:p>
          </table:table-cell>
          <table:table-cell office:value-type="float" office:value="2.818333">
            <text:p>2.818333</text:p>
          </table:table-cell>
          <table:table-cell table:number-columns-repeated="2"/>
          <table:table-cell office:value-type="string">
            <text:p>2019-06-21T18:17:55.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22052.mov</text:p>
          </table:table-cell>
          <table:table-cell table:style-name="ce2" table:formula="of:=HYPERLINK([.A167]; &quot;View Now&quot;)" office:value-type="string" office:string-value="View Now">
            <text:p>View Now</text:p>
          </table:table-cell>
          <table:table-cell office:value-type="string">
            <text:p>video/quicktime</text:p>
          </table:table-cell>
          <table:table-cell office:value-type="float" office:value="5.77">
            <text:p>5.77</text:p>
          </table:table-cell>
          <table:table-cell office:value-type="string">
            <text:p>+58.2475+011.4613+001.895/</text:p>
          </table:table-cell>
          <table:table-cell table:formula="of:=HYPERLINK(&quot;https://www.google.com/maps?q=58.2475,11.4613&quot;;&quot;MAP&quot;)" office:value-type="string" office:string-value="MAP">
            <text:p>MAP</text:p>
          </table:table-cell>
          <table:table-cell office:value-type="string">
            <text:p>2016-07-03T13:43:59.000000Z</text:p>
          </table:table-cell>
          <table:table-cell table:number-columns-repeated="2"/>
          <table:table-cell table:style-name="ce7" office:value-type="string">
            <text:p>Video taken by women, three unknown men on boat leaving the dock at SKRÄDDARESTIGEN 1, 450 34 Fiskebäckskil, Sweden</text:p>
          </table:table-cell>
          <table:table-cell table:number-columns-repeated="1014"/>
        </table:table-row>
        <table:table-row table:style-name="ro2">
          <table:table-cell office:value-type="string">
            <text:p>https://www.justice.gov/epstein/files/DataSet%2010/EFTA01622055.mov</text:p>
          </table:table-cell>
          <table:table-cell table:style-name="ce2" table:formula="of:=HYPERLINK([.A168]; &quot;View Now&quot;)" office:value-type="string" office:string-value="View Now">
            <text:p>View Now</text:p>
          </table:table-cell>
          <table:table-cell office:value-type="string">
            <text:p>video/quicktime</text:p>
          </table:table-cell>
          <table:table-cell office:value-type="float" office:value="9.871678">
            <text:p>9.871678</text:p>
          </table:table-cell>
          <table:table-cell office:value-type="string">
            <text:p>+58.2475+011.4614+003.802/</text:p>
          </table:table-cell>
          <table:table-cell table:formula="of:=HYPERLINK(&quot;https://www.google.com/maps?q=58.2475,11.4614&quot;;&quot;MAP&quot;)" office:value-type="string" office:string-value="MAP">
            <text:p>MAP</text:p>
          </table:table-cell>
          <table:table-cell office:value-type="string">
            <text:p>2016-07-09T12:32:46.000000Z</text:p>
          </table:table-cell>
          <table:table-cell table:number-columns-repeated="2"/>
          <table:table-cell table:style-name="ce7" office:value-type="string">
            <text:p>Video of Celina Dubin jumping from the dock into the water at SKRÄDDARESTIGEN 1, 450 34 Fiskebäckskil, Sweden</text:p>
          </table:table-cell>
          <table:table-cell table:number-columns-repeated="1014"/>
        </table:table-row>
        <table:table-row table:style-name="ro2">
          <table:table-cell office:value-type="string">
            <text:p>https://www.justice.gov/epstein/files/DataSet%2010/EFTA01648443.mp4</text:p>
          </table:table-cell>
          <table:table-cell table:style-name="ce2" table:formula="of:=HYPERLINK([.A169];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6"/>
          <table:table-cell table:number-columns-repeated="1014"/>
        </table:table-row>
        <table:table-row table:style-name="ro2">
          <table:table-cell office:value-type="string">
            <text:p>https://www.justice.gov/epstein/files/DataSet%2010/EFTA01624248.mov</text:p>
          </table:table-cell>
          <table:table-cell table:style-name="ce2" table:formula="of:=HYPERLINK([.A170]; &quot;View Now&quot;)" office:value-type="string" office:string-value="View Now">
            <text:p>View Now</text:p>
          </table:table-cell>
          <table:table-cell office:value-type="string">
            <text:p>video/quicktime</text:p>
          </table:table-cell>
          <table:table-cell office:value-type="float" office:value="30.883333">
            <text:p>30.883333</text:p>
          </table:table-cell>
          <table:table-cell table:number-columns-repeated="2"/>
          <table:table-cell office:value-type="string">
            <text:p>2016-01-03T05:31:01.000000Z</text:p>
          </table:table-cell>
          <table:table-cell table:number-columns-repeated="2"/>
          <table:table-cell table:style-name="ce6" office:value-type="string">
            <text:p>Video of Celina Dubin jumping from the dock into the water at SKRÄDDARESTIGEN 1, 450 34 Fiskebäckskil, Sweden</text:p>
          </table:table-cell>
          <table:table-cell table:number-columns-repeated="1014"/>
        </table:table-row>
        <table:table-row table:style-name="ro2">
          <table:table-cell office:value-type="string">
            <text:p>https://www.justice.gov/epstein/files/DataSet%2010/EFTA01622054.mov</text:p>
          </table:table-cell>
          <table:table-cell table:style-name="ce2" table:formula="of:=HYPERLINK([.A171]; &quot;View Now&quot;)" office:value-type="string" office:string-value="View Now">
            <text:p>View Now</text:p>
          </table:table-cell>
          <table:table-cell office:value-type="string">
            <text:p>video/quicktime</text:p>
          </table:table-cell>
          <table:table-cell office:value-type="float" office:value="9.979388">
            <text:p>9.979388</text:p>
          </table:table-cell>
          <table:table-cell table:number-columns-repeated="2"/>
          <table:table-cell office:value-type="string">
            <text:p>2016-07-05T00:30:32.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48441.mp4</text:p>
          </table:table-cell>
          <table:table-cell table:style-name="ce2" table:formula="of:=HYPERLINK([.A172];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450.mp4</text:p>
          </table:table-cell>
          <table:table-cell table:style-name="ce2" table:formula="of:=HYPERLINK([.A173];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24279.mov</text:p>
          </table:table-cell>
          <table:table-cell table:style-name="ce2" table:formula="of:=HYPERLINK([.A174]; &quot;View Now&quot;)" office:value-type="string" office:string-value="View Now">
            <text:p>View Now</text:p>
          </table:table-cell>
          <table:table-cell office:value-type="string">
            <text:p>video/quicktime</text:p>
          </table:table-cell>
          <table:table-cell office:value-type="float" office:value="16.181678">
            <text:p>16.181678</text:p>
          </table:table-cell>
          <table:table-cell table:number-columns-repeated="2"/>
          <table:table-cell office:value-type="string">
            <text:p>2016-01-10T05:29:59.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48445.mp4</text:p>
          </table:table-cell>
          <table:table-cell table:style-name="ce2" table:formula="of:=HYPERLINK([.A175];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442.mp4</text:p>
          </table:table-cell>
          <table:table-cell table:style-name="ce2" table:formula="of:=HYPERLINK([.A176];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444.mp4</text:p>
          </table:table-cell>
          <table:table-cell table:style-name="ce2" table:formula="of:=HYPERLINK([.A177];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451.mp4</text:p>
          </table:table-cell>
          <table:table-cell table:style-name="ce2" table:formula="of:=HYPERLINK([.A178];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454.mp4</text:p>
          </table:table-cell>
          <table:table-cell table:style-name="ce2" table:formula="of:=HYPERLINK([.A179];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449.mp4</text:p>
          </table:table-cell>
          <table:table-cell table:style-name="ce2" table:formula="of:=HYPERLINK([.A180];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447.mp4</text:p>
          </table:table-cell>
          <table:table-cell table:style-name="ce2" table:formula="of:=HYPERLINK([.A181];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446.mp4</text:p>
          </table:table-cell>
          <table:table-cell table:style-name="ce2" table:formula="of:=HYPERLINK([.A182];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448.mp4</text:p>
          </table:table-cell>
          <table:table-cell table:style-name="ce2" table:formula="of:=HYPERLINK([.A183];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456.mp4</text:p>
          </table:table-cell>
          <table:table-cell table:style-name="ce2" table:formula="of:=HYPERLINK([.A184];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452.mp4</text:p>
          </table:table-cell>
          <table:table-cell table:style-name="ce2" table:formula="of:=HYPERLINK([.A185];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453.mp4</text:p>
          </table:table-cell>
          <table:table-cell table:style-name="ce2" table:formula="of:=HYPERLINK([.A186];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458.mp4</text:p>
          </table:table-cell>
          <table:table-cell table:style-name="ce2" table:formula="of:=HYPERLINK([.A187];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455.mp4</text:p>
          </table:table-cell>
          <table:table-cell table:style-name="ce2" table:formula="of:=HYPERLINK([.A188];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467.mp4</text:p>
          </table:table-cell>
          <table:table-cell table:style-name="ce2" table:formula="of:=HYPERLINK([.A189];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462.mp4</text:p>
          </table:table-cell>
          <table:table-cell table:style-name="ce2" table:formula="of:=HYPERLINK([.A190];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457.mp4</text:p>
          </table:table-cell>
          <table:table-cell table:style-name="ce2" table:formula="of:=HYPERLINK([.A191];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460.mp4</text:p>
          </table:table-cell>
          <table:table-cell table:style-name="ce2" table:formula="of:=HYPERLINK([.A192];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471.mp4</text:p>
          </table:table-cell>
          <table:table-cell table:style-name="ce2" table:formula="of:=HYPERLINK([.A193]; &quot;View Now&quot;)" office:value-type="string" office:string-value="View Now">
            <text:p>View Now</text:p>
          </table:table-cell>
          <table:table-cell office:value-type="string">
            <text:p>video/mp4</text:p>
          </table:table-cell>
          <table:table-cell office:value-type="float" office:value="3.92">
            <text:p>3.92</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465.mp4</text:p>
          </table:table-cell>
          <table:table-cell table:style-name="ce2" table:formula="of:=HYPERLINK([.A194];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461.mp4</text:p>
          </table:table-cell>
          <table:table-cell table:style-name="ce2" table:formula="of:=HYPERLINK([.A195];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470.mp4</text:p>
          </table:table-cell>
          <table:table-cell table:style-name="ce2" table:formula="of:=HYPERLINK([.A196];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468.mp4</text:p>
          </table:table-cell>
          <table:table-cell table:style-name="ce2" table:formula="of:=HYPERLINK([.A197];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459.mp4</text:p>
          </table:table-cell>
          <table:table-cell table:style-name="ce2" table:formula="of:=HYPERLINK([.A198];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463.mp4</text:p>
          </table:table-cell>
          <table:table-cell table:style-name="ce2" table:formula="of:=HYPERLINK([.A199];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464.mp4</text:p>
          </table:table-cell>
          <table:table-cell table:style-name="ce2" table:formula="of:=HYPERLINK([.A200];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469.mp4</text:p>
          </table:table-cell>
          <table:table-cell table:style-name="ce2" table:formula="of:=HYPERLINK([.A201];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466.mp4</text:p>
          </table:table-cell>
          <table:table-cell table:style-name="ce2" table:formula="of:=HYPERLINK([.A202];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472.mp4</text:p>
          </table:table-cell>
          <table:table-cell table:style-name="ce2" table:formula="of:=HYPERLINK([.A203];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473.mp4</text:p>
          </table:table-cell>
          <table:table-cell table:style-name="ce2" table:formula="of:=HYPERLINK([.A204];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481.mp4</text:p>
          </table:table-cell>
          <table:table-cell table:style-name="ce2" table:formula="of:=HYPERLINK([.A205];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475.mp4</text:p>
          </table:table-cell>
          <table:table-cell table:style-name="ce2" table:formula="of:=HYPERLINK([.A206];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479.mp4</text:p>
          </table:table-cell>
          <table:table-cell table:style-name="ce2" table:formula="of:=HYPERLINK([.A207]; &quot;View Now&quot;)" office:value-type="string" office:string-value="View Now">
            <text:p>View Now</text:p>
          </table:table-cell>
          <table:table-cell office:value-type="string">
            <text:p>video/mp4</text:p>
          </table:table-cell>
          <table:table-cell office:value-type="float" office:value="1">
            <text:p>1</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474.mp4</text:p>
          </table:table-cell>
          <table:table-cell table:style-name="ce2" table:formula="of:=HYPERLINK([.A208];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477.mp4</text:p>
          </table:table-cell>
          <table:table-cell table:style-name="ce2" table:formula="of:=HYPERLINK([.A209];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485.mp4</text:p>
          </table:table-cell>
          <table:table-cell table:style-name="ce2" table:formula="of:=HYPERLINK([.A210];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482.mp4</text:p>
          </table:table-cell>
          <table:table-cell table:style-name="ce2" table:formula="of:=HYPERLINK([.A211];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478.mp4</text:p>
          </table:table-cell>
          <table:table-cell table:style-name="ce2" table:formula="of:=HYPERLINK([.A212];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476.mp4</text:p>
          </table:table-cell>
          <table:table-cell table:style-name="ce2" table:formula="of:=HYPERLINK([.A213];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486.mp4</text:p>
          </table:table-cell>
          <table:table-cell table:style-name="ce2" table:formula="of:=HYPERLINK([.A214];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484.mp4</text:p>
          </table:table-cell>
          <table:table-cell table:style-name="ce2" table:formula="of:=HYPERLINK([.A215];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480.mp4</text:p>
          </table:table-cell>
          <table:table-cell table:style-name="ce2" table:formula="of:=HYPERLINK([.A216];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483.mp4</text:p>
          </table:table-cell>
          <table:table-cell table:style-name="ce2" table:formula="of:=HYPERLINK([.A217];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487.mp4</text:p>
          </table:table-cell>
          <table:table-cell table:style-name="ce2" table:formula="of:=HYPERLINK([.A218];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494.mp4</text:p>
          </table:table-cell>
          <table:table-cell table:style-name="ce2" table:formula="of:=HYPERLINK([.A219];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489.mp4</text:p>
          </table:table-cell>
          <table:table-cell table:style-name="ce2" table:formula="of:=HYPERLINK([.A220];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492.mp4</text:p>
          </table:table-cell>
          <table:table-cell table:style-name="ce2" table:formula="of:=HYPERLINK([.A221];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491.mp4</text:p>
          </table:table-cell>
          <table:table-cell table:style-name="ce2" table:formula="of:=HYPERLINK([.A222];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490.mp4</text:p>
          </table:table-cell>
          <table:table-cell table:style-name="ce2" table:formula="of:=HYPERLINK([.A223];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495.mp4</text:p>
          </table:table-cell>
          <table:table-cell table:style-name="ce2" table:formula="of:=HYPERLINK([.A224];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488.mp4</text:p>
          </table:table-cell>
          <table:table-cell table:style-name="ce2" table:formula="of:=HYPERLINK([.A225];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493.mp4</text:p>
          </table:table-cell>
          <table:table-cell table:style-name="ce2" table:formula="of:=HYPERLINK([.A226];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496.mp4</text:p>
          </table:table-cell>
          <table:table-cell table:style-name="ce2" table:formula="of:=HYPERLINK([.A227];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499.mp4</text:p>
          </table:table-cell>
          <table:table-cell table:style-name="ce2" table:formula="of:=HYPERLINK([.A228];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498.mp4</text:p>
          </table:table-cell>
          <table:table-cell table:style-name="ce2" table:formula="of:=HYPERLINK([.A229];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497.mp4</text:p>
          </table:table-cell>
          <table:table-cell table:style-name="ce2" table:formula="of:=HYPERLINK([.A230];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00.mp4</text:p>
          </table:table-cell>
          <table:table-cell table:style-name="ce2" table:formula="of:=HYPERLINK([.A231];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03.mp4</text:p>
          </table:table-cell>
          <table:table-cell table:style-name="ce2" table:formula="of:=HYPERLINK([.A232];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04.mp4</text:p>
          </table:table-cell>
          <table:table-cell table:style-name="ce2" table:formula="of:=HYPERLINK([.A233]; &quot;View Now&quot;)" office:value-type="string" office:string-value="View Now">
            <text:p>View Now</text:p>
          </table:table-cell>
          <table:table-cell office:value-type="string">
            <text:p>video/mp4</text:p>
          </table:table-cell>
          <table:table-cell office:value-type="float" office:value="23.066667">
            <text:p>23.06666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01.mp4</text:p>
          </table:table-cell>
          <table:table-cell table:style-name="ce2" table:formula="of:=HYPERLINK([.A234];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02.mp4</text:p>
          </table:table-cell>
          <table:table-cell table:style-name="ce2" table:formula="of:=HYPERLINK([.A235];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05.mp4</text:p>
          </table:table-cell>
          <table:table-cell table:style-name="ce2" table:formula="of:=HYPERLINK([.A236]; &quot;View Now&quot;)" office:value-type="string" office:string-value="View Now">
            <text:p>View Now</text:p>
          </table:table-cell>
          <table:table-cell office:value-type="string">
            <text:p>video/mp4</text:p>
          </table:table-cell>
          <table:table-cell office:value-type="float" office:value="36.8">
            <text:p>36.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08.mp4</text:p>
          </table:table-cell>
          <table:table-cell table:style-name="ce2" table:formula="of:=HYPERLINK([.A237]; &quot;View Now&quot;)" office:value-type="string" office:string-value="View Now">
            <text:p>View Now</text:p>
          </table:table-cell>
          <table:table-cell office:value-type="string">
            <text:p>video/mp4</text:p>
          </table:table-cell>
          <table:table-cell office:value-type="float" office:value="4.946009">
            <text:p>4.946009</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14.mp4</text:p>
          </table:table-cell>
          <table:table-cell table:style-name="ce2" table:formula="of:=HYPERLINK([.A238]; &quot;View Now&quot;)" office:value-type="string" office:string-value="View Now">
            <text:p>View Now</text:p>
          </table:table-cell>
          <table:table-cell office:value-type="string">
            <text:p>video/mp4</text:p>
          </table:table-cell>
          <table:table-cell office:value-type="float" office:value="2.925011">
            <text:p>2.925011</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10.mp4</text:p>
          </table:table-cell>
          <table:table-cell table:style-name="ce2" table:formula="of:=HYPERLINK([.A239]; &quot;View Now&quot;)" office:value-type="string" office:string-value="View Now">
            <text:p>View Now</text:p>
          </table:table-cell>
          <table:table-cell office:value-type="string">
            <text:p>video/mp4</text:p>
          </table:table-cell>
          <table:table-cell office:value-type="float" office:value="7.083333">
            <text:p>7.08333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12.mp4</text:p>
          </table:table-cell>
          <table:table-cell table:style-name="ce2" table:formula="of:=HYPERLINK([.A240]; &quot;View Now&quot;)" office:value-type="string" office:string-value="View Now">
            <text:p>View Now</text:p>
          </table:table-cell>
          <table:table-cell office:value-type="string">
            <text:p>video/mp4</text:p>
          </table:table-cell>
          <table:table-cell office:value-type="float" office:value="24.125011">
            <text:p>24.125011</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17.mp4</text:p>
          </table:table-cell>
          <table:table-cell table:style-name="ce2" table:formula="of:=HYPERLINK([.A241]; &quot;View Now&quot;)" office:value-type="string" office:string-value="View Now">
            <text:p>View Now</text:p>
          </table:table-cell>
          <table:table-cell office:value-type="string">
            <text:p>video/mp4</text:p>
          </table:table-cell>
          <table:table-cell office:value-type="float" office:value="14.743991">
            <text:p>14.743991</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20.mp4</text:p>
          </table:table-cell>
          <table:table-cell table:style-name="ce2" table:formula="of:=HYPERLINK([.A242]; &quot;View Now&quot;)" office:value-type="string" office:string-value="View Now">
            <text:p>View Now</text:p>
          </table:table-cell>
          <table:table-cell office:value-type="string">
            <text:p>video/mp4</text:p>
          </table:table-cell>
          <table:table-cell office:value-type="float" office:value="1.5">
            <text:p>1.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13.mp4</text:p>
          </table:table-cell>
          <table:table-cell table:style-name="ce2" table:formula="of:=HYPERLINK([.A243]; &quot;View Now&quot;)" office:value-type="string" office:string-value="View Now">
            <text:p>View Now</text:p>
          </table:table-cell>
          <table:table-cell office:value-type="string">
            <text:p>video/mp4</text:p>
          </table:table-cell>
          <table:table-cell office:value-type="float" office:value="14.743991">
            <text:p>14.743991</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11.mp4</text:p>
          </table:table-cell>
          <table:table-cell table:style-name="ce2" table:formula="of:=HYPERLINK([.A244]; &quot;View Now&quot;)" office:value-type="string" office:string-value="View Now">
            <text:p>View Now</text:p>
          </table:table-cell>
          <table:table-cell office:value-type="string">
            <text:p>video/mp4</text:p>
          </table:table-cell>
          <table:table-cell office:value-type="float" office:value="9.915011">
            <text:p>9.915011</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21.mp4</text:p>
          </table:table-cell>
          <table:table-cell table:style-name="ce2" table:formula="of:=HYPERLINK([.A245];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06.mp4</text:p>
          </table:table-cell>
          <table:table-cell table:style-name="ce2" table:formula="of:=HYPERLINK([.A246]; &quot;View Now&quot;)" office:value-type="string" office:string-value="View Now">
            <text:p>View Now</text:p>
          </table:table-cell>
          <table:table-cell office:value-type="string">
            <text:p>video/mp4</text:p>
          </table:table-cell>
          <table:table-cell office:value-type="float" office:value="29.233333">
            <text:p>29.23333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09.mp4</text:p>
          </table:table-cell>
          <table:table-cell table:style-name="ce2" table:formula="of:=HYPERLINK([.A247]; &quot;View Now&quot;)" office:value-type="string" office:string-value="View Now">
            <text:p>View Now</text:p>
          </table:table-cell>
          <table:table-cell office:value-type="string">
            <text:p>video/mp4</text:p>
          </table:table-cell>
          <table:table-cell office:value-type="float" office:value="10.077007">
            <text:p>10.07700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22.mp4</text:p>
          </table:table-cell>
          <table:table-cell table:style-name="ce2" table:formula="of:=HYPERLINK([.A248]; &quot;View Now&quot;)" office:value-type="string" office:string-value="View Now">
            <text:p>View Now</text:p>
          </table:table-cell>
          <table:table-cell office:value-type="string">
            <text:p>video/mp4</text:p>
          </table:table-cell>
          <table:table-cell office:value-type="float" office:value="20">
            <text:p>20</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19.mp4</text:p>
          </table:table-cell>
          <table:table-cell table:style-name="ce2" table:formula="of:=HYPERLINK([.A249]; &quot;View Now&quot;)" office:value-type="string" office:string-value="View Now">
            <text:p>View Now</text:p>
          </table:table-cell>
          <table:table-cell office:value-type="string">
            <text:p>video/mp4</text:p>
          </table:table-cell>
          <table:table-cell office:value-type="float" office:value="7">
            <text:p>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07.mp4</text:p>
          </table:table-cell>
          <table:table-cell table:style-name="ce2" table:formula="of:=HYPERLINK([.A250]; &quot;View Now&quot;)" office:value-type="string" office:string-value="View Now">
            <text:p>View Now</text:p>
          </table:table-cell>
          <table:table-cell office:value-type="string">
            <text:p>video/mp4</text:p>
          </table:table-cell>
          <table:table-cell office:value-type="float" office:value="118.8">
            <text:p>118.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27.mp4</text:p>
          </table:table-cell>
          <table:table-cell table:style-name="ce2" table:formula="of:=HYPERLINK([.A251]; &quot;View Now&quot;)" office:value-type="string" office:string-value="View Now">
            <text:p>View Now</text:p>
          </table:table-cell>
          <table:table-cell office:value-type="string">
            <text:p>video/mp4</text:p>
          </table:table-cell>
          <table:table-cell office:value-type="float" office:value="70.466667">
            <text:p>70.46666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31.mp4</text:p>
          </table:table-cell>
          <table:table-cell table:style-name="ce2" table:formula="of:=HYPERLINK([.A252]; &quot;View Now&quot;)" office:value-type="string" office:string-value="View Now">
            <text:p>View Now</text:p>
          </table:table-cell>
          <table:table-cell office:value-type="string">
            <text:p>video/mp4</text:p>
          </table:table-cell>
          <table:table-cell office:value-type="float" office:value="9.960998">
            <text:p>9.96099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15.mp4</text:p>
          </table:table-cell>
          <table:table-cell table:style-name="ce2" table:formula="of:=HYPERLINK([.A253]; &quot;View Now&quot;)" office:value-type="string" office:string-value="View Now">
            <text:p>View Now</text:p>
          </table:table-cell>
          <table:table-cell office:value-type="string">
            <text:p>video/mp4</text:p>
          </table:table-cell>
          <table:table-cell office:value-type="float" office:value="67.871995">
            <text:p>67.87199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30.mp4</text:p>
          </table:table-cell>
          <table:table-cell table:style-name="ce2" table:formula="of:=HYPERLINK([.A254]; &quot;View Now&quot;)" office:value-type="string" office:string-value="View Now">
            <text:p>View Now</text:p>
          </table:table-cell>
          <table:table-cell office:value-type="string">
            <text:p>video/mp4</text:p>
          </table:table-cell>
          <table:table-cell office:value-type="float" office:value="7.266667">
            <text:p>7.26666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29.mp4</text:p>
          </table:table-cell>
          <table:table-cell table:style-name="ce2" table:formula="of:=HYPERLINK([.A255]; &quot;View Now&quot;)" office:value-type="string" office:string-value="View Now">
            <text:p>View Now</text:p>
          </table:table-cell>
          <table:table-cell office:value-type="string">
            <text:p>video/mp4</text:p>
          </table:table-cell>
          <table:table-cell office:value-type="float" office:value="62">
            <text:p>62</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25.mp4</text:p>
          </table:table-cell>
          <table:table-cell table:style-name="ce2" table:formula="of:=HYPERLINK([.A256]; &quot;View Now&quot;)" office:value-type="string" office:string-value="View Now">
            <text:p>View Now</text:p>
          </table:table-cell>
          <table:table-cell office:value-type="string">
            <text:p>video/mp4</text:p>
          </table:table-cell>
          <table:table-cell office:value-type="float" office:value="27.712">
            <text:p>27.712</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28.mp4</text:p>
          </table:table-cell>
          <table:table-cell table:style-name="ce2" table:formula="of:=HYPERLINK([.A257]; &quot;View Now&quot;)" office:value-type="string" office:string-value="View Now">
            <text:p>View Now</text:p>
          </table:table-cell>
          <table:table-cell office:value-type="string">
            <text:p>video/mp4</text:p>
          </table:table-cell>
          <table:table-cell office:value-type="float" office:value="283.416667">
            <text:p>283.41666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33.mp4</text:p>
          </table:table-cell>
          <table:table-cell table:style-name="ce2" table:formula="of:=HYPERLINK([.A258]; &quot;View Now&quot;)" office:value-type="string" office:string-value="View Now">
            <text:p>View Now</text:p>
          </table:table-cell>
          <table:table-cell office:value-type="string">
            <text:p>video/mp4</text:p>
          </table:table-cell>
          <table:table-cell office:value-type="float" office:value="102.933333">
            <text:p>102.93333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35.mp4</text:p>
          </table:table-cell>
          <table:table-cell table:style-name="ce2" table:formula="of:=HYPERLINK([.A259]; &quot;View Now&quot;)" office:value-type="string" office:string-value="View Now">
            <text:p>View Now</text:p>
          </table:table-cell>
          <table:table-cell office:value-type="string">
            <text:p>video/mp4</text:p>
          </table:table-cell>
          <table:table-cell office:value-type="float" office:value="13.766667">
            <text:p>13.76666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24.mp4</text:p>
          </table:table-cell>
          <table:table-cell table:style-name="ce2" table:formula="of:=HYPERLINK([.A260]; &quot;View Now&quot;)" office:value-type="string" office:string-value="View Now">
            <text:p>View Now</text:p>
          </table:table-cell>
          <table:table-cell office:value-type="string">
            <text:p>video/mp4</text:p>
          </table:table-cell>
          <table:table-cell office:value-type="float" office:value="155.208333">
            <text:p>155.20833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18.mp4</text:p>
          </table:table-cell>
          <table:table-cell table:style-name="ce2" table:formula="of:=HYPERLINK([.A261]; &quot;View Now&quot;)" office:value-type="string" office:string-value="View Now">
            <text:p>View Now</text:p>
          </table:table-cell>
          <table:table-cell office:value-type="string">
            <text:p>video/mp4</text:p>
          </table:table-cell>
          <table:table-cell office:value-type="float" office:value="22.68">
            <text:p>22.6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16.mp4</text:p>
          </table:table-cell>
          <table:table-cell table:style-name="ce2" table:formula="of:=HYPERLINK([.A262]; &quot;View Now&quot;)" office:value-type="string" office:string-value="View Now">
            <text:p>View Now</text:p>
          </table:table-cell>
          <table:table-cell office:value-type="string">
            <text:p>video/mp4</text:p>
          </table:table-cell>
          <table:table-cell office:value-type="float" office:value="49.550998">
            <text:p>49.55099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36.mp4</text:p>
          </table:table-cell>
          <table:table-cell table:style-name="ce2" table:formula="of:=HYPERLINK([.A263]; &quot;View Now&quot;)" office:value-type="string" office:string-value="View Now">
            <text:p>View Now</text:p>
          </table:table-cell>
          <table:table-cell office:value-type="string">
            <text:p>video/mp4</text:p>
          </table:table-cell>
          <table:table-cell office:value-type="float" office:value="155.366667">
            <text:p>155.36666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43.mp4</text:p>
          </table:table-cell>
          <table:table-cell table:style-name="ce2" table:formula="of:=HYPERLINK([.A264]; &quot;View Now&quot;)" office:value-type="string" office:string-value="View Now">
            <text:p>View Now</text:p>
          </table:table-cell>
          <table:table-cell office:value-type="string">
            <text:p>video/mp4</text:p>
          </table:table-cell>
          <table:table-cell office:value-type="float" office:value="244.366803">
            <text:p>244.36680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38.mp4</text:p>
          </table:table-cell>
          <table:table-cell table:style-name="ce2" table:formula="of:=HYPERLINK([.A265]; &quot;View Now&quot;)" office:value-type="string" office:string-value="View Now">
            <text:p>View Now</text:p>
          </table:table-cell>
          <table:table-cell office:value-type="string">
            <text:p>video/mp4</text:p>
          </table:table-cell>
          <table:table-cell office:value-type="float" office:value="21.78">
            <text:p>21.7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42.mp4</text:p>
          </table:table-cell>
          <table:table-cell table:style-name="ce2" table:formula="of:=HYPERLINK([.A266]; &quot;View Now&quot;)" office:value-type="string" office:string-value="View Now">
            <text:p>View Now</text:p>
          </table:table-cell>
          <table:table-cell office:value-type="string">
            <text:p>video/mp4</text:p>
          </table:table-cell>
          <table:table-cell office:value-type="float" office:value="30.9">
            <text:p>30.9</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32.mp4</text:p>
          </table:table-cell>
          <table:table-cell table:style-name="ce2" table:formula="of:=HYPERLINK([.A267]; &quot;View Now&quot;)" office:value-type="string" office:string-value="View Now">
            <text:p>View Now</text:p>
          </table:table-cell>
          <table:table-cell office:value-type="string">
            <text:p>video/mp4</text:p>
          </table:table-cell>
          <table:table-cell office:value-type="float" office:value="299.928571">
            <text:p>299.928571</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46.mp4</text:p>
          </table:table-cell>
          <table:table-cell table:style-name="ce2" table:formula="of:=HYPERLINK([.A268]; &quot;View Now&quot;)" office:value-type="string" office:string-value="View Now">
            <text:p>View Now</text:p>
          </table:table-cell>
          <table:table-cell office:value-type="string">
            <text:p>video/mp4</text:p>
          </table:table-cell>
          <table:table-cell office:value-type="float" office:value="47.658">
            <text:p>47.65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47.mp4</text:p>
          </table:table-cell>
          <table:table-cell table:style-name="ce2" table:formula="of:=HYPERLINK([.A269]; &quot;View Now&quot;)" office:value-type="string" office:string-value="View Now">
            <text:p>View Now</text:p>
          </table:table-cell>
          <table:table-cell office:value-type="string">
            <text:p>video/mp4</text:p>
          </table:table-cell>
          <table:table-cell office:value-type="float" office:value="12">
            <text:p>12</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34.mp4</text:p>
          </table:table-cell>
          <table:table-cell table:style-name="ce2" table:formula="of:=HYPERLINK([.A270]; &quot;View Now&quot;)" office:value-type="string" office:string-value="View Now">
            <text:p>View Now</text:p>
          </table:table-cell>
          <table:table-cell office:value-type="string">
            <text:p>video/mp4</text:p>
          </table:table-cell>
          <table:table-cell office:value-type="float" office:value="283.5">
            <text:p>283.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23.mp4</text:p>
          </table:table-cell>
          <table:table-cell table:style-name="ce2" table:formula="of:=HYPERLINK([.A271]; &quot;View Now&quot;)" office:value-type="string" office:string-value="View Now">
            <text:p>View Now</text:p>
          </table:table-cell>
          <table:table-cell office:value-type="string">
            <text:p>video/mp4</text:p>
          </table:table-cell>
          <table:table-cell office:value-type="float" office:value="94.4">
            <text:p>94.4</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50.mp4</text:p>
          </table:table-cell>
          <table:table-cell table:style-name="ce2" table:formula="of:=HYPERLINK([.A272]; &quot;View Now&quot;)" office:value-type="string" office:string-value="View Now">
            <text:p>View Now</text:p>
          </table:table-cell>
          <table:table-cell office:value-type="string">
            <text:p>video/mp4</text:p>
          </table:table-cell>
          <table:table-cell office:value-type="float" office:value="90.666667">
            <text:p>90.66666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53.mp4</text:p>
          </table:table-cell>
          <table:table-cell table:style-name="ce2" table:formula="of:=HYPERLINK([.A273]; &quot;View Now&quot;)" office:value-type="string" office:string-value="View Now">
            <text:p>View Now</text:p>
          </table:table-cell>
          <table:table-cell office:value-type="string">
            <text:p>video/mp4</text:p>
          </table:table-cell>
          <table:table-cell office:value-type="float" office:value="5.956213">
            <text:p>5.95621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48.mp4</text:p>
          </table:table-cell>
          <table:table-cell table:style-name="ce2" table:formula="of:=HYPERLINK([.A274]; &quot;View Now&quot;)" office:value-type="string" office:string-value="View Now">
            <text:p>View Now</text:p>
          </table:table-cell>
          <table:table-cell office:value-type="string">
            <text:p>video/mp4</text:p>
          </table:table-cell>
          <table:table-cell office:value-type="float" office:value="17.533333">
            <text:p>17.53333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55.mp4</text:p>
          </table:table-cell>
          <table:table-cell table:style-name="ce2" table:formula="of:=HYPERLINK([.A275]; &quot;View Now&quot;)" office:value-type="string" office:string-value="View Now">
            <text:p>View Now</text:p>
          </table:table-cell>
          <table:table-cell office:value-type="string">
            <text:p>video/mp4</text:p>
          </table:table-cell>
          <table:table-cell office:value-type="float" office:value="15.325011">
            <text:p>15.325011</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40.mp4</text:p>
          </table:table-cell>
          <table:table-cell table:style-name="ce2" table:formula="of:=HYPERLINK([.A276]; &quot;View Now&quot;)" office:value-type="string" office:string-value="View Now">
            <text:p>View Now</text:p>
          </table:table-cell>
          <table:table-cell office:value-type="string">
            <text:p>video/mp4</text:p>
          </table:table-cell>
          <table:table-cell office:value-type="float" office:value="126.533333">
            <text:p>126.53333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39.mp4</text:p>
          </table:table-cell>
          <table:table-cell table:style-name="ce2" table:formula="of:=HYPERLINK([.A277]; &quot;View Now&quot;)" office:value-type="string" office:string-value="View Now">
            <text:p>View Now</text:p>
          </table:table-cell>
          <table:table-cell office:value-type="string">
            <text:p>video/mp4</text:p>
          </table:table-cell>
          <table:table-cell office:value-type="float" office:value="96.222993">
            <text:p>96.22299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57.mp4</text:p>
          </table:table-cell>
          <table:table-cell table:style-name="ce2" table:formula="of:=HYPERLINK([.A278]; &quot;View Now&quot;)" office:value-type="string" office:string-value="View Now">
            <text:p>View Now</text:p>
          </table:table-cell>
          <table:table-cell office:value-type="string">
            <text:p>video/mp4</text:p>
          </table:table-cell>
          <table:table-cell office:value-type="float" office:value="16.927007">
            <text:p>16.92700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54.mp4</text:p>
          </table:table-cell>
          <table:table-cell table:style-name="ce2" table:formula="of:=HYPERLINK([.A279]; &quot;View Now&quot;)" office:value-type="string" office:string-value="View Now">
            <text:p>View Now</text:p>
          </table:table-cell>
          <table:table-cell office:value-type="string">
            <text:p>video/mp4</text:p>
          </table:table-cell>
          <table:table-cell office:value-type="float" office:value="27.2">
            <text:p>27.2</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51.mp4</text:p>
          </table:table-cell>
          <table:table-cell table:style-name="ce2" table:formula="of:=HYPERLINK([.A280]; &quot;View Now&quot;)" office:value-type="string" office:string-value="View Now">
            <text:p>View Now</text:p>
          </table:table-cell>
          <table:table-cell office:value-type="string">
            <text:p>video/mp4</text:p>
          </table:table-cell>
          <table:table-cell office:value-type="float" office:value="210.976009">
            <text:p>210.976009</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45.mp4</text:p>
          </table:table-cell>
          <table:table-cell table:style-name="ce2" table:formula="of:=HYPERLINK([.A281]; &quot;View Now&quot;)" office:value-type="string" office:string-value="View Now">
            <text:p>View Now</text:p>
          </table:table-cell>
          <table:table-cell office:value-type="string">
            <text:p>video/mp4</text:p>
          </table:table-cell>
          <table:table-cell office:value-type="float" office:value="134.721995">
            <text:p>134.72199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61.mp4</text:p>
          </table:table-cell>
          <table:table-cell table:style-name="ce2" table:formula="of:=HYPERLINK([.A282]; &quot;View Now&quot;)" office:value-type="string" office:string-value="View Now">
            <text:p>View Now</text:p>
          </table:table-cell>
          <table:table-cell office:value-type="string">
            <text:p>video/mp4</text:p>
          </table:table-cell>
          <table:table-cell office:value-type="float" office:value="16.625">
            <text:p>16.62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49.mp4</text:p>
          </table:table-cell>
          <table:table-cell table:style-name="ce2" table:formula="of:=HYPERLINK([.A283]; &quot;View Now&quot;)" office:value-type="string" office:string-value="View Now">
            <text:p>View Now</text:p>
          </table:table-cell>
          <table:table-cell office:value-type="string">
            <text:p>video/mp4</text:p>
          </table:table-cell>
          <table:table-cell office:value-type="float" office:value="173.566667">
            <text:p>173.56666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56.mp4</text:p>
          </table:table-cell>
          <table:table-cell table:style-name="ce2" table:formula="of:=HYPERLINK([.A284]; &quot;View Now&quot;)" office:value-type="string" office:string-value="View Now">
            <text:p>View Now</text:p>
          </table:table-cell>
          <table:table-cell office:value-type="string">
            <text:p>video/mp4</text:p>
          </table:table-cell>
          <table:table-cell office:value-type="float" office:value="106.033333">
            <text:p>106.03333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60.mp4</text:p>
          </table:table-cell>
          <table:table-cell table:style-name="ce2" table:formula="of:=HYPERLINK([.A285]; &quot;View Now&quot;)" office:value-type="string" office:string-value="View Now">
            <text:p>View Now</text:p>
          </table:table-cell>
          <table:table-cell office:value-type="string">
            <text:p>video/mp4</text:p>
          </table:table-cell>
          <table:table-cell office:value-type="float" office:value="62.182993">
            <text:p>62.18299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63.mp4</text:p>
          </table:table-cell>
          <table:table-cell table:style-name="ce2" table:formula="of:=HYPERLINK([.A286]; &quot;View Now&quot;)" office:value-type="string" office:string-value="View Now">
            <text:p>View Now</text:p>
          </table:table-cell>
          <table:table-cell office:value-type="string">
            <text:p>video/mp4</text:p>
          </table:table-cell>
          <table:table-cell office:value-type="float" office:value="45.071429">
            <text:p>45.071429</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65.mp4</text:p>
          </table:table-cell>
          <table:table-cell table:style-name="ce2" table:formula="of:=HYPERLINK([.A287]; &quot;View Now&quot;)" office:value-type="string" office:string-value="View Now">
            <text:p>View Now</text:p>
          </table:table-cell>
          <table:table-cell office:value-type="string">
            <text:p>video/mp4</text:p>
          </table:table-cell>
          <table:table-cell office:value-type="float" office:value="22.152018">
            <text:p>22.15201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62.mp4</text:p>
          </table:table-cell>
          <table:table-cell table:style-name="ce2" table:formula="of:=HYPERLINK([.A288]; &quot;View Now&quot;)" office:value-type="string" office:string-value="View Now">
            <text:p>View Now</text:p>
          </table:table-cell>
          <table:table-cell office:value-type="string">
            <text:p>video/mp4</text:p>
          </table:table-cell>
          <table:table-cell office:value-type="float" office:value="46.444444">
            <text:p>46.444444</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66.mp4</text:p>
          </table:table-cell>
          <table:table-cell table:style-name="ce2" table:formula="of:=HYPERLINK([.A289]; &quot;View Now&quot;)" office:value-type="string" office:string-value="View Now">
            <text:p>View Now</text:p>
          </table:table-cell>
          <table:table-cell office:value-type="string">
            <text:p>video/mp4</text:p>
          </table:table-cell>
          <table:table-cell office:value-type="float" office:value="26.24">
            <text:p>26.24</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69.mp4</text:p>
          </table:table-cell>
          <table:table-cell table:style-name="ce2" table:formula="of:=HYPERLINK([.A290]; &quot;View Now&quot;)" office:value-type="string" office:string-value="View Now">
            <text:p>View Now</text:p>
          </table:table-cell>
          <table:table-cell office:value-type="string">
            <text:p>video/mp4</text:p>
          </table:table-cell>
          <table:table-cell office:value-type="float" office:value="28.266667">
            <text:p>28.26666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59.mp4</text:p>
          </table:table-cell>
          <table:table-cell table:style-name="ce2" table:formula="of:=HYPERLINK([.A291]; &quot;View Now&quot;)" office:value-type="string" office:string-value="View Now">
            <text:p>View Now</text:p>
          </table:table-cell>
          <table:table-cell office:value-type="string">
            <text:p>video/mp4</text:p>
          </table:table-cell>
          <table:table-cell office:value-type="float" office:value="173.666667">
            <text:p>173.66666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44.mp4</text:p>
          </table:table-cell>
          <table:table-cell table:style-name="ce2" table:formula="of:=HYPERLINK([.A292]; &quot;View Now&quot;)" office:value-type="string" office:string-value="View Now">
            <text:p>View Now</text:p>
          </table:table-cell>
          <table:table-cell office:value-type="string">
            <text:p>video/mp4</text:p>
          </table:table-cell>
          <table:table-cell office:value-type="float" office:value="286.557007">
            <text:p>286.55700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58.mp4</text:p>
          </table:table-cell>
          <table:table-cell table:style-name="ce2" table:formula="of:=HYPERLINK([.A293]; &quot;View Now&quot;)" office:value-type="string" office:string-value="View Now">
            <text:p>View Now</text:p>
          </table:table-cell>
          <table:table-cell office:value-type="string">
            <text:p>video/mp4</text:p>
          </table:table-cell>
          <table:table-cell office:value-type="float" office:value="220.2">
            <text:p>220.2</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64.mp4</text:p>
          </table:table-cell>
          <table:table-cell table:style-name="ce2" table:formula="of:=HYPERLINK([.A294]; &quot;View Now&quot;)" office:value-type="string" office:string-value="View Now">
            <text:p>View Now</text:p>
          </table:table-cell>
          <table:table-cell office:value-type="string">
            <text:p>video/mp4</text:p>
          </table:table-cell>
          <table:table-cell office:value-type="float" office:value="154.018005">
            <text:p>154.01800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26.mp4</text:p>
          </table:table-cell>
          <table:table-cell table:style-name="ce2" table:formula="of:=HYPERLINK([.A295]; &quot;View Now&quot;)" office:value-type="string" office:string-value="View Now">
            <text:p>View Now</text:p>
          </table:table-cell>
          <table:table-cell office:value-type="string">
            <text:p>video/mp4</text:p>
          </table:table-cell>
          <table:table-cell office:value-type="float" office:value="389.666667">
            <text:p>389.66666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70.mp4</text:p>
          </table:table-cell>
          <table:table-cell table:style-name="ce2" table:formula="of:=HYPERLINK([.A296]; &quot;View Now&quot;)" office:value-type="string" office:string-value="View Now">
            <text:p>View Now</text:p>
          </table:table-cell>
          <table:table-cell office:value-type="string">
            <text:p>video/mp4</text:p>
          </table:table-cell>
          <table:table-cell office:value-type="float" office:value="65.4">
            <text:p>65.4</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52.mp4</text:p>
          </table:table-cell>
          <table:table-cell table:style-name="ce2" table:formula="of:=HYPERLINK([.A297]; &quot;View Now&quot;)" office:value-type="string" office:string-value="View Now">
            <text:p>View Now</text:p>
          </table:table-cell>
          <table:table-cell office:value-type="string">
            <text:p>video/mp4</text:p>
          </table:table-cell>
          <table:table-cell office:value-type="float" office:value="201.633333">
            <text:p>201.63333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75.mp4</text:p>
          </table:table-cell>
          <table:table-cell table:style-name="ce2" table:formula="of:=HYPERLINK([.A298]; &quot;View Now&quot;)" office:value-type="string" office:string-value="View Now">
            <text:p>View Now</text:p>
          </table:table-cell>
          <table:table-cell office:value-type="string">
            <text:p>video/mp4</text:p>
          </table:table-cell>
          <table:table-cell office:value-type="float" office:value="10.966667">
            <text:p>10.96666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72.mp4</text:p>
          </table:table-cell>
          <table:table-cell table:style-name="ce2" table:formula="of:=HYPERLINK([.A299]; &quot;View Now&quot;)" office:value-type="string" office:string-value="View Now">
            <text:p>View Now</text:p>
          </table:table-cell>
          <table:table-cell office:value-type="string">
            <text:p>video/mp4</text:p>
          </table:table-cell>
          <table:table-cell office:value-type="float" office:value="100.1">
            <text:p>100.1</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73.mp4</text:p>
          </table:table-cell>
          <table:table-cell table:style-name="ce2" table:formula="of:=HYPERLINK([.A300]; &quot;View Now&quot;)" office:value-type="string" office:string-value="View Now">
            <text:p>View Now</text:p>
          </table:table-cell>
          <table:table-cell office:value-type="string">
            <text:p>video/mp4</text:p>
          </table:table-cell>
          <table:table-cell office:value-type="float" office:value="1.137007">
            <text:p>1.13700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78.mp4</text:p>
          </table:table-cell>
          <table:table-cell table:style-name="ce2" table:formula="of:=HYPERLINK([.A301]; &quot;View Now&quot;)" office:value-type="string" office:string-value="View Now">
            <text:p>View Now</text:p>
          </table:table-cell>
          <table:table-cell office:value-type="string">
            <text:p>video/mp4</text:p>
          </table:table-cell>
          <table:table-cell office:value-type="float" office:value="43.916667">
            <text:p>43.91666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68.mp4</text:p>
          </table:table-cell>
          <table:table-cell table:style-name="ce2" table:formula="of:=HYPERLINK([.A302]; &quot;View Now&quot;)" office:value-type="string" office:string-value="View Now">
            <text:p>View Now</text:p>
          </table:table-cell>
          <table:table-cell office:value-type="string">
            <text:p>video/mp4</text:p>
          </table:table-cell>
          <table:table-cell office:value-type="float" office:value="203.080998">
            <text:p>203.08099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82.mp4</text:p>
          </table:table-cell>
          <table:table-cell table:style-name="ce2" table:formula="of:=HYPERLINK([.A303]; &quot;View Now&quot;)" office:value-type="string" office:string-value="View Now">
            <text:p>View Now</text:p>
          </table:table-cell>
          <table:table-cell office:value-type="string">
            <text:p>video/mp4</text:p>
          </table:table-cell>
          <table:table-cell office:value-type="float" office:value="11.666667">
            <text:p>11.66666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76.mp4</text:p>
          </table:table-cell>
          <table:table-cell table:style-name="ce2" table:formula="of:=HYPERLINK([.A304]; &quot;View Now&quot;)" office:value-type="string" office:string-value="View Now">
            <text:p>View Now</text:p>
          </table:table-cell>
          <table:table-cell office:value-type="string">
            <text:p>video/mp4</text:p>
          </table:table-cell>
          <table:table-cell office:value-type="float" office:value="27.2">
            <text:p>27.2</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79.mp4</text:p>
          </table:table-cell>
          <table:table-cell table:style-name="ce2" table:formula="of:=HYPERLINK([.A305]; &quot;View Now&quot;)" office:value-type="string" office:string-value="View Now">
            <text:p>View Now</text:p>
          </table:table-cell>
          <table:table-cell office:value-type="string">
            <text:p>video/mp4</text:p>
          </table:table-cell>
          <table:table-cell office:value-type="float" office:value="62.786009">
            <text:p>62.786009</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84.mp4</text:p>
          </table:table-cell>
          <table:table-cell table:style-name="ce2" table:formula="of:=HYPERLINK([.A306]; &quot;View Now&quot;)" office:value-type="string" office:string-value="View Now">
            <text:p>View Now</text:p>
          </table:table-cell>
          <table:table-cell office:value-type="string">
            <text:p>video/mp4</text:p>
          </table:table-cell>
          <table:table-cell office:value-type="float" office:value="127.175011">
            <text:p>127.175011</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86.mp4</text:p>
          </table:table-cell>
          <table:table-cell table:style-name="ce2" table:formula="of:=HYPERLINK([.A307]; &quot;View Now&quot;)" office:value-type="string" office:string-value="View Now">
            <text:p>View Now</text:p>
          </table:table-cell>
          <table:table-cell office:value-type="string">
            <text:p>video/mp4</text:p>
          </table:table-cell>
          <table:table-cell office:value-type="float" office:value="37.9">
            <text:p>37.9</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88.mp4</text:p>
          </table:table-cell>
          <table:table-cell table:style-name="ce2" table:formula="of:=HYPERLINK([.A308]; &quot;View Now&quot;)" office:value-type="string" office:string-value="View Now">
            <text:p>View Now</text:p>
          </table:table-cell>
          <table:table-cell office:value-type="string">
            <text:p>video/mp4</text:p>
          </table:table-cell>
          <table:table-cell office:value-type="float" office:value="31.28">
            <text:p>31.2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83.mp4</text:p>
          </table:table-cell>
          <table:table-cell table:style-name="ce2" table:formula="of:=HYPERLINK([.A309]; &quot;View Now&quot;)" office:value-type="string" office:string-value="View Now">
            <text:p>View Now</text:p>
          </table:table-cell>
          <table:table-cell office:value-type="string">
            <text:p>video/mp4</text:p>
          </table:table-cell>
          <table:table-cell office:value-type="float" office:value="121.733333">
            <text:p>121.73333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87.mp4</text:p>
          </table:table-cell>
          <table:table-cell table:style-name="ce2" table:formula="of:=HYPERLINK([.A310]; &quot;View Now&quot;)" office:value-type="string" office:string-value="View Now">
            <text:p>View Now</text:p>
          </table:table-cell>
          <table:table-cell office:value-type="string">
            <text:p>video/mp4</text:p>
          </table:table-cell>
          <table:table-cell office:value-type="float" office:value="288.033333">
            <text:p>288.03333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85.mp4</text:p>
          </table:table-cell>
          <table:table-cell table:style-name="ce2" table:formula="of:=HYPERLINK([.A311]; &quot;View Now&quot;)" office:value-type="string" office:string-value="View Now">
            <text:p>View Now</text:p>
          </table:table-cell>
          <table:table-cell office:value-type="string">
            <text:p>video/mp4</text:p>
          </table:table-cell>
          <table:table-cell office:value-type="float" office:value="102.262">
            <text:p>102.262</text:p>
          </table:table-cell>
          <table:table-cell table:number-columns-repeated="2"/>
          <table:table-cell office:value-type="string">
            <text:p>2026-01-14T21:13:46.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48590.mp4</text:p>
          </table:table-cell>
          <table:table-cell table:style-name="ce2" table:formula="of:=HYPERLINK([.A312]; &quot;View Now&quot;)" office:value-type="string" office:string-value="View Now">
            <text:p>View Now</text:p>
          </table:table-cell>
          <table:table-cell office:value-type="string">
            <text:p>video/mp4</text:p>
          </table:table-cell>
          <table:table-cell office:value-type="float" office:value="155.333333">
            <text:p>155.33333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92.mp4</text:p>
          </table:table-cell>
          <table:table-cell table:style-name="ce2" table:formula="of:=HYPERLINK([.A313]; &quot;View Now&quot;)" office:value-type="string" office:string-value="View Now">
            <text:p>View Now</text:p>
          </table:table-cell>
          <table:table-cell office:value-type="string">
            <text:p>video/mp4</text:p>
          </table:table-cell>
          <table:table-cell office:value-type="float" office:value="1.855979">
            <text:p>1.855979</text:p>
          </table:table-cell>
          <table:table-cell table:number-columns-repeated="2"/>
          <table:table-cell office:value-type="string">
            <text:p>2026-01-15T15:26:40.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48593.mp4</text:p>
          </table:table-cell>
          <table:table-cell table:style-name="ce2" table:formula="of:=HYPERLINK([.A314]; &quot;View Now&quot;)" office:value-type="string" office:string-value="View Now">
            <text:p>View Now</text:p>
          </table:table-cell>
          <table:table-cell office:value-type="string">
            <text:p>video/mp4</text:p>
          </table:table-cell>
          <table:table-cell office:value-type="float" office:value="27.68">
            <text:p>27.6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94.mp4</text:p>
          </table:table-cell>
          <table:table-cell table:style-name="ce2" table:formula="of:=HYPERLINK([.A315]; &quot;View Now&quot;)" office:value-type="string" office:string-value="View Now">
            <text:p>View Now</text:p>
          </table:table-cell>
          <table:table-cell office:value-type="string">
            <text:p>video/mp4</text:p>
          </table:table-cell>
          <table:table-cell office:value-type="float" office:value="2.982">
            <text:p>2.982</text:p>
          </table:table-cell>
          <table:table-cell table:number-columns-repeated="2"/>
          <table:table-cell office:value-type="string">
            <text:p>2026-01-14T21:26:57.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48589.mp4</text:p>
          </table:table-cell>
          <table:table-cell table:style-name="ce2" table:formula="of:=HYPERLINK([.A316]; &quot;View Now&quot;)" office:value-type="string" office:string-value="View Now">
            <text:p>View Now</text:p>
          </table:table-cell>
          <table:table-cell office:value-type="string">
            <text:p>video/mp4</text:p>
          </table:table-cell>
          <table:table-cell office:value-type="float" office:value="28.141995">
            <text:p>28.14199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67.mp4</text:p>
          </table:table-cell>
          <table:table-cell table:style-name="ce2" table:formula="of:=HYPERLINK([.A317]; &quot;View Now&quot;)" office:value-type="string" office:string-value="View Now">
            <text:p>View Now</text:p>
          </table:table-cell>
          <table:table-cell office:value-type="string">
            <text:p>video/mp4</text:p>
          </table:table-cell>
          <table:table-cell office:value-type="float" office:value="170.527007">
            <text:p>170.52700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98.mp4</text:p>
          </table:table-cell>
          <table:table-cell table:style-name="ce2" table:formula="of:=HYPERLINK([.A318]; &quot;View Now&quot;)" office:value-type="string" office:string-value="View Now">
            <text:p>View Now</text:p>
          </table:table-cell>
          <table:table-cell office:value-type="string">
            <text:p>video/mp4</text:p>
          </table:table-cell>
          <table:table-cell office:value-type="float" office:value="76.253991">
            <text:p>76.253991</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74.mp4</text:p>
          </table:table-cell>
          <table:table-cell table:style-name="ce2" table:formula="of:=HYPERLINK([.A319]; &quot;View Now&quot;)" office:value-type="string" office:string-value="View Now">
            <text:p>View Now</text:p>
          </table:table-cell>
          <table:table-cell office:value-type="string">
            <text:p>video/mp4</text:p>
          </table:table-cell>
          <table:table-cell office:value-type="float" office:value="84.5">
            <text:p>84.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77.mp4</text:p>
          </table:table-cell>
          <table:table-cell table:style-name="ce2" table:formula="of:=HYPERLINK([.A320]; &quot;View Now&quot;)" office:value-type="string" office:string-value="View Now">
            <text:p>View Now</text:p>
          </table:table-cell>
          <table:table-cell office:value-type="string">
            <text:p>video/mp4</text:p>
          </table:table-cell>
          <table:table-cell office:value-type="float" office:value="142.291995">
            <text:p>142.29199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91.mp4</text:p>
          </table:table-cell>
          <table:table-cell table:style-name="ce2" table:formula="of:=HYPERLINK([.A321]; &quot;View Now&quot;)" office:value-type="string" office:string-value="View Now">
            <text:p>View Now</text:p>
          </table:table-cell>
          <table:table-cell office:value-type="string">
            <text:p>video/mp4</text:p>
          </table:table-cell>
          <table:table-cell office:value-type="float" office:value="64.737007">
            <text:p>64.73700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71.mp4</text:p>
          </table:table-cell>
          <table:table-cell table:style-name="ce2" table:formula="of:=HYPERLINK([.A322]; &quot;View Now&quot;)" office:value-type="string" office:string-value="View Now">
            <text:p>View Now</text:p>
          </table:table-cell>
          <table:table-cell office:value-type="string">
            <text:p>video/mp4</text:p>
          </table:table-cell>
          <table:table-cell office:value-type="float" office:value="144.405011">
            <text:p>144.405011</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95.mp4</text:p>
          </table:table-cell>
          <table:table-cell table:style-name="ce2" table:formula="of:=HYPERLINK([.A323]; &quot;View Now&quot;)" office:value-type="string" office:string-value="View Now">
            <text:p>View Now</text:p>
          </table:table-cell>
          <table:table-cell office:value-type="string">
            <text:p>video/mp4</text:p>
          </table:table-cell>
          <table:table-cell office:value-type="float" office:value="95.433991">
            <text:p>95.433991</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97.mp4</text:p>
          </table:table-cell>
          <table:table-cell table:style-name="ce2" table:formula="of:=HYPERLINK([.A324]; &quot;View Now&quot;)" office:value-type="string" office:string-value="View Now">
            <text:p>View Now</text:p>
          </table:table-cell>
          <table:table-cell office:value-type="string">
            <text:p>video/mp4</text:p>
          </table:table-cell>
          <table:table-cell office:value-type="float" office:value="125.6">
            <text:p>125.6</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06.mp4</text:p>
          </table:table-cell>
          <table:table-cell table:style-name="ce2" table:formula="of:=HYPERLINK([.A325]; &quot;View Now&quot;)" office:value-type="string" office:string-value="View Now">
            <text:p>View Now</text:p>
          </table:table-cell>
          <table:table-cell office:value-type="string">
            <text:p>video/mp4</text:p>
          </table:table-cell>
          <table:table-cell office:value-type="float" office:value="19.033333">
            <text:p>19.03333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05.mp4</text:p>
          </table:table-cell>
          <table:table-cell table:style-name="ce2" table:formula="of:=HYPERLINK([.A326]; &quot;View Now&quot;)" office:value-type="string" office:string-value="View Now">
            <text:p>View Now</text:p>
          </table:table-cell>
          <table:table-cell office:value-type="string">
            <text:p>video/mp4</text:p>
          </table:table-cell>
          <table:table-cell office:value-type="float" office:value="107.36">
            <text:p>107.36</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07.mp4</text:p>
          </table:table-cell>
          <table:table-cell table:style-name="ce2" table:formula="of:=HYPERLINK([.A327]; &quot;View Now&quot;)" office:value-type="string" office:string-value="View Now">
            <text:p>View Now</text:p>
          </table:table-cell>
          <table:table-cell office:value-type="string">
            <text:p>video/mp4</text:p>
          </table:table-cell>
          <table:table-cell office:value-type="float" office:value="19.033333">
            <text:p>19.03333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03.mp4</text:p>
          </table:table-cell>
          <table:table-cell table:style-name="ce2" table:formula="of:=HYPERLINK([.A328]; &quot;View Now&quot;)" office:value-type="string" office:string-value="View Now">
            <text:p>View Now</text:p>
          </table:table-cell>
          <table:table-cell office:value-type="string">
            <text:p>video/mp4</text:p>
          </table:table-cell>
          <table:table-cell office:value-type="float" office:value="19.04">
            <text:p>19.04</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09.mp4</text:p>
          </table:table-cell>
          <table:table-cell table:style-name="ce2" table:formula="of:=HYPERLINK([.A329]; &quot;View Now&quot;)" office:value-type="string" office:string-value="View Now">
            <text:p>View Now</text:p>
          </table:table-cell>
          <table:table-cell office:value-type="string">
            <text:p>video/mp4</text:p>
          </table:table-cell>
          <table:table-cell office:value-type="float" office:value="11.169002">
            <text:p>11.169002</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08.mp4</text:p>
          </table:table-cell>
          <table:table-cell table:style-name="ce2" table:formula="of:=HYPERLINK([.A330]; &quot;View Now&quot;)" office:value-type="string" office:string-value="View Now">
            <text:p>View Now</text:p>
          </table:table-cell>
          <table:table-cell office:value-type="string">
            <text:p>video/mp4</text:p>
          </table:table-cell>
          <table:table-cell office:value-type="float" office:value="36.8">
            <text:p>36.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12.mp4</text:p>
          </table:table-cell>
          <table:table-cell table:style-name="ce2" table:formula="of:=HYPERLINK([.A331]; &quot;View Now&quot;)" office:value-type="string" office:string-value="View Now">
            <text:p>View Now</text:p>
          </table:table-cell>
          <table:table-cell office:value-type="string">
            <text:p>video/mp4</text:p>
          </table:table-cell>
          <table:table-cell office:value-type="float" office:value="18.033333">
            <text:p>18.03333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10.mp4</text:p>
          </table:table-cell>
          <table:table-cell table:style-name="ce2" table:formula="of:=HYPERLINK([.A332]; &quot;View Now&quot;)" office:value-type="string" office:string-value="View Now">
            <text:p>View Now</text:p>
          </table:table-cell>
          <table:table-cell office:value-type="string">
            <text:p>video/mp4</text:p>
          </table:table-cell>
          <table:table-cell office:value-type="float" office:value="12.8">
            <text:p>12.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11.mp4</text:p>
          </table:table-cell>
          <table:table-cell table:style-name="ce2" table:formula="of:=HYPERLINK([.A333]; &quot;View Now&quot;)" office:value-type="string" office:string-value="View Now">
            <text:p>View Now</text:p>
          </table:table-cell>
          <table:table-cell office:value-type="string">
            <text:p>video/mp4</text:p>
          </table:table-cell>
          <table:table-cell office:value-type="float" office:value="39.567007">
            <text:p>39.56700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13.mp4</text:p>
          </table:table-cell>
          <table:table-cell table:style-name="ce2" table:formula="of:=HYPERLINK([.A334]; &quot;View Now&quot;)" office:value-type="string" office:string-value="View Now">
            <text:p>View Now</text:p>
          </table:table-cell>
          <table:table-cell office:value-type="string">
            <text:p>video/mp4</text:p>
          </table:table-cell>
          <table:table-cell office:value-type="float" office:value="19.017007">
            <text:p>19.01700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14.mp4</text:p>
          </table:table-cell>
          <table:table-cell table:style-name="ce2" table:formula="of:=HYPERLINK([.A335]; &quot;View Now&quot;)" office:value-type="string" office:string-value="View Now">
            <text:p>View Now</text:p>
          </table:table-cell>
          <table:table-cell office:value-type="string">
            <text:p>video/mp4</text:p>
          </table:table-cell>
          <table:table-cell office:value-type="float" office:value="12.541667">
            <text:p>12.54166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02.mp4</text:p>
          </table:table-cell>
          <table:table-cell table:style-name="ce2" table:formula="of:=HYPERLINK([.A336]; &quot;View Now&quot;)" office:value-type="string" office:string-value="View Now">
            <text:p>View Now</text:p>
          </table:table-cell>
          <table:table-cell office:value-type="string">
            <text:p>video/mp4</text:p>
          </table:table-cell>
          <table:table-cell office:value-type="float" office:value="37.081995">
            <text:p>37.08199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16.mp4</text:p>
          </table:table-cell>
          <table:table-cell table:style-name="ce2" table:formula="of:=HYPERLINK([.A337]; &quot;View Now&quot;)" office:value-type="string" office:string-value="View Now">
            <text:p>View Now</text:p>
          </table:table-cell>
          <table:table-cell office:value-type="string">
            <text:p>video/mp4</text:p>
          </table:table-cell>
          <table:table-cell office:value-type="float" office:value="18.551995">
            <text:p>18.55199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81.mp4</text:p>
          </table:table-cell>
          <table:table-cell table:style-name="ce2" table:formula="of:=HYPERLINK([.A338]; &quot;View Now&quot;)" office:value-type="string" office:string-value="View Now">
            <text:p>View Now</text:p>
          </table:table-cell>
          <table:table-cell office:value-type="string">
            <text:p>video/mp4</text:p>
          </table:table-cell>
          <table:table-cell office:value-type="float" office:value="106.579002">
            <text:p>106.579002</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19.mp4</text:p>
          </table:table-cell>
          <table:table-cell table:style-name="ce2" table:formula="of:=HYPERLINK([.A339]; &quot;View Now&quot;)" office:value-type="string" office:string-value="View Now">
            <text:p>View Now</text:p>
          </table:table-cell>
          <table:table-cell office:value-type="string">
            <text:p>video/mp4</text:p>
          </table:table-cell>
          <table:table-cell office:value-type="float" office:value="1.952">
            <text:p>1.952</text:p>
          </table:table-cell>
          <table:table-cell table:number-columns-repeated="2"/>
          <table:table-cell office:value-type="string">
            <text:p>2026-01-14T21:02:37.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48599.mp4</text:p>
          </table:table-cell>
          <table:table-cell table:style-name="ce2" table:formula="of:=HYPERLINK([.A340]; &quot;View Now&quot;)" office:value-type="string" office:string-value="View Now">
            <text:p>View Now</text:p>
          </table:table-cell>
          <table:table-cell office:value-type="string">
            <text:p>video/mp4</text:p>
          </table:table-cell>
          <table:table-cell office:value-type="float" office:value="158.080998">
            <text:p>158.08099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41.mp4</text:p>
          </table:table-cell>
          <table:table-cell table:style-name="ce2" table:formula="of:=HYPERLINK([.A341]; &quot;View Now&quot;)" office:value-type="string" office:string-value="View Now">
            <text:p>View Now</text:p>
          </table:table-cell>
          <table:table-cell office:value-type="string">
            <text:p>video/mp4</text:p>
          </table:table-cell>
          <table:table-cell office:value-type="float" office:value="519.833333">
            <text:p>519.83333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18.mp4</text:p>
          </table:table-cell>
          <table:table-cell table:style-name="ce2" table:formula="of:=HYPERLINK([.A342]; &quot;View Now&quot;)" office:value-type="string" office:string-value="View Now">
            <text:p>View Now</text:p>
          </table:table-cell>
          <table:table-cell office:value-type="string">
            <text:p>video/mp4</text:p>
          </table:table-cell>
          <table:table-cell office:value-type="float" office:value="31.531995">
            <text:p>31.53199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24.mp4</text:p>
          </table:table-cell>
          <table:table-cell table:style-name="ce2" table:formula="of:=HYPERLINK([.A343]; &quot;View Now&quot;)" office:value-type="string" office:string-value="View Now">
            <text:p>View Now</text:p>
          </table:table-cell>
          <table:table-cell office:value-type="string">
            <text:p>video/mp4</text:p>
          </table:table-cell>
          <table:table-cell office:value-type="float" office:value="2.75">
            <text:p>2.7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37.mp4</text:p>
          </table:table-cell>
          <table:table-cell table:style-name="ce2" table:formula="of:=HYPERLINK([.A344]; &quot;View Now&quot;)" office:value-type="string" office:string-value="View Now">
            <text:p>View Now</text:p>
          </table:table-cell>
          <table:table-cell office:value-type="string">
            <text:p>video/mp4</text:p>
          </table:table-cell>
          <table:table-cell office:value-type="float" office:value="127.686009">
            <text:p>127.686009</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96.mp4</text:p>
          </table:table-cell>
          <table:table-cell table:style-name="ce2" table:formula="of:=HYPERLINK([.A345]; &quot;View Now&quot;)" office:value-type="string" office:string-value="View Now">
            <text:p>View Now</text:p>
          </table:table-cell>
          <table:table-cell office:value-type="string">
            <text:p>video/mp4</text:p>
          </table:table-cell>
          <table:table-cell office:value-type="float" office:value="109.9">
            <text:p>109.9</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22.mp4</text:p>
          </table:table-cell>
          <table:table-cell table:style-name="ce2" table:formula="of:=HYPERLINK([.A346]; &quot;View Now&quot;)" office:value-type="string" office:string-value="View Now">
            <text:p>View Now</text:p>
          </table:table-cell>
          <table:table-cell office:value-type="string">
            <text:p>video/mp4</text:p>
          </table:table-cell>
          <table:table-cell office:value-type="float" office:value="10.933333">
            <text:p>10.93333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17.mp4</text:p>
          </table:table-cell>
          <table:table-cell table:style-name="ce2" table:formula="of:=HYPERLINK([.A347]; &quot;View Now&quot;)" office:value-type="string" office:string-value="View Now">
            <text:p>View Now</text:p>
          </table:table-cell>
          <table:table-cell office:value-type="string">
            <text:p>video/mp4</text:p>
          </table:table-cell>
          <table:table-cell office:value-type="float" office:value="68.15">
            <text:p>68.1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23.mp4</text:p>
          </table:table-cell>
          <table:table-cell table:style-name="ce2" table:formula="of:=HYPERLINK([.A348]; &quot;View Now&quot;)" office:value-type="string" office:string-value="View Now">
            <text:p>View Now</text:p>
          </table:table-cell>
          <table:table-cell office:value-type="string">
            <text:p>video/mp4</text:p>
          </table:table-cell>
          <table:table-cell office:value-type="float" office:value="8.010998">
            <text:p>8.01099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15.mp4</text:p>
          </table:table-cell>
          <table:table-cell table:style-name="ce2" table:formula="of:=HYPERLINK([.A349]; &quot;View Now&quot;)" office:value-type="string" office:string-value="View Now">
            <text:p>View Now</text:p>
          </table:table-cell>
          <table:table-cell office:value-type="string">
            <text:p>video/mp4</text:p>
          </table:table-cell>
          <table:table-cell office:value-type="float" office:value="31.625011">
            <text:p>31.625011</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01.mp4</text:p>
          </table:table-cell>
          <table:table-cell table:style-name="ce2" table:formula="of:=HYPERLINK([.A350]; &quot;View Now&quot;)" office:value-type="string" office:string-value="View Now">
            <text:p>View Now</text:p>
          </table:table-cell>
          <table:table-cell office:value-type="string">
            <text:p>video/mp4</text:p>
          </table:table-cell>
          <table:table-cell office:value-type="float" office:value="222.033333">
            <text:p>222.03333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21.mp4</text:p>
          </table:table-cell>
          <table:table-cell table:style-name="ce2" table:formula="of:=HYPERLINK([.A351]; &quot;View Now&quot;)" office:value-type="string" office:string-value="View Now">
            <text:p>View Now</text:p>
          </table:table-cell>
          <table:table-cell office:value-type="string">
            <text:p>video/mp4</text:p>
          </table:table-cell>
          <table:table-cell office:value-type="float" office:value="45.975011">
            <text:p>45.975011</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26.mp4</text:p>
          </table:table-cell>
          <table:table-cell table:style-name="ce2" table:formula="of:=HYPERLINK([.A352]; &quot;View Now&quot;)" office:value-type="string" office:string-value="View Now">
            <text:p>View Now</text:p>
          </table:table-cell>
          <table:table-cell office:value-type="string">
            <text:p>video/mp4</text:p>
          </table:table-cell>
          <table:table-cell office:value-type="float" office:value="13.08">
            <text:p>13.0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27.mp4</text:p>
          </table:table-cell>
          <table:table-cell table:style-name="ce2" table:formula="of:=HYPERLINK([.A353]; &quot;View Now&quot;)" office:value-type="string" office:string-value="View Now">
            <text:p>View Now</text:p>
          </table:table-cell>
          <table:table-cell office:value-type="string">
            <text:p>video/mp4</text:p>
          </table:table-cell>
          <table:table-cell office:value-type="float" office:value="15.12">
            <text:p>15.12</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28.mp4</text:p>
          </table:table-cell>
          <table:table-cell table:style-name="ce2" table:formula="of:=HYPERLINK([.A354]; &quot;View Now&quot;)" office:value-type="string" office:string-value="View Now">
            <text:p>View Now</text:p>
          </table:table-cell>
          <table:table-cell office:value-type="string">
            <text:p>video/mp4</text:p>
          </table:table-cell>
          <table:table-cell office:value-type="float" office:value="18.08">
            <text:p>18.0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29.mp4</text:p>
          </table:table-cell>
          <table:table-cell table:style-name="ce2" table:formula="of:=HYPERLINK([.A355]; &quot;View Now&quot;)" office:value-type="string" office:string-value="View Now">
            <text:p>View Now</text:p>
          </table:table-cell>
          <table:table-cell office:value-type="string">
            <text:p>video/mp4</text:p>
          </table:table-cell>
          <table:table-cell office:value-type="float" office:value="27.333333">
            <text:p>27.33333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04.mp4</text:p>
          </table:table-cell>
          <table:table-cell table:style-name="ce2" table:formula="of:=HYPERLINK([.A356]; &quot;View Now&quot;)" office:value-type="string" office:string-value="View Now">
            <text:p>View Now</text:p>
          </table:table-cell>
          <table:table-cell office:value-type="string">
            <text:p>video/mp4</text:p>
          </table:table-cell>
          <table:table-cell office:value-type="float" office:value="107.391995">
            <text:p>107.39199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30.mp4</text:p>
          </table:table-cell>
          <table:table-cell table:style-name="ce2" table:formula="of:=HYPERLINK([.A357]; &quot;View Now&quot;)" office:value-type="string" office:string-value="View Now">
            <text:p>View Now</text:p>
          </table:table-cell>
          <table:table-cell office:value-type="string">
            <text:p>video/mp4</text:p>
          </table:table-cell>
          <table:table-cell office:value-type="float" office:value="1.045011">
            <text:p>1.045011</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33.mp4</text:p>
          </table:table-cell>
          <table:table-cell table:style-name="ce2" table:formula="of:=HYPERLINK([.A358]; &quot;View Now&quot;)" office:value-type="string" office:string-value="View Now">
            <text:p>View Now</text:p>
          </table:table-cell>
          <table:table-cell office:value-type="string">
            <text:p>video/mp4</text:p>
          </table:table-cell>
          <table:table-cell office:value-type="float" office:value="18.041905">
            <text:p>18.04190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37.mp4</text:p>
          </table:table-cell>
          <table:table-cell table:style-name="ce2" table:formula="of:=HYPERLINK([.A359]; &quot;View Now&quot;)" office:value-type="string" office:string-value="View Now">
            <text:p>View Now</text:p>
          </table:table-cell>
          <table:table-cell office:value-type="string">
            <text:p>video/mp4</text:p>
          </table:table-cell>
          <table:table-cell office:value-type="float" office:value="54.32">
            <text:p>54.32</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36.mp4</text:p>
          </table:table-cell>
          <table:table-cell table:style-name="ce2" table:formula="of:=HYPERLINK([.A360]; &quot;View Now&quot;)" office:value-type="string" office:string-value="View Now">
            <text:p>View Now</text:p>
          </table:table-cell>
          <table:table-cell office:value-type="string">
            <text:p>video/mp4</text:p>
          </table:table-cell>
          <table:table-cell office:value-type="float" office:value="36.6">
            <text:p>36.6</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32.mp4</text:p>
          </table:table-cell>
          <table:table-cell table:style-name="ce2" table:formula="of:=HYPERLINK([.A361]; &quot;View Now&quot;)" office:value-type="string" office:string-value="View Now">
            <text:p>View Now</text:p>
          </table:table-cell>
          <table:table-cell office:value-type="string">
            <text:p>video/mp4</text:p>
          </table:table-cell>
          <table:table-cell office:value-type="float" office:value="2.91">
            <text:p>2.91</text:p>
          </table:table-cell>
          <table:table-cell table:number-columns-repeated="2"/>
          <table:table-cell office:value-type="string">
            <text:p>2026-01-14T21:13:17.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48640.mp4</text:p>
          </table:table-cell>
          <table:table-cell table:style-name="ce2" table:formula="of:=HYPERLINK([.A362]; &quot;View Now&quot;)" office:value-type="string" office:string-value="View Now">
            <text:p>View Now</text:p>
          </table:table-cell>
          <table:table-cell office:value-type="string">
            <text:p>video/mp4</text:p>
          </table:table-cell>
          <table:table-cell office:value-type="float" office:value="47.4">
            <text:p>47.4</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41.mp4</text:p>
          </table:table-cell>
          <table:table-cell table:style-name="ce2" table:formula="of:=HYPERLINK([.A363]; &quot;View Now&quot;)" office:value-type="string" office:string-value="View Now">
            <text:p>View Now</text:p>
          </table:table-cell>
          <table:table-cell office:value-type="string">
            <text:p>video/mp4</text:p>
          </table:table-cell>
          <table:table-cell office:value-type="float" office:value="47.4">
            <text:p>47.4</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31.mp4</text:p>
          </table:table-cell>
          <table:table-cell table:style-name="ce2" table:formula="of:=HYPERLINK([.A364]; &quot;View Now&quot;)" office:value-type="string" office:string-value="View Now">
            <text:p>View Now</text:p>
          </table:table-cell>
          <table:table-cell office:value-type="string">
            <text:p>video/mp4</text:p>
          </table:table-cell>
          <table:table-cell office:value-type="float" office:value="14.489002">
            <text:p>14.489002</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35.mp4</text:p>
          </table:table-cell>
          <table:table-cell table:style-name="ce2" table:formula="of:=HYPERLINK([.A365]; &quot;View Now&quot;)" office:value-type="string" office:string-value="View Now">
            <text:p>View Now</text:p>
          </table:table-cell>
          <table:table-cell office:value-type="string">
            <text:p>video/mp4</text:p>
          </table:table-cell>
          <table:table-cell office:value-type="float" office:value="54.056009">
            <text:p>54.056009</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39.mp4</text:p>
          </table:table-cell>
          <table:table-cell table:style-name="ce2" table:formula="of:=HYPERLINK([.A366]; &quot;View Now&quot;)" office:value-type="string" office:string-value="View Now">
            <text:p>View Now</text:p>
          </table:table-cell>
          <table:table-cell office:value-type="string">
            <text:p>video/mp4</text:p>
          </table:table-cell>
          <table:table-cell office:value-type="float" office:value="47.4">
            <text:p>47.4</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45.mp4</text:p>
          </table:table-cell>
          <table:table-cell table:style-name="ce2" table:formula="of:=HYPERLINK([.A367]; &quot;View Now&quot;)" office:value-type="string" office:string-value="View Now">
            <text:p>View Now</text:p>
          </table:table-cell>
          <table:table-cell office:value-type="string">
            <text:p>video/mp4</text:p>
          </table:table-cell>
          <table:table-cell office:value-type="float" office:value="30.6">
            <text:p>30.6</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38.mp4</text:p>
          </table:table-cell>
          <table:table-cell table:style-name="ce2" table:formula="of:=HYPERLINK([.A368]; &quot;View Now&quot;)" office:value-type="string" office:string-value="View Now">
            <text:p>View Now</text:p>
          </table:table-cell>
          <table:table-cell office:value-type="string">
            <text:p>video/mp4</text:p>
          </table:table-cell>
          <table:table-cell office:value-type="float" office:value="47.416667">
            <text:p>47.41666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43.mp4</text:p>
          </table:table-cell>
          <table:table-cell table:style-name="ce2" table:formula="of:=HYPERLINK([.A369]; &quot;View Now&quot;)" office:value-type="string" office:string-value="View Now">
            <text:p>View Now</text:p>
          </table:table-cell>
          <table:table-cell office:value-type="string">
            <text:p>video/mp4</text:p>
          </table:table-cell>
          <table:table-cell office:value-type="float" office:value="9.52">
            <text:p>9.52</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42.mp4</text:p>
          </table:table-cell>
          <table:table-cell table:style-name="ce2" table:formula="of:=HYPERLINK([.A370]; &quot;View Now&quot;)" office:value-type="string" office:string-value="View Now">
            <text:p>View Now</text:p>
          </table:table-cell>
          <table:table-cell office:value-type="string">
            <text:p>video/mp4</text:p>
          </table:table-cell>
          <table:table-cell office:value-type="float" office:value="9.375">
            <text:p>9.37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34.mp4</text:p>
          </table:table-cell>
          <table:table-cell table:style-name="ce2" table:formula="of:=HYPERLINK([.A371]; &quot;View Now&quot;)" office:value-type="string" office:string-value="View Now">
            <text:p>View Now</text:p>
          </table:table-cell>
          <table:table-cell office:value-type="string">
            <text:p>video/mp4</text:p>
          </table:table-cell>
          <table:table-cell office:value-type="float" office:value="54.358005">
            <text:p>54.35800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46.mp4</text:p>
          </table:table-cell>
          <table:table-cell table:style-name="ce2" table:formula="of:=HYPERLINK([.A372]; &quot;View Now&quot;)" office:value-type="string" office:string-value="View Now">
            <text:p>View Now</text:p>
          </table:table-cell>
          <table:table-cell office:value-type="string">
            <text:p>video/mp4</text:p>
          </table:table-cell>
          <table:table-cell office:value-type="float" office:value="30.6">
            <text:p>30.6</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49.mp4</text:p>
          </table:table-cell>
          <table:table-cell table:style-name="ce2" table:formula="of:=HYPERLINK([.A373]; &quot;View Now&quot;)" office:value-type="string" office:string-value="View Now">
            <text:p>View Now</text:p>
          </table:table-cell>
          <table:table-cell office:value-type="string">
            <text:p>video/mp4</text:p>
          </table:table-cell>
          <table:table-cell office:value-type="float" office:value="25.84">
            <text:p>25.84</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52.mp4</text:p>
          </table:table-cell>
          <table:table-cell table:style-name="ce2" table:formula="of:=HYPERLINK([.A374]; &quot;View Now&quot;)" office:value-type="string" office:string-value="View Now">
            <text:p>View Now</text:p>
          </table:table-cell>
          <table:table-cell office:value-type="string">
            <text:p>video/mp4</text:p>
          </table:table-cell>
          <table:table-cell office:value-type="float" office:value="0.991">
            <text:p>0.991</text:p>
          </table:table-cell>
          <table:table-cell table:number-columns-repeated="2"/>
          <table:table-cell office:value-type="string">
            <text:p>2026-01-14T21:01:45.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48648.mp4</text:p>
          </table:table-cell>
          <table:table-cell table:style-name="ce2" table:formula="of:=HYPERLINK([.A375]; &quot;View Now&quot;)" office:value-type="string" office:string-value="View Now">
            <text:p>View Now</text:p>
          </table:table-cell>
          <table:table-cell office:value-type="string">
            <text:p>video/mp4</text:p>
          </table:table-cell>
          <table:table-cell office:value-type="float" office:value="25.84">
            <text:p>25.84</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53.mp4</text:p>
          </table:table-cell>
          <table:table-cell table:style-name="ce2" table:formula="of:=HYPERLINK([.A376]; &quot;View Now&quot;)" office:value-type="string" office:string-value="View Now">
            <text:p>View Now</text:p>
          </table:table-cell>
          <table:table-cell office:value-type="string">
            <text:p>video/mp4</text:p>
          </table:table-cell>
          <table:table-cell office:value-type="float" office:value="2.925011">
            <text:p>2.925011</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58.mp4</text:p>
          </table:table-cell>
          <table:table-cell table:style-name="ce2" table:formula="of:=HYPERLINK([.A377]; &quot;View Now&quot;)" office:value-type="string" office:string-value="View Now">
            <text:p>View Now</text:p>
          </table:table-cell>
          <table:table-cell office:value-type="string">
            <text:p>video/mp4</text:p>
          </table:table-cell>
          <table:table-cell office:value-type="float" office:value="17.066667">
            <text:p>17.06666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51.mp4</text:p>
          </table:table-cell>
          <table:table-cell table:style-name="ce2" table:formula="of:=HYPERLINK([.A378]; &quot;View Now&quot;)" office:value-type="string" office:string-value="View Now">
            <text:p>View Now</text:p>
          </table:table-cell>
          <table:table-cell office:value-type="string">
            <text:p>video/mp4</text:p>
          </table:table-cell>
          <table:table-cell office:value-type="float" office:value="4.737007">
            <text:p>4.73700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44.mp4</text:p>
          </table:table-cell>
          <table:table-cell table:style-name="ce2" table:formula="of:=HYPERLINK([.A379]; &quot;View Now&quot;)" office:value-type="string" office:string-value="View Now">
            <text:p>View Now</text:p>
          </table:table-cell>
          <table:table-cell office:value-type="string">
            <text:p>video/mp4</text:p>
          </table:table-cell>
          <table:table-cell office:value-type="float" office:value="30.627007">
            <text:p>30.62700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55.mp4</text:p>
          </table:table-cell>
          <table:table-cell table:style-name="ce2" table:formula="of:=HYPERLINK([.A380]; &quot;View Now&quot;)" office:value-type="string" office:string-value="View Now">
            <text:p>View Now</text:p>
          </table:table-cell>
          <table:table-cell office:value-type="string">
            <text:p>video/mp4</text:p>
          </table:table-cell>
          <table:table-cell office:value-type="float" office:value="2.67">
            <text:p>2.6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50.mp4</text:p>
          </table:table-cell>
          <table:table-cell table:style-name="ce2" table:formula="of:=HYPERLINK([.A381]; &quot;View Now&quot;)" office:value-type="string" office:string-value="View Now">
            <text:p>View Now</text:p>
          </table:table-cell>
          <table:table-cell office:value-type="string">
            <text:p>video/mp4</text:p>
          </table:table-cell>
          <table:table-cell office:value-type="float" office:value="8.590998">
            <text:p>8.59099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580.mp4</text:p>
          </table:table-cell>
          <table:table-cell table:style-name="ce2" table:formula="of:=HYPERLINK([.A382]; &quot;View Now&quot;)" office:value-type="string" office:string-value="View Now">
            <text:p>View Now</text:p>
          </table:table-cell>
          <table:table-cell office:value-type="string">
            <text:p>video/mp4</text:p>
          </table:table-cell>
          <table:table-cell office:value-type="float" office:value="42.048">
            <text:p>42.04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59.mp4</text:p>
          </table:table-cell>
          <table:table-cell table:style-name="ce2" table:formula="of:=HYPERLINK([.A383]; &quot;View Now&quot;)" office:value-type="string" office:string-value="View Now">
            <text:p>View Now</text:p>
          </table:table-cell>
          <table:table-cell office:value-type="string">
            <text:p>video/mp4</text:p>
          </table:table-cell>
          <table:table-cell office:value-type="float" office:value="18.041905">
            <text:p>18.04190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60.mp4</text:p>
          </table:table-cell>
          <table:table-cell table:style-name="ce2" table:formula="of:=HYPERLINK([.A384]; &quot;View Now&quot;)" office:value-type="string" office:string-value="View Now">
            <text:p>View Now</text:p>
          </table:table-cell>
          <table:table-cell office:value-type="string">
            <text:p>video/mp4</text:p>
          </table:table-cell>
          <table:table-cell office:value-type="float" office:value="4.062993">
            <text:p>4.06299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54.mp4</text:p>
          </table:table-cell>
          <table:table-cell table:style-name="ce2" table:formula="of:=HYPERLINK([.A385]; &quot;View Now&quot;)" office:value-type="string" office:string-value="View Now">
            <text:p>View Now</text:p>
          </table:table-cell>
          <table:table-cell office:value-type="string">
            <text:p>video/mp4</text:p>
          </table:table-cell>
          <table:table-cell office:value-type="float" office:value="41.308005">
            <text:p>41.30800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64.mp4</text:p>
          </table:table-cell>
          <table:table-cell table:style-name="ce2" table:formula="of:=HYPERLINK([.A386]; &quot;View Now&quot;)" office:value-type="string" office:string-value="View Now">
            <text:p>View Now</text:p>
          </table:table-cell>
          <table:table-cell office:value-type="string">
            <text:p>video/mp4</text:p>
          </table:table-cell>
          <table:table-cell office:value-type="float" office:value="54.033333">
            <text:p>54.03333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57.mp4</text:p>
          </table:table-cell>
          <table:table-cell table:style-name="ce2" table:formula="of:=HYPERLINK([.A387]; &quot;View Now&quot;)" office:value-type="string" office:string-value="View Now">
            <text:p>View Now</text:p>
          </table:table-cell>
          <table:table-cell office:value-type="string">
            <text:p>video/mp4</text:p>
          </table:table-cell>
          <table:table-cell office:value-type="float" office:value="69.567007">
            <text:p>69.56700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00.mp4</text:p>
          </table:table-cell>
          <table:table-cell table:style-name="ce2" table:formula="of:=HYPERLINK([.A388]; &quot;View Now&quot;)" office:value-type="string" office:string-value="View Now">
            <text:p>View Now</text:p>
          </table:table-cell>
          <table:table-cell office:value-type="string">
            <text:p>video/mp4</text:p>
          </table:table-cell>
          <table:table-cell office:value-type="float" office:value="137.623991">
            <text:p>137.623991</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20.mp4</text:p>
          </table:table-cell>
          <table:table-cell table:style-name="ce2" table:formula="of:=HYPERLINK([.A389]; &quot;View Now&quot;)" office:value-type="string" office:string-value="View Now">
            <text:p>View Now</text:p>
          </table:table-cell>
          <table:table-cell office:value-type="string">
            <text:p>video/mp4</text:p>
          </table:table-cell>
          <table:table-cell office:value-type="float" office:value="189.59093">
            <text:p>189.5909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65.mp4</text:p>
          </table:table-cell>
          <table:table-cell table:style-name="ce2" table:formula="of:=HYPERLINK([.A390]; &quot;View Now&quot;)" office:value-type="string" office:string-value="View Now">
            <text:p>View Now</text:p>
          </table:table-cell>
          <table:table-cell office:value-type="string">
            <text:p>video/mp4</text:p>
          </table:table-cell>
          <table:table-cell office:value-type="float" office:value="39.566803">
            <text:p>39.56680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63.mp4</text:p>
          </table:table-cell>
          <table:table-cell table:style-name="ce2" table:formula="of:=HYPERLINK([.A391]; &quot;View Now&quot;)" office:value-type="string" office:string-value="View Now">
            <text:p>View Now</text:p>
          </table:table-cell>
          <table:table-cell office:value-type="string">
            <text:p>video/mp4</text:p>
          </table:table-cell>
          <table:table-cell office:value-type="float" office:value="51.366667">
            <text:p>51.36666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62.mp4</text:p>
          </table:table-cell>
          <table:table-cell table:style-name="ce2" table:formula="of:=HYPERLINK([.A392]; &quot;View Now&quot;)" office:value-type="string" office:string-value="View Now">
            <text:p>View Now</text:p>
          </table:table-cell>
          <table:table-cell office:value-type="string">
            <text:p>video/mp4</text:p>
          </table:table-cell>
          <table:table-cell office:value-type="float" office:value="31.333333">
            <text:p>31.33333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68.mp4</text:p>
          </table:table-cell>
          <table:table-cell table:style-name="ce2" table:formula="of:=HYPERLINK([.A393]; &quot;View Now&quot;)" office:value-type="string" office:string-value="View Now">
            <text:p>View Now</text:p>
          </table:table-cell>
          <table:table-cell office:value-type="string">
            <text:p>video/mp4</text:p>
          </table:table-cell>
          <table:table-cell office:value-type="float" office:value="6.068966">
            <text:p>6.068966</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69.mp4</text:p>
          </table:table-cell>
          <table:table-cell table:style-name="ce2" table:formula="of:=HYPERLINK([.A394]; &quot;View Now&quot;)" office:value-type="string" office:string-value="View Now">
            <text:p>View Now</text:p>
          </table:table-cell>
          <table:table-cell office:value-type="string">
            <text:p>video/mp4</text:p>
          </table:table-cell>
          <table:table-cell office:value-type="float" office:value="14">
            <text:p>14</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70.mp4</text:p>
          </table:table-cell>
          <table:table-cell table:style-name="ce2" table:formula="of:=HYPERLINK([.A395]; &quot;View Now&quot;)" office:value-type="string" office:string-value="View Now">
            <text:p>View Now</text:p>
          </table:table-cell>
          <table:table-cell office:value-type="string">
            <text:p>video/mp4</text:p>
          </table:table-cell>
          <table:table-cell office:value-type="float" office:value="2.983">
            <text:p>2.983</text:p>
          </table:table-cell>
          <table:table-cell table:number-columns-repeated="2"/>
          <table:table-cell office:value-type="string">
            <text:p>2026-01-14T21:12:47.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48667.mp4</text:p>
          </table:table-cell>
          <table:table-cell table:style-name="ce2" table:formula="of:=HYPERLINK([.A396]; &quot;View Now&quot;)" office:value-type="string" office:string-value="View Now">
            <text:p>View Now</text:p>
          </table:table-cell>
          <table:table-cell office:value-type="string">
            <text:p>video/mp4</text:p>
          </table:table-cell>
          <table:table-cell office:value-type="float" office:value="65.317007">
            <text:p>65.31700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71.mp4</text:p>
          </table:table-cell>
          <table:table-cell table:style-name="ce2" table:formula="of:=HYPERLINK([.A397]; &quot;View Now&quot;)" office:value-type="string" office:string-value="View Now">
            <text:p>View Now</text:p>
          </table:table-cell>
          <table:table-cell office:value-type="string">
            <text:p>video/mp4</text:p>
          </table:table-cell>
          <table:table-cell office:value-type="float" office:value="10.658005">
            <text:p>10.65800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72.mp4</text:p>
          </table:table-cell>
          <table:table-cell table:style-name="ce2" table:formula="of:=HYPERLINK([.A398]; &quot;View Now&quot;)" office:value-type="string" office:string-value="View Now">
            <text:p>View Now</text:p>
          </table:table-cell>
          <table:table-cell office:value-type="string">
            <text:p>video/mp4</text:p>
          </table:table-cell>
          <table:table-cell office:value-type="float" office:value="18.066667">
            <text:p>18.06666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47.mp4</text:p>
          </table:table-cell>
          <table:table-cell table:style-name="ce2" table:formula="of:=HYPERLINK([.A399]; &quot;View Now&quot;)" office:value-type="string" office:string-value="View Now">
            <text:p>View Now</text:p>
          </table:table-cell>
          <table:table-cell office:value-type="string">
            <text:p>video/mp4</text:p>
          </table:table-cell>
          <table:table-cell office:value-type="float" office:value="25.843991">
            <text:p>25.843991</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25.mp4</text:p>
          </table:table-cell>
          <table:table-cell table:style-name="ce2" table:formula="of:=HYPERLINK([.A400]; &quot;View Now&quot;)" office:value-type="string" office:string-value="View Now">
            <text:p>View Now</text:p>
          </table:table-cell>
          <table:table-cell office:value-type="string">
            <text:p>video/mp4</text:p>
          </table:table-cell>
          <table:table-cell office:value-type="float" office:value="179.606009">
            <text:p>179.606009</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77.mp4</text:p>
          </table:table-cell>
          <table:table-cell table:style-name="ce2" table:formula="of:=HYPERLINK([.A401]; &quot;View Now&quot;)" office:value-type="string" office:string-value="View Now">
            <text:p>View Now</text:p>
          </table:table-cell>
          <table:table-cell office:value-type="string">
            <text:p>video/mp4</text:p>
          </table:table-cell>
          <table:table-cell office:value-type="float" office:value="64.737007">
            <text:p>64.73700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83.mp4</text:p>
          </table:table-cell>
          <table:table-cell table:style-name="ce2" table:formula="of:=HYPERLINK([.A402]; &quot;View Now&quot;)" office:value-type="string" office:string-value="View Now">
            <text:p>View Now</text:p>
          </table:table-cell>
          <table:table-cell office:value-type="string">
            <text:p>video/mp4</text:p>
          </table:table-cell>
          <table:table-cell office:value-type="float" office:value="61.927007">
            <text:p>61.92700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85.mp4</text:p>
          </table:table-cell>
          <table:table-cell table:style-name="ce2" table:formula="of:=HYPERLINK([.A403]; &quot;View Now&quot;)" office:value-type="string" office:string-value="View Now">
            <text:p>View Now</text:p>
          </table:table-cell>
          <table:table-cell office:value-type="string">
            <text:p>video/mp4</text:p>
          </table:table-cell>
          <table:table-cell office:value-type="float" office:value="19.017007">
            <text:p>19.01700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76.mp4</text:p>
          </table:table-cell>
          <table:table-cell table:style-name="ce2" table:formula="of:=HYPERLINK([.A404]; &quot;View Now&quot;)" office:value-type="string" office:string-value="View Now">
            <text:p>View Now</text:p>
          </table:table-cell>
          <table:table-cell office:value-type="string">
            <text:p>video/mp4</text:p>
          </table:table-cell>
          <table:table-cell office:value-type="float" office:value="68.429002">
            <text:p>68.429002</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75.mp4</text:p>
          </table:table-cell>
          <table:table-cell table:style-name="ce2" table:formula="of:=HYPERLINK([.A405]; &quot;View Now&quot;)" office:value-type="string" office:string-value="View Now">
            <text:p>View Now</text:p>
          </table:table-cell>
          <table:table-cell office:value-type="string">
            <text:p>video/mp4</text:p>
          </table:table-cell>
          <table:table-cell office:value-type="float" office:value="144.473991">
            <text:p>144.473991</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66.mp4</text:p>
          </table:table-cell>
          <table:table-cell table:style-name="ce2" table:formula="of:=HYPERLINK([.A406]; &quot;View Now&quot;)" office:value-type="string" office:string-value="View Now">
            <text:p>View Now</text:p>
          </table:table-cell>
          <table:table-cell office:value-type="string">
            <text:p>video/mp4</text:p>
          </table:table-cell>
          <table:table-cell office:value-type="float" office:value="171.688005">
            <text:p>171.68800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79.mp4</text:p>
          </table:table-cell>
          <table:table-cell table:style-name="ce2" table:formula="of:=HYPERLINK([.A407]; &quot;View Now&quot;)" office:value-type="string" office:string-value="View Now">
            <text:p>View Now</text:p>
          </table:table-cell>
          <table:table-cell office:value-type="string">
            <text:p>video/mp4</text:p>
          </table:table-cell>
          <table:table-cell office:value-type="float" office:value="144.405011">
            <text:p>144.405011</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74.mp4</text:p>
          </table:table-cell>
          <table:table-cell table:style-name="ce2" table:formula="of:=HYPERLINK([.A408]; &quot;View Now&quot;)" office:value-type="string" office:string-value="View Now">
            <text:p>View Now</text:p>
          </table:table-cell>
          <table:table-cell office:value-type="string">
            <text:p>video/mp4</text:p>
          </table:table-cell>
          <table:table-cell office:value-type="float" office:value="134.721995">
            <text:p>134.72199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78.mp4</text:p>
          </table:table-cell>
          <table:table-cell table:style-name="ce2" table:formula="of:=HYPERLINK([.A409]; &quot;View Now&quot;)" office:value-type="string" office:string-value="View Now">
            <text:p>View Now</text:p>
          </table:table-cell>
          <table:table-cell office:value-type="string">
            <text:p>video/mp4</text:p>
          </table:table-cell>
          <table:table-cell office:value-type="float" office:value="170.527007">
            <text:p>170.52700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80.mp4</text:p>
          </table:table-cell>
          <table:table-cell table:style-name="ce2" table:formula="of:=HYPERLINK([.A410]; &quot;View Now&quot;)" office:value-type="string" office:string-value="View Now">
            <text:p>View Now</text:p>
          </table:table-cell>
          <table:table-cell office:value-type="string">
            <text:p>video/mp4</text:p>
          </table:table-cell>
          <table:table-cell office:value-type="float" office:value="142.291995">
            <text:p>142.29199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82.mp4</text:p>
          </table:table-cell>
          <table:table-cell table:style-name="ce2" table:formula="of:=HYPERLINK([.A411]; &quot;View Now&quot;)" office:value-type="string" office:string-value="View Now">
            <text:p>View Now</text:p>
          </table:table-cell>
          <table:table-cell office:value-type="string">
            <text:p>video/mp4</text:p>
          </table:table-cell>
          <table:table-cell office:value-type="float" office:value="61.927007">
            <text:p>61.92700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84.mp4</text:p>
          </table:table-cell>
          <table:table-cell table:style-name="ce2" table:formula="of:=HYPERLINK([.A412]; &quot;View Now&quot;)" office:value-type="string" office:string-value="View Now">
            <text:p>View Now</text:p>
          </table:table-cell>
          <table:table-cell office:value-type="string">
            <text:p>video/mp4</text:p>
          </table:table-cell>
          <table:table-cell office:value-type="float" office:value="61.927007">
            <text:p>61.92700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81.mp4</text:p>
          </table:table-cell>
          <table:table-cell table:style-name="ce2" table:formula="of:=HYPERLINK([.A413]; &quot;View Now&quot;)" office:value-type="string" office:string-value="View Now">
            <text:p>View Now</text:p>
          </table:table-cell>
          <table:table-cell office:value-type="string">
            <text:p>video/mp4</text:p>
          </table:table-cell>
          <table:table-cell office:value-type="float" office:value="142.291882">
            <text:p>142.291882</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96.mp4</text:p>
          </table:table-cell>
          <table:table-cell table:style-name="ce2" table:formula="of:=HYPERLINK([.A414]; &quot;View Now&quot;)" office:value-type="string" office:string-value="View Now">
            <text:p>View Now</text:p>
          </table:table-cell>
          <table:table-cell office:value-type="string">
            <text:p>video/mp4</text:p>
          </table:table-cell>
          <table:table-cell office:value-type="float" office:value="18.041995">
            <text:p>18.04199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99.mp4</text:p>
          </table:table-cell>
          <table:table-cell table:style-name="ce2" table:formula="of:=HYPERLINK([.A415]; &quot;View Now&quot;)" office:value-type="string" office:string-value="View Now">
            <text:p>View Now</text:p>
          </table:table-cell>
          <table:table-cell office:value-type="string">
            <text:p>video/mp4</text:p>
          </table:table-cell>
          <table:table-cell office:value-type="float" office:value="15.066667">
            <text:p>15.06666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97.mp4</text:p>
          </table:table-cell>
          <table:table-cell table:style-name="ce2" table:formula="of:=HYPERLINK([.A416]; &quot;View Now&quot;)" office:value-type="string" office:string-value="View Now">
            <text:p>View Now</text:p>
          </table:table-cell>
          <table:table-cell office:value-type="string">
            <text:p>video/mp4</text:p>
          </table:table-cell>
          <table:table-cell office:value-type="float" office:value="19.04">
            <text:p>19.04</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98.mp4</text:p>
          </table:table-cell>
          <table:table-cell table:style-name="ce2" table:formula="of:=HYPERLINK([.A417]; &quot;View Now&quot;)" office:value-type="string" office:string-value="View Now">
            <text:p>View Now</text:p>
          </table:table-cell>
          <table:table-cell office:value-type="string">
            <text:p>video/mp4</text:p>
          </table:table-cell>
          <table:table-cell office:value-type="float" office:value="18.901">
            <text:p>18.901</text:p>
          </table:table-cell>
          <table:table-cell table:number-columns-repeated="2"/>
          <table:table-cell office:value-type="string">
            <text:p>2026-01-14T22:02:30.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48700.mp4</text:p>
          </table:table-cell>
          <table:table-cell table:style-name="ce2" table:formula="of:=HYPERLINK([.A418]; &quot;View Now&quot;)" office:value-type="string" office:string-value="View Now">
            <text:p>View Now</text:p>
          </table:table-cell>
          <table:table-cell office:value-type="string">
            <text:p>video/mp4</text:p>
          </table:table-cell>
          <table:table-cell office:value-type="float" office:value="18.041905">
            <text:p>18.04190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02.mp4</text:p>
          </table:table-cell>
          <table:table-cell table:style-name="ce2" table:formula="of:=HYPERLINK([.A419]; &quot;View Now&quot;)" office:value-type="string" office:string-value="View Now">
            <text:p>View Now</text:p>
          </table:table-cell>
          <table:table-cell office:value-type="string">
            <text:p>video/mp4</text:p>
          </table:table-cell>
          <table:table-cell office:value-type="float" office:value="0.96">
            <text:p>0.96</text:p>
          </table:table-cell>
          <table:table-cell table:number-columns-repeated="2"/>
          <table:table-cell office:value-type="string">
            <text:p>2026-01-14T21:15:42.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48689.mp4</text:p>
          </table:table-cell>
          <table:table-cell table:style-name="ce2" table:formula="of:=HYPERLINK([.A420]; &quot;View Now&quot;)" office:value-type="string" office:string-value="View Now">
            <text:p>View Now</text:p>
          </table:table-cell>
          <table:table-cell office:value-type="string">
            <text:p>video/mp4</text:p>
          </table:table-cell>
          <table:table-cell office:value-type="float" office:value="154.033333">
            <text:p>154.03333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04.mp4</text:p>
          </table:table-cell>
          <table:table-cell table:style-name="ce2" table:formula="of:=HYPERLINK([.A421]; &quot;View Now&quot;)" office:value-type="string" office:string-value="View Now">
            <text:p>View Now</text:p>
          </table:table-cell>
          <table:table-cell office:value-type="string">
            <text:p>video/mp4</text:p>
          </table:table-cell>
          <table:table-cell office:value-type="float" office:value="18.576009">
            <text:p>18.576009</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05.mp4</text:p>
          </table:table-cell>
          <table:table-cell table:style-name="ce2" table:formula="of:=HYPERLINK([.A422]; &quot;View Now&quot;)" office:value-type="string" office:string-value="View Now">
            <text:p>View Now</text:p>
          </table:table-cell>
          <table:table-cell office:value-type="string">
            <text:p>video/mp4</text:p>
          </table:table-cell>
          <table:table-cell office:value-type="float" office:value="19.017007">
            <text:p>19.01700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87.mp4</text:p>
          </table:table-cell>
          <table:table-cell table:style-name="ce2" table:formula="of:=HYPERLINK([.A423]; &quot;View Now&quot;)" office:value-type="string" office:string-value="View Now">
            <text:p>View Now</text:p>
          </table:table-cell>
          <table:table-cell office:value-type="string">
            <text:p>video/mp4</text:p>
          </table:table-cell>
          <table:table-cell office:value-type="float" office:value="200.266667">
            <text:p>200.26666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09.mp4</text:p>
          </table:table-cell>
          <table:table-cell table:style-name="ce2" table:formula="of:=HYPERLINK([.A424]; &quot;View Now&quot;)" office:value-type="string" office:string-value="View Now">
            <text:p>View Now</text:p>
          </table:table-cell>
          <table:table-cell office:value-type="string">
            <text:p>video/mp4</text:p>
          </table:table-cell>
          <table:table-cell office:value-type="float" office:value="19.04">
            <text:p>19.04</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06.mp4</text:p>
          </table:table-cell>
          <table:table-cell table:style-name="ce2" table:formula="of:=HYPERLINK([.A425]; &quot;View Now&quot;)" office:value-type="string" office:string-value="View Now">
            <text:p>View Now</text:p>
          </table:table-cell>
          <table:table-cell office:value-type="string">
            <text:p>video/mp4</text:p>
          </table:table-cell>
          <table:table-cell office:value-type="float" office:value="3.912">
            <text:p>3.912</text:p>
          </table:table-cell>
          <table:table-cell table:number-columns-repeated="2"/>
          <table:table-cell office:value-type="string">
            <text:p>2026-01-14T22:20:50.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48688.mp4</text:p>
          </table:table-cell>
          <table:table-cell table:style-name="ce2" table:formula="of:=HYPERLINK([.A426]; &quot;View Now&quot;)" office:value-type="string" office:string-value="View Now">
            <text:p>View Now</text:p>
          </table:table-cell>
          <table:table-cell office:value-type="string">
            <text:p>video/mp4</text:p>
          </table:table-cell>
          <table:table-cell office:value-type="float" office:value="198.666667">
            <text:p>198.66666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03.mp4</text:p>
          </table:table-cell>
          <table:table-cell table:style-name="ce2" table:formula="of:=HYPERLINK([.A427]; &quot;View Now&quot;)" office:value-type="string" office:string-value="View Now">
            <text:p>View Now</text:p>
          </table:table-cell>
          <table:table-cell office:value-type="string">
            <text:p>video/mp4</text:p>
          </table:table-cell>
          <table:table-cell office:value-type="float" office:value="68.010998">
            <text:p>68.01099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10.mp4</text:p>
          </table:table-cell>
          <table:table-cell table:style-name="ce2" table:formula="of:=HYPERLINK([.A428]; &quot;View Now&quot;)" office:value-type="string" office:string-value="View Now">
            <text:p>View Now</text:p>
          </table:table-cell>
          <table:table-cell office:value-type="string">
            <text:p>video/mp4</text:p>
          </table:table-cell>
          <table:table-cell office:value-type="float" office:value="16.033333">
            <text:p>16.03333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11.mp4</text:p>
          </table:table-cell>
          <table:table-cell table:style-name="ce2" table:formula="of:=HYPERLINK([.A429]; &quot;View Now&quot;)" office:value-type="string" office:string-value="View Now">
            <text:p>View Now</text:p>
          </table:table-cell>
          <table:table-cell office:value-type="string">
            <text:p>video/mp4</text:p>
          </table:table-cell>
          <table:table-cell office:value-type="float" office:value="40.17">
            <text:p>40.1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61.mp4</text:p>
          </table:table-cell>
          <table:table-cell table:style-name="ce2" table:formula="of:=HYPERLINK([.A430]; &quot;View Now&quot;)" office:value-type="string" office:string-value="View Now">
            <text:p>View Now</text:p>
          </table:table-cell>
          <table:table-cell office:value-type="string">
            <text:p>video/mp4</text:p>
          </table:table-cell>
          <table:table-cell office:value-type="float" office:value="607.5">
            <text:p>607.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16.mp4</text:p>
          </table:table-cell>
          <table:table-cell table:style-name="ce2" table:formula="of:=HYPERLINK([.A431]; &quot;View Now&quot;)" office:value-type="string" office:string-value="View Now">
            <text:p>View Now</text:p>
          </table:table-cell>
          <table:table-cell office:value-type="string">
            <text:p>video/mp4</text:p>
          </table:table-cell>
          <table:table-cell office:value-type="float" office:value="3.738005">
            <text:p>3.73800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15.mp4</text:p>
          </table:table-cell>
          <table:table-cell table:style-name="ce2" table:formula="of:=HYPERLINK([.A432]; &quot;View Now&quot;)" office:value-type="string" office:string-value="View Now">
            <text:p>View Now</text:p>
          </table:table-cell>
          <table:table-cell office:value-type="string">
            <text:p>video/mp4</text:p>
          </table:table-cell>
          <table:table-cell office:value-type="float" office:value="2.925">
            <text:p>2.925</text:p>
          </table:table-cell>
          <table:table-cell table:number-columns-repeated="2"/>
          <table:table-cell office:value-type="string">
            <text:p>2026-01-14T21:17:24.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48686.mp4</text:p>
          </table:table-cell>
          <table:table-cell table:style-name="ce2" table:formula="of:=HYPERLINK([.A433]; &quot;View Now&quot;)" office:value-type="string" office:string-value="View Now">
            <text:p>View Now</text:p>
          </table:table-cell>
          <table:table-cell office:value-type="string">
            <text:p>video/mp4</text:p>
          </table:table-cell>
          <table:table-cell office:value-type="float" office:value="201.633333">
            <text:p>201.63333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18.mp4</text:p>
          </table:table-cell>
          <table:table-cell table:style-name="ce2" table:formula="of:=HYPERLINK([.A434]; &quot;View Now&quot;)" office:value-type="string" office:string-value="View Now">
            <text:p>View Now</text:p>
          </table:table-cell>
          <table:table-cell office:value-type="string">
            <text:p>video/mp4</text:p>
          </table:table-cell>
          <table:table-cell office:value-type="float" office:value="1.993">
            <text:p>1.993</text:p>
          </table:table-cell>
          <table:table-cell table:number-columns-repeated="2"/>
          <table:table-cell office:value-type="string">
            <text:p>2026-01-14T21:08:43.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48719.mp4</text:p>
          </table:table-cell>
          <table:table-cell table:style-name="ce2" table:formula="of:=HYPERLINK([.A435]; &quot;View Now&quot;)" office:value-type="string" office:string-value="View Now">
            <text:p>View Now</text:p>
          </table:table-cell>
          <table:table-cell office:value-type="string">
            <text:p>video/mp4</text:p>
          </table:table-cell>
          <table:table-cell office:value-type="float" office:value="2.841">
            <text:p>2.841</text:p>
          </table:table-cell>
          <table:table-cell table:number-columns-repeated="2"/>
          <table:table-cell office:value-type="string">
            <text:p>2026-01-14T21:16:57.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48717.mp4</text:p>
          </table:table-cell>
          <table:table-cell table:style-name="ce2" table:formula="of:=HYPERLINK([.A436]; &quot;View Now&quot;)" office:value-type="string" office:string-value="View Now">
            <text:p>View Now</text:p>
          </table:table-cell>
          <table:table-cell office:value-type="string">
            <text:p>video/mp4</text:p>
          </table:table-cell>
          <table:table-cell office:value-type="float" office:value="2.97">
            <text:p>2.97</text:p>
          </table:table-cell>
          <table:table-cell table:number-columns-repeated="2"/>
          <table:table-cell office:value-type="string">
            <text:p>2026-01-14T21:08:03.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48720.mp4</text:p>
          </table:table-cell>
          <table:table-cell table:style-name="ce2" table:formula="of:=HYPERLINK([.A437]; &quot;View Now&quot;)" office:value-type="string" office:string-value="View Now">
            <text:p>View Now</text:p>
          </table:table-cell>
          <table:table-cell office:value-type="string">
            <text:p>video/mp4</text:p>
          </table:table-cell>
          <table:table-cell office:value-type="float" office:value="1.810998">
            <text:p>1.81099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94.mp4</text:p>
          </table:table-cell>
          <table:table-cell table:style-name="ce2" table:formula="of:=HYPERLINK([.A438]; &quot;View Now&quot;)" office:value-type="string" office:string-value="View Now">
            <text:p>View Now</text:p>
          </table:table-cell>
          <table:table-cell office:value-type="string">
            <text:p>video/mp4</text:p>
          </table:table-cell>
          <table:table-cell office:value-type="float" office:value="126.533333">
            <text:p>126.53333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21.mp4</text:p>
          </table:table-cell>
          <table:table-cell table:style-name="ce2" table:formula="of:=HYPERLINK([.A439]; &quot;View Now&quot;)" office:value-type="string" office:string-value="View Now">
            <text:p>View Now</text:p>
          </table:table-cell>
          <table:table-cell office:value-type="string">
            <text:p>video/mp4</text:p>
          </table:table-cell>
          <table:table-cell office:value-type="float" office:value="1.949917">
            <text:p>1.949917</text:p>
          </table:table-cell>
          <table:table-cell table:number-columns-repeated="2"/>
          <table:table-cell office:value-type="string">
            <text:p>2026-01-14T21:16:20.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48722.mp4</text:p>
          </table:table-cell>
          <table:table-cell table:style-name="ce2" table:formula="of:=HYPERLINK([.A440]; &quot;View Now&quot;)" office:value-type="string" office:string-value="View Now">
            <text:p>View Now</text:p>
          </table:table-cell>
          <table:table-cell office:value-type="string">
            <text:p>video/mp4</text:p>
          </table:table-cell>
          <table:table-cell office:value-type="float" office:value="2.932">
            <text:p>2.932</text:p>
          </table:table-cell>
          <table:table-cell table:number-columns-repeated="2"/>
          <table:table-cell office:value-type="string">
            <text:p>2026-01-14T21:18:34.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48725.mp4</text:p>
          </table:table-cell>
          <table:table-cell table:style-name="ce2" table:formula="of:=HYPERLINK([.A441]; &quot;View Now&quot;)" office:value-type="string" office:string-value="View Now">
            <text:p>View Now</text:p>
          </table:table-cell>
          <table:table-cell office:value-type="string">
            <text:p>video/mp4</text:p>
          </table:table-cell>
          <table:table-cell office:value-type="float" office:value="2.666667">
            <text:p>2.66666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95.mp4</text:p>
          </table:table-cell>
          <table:table-cell table:style-name="ce2" table:formula="of:=HYPERLINK([.A442]; &quot;View Now&quot;)" office:value-type="string" office:string-value="View Now">
            <text:p>View Now</text:p>
          </table:table-cell>
          <table:table-cell office:value-type="string">
            <text:p>video/mp4</text:p>
          </table:table-cell>
          <table:table-cell office:value-type="float" office:value="58.607007">
            <text:p>58.60700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24.mp4</text:p>
          </table:table-cell>
          <table:table-cell table:style-name="ce2" table:formula="of:=HYPERLINK([.A443]; &quot;View Now&quot;)" office:value-type="string" office:string-value="View Now">
            <text:p>View Now</text:p>
          </table:table-cell>
          <table:table-cell office:value-type="string">
            <text:p>video/mp4</text:p>
          </table:table-cell>
          <table:table-cell office:value-type="float" office:value="2.67">
            <text:p>2.6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23.mp4</text:p>
          </table:table-cell>
          <table:table-cell table:style-name="ce2" table:formula="of:=HYPERLINK([.A444]; &quot;View Now&quot;)" office:value-type="string" office:string-value="View Now">
            <text:p>View Now</text:p>
          </table:table-cell>
          <table:table-cell office:value-type="string">
            <text:p>video/mp4</text:p>
          </table:table-cell>
          <table:table-cell office:value-type="float" office:value="1.984">
            <text:p>1.984</text:p>
          </table:table-cell>
          <table:table-cell table:number-columns-repeated="2"/>
          <table:table-cell office:value-type="string">
            <text:p>2026-01-14T21:19:40.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48726.mp4</text:p>
          </table:table-cell>
          <table:table-cell table:style-name="ce2" table:formula="of:=HYPERLINK([.A445]; &quot;View Now&quot;)" office:value-type="string" office:string-value="View Now">
            <text:p>View Now</text:p>
          </table:table-cell>
          <table:table-cell office:value-type="string">
            <text:p>video/mp4</text:p>
          </table:table-cell>
          <table:table-cell office:value-type="float" office:value="2.875">
            <text:p>2.87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27.mp4</text:p>
          </table:table-cell>
          <table:table-cell table:style-name="ce2" table:formula="of:=HYPERLINK([.A446]; &quot;View Now&quot;)" office:value-type="string" office:string-value="View Now">
            <text:p>View Now</text:p>
          </table:table-cell>
          <table:table-cell office:value-type="string">
            <text:p>video/mp4</text:p>
          </table:table-cell>
          <table:table-cell office:value-type="float" office:value="3">
            <text:p>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31.mp4</text:p>
          </table:table-cell>
          <table:table-cell table:style-name="ce2" table:formula="of:=HYPERLINK([.A447]; &quot;View Now&quot;)" office:value-type="string" office:string-value="View Now">
            <text:p>View Now</text:p>
          </table:table-cell>
          <table:table-cell office:value-type="string">
            <text:p>video/mp4</text:p>
          </table:table-cell>
          <table:table-cell office:value-type="float" office:value="2.089796">
            <text:p>2.089796</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28.mp4</text:p>
          </table:table-cell>
          <table:table-cell table:style-name="ce2" table:formula="of:=HYPERLINK([.A448]; &quot;View Now&quot;)" office:value-type="string" office:string-value="View Now">
            <text:p>View Now</text:p>
          </table:table-cell>
          <table:table-cell office:value-type="string">
            <text:p>video/mp4</text:p>
          </table:table-cell>
          <table:table-cell office:value-type="float" office:value="2.983">
            <text:p>2.983</text:p>
          </table:table-cell>
          <table:table-cell table:number-columns-repeated="2"/>
          <table:table-cell office:value-type="string">
            <text:p>2026-01-14T21:06:43.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48729.mp4</text:p>
          </table:table-cell>
          <table:table-cell table:style-name="ce2" table:formula="of:=HYPERLINK([.A449]; &quot;View Now&quot;)" office:value-type="string" office:string-value="View Now">
            <text:p>View Now</text:p>
          </table:table-cell>
          <table:table-cell office:value-type="string">
            <text:p>video/mp4</text:p>
          </table:table-cell>
          <table:table-cell office:value-type="float" office:value="2.987">
            <text:p>2.987</text:p>
          </table:table-cell>
          <table:table-cell table:number-columns-repeated="2"/>
          <table:table-cell office:value-type="string">
            <text:p>2026-01-14T21:06:00.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48730.mp4</text:p>
          </table:table-cell>
          <table:table-cell table:style-name="ce2" table:formula="of:=HYPERLINK([.A450]; &quot;View Now&quot;)" office:value-type="string" office:string-value="View Now">
            <text:p>View Now</text:p>
          </table:table-cell>
          <table:table-cell office:value-type="string">
            <text:p>video/mp4</text:p>
          </table:table-cell>
          <table:table-cell office:value-type="float" office:value="2.955">
            <text:p>2.955</text:p>
          </table:table-cell>
          <table:table-cell table:number-columns-repeated="2"/>
          <table:table-cell office:value-type="string">
            <text:p>2026-01-14T21:05:26.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48733.mp4</text:p>
          </table:table-cell>
          <table:table-cell table:style-name="ce2" table:formula="of:=HYPERLINK([.A451]; &quot;View Now&quot;)" office:value-type="string" office:string-value="View Now">
            <text:p>View Now</text:p>
          </table:table-cell>
          <table:table-cell office:value-type="string">
            <text:p>video/mp4</text:p>
          </table:table-cell>
          <table:table-cell office:value-type="float" office:value="2.02">
            <text:p>2.02</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37.mp4</text:p>
          </table:table-cell>
          <table:table-cell table:style-name="ce2" table:formula="of:=HYPERLINK([.A452]; &quot;View Now&quot;)" office:value-type="string" office:string-value="View Now">
            <text:p>View Now</text:p>
          </table:table-cell>
          <table:table-cell office:value-type="string">
            <text:p>video/mp4</text:p>
          </table:table-cell>
          <table:table-cell office:value-type="float" office:value="2.967">
            <text:p>2.967</text:p>
          </table:table-cell>
          <table:table-cell table:number-columns-repeated="2"/>
          <table:table-cell office:value-type="string">
            <text:p>2026-01-14T21:58:24.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48735.mp4</text:p>
          </table:table-cell>
          <table:table-cell table:style-name="ce2" table:formula="of:=HYPERLINK([.A453]; &quot;View Now&quot;)" office:value-type="string" office:string-value="View Now">
            <text:p>View Now</text:p>
          </table:table-cell>
          <table:table-cell office:value-type="string">
            <text:p>video/mp4</text:p>
          </table:table-cell>
          <table:table-cell office:value-type="float" office:value="2.909091">
            <text:p>2.909091</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32.mp4</text:p>
          </table:table-cell>
          <table:table-cell table:style-name="ce2" table:formula="of:=HYPERLINK([.A454]; &quot;View Now&quot;)" office:value-type="string" office:string-value="View Now">
            <text:p>View Now</text:p>
          </table:table-cell>
          <table:table-cell office:value-type="string">
            <text:p>video/mp4</text:p>
          </table:table-cell>
          <table:table-cell office:value-type="float" office:value="2.98">
            <text:p>2.98</text:p>
          </table:table-cell>
          <table:table-cell table:number-columns-repeated="2"/>
          <table:table-cell office:value-type="string">
            <text:p>2026-01-14T21:59:10.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48707.mp4</text:p>
          </table:table-cell>
          <table:table-cell table:style-name="ce2" table:formula="of:=HYPERLINK([.A455]; &quot;View Now&quot;)" office:value-type="string" office:string-value="View Now">
            <text:p>View Now</text:p>
          </table:table-cell>
          <table:table-cell office:value-type="string">
            <text:p>video/mp4</text:p>
          </table:table-cell>
          <table:table-cell office:value-type="float" office:value="139.087007">
            <text:p>139.08700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36.mp4</text:p>
          </table:table-cell>
          <table:table-cell table:style-name="ce2" table:formula="of:=HYPERLINK([.A456]; &quot;View Now&quot;)" office:value-type="string" office:string-value="View Now">
            <text:p>View Now</text:p>
          </table:table-cell>
          <table:table-cell office:value-type="string">
            <text:p>video/mp4</text:p>
          </table:table-cell>
          <table:table-cell office:value-type="float" office:value="3.018005">
            <text:p>3.01800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34.mp4</text:p>
          </table:table-cell>
          <table:table-cell table:style-name="ce2" table:formula="of:=HYPERLINK([.A457]; &quot;View Now&quot;)" office:value-type="string" office:string-value="View Now">
            <text:p>View Now</text:p>
          </table:table-cell>
          <table:table-cell office:value-type="string">
            <text:p>video/mp4</text:p>
          </table:table-cell>
          <table:table-cell office:value-type="float" office:value="2.9">
            <text:p>2.9</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38.mp4</text:p>
          </table:table-cell>
          <table:table-cell table:style-name="ce2" table:formula="of:=HYPERLINK([.A458]; &quot;View Now&quot;)" office:value-type="string" office:string-value="View Now">
            <text:p>View Now</text:p>
          </table:table-cell>
          <table:table-cell office:value-type="string">
            <text:p>video/mp4</text:p>
          </table:table-cell>
          <table:table-cell office:value-type="float" office:value="3.153846">
            <text:p>3.153846</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39.mp4</text:p>
          </table:table-cell>
          <table:table-cell table:style-name="ce2" table:formula="of:=HYPERLINK([.A459]; &quot;View Now&quot;)" office:value-type="string" office:string-value="View Now">
            <text:p>View Now</text:p>
          </table:table-cell>
          <table:table-cell office:value-type="string">
            <text:p>video/mp4</text:p>
          </table:table-cell>
          <table:table-cell office:value-type="float" office:value="2.949002">
            <text:p>2.949002</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40.mp4</text:p>
          </table:table-cell>
          <table:table-cell table:style-name="ce2" table:formula="of:=HYPERLINK([.A460]; &quot;View Now&quot;)" office:value-type="string" office:string-value="View Now">
            <text:p>View Now</text:p>
          </table:table-cell>
          <table:table-cell office:value-type="string">
            <text:p>video/mp4</text:p>
          </table:table-cell>
          <table:table-cell office:value-type="float" office:value="2.949">
            <text:p>2.949</text:p>
          </table:table-cell>
          <table:table-cell table:number-columns-repeated="2"/>
          <table:table-cell office:value-type="string">
            <text:p>2026-01-14T21:03:34.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48742.mp4</text:p>
          </table:table-cell>
          <table:table-cell table:style-name="ce2" table:formula="of:=HYPERLINK([.A461]; &quot;View Now&quot;)" office:value-type="string" office:string-value="View Now">
            <text:p>View Now</text:p>
          </table:table-cell>
          <table:table-cell office:value-type="string">
            <text:p>video/mp4</text:p>
          </table:table-cell>
          <table:table-cell office:value-type="float" office:value="2.955">
            <text:p>2.955</text:p>
          </table:table-cell>
          <table:table-cell table:number-columns-repeated="2"/>
          <table:table-cell office:value-type="string">
            <text:p>2026-01-14T21:04:16.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48744.mp4</text:p>
          </table:table-cell>
          <table:table-cell table:style-name="ce2" table:formula="of:=HYPERLINK([.A462]; &quot;View Now&quot;)" office:value-type="string" office:string-value="View Now">
            <text:p>View Now</text:p>
          </table:table-cell>
          <table:table-cell office:value-type="string">
            <text:p>video/mp4</text:p>
          </table:table-cell>
          <table:table-cell office:value-type="float" office:value="2.963">
            <text:p>2.963</text:p>
          </table:table-cell>
          <table:table-cell table:number-columns-repeated="2"/>
          <table:table-cell office:value-type="string">
            <text:p>2026-01-14T21:04:51.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48741.mp4</text:p>
          </table:table-cell>
          <table:table-cell table:style-name="ce2" table:formula="of:=HYPERLINK([.A463]; &quot;View Now&quot;)" office:value-type="string" office:string-value="View Now">
            <text:p>View Now</text:p>
          </table:table-cell>
          <table:table-cell office:value-type="string">
            <text:p>video/mp4</text:p>
          </table:table-cell>
          <table:table-cell office:value-type="float" office:value="2.346646">
            <text:p>2.346646</text:p>
          </table:table-cell>
          <table:table-cell table:number-columns-repeated="2"/>
          <table:table-cell office:value-type="string">
            <text:p>2026-01-13T16:10:11.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48743.mp4</text:p>
          </table:table-cell>
          <table:table-cell table:style-name="ce2" table:formula="of:=HYPERLINK([.A464]; &quot;View Now&quot;)" office:value-type="string" office:string-value="View Now">
            <text:p>View Now</text:p>
          </table:table-cell>
          <table:table-cell office:value-type="string">
            <text:p>video/mp4</text:p>
          </table:table-cell>
          <table:table-cell office:value-type="float" office:value="2.925011">
            <text:p>2.925011</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45.mp4</text:p>
          </table:table-cell>
          <table:table-cell table:style-name="ce2" table:formula="of:=HYPERLINK([.A465]; &quot;View Now&quot;)" office:value-type="string" office:string-value="View Now">
            <text:p>View Now</text:p>
          </table:table-cell>
          <table:table-cell office:value-type="string">
            <text:p>video/mp4</text:p>
          </table:table-cell>
          <table:table-cell office:value-type="float" office:value="2.786009">
            <text:p>2.786009</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49.mp4</text:p>
          </table:table-cell>
          <table:table-cell table:style-name="ce2" table:formula="of:=HYPERLINK([.A466]; &quot;View Now&quot;)" office:value-type="string" office:string-value="View Now">
            <text:p>View Now</text:p>
          </table:table-cell>
          <table:table-cell office:value-type="string">
            <text:p>video/mp4</text:p>
          </table:table-cell>
          <table:table-cell office:value-type="float" office:value="9.890998">
            <text:p>9.89099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48.mp4</text:p>
          </table:table-cell>
          <table:table-cell table:style-name="ce2" table:formula="of:=HYPERLINK([.A467]; &quot;View Now&quot;)" office:value-type="string" office:string-value="View Now">
            <text:p>View Now</text:p>
          </table:table-cell>
          <table:table-cell office:value-type="string">
            <text:p>video/mp4</text:p>
          </table:table-cell>
          <table:table-cell office:value-type="float" office:value="1.608696">
            <text:p>1.608696</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47.mp4</text:p>
          </table:table-cell>
          <table:table-cell table:style-name="ce2" table:formula="of:=HYPERLINK([.A468]; &quot;View Now&quot;)" office:value-type="string" office:string-value="View Now">
            <text:p>View Now</text:p>
          </table:table-cell>
          <table:table-cell office:value-type="string">
            <text:p>video/mp4</text:p>
          </table:table-cell>
          <table:table-cell office:value-type="float" office:value="1.535979">
            <text:p>1.535979</text:p>
          </table:table-cell>
          <table:table-cell table:number-columns-repeated="2"/>
          <table:table-cell office:value-type="string">
            <text:p>2026-01-13T16:32:40.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48746.mp4</text:p>
          </table:table-cell>
          <table:table-cell table:style-name="ce2" table:formula="of:=HYPERLINK([.A469]; &quot;View Now&quot;)" office:value-type="string" office:string-value="View Now">
            <text:p>View Now</text:p>
          </table:table-cell>
          <table:table-cell office:value-type="string">
            <text:p>video/mp4</text:p>
          </table:table-cell>
          <table:table-cell office:value-type="float" office:value="2.981">
            <text:p>2.981</text:p>
          </table:table-cell>
          <table:table-cell table:number-columns-repeated="2"/>
          <table:table-cell office:value-type="string">
            <text:p>2026-01-14T21:07:23.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48750.mp4</text:p>
          </table:table-cell>
          <table:table-cell table:style-name="ce2" table:formula="of:=HYPERLINK([.A470]; &quot;View Now&quot;)" office:value-type="string" office:string-value="View Now">
            <text:p>View Now</text:p>
          </table:table-cell>
          <table:table-cell office:value-type="string">
            <text:p>video/mp4</text:p>
          </table:table-cell>
          <table:table-cell office:value-type="float" office:value="36.896009">
            <text:p>36.896009</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91.mp4</text:p>
          </table:table-cell>
          <table:table-cell table:style-name="ce2" table:formula="of:=HYPERLINK([.A471]; &quot;View Now&quot;)" office:value-type="string" office:string-value="View Now">
            <text:p>View Now</text:p>
          </table:table-cell>
          <table:table-cell office:value-type="string">
            <text:p>video/mp4</text:p>
          </table:table-cell>
          <table:table-cell office:value-type="float" office:value="345.8">
            <text:p>345.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90.mp4</text:p>
          </table:table-cell>
          <table:table-cell table:style-name="ce2" table:formula="of:=HYPERLINK([.A472]; &quot;View Now&quot;)" office:value-type="string" office:string-value="View Now">
            <text:p>View Now</text:p>
          </table:table-cell>
          <table:table-cell office:value-type="string">
            <text:p>video/mp4</text:p>
          </table:table-cell>
          <table:table-cell office:value-type="float" office:value="94.4">
            <text:p>94.4</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13.mp4</text:p>
          </table:table-cell>
          <table:table-cell table:style-name="ce2" table:formula="of:=HYPERLINK([.A473]; &quot;View Now&quot;)" office:value-type="string" office:string-value="View Now">
            <text:p>View Now</text:p>
          </table:table-cell>
          <table:table-cell office:value-type="string">
            <text:p>video/mp4</text:p>
          </table:table-cell>
          <table:table-cell office:value-type="float" office:value="420">
            <text:p>420</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57.mp4</text:p>
          </table:table-cell>
          <table:table-cell table:style-name="ce2" table:formula="of:=HYPERLINK([.A474]; &quot;View Now&quot;)" office:value-type="string" office:string-value="View Now">
            <text:p>View Now</text:p>
          </table:table-cell>
          <table:table-cell office:value-type="string">
            <text:p>video/mp4</text:p>
          </table:table-cell>
          <table:table-cell office:value-type="float" office:value="11.2">
            <text:p>11.2</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58.mp4</text:p>
          </table:table-cell>
          <table:table-cell table:style-name="ce2" table:formula="of:=HYPERLINK([.A475]; &quot;View Now&quot;)" office:value-type="string" office:string-value="View Now">
            <text:p>View Now</text:p>
          </table:table-cell>
          <table:table-cell office:value-type="string">
            <text:p>video/mp4</text:p>
          </table:table-cell>
          <table:table-cell office:value-type="float" office:value="15.046009">
            <text:p>15.046009</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92.mp4</text:p>
          </table:table-cell>
          <table:table-cell table:style-name="ce2" table:formula="of:=HYPERLINK([.A476]; &quot;View Now&quot;)" office:value-type="string" office:string-value="View Now">
            <text:p>View Now</text:p>
          </table:table-cell>
          <table:table-cell office:value-type="string">
            <text:p>video/mp4</text:p>
          </table:table-cell>
          <table:table-cell office:value-type="float" office:value="207.9">
            <text:p>207.9</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52.mp4</text:p>
          </table:table-cell>
          <table:table-cell table:style-name="ce2" table:formula="of:=HYPERLINK([.A477]; &quot;View Now&quot;)" office:value-type="string" office:string-value="View Now">
            <text:p>View Now</text:p>
          </table:table-cell>
          <table:table-cell office:value-type="string">
            <text:p>video/mp4</text:p>
          </table:table-cell>
          <table:table-cell office:value-type="float" office:value="76.138005">
            <text:p>76.13800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01.mp4</text:p>
          </table:table-cell>
          <table:table-cell table:style-name="ce2" table:formula="of:=HYPERLINK([.A478]; &quot;View Now&quot;)" office:value-type="string" office:string-value="View Now">
            <text:p>View Now</text:p>
          </table:table-cell>
          <table:table-cell office:value-type="string">
            <text:p>video/mp4</text:p>
          </table:table-cell>
          <table:table-cell office:value-type="float" office:value="155.458333">
            <text:p>155.45833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62.mp4</text:p>
          </table:table-cell>
          <table:table-cell table:style-name="ce2" table:formula="of:=HYPERLINK([.A479]; &quot;View Now&quot;)" office:value-type="string" office:string-value="View Now">
            <text:p>View Now</text:p>
          </table:table-cell>
          <table:table-cell office:value-type="string">
            <text:p>video/mp4</text:p>
          </table:table-cell>
          <table:table-cell office:value-type="float" office:value="56.7">
            <text:p>56.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63.mp4</text:p>
          </table:table-cell>
          <table:table-cell table:style-name="ce2" table:formula="of:=HYPERLINK([.A480]; &quot;View Now&quot;)" office:value-type="string" office:string-value="View Now">
            <text:p>View Now</text:p>
          </table:table-cell>
          <table:table-cell office:value-type="string">
            <text:p>video/mp4</text:p>
          </table:table-cell>
          <table:table-cell office:value-type="float" office:value="87.050998">
            <text:p>87.05099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56.mp4</text:p>
          </table:table-cell>
          <table:table-cell table:style-name="ce2" table:formula="of:=HYPERLINK([.A481]; &quot;View Now&quot;)" office:value-type="string" office:string-value="View Now">
            <text:p>View Now</text:p>
          </table:table-cell>
          <table:table-cell office:value-type="string">
            <text:p>video/mp4</text:p>
          </table:table-cell>
          <table:table-cell office:value-type="float" office:value="209.235011">
            <text:p>209.235011</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55.mp4</text:p>
          </table:table-cell>
          <table:table-cell table:style-name="ce2" table:formula="of:=HYPERLINK([.A482]; &quot;View Now&quot;)" office:value-type="string" office:string-value="View Now">
            <text:p>View Now</text:p>
          </table:table-cell>
          <table:table-cell office:value-type="string">
            <text:p>video/mp4</text:p>
          </table:table-cell>
          <table:table-cell office:value-type="float" office:value="142.849002">
            <text:p>142.849002</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65.mp4</text:p>
          </table:table-cell>
          <table:table-cell table:style-name="ce2" table:formula="of:=HYPERLINK([.A483]; &quot;View Now&quot;)" office:value-type="string" office:string-value="View Now">
            <text:p>View Now</text:p>
          </table:table-cell>
          <table:table-cell office:value-type="string">
            <text:p>video/mp4</text:p>
          </table:table-cell>
          <table:table-cell office:value-type="float" office:value="2.666667">
            <text:p>2.66666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08.mp4</text:p>
          </table:table-cell>
          <table:table-cell table:style-name="ce2" table:formula="of:=HYPERLINK([.A484]; &quot;View Now&quot;)" office:value-type="string" office:string-value="View Now">
            <text:p>View Now</text:p>
          </table:table-cell>
          <table:table-cell office:value-type="string">
            <text:p>video/mp4</text:p>
          </table:table-cell>
          <table:table-cell office:value-type="float" office:value="180.279002">
            <text:p>180.279002</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54.mp4</text:p>
          </table:table-cell>
          <table:table-cell table:style-name="ce2" table:formula="of:=HYPERLINK([.A485]; &quot;View Now&quot;)" office:value-type="string" office:string-value="View Now">
            <text:p>View Now</text:p>
          </table:table-cell>
          <table:table-cell office:value-type="string">
            <text:p>video/mp4</text:p>
          </table:table-cell>
          <table:table-cell office:value-type="float" office:value="89.35">
            <text:p>89.3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61.mp4</text:p>
          </table:table-cell>
          <table:table-cell table:style-name="ce2" table:formula="of:=HYPERLINK([.A486]; &quot;View Now&quot;)" office:value-type="string" office:string-value="View Now">
            <text:p>View Now</text:p>
          </table:table-cell>
          <table:table-cell office:value-type="string">
            <text:p>video/mp4</text:p>
          </table:table-cell>
          <table:table-cell office:value-type="float" office:value="265.729002">
            <text:p>265.729002</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59.mp4</text:p>
          </table:table-cell>
          <table:table-cell table:style-name="ce2" table:formula="of:=HYPERLINK([.A487]; &quot;View Now&quot;)" office:value-type="string" office:string-value="View Now">
            <text:p>View Now</text:p>
          </table:table-cell>
          <table:table-cell office:value-type="string">
            <text:p>video/mp4</text:p>
          </table:table-cell>
          <table:table-cell office:value-type="float" office:value="46.903991">
            <text:p>46.903991</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73.mp4</text:p>
          </table:table-cell>
          <table:table-cell table:style-name="ce2" table:formula="of:=HYPERLINK([.A488]; &quot;View Now&quot;)" office:value-type="string" office:string-value="View Now">
            <text:p>View Now</text:p>
          </table:table-cell>
          <table:table-cell office:value-type="string">
            <text:p>video/mp4</text:p>
          </table:table-cell>
          <table:table-cell office:value-type="float" office:value="4.365986">
            <text:p>4.365986</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53.mp4</text:p>
          </table:table-cell>
          <table:table-cell table:style-name="ce2" table:formula="of:=HYPERLINK([.A489]; &quot;View Now&quot;)" office:value-type="string" office:string-value="View Now">
            <text:p>View Now</text:p>
          </table:table-cell>
          <table:table-cell office:value-type="string">
            <text:p>video/mp4</text:p>
          </table:table-cell>
          <table:table-cell office:value-type="float" office:value="197.252993">
            <text:p>197.25299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693.mp4</text:p>
          </table:table-cell>
          <table:table-cell table:style-name="ce2" table:formula="of:=HYPERLINK([.A490]; &quot;View Now&quot;)" office:value-type="string" office:string-value="View Now">
            <text:p>View Now</text:p>
          </table:table-cell>
          <table:table-cell office:value-type="string">
            <text:p>video/mp4</text:p>
          </table:table-cell>
          <table:table-cell office:value-type="float" office:value="207.9">
            <text:p>207.9</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68.mp4</text:p>
          </table:table-cell>
          <table:table-cell table:style-name="ce2" table:formula="of:=HYPERLINK([.A491]; &quot;View Now&quot;)" office:value-type="string" office:string-value="View Now">
            <text:p>View Now</text:p>
          </table:table-cell>
          <table:table-cell office:value-type="string">
            <text:p>video/mp4</text:p>
          </table:table-cell>
          <table:table-cell office:value-type="float" office:value="61.927007">
            <text:p>61.92700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74.mp4</text:p>
          </table:table-cell>
          <table:table-cell table:style-name="ce2" table:formula="of:=HYPERLINK([.A492]; &quot;View Now&quot;)" office:value-type="string" office:string-value="View Now">
            <text:p>View Now</text:p>
          </table:table-cell>
          <table:table-cell office:value-type="string">
            <text:p>video/mp4</text:p>
          </table:table-cell>
          <table:table-cell office:value-type="float" office:value="0.963">
            <text:p>0.963</text:p>
          </table:table-cell>
          <table:table-cell table:number-columns-repeated="2"/>
          <table:table-cell office:value-type="string">
            <text:p>2026-01-14T21:15:09.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48760.mp4</text:p>
          </table:table-cell>
          <table:table-cell table:style-name="ce2" table:formula="of:=HYPERLINK([.A493]; &quot;View Now&quot;)" office:value-type="string" office:string-value="View Now">
            <text:p>View Now</text:p>
          </table:table-cell>
          <table:table-cell office:value-type="string">
            <text:p>video/mp4</text:p>
          </table:table-cell>
          <table:table-cell office:value-type="float" office:value="79.319002">
            <text:p>79.319002</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51.mp4</text:p>
          </table:table-cell>
          <table:table-cell table:style-name="ce2" table:formula="of:=HYPERLINK([.A494]; &quot;View Now&quot;)" office:value-type="string" office:string-value="View Now">
            <text:p>View Now</text:p>
          </table:table-cell>
          <table:table-cell office:value-type="string">
            <text:p>video/mp4</text:p>
          </table:table-cell>
          <table:table-cell office:value-type="float" office:value="154.033333">
            <text:p>154.03333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14.mp4</text:p>
          </table:table-cell>
          <table:table-cell table:style-name="ce2" table:formula="of:=HYPERLINK([.A495]; &quot;View Now&quot;)" office:value-type="string" office:string-value="View Now">
            <text:p>View Now</text:p>
          </table:table-cell>
          <table:table-cell office:value-type="string">
            <text:p>video/mp4</text:p>
          </table:table-cell>
          <table:table-cell office:value-type="float" office:value="345.8">
            <text:p>345.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75.mp4</text:p>
          </table:table-cell>
          <table:table-cell table:style-name="ce2" table:formula="of:=HYPERLINK([.A496]; &quot;View Now&quot;)" office:value-type="string" office:string-value="View Now">
            <text:p>View Now</text:p>
          </table:table-cell>
          <table:table-cell office:value-type="string">
            <text:p>video/mp4</text:p>
          </table:table-cell>
          <table:table-cell office:value-type="float" office:value="1.024">
            <text:p>1.024</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76.mp4</text:p>
          </table:table-cell>
          <table:table-cell table:style-name="ce2" table:formula="of:=HYPERLINK([.A497]; &quot;View Now&quot;)" office:value-type="string" office:string-value="View Now">
            <text:p>View Now</text:p>
          </table:table-cell>
          <table:table-cell office:value-type="string">
            <text:p>video/mp4</text:p>
          </table:table-cell>
          <table:table-cell office:value-type="float" office:value="1.024">
            <text:p>1.024</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79.mp4</text:p>
          </table:table-cell>
          <table:table-cell table:style-name="ce2" table:formula="of:=HYPERLINK([.A498]; &quot;View Now&quot;)" office:value-type="string" office:string-value="View Now">
            <text:p>View Now</text:p>
          </table:table-cell>
          <table:table-cell office:value-type="string">
            <text:p>video/mp4</text:p>
          </table:table-cell>
          <table:table-cell office:value-type="float" office:value="0.978">
            <text:p>0.978</text:p>
          </table:table-cell>
          <table:table-cell table:number-columns-repeated="2"/>
          <table:table-cell office:value-type="string">
            <text:p>2026-01-14T21:14:40.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48780.mp4</text:p>
          </table:table-cell>
          <table:table-cell table:style-name="ce2" table:formula="of:=HYPERLINK([.A499]; &quot;View Now&quot;)" office:value-type="string" office:string-value="View Now">
            <text:p>View Now</text:p>
          </table:table-cell>
          <table:table-cell office:value-type="string">
            <text:p>video/mp4</text:p>
          </table:table-cell>
          <table:table-cell office:value-type="float" office:value="1.871">
            <text:p>1.871</text:p>
          </table:table-cell>
          <table:table-cell table:number-columns-repeated="2"/>
          <table:table-cell office:value-type="string">
            <text:p>2026-01-14T21:25:08.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48778.mp4</text:p>
          </table:table-cell>
          <table:table-cell table:style-name="ce2" table:formula="of:=HYPERLINK([.A500]; &quot;View Now&quot;)" office:value-type="string" office:string-value="View Now">
            <text:p>View Now</text:p>
          </table:table-cell>
          <table:table-cell office:value-type="string">
            <text:p>video/mp4</text:p>
          </table:table-cell>
          <table:table-cell office:value-type="float" office:value="14.76">
            <text:p>14.76</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67.mp4</text:p>
          </table:table-cell>
          <table:table-cell table:style-name="ce2" table:formula="of:=HYPERLINK([.A501]; &quot;View Now&quot;)" office:value-type="string" office:string-value="View Now">
            <text:p>View Now</text:p>
          </table:table-cell>
          <table:table-cell office:value-type="string">
            <text:p>video/mp4</text:p>
          </table:table-cell>
          <table:table-cell office:value-type="float" office:value="144.473991">
            <text:p>144.473991</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83.mp4</text:p>
          </table:table-cell>
          <table:table-cell table:style-name="ce2" table:formula="of:=HYPERLINK([.A502]; &quot;View Now&quot;)" office:value-type="string" office:string-value="View Now">
            <text:p>View Now</text:p>
          </table:table-cell>
          <table:table-cell office:value-type="string">
            <text:p>video/mp4</text:p>
          </table:table-cell>
          <table:table-cell office:value-type="float" office:value="4.650703">
            <text:p>4.65070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82.mp4</text:p>
          </table:table-cell>
          <table:table-cell table:style-name="ce2" table:formula="of:=HYPERLINK([.A503]; &quot;View Now&quot;)" office:value-type="string" office:string-value="View Now">
            <text:p>View Now</text:p>
          </table:table-cell>
          <table:table-cell office:value-type="string">
            <text:p>video/mp4</text:p>
          </table:table-cell>
          <table:table-cell office:value-type="float" office:value="1.44">
            <text:p>1.44</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84.mp4</text:p>
          </table:table-cell>
          <table:table-cell table:style-name="ce2" table:formula="of:=HYPERLINK([.A504]; &quot;View Now&quot;)" office:value-type="string" office:string-value="View Now">
            <text:p>View Now</text:p>
          </table:table-cell>
          <table:table-cell office:value-type="string">
            <text:p>video/mp4</text:p>
          </table:table-cell>
          <table:table-cell office:value-type="float" office:value="17.646984">
            <text:p>17.646984</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70.mp4</text:p>
          </table:table-cell>
          <table:table-cell table:style-name="ce2" table:formula="of:=HYPERLINK([.A505]; &quot;View Now&quot;)" office:value-type="string" office:string-value="View Now">
            <text:p>View Now</text:p>
          </table:table-cell>
          <table:table-cell office:value-type="string">
            <text:p>video/mp4</text:p>
          </table:table-cell>
          <table:table-cell office:value-type="float" office:value="434.773">
            <text:p>434.77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85.mp4</text:p>
          </table:table-cell>
          <table:table-cell table:style-name="ce2" table:formula="of:=HYPERLINK([.A506]; &quot;View Now&quot;)" office:value-type="string" office:string-value="View Now">
            <text:p>View Now</text:p>
          </table:table-cell>
          <table:table-cell office:value-type="string">
            <text:p>video/mp4</text:p>
          </table:table-cell>
          <table:table-cell office:value-type="float" office:value="11.331973">
            <text:p>11.33197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2128.m4a</text:p>
          </table:table-cell>
          <table:table-cell table:style-name="ce2" table:formula="of:=HYPERLINK([.A507]; &quot;View Now&quot;)" office:value-type="string" office:string-value="View Now">
            <text:p>View Now</text:p>
          </table:table-cell>
          <table:table-cell office:value-type="string">
            <text:p>audio/mp4</text:p>
          </table:table-cell>
          <table:table-cell office:value-type="float" office:value="15.542993">
            <text:p>15.54299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2127.m4a</text:p>
          </table:table-cell>
          <table:table-cell table:style-name="ce2" table:formula="of:=HYPERLINK([.A508]; &quot;View Now&quot;)" office:value-type="string" office:string-value="View Now">
            <text:p>View Now</text:p>
          </table:table-cell>
          <table:table-cell office:value-type="string">
            <text:p>audio/mp4</text:p>
          </table:table-cell>
          <table:table-cell office:value-type="float" office:value="50.92">
            <text:p>50.92</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81.mp4</text:p>
          </table:table-cell>
          <table:table-cell table:style-name="ce2" table:formula="of:=HYPERLINK([.A509]; &quot;View Now&quot;)" office:value-type="string" office:string-value="View Now">
            <text:p>View Now</text:p>
          </table:table-cell>
          <table:table-cell office:value-type="string">
            <text:p>video/mp4</text:p>
          </table:table-cell>
          <table:table-cell office:value-type="float" office:value="2.879979">
            <text:p>2.879979</text:p>
          </table:table-cell>
          <table:table-cell table:number-columns-repeated="2"/>
          <table:table-cell office:value-type="string">
            <text:p>2026-01-14T21:19:44.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82130.m4a</text:p>
          </table:table-cell>
          <table:table-cell table:style-name="ce2" table:formula="of:=HYPERLINK([.A510]; &quot;View Now&quot;)" office:value-type="string" office:string-value="View Now">
            <text:p>View Now</text:p>
          </table:table-cell>
          <table:table-cell office:value-type="string">
            <text:p>audio/mp4</text:p>
          </table:table-cell>
          <table:table-cell office:value-type="float" office:value="114.101">
            <text:p>114.101</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77.mp4</text:p>
          </table:table-cell>
          <table:table-cell table:style-name="ce2" table:formula="of:=HYPERLINK([.A511]; &quot;View Now&quot;)" office:value-type="string" office:string-value="View Now">
            <text:p>View Now</text:p>
          </table:table-cell>
          <table:table-cell office:value-type="string">
            <text:p>video/mp4</text:p>
          </table:table-cell>
          <table:table-cell office:value-type="float" office:value="42.48">
            <text:p>42.4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2126.m4a</text:p>
          </table:table-cell>
          <table:table-cell table:style-name="ce2" table:formula="of:=HYPERLINK([.A512]; &quot;View Now&quot;)" office:value-type="string" office:string-value="View Now">
            <text:p>View Now</text:p>
          </table:table-cell>
          <table:table-cell office:value-type="string">
            <text:p>audio/mp4</text:p>
          </table:table-cell>
          <table:table-cell office:value-type="float" office:value="205.078">
            <text:p>205.07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2129.m4a</text:p>
          </table:table-cell>
          <table:table-cell table:style-name="ce2" table:formula="of:=HYPERLINK([.A513]; &quot;View Now&quot;)" office:value-type="string" office:string-value="View Now">
            <text:p>View Now</text:p>
          </table:table-cell>
          <table:table-cell office:value-type="string">
            <text:p>audio/mp4</text:p>
          </table:table-cell>
          <table:table-cell office:value-type="float" office:value="119.939">
            <text:p>119.939</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64.mp4</text:p>
          </table:table-cell>
          <table:table-cell table:style-name="ce2" table:formula="of:=HYPERLINK([.A514]; &quot;View Now&quot;)" office:value-type="string" office:string-value="View Now">
            <text:p>View Now</text:p>
          </table:table-cell>
          <table:table-cell office:value-type="string">
            <text:p>video/mp4</text:p>
          </table:table-cell>
          <table:table-cell office:value-type="float" office:value="159.335011">
            <text:p>159.335011</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19.mp4</text:p>
          </table:table-cell>
          <table:table-cell table:style-name="ce2" table:formula="of:=HYPERLINK([.A515]; &quot;View Now&quot;)" office:value-type="string" office:string-value="View Now">
            <text:p>View Now</text:p>
          </table:table-cell>
          <table:table-cell office:value-type="string">
            <text:p>video/mp4</text:p>
          </table:table-cell>
          <table:table-cell office:value-type="float" office:value="9.433333">
            <text:p>9.43333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17.wav</text:p>
          </table:table-cell>
          <table:table-cell table:style-name="ce2" table:formula="of:=HYPERLINK([.A516]; &quot;View Now&quot;)" office:value-type="string" office:string-value="View Now">
            <text:p>View Now</text:p>
          </table:table-cell>
          <table:table-cell office:value-type="string">
            <text:p>audio/wav</text:p>
          </table:table-cell>
          <table:table-cell table:number-columns-repeated="6"/>
          <table:table-cell table:style-name="ce6"/>
          <table:table-cell table:number-columns-repeated="1014"/>
        </table:table-row>
        <table:table-row table:style-name="ro2">
          <table:table-cell office:value-type="string">
            <text:p>https://www.justice.gov/epstein/files/DataSet%2010/EFTA01683322.wav</text:p>
          </table:table-cell>
          <table:table-cell table:style-name="ce2" table:formula="of:=HYPERLINK([.A517]; &quot;View Now&quot;)" office:value-type="string" office:string-value="View Now">
            <text:p>View Now</text:p>
          </table:table-cell>
          <table:table-cell office:value-type="string">
            <text:p>audio/wav</text:p>
          </table:table-cell>
          <table:table-cell table:number-columns-repeated="6"/>
          <table:table-cell table:style-name="ce6"/>
          <table:table-cell table:number-columns-repeated="1014"/>
        </table:table-row>
        <table:table-row table:style-name="ro2">
          <table:table-cell office:value-type="string">
            <text:p>https://www.justice.gov/epstein/files/DataSet%2010/EFTA01683318.mp4</text:p>
          </table:table-cell>
          <table:table-cell table:style-name="ce2" table:formula="of:=HYPERLINK([.A518]; &quot;View Now&quot;)" office:value-type="string" office:string-value="View Now">
            <text:p>View Now</text:p>
          </table:table-cell>
          <table:table-cell office:value-type="string">
            <text:p>video/mp4</text:p>
          </table:table-cell>
          <table:table-cell office:value-type="float" office:value="37.952">
            <text:p>37.952</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69.mp4</text:p>
          </table:table-cell>
          <table:table-cell table:style-name="ce2" table:formula="of:=HYPERLINK([.A519]; &quot;View Now&quot;)" office:value-type="string" office:string-value="View Now">
            <text:p>View Now</text:p>
          </table:table-cell>
          <table:table-cell office:value-type="string">
            <text:p>video/mp4</text:p>
          </table:table-cell>
          <table:table-cell office:value-type="float" office:value="200.266667">
            <text:p>200.26666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66.mp4</text:p>
          </table:table-cell>
          <table:table-cell table:style-name="ce2" table:formula="of:=HYPERLINK([.A520]; &quot;View Now&quot;)" office:value-type="string" office:string-value="View Now">
            <text:p>View Now</text:p>
          </table:table-cell>
          <table:table-cell office:value-type="string">
            <text:p>video/mp4</text:p>
          </table:table-cell>
          <table:table-cell office:value-type="float" office:value="198.666667">
            <text:p>198.66666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23.mp4</text:p>
          </table:table-cell>
          <table:table-cell table:style-name="ce2" table:formula="of:=HYPERLINK([.A521]; &quot;View Now&quot;)" office:value-type="string" office:string-value="View Now">
            <text:p>View Now</text:p>
          </table:table-cell>
          <table:table-cell office:value-type="string">
            <text:p>video/mp4</text:p>
          </table:table-cell>
          <table:table-cell office:value-type="float" office:value="51.066667">
            <text:p>51.06666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71.mp4</text:p>
          </table:table-cell>
          <table:table-cell table:style-name="ce2" table:formula="of:=HYPERLINK([.A522]; &quot;View Now&quot;)" office:value-type="string" office:string-value="View Now">
            <text:p>View Now</text:p>
          </table:table-cell>
          <table:table-cell office:value-type="string">
            <text:p>video/mp4</text:p>
          </table:table-cell>
          <table:table-cell office:value-type="float" office:value="130.154">
            <text:p>130.154</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25.mp4</text:p>
          </table:table-cell>
          <table:table-cell table:style-name="ce2" table:formula="of:=HYPERLINK([.A523]; &quot;View Now&quot;)" office:value-type="string" office:string-value="View Now">
            <text:p>View Now</text:p>
          </table:table-cell>
          <table:table-cell office:value-type="string">
            <text:p>video/mp4</text:p>
          </table:table-cell>
          <table:table-cell office:value-type="float" office:value="51.066667">
            <text:p>51.06666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26.mp4</text:p>
          </table:table-cell>
          <table:table-cell table:style-name="ce2" table:formula="of:=HYPERLINK([.A524]; &quot;View Now&quot;)" office:value-type="string" office:string-value="View Now">
            <text:p>View Now</text:p>
          </table:table-cell>
          <table:table-cell office:value-type="string">
            <text:p>video/mp4</text:p>
          </table:table-cell>
          <table:table-cell office:value-type="float" office:value="51.066667">
            <text:p>51.06666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24.mp4</text:p>
          </table:table-cell>
          <table:table-cell table:style-name="ce2" table:formula="of:=HYPERLINK([.A525]; &quot;View Now&quot;)" office:value-type="string" office:string-value="View Now">
            <text:p>View Now</text:p>
          </table:table-cell>
          <table:table-cell office:value-type="string">
            <text:p>video/mp4</text:p>
          </table:table-cell>
          <table:table-cell office:value-type="float" office:value="119.115333">
            <text:p>119.11533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33.mp4</text:p>
          </table:table-cell>
          <table:table-cell table:style-name="ce2" table:formula="of:=HYPERLINK([.A526]; &quot;View Now&quot;)" office:value-type="string" office:string-value="View Now">
            <text:p>View Now</text:p>
          </table:table-cell>
          <table:table-cell office:value-type="string">
            <text:p>video/mp4</text:p>
          </table:table-cell>
          <table:table-cell office:value-type="float" office:value="16.625011">
            <text:p>16.625011</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34.mp4</text:p>
          </table:table-cell>
          <table:table-cell table:style-name="ce2" table:formula="of:=HYPERLINK([.A527]; &quot;View Now&quot;)" office:value-type="string" office:string-value="View Now">
            <text:p>View Now</text:p>
          </table:table-cell>
          <table:table-cell office:value-type="string">
            <text:p>video/mp4</text:p>
          </table:table-cell>
          <table:table-cell office:value-type="float" office:value="2.971995">
            <text:p>2.97199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27.mp4</text:p>
          </table:table-cell>
          <table:table-cell table:style-name="ce2" table:formula="of:=HYPERLINK([.A528]; &quot;View Now&quot;)" office:value-type="string" office:string-value="View Now">
            <text:p>View Now</text:p>
          </table:table-cell>
          <table:table-cell office:value-type="string">
            <text:p>video/mp4</text:p>
          </table:table-cell>
          <table:table-cell office:value-type="float" office:value="366.208">
            <text:p>366.20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36.mp4</text:p>
          </table:table-cell>
          <table:table-cell table:style-name="ce2" table:formula="of:=HYPERLINK([.A529]; &quot;View Now&quot;)" office:value-type="string" office:string-value="View Now">
            <text:p>View Now</text:p>
          </table:table-cell>
          <table:table-cell office:value-type="string">
            <text:p>video/mp4</text:p>
          </table:table-cell>
          <table:table-cell office:value-type="float" office:value="2.02">
            <text:p>2.02</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32.mp4</text:p>
          </table:table-cell>
          <table:table-cell table:style-name="ce2" table:formula="of:=HYPERLINK([.A530]; &quot;View Now&quot;)" office:value-type="string" office:string-value="View Now">
            <text:p>View Now</text:p>
          </table:table-cell>
          <table:table-cell office:value-type="string">
            <text:p>video/mp4</text:p>
          </table:table-cell>
          <table:table-cell office:value-type="float" office:value="2.507732">
            <text:p>2.507732</text:p>
          </table:table-cell>
          <table:table-cell table:number-columns-repeated="2"/>
          <table:table-cell office:value-type="string">
            <text:p>2026-01-27T22:45:08.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83335.mp4</text:p>
          </table:table-cell>
          <table:table-cell table:style-name="ce2" table:formula="of:=HYPERLINK([.A531]; &quot;View Now&quot;)" office:value-type="string" office:string-value="View Now">
            <text:p>View Now</text:p>
          </table:table-cell>
          <table:table-cell office:value-type="string">
            <text:p>video/mp4</text:p>
          </table:table-cell>
          <table:table-cell office:value-type="float" office:value="6.3">
            <text:p>6.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30.mp4</text:p>
          </table:table-cell>
          <table:table-cell table:style-name="ce2" table:formula="of:=HYPERLINK([.A532]; &quot;View Now&quot;)" office:value-type="string" office:string-value="View Now">
            <text:p>View Now</text:p>
          </table:table-cell>
          <table:table-cell office:value-type="string">
            <text:p>video/mp4</text:p>
          </table:table-cell>
          <table:table-cell office:value-type="float" office:value="1023.566667">
            <text:p>1023.56666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29.mp4</text:p>
          </table:table-cell>
          <table:table-cell table:style-name="ce2" table:formula="of:=HYPERLINK([.A533]; &quot;View Now&quot;)" office:value-type="string" office:string-value="View Now">
            <text:p>View Now</text:p>
          </table:table-cell>
          <table:table-cell office:value-type="string">
            <text:p>video/mp4</text:p>
          </table:table-cell>
          <table:table-cell office:value-type="float" office:value="1023.566667">
            <text:p>1023.56666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31.mp4</text:p>
          </table:table-cell>
          <table:table-cell table:style-name="ce2" table:formula="of:=HYPERLINK([.A534]; &quot;View Now&quot;)" office:value-type="string" office:string-value="View Now">
            <text:p>View Now</text:p>
          </table:table-cell>
          <table:table-cell office:value-type="string">
            <text:p>video/mp4</text:p>
          </table:table-cell>
          <table:table-cell office:value-type="float" office:value="9">
            <text:p>9</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2131.mp4</text:p>
          </table:table-cell>
          <table:table-cell table:style-name="ce2" table:formula="of:=HYPERLINK([.A535]; &quot;View Now&quot;)" office:value-type="string" office:string-value="View Now">
            <text:p>View Now</text:p>
          </table:table-cell>
          <table:table-cell office:value-type="string">
            <text:p>video/mp4</text:p>
          </table:table-cell>
          <table:table-cell office:value-type="float" office:value="28.072993">
            <text:p>28.07299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37.mp4</text:p>
          </table:table-cell>
          <table:table-cell table:style-name="ce2" table:formula="of:=HYPERLINK([.A536]; &quot;View Now&quot;)" office:value-type="string" office:string-value="View Now">
            <text:p>View Now</text:p>
          </table:table-cell>
          <table:table-cell office:value-type="string">
            <text:p>video/mp4</text:p>
          </table:table-cell>
          <table:table-cell office:value-type="float" office:value="13.630113">
            <text:p>13.630113</text:p>
          </table:table-cell>
          <table:table-cell table:number-columns-repeated="2"/>
          <table:table-cell office:value-type="string">
            <text:p>2026-01-27T22:46:04.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83343.mp4</text:p>
          </table:table-cell>
          <table:table-cell table:style-name="ce2" table:formula="of:=HYPERLINK([.A537]; &quot;View Now&quot;)" office:value-type="string" office:string-value="View Now">
            <text:p>View Now</text:p>
          </table:table-cell>
          <table:table-cell office:value-type="string">
            <text:p>video/mp4</text:p>
          </table:table-cell>
          <table:table-cell office:value-type="float" office:value="13.746009">
            <text:p>13.746009</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42.mp4</text:p>
          </table:table-cell>
          <table:table-cell table:style-name="ce2" table:formula="of:=HYPERLINK([.A538]; &quot;View Now&quot;)" office:value-type="string" office:string-value="View Now">
            <text:p>View Now</text:p>
          </table:table-cell>
          <table:table-cell office:value-type="string">
            <text:p>video/mp4</text:p>
          </table:table-cell>
          <table:table-cell office:value-type="float" office:value="17.368005">
            <text:p>17.36800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39.mp4</text:p>
          </table:table-cell>
          <table:table-cell table:style-name="ce2" table:formula="of:=HYPERLINK([.A539]; &quot;View Now&quot;)" office:value-type="string" office:string-value="View Now">
            <text:p>View Now</text:p>
          </table:table-cell>
          <table:table-cell office:value-type="string">
            <text:p>video/mp4</text:p>
          </table:table-cell>
          <table:table-cell office:value-type="float" office:value="17.472">
            <text:p>17.472</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41.mp4</text:p>
          </table:table-cell>
          <table:table-cell table:style-name="ce2" table:formula="of:=HYPERLINK([.A540]; &quot;View Now&quot;)" office:value-type="string" office:string-value="View Now">
            <text:p>View Now</text:p>
          </table:table-cell>
          <table:table-cell office:value-type="string">
            <text:p>video/mp4</text:p>
          </table:table-cell>
          <table:table-cell office:value-type="float" office:value="33.933333">
            <text:p>33.93333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38.mp4</text:p>
          </table:table-cell>
          <table:table-cell table:style-name="ce2" table:formula="of:=HYPERLINK([.A541]; &quot;View Now&quot;)" office:value-type="string" office:string-value="View Now">
            <text:p>View Now</text:p>
          </table:table-cell>
          <table:table-cell office:value-type="string">
            <text:p>video/mp4</text:p>
          </table:table-cell>
          <table:table-cell office:value-type="float" office:value="26.169002">
            <text:p>26.169002</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40.mp4</text:p>
          </table:table-cell>
          <table:table-cell table:style-name="ce2" table:formula="of:=HYPERLINK([.A542]; &quot;View Now&quot;)" office:value-type="string" office:string-value="View Now">
            <text:p>View Now</text:p>
          </table:table-cell>
          <table:table-cell office:value-type="string">
            <text:p>video/mp4</text:p>
          </table:table-cell>
          <table:table-cell office:value-type="float" office:value="19.533333">
            <text:p>19.53333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28.mp4</text:p>
          </table:table-cell>
          <table:table-cell table:style-name="ce2" table:formula="of:=HYPERLINK([.A543]; &quot;View Now&quot;)" office:value-type="string" office:string-value="View Now">
            <text:p>View Now</text:p>
          </table:table-cell>
          <table:table-cell office:value-type="string">
            <text:p>video/mp4</text:p>
          </table:table-cell>
          <table:table-cell office:value-type="float" office:value="1023.566667">
            <text:p>1023.56666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44.mp4</text:p>
          </table:table-cell>
          <table:table-cell table:style-name="ce2" table:formula="of:=HYPERLINK([.A544]; &quot;View Now&quot;)" office:value-type="string" office:string-value="View Now">
            <text:p>View Now</text:p>
          </table:table-cell>
          <table:table-cell office:value-type="string">
            <text:p>video/mp4</text:p>
          </table:table-cell>
          <table:table-cell office:value-type="float" office:value="11.935011">
            <text:p>11.935011</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51.mp4</text:p>
          </table:table-cell>
          <table:table-cell table:style-name="ce2" table:formula="of:=HYPERLINK([.A545]; &quot;View Now&quot;)" office:value-type="string" office:string-value="View Now">
            <text:p>View Now</text:p>
          </table:table-cell>
          <table:table-cell office:value-type="string">
            <text:p>video/mp4</text:p>
          </table:table-cell>
          <table:table-cell office:value-type="float" office:value="3.760998">
            <text:p>3.76099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46.mp4</text:p>
          </table:table-cell>
          <table:table-cell table:style-name="ce2" table:formula="of:=HYPERLINK([.A546]; &quot;View Now&quot;)" office:value-type="string" office:string-value="View Now">
            <text:p>View Now</text:p>
          </table:table-cell>
          <table:table-cell office:value-type="string">
            <text:p>video/mp4</text:p>
          </table:table-cell>
          <table:table-cell office:value-type="float" office:value="8.633333">
            <text:p>8.63333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47.mp4</text:p>
          </table:table-cell>
          <table:table-cell table:style-name="ce2" table:formula="of:=HYPERLINK([.A547]; &quot;View Now&quot;)" office:value-type="string" office:string-value="View Now">
            <text:p>View Now</text:p>
          </table:table-cell>
          <table:table-cell office:value-type="string">
            <text:p>video/mp4</text:p>
          </table:table-cell>
          <table:table-cell office:value-type="float" office:value="6.291995">
            <text:p>6.29199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48.mp4</text:p>
          </table:table-cell>
          <table:table-cell table:style-name="ce2" table:formula="of:=HYPERLINK([.A548]; &quot;View Now&quot;)" office:value-type="string" office:string-value="View Now">
            <text:p>View Now</text:p>
          </table:table-cell>
          <table:table-cell office:value-type="string">
            <text:p>video/mp4</text:p>
          </table:table-cell>
          <table:table-cell office:value-type="float" office:value="2.647007">
            <text:p>2.64700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49.mp4</text:p>
          </table:table-cell>
          <table:table-cell table:style-name="ce2" table:formula="of:=HYPERLINK([.A549]; &quot;View Now&quot;)" office:value-type="string" office:string-value="View Now">
            <text:p>View Now</text:p>
          </table:table-cell>
          <table:table-cell office:value-type="string">
            <text:p>video/mp4</text:p>
          </table:table-cell>
          <table:table-cell office:value-type="float" office:value="41.330998">
            <text:p>41.33099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50.mp4</text:p>
          </table:table-cell>
          <table:table-cell table:style-name="ce2" table:formula="of:=HYPERLINK([.A550]; &quot;View Now&quot;)" office:value-type="string" office:string-value="View Now">
            <text:p>View Now</text:p>
          </table:table-cell>
          <table:table-cell office:value-type="string">
            <text:p>video/mp4</text:p>
          </table:table-cell>
          <table:table-cell office:value-type="float" office:value="14.257007">
            <text:p>14.25700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52.mp4</text:p>
          </table:table-cell>
          <table:table-cell table:style-name="ce2" table:formula="of:=HYPERLINK([.A551]; &quot;View Now&quot;)" office:value-type="string" office:string-value="View Now">
            <text:p>View Now</text:p>
          </table:table-cell>
          <table:table-cell office:value-type="string">
            <text:p>video/mp4</text:p>
          </table:table-cell>
          <table:table-cell office:value-type="float" office:value="8">
            <text:p>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45.mp4</text:p>
          </table:table-cell>
          <table:table-cell table:style-name="ce2" table:formula="of:=HYPERLINK([.A552]; &quot;View Now&quot;)" office:value-type="string" office:string-value="View Now">
            <text:p>View Now</text:p>
          </table:table-cell>
          <table:table-cell office:value-type="string">
            <text:p>video/mp4</text:p>
          </table:table-cell>
          <table:table-cell office:value-type="float" office:value="41.733333">
            <text:p>41.73333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54.mp4</text:p>
          </table:table-cell>
          <table:table-cell table:style-name="ce2" table:formula="of:=HYPERLINK([.A553]; &quot;View Now&quot;)" office:value-type="string" office:string-value="View Now">
            <text:p>View Now</text:p>
          </table:table-cell>
          <table:table-cell office:value-type="string">
            <text:p>video/mp4</text:p>
          </table:table-cell>
          <table:table-cell office:value-type="float" office:value="6.176009">
            <text:p>6.176009</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53.mp4</text:p>
          </table:table-cell>
          <table:table-cell table:style-name="ce2" table:formula="of:=HYPERLINK([.A554]; &quot;View Now&quot;)" office:value-type="string" office:string-value="View Now">
            <text:p>View Now</text:p>
          </table:table-cell>
          <table:table-cell office:value-type="string">
            <text:p>video/mp4</text:p>
          </table:table-cell>
          <table:table-cell office:value-type="float" office:value="97.012993">
            <text:p>97.01299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61.mp4</text:p>
          </table:table-cell>
          <table:table-cell table:style-name="ce2" table:formula="of:=HYPERLINK([.A555]; &quot;View Now&quot;)" office:value-type="string" office:string-value="View Now">
            <text:p>View Now</text:p>
          </table:table-cell>
          <table:table-cell office:value-type="string">
            <text:p>video/mp4</text:p>
          </table:table-cell>
          <table:table-cell office:value-type="float" office:value="1.834376">
            <text:p>1.834376</text:p>
          </table:table-cell>
          <table:table-cell table:number-columns-repeated="2"/>
          <table:table-cell office:value-type="string">
            <text:p>2026-01-27T21:50:05.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83358.mp4</text:p>
          </table:table-cell>
          <table:table-cell table:style-name="ce2" table:formula="of:=HYPERLINK([.A556]; &quot;View Now&quot;)" office:value-type="string" office:string-value="View Now">
            <text:p>View Now</text:p>
          </table:table-cell>
          <table:table-cell office:value-type="string">
            <text:p>video/mp4</text:p>
          </table:table-cell>
          <table:table-cell office:value-type="float" office:value="96.989002">
            <text:p>96.989002</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56.mp4</text:p>
          </table:table-cell>
          <table:table-cell table:style-name="ce2" table:formula="of:=HYPERLINK([.A557]; &quot;View Now&quot;)" office:value-type="string" office:string-value="View Now">
            <text:p>View Now</text:p>
          </table:table-cell>
          <table:table-cell office:value-type="string">
            <text:p>video/mp4</text:p>
          </table:table-cell>
          <table:table-cell office:value-type="float" office:value="14.598005">
            <text:p>14.59800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57.mp4</text:p>
          </table:table-cell>
          <table:table-cell table:style-name="ce2" table:formula="of:=HYPERLINK([.A558]; &quot;View Now&quot;)" office:value-type="string" office:string-value="View Now">
            <text:p>View Now</text:p>
          </table:table-cell>
          <table:table-cell office:value-type="string">
            <text:p>video/mp4</text:p>
          </table:table-cell>
          <table:table-cell office:value-type="float" office:value="60.033333">
            <text:p>60.03333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48772.mp4</text:p>
          </table:table-cell>
          <table:table-cell table:style-name="ce2" table:formula="of:=HYPERLINK([.A559]; &quot;View Now&quot;)" office:value-type="string" office:string-value="View Now">
            <text:p>View Now</text:p>
          </table:table-cell>
          <table:table-cell office:value-type="string">
            <text:p>video/mp4</text:p>
          </table:table-cell>
          <table:table-cell office:value-type="float" office:value="587.285">
            <text:p>587.28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60.mp4</text:p>
          </table:table-cell>
          <table:table-cell table:style-name="ce2" table:formula="of:=HYPERLINK([.A560]; &quot;View Now&quot;)" office:value-type="string" office:string-value="View Now">
            <text:p>View Now</text:p>
          </table:table-cell>
          <table:table-cell office:value-type="string">
            <text:p>video/mp4</text:p>
          </table:table-cell>
          <table:table-cell office:value-type="float" office:value="1.857574">
            <text:p>1.857574</text:p>
          </table:table-cell>
          <table:table-cell table:number-columns-repeated="2"/>
          <table:table-cell office:value-type="string">
            <text:p>2026-01-27T21:49:24.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83359.mp4</text:p>
          </table:table-cell>
          <table:table-cell table:style-name="ce2" table:formula="of:=HYPERLINK([.A561]; &quot;View Now&quot;)" office:value-type="string" office:string-value="View Now">
            <text:p>View Now</text:p>
          </table:table-cell>
          <table:table-cell office:value-type="string">
            <text:p>video/mp4</text:p>
          </table:table-cell>
          <table:table-cell office:value-type="float" office:value="8.568005">
            <text:p>8.56800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55.mp4</text:p>
          </table:table-cell>
          <table:table-cell table:style-name="ce2" table:formula="of:=HYPERLINK([.A562]; &quot;View Now&quot;)" office:value-type="string" office:string-value="View Now">
            <text:p>View Now</text:p>
          </table:table-cell>
          <table:table-cell office:value-type="string">
            <text:p>video/mp4</text:p>
          </table:table-cell>
          <table:table-cell office:value-type="float" office:value="22.546009">
            <text:p>22.546009</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66.mp4</text:p>
          </table:table-cell>
          <table:table-cell table:style-name="ce2" table:formula="of:=HYPERLINK([.A563]; &quot;View Now&quot;)" office:value-type="string" office:string-value="View Now">
            <text:p>View Now</text:p>
          </table:table-cell>
          <table:table-cell office:value-type="string">
            <text:p>video/mp4</text:p>
          </table:table-cell>
          <table:table-cell office:value-type="float" office:value="2.85">
            <text:p>2.8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62.mp4</text:p>
          </table:table-cell>
          <table:table-cell table:style-name="ce2" table:formula="of:=HYPERLINK([.A564]; &quot;View Now&quot;)" office:value-type="string" office:string-value="View Now">
            <text:p>View Now</text:p>
          </table:table-cell>
          <table:table-cell office:value-type="string">
            <text:p>video/mp4</text:p>
          </table:table-cell>
          <table:table-cell office:value-type="float" office:value="2.901313">
            <text:p>2.901313</text:p>
          </table:table-cell>
          <table:table-cell table:number-columns-repeated="2"/>
          <table:table-cell office:value-type="string">
            <text:p>2026-01-27T21:51:16.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83369.mp4</text:p>
          </table:table-cell>
          <table:table-cell table:style-name="ce2" table:formula="of:=HYPERLINK([.A565]; &quot;View Now&quot;)" office:value-type="string" office:string-value="View Now">
            <text:p>View Now</text:p>
          </table:table-cell>
          <table:table-cell office:value-type="string">
            <text:p>video/mp4</text:p>
          </table:table-cell>
          <table:table-cell office:value-type="float" office:value="3.178571">
            <text:p>3.178571</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65.mp4</text:p>
          </table:table-cell>
          <table:table-cell table:style-name="ce2" table:formula="of:=HYPERLINK([.A566]; &quot;View Now&quot;)" office:value-type="string" office:string-value="View Now">
            <text:p>View Now</text:p>
          </table:table-cell>
          <table:table-cell office:value-type="string">
            <text:p>video/mp4</text:p>
          </table:table-cell>
          <table:table-cell office:value-type="float" office:value="2.85">
            <text:p>2.8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63.mp4</text:p>
          </table:table-cell>
          <table:table-cell table:style-name="ce2" table:formula="of:=HYPERLINK([.A567]; &quot;View Now&quot;)" office:value-type="string" office:string-value="View Now">
            <text:p>View Now</text:p>
          </table:table-cell>
          <table:table-cell office:value-type="string">
            <text:p>video/mp4</text:p>
          </table:table-cell>
          <table:table-cell office:value-type="float" office:value="2.809592">
            <text:p>2.809592</text:p>
          </table:table-cell>
          <table:table-cell table:number-columns-repeated="2"/>
          <table:table-cell office:value-type="string">
            <text:p>2026-01-27T21:51:45.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83367.mp4</text:p>
          </table:table-cell>
          <table:table-cell table:style-name="ce2" table:formula="of:=HYPERLINK([.A568]; &quot;View Now&quot;)" office:value-type="string" office:string-value="View Now">
            <text:p>View Now</text:p>
          </table:table-cell>
          <table:table-cell office:value-type="string">
            <text:p>video/mp4</text:p>
          </table:table-cell>
          <table:table-cell office:value-type="float" office:value="2.809592">
            <text:p>2.809592</text:p>
          </table:table-cell>
          <table:table-cell table:number-columns-repeated="2"/>
          <table:table-cell office:value-type="string">
            <text:p>2026-01-27T21:53:09.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83364.mp4</text:p>
          </table:table-cell>
          <table:table-cell table:style-name="ce2" table:formula="of:=HYPERLINK([.A569]; &quot;View Now&quot;)" office:value-type="string" office:string-value="View Now">
            <text:p>View Now</text:p>
          </table:table-cell>
          <table:table-cell office:value-type="string">
            <text:p>video/mp4</text:p>
          </table:table-cell>
          <table:table-cell office:value-type="float" office:value="2.925692">
            <text:p>2.925692</text:p>
          </table:table-cell>
          <table:table-cell table:number-columns-repeated="2"/>
          <table:table-cell office:value-type="string">
            <text:p>2026-01-27T21:52:13.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83371.mp4</text:p>
          </table:table-cell>
          <table:table-cell table:style-name="ce2" table:formula="of:=HYPERLINK([.A570]; &quot;View Now&quot;)" office:value-type="string" office:string-value="View Now">
            <text:p>View Now</text:p>
          </table:table-cell>
          <table:table-cell office:value-type="string">
            <text:p>video/mp4</text:p>
          </table:table-cell>
          <table:table-cell office:value-type="float" office:value="1.787937">
            <text:p>1.787937</text:p>
          </table:table-cell>
          <table:table-cell table:number-columns-repeated="2"/>
          <table:table-cell office:value-type="string">
            <text:p>2026-01-27T21:54:09.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83372.mp4</text:p>
          </table:table-cell>
          <table:table-cell table:style-name="ce2" table:formula="of:=HYPERLINK([.A571]; &quot;View Now&quot;)" office:value-type="string" office:string-value="View Now">
            <text:p>View Now</text:p>
          </table:table-cell>
          <table:table-cell office:value-type="string">
            <text:p>video/mp4</text:p>
          </table:table-cell>
          <table:table-cell office:value-type="float" office:value="1.695011">
            <text:p>1.695011</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70.mp4</text:p>
          </table:table-cell>
          <table:table-cell table:style-name="ce2" table:formula="of:=HYPERLINK([.A572]; &quot;View Now&quot;)" office:value-type="string" office:string-value="View Now">
            <text:p>View Now</text:p>
          </table:table-cell>
          <table:table-cell office:value-type="string">
            <text:p>video/mp4</text:p>
          </table:table-cell>
          <table:table-cell office:value-type="float" office:value="1.927256">
            <text:p>1.927256</text:p>
          </table:table-cell>
          <table:table-cell table:number-columns-repeated="2"/>
          <table:table-cell office:value-type="string">
            <text:p>2026-01-27T21:53:45.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83368.mp4</text:p>
          </table:table-cell>
          <table:table-cell table:style-name="ce2" table:formula="of:=HYPERLINK([.A573]; &quot;View Now&quot;)" office:value-type="string" office:string-value="View Now">
            <text:p>View Now</text:p>
          </table:table-cell>
          <table:table-cell office:value-type="string">
            <text:p>video/mp4</text:p>
          </table:table-cell>
          <table:table-cell office:value-type="float" office:value="2.95">
            <text:p>2.9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77.mp4</text:p>
          </table:table-cell>
          <table:table-cell table:style-name="ce2" table:formula="of:=HYPERLINK([.A574];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75.mp4</text:p>
          </table:table-cell>
          <table:table-cell table:style-name="ce2" table:formula="of:=HYPERLINK([.A575]; &quot;View Now&quot;)" office:value-type="string" office:string-value="View Now">
            <text:p>View Now</text:p>
          </table:table-cell>
          <table:table-cell office:value-type="string">
            <text:p>video/mp4</text:p>
          </table:table-cell>
          <table:table-cell office:value-type="float" office:value="2.971995">
            <text:p>2.97199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76.mp4</text:p>
          </table:table-cell>
          <table:table-cell table:style-name="ce2" table:formula="of:=HYPERLINK([.A576]; &quot;View Now&quot;)" office:value-type="string" office:string-value="View Now">
            <text:p>View Now</text:p>
          </table:table-cell>
          <table:table-cell office:value-type="string">
            <text:p>video/mp4</text:p>
          </table:table-cell>
          <table:table-cell office:value-type="float" office:value="5.7">
            <text:p>5.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73.mp4</text:p>
          </table:table-cell>
          <table:table-cell table:style-name="ce2" table:formula="of:=HYPERLINK([.A577]; &quot;View Now&quot;)" office:value-type="string" office:string-value="View Now">
            <text:p>View Now</text:p>
          </table:table-cell>
          <table:table-cell office:value-type="string">
            <text:p>video/mp4</text:p>
          </table:table-cell>
          <table:table-cell office:value-type="float" office:value="29.140998">
            <text:p>29.14099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78.mp4</text:p>
          </table:table-cell>
          <table:table-cell table:style-name="ce2" table:formula="of:=HYPERLINK([.A578]; &quot;View Now&quot;)" office:value-type="string" office:string-value="View Now">
            <text:p>View Now</text:p>
          </table:table-cell>
          <table:table-cell office:value-type="string">
            <text:p>video/mp4</text:p>
          </table:table-cell>
          <table:table-cell office:value-type="float" office:value="1.904014">
            <text:p>1.904014</text:p>
          </table:table-cell>
          <table:table-cell table:number-columns-repeated="2"/>
          <table:table-cell office:value-type="string">
            <text:p>2026-01-27T21:55:25.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83381.mp4</text:p>
          </table:table-cell>
          <table:table-cell table:style-name="ce2" table:formula="of:=HYPERLINK([.A579]; &quot;View Now&quot;)" office:value-type="string" office:string-value="View Now">
            <text:p>View Now</text:p>
          </table:table-cell>
          <table:table-cell office:value-type="string">
            <text:p>video/mp4</text:p>
          </table:table-cell>
          <table:table-cell office:value-type="float" office:value="2.714286">
            <text:p>2.714286</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74.mp4</text:p>
          </table:table-cell>
          <table:table-cell table:style-name="ce2" table:formula="of:=HYPERLINK([.A580]; &quot;View Now&quot;)" office:value-type="string" office:string-value="View Now">
            <text:p>View Now</text:p>
          </table:table-cell>
          <table:table-cell office:value-type="string">
            <text:p>video/mp4</text:p>
          </table:table-cell>
          <table:table-cell office:value-type="float" office:value="29.140998">
            <text:p>29.14099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82.mp4</text:p>
          </table:table-cell>
          <table:table-cell table:style-name="ce2" table:formula="of:=HYPERLINK([.A581]; &quot;View Now&quot;)" office:value-type="string" office:string-value="View Now">
            <text:p>View Now</text:p>
          </table:table-cell>
          <table:table-cell office:value-type="string">
            <text:p>video/mp4</text:p>
          </table:table-cell>
          <table:table-cell office:value-type="float" office:value="2.967">
            <text:p>2.967</text:p>
          </table:table-cell>
          <table:table-cell table:number-columns-repeated="2"/>
          <table:table-cell office:value-type="string">
            <text:p>2026-01-27T16:47:06.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83380.mp4</text:p>
          </table:table-cell>
          <table:table-cell table:style-name="ce2" table:formula="of:=HYPERLINK([.A582]; &quot;View Now&quot;)" office:value-type="string" office:string-value="View Now">
            <text:p>View Now</text:p>
          </table:table-cell>
          <table:table-cell office:value-type="string">
            <text:p>video/mp4</text:p>
          </table:table-cell>
          <table:table-cell office:value-type="float" office:value="15.033333">
            <text:p>15.03333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79.mp4</text:p>
          </table:table-cell>
          <table:table-cell table:style-name="ce2" table:formula="of:=HYPERLINK([.A583]; &quot;View Now&quot;)" office:value-type="string" office:string-value="View Now">
            <text:p>View Now</text:p>
          </table:table-cell>
          <table:table-cell office:value-type="string">
            <text:p>video/mp4</text:p>
          </table:table-cell>
          <table:table-cell office:value-type="float" office:value="14.117007">
            <text:p>14.11700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84.mp4</text:p>
          </table:table-cell>
          <table:table-cell table:style-name="ce2" table:formula="of:=HYPERLINK([.A584]; &quot;View Now&quot;)" office:value-type="string" office:string-value="View Now">
            <text:p>View Now</text:p>
          </table:table-cell>
          <table:table-cell office:value-type="string">
            <text:p>video/mp4</text:p>
          </table:table-cell>
          <table:table-cell office:value-type="float" office:value="1.880816">
            <text:p>1.880816</text:p>
          </table:table-cell>
          <table:table-cell table:number-columns-repeated="2"/>
          <table:table-cell office:value-type="string">
            <text:p>2026-01-27T22:14:45.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83390.mp4</text:p>
          </table:table-cell>
          <table:table-cell table:style-name="ce2" table:formula="of:=HYPERLINK([.A585]; &quot;View Now&quot;)" office:value-type="string" office:string-value="View Now">
            <text:p>View Now</text:p>
          </table:table-cell>
          <table:table-cell office:value-type="string">
            <text:p>video/mp4</text:p>
          </table:table-cell>
          <table:table-cell office:value-type="float" office:value="1.949">
            <text:p>1.949</text:p>
          </table:table-cell>
          <table:table-cell table:number-columns-repeated="2"/>
          <table:table-cell office:value-type="string">
            <text:p>2026-01-27T17:40:24.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83383.mp4</text:p>
          </table:table-cell>
          <table:table-cell table:style-name="ce2" table:formula="of:=HYPERLINK([.A586]; &quot;View Now&quot;)" office:value-type="string" office:string-value="View Now">
            <text:p>View Now</text:p>
          </table:table-cell>
          <table:table-cell office:value-type="string">
            <text:p>video/mp4</text:p>
          </table:table-cell>
          <table:table-cell office:value-type="float" office:value="0.616009">
            <text:p>0.616009</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89.mp4</text:p>
          </table:table-cell>
          <table:table-cell table:style-name="ce2" table:formula="of:=HYPERLINK([.A587]; &quot;View Now&quot;)" office:value-type="string" office:string-value="View Now">
            <text:p>View Now</text:p>
          </table:table-cell>
          <table:table-cell office:value-type="string">
            <text:p>video/mp4</text:p>
          </table:table-cell>
          <table:table-cell office:value-type="float" office:value="1.95">
            <text:p>1.9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88.mp4</text:p>
          </table:table-cell>
          <table:table-cell table:style-name="ce2" table:formula="of:=HYPERLINK([.A588]; &quot;View Now&quot;)" office:value-type="string" office:string-value="View Now">
            <text:p>View Now</text:p>
          </table:table-cell>
          <table:table-cell office:value-type="string">
            <text:p>video/mp4</text:p>
          </table:table-cell>
          <table:table-cell office:value-type="float" office:value="2.800998">
            <text:p>2.80099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85.mp4</text:p>
          </table:table-cell>
          <table:table-cell table:style-name="ce2" table:formula="of:=HYPERLINK([.A589]; &quot;View Now&quot;)" office:value-type="string" office:string-value="View Now">
            <text:p>View Now</text:p>
          </table:table-cell>
          <table:table-cell office:value-type="string">
            <text:p>video/mp4</text:p>
          </table:table-cell>
          <table:table-cell office:value-type="float" office:value="1.509297">
            <text:p>1.509297</text:p>
          </table:table-cell>
          <table:table-cell table:number-columns-repeated="2"/>
          <table:table-cell office:value-type="string">
            <text:p>2026-01-27T22:15:11.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83386.mp4</text:p>
          </table:table-cell>
          <table:table-cell table:style-name="ce2" table:formula="of:=HYPERLINK([.A590]; &quot;View Now&quot;)" office:value-type="string" office:string-value="View Now">
            <text:p>View Now</text:p>
          </table:table-cell>
          <table:table-cell office:value-type="string">
            <text:p>video/mp4</text:p>
          </table:table-cell>
          <table:table-cell office:value-type="float" office:value="14.675011">
            <text:p>14.675011</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92.mp4</text:p>
          </table:table-cell>
          <table:table-cell table:style-name="ce2" table:formula="of:=HYPERLINK([.A591]; &quot;View Now&quot;)" office:value-type="string" office:string-value="View Now">
            <text:p>View Now</text:p>
          </table:table-cell>
          <table:table-cell office:value-type="string">
            <text:p>video/mp4</text:p>
          </table:table-cell>
          <table:table-cell office:value-type="float" office:value="2.812">
            <text:p>2.812</text:p>
          </table:table-cell>
          <table:table-cell table:number-columns-repeated="2"/>
          <table:table-cell office:value-type="string">
            <text:p>2026-01-27T19:40:44.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83396.mp4</text:p>
          </table:table-cell>
          <table:table-cell table:style-name="ce2" table:formula="of:=HYPERLINK([.A592]; &quot;View Now&quot;)" office:value-type="string" office:string-value="View Now">
            <text:p>View Now</text:p>
          </table:table-cell>
          <table:table-cell office:value-type="string">
            <text:p>video/mp4</text:p>
          </table:table-cell>
          <table:table-cell office:value-type="float" office:value="1.757007">
            <text:p>1.75700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93.mp4</text:p>
          </table:table-cell>
          <table:table-cell table:style-name="ce2" table:formula="of:=HYPERLINK([.A593]; &quot;View Now&quot;)" office:value-type="string" office:string-value="View Now">
            <text:p>View Now</text:p>
          </table:table-cell>
          <table:table-cell office:value-type="string">
            <text:p>video/mp4</text:p>
          </table:table-cell>
          <table:table-cell office:value-type="float" office:value="1.949">
            <text:p>1.949</text:p>
          </table:table-cell>
          <table:table-cell table:number-columns-repeated="2"/>
          <table:table-cell office:value-type="string">
            <text:p>2026-01-27T17:37:54.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83395.mp4</text:p>
          </table:table-cell>
          <table:table-cell table:style-name="ce2" table:formula="of:=HYPERLINK([.A594]; &quot;View Now&quot;)" office:value-type="string" office:string-value="View Now">
            <text:p>View Now</text:p>
          </table:table-cell>
          <table:table-cell office:value-type="string">
            <text:p>video/mp4</text:p>
          </table:table-cell>
          <table:table-cell office:value-type="float" office:value="0.905578">
            <text:p>0.905578</text:p>
          </table:table-cell>
          <table:table-cell table:number-columns-repeated="2"/>
          <table:table-cell office:value-type="string">
            <text:p>2026-01-27T22:16:43.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83397.mp4</text:p>
          </table:table-cell>
          <table:table-cell table:style-name="ce2" table:formula="of:=HYPERLINK([.A595]; &quot;View Now&quot;)" office:value-type="string" office:string-value="View Now">
            <text:p>View Now</text:p>
          </table:table-cell>
          <table:table-cell office:value-type="string">
            <text:p>video/mp4</text:p>
          </table:table-cell>
          <table:table-cell office:value-type="float" office:value="2.892">
            <text:p>2.892</text:p>
          </table:table-cell>
          <table:table-cell table:number-columns-repeated="2"/>
          <table:table-cell office:value-type="string">
            <text:p>2026-01-27T18:20:01.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83398.mp4</text:p>
          </table:table-cell>
          <table:table-cell table:style-name="ce2" table:formula="of:=HYPERLINK([.A596]; &quot;View Now&quot;)" office:value-type="string" office:string-value="View Now">
            <text:p>View Now</text:p>
          </table:table-cell>
          <table:table-cell office:value-type="string">
            <text:p>video/mp4</text:p>
          </table:table-cell>
          <table:table-cell office:value-type="float" office:value="2.647007">
            <text:p>2.64700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99.mp4</text:p>
          </table:table-cell>
          <table:table-cell table:style-name="ce2" table:formula="of:=HYPERLINK([.A597]; &quot;View Now&quot;)" office:value-type="string" office:string-value="View Now">
            <text:p>View Now</text:p>
          </table:table-cell>
          <table:table-cell office:value-type="string">
            <text:p>video/mp4</text:p>
          </table:table-cell>
          <table:table-cell office:value-type="float" office:value="2.868">
            <text:p>2.868</text:p>
          </table:table-cell>
          <table:table-cell table:number-columns-repeated="2"/>
          <table:table-cell office:value-type="string">
            <text:p>2026-01-27T18:50:56.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83391.mp4</text:p>
          </table:table-cell>
          <table:table-cell table:style-name="ce2" table:formula="of:=HYPERLINK([.A598]; &quot;View Now&quot;)" office:value-type="string" office:string-value="View Now">
            <text:p>View Now</text:p>
          </table:table-cell>
          <table:table-cell office:value-type="string">
            <text:p>video/mp4</text:p>
          </table:table-cell>
          <table:table-cell office:value-type="float" office:value="53.242993">
            <text:p>53.24299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02.mp4</text:p>
          </table:table-cell>
          <table:table-cell table:style-name="ce2" table:formula="of:=HYPERLINK([.A599]; &quot;View Now&quot;)" office:value-type="string" office:string-value="View Now">
            <text:p>View Now</text:p>
          </table:table-cell>
          <table:table-cell office:value-type="string">
            <text:p>video/mp4</text:p>
          </table:table-cell>
          <table:table-cell office:value-type="float" office:value="1.947944">
            <text:p>1.947944</text:p>
          </table:table-cell>
          <table:table-cell table:number-columns-repeated="2"/>
          <table:table-cell office:value-type="string">
            <text:p>2026-01-27T18:40:45.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83403.mp4</text:p>
          </table:table-cell>
          <table:table-cell table:style-name="ce2" table:formula="of:=HYPERLINK([.A600]; &quot;View Now&quot;)" office:value-type="string" office:string-value="View Now">
            <text:p>View Now</text:p>
          </table:table-cell>
          <table:table-cell office:value-type="string">
            <text:p>video/mp4</text:p>
          </table:table-cell>
          <table:table-cell office:value-type="float" office:value="2.809002">
            <text:p>2.809002</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06.mp4</text:p>
          </table:table-cell>
          <table:table-cell table:style-name="ce2" table:formula="of:=HYPERLINK([.A601]; &quot;View Now&quot;)" office:value-type="string" office:string-value="View Now">
            <text:p>View Now</text:p>
          </table:table-cell>
          <table:table-cell office:value-type="string">
            <text:p>video/mp4</text:p>
          </table:table-cell>
          <table:table-cell office:value-type="float" office:value="8.311995">
            <text:p>8.31199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87.mp4</text:p>
          </table:table-cell>
          <table:table-cell table:style-name="ce2" table:formula="of:=HYPERLINK([.A602]; &quot;View Now&quot;)" office:value-type="string" office:string-value="View Now">
            <text:p>View Now</text:p>
          </table:table-cell>
          <table:table-cell office:value-type="string">
            <text:p>video/mp4</text:p>
          </table:table-cell>
          <table:table-cell office:value-type="float" office:value="41.962">
            <text:p>41.962</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04.mp4</text:p>
          </table:table-cell>
          <table:table-cell table:style-name="ce2" table:formula="of:=HYPERLINK([.A603]; &quot;View Now&quot;)" office:value-type="string" office:string-value="View Now">
            <text:p>View Now</text:p>
          </table:table-cell>
          <table:table-cell office:value-type="string">
            <text:p>video/mp4</text:p>
          </table:table-cell>
          <table:table-cell office:value-type="float" office:value="2.848005">
            <text:p>2.84800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01.mp4</text:p>
          </table:table-cell>
          <table:table-cell table:style-name="ce2" table:formula="of:=HYPERLINK([.A604]; &quot;View Now&quot;)" office:value-type="string" office:string-value="View Now">
            <text:p>View Now</text:p>
          </table:table-cell>
          <table:table-cell office:value-type="string">
            <text:p>video/mp4</text:p>
          </table:table-cell>
          <table:table-cell office:value-type="float" office:value="2.6">
            <text:p>2.6</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07.mp4</text:p>
          </table:table-cell>
          <table:table-cell table:style-name="ce2" table:formula="of:=HYPERLINK([.A605]; &quot;View Now&quot;)" office:value-type="string" office:string-value="View Now">
            <text:p>View Now</text:p>
          </table:table-cell>
          <table:table-cell office:value-type="string">
            <text:p>video/mp4</text:p>
          </table:table-cell>
          <table:table-cell office:value-type="float" office:value="1.922">
            <text:p>1.922</text:p>
          </table:table-cell>
          <table:table-cell table:number-columns-repeated="2"/>
          <table:table-cell office:value-type="string">
            <text:p>2026-01-27T18:57:59.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83405.mp4</text:p>
          </table:table-cell>
          <table:table-cell table:style-name="ce2" table:formula="of:=HYPERLINK([.A606]; &quot;View Now&quot;)" office:value-type="string" office:string-value="View Now">
            <text:p>View Now</text:p>
          </table:table-cell>
          <table:table-cell office:value-type="string">
            <text:p>video/mp4</text:p>
          </table:table-cell>
          <table:table-cell office:value-type="float" office:value="2.791667">
            <text:p>2.79166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94.mp4</text:p>
          </table:table-cell>
          <table:table-cell table:style-name="ce2" table:formula="of:=HYPERLINK([.A607]; &quot;View Now&quot;)" office:value-type="string" office:string-value="View Now">
            <text:p>View Now</text:p>
          </table:table-cell>
          <table:table-cell office:value-type="string">
            <text:p>video/mp4</text:p>
          </table:table-cell>
          <table:table-cell office:value-type="float" office:value="65.805011">
            <text:p>65.805011</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09.mp4</text:p>
          </table:table-cell>
          <table:table-cell table:style-name="ce2" table:formula="of:=HYPERLINK([.A608]; &quot;View Now&quot;)" office:value-type="string" office:string-value="View Now">
            <text:p>View Now</text:p>
          </table:table-cell>
          <table:table-cell office:value-type="string">
            <text:p>video/mp4</text:p>
          </table:table-cell>
          <table:table-cell office:value-type="float" office:value="1.578934">
            <text:p>1.578934</text:p>
          </table:table-cell>
          <table:table-cell table:number-columns-repeated="2"/>
          <table:table-cell office:value-type="string">
            <text:p>2026-01-27T22:18:51.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83400.mp4</text:p>
          </table:table-cell>
          <table:table-cell table:style-name="ce2" table:formula="of:=HYPERLINK([.A609]; &quot;View Now&quot;)" office:value-type="string" office:string-value="View Now">
            <text:p>View Now</text:p>
          </table:table-cell>
          <table:table-cell office:value-type="string">
            <text:p>video/mp4</text:p>
          </table:table-cell>
          <table:table-cell office:value-type="float" office:value="35.108005">
            <text:p>35.10800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10.mp4</text:p>
          </table:table-cell>
          <table:table-cell table:style-name="ce2" table:formula="of:=HYPERLINK([.A610]; &quot;View Now&quot;)" office:value-type="string" office:string-value="View Now">
            <text:p>View Now</text:p>
          </table:table-cell>
          <table:table-cell office:value-type="string">
            <text:p>video/mp4</text:p>
          </table:table-cell>
          <table:table-cell office:value-type="float" office:value="9.357007">
            <text:p>9.35700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11.mp4</text:p>
          </table:table-cell>
          <table:table-cell table:style-name="ce2" table:formula="of:=HYPERLINK([.A611]; &quot;View Now&quot;)" office:value-type="string" office:string-value="View Now">
            <text:p>View Now</text:p>
          </table:table-cell>
          <table:table-cell office:value-type="string">
            <text:p>video/mp4</text:p>
          </table:table-cell>
          <table:table-cell office:value-type="float" office:value="1.934">
            <text:p>1.934</text:p>
          </table:table-cell>
          <table:table-cell table:number-columns-repeated="2"/>
          <table:table-cell office:value-type="string">
            <text:p>2026-01-27T19:40:02.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83415.mp4</text:p>
          </table:table-cell>
          <table:table-cell table:style-name="ce2" table:formula="of:=HYPERLINK([.A612]; &quot;View Now&quot;)" office:value-type="string" office:string-value="View Now">
            <text:p>View Now</text:p>
          </table:table-cell>
          <table:table-cell office:value-type="string">
            <text:p>video/mp4</text:p>
          </table:table-cell>
          <table:table-cell office:value-type="float" office:value="1.963">
            <text:p>1.963</text:p>
          </table:table-cell>
          <table:table-cell table:number-columns-repeated="2"/>
          <table:table-cell office:value-type="string">
            <text:p>2026-01-27T19:55:15.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83414.mp4</text:p>
          </table:table-cell>
          <table:table-cell table:style-name="ce2" table:formula="of:=HYPERLINK([.A613]; &quot;View Now&quot;)" office:value-type="string" office:string-value="View Now">
            <text:p>View Now</text:p>
          </table:table-cell>
          <table:table-cell office:value-type="string">
            <text:p>video/mp4</text:p>
          </table:table-cell>
          <table:table-cell office:value-type="float" office:value="1.857007">
            <text:p>1.85700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12.mp4</text:p>
          </table:table-cell>
          <table:table-cell table:style-name="ce2" table:formula="of:=HYPERLINK([.A614]; &quot;View Now&quot;)" office:value-type="string" office:string-value="View Now">
            <text:p>View Now</text:p>
          </table:table-cell>
          <table:table-cell office:value-type="string">
            <text:p>video/mp4</text:p>
          </table:table-cell>
          <table:table-cell office:value-type="float" office:value="2.948934">
            <text:p>2.948934</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13.mp4</text:p>
          </table:table-cell>
          <table:table-cell table:style-name="ce2" table:formula="of:=HYPERLINK([.A615]; &quot;View Now&quot;)" office:value-type="string" office:string-value="View Now">
            <text:p>View Now</text:p>
          </table:table-cell>
          <table:table-cell office:value-type="string">
            <text:p>video/mp4</text:p>
          </table:table-cell>
          <table:table-cell office:value-type="float" office:value="2.949002">
            <text:p>2.949002</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14.mp4</text:p>
          </table:table-cell>
          <table:table-cell table:style-name="ce2" table:formula="of:=HYPERLINK([.A616]; &quot;View Now&quot;)" office:value-type="string" office:string-value="View Now">
            <text:p>View Now</text:p>
          </table:table-cell>
          <table:table-cell office:value-type="string">
            <text:p>video/mp4</text:p>
          </table:table-cell>
          <table:table-cell office:value-type="float" office:value="2274.371338">
            <text:p>2274.371338</text:p>
          </table:table-cell>
          <table:table-cell table:number-columns-repeated="2"/>
          <table:table-cell office:value-type="string">
            <text:p>2026-01-27T03:07:34.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83416.mp4</text:p>
          </table:table-cell>
          <table:table-cell table:style-name="ce2" table:formula="of:=HYPERLINK([.A617]; &quot;View Now&quot;)" office:value-type="string" office:string-value="View Now">
            <text:p>View Now</text:p>
          </table:table-cell>
          <table:table-cell office:value-type="string">
            <text:p>video/mp4</text:p>
          </table:table-cell>
          <table:table-cell office:value-type="float" office:value="2.884615">
            <text:p>2.88461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18.mp4</text:p>
          </table:table-cell>
          <table:table-cell table:style-name="ce2" table:formula="of:=HYPERLINK([.A618]; &quot;View Now&quot;)" office:value-type="string" office:string-value="View Now">
            <text:p>View Now</text:p>
          </table:table-cell>
          <table:table-cell office:value-type="string">
            <text:p>video/mp4</text:p>
          </table:table-cell>
          <table:table-cell office:value-type="float" office:value="2.828005">
            <text:p>2.82800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20.mp4</text:p>
          </table:table-cell>
          <table:table-cell table:style-name="ce2" table:formula="of:=HYPERLINK([.A619]; &quot;View Now&quot;)" office:value-type="string" office:string-value="View Now">
            <text:p>View Now</text:p>
          </table:table-cell>
          <table:table-cell office:value-type="string">
            <text:p>video/mp4</text:p>
          </table:table-cell>
          <table:table-cell office:value-type="float" office:value="2.925964">
            <text:p>2.925964</text:p>
          </table:table-cell>
          <table:table-cell table:number-columns-repeated="2"/>
          <table:table-cell office:value-type="string">
            <text:p>2026-01-27T20:01:34.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83419.mp4</text:p>
          </table:table-cell>
          <table:table-cell table:style-name="ce2" table:formula="of:=HYPERLINK([.A620]; &quot;View Now&quot;)" office:value-type="string" office:string-value="View Now">
            <text:p>View Now</text:p>
          </table:table-cell>
          <table:table-cell office:value-type="string">
            <text:p>video/mp4</text:p>
          </table:table-cell>
          <table:table-cell office:value-type="float" office:value="2.931">
            <text:p>2.931</text:p>
          </table:table-cell>
          <table:table-cell table:number-columns-repeated="2"/>
          <table:table-cell office:value-type="string">
            <text:p>2026-01-27T19:43:31.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83321.mp4</text:p>
          </table:table-cell>
          <table:table-cell table:style-name="ce2" table:formula="of:=HYPERLINK([.A621]; &quot;View Now&quot;)" office:value-type="string" office:string-value="View Now">
            <text:p>View Now</text:p>
          </table:table-cell>
          <table:table-cell office:value-type="string">
            <text:p>video/mp4</text:p>
          </table:table-cell>
          <table:table-cell office:value-type="float" office:value="9840.5">
            <text:p>9840.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08.mp4</text:p>
          </table:table-cell>
          <table:table-cell table:style-name="ce2" table:formula="of:=HYPERLINK([.A622]; &quot;View Now&quot;)" office:value-type="string" office:string-value="View Now">
            <text:p>View Now</text:p>
          </table:table-cell>
          <table:table-cell office:value-type="string">
            <text:p>video/mp4</text:p>
          </table:table-cell>
          <table:table-cell office:value-type="float" office:value="93.437007">
            <text:p>93.43700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21.mp4</text:p>
          </table:table-cell>
          <table:table-cell table:style-name="ce2" table:formula="of:=HYPERLINK([.A623]; &quot;View Now&quot;)" office:value-type="string" office:string-value="View Now">
            <text:p>View Now</text:p>
          </table:table-cell>
          <table:table-cell office:value-type="string">
            <text:p>video/mp4</text:p>
          </table:table-cell>
          <table:table-cell office:value-type="float" office:value="9.472993">
            <text:p>9.47299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27.mp4</text:p>
          </table:table-cell>
          <table:table-cell table:style-name="ce2" table:formula="of:=HYPERLINK([.A624]; &quot;View Now&quot;)" office:value-type="string" office:string-value="View Now">
            <text:p>View Now</text:p>
          </table:table-cell>
          <table:table-cell office:value-type="string">
            <text:p>video/mp4</text:p>
          </table:table-cell>
          <table:table-cell office:value-type="float" office:value="1.865011">
            <text:p>1.865011</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25.mp4</text:p>
          </table:table-cell>
          <table:table-cell table:style-name="ce2" table:formula="of:=HYPERLINK([.A625]; &quot;View Now&quot;)" office:value-type="string" office:string-value="View Now">
            <text:p>View Now</text:p>
          </table:table-cell>
          <table:table-cell office:value-type="string">
            <text:p>video/mp4</text:p>
          </table:table-cell>
          <table:table-cell office:value-type="float" office:value="2.872">
            <text:p>2.872</text:p>
          </table:table-cell>
          <table:table-cell table:number-columns-repeated="2"/>
          <table:table-cell office:value-type="string">
            <text:p>2026-01-27T19:58:03.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83428.mp4</text:p>
          </table:table-cell>
          <table:table-cell table:style-name="ce2" table:formula="of:=HYPERLINK([.A626]; &quot;View Now&quot;)" office:value-type="string" office:string-value="View Now">
            <text:p>View Now</text:p>
          </table:table-cell>
          <table:table-cell office:value-type="string">
            <text:p>video/mp4</text:p>
          </table:table-cell>
          <table:table-cell office:value-type="float" office:value="12.333333">
            <text:p>12.33333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26.mp4</text:p>
          </table:table-cell>
          <table:table-cell table:style-name="ce2" table:formula="of:=HYPERLINK([.A627]; &quot;View Now&quot;)" office:value-type="string" office:string-value="View Now">
            <text:p>View Now</text:p>
          </table:table-cell>
          <table:table-cell office:value-type="string">
            <text:p>video/mp4</text:p>
          </table:table-cell>
          <table:table-cell office:value-type="float" office:value="2.976009">
            <text:p>2.976009</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30.mp4</text:p>
          </table:table-cell>
          <table:table-cell table:style-name="ce2" table:formula="of:=HYPERLINK([.A628]; &quot;View Now&quot;)" office:value-type="string" office:string-value="View Now">
            <text:p>View Now</text:p>
          </table:table-cell>
          <table:table-cell office:value-type="string">
            <text:p>video/mp4</text:p>
          </table:table-cell>
          <table:table-cell office:value-type="float" office:value="2.947">
            <text:p>2.947</text:p>
          </table:table-cell>
          <table:table-cell table:number-columns-repeated="2"/>
          <table:table-cell office:value-type="string">
            <text:p>2026-01-27T20:27:34.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83431.mp4</text:p>
          </table:table-cell>
          <table:table-cell table:style-name="ce2" table:formula="of:=HYPERLINK([.A629]; &quot;View Now&quot;)" office:value-type="string" office:string-value="View Now">
            <text:p>View Now</text:p>
          </table:table-cell>
          <table:table-cell office:value-type="string">
            <text:p>video/mp4</text:p>
          </table:table-cell>
          <table:table-cell office:value-type="float" office:value="2.832834">
            <text:p>2.832834</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24.mp4</text:p>
          </table:table-cell>
          <table:table-cell table:style-name="ce2" table:formula="of:=HYPERLINK([.A630]; &quot;View Now&quot;)" office:value-type="string" office:string-value="View Now">
            <text:p>View Now</text:p>
          </table:table-cell>
          <table:table-cell office:value-type="string">
            <text:p>video/mp4</text:p>
          </table:table-cell>
          <table:table-cell office:value-type="float" office:value="51.8">
            <text:p>51.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29.mp4</text:p>
          </table:table-cell>
          <table:table-cell table:style-name="ce2" table:formula="of:=HYPERLINK([.A631]; &quot;View Now&quot;)" office:value-type="string" office:string-value="View Now">
            <text:p>View Now</text:p>
          </table:table-cell>
          <table:table-cell office:value-type="string">
            <text:p>video/mp4</text:p>
          </table:table-cell>
          <table:table-cell office:value-type="float" office:value="2.945">
            <text:p>2.945</text:p>
          </table:table-cell>
          <table:table-cell table:number-columns-repeated="2"/>
          <table:table-cell office:value-type="string">
            <text:p>2026-01-27T20:25:32.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83422.mp4</text:p>
          </table:table-cell>
          <table:table-cell table:style-name="ce2" table:formula="of:=HYPERLINK([.A632]; &quot;View Now&quot;)" office:value-type="string" office:string-value="View Now">
            <text:p>View Now</text:p>
          </table:table-cell>
          <table:table-cell office:value-type="string">
            <text:p>video/mp4</text:p>
          </table:table-cell>
          <table:table-cell office:value-type="float" office:value="14.533333">
            <text:p>14.53333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33.mp4</text:p>
          </table:table-cell>
          <table:table-cell table:style-name="ce2" table:formula="of:=HYPERLINK([.A633]; &quot;View Now&quot;)" office:value-type="string" office:string-value="View Now">
            <text:p>View Now</text:p>
          </table:table-cell>
          <table:table-cell office:value-type="string">
            <text:p>video/mp4</text:p>
          </table:table-cell>
          <table:table-cell office:value-type="float" office:value="2.901995">
            <text:p>2.90199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17.mp4</text:p>
          </table:table-cell>
          <table:table-cell table:style-name="ce2" table:formula="of:=HYPERLINK([.A634]; &quot;View Now&quot;)" office:value-type="string" office:string-value="View Now">
            <text:p>View Now</text:p>
          </table:table-cell>
          <table:table-cell office:value-type="string">
            <text:p>video/mp4</text:p>
          </table:table-cell>
          <table:table-cell office:value-type="float" office:value="25.54195">
            <text:p>25.5419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15.mp4</text:p>
          </table:table-cell>
          <table:table-cell table:style-name="ce2" table:formula="of:=HYPERLINK([.A635]; &quot;View Now&quot;)" office:value-type="string" office:string-value="View Now">
            <text:p>View Now</text:p>
          </table:table-cell>
          <table:table-cell office:value-type="string">
            <text:p>video/mp4</text:p>
          </table:table-cell>
          <table:table-cell office:value-type="float" office:value="1405.492318">
            <text:p>1405.49231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23.mp4</text:p>
          </table:table-cell>
          <table:table-cell table:style-name="ce2" table:formula="of:=HYPERLINK([.A636]; &quot;View Now&quot;)" office:value-type="string" office:string-value="View Now">
            <text:p>View Now</text:p>
          </table:table-cell>
          <table:table-cell office:value-type="string">
            <text:p>video/mp4</text:p>
          </table:table-cell>
          <table:table-cell office:value-type="float" office:value="37.105011">
            <text:p>37.105011</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34.mp4</text:p>
          </table:table-cell>
          <table:table-cell table:style-name="ce2" table:formula="of:=HYPERLINK([.A637]; &quot;View Now&quot;)" office:value-type="string" office:string-value="View Now">
            <text:p>View Now</text:p>
          </table:table-cell>
          <table:table-cell office:value-type="string">
            <text:p>video/mp4</text:p>
          </table:table-cell>
          <table:table-cell office:value-type="float" office:value="7.011995">
            <text:p>7.01199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41.mp4</text:p>
          </table:table-cell>
          <table:table-cell table:style-name="ce2" table:formula="of:=HYPERLINK([.A638]; &quot;View Now&quot;)" office:value-type="string" office:string-value="View Now">
            <text:p>View Now</text:p>
          </table:table-cell>
          <table:table-cell office:value-type="string">
            <text:p>video/mp4</text:p>
          </table:table-cell>
          <table:table-cell office:value-type="float" office:value="1.834354">
            <text:p>1.834354</text:p>
          </table:table-cell>
          <table:table-cell table:number-columns-repeated="2"/>
          <table:table-cell office:value-type="string">
            <text:p>2026-01-27T22:24:56.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83435.mp4</text:p>
          </table:table-cell>
          <table:table-cell table:style-name="ce2" table:formula="of:=HYPERLINK([.A639]; &quot;View Now&quot;)" office:value-type="string" office:string-value="View Now">
            <text:p>View Now</text:p>
          </table:table-cell>
          <table:table-cell office:value-type="string">
            <text:p>video/mp4</text:p>
          </table:table-cell>
          <table:table-cell office:value-type="float" office:value="2.786009">
            <text:p>2.786009</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42.mp4</text:p>
          </table:table-cell>
          <table:table-cell table:style-name="ce2" table:formula="of:=HYPERLINK([.A640]; &quot;View Now&quot;)" office:value-type="string" office:string-value="View Now">
            <text:p>View Now</text:p>
          </table:table-cell>
          <table:table-cell office:value-type="string">
            <text:p>video/mp4</text:p>
          </table:table-cell>
          <table:table-cell office:value-type="float" office:value="2.692993">
            <text:p>2.69299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38.mp4</text:p>
          </table:table-cell>
          <table:table-cell table:style-name="ce2" table:formula="of:=HYPERLINK([.A641]; &quot;View Now&quot;)" office:value-type="string" office:string-value="View Now">
            <text:p>View Now</text:p>
          </table:table-cell>
          <table:table-cell office:value-type="string">
            <text:p>video/mp4</text:p>
          </table:table-cell>
          <table:table-cell office:value-type="float" office:value="1.718254">
            <text:p>1.718254</text:p>
          </table:table-cell>
          <table:table-cell table:number-columns-repeated="2"/>
          <table:table-cell office:value-type="string">
            <text:p>2026-01-27T22:24:11.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83440.mp4</text:p>
          </table:table-cell>
          <table:table-cell table:style-name="ce2" table:formula="of:=HYPERLINK([.A642]; &quot;View Now&quot;)" office:value-type="string" office:string-value="View Now">
            <text:p>View Now</text:p>
          </table:table-cell>
          <table:table-cell office:value-type="string">
            <text:p>video/mp4</text:p>
          </table:table-cell>
          <table:table-cell office:value-type="float" office:value="1.972993">
            <text:p>1.97299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37.mp4</text:p>
          </table:table-cell>
          <table:table-cell table:style-name="ce2" table:formula="of:=HYPERLINK([.A643]; &quot;View Now&quot;)" office:value-type="string" office:string-value="View Now">
            <text:p>View Now</text:p>
          </table:table-cell>
          <table:table-cell office:value-type="string">
            <text:p>video/mp4</text:p>
          </table:table-cell>
          <table:table-cell office:value-type="float" office:value="15.905011">
            <text:p>15.905011</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43.mp4</text:p>
          </table:table-cell>
          <table:table-cell table:style-name="ce2" table:formula="of:=HYPERLINK([.A644]; &quot;View Now&quot;)" office:value-type="string" office:string-value="View Now">
            <text:p>View Now</text:p>
          </table:table-cell>
          <table:table-cell office:value-type="string">
            <text:p>video/mp4</text:p>
          </table:table-cell>
          <table:table-cell office:value-type="float" office:value="2.600998">
            <text:p>2.60099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49.mp4</text:p>
          </table:table-cell>
          <table:table-cell table:style-name="ce2" table:formula="of:=HYPERLINK([.A645]; &quot;View Now&quot;)" office:value-type="string" office:string-value="View Now">
            <text:p>View Now</text:p>
          </table:table-cell>
          <table:table-cell office:value-type="string">
            <text:p>video/mp4</text:p>
          </table:table-cell>
          <table:table-cell office:value-type="float" office:value="2.533333">
            <text:p>2.53333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44.mp4</text:p>
          </table:table-cell>
          <table:table-cell table:style-name="ce2" table:formula="of:=HYPERLINK([.A646]; &quot;View Now&quot;)" office:value-type="string" office:string-value="View Now">
            <text:p>View Now</text:p>
          </table:table-cell>
          <table:table-cell office:value-type="string">
            <text:p>video/mp4</text:p>
          </table:table-cell>
          <table:table-cell office:value-type="float" office:value="2.809615">
            <text:p>2.809615</text:p>
          </table:table-cell>
          <table:table-cell table:number-columns-repeated="2"/>
          <table:table-cell office:value-type="string">
            <text:p>2026-01-27T22:25:36.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83446.mp4</text:p>
          </table:table-cell>
          <table:table-cell table:style-name="ce2" table:formula="of:=HYPERLINK([.A647]; &quot;View Now&quot;)" office:value-type="string" office:string-value="View Now">
            <text:p>View Now</text:p>
          </table:table-cell>
          <table:table-cell office:value-type="string">
            <text:p>video/mp4</text:p>
          </table:table-cell>
          <table:table-cell office:value-type="float" office:value="2.901995">
            <text:p>2.90199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32.mp4</text:p>
          </table:table-cell>
          <table:table-cell table:style-name="ce2" table:formula="of:=HYPERLINK([.A648]; &quot;View Now&quot;)" office:value-type="string" office:string-value="View Now">
            <text:p>View Now</text:p>
          </table:table-cell>
          <table:table-cell office:value-type="string">
            <text:p>video/mp4</text:p>
          </table:table-cell>
          <table:table-cell office:value-type="float" office:value="58.305011">
            <text:p>58.305011</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55.mp4</text:p>
          </table:table-cell>
          <table:table-cell table:style-name="ce2" table:formula="of:=HYPERLINK([.A649]; &quot;View Now&quot;)" office:value-type="string" office:string-value="View Now">
            <text:p>View Now</text:p>
          </table:table-cell>
          <table:table-cell office:value-type="string">
            <text:p>video/mp4</text:p>
          </table:table-cell>
          <table:table-cell office:value-type="float" office:value="2.533333">
            <text:p>2.53333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47.mp4</text:p>
          </table:table-cell>
          <table:table-cell table:style-name="ce2" table:formula="of:=HYPERLINK([.A650]; &quot;View Now&quot;)" office:value-type="string" office:string-value="View Now">
            <text:p>View Now</text:p>
          </table:table-cell>
          <table:table-cell office:value-type="string">
            <text:p>video/mp4</text:p>
          </table:table-cell>
          <table:table-cell office:value-type="float" office:value="2.948934">
            <text:p>2.948934</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52.mp4</text:p>
          </table:table-cell>
          <table:table-cell table:style-name="ce2" table:formula="of:=HYPERLINK([.A651]; &quot;View Now&quot;)" office:value-type="string" office:string-value="View Now">
            <text:p>View Now</text:p>
          </table:table-cell>
          <table:table-cell office:value-type="string">
            <text:p>video/mp4</text:p>
          </table:table-cell>
          <table:table-cell office:value-type="float" office:value="1.857596">
            <text:p>1.857596</text:p>
          </table:table-cell>
          <table:table-cell table:number-columns-repeated="2"/>
          <table:table-cell office:value-type="string">
            <text:p>2026-01-27T22:27:18.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83453.mp4</text:p>
          </table:table-cell>
          <table:table-cell table:style-name="ce2" table:formula="of:=HYPERLINK([.A652]; &quot;View Now&quot;)" office:value-type="string" office:string-value="View Now">
            <text:p>View Now</text:p>
          </table:table-cell>
          <table:table-cell office:value-type="string">
            <text:p>video/mp4</text:p>
          </table:table-cell>
          <table:table-cell office:value-type="float" office:value="2.647075">
            <text:p>2.647075</text:p>
          </table:table-cell>
          <table:table-cell table:number-columns-repeated="2"/>
          <table:table-cell office:value-type="string">
            <text:p>2026-01-27T22:27:45.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83450.mp4</text:p>
          </table:table-cell>
          <table:table-cell table:style-name="ce2" table:formula="of:=HYPERLINK([.A653]; &quot;View Now&quot;)" office:value-type="string" office:string-value="View Now">
            <text:p>View Now</text:p>
          </table:table-cell>
          <table:table-cell office:value-type="string">
            <text:p>video/mp4</text:p>
          </table:table-cell>
          <table:table-cell office:value-type="float" office:value="42.120998">
            <text:p>42.12099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51.mp4</text:p>
          </table:table-cell>
          <table:table-cell table:style-name="ce2" table:formula="of:=HYPERLINK([.A654]; &quot;View Now&quot;)" office:value-type="string" office:string-value="View Now">
            <text:p>View Now</text:p>
          </table:table-cell>
          <table:table-cell office:value-type="string">
            <text:p>video/mp4</text:p>
          </table:table-cell>
          <table:table-cell office:value-type="float" office:value="2.693515">
            <text:p>2.693515</text:p>
          </table:table-cell>
          <table:table-cell table:number-columns-repeated="2"/>
          <table:table-cell office:value-type="string">
            <text:p>2026-01-27T22:26:51.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83436.mp4</text:p>
          </table:table-cell>
          <table:table-cell table:style-name="ce2" table:formula="of:=HYPERLINK([.A655]; &quot;View Now&quot;)" office:value-type="string" office:string-value="View Now">
            <text:p>View Now</text:p>
          </table:table-cell>
          <table:table-cell office:value-type="string">
            <text:p>video/mp4</text:p>
          </table:table-cell>
          <table:table-cell office:value-type="float" office:value="36.872993">
            <text:p>36.87299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45.mp4</text:p>
          </table:table-cell>
          <table:table-cell table:style-name="ce2" table:formula="of:=HYPERLINK([.A656]; &quot;View Now&quot;)" office:value-type="string" office:string-value="View Now">
            <text:p>View Now</text:p>
          </table:table-cell>
          <table:table-cell office:value-type="string">
            <text:p>video/mp4</text:p>
          </table:table-cell>
          <table:table-cell office:value-type="float" office:value="25.912993">
            <text:p>25.91299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16.mp4</text:p>
          </table:table-cell>
          <table:table-cell table:style-name="ce2" table:formula="of:=HYPERLINK([.A657]; &quot;View Now&quot;)" office:value-type="string" office:string-value="View Now">
            <text:p>View Now</text:p>
          </table:table-cell>
          <table:table-cell office:value-type="string">
            <text:p>video/mp4</text:p>
          </table:table-cell>
          <table:table-cell office:value-type="float" office:value="1847.854688">
            <text:p>1847.85468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58.mp4</text:p>
          </table:table-cell>
          <table:table-cell table:style-name="ce2" table:formula="of:=HYPERLINK([.A658]; &quot;View Now&quot;)" office:value-type="string" office:string-value="View Now">
            <text:p>View Now</text:p>
          </table:table-cell>
          <table:table-cell office:value-type="string">
            <text:p>video/mp4</text:p>
          </table:table-cell>
          <table:table-cell office:value-type="float" office:value="3">
            <text:p>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54.mp4</text:p>
          </table:table-cell>
          <table:table-cell table:style-name="ce2" table:formula="of:=HYPERLINK([.A659]; &quot;View Now&quot;)" office:value-type="string" office:string-value="View Now">
            <text:p>View Now</text:p>
          </table:table-cell>
          <table:table-cell office:value-type="string">
            <text:p>video/mp4</text:p>
          </table:table-cell>
          <table:table-cell office:value-type="float" office:value="2.689655">
            <text:p>2.68965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320.mp4</text:p>
          </table:table-cell>
          <table:table-cell table:style-name="ce2" table:formula="of:=HYPERLINK([.A660]; &quot;View Now&quot;)" office:value-type="string" office:string-value="View Now">
            <text:p>View Now</text:p>
          </table:table-cell>
          <table:table-cell office:value-type="string">
            <text:p>video/mp4</text:p>
          </table:table-cell>
          <table:table-cell office:value-type="float" office:value="9851.966667">
            <text:p>9851.96666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56.mp4</text:p>
          </table:table-cell>
          <table:table-cell table:style-name="ce2" table:formula="of:=HYPERLINK([.A661]; &quot;View Now&quot;)" office:value-type="string" office:string-value="View Now">
            <text:p>View Now</text:p>
          </table:table-cell>
          <table:table-cell office:value-type="string">
            <text:p>video/mp4</text:p>
          </table:table-cell>
          <table:table-cell office:value-type="float" office:value="92.067007">
            <text:p>92.06700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59.mp4</text:p>
          </table:table-cell>
          <table:table-cell table:style-name="ce2" table:formula="of:=HYPERLINK([.A662]; &quot;View Now&quot;)" office:value-type="string" office:string-value="View Now">
            <text:p>View Now</text:p>
          </table:table-cell>
          <table:table-cell office:value-type="string">
            <text:p>video/mp4</text:p>
          </table:table-cell>
          <table:table-cell office:value-type="float" office:value="2.866667">
            <text:p>2.86666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64.mp4</text:p>
          </table:table-cell>
          <table:table-cell table:style-name="ce2" table:formula="of:=HYPERLINK([.A663]; &quot;View Now&quot;)" office:value-type="string" office:string-value="View Now">
            <text:p>View Now</text:p>
          </table:table-cell>
          <table:table-cell office:value-type="string">
            <text:p>video/mp4</text:p>
          </table:table-cell>
          <table:table-cell office:value-type="float" office:value="19.550998">
            <text:p>19.55099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61.mp4</text:p>
          </table:table-cell>
          <table:table-cell table:style-name="ce2" table:formula="of:=HYPERLINK([.A664]; &quot;View Now&quot;)" office:value-type="string" office:string-value="View Now">
            <text:p>View Now</text:p>
          </table:table-cell>
          <table:table-cell office:value-type="string">
            <text:p>video/mp4</text:p>
          </table:table-cell>
          <table:table-cell office:value-type="float" office:value="8.266667">
            <text:p>8.26666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60.mp4</text:p>
          </table:table-cell>
          <table:table-cell table:style-name="ce2" table:formula="of:=HYPERLINK([.A665]; &quot;View Now&quot;)" office:value-type="string" office:string-value="View Now">
            <text:p>View Now</text:p>
          </table:table-cell>
          <table:table-cell office:value-type="string">
            <text:p>video/mp4</text:p>
          </table:table-cell>
          <table:table-cell office:value-type="float" office:value="2.971995">
            <text:p>2.97199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62.mp4</text:p>
          </table:table-cell>
          <table:table-cell table:style-name="ce2" table:formula="of:=HYPERLINK([.A666]; &quot;View Now&quot;)" office:value-type="string" office:string-value="View Now">
            <text:p>View Now</text:p>
          </table:table-cell>
          <table:table-cell office:value-type="string">
            <text:p>video/mp4</text:p>
          </table:table-cell>
          <table:table-cell office:value-type="float" office:value="34.933333">
            <text:p>34.93333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63.mp4</text:p>
          </table:table-cell>
          <table:table-cell table:style-name="ce2" table:formula="of:=HYPERLINK([.A667]; &quot;View Now&quot;)" office:value-type="string" office:string-value="View Now">
            <text:p>View Now</text:p>
          </table:table-cell>
          <table:table-cell office:value-type="string">
            <text:p>video/mp4</text:p>
          </table:table-cell>
          <table:table-cell office:value-type="float" office:value="2.916667">
            <text:p>2.91666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57.mp4</text:p>
          </table:table-cell>
          <table:table-cell table:style-name="ce2" table:formula="of:=HYPERLINK([.A668]; &quot;View Now&quot;)" office:value-type="string" office:string-value="View Now">
            <text:p>View Now</text:p>
          </table:table-cell>
          <table:table-cell office:value-type="string">
            <text:p>video/mp4</text:p>
          </table:table-cell>
          <table:table-cell office:value-type="float" office:value="35.41">
            <text:p>35.41</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70.mp4</text:p>
          </table:table-cell>
          <table:table-cell table:style-name="ce2" table:formula="of:=HYPERLINK([.A669]; &quot;View Now&quot;)" office:value-type="string" office:string-value="View Now">
            <text:p>View Now</text:p>
          </table:table-cell>
          <table:table-cell office:value-type="string">
            <text:p>video/mp4</text:p>
          </table:table-cell>
          <table:table-cell office:value-type="float" office:value="0.812676">
            <text:p>0.812676</text:p>
          </table:table-cell>
          <table:table-cell table:number-columns-repeated="2"/>
          <table:table-cell office:value-type="string">
            <text:p>2026-01-27T22:31:43.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83467.mp4</text:p>
          </table:table-cell>
          <table:table-cell table:style-name="ce2" table:formula="of:=HYPERLINK([.A670]; &quot;View Now&quot;)" office:value-type="string" office:string-value="View Now">
            <text:p>View Now</text:p>
          </table:table-cell>
          <table:table-cell office:value-type="string">
            <text:p>video/mp4</text:p>
          </table:table-cell>
          <table:table-cell office:value-type="float" office:value="1.996916">
            <text:p>1.996916</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65.mp4</text:p>
          </table:table-cell>
          <table:table-cell table:style-name="ce2" table:formula="of:=HYPERLINK([.A671]; &quot;View Now&quot;)" office:value-type="string" office:string-value="View Now">
            <text:p>View Now</text:p>
          </table:table-cell>
          <table:table-cell office:value-type="string">
            <text:p>video/mp4</text:p>
          </table:table-cell>
          <table:table-cell office:value-type="float" office:value="2.623832">
            <text:p>2.623832</text:p>
          </table:table-cell>
          <table:table-cell table:number-columns-repeated="2"/>
          <table:table-cell office:value-type="string">
            <text:p>2026-01-27T22:30:14.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83472.mp4</text:p>
          </table:table-cell>
          <table:table-cell table:style-name="ce2" table:formula="of:=HYPERLINK([.A672]; &quot;View Now&quot;)" office:value-type="string" office:string-value="View Now">
            <text:p>View Now</text:p>
          </table:table-cell>
          <table:table-cell office:value-type="string">
            <text:p>video/mp4</text:p>
          </table:table-cell>
          <table:table-cell office:value-type="float" office:value="2.739932">
            <text:p>2.739932</text:p>
          </table:table-cell>
          <table:table-cell table:number-columns-repeated="2"/>
          <table:table-cell office:value-type="string">
            <text:p>2026-01-27T22:32:19.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83466.mp4</text:p>
          </table:table-cell>
          <table:table-cell table:style-name="ce2" table:formula="of:=HYPERLINK([.A673]; &quot;View Now&quot;)" office:value-type="string" office:string-value="View Now">
            <text:p>View Now</text:p>
          </table:table-cell>
          <table:table-cell office:value-type="string">
            <text:p>video/mp4</text:p>
          </table:table-cell>
          <table:table-cell office:value-type="float" office:value="1.764694">
            <text:p>1.764694</text:p>
          </table:table-cell>
          <table:table-cell table:number-columns-repeated="2"/>
          <table:table-cell office:value-type="string">
            <text:p>2026-01-27T22:30:42.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83471.mp4</text:p>
          </table:table-cell>
          <table:table-cell table:style-name="ce2" table:formula="of:=HYPERLINK([.A674]; &quot;View Now&quot;)" office:value-type="string" office:string-value="View Now">
            <text:p>View Now</text:p>
          </table:table-cell>
          <table:table-cell office:value-type="string">
            <text:p>video/mp4</text:p>
          </table:table-cell>
          <table:table-cell office:value-type="float" office:value="3.666667">
            <text:p>3.66666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68.mp4</text:p>
          </table:table-cell>
          <table:table-cell table:style-name="ce2" table:formula="of:=HYPERLINK([.A675]; &quot;View Now&quot;)" office:value-type="string" office:string-value="View Now">
            <text:p>View Now</text:p>
          </table:table-cell>
          <table:table-cell office:value-type="string">
            <text:p>video/mp4</text:p>
          </table:table-cell>
          <table:table-cell office:value-type="float" office:value="15.370998">
            <text:p>15.37099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69.mp4</text:p>
          </table:table-cell>
          <table:table-cell table:style-name="ce2" table:formula="of:=HYPERLINK([.A676]; &quot;View Now&quot;)" office:value-type="string" office:string-value="View Now">
            <text:p>View Now</text:p>
          </table:table-cell>
          <table:table-cell office:value-type="string">
            <text:p>video/mp4</text:p>
          </table:table-cell>
          <table:table-cell office:value-type="float" office:value="2.995374">
            <text:p>2.995374</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76.mp4</text:p>
          </table:table-cell>
          <table:table-cell table:style-name="ce2" table:formula="of:=HYPERLINK([.A677]; &quot;View Now&quot;)" office:value-type="string" office:string-value="View Now">
            <text:p>View Now</text:p>
          </table:table-cell>
          <table:table-cell office:value-type="string">
            <text:p>video/mp4</text:p>
          </table:table-cell>
          <table:table-cell office:value-type="float" office:value="2.501995">
            <text:p>2.50199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73.mp4</text:p>
          </table:table-cell>
          <table:table-cell table:style-name="ce2" table:formula="of:=HYPERLINK([.A678]; &quot;View Now&quot;)" office:value-type="string" office:string-value="View Now">
            <text:p>View Now</text:p>
          </table:table-cell>
          <table:table-cell office:value-type="string">
            <text:p>video/mp4</text:p>
          </table:table-cell>
          <table:table-cell office:value-type="float" office:value="2.159433">
            <text:p>2.159433</text:p>
          </table:table-cell>
          <table:table-cell table:number-columns-repeated="2"/>
          <table:table-cell office:value-type="string">
            <text:p>2026-01-27T22:32:47.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83477.mp4</text:p>
          </table:table-cell>
          <table:table-cell table:style-name="ce2" table:formula="of:=HYPERLINK([.A679]; &quot;View Now&quot;)" office:value-type="string" office:string-value="View Now">
            <text:p>View Now</text:p>
          </table:table-cell>
          <table:table-cell office:value-type="string">
            <text:p>video/mp4</text:p>
          </table:table-cell>
          <table:table-cell office:value-type="float" office:value="2.866667">
            <text:p>2.86666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80.mp4</text:p>
          </table:table-cell>
          <table:table-cell table:style-name="ce2" table:formula="of:=HYPERLINK([.A680]; &quot;View Now&quot;)" office:value-type="string" office:string-value="View Now">
            <text:p>View Now</text:p>
          </table:table-cell>
          <table:table-cell office:value-type="string">
            <text:p>video/mp4</text:p>
          </table:table-cell>
          <table:table-cell office:value-type="float" office:value="2.97">
            <text:p>2.9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75.mp4</text:p>
          </table:table-cell>
          <table:table-cell table:style-name="ce2" table:formula="of:=HYPERLINK([.A681]; &quot;View Now&quot;)" office:value-type="string" office:string-value="View Now">
            <text:p>View Now</text:p>
          </table:table-cell>
          <table:table-cell office:value-type="string">
            <text:p>video/mp4</text:p>
          </table:table-cell>
          <table:table-cell office:value-type="float" office:value="2.530975">
            <text:p>2.530975</text:p>
          </table:table-cell>
          <table:table-cell table:number-columns-repeated="2"/>
          <table:table-cell office:value-type="string">
            <text:p>2026-01-27T22:33:24.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83474.mp4</text:p>
          </table:table-cell>
          <table:table-cell table:style-name="ce2" table:formula="of:=HYPERLINK([.A682]; &quot;View Now&quot;)" office:value-type="string" office:string-value="View Now">
            <text:p>View Now</text:p>
          </table:table-cell>
          <table:table-cell office:value-type="string">
            <text:p>video/mp4</text:p>
          </table:table-cell>
          <table:table-cell office:value-type="float" office:value="8.08">
            <text:p>8.0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81.mp4</text:p>
          </table:table-cell>
          <table:table-cell table:style-name="ce2" table:formula="of:=HYPERLINK([.A683]; &quot;View Now&quot;)" office:value-type="string" office:string-value="View Now">
            <text:p>View Now</text:p>
          </table:table-cell>
          <table:table-cell office:value-type="string">
            <text:p>video/mp4</text:p>
          </table:table-cell>
          <table:table-cell office:value-type="float" office:value="7.220998">
            <text:p>7.22099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78.mp4</text:p>
          </table:table-cell>
          <table:table-cell table:style-name="ce2" table:formula="of:=HYPERLINK([.A684]; &quot;View Now&quot;)" office:value-type="string" office:string-value="View Now">
            <text:p>View Now</text:p>
          </table:table-cell>
          <table:table-cell office:value-type="string">
            <text:p>video/mp4</text:p>
          </table:table-cell>
          <table:table-cell office:value-type="float" office:value="0.905556">
            <text:p>0.905556</text:p>
          </table:table-cell>
          <table:table-cell table:number-columns-repeated="2"/>
          <table:table-cell office:value-type="string">
            <text:p>2026-01-27T22:34:03.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83482.mov</text:p>
          </table:table-cell>
          <table:table-cell table:style-name="ce2" table:formula="of:=HYPERLINK([.A685]; &quot;View Now&quot;)" office:value-type="string" office:string-value="View Now">
            <text:p>View Now</text:p>
          </table:table-cell>
          <table:table-cell office:value-type="string">
            <text:p>video/quicktime</text:p>
          </table:table-cell>
          <table:table-cell office:value-type="float" office:value="2.835011">
            <text:p>2.835011</text:p>
          </table:table-cell>
          <table:table-cell table:number-columns-repeated="2"/>
          <table:table-cell office:value-type="string">
            <text:p>2019-03-29T17:31:07.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83483.mp4</text:p>
          </table:table-cell>
          <table:table-cell table:style-name="ce2" table:formula="of:=HYPERLINK([.A686]; &quot;View Now&quot;)" office:value-type="string" office:string-value="View Now">
            <text:p>View Now</text:p>
          </table:table-cell>
          <table:table-cell office:value-type="string">
            <text:p>video/mp4</text:p>
          </table:table-cell>
          <table:table-cell office:value-type="float" office:value="2.879002">
            <text:p>2.879002</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79.mp4</text:p>
          </table:table-cell>
          <table:table-cell table:style-name="ce2" table:formula="of:=HYPERLINK([.A687]; &quot;View Now&quot;)" office:value-type="string" office:string-value="View Now">
            <text:p>View Now</text:p>
          </table:table-cell>
          <table:table-cell office:value-type="string">
            <text:p>video/mp4</text:p>
          </table:table-cell>
          <table:table-cell office:value-type="float" office:value="31.37">
            <text:p>31.3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88.mp4</text:p>
          </table:table-cell>
          <table:table-cell table:style-name="ce2" table:formula="of:=HYPERLINK([.A688]; &quot;View Now&quot;)" office:value-type="string" office:string-value="View Now">
            <text:p>View Now</text:p>
          </table:table-cell>
          <table:table-cell office:value-type="string">
            <text:p>video/mp4</text:p>
          </table:table-cell>
          <table:table-cell office:value-type="float" office:value="34.133333">
            <text:p>34.13333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85.mp4</text:p>
          </table:table-cell>
          <table:table-cell table:style-name="ce2" table:formula="of:=HYPERLINK([.A689]; &quot;View Now&quot;)" office:value-type="string" office:string-value="View Now">
            <text:p>View Now</text:p>
          </table:table-cell>
          <table:table-cell office:value-type="string">
            <text:p>video/mp4</text:p>
          </table:table-cell>
          <table:table-cell office:value-type="float" office:value="0.951995">
            <text:p>0.951995</text:p>
          </table:table-cell>
          <table:table-cell table:number-columns-repeated="2"/>
          <table:table-cell office:value-type="string">
            <text:p>2026-01-27T21:28:52.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83484.mp4</text:p>
          </table:table-cell>
          <table:table-cell table:style-name="ce2" table:formula="of:=HYPERLINK([.A690]; &quot;View Now&quot;)" office:value-type="string" office:string-value="View Now">
            <text:p>View Now</text:p>
          </table:table-cell>
          <table:table-cell office:value-type="string">
            <text:p>video/mp4</text:p>
          </table:table-cell>
          <table:table-cell office:value-type="float" office:value="2.608005">
            <text:p>2.60800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86.mp4</text:p>
          </table:table-cell>
          <table:table-cell table:style-name="ce2" table:formula="of:=HYPERLINK([.A691]; &quot;View Now&quot;)" office:value-type="string" office:string-value="View Now">
            <text:p>View Now</text:p>
          </table:table-cell>
          <table:table-cell office:value-type="string">
            <text:p>video/mp4</text:p>
          </table:table-cell>
          <table:table-cell office:value-type="float" office:value="1.904014">
            <text:p>1.904014</text:p>
          </table:table-cell>
          <table:table-cell table:number-columns-repeated="2"/>
          <table:table-cell office:value-type="string">
            <text:p>2026-01-27T21:26:13.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83495.mp4</text:p>
          </table:table-cell>
          <table:table-cell table:style-name="ce2" table:formula="of:=HYPERLINK([.A692]; &quot;View Now&quot;)" office:value-type="string" office:string-value="View Now">
            <text:p>View Now</text:p>
          </table:table-cell>
          <table:table-cell office:value-type="string">
            <text:p>video/mp4</text:p>
          </table:table-cell>
          <table:table-cell office:value-type="float" office:value="32.692993">
            <text:p>32.69299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92.mp4</text:p>
          </table:table-cell>
          <table:table-cell table:style-name="ce2" table:formula="of:=HYPERLINK([.A693]; &quot;View Now&quot;)" office:value-type="string" office:string-value="View Now">
            <text:p>View Now</text:p>
          </table:table-cell>
          <table:table-cell office:value-type="string">
            <text:p>video/mp4</text:p>
          </table:table-cell>
          <table:table-cell office:value-type="float" office:value="2.810998">
            <text:p>2.81099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97.mp4</text:p>
          </table:table-cell>
          <table:table-cell table:style-name="ce2" table:formula="of:=HYPERLINK([.A694]; &quot;View Now&quot;)" office:value-type="string" office:string-value="View Now">
            <text:p>View Now</text:p>
          </table:table-cell>
          <table:table-cell office:value-type="string">
            <text:p>video/mp4</text:p>
          </table:table-cell>
          <table:table-cell office:value-type="float" office:value="7.6">
            <text:p>7.6</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93.mp4</text:p>
          </table:table-cell>
          <table:table-cell table:style-name="ce2" table:formula="of:=HYPERLINK([.A695]; &quot;View Now&quot;)" office:value-type="string" office:string-value="View Now">
            <text:p>View Now</text:p>
          </table:table-cell>
          <table:table-cell office:value-type="string">
            <text:p>video/mp4</text:p>
          </table:table-cell>
          <table:table-cell office:value-type="float" office:value="2.268005">
            <text:p>2.26800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89.mp4</text:p>
          </table:table-cell>
          <table:table-cell table:style-name="ce2" table:formula="of:=HYPERLINK([.A696]; &quot;View Now&quot;)" office:value-type="string" office:string-value="View Now">
            <text:p>View Now</text:p>
          </table:table-cell>
          <table:table-cell office:value-type="string">
            <text:p>video/mp4</text:p>
          </table:table-cell>
          <table:table-cell office:value-type="float" office:value="2.949002">
            <text:p>2.949002</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91.mp4</text:p>
          </table:table-cell>
          <table:table-cell table:style-name="ce2" table:formula="of:=HYPERLINK([.A697]; &quot;View Now&quot;)" office:value-type="string" office:string-value="View Now">
            <text:p>View Now</text:p>
          </table:table-cell>
          <table:table-cell office:value-type="string">
            <text:p>video/mp4</text:p>
          </table:table-cell>
          <table:table-cell office:value-type="float" office:value="74.633333">
            <text:p>74.63333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98.mp4</text:p>
          </table:table-cell>
          <table:table-cell table:style-name="ce2" table:formula="of:=HYPERLINK([.A698]; &quot;View Now&quot;)" office:value-type="string" office:string-value="View Now">
            <text:p>View Now</text:p>
          </table:table-cell>
          <table:table-cell office:value-type="string">
            <text:p>video/mp4</text:p>
          </table:table-cell>
          <table:table-cell office:value-type="float" office:value="25.733333">
            <text:p>25.73333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90.mp4</text:p>
          </table:table-cell>
          <table:table-cell table:style-name="ce2" table:formula="of:=HYPERLINK([.A699]; &quot;View Now&quot;)" office:value-type="string" office:string-value="View Now">
            <text:p>View Now</text:p>
          </table:table-cell>
          <table:table-cell office:value-type="string">
            <text:p>video/mp4</text:p>
          </table:table-cell>
          <table:table-cell office:value-type="float" office:value="152.256">
            <text:p>152.256</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96.mp4</text:p>
          </table:table-cell>
          <table:table-cell table:style-name="ce2" table:formula="of:=HYPERLINK([.A700]; &quot;View Now&quot;)" office:value-type="string" office:string-value="View Now">
            <text:p>View Now</text:p>
          </table:table-cell>
          <table:table-cell office:value-type="string">
            <text:p>video/mp4</text:p>
          </table:table-cell>
          <table:table-cell office:value-type="float" office:value="40.077007">
            <text:p>40.07700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94.mp4</text:p>
          </table:table-cell>
          <table:table-cell table:style-name="ce2" table:formula="of:=HYPERLINK([.A701]; &quot;View Now&quot;)" office:value-type="string" office:string-value="View Now">
            <text:p>View Now</text:p>
          </table:table-cell>
          <table:table-cell office:value-type="string">
            <text:p>video/mp4</text:p>
          </table:table-cell>
          <table:table-cell office:value-type="float" office:value="1.904014">
            <text:p>1.904014</text:p>
          </table:table-cell>
          <table:table-cell table:number-columns-repeated="2"/>
          <table:table-cell office:value-type="string">
            <text:p>2026-01-27T21:35:04.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83500.mp4</text:p>
          </table:table-cell>
          <table:table-cell table:style-name="ce2" table:formula="of:=HYPERLINK([.A702]; &quot;View Now&quot;)" office:value-type="string" office:string-value="View Now">
            <text:p>View Now</text:p>
          </table:table-cell>
          <table:table-cell office:value-type="string">
            <text:p>video/mp4</text:p>
          </table:table-cell>
          <table:table-cell office:value-type="float" office:value="1.741497">
            <text:p>1.741497</text:p>
          </table:table-cell>
          <table:table-cell table:number-columns-repeated="2"/>
          <table:table-cell office:value-type="string">
            <text:p>2026-01-27T21:36:42.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83499.mp4</text:p>
          </table:table-cell>
          <table:table-cell table:style-name="ce2" table:formula="of:=HYPERLINK([.A703]; &quot;View Now&quot;)" office:value-type="string" office:string-value="View Now">
            <text:p>View Now</text:p>
          </table:table-cell>
          <table:table-cell office:value-type="string">
            <text:p>video/mp4</text:p>
          </table:table-cell>
          <table:table-cell office:value-type="float" office:value="2.82">
            <text:p>2.82</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487.mp4</text:p>
          </table:table-cell>
          <table:table-cell table:style-name="ce2" table:formula="of:=HYPERLINK([.A704]; &quot;View Now&quot;)" office:value-type="string" office:string-value="View Now">
            <text:p>View Now</text:p>
          </table:table-cell>
          <table:table-cell office:value-type="string">
            <text:p>video/mp4</text:p>
          </table:table-cell>
          <table:table-cell office:value-type="float" office:value="19.833333">
            <text:p>19.83333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02.mp4</text:p>
          </table:table-cell>
          <table:table-cell table:style-name="ce2" table:formula="of:=HYPERLINK([.A705]; &quot;View Now&quot;)" office:value-type="string" office:string-value="View Now">
            <text:p>View Now</text:p>
          </table:table-cell>
          <table:table-cell office:value-type="string">
            <text:p>video/mp4</text:p>
          </table:table-cell>
          <table:table-cell office:value-type="float" office:value="2.786372">
            <text:p>2.786372</text:p>
          </table:table-cell>
          <table:table-cell table:number-columns-repeated="2"/>
          <table:table-cell office:value-type="string">
            <text:p>2026-01-27T21:38:05.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83507.mp4</text:p>
          </table:table-cell>
          <table:table-cell table:style-name="ce2" table:formula="of:=HYPERLINK([.A706]; &quot;View Now&quot;)" office:value-type="string" office:string-value="View Now">
            <text:p>View Now</text:p>
          </table:table-cell>
          <table:table-cell office:value-type="string">
            <text:p>video/mp4</text:p>
          </table:table-cell>
          <table:table-cell office:value-type="float" office:value="2.95">
            <text:p>2.9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01.mp4</text:p>
          </table:table-cell>
          <table:table-cell table:style-name="ce2" table:formula="of:=HYPERLINK([.A707]; &quot;View Now&quot;)" office:value-type="string" office:string-value="View Now">
            <text:p>View Now</text:p>
          </table:table-cell>
          <table:table-cell office:value-type="string">
            <text:p>video/mp4</text:p>
          </table:table-cell>
          <table:table-cell office:value-type="float" office:value="12.282993">
            <text:p>12.28299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06.mp4</text:p>
          </table:table-cell>
          <table:table-cell table:style-name="ce2" table:formula="of:=HYPERLINK([.A708]; &quot;View Now&quot;)" office:value-type="string" office:string-value="View Now">
            <text:p>View Now</text:p>
          </table:table-cell>
          <table:table-cell office:value-type="string">
            <text:p>video/mp4</text:p>
          </table:table-cell>
          <table:table-cell office:value-type="float" office:value="11.066667">
            <text:p>11.06666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04.mp4</text:p>
          </table:table-cell>
          <table:table-cell table:style-name="ce2" table:formula="of:=HYPERLINK([.A709]; &quot;View Now&quot;)" office:value-type="string" office:string-value="View Now">
            <text:p>View Now</text:p>
          </table:table-cell>
          <table:table-cell office:value-type="string">
            <text:p>video/mp4</text:p>
          </table:table-cell>
          <table:table-cell office:value-type="float" office:value="1.927256">
            <text:p>1.927256</text:p>
          </table:table-cell>
          <table:table-cell table:number-columns-repeated="2"/>
          <table:table-cell office:value-type="string">
            <text:p>2026-01-27T21:39:40.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83508.mp4</text:p>
          </table:table-cell>
          <table:table-cell table:style-name="ce2" table:formula="of:=HYPERLINK([.A710]; &quot;View Now&quot;)" office:value-type="string" office:string-value="View Now">
            <text:p>View Now</text:p>
          </table:table-cell>
          <table:table-cell office:value-type="string">
            <text:p>video/mp4</text:p>
          </table:table-cell>
          <table:table-cell office:value-type="float" office:value="18.715011">
            <text:p>18.715011</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03.mp4</text:p>
          </table:table-cell>
          <table:table-cell table:style-name="ce2" table:formula="of:=HYPERLINK([.A711]; &quot;View Now&quot;)" office:value-type="string" office:string-value="View Now">
            <text:p>View Now</text:p>
          </table:table-cell>
          <table:table-cell office:value-type="string">
            <text:p>video/mp4</text:p>
          </table:table-cell>
          <table:table-cell office:value-type="float" office:value="1.834376">
            <text:p>1.834376</text:p>
          </table:table-cell>
          <table:table-cell table:number-columns-repeated="2"/>
          <table:table-cell office:value-type="string">
            <text:p>2026-01-27T21:38:56.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83512.mp4</text:p>
          </table:table-cell>
          <table:table-cell table:style-name="ce2" table:formula="of:=HYPERLINK([.A712]; &quot;View Now&quot;)" office:value-type="string" office:string-value="View Now">
            <text:p>View Now</text:p>
          </table:table-cell>
          <table:table-cell office:value-type="string">
            <text:p>video/mp4</text:p>
          </table:table-cell>
          <table:table-cell office:value-type="float" office:value="5.735011">
            <text:p>5.735011</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13.mp4</text:p>
          </table:table-cell>
          <table:table-cell table:style-name="ce2" table:formula="of:=HYPERLINK([.A713]; &quot;View Now&quot;)" office:value-type="string" office:string-value="View Now">
            <text:p>View Now</text:p>
          </table:table-cell>
          <table:table-cell office:value-type="string">
            <text:p>video/mp4</text:p>
          </table:table-cell>
          <table:table-cell office:value-type="float" office:value="5.05">
            <text:p>5.0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11.mp4</text:p>
          </table:table-cell>
          <table:table-cell table:style-name="ce2" table:formula="of:=HYPERLINK([.A714]; &quot;View Now&quot;)" office:value-type="string" office:string-value="View Now">
            <text:p>View Now</text:p>
          </table:table-cell>
          <table:table-cell office:value-type="string">
            <text:p>video/mp4</text:p>
          </table:table-cell>
          <table:table-cell office:value-type="float" office:value="53.3">
            <text:p>53.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05.mp4</text:p>
          </table:table-cell>
          <table:table-cell table:style-name="ce2" table:formula="of:=HYPERLINK([.A715]; &quot;View Now&quot;)" office:value-type="string" office:string-value="View Now">
            <text:p>View Now</text:p>
          </table:table-cell>
          <table:table-cell office:value-type="string">
            <text:p>video/mp4</text:p>
          </table:table-cell>
          <table:table-cell office:value-type="float" office:value="2.623855">
            <text:p>2.62385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14.mp4</text:p>
          </table:table-cell>
          <table:table-cell table:style-name="ce2" table:formula="of:=HYPERLINK([.A716]; &quot;View Now&quot;)" office:value-type="string" office:string-value="View Now">
            <text:p>View Now</text:p>
          </table:table-cell>
          <table:table-cell office:value-type="string">
            <text:p>video/mp4</text:p>
          </table:table-cell>
          <table:table-cell office:value-type="float" office:value="2.809592">
            <text:p>2.809592</text:p>
          </table:table-cell>
          <table:table-cell table:number-columns-repeated="2"/>
          <table:table-cell office:value-type="string">
            <text:p>2026-01-27T21:41:58.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83509.mp4</text:p>
          </table:table-cell>
          <table:table-cell table:style-name="ce2" table:formula="of:=HYPERLINK([.A717]; &quot;View Now&quot;)" office:value-type="string" office:string-value="View Now">
            <text:p>View Now</text:p>
          </table:table-cell>
          <table:table-cell office:value-type="string">
            <text:p>video/mp4</text:p>
          </table:table-cell>
          <table:table-cell office:value-type="float" office:value="13.746009">
            <text:p>13.746009</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15.mp4</text:p>
          </table:table-cell>
          <table:table-cell table:style-name="ce2" table:formula="of:=HYPERLINK([.A718]; &quot;View Now&quot;)" office:value-type="string" office:string-value="View Now">
            <text:p>View Now</text:p>
          </table:table-cell>
          <table:table-cell office:value-type="string">
            <text:p>video/mp4</text:p>
          </table:table-cell>
          <table:table-cell office:value-type="float" office:value="27.26">
            <text:p>27.26</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21.mp4</text:p>
          </table:table-cell>
          <table:table-cell table:style-name="ce2" table:formula="of:=HYPERLINK([.A719]; &quot;View Now&quot;)" office:value-type="string" office:string-value="View Now">
            <text:p>View Now</text:p>
          </table:table-cell>
          <table:table-cell office:value-type="string">
            <text:p>video/mp4</text:p>
          </table:table-cell>
          <table:table-cell office:value-type="float" office:value="14.466667">
            <text:p>14.46666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10.mp4</text:p>
          </table:table-cell>
          <table:table-cell table:style-name="ce2" table:formula="of:=HYPERLINK([.A720]; &quot;View Now&quot;)" office:value-type="string" office:string-value="View Now">
            <text:p>View Now</text:p>
          </table:table-cell>
          <table:table-cell office:value-type="string">
            <text:p>video/mp4</text:p>
          </table:table-cell>
          <table:table-cell office:value-type="float" office:value="59.140998">
            <text:p>59.14099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24.mp4</text:p>
          </table:table-cell>
          <table:table-cell table:style-name="ce2" table:formula="of:=HYPERLINK([.A721]; &quot;View Now&quot;)" office:value-type="string" office:string-value="View Now">
            <text:p>View Now</text:p>
          </table:table-cell>
          <table:table-cell office:value-type="string">
            <text:p>video/mp4</text:p>
          </table:table-cell>
          <table:table-cell office:value-type="float" office:value="42.120998">
            <text:p>42.12099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19.mp4</text:p>
          </table:table-cell>
          <table:table-cell table:style-name="ce2" table:formula="of:=HYPERLINK([.A722]; &quot;View Now&quot;)" office:value-type="string" office:string-value="View Now">
            <text:p>View Now</text:p>
          </table:table-cell>
          <table:table-cell office:value-type="string">
            <text:p>video/mp4</text:p>
          </table:table-cell>
          <table:table-cell office:value-type="float" office:value="25.133333">
            <text:p>25.13333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18.mp4</text:p>
          </table:table-cell>
          <table:table-cell table:style-name="ce2" table:formula="of:=HYPERLINK([.A723]; &quot;View Now&quot;)" office:value-type="string" office:string-value="View Now">
            <text:p>View Now</text:p>
          </table:table-cell>
          <table:table-cell office:value-type="string">
            <text:p>video/mp4</text:p>
          </table:table-cell>
          <table:table-cell office:value-type="float" office:value="14.720998">
            <text:p>14.72099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23.mp4</text:p>
          </table:table-cell>
          <table:table-cell table:style-name="ce2" table:formula="of:=HYPERLINK([.A724]; &quot;View Now&quot;)" office:value-type="string" office:string-value="View Now">
            <text:p>View Now</text:p>
          </table:table-cell>
          <table:table-cell office:value-type="string">
            <text:p>video/mp4</text:p>
          </table:table-cell>
          <table:table-cell office:value-type="float" office:value="74.633333">
            <text:p>74.63333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26.mp4</text:p>
          </table:table-cell>
          <table:table-cell table:style-name="ce2" table:formula="of:=HYPERLINK([.A725]; &quot;View Now&quot;)" office:value-type="string" office:string-value="View Now">
            <text:p>View Now</text:p>
          </table:table-cell>
          <table:table-cell office:value-type="string">
            <text:p>video/mp4</text:p>
          </table:table-cell>
          <table:table-cell office:value-type="float" office:value="9.9">
            <text:p>9.9</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25.mp4</text:p>
          </table:table-cell>
          <table:table-cell table:style-name="ce2" table:formula="of:=HYPERLINK([.A726]; &quot;View Now&quot;)" office:value-type="string" office:string-value="View Now">
            <text:p>View Now</text:p>
          </table:table-cell>
          <table:table-cell office:value-type="string">
            <text:p>video/mp4</text:p>
          </table:table-cell>
          <table:table-cell office:value-type="float" office:value="7.6">
            <text:p>7.6</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27.mp4</text:p>
          </table:table-cell>
          <table:table-cell table:style-name="ce2" table:formula="of:=HYPERLINK([.A727]; &quot;View Now&quot;)" office:value-type="string" office:string-value="View Now">
            <text:p>View Now</text:p>
          </table:table-cell>
          <table:table-cell office:value-type="string">
            <text:p>video/mp4</text:p>
          </table:table-cell>
          <table:table-cell office:value-type="float" office:value="40.077007">
            <text:p>40.07700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17.mp4</text:p>
          </table:table-cell>
          <table:table-cell table:style-name="ce2" table:formula="of:=HYPERLINK([.A728]; &quot;View Now&quot;)" office:value-type="string" office:string-value="View Now">
            <text:p>View Now</text:p>
          </table:table-cell>
          <table:table-cell office:value-type="string">
            <text:p>video/mp4</text:p>
          </table:table-cell>
          <table:table-cell office:value-type="float" office:value="26.145011">
            <text:p>26.145011</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29.mp4</text:p>
          </table:table-cell>
          <table:table-cell table:style-name="ce2" table:formula="of:=HYPERLINK([.A729]; &quot;View Now&quot;)" office:value-type="string" office:string-value="View Now">
            <text:p>View Now</text:p>
          </table:table-cell>
          <table:table-cell office:value-type="string">
            <text:p>video/mp4</text:p>
          </table:table-cell>
          <table:table-cell office:value-type="float" office:value="45.733333">
            <text:p>45.73333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16.mp4</text:p>
          </table:table-cell>
          <table:table-cell table:style-name="ce2" table:formula="of:=HYPERLINK([.A730]; &quot;View Now&quot;)" office:value-type="string" office:string-value="View Now">
            <text:p>View Now</text:p>
          </table:table-cell>
          <table:table-cell office:value-type="string">
            <text:p>video/mp4</text:p>
          </table:table-cell>
          <table:table-cell office:value-type="float" office:value="71.006009">
            <text:p>71.006009</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28.mp4</text:p>
          </table:table-cell>
          <table:table-cell table:style-name="ce2" table:formula="of:=HYPERLINK([.A731]; &quot;View Now&quot;)" office:value-type="string" office:string-value="View Now">
            <text:p>View Now</text:p>
          </table:table-cell>
          <table:table-cell office:value-type="string">
            <text:p>video/mp4</text:p>
          </table:table-cell>
          <table:table-cell office:value-type="float" office:value="92.067007">
            <text:p>92.06700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22.mp4</text:p>
          </table:table-cell>
          <table:table-cell table:style-name="ce2" table:formula="of:=HYPERLINK([.A732]; &quot;View Now&quot;)" office:value-type="string" office:string-value="View Now">
            <text:p>View Now</text:p>
          </table:table-cell>
          <table:table-cell office:value-type="string">
            <text:p>video/mp4</text:p>
          </table:table-cell>
          <table:table-cell office:value-type="float" office:value="38.336009">
            <text:p>38.336009</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31.mp4</text:p>
          </table:table-cell>
          <table:table-cell table:style-name="ce2" table:formula="of:=HYPERLINK([.A733]; &quot;View Now&quot;)" office:value-type="string" office:string-value="View Now">
            <text:p>View Now</text:p>
          </table:table-cell>
          <table:table-cell office:value-type="string">
            <text:p>video/mp4</text:p>
          </table:table-cell>
          <table:table-cell office:value-type="float" office:value="11.166667">
            <text:p>11.16666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32.mp4</text:p>
          </table:table-cell>
          <table:table-cell table:style-name="ce2" table:formula="of:=HYPERLINK([.A734]; &quot;View Now&quot;)" office:value-type="string" office:string-value="View Now">
            <text:p>View Now</text:p>
          </table:table-cell>
          <table:table-cell office:value-type="string">
            <text:p>video/mp4</text:p>
          </table:table-cell>
          <table:table-cell office:value-type="float" office:value="12.8">
            <text:p>12.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35.mp4</text:p>
          </table:table-cell>
          <table:table-cell table:style-name="ce2" table:formula="of:=HYPERLINK([.A735]; &quot;View Now&quot;)" office:value-type="string" office:string-value="View Now">
            <text:p>View Now</text:p>
          </table:table-cell>
          <table:table-cell office:value-type="string">
            <text:p>video/mp4</text:p>
          </table:table-cell>
          <table:table-cell office:value-type="float" office:value="15">
            <text:p>1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30.mp4</text:p>
          </table:table-cell>
          <table:table-cell table:style-name="ce2" table:formula="of:=HYPERLINK([.A736]; &quot;View Now&quot;)" office:value-type="string" office:string-value="View Now">
            <text:p>View Now</text:p>
          </table:table-cell>
          <table:table-cell office:value-type="string">
            <text:p>video/mp4</text:p>
          </table:table-cell>
          <table:table-cell office:value-type="float" office:value="2.484512">
            <text:p>2.484512</text:p>
          </table:table-cell>
          <table:table-cell table:number-columns-repeated="2"/>
          <table:table-cell office:value-type="string">
            <text:p>2026-01-27T22:38:00.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83539.mp4</text:p>
          </table:table-cell>
          <table:table-cell table:style-name="ce2" table:formula="of:=HYPERLINK([.A737]; &quot;View Now&quot;)" office:value-type="string" office:string-value="View Now">
            <text:p>View Now</text:p>
          </table:table-cell>
          <table:table-cell office:value-type="string">
            <text:p>video/mp4</text:p>
          </table:table-cell>
          <table:table-cell office:value-type="float" office:value="24.101995">
            <text:p>24.10199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33.mp4</text:p>
          </table:table-cell>
          <table:table-cell table:style-name="ce2" table:formula="of:=HYPERLINK([.A738]; &quot;View Now&quot;)" office:value-type="string" office:string-value="View Now">
            <text:p>View Now</text:p>
          </table:table-cell>
          <table:table-cell office:value-type="string">
            <text:p>video/mp4</text:p>
          </table:table-cell>
          <table:table-cell office:value-type="float" office:value="39.512993">
            <text:p>39.51299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34.mp4</text:p>
          </table:table-cell>
          <table:table-cell table:style-name="ce2" table:formula="of:=HYPERLINK([.A739]; &quot;View Now&quot;)" office:value-type="string" office:string-value="View Now">
            <text:p>View Now</text:p>
          </table:table-cell>
          <table:table-cell office:value-type="string">
            <text:p>video/mp4</text:p>
          </table:table-cell>
          <table:table-cell office:value-type="float" office:value="8.966667">
            <text:p>8.96666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37.mp4</text:p>
          </table:table-cell>
          <table:table-cell table:style-name="ce2" table:formula="of:=HYPERLINK([.A740]; &quot;View Now&quot;)" office:value-type="string" office:string-value="View Now">
            <text:p>View Now</text:p>
          </table:table-cell>
          <table:table-cell office:value-type="string">
            <text:p>video/mp4</text:p>
          </table:table-cell>
          <table:table-cell office:value-type="float" office:value="10.666667">
            <text:p>10.66666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20.mp4</text:p>
          </table:table-cell>
          <table:table-cell table:style-name="ce2" table:formula="of:=HYPERLINK([.A741]; &quot;View Now&quot;)" office:value-type="string" office:string-value="View Now">
            <text:p>View Now</text:p>
          </table:table-cell>
          <table:table-cell office:value-type="string">
            <text:p>video/mp4</text:p>
          </table:table-cell>
          <table:table-cell office:value-type="float" office:value="52.105011">
            <text:p>52.105011</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36.mp4</text:p>
          </table:table-cell>
          <table:table-cell table:style-name="ce2" table:formula="of:=HYPERLINK([.A742]; &quot;View Now&quot;)" office:value-type="string" office:string-value="View Now">
            <text:p>View Now</text:p>
          </table:table-cell>
          <table:table-cell office:value-type="string">
            <text:p>video/mp4</text:p>
          </table:table-cell>
          <table:table-cell office:value-type="float" office:value="14.8">
            <text:p>14.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38.mp4</text:p>
          </table:table-cell>
          <table:table-cell table:style-name="ce2" table:formula="of:=HYPERLINK([.A743]; &quot;View Now&quot;)" office:value-type="string" office:string-value="View Now">
            <text:p>View Now</text:p>
          </table:table-cell>
          <table:table-cell office:value-type="string">
            <text:p>video/mp4</text:p>
          </table:table-cell>
          <table:table-cell office:value-type="float" office:value="14.720998">
            <text:p>14.72099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44.mp4</text:p>
          </table:table-cell>
          <table:table-cell table:style-name="ce2" table:formula="of:=HYPERLINK([.A744]; &quot;View Now&quot;)" office:value-type="string" office:string-value="View Now">
            <text:p>View Now</text:p>
          </table:table-cell>
          <table:table-cell office:value-type="string">
            <text:p>video/mp4</text:p>
          </table:table-cell>
          <table:table-cell office:value-type="float" office:value="7.011995">
            <text:p>7.01199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43.mp4</text:p>
          </table:table-cell>
          <table:table-cell table:style-name="ce2" table:formula="of:=HYPERLINK([.A745]; &quot;View Now&quot;)" office:value-type="string" office:string-value="View Now">
            <text:p>View Now</text:p>
          </table:table-cell>
          <table:table-cell office:value-type="string">
            <text:p>video/mp4</text:p>
          </table:table-cell>
          <table:table-cell office:value-type="float" office:value="13.746009">
            <text:p>13.746009</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46.wav</text:p>
          </table:table-cell>
          <table:table-cell table:style-name="ce2" table:formula="of:=HYPERLINK([.A746]; &quot;View Now&quot;)" office:value-type="string" office:string-value="View Now">
            <text:p>View Now</text:p>
          </table:table-cell>
          <table:table-cell office:value-type="string">
            <text:p>audio/wav</text:p>
          </table:table-cell>
          <table:table-cell table:number-columns-repeated="6"/>
          <table:table-cell table:style-name="ce6"/>
          <table:table-cell table:number-columns-repeated="1014"/>
        </table:table-row>
        <table:table-row table:style-name="ro2">
          <table:table-cell office:value-type="string">
            <text:p>https://www.justice.gov/epstein/files/DataSet%2010/EFTA01683542.mp4</text:p>
          </table:table-cell>
          <table:table-cell table:style-name="ce2" table:formula="of:=HYPERLINK([.A747]; &quot;View Now&quot;)" office:value-type="string" office:string-value="View Now">
            <text:p>View Now</text:p>
          </table:table-cell>
          <table:table-cell office:value-type="string">
            <text:p>video/mp4</text:p>
          </table:table-cell>
          <table:table-cell office:value-type="float" office:value="4.921995">
            <text:p>4.92199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52.mp4</text:p>
          </table:table-cell>
          <table:table-cell table:style-name="ce2" table:formula="of:=HYPERLINK([.A748]; &quot;View Now&quot;)" office:value-type="string" office:string-value="View Now">
            <text:p>View Now</text:p>
          </table:table-cell>
          <table:table-cell office:value-type="string">
            <text:p>video/mp4</text:p>
          </table:table-cell>
          <table:table-cell office:value-type="float" office:value="24.598122">
            <text:p>24.598122</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45.mp4</text:p>
          </table:table-cell>
          <table:table-cell table:style-name="ce2" table:formula="of:=HYPERLINK([.A749]; &quot;View Now&quot;)" office:value-type="string" office:string-value="View Now">
            <text:p>View Now</text:p>
          </table:table-cell>
          <table:table-cell office:value-type="string">
            <text:p>video/mp4</text:p>
          </table:table-cell>
          <table:table-cell office:value-type="float" office:value="10.066667">
            <text:p>10.06666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41.mp4</text:p>
          </table:table-cell>
          <table:table-cell table:style-name="ce2" table:formula="of:=HYPERLINK([.A750]; &quot;View Now&quot;)" office:value-type="string" office:string-value="View Now">
            <text:p>View Now</text:p>
          </table:table-cell>
          <table:table-cell office:value-type="string">
            <text:p>video/mp4</text:p>
          </table:table-cell>
          <table:table-cell office:value-type="float" office:value="5.41">
            <text:p>5.41</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47.wav</text:p>
          </table:table-cell>
          <table:table-cell table:style-name="ce2" table:formula="of:=HYPERLINK([.A751]; &quot;View Now&quot;)" office:value-type="string" office:string-value="View Now">
            <text:p>View Now</text:p>
          </table:table-cell>
          <table:table-cell office:value-type="string">
            <text:p>audio/wav</text:p>
          </table:table-cell>
          <table:table-cell table:number-columns-repeated="6"/>
          <table:table-cell table:style-name="ce6"/>
          <table:table-cell table:number-columns-repeated="1014"/>
        </table:table-row>
        <table:table-row table:style-name="ro2">
          <table:table-cell office:value-type="string">
            <text:p>https://www.justice.gov/epstein/files/DataSet%2010/EFTA01683550.mp4</text:p>
          </table:table-cell>
          <table:table-cell table:style-name="ce2" table:formula="of:=HYPERLINK([.A752]; &quot;View Now&quot;)" office:value-type="string" office:string-value="View Now">
            <text:p>View Now</text:p>
          </table:table-cell>
          <table:table-cell office:value-type="string">
            <text:p>video/mp4</text:p>
          </table:table-cell>
          <table:table-cell office:value-type="float" office:value="9.4">
            <text:p>9.4</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40.mp4</text:p>
          </table:table-cell>
          <table:table-cell table:style-name="ce2" table:formula="of:=HYPERLINK([.A753]; &quot;View Now&quot;)" office:value-type="string" office:string-value="View Now">
            <text:p>View Now</text:p>
          </table:table-cell>
          <table:table-cell office:value-type="string">
            <text:p>video/mp4</text:p>
          </table:table-cell>
          <table:table-cell office:value-type="float" office:value="51.8">
            <text:p>51.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48.wav</text:p>
          </table:table-cell>
          <table:table-cell table:style-name="ce2" table:formula="of:=HYPERLINK([.A754]; &quot;View Now&quot;)" office:value-type="string" office:string-value="View Now">
            <text:p>View Now</text:p>
          </table:table-cell>
          <table:table-cell office:value-type="string">
            <text:p>audio/wav</text:p>
          </table:table-cell>
          <table:table-cell table:number-columns-repeated="6"/>
          <table:table-cell table:style-name="ce6"/>
          <table:table-cell table:number-columns-repeated="1014"/>
        </table:table-row>
        <table:table-row table:style-name="ro2">
          <table:table-cell office:value-type="string">
            <text:p>https://www.justice.gov/epstein/files/DataSet%2010/EFTA01683551.mp4</text:p>
          </table:table-cell>
          <table:table-cell table:style-name="ce2" table:formula="of:=HYPERLINK([.A755]; &quot;View Now&quot;)" office:value-type="string" office:string-value="View Now">
            <text:p>View Now</text:p>
          </table:table-cell>
          <table:table-cell office:value-type="string">
            <text:p>video/mp4</text:p>
          </table:table-cell>
          <table:table-cell office:value-type="float" office:value="6.872993">
            <text:p>6.87299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49.m4a</text:p>
          </table:table-cell>
          <table:table-cell table:style-name="ce2" table:formula="of:=HYPERLINK([.A756]; &quot;View Now&quot;)" office:value-type="string" office:string-value="View Now">
            <text:p>View Now</text:p>
          </table:table-cell>
          <table:table-cell office:value-type="string">
            <text:p>audio/mp4</text:p>
          </table:table-cell>
          <table:table-cell office:value-type="float" office:value="51.139">
            <text:p>51.139</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53.mp4</text:p>
          </table:table-cell>
          <table:table-cell table:style-name="ce2" table:formula="of:=HYPERLINK([.A757]; &quot;View Now&quot;)" office:value-type="string" office:string-value="View Now">
            <text:p>View Now</text:p>
          </table:table-cell>
          <table:table-cell office:value-type="string">
            <text:p>video/mp4</text:p>
          </table:table-cell>
          <table:table-cell office:value-type="float" office:value="17.698644">
            <text:p>17.698644</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54.mp4</text:p>
          </table:table-cell>
          <table:table-cell table:style-name="ce2" table:formula="of:=HYPERLINK([.A758]; &quot;View Now&quot;)" office:value-type="string" office:string-value="View Now">
            <text:p>View Now</text:p>
          </table:table-cell>
          <table:table-cell office:value-type="string">
            <text:p>video/mp4</text:p>
          </table:table-cell>
          <table:table-cell office:value-type="float" office:value="0.499956">
            <text:p>0.499956</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57.mp4</text:p>
          </table:table-cell>
          <table:table-cell table:style-name="ce2" table:formula="of:=HYPERLINK([.A759]; &quot;View Now&quot;)" office:value-type="string" office:string-value="View Now">
            <text:p>View Now</text:p>
          </table:table-cell>
          <table:table-cell office:value-type="string">
            <text:p>video/mp4</text:p>
          </table:table-cell>
          <table:table-cell office:value-type="float" office:value="1.599878">
            <text:p>1.59987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60.mp4</text:p>
          </table:table-cell>
          <table:table-cell table:style-name="ce2" table:formula="of:=HYPERLINK([.A760]; &quot;View Now&quot;)" office:value-type="string" office:string-value="View Now">
            <text:p>View Now</text:p>
          </table:table-cell>
          <table:table-cell office:value-type="string">
            <text:p>video/mp4</text:p>
          </table:table-cell>
          <table:table-cell office:value-type="float" office:value="9.999233">
            <text:p>9.99923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56.mp4</text:p>
          </table:table-cell>
          <table:table-cell table:style-name="ce2" table:formula="of:=HYPERLINK([.A761]; &quot;View Now&quot;)" office:value-type="string" office:string-value="View Now">
            <text:p>View Now</text:p>
          </table:table-cell>
          <table:table-cell office:value-type="string">
            <text:p>video/mp4</text:p>
          </table:table-cell>
          <table:table-cell office:value-type="float" office:value="104.991989">
            <text:p>104.991989</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61.mp4</text:p>
          </table:table-cell>
          <table:table-cell table:style-name="ce2" table:formula="of:=HYPERLINK([.A762]; &quot;View Now&quot;)" office:value-type="string" office:string-value="View Now">
            <text:p>View Now</text:p>
          </table:table-cell>
          <table:table-cell office:value-type="string">
            <text:p>video/mp4</text:p>
          </table:table-cell>
          <table:table-cell office:value-type="float" office:value="25.358667">
            <text:p>25.35866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62.mp4</text:p>
          </table:table-cell>
          <table:table-cell table:style-name="ce2" table:formula="of:=HYPERLINK([.A763]; &quot;View Now&quot;)" office:value-type="string" office:string-value="View Now">
            <text:p>View Now</text:p>
          </table:table-cell>
          <table:table-cell office:value-type="string">
            <text:p>video/mp4</text:p>
          </table:table-cell>
          <table:table-cell office:value-type="float" office:value="42.896722">
            <text:p>42.896722</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55.mp4</text:p>
          </table:table-cell>
          <table:table-cell table:style-name="ce2" table:formula="of:=HYPERLINK([.A764]; &quot;View Now&quot;)" office:value-type="string" office:string-value="View Now">
            <text:p>View Now</text:p>
          </table:table-cell>
          <table:table-cell office:value-type="string">
            <text:p>video/mp4</text:p>
          </table:table-cell>
          <table:table-cell office:value-type="float" office:value="5.699567">
            <text:p>5.69956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63.mp4</text:p>
          </table:table-cell>
          <table:table-cell table:style-name="ce2" table:formula="of:=HYPERLINK([.A765]; &quot;View Now&quot;)" office:value-type="string" office:string-value="View Now">
            <text:p>View Now</text:p>
          </table:table-cell>
          <table:table-cell office:value-type="string">
            <text:p>video/mp4</text:p>
          </table:table-cell>
          <table:table-cell office:value-type="float" office:value="0.499956">
            <text:p>0.499956</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66.mp4</text:p>
          </table:table-cell>
          <table:table-cell table:style-name="ce2" table:formula="of:=HYPERLINK([.A766]; &quot;View Now&quot;)" office:value-type="string" office:string-value="View Now">
            <text:p>View Now</text:p>
          </table:table-cell>
          <table:table-cell office:value-type="string">
            <text:p>video/mp4</text:p>
          </table:table-cell>
          <table:table-cell office:value-type="float" office:value="22.7">
            <text:p>22.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64.mp4</text:p>
          </table:table-cell>
          <table:table-cell table:style-name="ce2" table:formula="of:=HYPERLINK([.A767]; &quot;View Now&quot;)" office:value-type="string" office:string-value="View Now">
            <text:p>View Now</text:p>
          </table:table-cell>
          <table:table-cell office:value-type="string">
            <text:p>video/mp4</text:p>
          </table:table-cell>
          <table:table-cell office:value-type="float" office:value="7.499422">
            <text:p>7.499422</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59.mp4</text:p>
          </table:table-cell>
          <table:table-cell table:style-name="ce2" table:formula="of:=HYPERLINK([.A768]; &quot;View Now&quot;)" office:value-type="string" office:string-value="View Now">
            <text:p>View Now</text:p>
          </table:table-cell>
          <table:table-cell office:value-type="string">
            <text:p>video/mp4</text:p>
          </table:table-cell>
          <table:table-cell office:value-type="float" office:value="4.999611">
            <text:p>4.999611</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58.mp4</text:p>
          </table:table-cell>
          <table:table-cell table:style-name="ce2" table:formula="of:=HYPERLINK([.A769]; &quot;View Now&quot;)" office:value-type="string" office:string-value="View Now">
            <text:p>View Now</text:p>
          </table:table-cell>
          <table:table-cell office:value-type="string">
            <text:p>video/mp4</text:p>
          </table:table-cell>
          <table:table-cell office:value-type="float" office:value="7.099456">
            <text:p>7.099456</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68.mp4</text:p>
          </table:table-cell>
          <table:table-cell table:style-name="ce2" table:formula="of:=HYPERLINK([.A770]; &quot;View Now&quot;)" office:value-type="string" office:string-value="View Now">
            <text:p>View Now</text:p>
          </table:table-cell>
          <table:table-cell office:value-type="string">
            <text:p>video/mp4</text:p>
          </table:table-cell>
          <table:table-cell office:value-type="float" office:value="45.396533">
            <text:p>45.39653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65.mp4</text:p>
          </table:table-cell>
          <table:table-cell table:style-name="ce2" table:formula="of:=HYPERLINK([.A771]; &quot;View Now&quot;)" office:value-type="string" office:string-value="View Now">
            <text:p>View Now</text:p>
          </table:table-cell>
          <table:table-cell office:value-type="string">
            <text:p>video/mp4</text:p>
          </table:table-cell>
          <table:table-cell office:value-type="float" office:value="0.299978">
            <text:p>0.29997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67.mp4</text:p>
          </table:table-cell>
          <table:table-cell table:style-name="ce2" table:formula="of:=HYPERLINK([.A772]; &quot;View Now&quot;)" office:value-type="string" office:string-value="View Now">
            <text:p>View Now</text:p>
          </table:table-cell>
          <table:table-cell office:value-type="string">
            <text:p>video/mp4</text:p>
          </table:table-cell>
          <table:table-cell office:value-type="float" office:value="3.999689">
            <text:p>3.999689</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69.mp4</text:p>
          </table:table-cell>
          <table:table-cell table:style-name="ce2" table:formula="of:=HYPERLINK([.A773]; &quot;View Now&quot;)" office:value-type="string" office:string-value="View Now">
            <text:p>View Now</text:p>
          </table:table-cell>
          <table:table-cell office:value-type="string">
            <text:p>video/mp4</text:p>
          </table:table-cell>
          <table:table-cell office:value-type="float" office:value="0.499956">
            <text:p>0.499956</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72.mp4</text:p>
          </table:table-cell>
          <table:table-cell table:style-name="ce2" table:formula="of:=HYPERLINK([.A774]; &quot;View Now&quot;)" office:value-type="string" office:string-value="View Now">
            <text:p>View Now</text:p>
          </table:table-cell>
          <table:table-cell office:value-type="string">
            <text:p>video/mp4</text:p>
          </table:table-cell>
          <table:table-cell office:value-type="float" office:value="0.499956">
            <text:p>0.499956</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73.mp4</text:p>
          </table:table-cell>
          <table:table-cell table:style-name="ce2" table:formula="of:=HYPERLINK([.A775]; &quot;View Now&quot;)" office:value-type="string" office:string-value="View Now">
            <text:p>View Now</text:p>
          </table:table-cell>
          <table:table-cell office:value-type="string">
            <text:p>video/mp4</text:p>
          </table:table-cell>
          <table:table-cell office:value-type="float" office:value="22.498278">
            <text:p>22.49827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70.mp4</text:p>
          </table:table-cell>
          <table:table-cell table:style-name="ce2" table:formula="of:=HYPERLINK([.A776]; &quot;View Now&quot;)" office:value-type="string" office:string-value="View Now">
            <text:p>View Now</text:p>
          </table:table-cell>
          <table:table-cell office:value-type="string">
            <text:p>video/mp4</text:p>
          </table:table-cell>
          <table:table-cell office:value-type="float" office:value="9.799244">
            <text:p>9.799244</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74.mp4</text:p>
          </table:table-cell>
          <table:table-cell table:style-name="ce2" table:formula="of:=HYPERLINK([.A777]; &quot;View Now&quot;)" office:value-type="string" office:string-value="View Now">
            <text:p>View Now</text:p>
          </table:table-cell>
          <table:table-cell office:value-type="string">
            <text:p>video/mp4</text:p>
          </table:table-cell>
          <table:table-cell office:value-type="float" office:value="9.1993">
            <text:p>9.199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3571.mp4</text:p>
          </table:table-cell>
          <table:table-cell table:style-name="ce2" table:formula="of:=HYPERLINK([.A778]; &quot;View Now&quot;)" office:value-type="string" office:string-value="View Now">
            <text:p>View Now</text:p>
          </table:table-cell>
          <table:table-cell office:value-type="string">
            <text:p>video/mp4</text:p>
          </table:table-cell>
          <table:table-cell office:value-type="float" office:value="26.497978">
            <text:p>26.49797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8318.mp4</text:p>
          </table:table-cell>
          <table:table-cell table:style-name="ce2" table:formula="of:=HYPERLINK([.A779]; &quot;View Now&quot;)" office:value-type="string" office:string-value="View Now">
            <text:p>View Now</text:p>
          </table:table-cell>
          <table:table-cell office:value-type="string">
            <text:p>video/mp4</text:p>
          </table:table-cell>
          <table:table-cell office:value-type="float" office:value="6.48">
            <text:p>6.4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8323.mp4</text:p>
          </table:table-cell>
          <table:table-cell table:style-name="ce2" table:formula="of:=HYPERLINK([.A780]; &quot;View Now&quot;)" office:value-type="string" office:string-value="View Now">
            <text:p>View Now</text:p>
          </table:table-cell>
          <table:table-cell office:value-type="string">
            <text:p>video/mp4</text:p>
          </table:table-cell>
          <table:table-cell office:value-type="float" office:value="32.4">
            <text:p>32.4</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8314.mov</text:p>
          </table:table-cell>
          <table:table-cell table:style-name="ce2" table:formula="of:=HYPERLINK([.A781]; &quot;View Now&quot;)" office:value-type="string" office:string-value="View Now">
            <text:p>View Now</text:p>
          </table:table-cell>
          <table:table-cell office:value-type="string">
            <text:p>video/quicktime</text:p>
          </table:table-cell>
          <table:table-cell office:value-type="float" office:value="2.835011">
            <text:p>2.835011</text:p>
          </table:table-cell>
          <table:table-cell table:number-columns-repeated="2"/>
          <table:table-cell office:value-type="string">
            <text:p>2019-03-29T17:31:07.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88313.mp4</text:p>
          </table:table-cell>
          <table:table-cell table:style-name="ce2" table:formula="of:=HYPERLINK([.A782]; &quot;View Now&quot;)" office:value-type="string" office:string-value="View Now">
            <text:p>View Now</text:p>
          </table:table-cell>
          <table:table-cell office:value-type="string">
            <text:p>video/mp4</text:p>
          </table:table-cell>
          <table:table-cell office:value-type="float" office:value="2.533333">
            <text:p>2.53333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8321.mp4</text:p>
          </table:table-cell>
          <table:table-cell table:style-name="ce2" table:formula="of:=HYPERLINK([.A783]; &quot;View Now&quot;)" office:value-type="string" office:string-value="View Now">
            <text:p>View Now</text:p>
          </table:table-cell>
          <table:table-cell office:value-type="string">
            <text:p>video/mp4</text:p>
          </table:table-cell>
          <table:table-cell office:value-type="float" office:value="154.202993">
            <text:p>154.20299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8319.mp4</text:p>
          </table:table-cell>
          <table:table-cell table:style-name="ce2" table:formula="of:=HYPERLINK([.A784]; &quot;View Now&quot;)" office:value-type="string" office:string-value="View Now">
            <text:p>View Now</text:p>
          </table:table-cell>
          <table:table-cell office:value-type="string">
            <text:p>video/mp4</text:p>
          </table:table-cell>
          <table:table-cell office:value-type="float" office:value="24.84">
            <text:p>24.84</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8320.mp4</text:p>
          </table:table-cell>
          <table:table-cell table:style-name="ce2" table:formula="of:=HYPERLINK([.A785]; &quot;View Now&quot;)" office:value-type="string" office:string-value="View Now">
            <text:p>View Now</text:p>
          </table:table-cell>
          <table:table-cell office:value-type="string">
            <text:p>video/mp4</text:p>
          </table:table-cell>
          <table:table-cell office:value-type="float" office:value="34.368">
            <text:p>34.36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8324.mp4</text:p>
          </table:table-cell>
          <table:table-cell table:style-name="ce2" table:formula="of:=HYPERLINK([.A786]; &quot;View Now&quot;)" office:value-type="string" office:string-value="View Now">
            <text:p>View Now</text:p>
          </table:table-cell>
          <table:table-cell office:value-type="string">
            <text:p>video/mp4</text:p>
          </table:table-cell>
          <table:table-cell office:value-type="float" office:value="2.809592">
            <text:p>2.809592</text:p>
          </table:table-cell>
          <table:table-cell table:number-columns-repeated="2"/>
          <table:table-cell office:value-type="string">
            <text:p>2026-01-28T17:53:38.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88317.mp4</text:p>
          </table:table-cell>
          <table:table-cell table:style-name="ce2" table:formula="of:=HYPERLINK([.A787]; &quot;View Now&quot;)" office:value-type="string" office:string-value="View Now">
            <text:p>View Now</text:p>
          </table:table-cell>
          <table:table-cell office:value-type="string">
            <text:p>video/mp4</text:p>
          </table:table-cell>
          <table:table-cell office:value-type="float" office:value="2.88">
            <text:p>2.8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8322.mp4</text:p>
          </table:table-cell>
          <table:table-cell table:style-name="ce2" table:formula="of:=HYPERLINK([.A788]; &quot;View Now&quot;)" office:value-type="string" office:string-value="View Now">
            <text:p>View Now</text:p>
          </table:table-cell>
          <table:table-cell office:value-type="string">
            <text:p>video/mp4</text:p>
          </table:table-cell>
          <table:table-cell office:value-type="float" office:value="14.070998">
            <text:p>14.07099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8325.mp4</text:p>
          </table:table-cell>
          <table:table-cell table:style-name="ce2" table:formula="of:=HYPERLINK([.A789]; &quot;View Now&quot;)" office:value-type="string" office:string-value="View Now">
            <text:p>View Now</text:p>
          </table:table-cell>
          <table:table-cell office:value-type="string">
            <text:p>video/mp4</text:p>
          </table:table-cell>
          <table:table-cell office:value-type="float" office:value="9.433333">
            <text:p>9.43333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8327.mp4</text:p>
          </table:table-cell>
          <table:table-cell table:style-name="ce2" table:formula="of:=HYPERLINK([.A790]; &quot;View Now&quot;)" office:value-type="string" office:string-value="View Now">
            <text:p>View Now</text:p>
          </table:table-cell>
          <table:table-cell office:value-type="string">
            <text:p>video/mp4</text:p>
          </table:table-cell>
          <table:table-cell office:value-type="float" office:value="2.714286">
            <text:p>2.714286</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8326.mp4</text:p>
          </table:table-cell>
          <table:table-cell table:style-name="ce2" table:formula="of:=HYPERLINK([.A791]; &quot;View Now&quot;)" office:value-type="string" office:string-value="View Now">
            <text:p>View Now</text:p>
          </table:table-cell>
          <table:table-cell office:value-type="string">
            <text:p>video/mp4</text:p>
          </table:table-cell>
          <table:table-cell office:value-type="float" office:value="39.4">
            <text:p>39.4</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8330.mp4</text:p>
          </table:table-cell>
          <table:table-cell table:style-name="ce2" table:formula="of:=HYPERLINK([.A792]; &quot;View Now&quot;)" office:value-type="string" office:string-value="View Now">
            <text:p>View Now</text:p>
          </table:table-cell>
          <table:table-cell office:value-type="string">
            <text:p>video/mp4</text:p>
          </table:table-cell>
          <table:table-cell office:value-type="float" office:value="54.046009">
            <text:p>54.046009</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8328.mp4</text:p>
          </table:table-cell>
          <table:table-cell table:style-name="ce2" table:formula="of:=HYPERLINK([.A793]; &quot;View Now&quot;)" office:value-type="string" office:string-value="View Now">
            <text:p>View Now</text:p>
          </table:table-cell>
          <table:table-cell office:value-type="string">
            <text:p>video/mp4</text:p>
          </table:table-cell>
          <table:table-cell office:value-type="float" office:value="26.066667">
            <text:p>26.06666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8334.mp4</text:p>
          </table:table-cell>
          <table:table-cell table:style-name="ce2" table:formula="of:=HYPERLINK([.A794]; &quot;View Now&quot;)" office:value-type="string" office:string-value="View Now">
            <text:p>View Now</text:p>
          </table:table-cell>
          <table:table-cell office:value-type="string">
            <text:p>video/mp4</text:p>
          </table:table-cell>
          <table:table-cell office:value-type="float" office:value="33.133333">
            <text:p>33.13333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8333.mp4</text:p>
          </table:table-cell>
          <table:table-cell table:style-name="ce2" table:formula="of:=HYPERLINK([.A795]; &quot;View Now&quot;)" office:value-type="string" office:string-value="View Now">
            <text:p>View Now</text:p>
          </table:table-cell>
          <table:table-cell office:value-type="string">
            <text:p>video/mp4</text:p>
          </table:table-cell>
          <table:table-cell office:value-type="float" office:value="12.666667">
            <text:p>12.66666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8338.mp4</text:p>
          </table:table-cell>
          <table:table-cell table:style-name="ce2" table:formula="of:=HYPERLINK([.A796]; &quot;View Now&quot;)" office:value-type="string" office:string-value="View Now">
            <text:p>View Now</text:p>
          </table:table-cell>
          <table:table-cell office:value-type="string">
            <text:p>video/mp4</text:p>
          </table:table-cell>
          <table:table-cell office:value-type="float" office:value="44.266667">
            <text:p>44.26666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8336.mp3</text:p>
          </table:table-cell>
          <table:table-cell table:style-name="ce2" table:formula="of:=HYPERLINK([.A797]; &quot;View Now&quot;)" office:value-type="string" office:string-value="View Now">
            <text:p>View Now</text:p>
          </table:table-cell>
          <table:table-cell office:value-type="string">
            <text:p>audio/mpeg</text:p>
          </table:table-cell>
          <table:table-cell office:value-type="float" office:value="71.936">
            <text:p>71.936</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8337.mp4</text:p>
          </table:table-cell>
          <table:table-cell table:style-name="ce2" table:formula="of:=HYPERLINK([.A798]; &quot;View Now&quot;)" office:value-type="string" office:string-value="View Now">
            <text:p>View Now</text:p>
          </table:table-cell>
          <table:table-cell office:value-type="string">
            <text:p>video/mp4</text:p>
          </table:table-cell>
          <table:table-cell office:value-type="float" office:value="78.320907">
            <text:p>78.32090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8329.mp4</text:p>
          </table:table-cell>
          <table:table-cell table:style-name="ce2" table:formula="of:=HYPERLINK([.A799]; &quot;View Now&quot;)" office:value-type="string" office:string-value="View Now">
            <text:p>View Now</text:p>
          </table:table-cell>
          <table:table-cell office:value-type="string">
            <text:p>video/mp4</text:p>
          </table:table-cell>
          <table:table-cell office:value-type="float" office:value="9.066667">
            <text:p>9.06666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8331.mp4</text:p>
          </table:table-cell>
          <table:table-cell table:style-name="ce2" table:formula="of:=HYPERLINK([.A800]; &quot;View Now&quot;)" office:value-type="string" office:string-value="View Now">
            <text:p>View Now</text:p>
          </table:table-cell>
          <table:table-cell office:value-type="string">
            <text:p>video/mp4</text:p>
          </table:table-cell>
          <table:table-cell office:value-type="float" office:value="54.033333">
            <text:p>54.03333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8332.mp4</text:p>
          </table:table-cell>
          <table:table-cell table:style-name="ce2" table:formula="of:=HYPERLINK([.A801]; &quot;View Now&quot;)" office:value-type="string" office:string-value="View Now">
            <text:p>View Now</text:p>
          </table:table-cell>
          <table:table-cell office:value-type="string">
            <text:p>video/mp4</text:p>
          </table:table-cell>
          <table:table-cell office:value-type="float" office:value="5.845">
            <text:p>5.84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8340.mp4</text:p>
          </table:table-cell>
          <table:table-cell table:style-name="ce2" table:formula="of:=HYPERLINK([.A802]; &quot;View Now&quot;)" office:value-type="string" office:string-value="View Now">
            <text:p>View Now</text:p>
          </table:table-cell>
          <table:table-cell office:value-type="string">
            <text:p>video/mp4</text:p>
          </table:table-cell>
          <table:table-cell office:value-type="float" office:value="9.4">
            <text:p>9.4</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8342.mp4</text:p>
          </table:table-cell>
          <table:table-cell table:style-name="ce2" table:formula="of:=HYPERLINK([.A803]; &quot;View Now&quot;)" office:value-type="string" office:string-value="View Now">
            <text:p>View Now</text:p>
          </table:table-cell>
          <table:table-cell office:value-type="string">
            <text:p>video/mp4</text:p>
          </table:table-cell>
          <table:table-cell office:value-type="float" office:value="29.233333">
            <text:p>29.23333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8341.mp4</text:p>
          </table:table-cell>
          <table:table-cell table:style-name="ce2" table:formula="of:=HYPERLINK([.A804]; &quot;View Now&quot;)" office:value-type="string" office:string-value="View Now">
            <text:p>View Now</text:p>
          </table:table-cell>
          <table:table-cell office:value-type="string">
            <text:p>video/mp4</text:p>
          </table:table-cell>
          <table:table-cell office:value-type="float" office:value="7.366667">
            <text:p>7.366667</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8344.mp4</text:p>
          </table:table-cell>
          <table:table-cell table:style-name="ce2" table:formula="of:=HYPERLINK([.A805]; &quot;View Now&quot;)" office:value-type="string" office:string-value="View Now">
            <text:p>View Now</text:p>
          </table:table-cell>
          <table:table-cell office:value-type="string">
            <text:p>video/mp4</text:p>
          </table:table-cell>
          <table:table-cell office:value-type="float" office:value="6.872993">
            <text:p>6.87299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8350.mp4</text:p>
          </table:table-cell>
          <table:table-cell table:style-name="ce2" table:formula="of:=HYPERLINK([.A806]; &quot;View Now&quot;)" office:value-type="string" office:string-value="View Now">
            <text:p>View Now</text:p>
          </table:table-cell>
          <table:table-cell office:value-type="string">
            <text:p>video/mp4</text:p>
          </table:table-cell>
          <table:table-cell office:value-type="float" office:value="30.742993">
            <text:p>30.74299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8353.mp4</text:p>
          </table:table-cell>
          <table:table-cell table:style-name="ce2" table:formula="of:=HYPERLINK([.A807]; &quot;View Now&quot;)" office:value-type="string" office:string-value="View Now">
            <text:p>View Now</text:p>
          </table:table-cell>
          <table:table-cell office:value-type="string">
            <text:p>video/mp4</text:p>
          </table:table-cell>
          <table:table-cell office:value-type="float" office:value="1.950454">
            <text:p>1.950454</text:p>
          </table:table-cell>
          <table:table-cell table:number-columns-repeated="2"/>
          <table:table-cell office:value-type="string">
            <text:p>2026-01-28T19:53:28.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88343.mp4</text:p>
          </table:table-cell>
          <table:table-cell table:style-name="ce2" table:formula="of:=HYPERLINK([.A808]; &quot;View Now&quot;)" office:value-type="string" office:string-value="View Now">
            <text:p>View Now</text:p>
          </table:table-cell>
          <table:table-cell office:value-type="string">
            <text:p>video/mp4</text:p>
          </table:table-cell>
          <table:table-cell office:value-type="float" office:value="15.033333">
            <text:p>15.03333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8352.mp4</text:p>
          </table:table-cell>
          <table:table-cell table:style-name="ce2" table:formula="of:=HYPERLINK([.A809]; &quot;View Now&quot;)" office:value-type="string" office:string-value="View Now">
            <text:p>View Now</text:p>
          </table:table-cell>
          <table:table-cell office:value-type="string">
            <text:p>video/mp4</text:p>
          </table:table-cell>
          <table:table-cell office:value-type="float" office:value="35.711995">
            <text:p>35.71199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8339.mp4</text:p>
          </table:table-cell>
          <table:table-cell table:style-name="ce2" table:formula="of:=HYPERLINK([.A810]; &quot;View Now&quot;)" office:value-type="string" office:string-value="View Now">
            <text:p>View Now</text:p>
          </table:table-cell>
          <table:table-cell office:value-type="string">
            <text:p>video/mp4</text:p>
          </table:table-cell>
          <table:table-cell office:value-type="float" office:value="35.711995">
            <text:p>35.71199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8355.mp4</text:p>
          </table:table-cell>
          <table:table-cell table:style-name="ce2" table:formula="of:=HYPERLINK([.A811]; &quot;View Now&quot;)" office:value-type="string" office:string-value="View Now">
            <text:p>View Now</text:p>
          </table:table-cell>
          <table:table-cell office:value-type="string">
            <text:p>video/mp4</text:p>
          </table:table-cell>
          <table:table-cell office:value-type="float" office:value="96.989002">
            <text:p>96.989002</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8349.mp4</text:p>
          </table:table-cell>
          <table:table-cell table:style-name="ce2" table:formula="of:=HYPERLINK([.A812]; &quot;View Now&quot;)" office:value-type="string" office:string-value="View Now">
            <text:p>View Now</text:p>
          </table:table-cell>
          <table:table-cell office:value-type="string">
            <text:p>video/mp4</text:p>
          </table:table-cell>
          <table:table-cell office:value-type="float" office:value="41.733333">
            <text:p>41.73333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8335.mp4</text:p>
          </table:table-cell>
          <table:table-cell table:style-name="ce2" table:formula="of:=HYPERLINK([.A813]; &quot;View Now&quot;)" office:value-type="string" office:string-value="View Now">
            <text:p>View Now</text:p>
          </table:table-cell>
          <table:table-cell office:value-type="string">
            <text:p>video/mp4</text:p>
          </table:table-cell>
          <table:table-cell office:value-type="float" office:value="34.110113">
            <text:p>34.110113</text:p>
          </table:table-cell>
          <table:table-cell table:number-columns-repeated="2"/>
          <table:table-cell office:value-type="string">
            <text:p>2026-01-28T18:03:45.000000Z</text:p>
          </table:table-cell>
          <table:table-cell table:number-columns-repeated="2"/>
          <table:table-cell table:style-name="ce6"/>
          <table:table-cell table:number-columns-repeated="1014"/>
        </table:table-row>
        <table:table-row table:style-name="ro2">
          <table:table-cell office:value-type="string">
            <text:p>https://www.justice.gov/epstein/files/DataSet%2010/EFTA01688356.mp4</text:p>
          </table:table-cell>
          <table:table-cell table:style-name="ce2" table:formula="of:=HYPERLINK([.A814]; &quot;View Now&quot;)" office:value-type="string" office:string-value="View Now">
            <text:p>View Now</text:p>
          </table:table-cell>
          <table:table-cell office:value-type="string">
            <text:p>video/mp4</text:p>
          </table:table-cell>
          <table:table-cell office:value-type="float" office:value="13.513991">
            <text:p>13.513991</text:p>
          </table:table-cell>
          <table:table-cell table:number-columns-repeated="5"/>
          <table:table-cell table:style-name="ce6"/>
          <table:table-cell table:number-columns-repeated="1014"/>
        </table:table-row>
        <table:table-row table:style-name="ro2">
          <table:table-cell office:value-type="string">
            <text:p>https://www.justice.gov/epstein/files/DataSet%202/EFTA00003212.avi</text:p>
          </table:table-cell>
          <table:table-cell table:style-name="ce2" table:formula="of:=HYPERLINK([.A815]; &quot;View Now&quot;)" office:value-type="string" office:string-value="View Now">
            <text:p>View Now</text:p>
          </table:table-cell>
          <table:table-cell office:value-type="string">
            <text:p>video/x-msvideo</text:p>
          </table:table-cell>
          <table:table-cell office:value-type="float" office:value="4.3">
            <text:p>4.3</text:p>
          </table:table-cell>
          <table:table-cell table:number-columns-repeated="2"/>
          <table:table-cell office:value-type="string">
            <text:p>2002-02-20 01:23:49</text:p>
          </table:table-cell>
          <table:table-cell table:number-columns-repeated="2"/>
          <table:table-cell table:style-name="ce6"/>
          <table:table-cell table:number-columns-repeated="1014"/>
        </table:table-row>
        <table:table-row table:style-name="ro2">
          <table:table-cell office:value-type="string">
            <text:p>https://www.justice.gov/epstein/files/DataSet%208/EFTA00014716.m4a</text:p>
          </table:table-cell>
          <table:table-cell table:style-name="ce2" table:formula="of:=HYPERLINK([.A816]; &quot;View Now&quot;)" office:value-type="string" office:string-value="View Now">
            <text:p>View Now</text:p>
          </table:table-cell>
          <table:table-cell office:value-type="string">
            <text:p>audio/mp4</text:p>
          </table:table-cell>
          <table:table-cell office:value-type="float" office:value="31.362">
            <text:p>31.362</text:p>
          </table:table-cell>
          <table:table-cell table:number-columns-repeated="5"/>
          <table:table-cell table:style-name="ce6"/>
          <table:table-cell table:number-columns-repeated="1014"/>
        </table:table-row>
        <table:table-row table:style-name="ro2">
          <table:table-cell office:value-type="string">
            <text:p>https://www.justice.gov/epstein/files/DataSet%2011/EFTA02713876.m4v</text:p>
          </table:table-cell>
          <table:table-cell table:style-name="ce2" table:formula="of:=HYPERLINK([.A817]; &quot;View Now&quot;)" office:value-type="string" office:string-value="View Now">
            <text:p>View Now</text:p>
          </table:table-cell>
          <table:table-cell office:value-type="string">
            <text:p>video/mp4</text:p>
          </table:table-cell>
          <table:table-cell office:value-type="float" office:value="17.4">
            <text:p>17.4</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8358.mp4</text:p>
          </table:table-cell>
          <table:table-cell table:style-name="ce2" table:formula="of:=HYPERLINK([.A818]; &quot;View Now&quot;)" office:value-type="string" office:string-value="View Now">
            <text:p>View Now</text:p>
          </table:table-cell>
          <table:table-cell office:value-type="string">
            <text:p>video/mp4</text:p>
          </table:table-cell>
          <table:table-cell office:value-type="float" office:value="14.267007">
            <text:p>14.267007</text:p>
          </table:table-cell>
          <table:table-cell table:number-columns-repeated="5"/>
          <table:table-cell table:style-name="ce6"/>
          <table:table-cell table:number-columns-repeated="1014"/>
        </table:table-row>
        <table:table-row table:style-name="ro2">
          <table:table-cell office:value-type="string">
            <text:p>https://www.justice.gov/epstein/files/DataSet%2010/EFTA01731285.mp4</text:p>
          </table:table-cell>
          <table:table-cell table:style-name="ce2" table:formula="of:=HYPERLINK([.A819]; &quot;View Now&quot;)" office:value-type="string" office:string-value="View Now">
            <text:p>View Now</text:p>
          </table:table-cell>
          <table:table-cell office:value-type="string">
            <text:p>video/mp4</text:p>
          </table:table-cell>
          <table:table-cell office:value-type="float" office:value="45.833333">
            <text:p>45.833333</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8354.mp4</text:p>
          </table:table-cell>
          <table:table-cell table:style-name="ce2" table:formula="of:=HYPERLINK([.A820]; &quot;View Now&quot;)" office:value-type="string" office:string-value="View Now">
            <text:p>View Now</text:p>
          </table:table-cell>
          <table:table-cell office:value-type="string">
            <text:p>video/mp4</text:p>
          </table:table-cell>
          <table:table-cell office:value-type="float" office:value="9.333333">
            <text:p>9.333333</text:p>
          </table:table-cell>
          <table:table-cell table:number-columns-repeated="5"/>
          <table:table-cell table:style-name="ce6"/>
          <table:table-cell table:number-columns-repeated="1014"/>
        </table:table-row>
        <table:table-row table:style-name="ro2">
          <table:table-cell office:value-type="string">
            <text:p>https://www.justice.gov/epstein/files/DataSet%2011/EFTA02674462.m4v</text:p>
          </table:table-cell>
          <table:table-cell table:style-name="ce2" table:formula="of:=HYPERLINK([.A821]; &quot;View Now&quot;)" office:value-type="string" office:string-value="View Now">
            <text:p>View Now</text:p>
          </table:table-cell>
          <table:table-cell office:value-type="string">
            <text:p>video/mp4</text:p>
          </table:table-cell>
          <table:table-cell office:value-type="float" office:value="17.780998">
            <text:p>17.780998</text:p>
          </table:table-cell>
          <table:table-cell table:number-columns-repeated="5"/>
          <table:table-cell table:style-name="ce6"/>
          <table:table-cell table:number-columns-repeated="1014"/>
        </table:table-row>
        <table:table-row table:style-name="ro2">
          <table:table-cell office:value-type="string">
            <text:p>https://www.justice.gov/epstein/files/DataSet%2011/EFTA02720005.m4v</text:p>
          </table:table-cell>
          <table:table-cell table:style-name="ce2" table:formula="of:=HYPERLINK([.A822]; &quot;View Now&quot;)" office:value-type="string" office:string-value="View Now">
            <text:p>View Now</text:p>
          </table:table-cell>
          <table:table-cell office:value-type="string">
            <text:p>video/mp4</text:p>
          </table:table-cell>
          <table:table-cell office:value-type="float" office:value="158.2">
            <text:p>158.2</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8351.mp4</text:p>
          </table:table-cell>
          <table:table-cell table:style-name="ce2" table:formula="of:=HYPERLINK([.A823]; &quot;View Now&quot;)" office:value-type="string" office:string-value="View Now">
            <text:p>View Now</text:p>
          </table:table-cell>
          <table:table-cell office:value-type="string">
            <text:p>video/mp4</text:p>
          </table:table-cell>
          <table:table-cell office:value-type="float" office:value="13.7">
            <text:p>13.7</text:p>
          </table:table-cell>
          <table:table-cell table:number-columns-repeated="5"/>
          <table:table-cell table:style-name="ce6"/>
          <table:table-cell table:number-columns-repeated="1014"/>
        </table:table-row>
        <table:table-row table:style-name="ro2">
          <table:table-cell office:value-type="string">
            <text:p>https://www.justice.gov/epstein/files/DataSet%208/EFTA00015920.m4a</text:p>
          </table:table-cell>
          <table:table-cell table:style-name="ce2" table:formula="of:=HYPERLINK([.A824]; &quot;View Now&quot;)" office:value-type="string" office:string-value="View Now">
            <text:p>View Now</text:p>
          </table:table-cell>
          <table:table-cell office:value-type="string">
            <text:p>audio/mp4</text:p>
          </table:table-cell>
          <table:table-cell office:value-type="float" office:value="35.459002">
            <text:p>35.459002</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8316.mp4</text:p>
          </table:table-cell>
          <table:table-cell table:style-name="ce2" table:formula="of:=HYPERLINK([.A825]; &quot;View Now&quot;)" office:value-type="string" office:string-value="View Now">
            <text:p>View Now</text:p>
          </table:table-cell>
          <table:table-cell office:value-type="string">
            <text:p>video/mp4</text:p>
          </table:table-cell>
          <table:table-cell office:value-type="float" office:value="1847.854688">
            <text:p>1847.854688</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8357.mp4</text:p>
          </table:table-cell>
          <table:table-cell table:style-name="ce2" table:formula="of:=HYPERLINK([.A826]; &quot;View Now&quot;)" office:value-type="string" office:string-value="View Now">
            <text:p>View Now</text:p>
          </table:table-cell>
          <table:table-cell office:value-type="string">
            <text:p>video/mp4</text:p>
          </table:table-cell>
          <table:table-cell office:value-type="float" office:value="19.533333">
            <text:p>19.533333</text:p>
          </table:table-cell>
          <table:table-cell table:number-columns-repeated="5"/>
          <table:table-cell table:style-name="ce6"/>
          <table:table-cell table:number-columns-repeated="1014"/>
        </table:table-row>
        <table:table-row table:style-name="ro2">
          <table:table-cell office:value-type="string">
            <text:p>https://www.justice.gov/epstein/files/DataSet%208/EFTA00028983.mp3</text:p>
          </table:table-cell>
          <table:table-cell table:style-name="ce2" table:formula="of:=HYPERLINK([.A827]; &quot;View Now&quot;)" office:value-type="string" office:string-value="View Now">
            <text:p>View Now</text:p>
          </table:table-cell>
          <table:table-cell office:value-type="string">
            <text:p>audio/mpeg</text:p>
          </table:table-cell>
          <table:table-cell table:number-columns-repeated="6"/>
          <table:table-cell table:style-name="ce6"/>
          <table:table-cell table:number-columns-repeated="1014"/>
        </table:table-row>
        <table:table-row table:style-name="ro2">
          <table:table-cell office:value-type="string">
            <text:p>https://www.justice.gov/epstein/files/DataSet%208/EFTA00010707.mp4</text:p>
          </table:table-cell>
          <table:table-cell table:style-name="ce2" table:formula="of:=HYPERLINK([.A828]; &quot;View Now&quot;)" office:value-type="string" office:string-value="View Now">
            <text:p>View Now</text:p>
          </table:table-cell>
          <table:table-cell office:value-type="string">
            <text:p>video/mp4</text:p>
          </table:table-cell>
          <table:table-cell office:value-type="float" office:value="142.599933">
            <text:p>142.599933</text:p>
          </table:table-cell>
          <table:table-cell table:number-columns-repeated="2"/>
          <table:table-cell office:value-type="string">
            <text:p>2021-11-16T20:50:58.000000Z</text:p>
          </table:table-cell>
          <table:table-cell table:number-columns-repeated="2"/>
          <table:table-cell table:style-name="ce6"/>
          <table:table-cell table:number-columns-repeated="1014"/>
        </table:table-row>
        <table:table-row table:style-name="ro2">
          <table:table-cell office:value-type="string">
            <text:p>https://www.justice.gov/epstein/files/DataSet%208/EFTA00021326.m4a</text:p>
          </table:table-cell>
          <table:table-cell table:style-name="ce2" table:formula="of:=HYPERLINK([.A829]; &quot;View Now&quot;)" office:value-type="string" office:string-value="View Now">
            <text:p>View Now</text:p>
          </table:table-cell>
          <table:table-cell office:value-type="string">
            <text:p>audio/mp4</text:p>
          </table:table-cell>
          <table:table-cell office:value-type="float" office:value="28.629">
            <text:p>28.629</text:p>
          </table:table-cell>
          <table:table-cell table:number-columns-repeated="5"/>
          <table:table-cell table:style-name="ce6"/>
          <table:table-cell table:number-columns-repeated="1014"/>
        </table:table-row>
        <table:table-row table:style-name="ro2">
          <table:table-cell office:value-type="string">
            <text:p>https://www.justice.gov/epstein/files/DataSet%208/EFTA00028842.mp4</text:p>
          </table:table-cell>
          <table:table-cell table:style-name="ce2" table:formula="of:=HYPERLINK([.A830]; &quot;View Now&quot;)" office:value-type="string" office:string-value="View Now">
            <text:p>View Now</text:p>
          </table:table-cell>
          <table:table-cell office:value-type="string">
            <text:p>video/mp4</text:p>
          </table:table-cell>
          <table:table-cell office:value-type="float" office:value="12.053313">
            <text:p>12.053313</text:p>
          </table:table-cell>
          <table:table-cell table:number-columns-repeated="2"/>
          <table:table-cell office:value-type="string">
            <text:p>2020-10-17T01:01:26.000000Z</text:p>
          </table:table-cell>
          <table:table-cell table:number-columns-repeated="2"/>
          <table:table-cell table:style-name="ce6"/>
          <table:table-cell table:number-columns-repeated="1014"/>
        </table:table-row>
        <table:table-row table:style-name="ro2">
          <table:table-cell office:value-type="string">
            <text:p>https://www.justice.gov/epstein/files/DataSet%208/EFTA00029995.mp4</text:p>
          </table:table-cell>
          <table:table-cell table:style-name="ce2" table:formula="of:=HYPERLINK([.A831]; &quot;View Now&quot;)" office:value-type="string" office:string-value="View Now">
            <text:p>View Now</text:p>
          </table:table-cell>
          <table:table-cell office:value-type="string">
            <text:p>video/mp4</text:p>
          </table:table-cell>
          <table:table-cell office:value-type="float" office:value="21.2333">
            <text:p>21.2333</text:p>
          </table:table-cell>
          <table:table-cell table:number-columns-repeated="2"/>
          <table:table-cell office:value-type="string">
            <text:p>2019-09-18T19:43:09.000000Z</text:p>
          </table:table-cell>
          <table:table-cell table:number-columns-repeated="2"/>
          <table:table-cell table:style-name="ce6"/>
          <table:table-cell table:number-columns-repeated="1014"/>
        </table:table-row>
        <table:table-row table:style-name="ro2">
          <table:table-cell office:value-type="string">
            <text:p>https://www.justice.gov/epstein/files/DataSet%208/EFTA00029997.mp4</text:p>
          </table:table-cell>
          <table:table-cell table:style-name="ce2" table:formula="of:=HYPERLINK([.A832]; &quot;View Now&quot;)" office:value-type="string" office:string-value="View Now">
            <text:p>View Now</text:p>
          </table:table-cell>
          <table:table-cell office:value-type="string">
            <text:p>video/mp4</text:p>
          </table:table-cell>
          <table:table-cell office:value-type="float" office:value="17.8">
            <text:p>17.8</text:p>
          </table:table-cell>
          <table:table-cell table:number-columns-repeated="2"/>
          <table:table-cell office:value-type="string">
            <text:p>2019-09-18T19:43:34.000000Z</text:p>
          </table:table-cell>
          <table:table-cell table:number-columns-repeated="2"/>
          <table:table-cell table:style-name="ce6"/>
          <table:table-cell table:number-columns-repeated="1014"/>
        </table:table-row>
        <table:table-row table:style-name="ro2">
          <table:table-cell office:value-type="string">
            <text:p>https://www.justice.gov/epstein/files/DataSet%208/EFTA00029996.mp4</text:p>
          </table:table-cell>
          <table:table-cell table:style-name="ce2" table:formula="of:=HYPERLINK([.A833]; &quot;View Now&quot;)" office:value-type="string" office:string-value="View Now">
            <text:p>View Now</text:p>
          </table:table-cell>
          <table:table-cell office:value-type="string">
            <text:p>video/mp4</text:p>
          </table:table-cell>
          <table:table-cell office:value-type="float" office:value="8.1333">
            <text:p>8.1333</text:p>
          </table:table-cell>
          <table:table-cell table:number-columns-repeated="2"/>
          <table:table-cell office:value-type="string">
            <text:p>2019-09-18T19:43:23.000000Z</text:p>
          </table:table-cell>
          <table:table-cell table:number-columns-repeated="2"/>
          <table:table-cell table:style-name="ce6"/>
          <table:table-cell table:number-columns-repeated="1014"/>
        </table:table-row>
        <table:table-row table:style-name="ro2">
          <table:table-cell office:value-type="string">
            <text:p>https://www.justice.gov/epstein/files/DataSet%208/EFTA00029998.mp4</text:p>
          </table:table-cell>
          <table:table-cell table:style-name="ce2" table:formula="of:=HYPERLINK([.A834]; &quot;View Now&quot;)" office:value-type="string" office:string-value="View Now">
            <text:p>View Now</text:p>
          </table:table-cell>
          <table:table-cell office:value-type="string">
            <text:p>video/mp4</text:p>
          </table:table-cell>
          <table:table-cell office:value-type="float" office:value="18.9">
            <text:p>18.9</text:p>
          </table:table-cell>
          <table:table-cell table:number-columns-repeated="2"/>
          <table:table-cell office:value-type="string">
            <text:p>2019-09-18T19:41:58.000000Z</text:p>
          </table:table-cell>
          <table:table-cell table:number-columns-repeated="2"/>
          <table:table-cell table:style-name="ce6"/>
          <table:table-cell table:number-columns-repeated="1014"/>
        </table:table-row>
        <table:table-row table:style-name="ro2">
          <table:table-cell office:value-type="string">
            <text:p>https://www.justice.gov/epstein/files/DataSet%208/EFTA00032989.mp4</text:p>
          </table:table-cell>
          <table:table-cell table:style-name="ce2" table:formula="of:=HYPERLINK([.A83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2990.mp4</text:p>
          </table:table-cell>
          <table:table-cell table:style-name="ce2" table:formula="of:=HYPERLINK([.A83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05.mp4</text:p>
          </table:table-cell>
          <table:table-cell table:style-name="ce2" table:formula="of:=HYPERLINK([.A83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10.mp4</text:p>
          </table:table-cell>
          <table:table-cell table:style-name="ce2" table:formula="of:=HYPERLINK([.A83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04.mp4</text:p>
          </table:table-cell>
          <table:table-cell table:style-name="ce2" table:formula="of:=HYPERLINK([.A83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08.mp4</text:p>
          </table:table-cell>
          <table:table-cell table:style-name="ce2" table:formula="of:=HYPERLINK([.A84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03.mp4</text:p>
          </table:table-cell>
          <table:table-cell table:style-name="ce2" table:formula="of:=HYPERLINK([.A84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07.mp4</text:p>
          </table:table-cell>
          <table:table-cell table:style-name="ce2" table:formula="of:=HYPERLINK([.A84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09.mp4</text:p>
          </table:table-cell>
          <table:table-cell table:style-name="ce2" table:formula="of:=HYPERLINK([.A84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13.mp4</text:p>
          </table:table-cell>
          <table:table-cell table:style-name="ce2" table:formula="of:=HYPERLINK([.A84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06.mp4</text:p>
          </table:table-cell>
          <table:table-cell table:style-name="ce2" table:formula="of:=HYPERLINK([.A84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12.mp4</text:p>
          </table:table-cell>
          <table:table-cell table:style-name="ce2" table:formula="of:=HYPERLINK([.A84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11.mp4</text:p>
          </table:table-cell>
          <table:table-cell table:style-name="ce2" table:formula="of:=HYPERLINK([.A84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15.mp4</text:p>
          </table:table-cell>
          <table:table-cell table:style-name="ce2" table:formula="of:=HYPERLINK([.A84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14.mp4</text:p>
          </table:table-cell>
          <table:table-cell table:style-name="ce2" table:formula="of:=HYPERLINK([.A84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10/EFTA01688315.mp4</text:p>
          </table:table-cell>
          <table:table-cell table:style-name="ce2" table:formula="of:=HYPERLINK([.A850]; &quot;View Now&quot;)" office:value-type="string" office:string-value="View Now">
            <text:p>View Now</text:p>
          </table:table-cell>
          <table:table-cell office:value-type="string">
            <text:p>video/mp4</text:p>
          </table:table-cell>
          <table:table-cell office:value-type="float" office:value="1405.492318">
            <text:p>1405.492318</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16.mp4</text:p>
          </table:table-cell>
          <table:table-cell table:style-name="ce2" table:formula="of:=HYPERLINK([.A85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17.mp4</text:p>
          </table:table-cell>
          <table:table-cell table:style-name="ce2" table:formula="of:=HYPERLINK([.A85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19.mp4</text:p>
          </table:table-cell>
          <table:table-cell table:style-name="ce2" table:formula="of:=HYPERLINK([.A85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27.mp4</text:p>
          </table:table-cell>
          <table:table-cell table:style-name="ce2" table:formula="of:=HYPERLINK([.A85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2991.mp4</text:p>
          </table:table-cell>
          <table:table-cell table:style-name="ce2" table:formula="of:=HYPERLINK([.A85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28.mp4</text:p>
          </table:table-cell>
          <table:table-cell table:style-name="ce2" table:formula="of:=HYPERLINK([.A856]; &quot;View Now&quot;)" office:value-type="string" office:string-value="View Now">
            <text:p>View Now</text:p>
          </table:table-cell>
          <table:table-cell office:value-type="string">
            <text:p>video/mp4</text:p>
          </table:table-cell>
          <table:table-cell office:value-type="float" office:value="3591">
            <text:p>3591</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24.mp4</text:p>
          </table:table-cell>
          <table:table-cell table:style-name="ce2" table:formula="of:=HYPERLINK([.A85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32.mp4</text:p>
          </table:table-cell>
          <table:table-cell table:style-name="ce2" table:formula="of:=HYPERLINK([.A85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20.mp4</text:p>
          </table:table-cell>
          <table:table-cell table:style-name="ce2" table:formula="of:=HYPERLINK([.A85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26.mp4</text:p>
          </table:table-cell>
          <table:table-cell table:style-name="ce2" table:formula="of:=HYPERLINK([.A86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21.mp4</text:p>
          </table:table-cell>
          <table:table-cell table:style-name="ce2" table:formula="of:=HYPERLINK([.A86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25.mp4</text:p>
          </table:table-cell>
          <table:table-cell table:style-name="ce2" table:formula="of:=HYPERLINK([.A86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18.mp4</text:p>
          </table:table-cell>
          <table:table-cell table:style-name="ce2" table:formula="of:=HYPERLINK([.A86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22.mp4</text:p>
          </table:table-cell>
          <table:table-cell table:style-name="ce2" table:formula="of:=HYPERLINK([.A86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31.mp4</text:p>
          </table:table-cell>
          <table:table-cell table:style-name="ce2" table:formula="of:=HYPERLINK([.A86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23.mp4</text:p>
          </table:table-cell>
          <table:table-cell table:style-name="ce2" table:formula="of:=HYPERLINK([.A86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29.mp4</text:p>
          </table:table-cell>
          <table:table-cell table:style-name="ce2" table:formula="of:=HYPERLINK([.A86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34.mp4</text:p>
          </table:table-cell>
          <table:table-cell table:style-name="ce2" table:formula="of:=HYPERLINK([.A86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36.mp4</text:p>
          </table:table-cell>
          <table:table-cell table:style-name="ce2" table:formula="of:=HYPERLINK([.A86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30.mp4</text:p>
          </table:table-cell>
          <table:table-cell table:style-name="ce2" table:formula="of:=HYPERLINK([.A87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35.mp4</text:p>
          </table:table-cell>
          <table:table-cell table:style-name="ce2" table:formula="of:=HYPERLINK([.A871]; &quot;View Now&quot;)" office:value-type="string" office:string-value="View Now">
            <text:p>View Now</text:p>
          </table:table-cell>
          <table:table-cell office:value-type="string">
            <text:p>video/mp4</text:p>
          </table:table-cell>
          <table:table-cell office:value-type="float" office:value="3587.25">
            <text:p>3587.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33.mp4</text:p>
          </table:table-cell>
          <table:table-cell table:style-name="ce2" table:formula="of:=HYPERLINK([.A872];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37.mp4</text:p>
          </table:table-cell>
          <table:table-cell table:style-name="ce2" table:formula="of:=HYPERLINK([.A87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42.mp4</text:p>
          </table:table-cell>
          <table:table-cell table:style-name="ce2" table:formula="of:=HYPERLINK([.A87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38.mp4</text:p>
          </table:table-cell>
          <table:table-cell table:style-name="ce2" table:formula="of:=HYPERLINK([.A875]; &quot;View Now&quot;)" office:value-type="string" office:string-value="View Now">
            <text:p>View Now</text:p>
          </table:table-cell>
          <table:table-cell office:value-type="string">
            <text:p>video/mp4</text:p>
          </table:table-cell>
          <table:table-cell office:value-type="float" office:value="3558">
            <text:p>3558</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39.mp4</text:p>
          </table:table-cell>
          <table:table-cell table:style-name="ce2" table:formula="of:=HYPERLINK([.A87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40.mp4</text:p>
          </table:table-cell>
          <table:table-cell table:style-name="ce2" table:formula="of:=HYPERLINK([.A87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49.mp4</text:p>
          </table:table-cell>
          <table:table-cell table:style-name="ce2" table:formula="of:=HYPERLINK([.A87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43.mp4</text:p>
          </table:table-cell>
          <table:table-cell table:style-name="ce2" table:formula="of:=HYPERLINK([.A87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47.mp4</text:p>
          </table:table-cell>
          <table:table-cell table:style-name="ce2" table:formula="of:=HYPERLINK([.A88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50.mp4</text:p>
          </table:table-cell>
          <table:table-cell table:style-name="ce2" table:formula="of:=HYPERLINK([.A88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52.mp4</text:p>
          </table:table-cell>
          <table:table-cell table:style-name="ce2" table:formula="of:=HYPERLINK([.A882];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46.mp4</text:p>
          </table:table-cell>
          <table:table-cell table:style-name="ce2" table:formula="of:=HYPERLINK([.A88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41.mp4</text:p>
          </table:table-cell>
          <table:table-cell table:style-name="ce2" table:formula="of:=HYPERLINK([.A88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53.mp4</text:p>
          </table:table-cell>
          <table:table-cell table:style-name="ce2" table:formula="of:=HYPERLINK([.A88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54.mp4</text:p>
          </table:table-cell>
          <table:table-cell table:style-name="ce2" table:formula="of:=HYPERLINK([.A88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45.mp4</text:p>
          </table:table-cell>
          <table:table-cell table:style-name="ce2" table:formula="of:=HYPERLINK([.A88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55.mp4</text:p>
          </table:table-cell>
          <table:table-cell table:style-name="ce2" table:formula="of:=HYPERLINK([.A88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51.mp4</text:p>
          </table:table-cell>
          <table:table-cell table:style-name="ce2" table:formula="of:=HYPERLINK([.A88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44.mp4</text:p>
          </table:table-cell>
          <table:table-cell table:style-name="ce2" table:formula="of:=HYPERLINK([.A89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57.mp4</text:p>
          </table:table-cell>
          <table:table-cell table:style-name="ce2" table:formula="of:=HYPERLINK([.A89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56.mp4</text:p>
          </table:table-cell>
          <table:table-cell table:style-name="ce2" table:formula="of:=HYPERLINK([.A89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59.mp4</text:p>
          </table:table-cell>
          <table:table-cell table:style-name="ce2" table:formula="of:=HYPERLINK([.A89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62.mp4</text:p>
          </table:table-cell>
          <table:table-cell table:style-name="ce2" table:formula="of:=HYPERLINK([.A89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58.mp4</text:p>
          </table:table-cell>
          <table:table-cell table:style-name="ce2" table:formula="of:=HYPERLINK([.A895]; &quot;View Now&quot;)" office:value-type="string" office:string-value="View Now">
            <text:p>View Now</text:p>
          </table:table-cell>
          <table:table-cell office:value-type="string">
            <text:p>video/mp4</text:p>
          </table:table-cell>
          <table:table-cell office:value-type="float" office:value="3566.511995">
            <text:p>3566.51199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63.mp4</text:p>
          </table:table-cell>
          <table:table-cell table:style-name="ce2" table:formula="of:=HYPERLINK([.A89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65.mp4</text:p>
          </table:table-cell>
          <table:table-cell table:style-name="ce2" table:formula="of:=HYPERLINK([.A89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60.mp4</text:p>
          </table:table-cell>
          <table:table-cell table:style-name="ce2" table:formula="of:=HYPERLINK([.A89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64.mp4</text:p>
          </table:table-cell>
          <table:table-cell table:style-name="ce2" table:formula="of:=HYPERLINK([.A89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61.mp4</text:p>
          </table:table-cell>
          <table:table-cell table:style-name="ce2" table:formula="of:=HYPERLINK([.A90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70.mp4</text:p>
          </table:table-cell>
          <table:table-cell table:style-name="ce2" table:formula="of:=HYPERLINK([.A90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67.mp4</text:p>
          </table:table-cell>
          <table:table-cell table:style-name="ce2" table:formula="of:=HYPERLINK([.A902]; &quot;View Now&quot;)" office:value-type="string" office:string-value="View Now">
            <text:p>View Now</text:p>
          </table:table-cell>
          <table:table-cell office:value-type="string">
            <text:p>video/mp4</text:p>
          </table:table-cell>
          <table:table-cell office:value-type="float" office:value="3576.5">
            <text:p>3576.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66.mp4</text:p>
          </table:table-cell>
          <table:table-cell table:style-name="ce2" table:formula="of:=HYPERLINK([.A90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69.mp4</text:p>
          </table:table-cell>
          <table:table-cell table:style-name="ce2" table:formula="of:=HYPERLINK([.A90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48.mp4</text:p>
          </table:table-cell>
          <table:table-cell table:style-name="ce2" table:formula="of:=HYPERLINK([.A905];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68.mp4</text:p>
          </table:table-cell>
          <table:table-cell table:style-name="ce2" table:formula="of:=HYPERLINK([.A90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71.mp4</text:p>
          </table:table-cell>
          <table:table-cell table:style-name="ce2" table:formula="of:=HYPERLINK([.A907];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74.mp4</text:p>
          </table:table-cell>
          <table:table-cell table:style-name="ce2" table:formula="of:=HYPERLINK([.A90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75.mp4</text:p>
          </table:table-cell>
          <table:table-cell table:style-name="ce2" table:formula="of:=HYPERLINK([.A90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72.mp4</text:p>
          </table:table-cell>
          <table:table-cell table:style-name="ce2" table:formula="of:=HYPERLINK([.A91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77.mp4</text:p>
          </table:table-cell>
          <table:table-cell table:style-name="ce2" table:formula="of:=HYPERLINK([.A91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76.mp4</text:p>
          </table:table-cell>
          <table:table-cell table:style-name="ce2" table:formula="of:=HYPERLINK([.A91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78.mp4</text:p>
          </table:table-cell>
          <table:table-cell table:style-name="ce2" table:formula="of:=HYPERLINK([.A91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79.mp4</text:p>
          </table:table-cell>
          <table:table-cell table:style-name="ce2" table:formula="of:=HYPERLINK([.A91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82.mp4</text:p>
          </table:table-cell>
          <table:table-cell table:style-name="ce2" table:formula="of:=HYPERLINK([.A91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83.mp4</text:p>
          </table:table-cell>
          <table:table-cell table:style-name="ce2" table:formula="of:=HYPERLINK([.A91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73.mp4</text:p>
          </table:table-cell>
          <table:table-cell table:style-name="ce2" table:formula="of:=HYPERLINK([.A91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86.mp4</text:p>
          </table:table-cell>
          <table:table-cell table:style-name="ce2" table:formula="of:=HYPERLINK([.A91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81.mp4</text:p>
          </table:table-cell>
          <table:table-cell table:style-name="ce2" table:formula="of:=HYPERLINK([.A91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87.mp4</text:p>
          </table:table-cell>
          <table:table-cell table:style-name="ce2" table:formula="of:=HYPERLINK([.A92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80.mp4</text:p>
          </table:table-cell>
          <table:table-cell table:style-name="ce2" table:formula="of:=HYPERLINK([.A921];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88.mp4</text:p>
          </table:table-cell>
          <table:table-cell table:style-name="ce2" table:formula="of:=HYPERLINK([.A92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85.mp4</text:p>
          </table:table-cell>
          <table:table-cell table:style-name="ce2" table:formula="of:=HYPERLINK([.A923]; &quot;View Now&quot;)" office:value-type="string" office:string-value="View Now">
            <text:p>View Now</text:p>
          </table:table-cell>
          <table:table-cell office:value-type="string">
            <text:p>video/mp4</text:p>
          </table:table-cell>
          <table:table-cell office:value-type="float" office:value="3580.5">
            <text:p>3580.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90.mp4</text:p>
          </table:table-cell>
          <table:table-cell table:style-name="ce2" table:formula="of:=HYPERLINK([.A92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84.mp4</text:p>
          </table:table-cell>
          <table:table-cell table:style-name="ce2" table:formula="of:=HYPERLINK([.A925];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91.mp4</text:p>
          </table:table-cell>
          <table:table-cell table:style-name="ce2" table:formula="of:=HYPERLINK([.A92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94.mp4</text:p>
          </table:table-cell>
          <table:table-cell table:style-name="ce2" table:formula="of:=HYPERLINK([.A92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92.mp4</text:p>
          </table:table-cell>
          <table:table-cell table:style-name="ce2" table:formula="of:=HYPERLINK([.A92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95.mp4</text:p>
          </table:table-cell>
          <table:table-cell table:style-name="ce2" table:formula="of:=HYPERLINK([.A92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93.mp4</text:p>
          </table:table-cell>
          <table:table-cell table:style-name="ce2" table:formula="of:=HYPERLINK([.A93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98.mp4</text:p>
          </table:table-cell>
          <table:table-cell table:style-name="ce2" table:formula="of:=HYPERLINK([.A931]; &quot;View Now&quot;)" office:value-type="string" office:string-value="View Now">
            <text:p>View Now</text:p>
          </table:table-cell>
          <table:table-cell office:value-type="string">
            <text:p>video/mp4</text:p>
          </table:table-cell>
          <table:table-cell office:value-type="float" office:value="3619.25">
            <text:p>3619.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01.mp4</text:p>
          </table:table-cell>
          <table:table-cell table:style-name="ce2" table:formula="of:=HYPERLINK([.A93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97.mp4</text:p>
          </table:table-cell>
          <table:table-cell table:style-name="ce2" table:formula="of:=HYPERLINK([.A93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00.mp4</text:p>
          </table:table-cell>
          <table:table-cell table:style-name="ce2" table:formula="of:=HYPERLINK([.A93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96.mp4</text:p>
          </table:table-cell>
          <table:table-cell table:style-name="ce2" table:formula="of:=HYPERLINK([.A93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02.mp4</text:p>
          </table:table-cell>
          <table:table-cell table:style-name="ce2" table:formula="of:=HYPERLINK([.A93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03.mp4</text:p>
          </table:table-cell>
          <table:table-cell table:style-name="ce2" table:formula="of:=HYPERLINK([.A93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99.mp4</text:p>
          </table:table-cell>
          <table:table-cell table:style-name="ce2" table:formula="of:=HYPERLINK([.A93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089.mp4</text:p>
          </table:table-cell>
          <table:table-cell table:style-name="ce2" table:formula="of:=HYPERLINK([.A939]; &quot;View Now&quot;)" office:value-type="string" office:string-value="View Now">
            <text:p>View Now</text:p>
          </table:table-cell>
          <table:table-cell office:value-type="string">
            <text:p>video/mp4</text:p>
          </table:table-cell>
          <table:table-cell office:value-type="float" office:value="3544">
            <text:p>3544</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04.mp4</text:p>
          </table:table-cell>
          <table:table-cell table:style-name="ce2" table:formula="of:=HYPERLINK([.A94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08.mp4</text:p>
          </table:table-cell>
          <table:table-cell table:style-name="ce2" table:formula="of:=HYPERLINK([.A94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09.mp4</text:p>
          </table:table-cell>
          <table:table-cell table:style-name="ce2" table:formula="of:=HYPERLINK([.A94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05.mp4</text:p>
          </table:table-cell>
          <table:table-cell table:style-name="ce2" table:formula="of:=HYPERLINK([.A94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06.mp4</text:p>
          </table:table-cell>
          <table:table-cell table:style-name="ce2" table:formula="of:=HYPERLINK([.A94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10.mp4</text:p>
          </table:table-cell>
          <table:table-cell table:style-name="ce2" table:formula="of:=HYPERLINK([.A94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12.mp4</text:p>
          </table:table-cell>
          <table:table-cell table:style-name="ce2" table:formula="of:=HYPERLINK([.A94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11.mp4</text:p>
          </table:table-cell>
          <table:table-cell table:style-name="ce2" table:formula="of:=HYPERLINK([.A94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13.mp4</text:p>
          </table:table-cell>
          <table:table-cell table:style-name="ce2" table:formula="of:=HYPERLINK([.A94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07.mp4</text:p>
          </table:table-cell>
          <table:table-cell table:style-name="ce2" table:formula="of:=HYPERLINK([.A94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18.mp4</text:p>
          </table:table-cell>
          <table:table-cell table:style-name="ce2" table:formula="of:=HYPERLINK([.A95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14.mp4</text:p>
          </table:table-cell>
          <table:table-cell table:style-name="ce2" table:formula="of:=HYPERLINK([.A95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16.mp4</text:p>
          </table:table-cell>
          <table:table-cell table:style-name="ce2" table:formula="of:=HYPERLINK([.A95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19.mp4</text:p>
          </table:table-cell>
          <table:table-cell table:style-name="ce2" table:formula="of:=HYPERLINK([.A95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17.mp4</text:p>
          </table:table-cell>
          <table:table-cell table:style-name="ce2" table:formula="of:=HYPERLINK([.A95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15.mp4</text:p>
          </table:table-cell>
          <table:table-cell table:style-name="ce2" table:formula="of:=HYPERLINK([.A95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20.mp4</text:p>
          </table:table-cell>
          <table:table-cell table:style-name="ce2" table:formula="of:=HYPERLINK([.A95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26.mp4</text:p>
          </table:table-cell>
          <table:table-cell table:style-name="ce2" table:formula="of:=HYPERLINK([.A95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22.mp4</text:p>
          </table:table-cell>
          <table:table-cell table:style-name="ce2" table:formula="of:=HYPERLINK([.A95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23.mp4</text:p>
          </table:table-cell>
          <table:table-cell table:style-name="ce2" table:formula="of:=HYPERLINK([.A959]; &quot;View Now&quot;)" office:value-type="string" office:string-value="View Now">
            <text:p>View Now</text:p>
          </table:table-cell>
          <table:table-cell office:value-type="string">
            <text:p>video/mp4</text:p>
          </table:table-cell>
          <table:table-cell office:value-type="float" office:value="3605.5">
            <text:p>3605.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21.mp4</text:p>
          </table:table-cell>
          <table:table-cell table:style-name="ce2" table:formula="of:=HYPERLINK([.A960]; &quot;View Now&quot;)" office:value-type="string" office:string-value="View Now">
            <text:p>View Now</text:p>
          </table:table-cell>
          <table:table-cell office:value-type="string">
            <text:p>video/mp4</text:p>
          </table:table-cell>
          <table:table-cell office:value-type="float" office:value="3610.75">
            <text:p>3610.7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25.mp4</text:p>
          </table:table-cell>
          <table:table-cell table:style-name="ce2" table:formula="of:=HYPERLINK([.A96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24.mp4</text:p>
          </table:table-cell>
          <table:table-cell table:style-name="ce2" table:formula="of:=HYPERLINK([.A96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27.mp4</text:p>
          </table:table-cell>
          <table:table-cell table:style-name="ce2" table:formula="of:=HYPERLINK([.A96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28.mp4</text:p>
          </table:table-cell>
          <table:table-cell table:style-name="ce2" table:formula="of:=HYPERLINK([.A96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29.mp4</text:p>
          </table:table-cell>
          <table:table-cell table:style-name="ce2" table:formula="of:=HYPERLINK([.A96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31.mp4</text:p>
          </table:table-cell>
          <table:table-cell table:style-name="ce2" table:formula="of:=HYPERLINK([.A966]; &quot;View Now&quot;)" office:value-type="string" office:string-value="View Now">
            <text:p>View Now</text:p>
          </table:table-cell>
          <table:table-cell office:value-type="string">
            <text:p>video/mp4</text:p>
          </table:table-cell>
          <table:table-cell office:value-type="float" office:value="3599">
            <text:p>3599</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33.mp4</text:p>
          </table:table-cell>
          <table:table-cell table:style-name="ce2" table:formula="of:=HYPERLINK([.A96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30.mp4</text:p>
          </table:table-cell>
          <table:table-cell table:style-name="ce2" table:formula="of:=HYPERLINK([.A96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32.mp4</text:p>
          </table:table-cell>
          <table:table-cell table:style-name="ce2" table:formula="of:=HYPERLINK([.A96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39.mp4</text:p>
          </table:table-cell>
          <table:table-cell table:style-name="ce2" table:formula="of:=HYPERLINK([.A97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35.mp4</text:p>
          </table:table-cell>
          <table:table-cell table:style-name="ce2" table:formula="of:=HYPERLINK([.A97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37.mp4</text:p>
          </table:table-cell>
          <table:table-cell table:style-name="ce2" table:formula="of:=HYPERLINK([.A97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34.mp4</text:p>
          </table:table-cell>
          <table:table-cell table:style-name="ce2" table:formula="of:=HYPERLINK([.A97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42.mp4</text:p>
          </table:table-cell>
          <table:table-cell table:style-name="ce2" table:formula="of:=HYPERLINK([.A974];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36.mp4</text:p>
          </table:table-cell>
          <table:table-cell table:style-name="ce2" table:formula="of:=HYPERLINK([.A975];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40.mp4</text:p>
          </table:table-cell>
          <table:table-cell table:style-name="ce2" table:formula="of:=HYPERLINK([.A97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38.mp4</text:p>
          </table:table-cell>
          <table:table-cell table:style-name="ce2" table:formula="of:=HYPERLINK([.A97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49.mp4</text:p>
          </table:table-cell>
          <table:table-cell table:style-name="ce2" table:formula="of:=HYPERLINK([.A97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56.mp4</text:p>
          </table:table-cell>
          <table:table-cell table:style-name="ce2" table:formula="of:=HYPERLINK([.A97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52.mp4</text:p>
          </table:table-cell>
          <table:table-cell table:style-name="ce2" table:formula="of:=HYPERLINK([.A98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45.mp4</text:p>
          </table:table-cell>
          <table:table-cell table:style-name="ce2" table:formula="of:=HYPERLINK([.A98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57.mp4</text:p>
          </table:table-cell>
          <table:table-cell table:style-name="ce2" table:formula="of:=HYPERLINK([.A98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50.mp4</text:p>
          </table:table-cell>
          <table:table-cell table:style-name="ce2" table:formula="of:=HYPERLINK([.A98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54.mp4</text:p>
          </table:table-cell>
          <table:table-cell table:style-name="ce2" table:formula="of:=HYPERLINK([.A98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41.mp4</text:p>
          </table:table-cell>
          <table:table-cell table:style-name="ce2" table:formula="of:=HYPERLINK([.A98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58.mp4</text:p>
          </table:table-cell>
          <table:table-cell table:style-name="ce2" table:formula="of:=HYPERLINK([.A98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48.mp4</text:p>
          </table:table-cell>
          <table:table-cell table:style-name="ce2" table:formula="of:=HYPERLINK([.A987];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51.mp4</text:p>
          </table:table-cell>
          <table:table-cell table:style-name="ce2" table:formula="of:=HYPERLINK([.A98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46.mp4</text:p>
          </table:table-cell>
          <table:table-cell table:style-name="ce2" table:formula="of:=HYPERLINK([.A98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43.mp4</text:p>
          </table:table-cell>
          <table:table-cell table:style-name="ce2" table:formula="of:=HYPERLINK([.A99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53.mp4</text:p>
          </table:table-cell>
          <table:table-cell table:style-name="ce2" table:formula="of:=HYPERLINK([.A99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59.mp4</text:p>
          </table:table-cell>
          <table:table-cell table:style-name="ce2" table:formula="of:=HYPERLINK([.A99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47.mp4</text:p>
          </table:table-cell>
          <table:table-cell table:style-name="ce2" table:formula="of:=HYPERLINK([.A99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44.mp4</text:p>
          </table:table-cell>
          <table:table-cell table:style-name="ce2" table:formula="of:=HYPERLINK([.A99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64.mp4</text:p>
          </table:table-cell>
          <table:table-cell table:style-name="ce2" table:formula="of:=HYPERLINK([.A99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55.mp4</text:p>
          </table:table-cell>
          <table:table-cell table:style-name="ce2" table:formula="of:=HYPERLINK([.A99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60.mp4</text:p>
          </table:table-cell>
          <table:table-cell table:style-name="ce2" table:formula="of:=HYPERLINK([.A99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65.mp4</text:p>
          </table:table-cell>
          <table:table-cell table:style-name="ce2" table:formula="of:=HYPERLINK([.A99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61.mp4</text:p>
          </table:table-cell>
          <table:table-cell table:style-name="ce2" table:formula="of:=HYPERLINK([.A99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63.mp4</text:p>
          </table:table-cell>
          <table:table-cell table:style-name="ce2" table:formula="of:=HYPERLINK([.A100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62.mp4</text:p>
          </table:table-cell>
          <table:table-cell table:style-name="ce2" table:formula="of:=HYPERLINK([.A1001];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67.mp4</text:p>
          </table:table-cell>
          <table:table-cell table:style-name="ce2" table:formula="of:=HYPERLINK([.A1002]; &quot;View Now&quot;)" office:value-type="string" office:string-value="View Now">
            <text:p>View Now</text:p>
          </table:table-cell>
          <table:table-cell office:value-type="string">
            <text:p>video/mp4</text:p>
          </table:table-cell>
          <table:table-cell office:value-type="float" office:value="3609">
            <text:p>3609</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68.mp4</text:p>
          </table:table-cell>
          <table:table-cell table:style-name="ce2" table:formula="of:=HYPERLINK([.A100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69.mp4</text:p>
          </table:table-cell>
          <table:table-cell table:style-name="ce2" table:formula="of:=HYPERLINK([.A100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70.mp4</text:p>
          </table:table-cell>
          <table:table-cell table:style-name="ce2" table:formula="of:=HYPERLINK([.A100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73.mp4</text:p>
          </table:table-cell>
          <table:table-cell table:style-name="ce2" table:formula="of:=HYPERLINK([.A100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66.mp4</text:p>
          </table:table-cell>
          <table:table-cell table:style-name="ce2" table:formula="of:=HYPERLINK([.A100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71.mp4</text:p>
          </table:table-cell>
          <table:table-cell table:style-name="ce2" table:formula="of:=HYPERLINK([.A100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76.mp4</text:p>
          </table:table-cell>
          <table:table-cell table:style-name="ce2" table:formula="of:=HYPERLINK([.A100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79.mp4</text:p>
          </table:table-cell>
          <table:table-cell table:style-name="ce2" table:formula="of:=HYPERLINK([.A101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74.mp4</text:p>
          </table:table-cell>
          <table:table-cell table:style-name="ce2" table:formula="of:=HYPERLINK([.A101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75.mp4</text:p>
          </table:table-cell>
          <table:table-cell table:style-name="ce2" table:formula="of:=HYPERLINK([.A101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80.mp4</text:p>
          </table:table-cell>
          <table:table-cell table:style-name="ce2" table:formula="of:=HYPERLINK([.A101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72.mp4</text:p>
          </table:table-cell>
          <table:table-cell table:style-name="ce2" table:formula="of:=HYPERLINK([.A101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78.mp4</text:p>
          </table:table-cell>
          <table:table-cell table:style-name="ce2" table:formula="of:=HYPERLINK([.A101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77.mp4</text:p>
          </table:table-cell>
          <table:table-cell table:style-name="ce2" table:formula="of:=HYPERLINK([.A101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84.mp4</text:p>
          </table:table-cell>
          <table:table-cell table:style-name="ce2" table:formula="of:=HYPERLINK([.A1017]; &quot;View Now&quot;)" office:value-type="string" office:string-value="View Now">
            <text:p>View Now</text:p>
          </table:table-cell>
          <table:table-cell office:value-type="string">
            <text:p>video/mp4</text:p>
          </table:table-cell>
          <table:table-cell office:value-type="float" office:value="3616.5">
            <text:p>3616.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88.mp4</text:p>
          </table:table-cell>
          <table:table-cell table:style-name="ce2" table:formula="of:=HYPERLINK([.A101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83.mp4</text:p>
          </table:table-cell>
          <table:table-cell table:style-name="ce2" table:formula="of:=HYPERLINK([.A101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81.mp4</text:p>
          </table:table-cell>
          <table:table-cell table:style-name="ce2" table:formula="of:=HYPERLINK([.A1020]; &quot;View Now&quot;)" office:value-type="string" office:string-value="View Now">
            <text:p>View Now</text:p>
          </table:table-cell>
          <table:table-cell office:value-type="string">
            <text:p>video/mp4</text:p>
          </table:table-cell>
          <table:table-cell office:value-type="float" office:value="3603.75">
            <text:p>3603.7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89.mp4</text:p>
          </table:table-cell>
          <table:table-cell table:style-name="ce2" table:formula="of:=HYPERLINK([.A102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85.mp4</text:p>
          </table:table-cell>
          <table:table-cell table:style-name="ce2" table:formula="of:=HYPERLINK([.A102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82.mp4</text:p>
          </table:table-cell>
          <table:table-cell table:style-name="ce2" table:formula="of:=HYPERLINK([.A102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86.mp4</text:p>
          </table:table-cell>
          <table:table-cell table:style-name="ce2" table:formula="of:=HYPERLINK([.A102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87.mp4</text:p>
          </table:table-cell>
          <table:table-cell table:style-name="ce2" table:formula="of:=HYPERLINK([.A102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91.mp4</text:p>
          </table:table-cell>
          <table:table-cell table:style-name="ce2" table:formula="of:=HYPERLINK([.A102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94.mp4</text:p>
          </table:table-cell>
          <table:table-cell table:style-name="ce2" table:formula="of:=HYPERLINK([.A102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93.mp4</text:p>
          </table:table-cell>
          <table:table-cell table:style-name="ce2" table:formula="of:=HYPERLINK([.A1028]; &quot;View Now&quot;)" office:value-type="string" office:string-value="View Now">
            <text:p>View Now</text:p>
          </table:table-cell>
          <table:table-cell office:value-type="string">
            <text:p>video/mp4</text:p>
          </table:table-cell>
          <table:table-cell office:value-type="float" office:value="3590">
            <text:p>3590</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90.mp4</text:p>
          </table:table-cell>
          <table:table-cell table:style-name="ce2" table:formula="of:=HYPERLINK([.A102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97.mp4</text:p>
          </table:table-cell>
          <table:table-cell table:style-name="ce2" table:formula="of:=HYPERLINK([.A103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96.mp4</text:p>
          </table:table-cell>
          <table:table-cell table:style-name="ce2" table:formula="of:=HYPERLINK([.A103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95.mp4</text:p>
          </table:table-cell>
          <table:table-cell table:style-name="ce2" table:formula="of:=HYPERLINK([.A103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98.mp4</text:p>
          </table:table-cell>
          <table:table-cell table:style-name="ce2" table:formula="of:=HYPERLINK([.A103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92.mp4</text:p>
          </table:table-cell>
          <table:table-cell table:style-name="ce2" table:formula="of:=HYPERLINK([.A103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00.mp4</text:p>
          </table:table-cell>
          <table:table-cell table:style-name="ce2" table:formula="of:=HYPERLINK([.A103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199.mp4</text:p>
          </table:table-cell>
          <table:table-cell table:style-name="ce2" table:formula="of:=HYPERLINK([.A103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02.mp4</text:p>
          </table:table-cell>
          <table:table-cell table:style-name="ce2" table:formula="of:=HYPERLINK([.A103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01.mp4</text:p>
          </table:table-cell>
          <table:table-cell table:style-name="ce2" table:formula="of:=HYPERLINK([.A103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04.mp4</text:p>
          </table:table-cell>
          <table:table-cell table:style-name="ce2" table:formula="of:=HYPERLINK([.A1039]; &quot;View Now&quot;)" office:value-type="string" office:string-value="View Now">
            <text:p>View Now</text:p>
          </table:table-cell>
          <table:table-cell office:value-type="string">
            <text:p>video/mp4</text:p>
          </table:table-cell>
          <table:table-cell office:value-type="float" office:value="3599">
            <text:p>3599</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05.mp4</text:p>
          </table:table-cell>
          <table:table-cell table:style-name="ce2" table:formula="of:=HYPERLINK([.A104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07.mp4</text:p>
          </table:table-cell>
          <table:table-cell table:style-name="ce2" table:formula="of:=HYPERLINK([.A104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06.mp4</text:p>
          </table:table-cell>
          <table:table-cell table:style-name="ce2" table:formula="of:=HYPERLINK([.A104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03.mp4</text:p>
          </table:table-cell>
          <table:table-cell table:style-name="ce2" table:formula="of:=HYPERLINK([.A104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11.mp4</text:p>
          </table:table-cell>
          <table:table-cell table:style-name="ce2" table:formula="of:=HYPERLINK([.A104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08.mp4</text:p>
          </table:table-cell>
          <table:table-cell table:style-name="ce2" table:formula="of:=HYPERLINK([.A104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09.mp4</text:p>
          </table:table-cell>
          <table:table-cell table:style-name="ce2" table:formula="of:=HYPERLINK([.A104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10.mp4</text:p>
          </table:table-cell>
          <table:table-cell table:style-name="ce2" table:formula="of:=HYPERLINK([.A104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14.mp4</text:p>
          </table:table-cell>
          <table:table-cell table:style-name="ce2" table:formula="of:=HYPERLINK([.A104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12.mp4</text:p>
          </table:table-cell>
          <table:table-cell table:style-name="ce2" table:formula="of:=HYPERLINK([.A104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15.mp4</text:p>
          </table:table-cell>
          <table:table-cell table:style-name="ce2" table:formula="of:=HYPERLINK([.A105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13.mp4</text:p>
          </table:table-cell>
          <table:table-cell table:style-name="ce2" table:formula="of:=HYPERLINK([.A105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17.mp4</text:p>
          </table:table-cell>
          <table:table-cell table:style-name="ce2" table:formula="of:=HYPERLINK([.A105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23.mp4</text:p>
          </table:table-cell>
          <table:table-cell table:style-name="ce2" table:formula="of:=HYPERLINK([.A1053]; &quot;View Now&quot;)" office:value-type="string" office:string-value="View Now">
            <text:p>View Now</text:p>
          </table:table-cell>
          <table:table-cell office:value-type="string">
            <text:p>video/mp4</text:p>
          </table:table-cell>
          <table:table-cell office:value-type="float" office:value="1695.016009">
            <text:p>1695.016009</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22.mp4</text:p>
          </table:table-cell>
          <table:table-cell table:style-name="ce2" table:formula="of:=HYPERLINK([.A105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19.mp4</text:p>
          </table:table-cell>
          <table:table-cell table:style-name="ce2" table:formula="of:=HYPERLINK([.A105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21.mp4</text:p>
          </table:table-cell>
          <table:table-cell table:style-name="ce2" table:formula="of:=HYPERLINK([.A105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16.mp4</text:p>
          </table:table-cell>
          <table:table-cell table:style-name="ce2" table:formula="of:=HYPERLINK([.A105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20.mp4</text:p>
          </table:table-cell>
          <table:table-cell table:style-name="ce2" table:formula="of:=HYPERLINK([.A105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26.mp4</text:p>
          </table:table-cell>
          <table:table-cell table:style-name="ce2" table:formula="of:=HYPERLINK([.A1059];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25.mp4</text:p>
          </table:table-cell>
          <table:table-cell table:style-name="ce2" table:formula="of:=HYPERLINK([.A106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27.mp4</text:p>
          </table:table-cell>
          <table:table-cell table:style-name="ce2" table:formula="of:=HYPERLINK([.A106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18.mp4</text:p>
          </table:table-cell>
          <table:table-cell table:style-name="ce2" table:formula="of:=HYPERLINK([.A106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28.mp4</text:p>
          </table:table-cell>
          <table:table-cell table:style-name="ce2" table:formula="of:=HYPERLINK([.A106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29.mp4</text:p>
          </table:table-cell>
          <table:table-cell table:style-name="ce2" table:formula="of:=HYPERLINK([.A106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30.mp4</text:p>
          </table:table-cell>
          <table:table-cell table:style-name="ce2" table:formula="of:=HYPERLINK([.A106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36.mp4</text:p>
          </table:table-cell>
          <table:table-cell table:style-name="ce2" table:formula="of:=HYPERLINK([.A106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35.mp4</text:p>
          </table:table-cell>
          <table:table-cell table:style-name="ce2" table:formula="of:=HYPERLINK([.A106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32.mp4</text:p>
          </table:table-cell>
          <table:table-cell table:style-name="ce2" table:formula="of:=HYPERLINK([.A106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31.mp4</text:p>
          </table:table-cell>
          <table:table-cell table:style-name="ce2" table:formula="of:=HYPERLINK([.A106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33.mp4</text:p>
          </table:table-cell>
          <table:table-cell table:style-name="ce2" table:formula="of:=HYPERLINK([.A107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24.mp4</text:p>
          </table:table-cell>
          <table:table-cell table:style-name="ce2" table:formula="of:=HYPERLINK([.A107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41.mp4</text:p>
          </table:table-cell>
          <table:table-cell table:style-name="ce2" table:formula="of:=HYPERLINK([.A1072];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34.mp4</text:p>
          </table:table-cell>
          <table:table-cell table:style-name="ce2" table:formula="of:=HYPERLINK([.A107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40.mp4</text:p>
          </table:table-cell>
          <table:table-cell table:style-name="ce2" table:formula="of:=HYPERLINK([.A107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42.mp4</text:p>
          </table:table-cell>
          <table:table-cell table:style-name="ce2" table:formula="of:=HYPERLINK([.A107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39.mp4</text:p>
          </table:table-cell>
          <table:table-cell table:style-name="ce2" table:formula="of:=HYPERLINK([.A107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37.mp4</text:p>
          </table:table-cell>
          <table:table-cell table:style-name="ce2" table:formula="of:=HYPERLINK([.A107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38.mp4</text:p>
          </table:table-cell>
          <table:table-cell table:style-name="ce2" table:formula="of:=HYPERLINK([.A107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45.mp4</text:p>
          </table:table-cell>
          <table:table-cell table:style-name="ce2" table:formula="of:=HYPERLINK([.A107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44.mp4</text:p>
          </table:table-cell>
          <table:table-cell table:style-name="ce2" table:formula="of:=HYPERLINK([.A108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49.mp4</text:p>
          </table:table-cell>
          <table:table-cell table:style-name="ce2" table:formula="of:=HYPERLINK([.A108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43.mp4</text:p>
          </table:table-cell>
          <table:table-cell table:style-name="ce2" table:formula="of:=HYPERLINK([.A108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46.mp4</text:p>
          </table:table-cell>
          <table:table-cell table:style-name="ce2" table:formula="of:=HYPERLINK([.A1083];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47.mp4</text:p>
          </table:table-cell>
          <table:table-cell table:style-name="ce2" table:formula="of:=HYPERLINK([.A108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48.mp4</text:p>
          </table:table-cell>
          <table:table-cell table:style-name="ce2" table:formula="of:=HYPERLINK([.A108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51.mp4</text:p>
          </table:table-cell>
          <table:table-cell table:style-name="ce2" table:formula="of:=HYPERLINK([.A108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50.mp4</text:p>
          </table:table-cell>
          <table:table-cell table:style-name="ce2" table:formula="of:=HYPERLINK([.A108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53.mp4</text:p>
          </table:table-cell>
          <table:table-cell table:style-name="ce2" table:formula="of:=HYPERLINK([.A108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54.mp4</text:p>
          </table:table-cell>
          <table:table-cell table:style-name="ce2" table:formula="of:=HYPERLINK([.A108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52.mp4</text:p>
          </table:table-cell>
          <table:table-cell table:style-name="ce2" table:formula="of:=HYPERLINK([.A109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55.mp4</text:p>
          </table:table-cell>
          <table:table-cell table:style-name="ce2" table:formula="of:=HYPERLINK([.A109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56.mp4</text:p>
          </table:table-cell>
          <table:table-cell table:style-name="ce2" table:formula="of:=HYPERLINK([.A109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57.mp4</text:p>
          </table:table-cell>
          <table:table-cell table:style-name="ce2" table:formula="of:=HYPERLINK([.A109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60.mp4</text:p>
          </table:table-cell>
          <table:table-cell table:style-name="ce2" table:formula="of:=HYPERLINK([.A109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61.mp4</text:p>
          </table:table-cell>
          <table:table-cell table:style-name="ce2" table:formula="of:=HYPERLINK([.A109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58.mp4</text:p>
          </table:table-cell>
          <table:table-cell table:style-name="ce2" table:formula="of:=HYPERLINK([.A109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59.mp4</text:p>
          </table:table-cell>
          <table:table-cell table:style-name="ce2" table:formula="of:=HYPERLINK([.A109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62.mp4</text:p>
          </table:table-cell>
          <table:table-cell table:style-name="ce2" table:formula="of:=HYPERLINK([.A109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63.mp4</text:p>
          </table:table-cell>
          <table:table-cell table:style-name="ce2" table:formula="of:=HYPERLINK([.A109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70.mp4</text:p>
          </table:table-cell>
          <table:table-cell table:style-name="ce2" table:formula="of:=HYPERLINK([.A110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65.mp4</text:p>
          </table:table-cell>
          <table:table-cell table:style-name="ce2" table:formula="of:=HYPERLINK([.A110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66.mp4</text:p>
          </table:table-cell>
          <table:table-cell table:style-name="ce2" table:formula="of:=HYPERLINK([.A110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64.mp4</text:p>
          </table:table-cell>
          <table:table-cell table:style-name="ce2" table:formula="of:=HYPERLINK([.A1103];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74.mp4</text:p>
          </table:table-cell>
          <table:table-cell table:style-name="ce2" table:formula="of:=HYPERLINK([.A110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73.mp4</text:p>
          </table:table-cell>
          <table:table-cell table:style-name="ce2" table:formula="of:=HYPERLINK([.A110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75.mp4</text:p>
          </table:table-cell>
          <table:table-cell table:style-name="ce2" table:formula="of:=HYPERLINK([.A110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76.mp4</text:p>
          </table:table-cell>
          <table:table-cell table:style-name="ce2" table:formula="of:=HYPERLINK([.A110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71.mp4</text:p>
          </table:table-cell>
          <table:table-cell table:style-name="ce2" table:formula="of:=HYPERLINK([.A110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67.mp4</text:p>
          </table:table-cell>
          <table:table-cell table:style-name="ce2" table:formula="of:=HYPERLINK([.A110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68.mp4</text:p>
          </table:table-cell>
          <table:table-cell table:style-name="ce2" table:formula="of:=HYPERLINK([.A111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72.mp4</text:p>
          </table:table-cell>
          <table:table-cell table:style-name="ce2" table:formula="of:=HYPERLINK([.A111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78.mp4</text:p>
          </table:table-cell>
          <table:table-cell table:style-name="ce2" table:formula="of:=HYPERLINK([.A111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79.mp4</text:p>
          </table:table-cell>
          <table:table-cell table:style-name="ce2" table:formula="of:=HYPERLINK([.A111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77.mp4</text:p>
          </table:table-cell>
          <table:table-cell table:style-name="ce2" table:formula="of:=HYPERLINK([.A111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80.mp4</text:p>
          </table:table-cell>
          <table:table-cell table:style-name="ce2" table:formula="of:=HYPERLINK([.A111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81.mp4</text:p>
          </table:table-cell>
          <table:table-cell table:style-name="ce2" table:formula="of:=HYPERLINK([.A111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83.mp4</text:p>
          </table:table-cell>
          <table:table-cell table:style-name="ce2" table:formula="of:=HYPERLINK([.A111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82.mp4</text:p>
          </table:table-cell>
          <table:table-cell table:style-name="ce2" table:formula="of:=HYPERLINK([.A111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69.mp4</text:p>
          </table:table-cell>
          <table:table-cell table:style-name="ce2" table:formula="of:=HYPERLINK([.A1119];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87.mp4</text:p>
          </table:table-cell>
          <table:table-cell table:style-name="ce2" table:formula="of:=HYPERLINK([.A112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85.mp4</text:p>
          </table:table-cell>
          <table:table-cell table:style-name="ce2" table:formula="of:=HYPERLINK([.A112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89.mp4</text:p>
          </table:table-cell>
          <table:table-cell table:style-name="ce2" table:formula="of:=HYPERLINK([.A112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84.mp4</text:p>
          </table:table-cell>
          <table:table-cell table:style-name="ce2" table:formula="of:=HYPERLINK([.A112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88.mp4</text:p>
          </table:table-cell>
          <table:table-cell table:style-name="ce2" table:formula="of:=HYPERLINK([.A112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86.mp4</text:p>
          </table:table-cell>
          <table:table-cell table:style-name="ce2" table:formula="of:=HYPERLINK([.A112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91.mp4</text:p>
          </table:table-cell>
          <table:table-cell table:style-name="ce2" table:formula="of:=HYPERLINK([.A112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90.mp4</text:p>
          </table:table-cell>
          <table:table-cell table:style-name="ce2" table:formula="of:=HYPERLINK([.A112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95.mp4</text:p>
          </table:table-cell>
          <table:table-cell table:style-name="ce2" table:formula="of:=HYPERLINK([.A112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93.mp4</text:p>
          </table:table-cell>
          <table:table-cell table:style-name="ce2" table:formula="of:=HYPERLINK([.A1129];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94.mp4</text:p>
          </table:table-cell>
          <table:table-cell table:style-name="ce2" table:formula="of:=HYPERLINK([.A113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97.mp4</text:p>
          </table:table-cell>
          <table:table-cell table:style-name="ce2" table:formula="of:=HYPERLINK([.A113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96.mp4</text:p>
          </table:table-cell>
          <table:table-cell table:style-name="ce2" table:formula="of:=HYPERLINK([.A113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98.mp4</text:p>
          </table:table-cell>
          <table:table-cell table:style-name="ce2" table:formula="of:=HYPERLINK([.A113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00.mp4</text:p>
          </table:table-cell>
          <table:table-cell table:style-name="ce2" table:formula="of:=HYPERLINK([.A113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04.mp4</text:p>
          </table:table-cell>
          <table:table-cell table:style-name="ce2" table:formula="of:=HYPERLINK([.A113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05.mp4</text:p>
          </table:table-cell>
          <table:table-cell table:style-name="ce2" table:formula="of:=HYPERLINK([.A113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07.mp4</text:p>
          </table:table-cell>
          <table:table-cell table:style-name="ce2" table:formula="of:=HYPERLINK([.A113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08.mp4</text:p>
          </table:table-cell>
          <table:table-cell table:style-name="ce2" table:formula="of:=HYPERLINK([.A113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10.mp4</text:p>
          </table:table-cell>
          <table:table-cell table:style-name="ce2" table:formula="of:=HYPERLINK([.A113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09.mp4</text:p>
          </table:table-cell>
          <table:table-cell table:style-name="ce2" table:formula="of:=HYPERLINK([.A114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11.mp4</text:p>
          </table:table-cell>
          <table:table-cell table:style-name="ce2" table:formula="of:=HYPERLINK([.A114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06.mp4</text:p>
          </table:table-cell>
          <table:table-cell table:style-name="ce2" table:formula="of:=HYPERLINK([.A114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13.mp4</text:p>
          </table:table-cell>
          <table:table-cell table:style-name="ce2" table:formula="of:=HYPERLINK([.A114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02.mp4</text:p>
          </table:table-cell>
          <table:table-cell table:style-name="ce2" table:formula="of:=HYPERLINK([.A114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03.mp4</text:p>
          </table:table-cell>
          <table:table-cell table:style-name="ce2" table:formula="of:=HYPERLINK([.A114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15.mp4</text:p>
          </table:table-cell>
          <table:table-cell table:style-name="ce2" table:formula="of:=HYPERLINK([.A114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19.mp4</text:p>
          </table:table-cell>
          <table:table-cell table:style-name="ce2" table:formula="of:=HYPERLINK([.A114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01.mp4</text:p>
          </table:table-cell>
          <table:table-cell table:style-name="ce2" table:formula="of:=HYPERLINK([.A114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17.mp4</text:p>
          </table:table-cell>
          <table:table-cell table:style-name="ce2" table:formula="of:=HYPERLINK([.A114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99.mp4</text:p>
          </table:table-cell>
          <table:table-cell table:style-name="ce2" table:formula="of:=HYPERLINK([.A115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14.mp4</text:p>
          </table:table-cell>
          <table:table-cell table:style-name="ce2" table:formula="of:=HYPERLINK([.A115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18.mp4</text:p>
          </table:table-cell>
          <table:table-cell table:style-name="ce2" table:formula="of:=HYPERLINK([.A115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21.mp4</text:p>
          </table:table-cell>
          <table:table-cell table:style-name="ce2" table:formula="of:=HYPERLINK([.A115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292.mp4</text:p>
          </table:table-cell>
          <table:table-cell table:style-name="ce2" table:formula="of:=HYPERLINK([.A115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20.mp4</text:p>
          </table:table-cell>
          <table:table-cell table:style-name="ce2" table:formula="of:=HYPERLINK([.A115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23.mp4</text:p>
          </table:table-cell>
          <table:table-cell table:style-name="ce2" table:formula="of:=HYPERLINK([.A115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16.mp4</text:p>
          </table:table-cell>
          <table:table-cell table:style-name="ce2" table:formula="of:=HYPERLINK([.A115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27.mp4</text:p>
          </table:table-cell>
          <table:table-cell table:style-name="ce2" table:formula="of:=HYPERLINK([.A115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22.mp4</text:p>
          </table:table-cell>
          <table:table-cell table:style-name="ce2" table:formula="of:=HYPERLINK([.A115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25.mp4</text:p>
          </table:table-cell>
          <table:table-cell table:style-name="ce2" table:formula="of:=HYPERLINK([.A116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31.mp4</text:p>
          </table:table-cell>
          <table:table-cell table:style-name="ce2" table:formula="of:=HYPERLINK([.A116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24.mp4</text:p>
          </table:table-cell>
          <table:table-cell table:style-name="ce2" table:formula="of:=HYPERLINK([.A116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12.mp4</text:p>
          </table:table-cell>
          <table:table-cell table:style-name="ce2" table:formula="of:=HYPERLINK([.A116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33.mp4</text:p>
          </table:table-cell>
          <table:table-cell table:style-name="ce2" table:formula="of:=HYPERLINK([.A116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26.mp4</text:p>
          </table:table-cell>
          <table:table-cell table:style-name="ce2" table:formula="of:=HYPERLINK([.A116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30.mp4</text:p>
          </table:table-cell>
          <table:table-cell table:style-name="ce2" table:formula="of:=HYPERLINK([.A116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35.mp4</text:p>
          </table:table-cell>
          <table:table-cell table:style-name="ce2" table:formula="of:=HYPERLINK([.A116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29.mp4</text:p>
          </table:table-cell>
          <table:table-cell table:style-name="ce2" table:formula="of:=HYPERLINK([.A116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38.mp4</text:p>
          </table:table-cell>
          <table:table-cell table:style-name="ce2" table:formula="of:=HYPERLINK([.A116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32.mp4</text:p>
          </table:table-cell>
          <table:table-cell table:style-name="ce2" table:formula="of:=HYPERLINK([.A117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37.mp4</text:p>
          </table:table-cell>
          <table:table-cell table:style-name="ce2" table:formula="of:=HYPERLINK([.A117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34.mp4</text:p>
          </table:table-cell>
          <table:table-cell table:style-name="ce2" table:formula="of:=HYPERLINK([.A117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28.mp4</text:p>
          </table:table-cell>
          <table:table-cell table:style-name="ce2" table:formula="of:=HYPERLINK([.A117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40.mp4</text:p>
          </table:table-cell>
          <table:table-cell table:style-name="ce2" table:formula="of:=HYPERLINK([.A117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36.mp4</text:p>
          </table:table-cell>
          <table:table-cell table:style-name="ce2" table:formula="of:=HYPERLINK([.A117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46.mp4</text:p>
          </table:table-cell>
          <table:table-cell table:style-name="ce2" table:formula="of:=HYPERLINK([.A117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43.mp4</text:p>
          </table:table-cell>
          <table:table-cell table:style-name="ce2" table:formula="of:=HYPERLINK([.A117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42.mp4</text:p>
          </table:table-cell>
          <table:table-cell table:style-name="ce2" table:formula="of:=HYPERLINK([.A117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45.mp4</text:p>
          </table:table-cell>
          <table:table-cell table:style-name="ce2" table:formula="of:=HYPERLINK([.A117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44.mp4</text:p>
          </table:table-cell>
          <table:table-cell table:style-name="ce2" table:formula="of:=HYPERLINK([.A118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41.mp4</text:p>
          </table:table-cell>
          <table:table-cell table:style-name="ce2" table:formula="of:=HYPERLINK([.A118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47.mp4</text:p>
          </table:table-cell>
          <table:table-cell table:style-name="ce2" table:formula="of:=HYPERLINK([.A118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49.mp4</text:p>
          </table:table-cell>
          <table:table-cell table:style-name="ce2" table:formula="of:=HYPERLINK([.A118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39.mp4</text:p>
          </table:table-cell>
          <table:table-cell table:style-name="ce2" table:formula="of:=HYPERLINK([.A118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54.mp4</text:p>
          </table:table-cell>
          <table:table-cell table:style-name="ce2" table:formula="of:=HYPERLINK([.A118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53.mp4</text:p>
          </table:table-cell>
          <table:table-cell table:style-name="ce2" table:formula="of:=HYPERLINK([.A118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52.mp4</text:p>
          </table:table-cell>
          <table:table-cell table:style-name="ce2" table:formula="of:=HYPERLINK([.A118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50.mp4</text:p>
          </table:table-cell>
          <table:table-cell table:style-name="ce2" table:formula="of:=HYPERLINK([.A118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51.mp4</text:p>
          </table:table-cell>
          <table:table-cell table:style-name="ce2" table:formula="of:=HYPERLINK([.A118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56.mp4</text:p>
          </table:table-cell>
          <table:table-cell table:style-name="ce2" table:formula="of:=HYPERLINK([.A119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57.mp4</text:p>
          </table:table-cell>
          <table:table-cell table:style-name="ce2" table:formula="of:=HYPERLINK([.A119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60.mp4</text:p>
          </table:table-cell>
          <table:table-cell table:style-name="ce2" table:formula="of:=HYPERLINK([.A119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61.mp4</text:p>
          </table:table-cell>
          <table:table-cell table:style-name="ce2" table:formula="of:=HYPERLINK([.A119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64.mp4</text:p>
          </table:table-cell>
          <table:table-cell table:style-name="ce2" table:formula="of:=HYPERLINK([.A119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62.mp4</text:p>
          </table:table-cell>
          <table:table-cell table:style-name="ce2" table:formula="of:=HYPERLINK([.A119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48.mp4</text:p>
          </table:table-cell>
          <table:table-cell table:style-name="ce2" table:formula="of:=HYPERLINK([.A119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58.mp4</text:p>
          </table:table-cell>
          <table:table-cell table:style-name="ce2" table:formula="of:=HYPERLINK([.A119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63.mp4</text:p>
          </table:table-cell>
          <table:table-cell table:style-name="ce2" table:formula="of:=HYPERLINK([.A119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59.mp4</text:p>
          </table:table-cell>
          <table:table-cell table:style-name="ce2" table:formula="of:=HYPERLINK([.A119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67.mp4</text:p>
          </table:table-cell>
          <table:table-cell table:style-name="ce2" table:formula="of:=HYPERLINK([.A120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71.mp4</text:p>
          </table:table-cell>
          <table:table-cell table:style-name="ce2" table:formula="of:=HYPERLINK([.A120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55.mp4</text:p>
          </table:table-cell>
          <table:table-cell table:style-name="ce2" table:formula="of:=HYPERLINK([.A120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68.mp4</text:p>
          </table:table-cell>
          <table:table-cell table:style-name="ce2" table:formula="of:=HYPERLINK([.A120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66.mp4</text:p>
          </table:table-cell>
          <table:table-cell table:style-name="ce2" table:formula="of:=HYPERLINK([.A120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70.mp4</text:p>
          </table:table-cell>
          <table:table-cell table:style-name="ce2" table:formula="of:=HYPERLINK([.A120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72.mp4</text:p>
          </table:table-cell>
          <table:table-cell table:style-name="ce2" table:formula="of:=HYPERLINK([.A120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74.mp4</text:p>
          </table:table-cell>
          <table:table-cell table:style-name="ce2" table:formula="of:=HYPERLINK([.A120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69.mp4</text:p>
          </table:table-cell>
          <table:table-cell table:style-name="ce2" table:formula="of:=HYPERLINK([.A120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65.mp4</text:p>
          </table:table-cell>
          <table:table-cell table:style-name="ce2" table:formula="of:=HYPERLINK([.A120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73.mp4</text:p>
          </table:table-cell>
          <table:table-cell table:style-name="ce2" table:formula="of:=HYPERLINK([.A121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77.mp4</text:p>
          </table:table-cell>
          <table:table-cell table:style-name="ce2" table:formula="of:=HYPERLINK([.A121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76.mp4</text:p>
          </table:table-cell>
          <table:table-cell table:style-name="ce2" table:formula="of:=HYPERLINK([.A121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80.mp4</text:p>
          </table:table-cell>
          <table:table-cell table:style-name="ce2" table:formula="of:=HYPERLINK([.A121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81.mp4</text:p>
          </table:table-cell>
          <table:table-cell table:style-name="ce2" table:formula="of:=HYPERLINK([.A121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79.mp4</text:p>
          </table:table-cell>
          <table:table-cell table:style-name="ce2" table:formula="of:=HYPERLINK([.A121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75.mp4</text:p>
          </table:table-cell>
          <table:table-cell table:style-name="ce2" table:formula="of:=HYPERLINK([.A121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82.mp4</text:p>
          </table:table-cell>
          <table:table-cell table:style-name="ce2" table:formula="of:=HYPERLINK([.A121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78.mp4</text:p>
          </table:table-cell>
          <table:table-cell table:style-name="ce2" table:formula="of:=HYPERLINK([.A1218];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83.mp4</text:p>
          </table:table-cell>
          <table:table-cell table:style-name="ce2" table:formula="of:=HYPERLINK([.A121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88.mp4</text:p>
          </table:table-cell>
          <table:table-cell table:style-name="ce2" table:formula="of:=HYPERLINK([.A122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86.mp4</text:p>
          </table:table-cell>
          <table:table-cell table:style-name="ce2" table:formula="of:=HYPERLINK([.A122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93.mp4</text:p>
          </table:table-cell>
          <table:table-cell table:style-name="ce2" table:formula="of:=HYPERLINK([.A122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84.mp4</text:p>
          </table:table-cell>
          <table:table-cell table:style-name="ce2" table:formula="of:=HYPERLINK([.A122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91.mp4</text:p>
          </table:table-cell>
          <table:table-cell table:style-name="ce2" table:formula="of:=HYPERLINK([.A122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92.mp4</text:p>
          </table:table-cell>
          <table:table-cell table:style-name="ce2" table:formula="of:=HYPERLINK([.A122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97.mp4</text:p>
          </table:table-cell>
          <table:table-cell table:style-name="ce2" table:formula="of:=HYPERLINK([.A122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98.mp4</text:p>
          </table:table-cell>
          <table:table-cell table:style-name="ce2" table:formula="of:=HYPERLINK([.A122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95.mp4</text:p>
          </table:table-cell>
          <table:table-cell table:style-name="ce2" table:formula="of:=HYPERLINK([.A122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94.mp4</text:p>
          </table:table-cell>
          <table:table-cell table:style-name="ce2" table:formula="of:=HYPERLINK([.A122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85.mp4</text:p>
          </table:table-cell>
          <table:table-cell table:style-name="ce2" table:formula="of:=HYPERLINK([.A123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99.mp4</text:p>
          </table:table-cell>
          <table:table-cell table:style-name="ce2" table:formula="of:=HYPERLINK([.A123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400.mp4</text:p>
          </table:table-cell>
          <table:table-cell table:style-name="ce2" table:formula="of:=HYPERLINK([.A123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403.mp4</text:p>
          </table:table-cell>
          <table:table-cell table:style-name="ce2" table:formula="of:=HYPERLINK([.A123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96.mp4</text:p>
          </table:table-cell>
          <table:table-cell table:style-name="ce2" table:formula="of:=HYPERLINK([.A1234]; &quot;View Now&quot;)" office:value-type="string" office:string-value="View Now">
            <text:p>View Now</text:p>
          </table:table-cell>
          <table:table-cell office:value-type="string">
            <text:p>video/mp4</text:p>
          </table:table-cell>
          <table:table-cell office:value-type="float" office:value="3620.75">
            <text:p>3620.7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90.mp4</text:p>
          </table:table-cell>
          <table:table-cell table:style-name="ce2" table:formula="of:=HYPERLINK([.A123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401.mp4</text:p>
          </table:table-cell>
          <table:table-cell table:style-name="ce2" table:formula="of:=HYPERLINK([.A123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406.mp4</text:p>
          </table:table-cell>
          <table:table-cell table:style-name="ce2" table:formula="of:=HYPERLINK([.A123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408.mp4</text:p>
          </table:table-cell>
          <table:table-cell table:style-name="ce2" table:formula="of:=HYPERLINK([.A123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87.mp4</text:p>
          </table:table-cell>
          <table:table-cell table:style-name="ce2" table:formula="of:=HYPERLINK([.A123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407.mp4</text:p>
          </table:table-cell>
          <table:table-cell table:style-name="ce2" table:formula="of:=HYPERLINK([.A124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410.mp4</text:p>
          </table:table-cell>
          <table:table-cell table:style-name="ce2" table:formula="of:=HYPERLINK([.A124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409.mp4</text:p>
          </table:table-cell>
          <table:table-cell table:style-name="ce2" table:formula="of:=HYPERLINK([.A124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405.mp4</text:p>
          </table:table-cell>
          <table:table-cell table:style-name="ce2" table:formula="of:=HYPERLINK([.A124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402.mp4</text:p>
          </table:table-cell>
          <table:table-cell table:style-name="ce2" table:formula="of:=HYPERLINK([.A124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064599.mp4</text:p>
          </table:table-cell>
          <table:table-cell table:style-name="ce2" table:formula="of:=HYPERLINK([.A124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412.mp4</text:p>
          </table:table-cell>
          <table:table-cell table:style-name="ce2" table:formula="of:=HYPERLINK([.A124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411.mp4</text:p>
          </table:table-cell>
          <table:table-cell table:style-name="ce2" table:formula="of:=HYPERLINK([.A124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389.mp4</text:p>
          </table:table-cell>
          <table:table-cell table:style-name="ce2" table:formula="of:=HYPERLINK([.A1248];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6"/>
          <table:table-cell table:number-columns-repeated="1014"/>
        </table:table-row>
        <table:table-row table:style-name="ro2">
          <table:table-cell office:value-type="string">
            <text:p>https://www.justice.gov/epstein/files/DataSet%209/EFTA00064604.mp4</text:p>
          </table:table-cell>
          <table:table-cell table:style-name="ce2" table:formula="of:=HYPERLINK([.A1249];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6"/>
          <table:table-cell table:number-columns-repeated="1014"/>
        </table:table-row>
        <table:table-row table:style-name="ro2">
          <table:table-cell office:value-type="string">
            <text:p>https://www.justice.gov/epstein/files/DataSet%209/EFTA00064605.mp4</text:p>
          </table:table-cell>
          <table:table-cell table:style-name="ce2" table:formula="of:=HYPERLINK([.A125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064602.mp4</text:p>
          </table:table-cell>
          <table:table-cell table:style-name="ce2" table:formula="of:=HYPERLINK([.A125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8/EFTA00033404.mp4</text:p>
          </table:table-cell>
          <table:table-cell table:style-name="ce2" table:formula="of:=HYPERLINK([.A125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064603.mp4</text:p>
          </table:table-cell>
          <table:table-cell table:style-name="ce2" table:formula="of:=HYPERLINK([.A1253];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6"/>
          <table:table-cell table:number-columns-repeated="1014"/>
        </table:table-row>
        <table:table-row table:style-name="ro2">
          <table:table-cell office:value-type="string">
            <text:p>https://www.justice.gov/epstein/files/DataSet%209/EFTA00068376.m4a</text:p>
          </table:table-cell>
          <table:table-cell table:style-name="ce2" table:formula="of:=HYPERLINK([.A1254]; &quot;View Now&quot;)" office:value-type="string" office:string-value="View Now">
            <text:p>View Now</text:p>
          </table:table-cell>
          <table:table-cell office:value-type="string">
            <text:p>audio/mp4</text:p>
          </table:table-cell>
          <table:table-cell office:value-type="float" office:value="59.239">
            <text:p>59.239</text:p>
          </table:table-cell>
          <table:table-cell table:number-columns-repeated="5"/>
          <table:table-cell table:style-name="ce6"/>
          <table:table-cell table:number-columns-repeated="1014"/>
        </table:table-row>
        <table:table-row table:style-name="ro2">
          <table:table-cell office:value-type="string">
            <text:p>https://www.justice.gov/epstein/files/DataSet%209/EFTA00072394.m4a</text:p>
          </table:table-cell>
          <table:table-cell table:style-name="ce2" table:formula="of:=HYPERLINK([.A1255]; &quot;View Now&quot;)" office:value-type="string" office:string-value="View Now">
            <text:p>View Now</text:p>
          </table:table-cell>
          <table:table-cell office:value-type="string">
            <text:p>audio/mp4</text:p>
          </table:table-cell>
          <table:table-cell office:value-type="float" office:value="24.123">
            <text:p>24.123</text:p>
          </table:table-cell>
          <table:table-cell table:number-columns-repeated="5"/>
          <table:table-cell table:style-name="ce6"/>
          <table:table-cell table:number-columns-repeated="1014"/>
        </table:table-row>
        <table:table-row table:style-name="ro2">
          <table:table-cell office:value-type="string">
            <text:p>https://www.justice.gov/epstein/files/DataSet%209/EFTA00072395.m4a</text:p>
          </table:table-cell>
          <table:table-cell table:style-name="ce2" table:formula="of:=HYPERLINK([.A1256]; &quot;View Now&quot;)" office:value-type="string" office:string-value="View Now">
            <text:p>View Now</text:p>
          </table:table-cell>
          <table:table-cell office:value-type="string">
            <text:p>audio/mp4</text:p>
          </table:table-cell>
          <table:table-cell office:value-type="float" office:value="100.96">
            <text:p>100.96</text:p>
          </table:table-cell>
          <table:table-cell table:number-columns-repeated="5"/>
          <table:table-cell table:style-name="ce6"/>
          <table:table-cell table:number-columns-repeated="1014"/>
        </table:table-row>
        <table:table-row table:style-name="ro2">
          <table:table-cell office:value-type="string">
            <text:p>https://www.justice.gov/epstein/files/DataSet%209/EFTA00064600.mp4</text:p>
          </table:table-cell>
          <table:table-cell table:style-name="ce2" table:formula="of:=HYPERLINK([.A125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072396.m4a</text:p>
          </table:table-cell>
          <table:table-cell table:style-name="ce2" table:formula="of:=HYPERLINK([.A1258]; &quot;View Now&quot;)" office:value-type="string" office:string-value="View Now">
            <text:p>View Now</text:p>
          </table:table-cell>
          <table:table-cell office:value-type="string">
            <text:p>audio/mp4</text:p>
          </table:table-cell>
          <table:table-cell office:value-type="float" office:value="107.196">
            <text:p>107.196</text:p>
          </table:table-cell>
          <table:table-cell table:number-columns-repeated="5"/>
          <table:table-cell table:style-name="ce6"/>
          <table:table-cell table:number-columns-repeated="1014"/>
        </table:table-row>
        <table:table-row table:style-name="ro2">
          <table:table-cell office:value-type="string">
            <text:p>https://www.justice.gov/epstein/files/DataSet%209/EFTA00064606.mp4</text:p>
          </table:table-cell>
          <table:table-cell table:style-name="ce2" table:formula="of:=HYPERLINK([.A125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064598.mp4</text:p>
          </table:table-cell>
          <table:table-cell table:style-name="ce2" table:formula="of:=HYPERLINK([.A126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072397.m4a</text:p>
          </table:table-cell>
          <table:table-cell table:style-name="ce2" table:formula="of:=HYPERLINK([.A1261]; &quot;View Now&quot;)" office:value-type="string" office:string-value="View Now">
            <text:p>View Now</text:p>
          </table:table-cell>
          <table:table-cell office:value-type="string">
            <text:p>audio/mp4</text:p>
          </table:table-cell>
          <table:table-cell office:value-type="float" office:value="49.528">
            <text:p>49.528</text:p>
          </table:table-cell>
          <table:table-cell table:number-columns-repeated="5"/>
          <table:table-cell table:style-name="ce6"/>
          <table:table-cell table:number-columns-repeated="1014"/>
        </table:table-row>
        <table:table-row table:style-name="ro2">
          <table:table-cell office:value-type="string">
            <text:p>https://www.justice.gov/epstein/files/DataSet%209/EFTA00064601.mp4</text:p>
          </table:table-cell>
          <table:table-cell table:style-name="ce2" table:formula="of:=HYPERLINK([.A126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064607.mp4</text:p>
          </table:table-cell>
          <table:table-cell table:style-name="ce2" table:formula="of:=HYPERLINK([.A126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072398.m4a</text:p>
          </table:table-cell>
          <table:table-cell table:style-name="ce2" table:formula="of:=HYPERLINK([.A1264]; &quot;View Now&quot;)" office:value-type="string" office:string-value="View Now">
            <text:p>View Now</text:p>
          </table:table-cell>
          <table:table-cell office:value-type="string">
            <text:p>audio/mp4</text:p>
          </table:table-cell>
          <table:table-cell office:value-type="float" office:value="13.019">
            <text:p>13.019</text:p>
          </table:table-cell>
          <table:table-cell table:number-columns-repeated="5"/>
          <table:table-cell table:style-name="ce6"/>
          <table:table-cell table:number-columns-repeated="1014"/>
        </table:table-row>
        <table:table-row table:style-name="ro2">
          <table:table-cell office:value-type="string">
            <text:p>https://www.justice.gov/epstein/files/DataSet%209/EFTA00072399.m4a</text:p>
          </table:table-cell>
          <table:table-cell table:style-name="ce2" table:formula="of:=HYPERLINK([.A1265]; &quot;View Now&quot;)" office:value-type="string" office:string-value="View Now">
            <text:p>View Now</text:p>
          </table:table-cell>
          <table:table-cell office:value-type="string">
            <text:p>audio/mp4</text:p>
          </table:table-cell>
          <table:table-cell office:value-type="float" office:value="52.95">
            <text:p>52.95</text:p>
          </table:table-cell>
          <table:table-cell table:number-columns-repeated="5"/>
          <table:table-cell table:style-name="ce6"/>
          <table:table-cell table:number-columns-repeated="1014"/>
        </table:table-row>
        <table:table-row table:style-name="ro2">
          <table:table-cell office:value-type="string">
            <text:p>https://www.justice.gov/epstein/files/DataSet%209/EFTA00072401.m4a</text:p>
          </table:table-cell>
          <table:table-cell table:style-name="ce2" table:formula="of:=HYPERLINK([.A1266]; &quot;View Now&quot;)" office:value-type="string" office:string-value="View Now">
            <text:p>View Now</text:p>
          </table:table-cell>
          <table:table-cell office:value-type="string">
            <text:p>audio/mp4</text:p>
          </table:table-cell>
          <table:table-cell office:value-type="float" office:value="59.027">
            <text:p>59.027</text:p>
          </table:table-cell>
          <table:table-cell table:number-columns-repeated="5"/>
          <table:table-cell table:style-name="ce6"/>
          <table:table-cell table:number-columns-repeated="1014"/>
        </table:table-row>
        <table:table-row table:style-name="ro2">
          <table:table-cell office:value-type="string">
            <text:p>https://www.justice.gov/epstein/files/DataSet%209/EFTA00064613.mp4</text:p>
          </table:table-cell>
          <table:table-cell table:style-name="ce2" table:formula="of:=HYPERLINK([.A126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072400.m4a</text:p>
          </table:table-cell>
          <table:table-cell table:style-name="ce2" table:formula="of:=HYPERLINK([.A1268]; &quot;View Now&quot;)" office:value-type="string" office:string-value="View Now">
            <text:p>View Now</text:p>
          </table:table-cell>
          <table:table-cell office:value-type="string">
            <text:p>audio/mp4</text:p>
          </table:table-cell>
          <table:table-cell office:value-type="float" office:value="19.879">
            <text:p>19.879</text:p>
          </table:table-cell>
          <table:table-cell table:number-columns-repeated="5"/>
          <table:table-cell table:style-name="ce6"/>
          <table:table-cell table:number-columns-repeated="1014"/>
        </table:table-row>
        <table:table-row table:style-name="ro2">
          <table:table-cell office:value-type="string">
            <text:p>https://www.justice.gov/epstein/files/DataSet%209/EFTA00064610.mp4</text:p>
          </table:table-cell>
          <table:table-cell table:style-name="ce2" table:formula="of:=HYPERLINK([.A126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083881.m4a</text:p>
          </table:table-cell>
          <table:table-cell table:style-name="ce2" table:formula="of:=HYPERLINK([.A1270]; &quot;View Now&quot;)" office:value-type="string" office:string-value="View Now">
            <text:p>View Now</text:p>
          </table:table-cell>
          <table:table-cell office:value-type="string">
            <text:p>audio/mp4</text:p>
          </table:table-cell>
          <table:table-cell office:value-type="float" office:value="101.079">
            <text:p>101.079</text:p>
          </table:table-cell>
          <table:table-cell table:number-columns-repeated="5"/>
          <table:table-cell table:style-name="ce6"/>
          <table:table-cell table:number-columns-repeated="1014"/>
        </table:table-row>
        <table:table-row table:style-name="ro2">
          <table:table-cell office:value-type="string">
            <text:p>https://www.justice.gov/epstein/files/DataSet%209/EFTA00064608.mp4</text:p>
          </table:table-cell>
          <table:table-cell table:style-name="ce2" table:formula="of:=HYPERLINK([.A127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089243.m4a</text:p>
          </table:table-cell>
          <table:table-cell table:style-name="ce2" table:formula="of:=HYPERLINK([.A1272]; &quot;View Now&quot;)" office:value-type="string" office:string-value="View Now">
            <text:p>View Now</text:p>
          </table:table-cell>
          <table:table-cell office:value-type="string">
            <text:p>audio/mp4</text:p>
          </table:table-cell>
          <table:table-cell office:value-type="float" office:value="56.17">
            <text:p>56.17</text:p>
          </table:table-cell>
          <table:table-cell table:number-columns-repeated="5"/>
          <table:table-cell table:style-name="ce6"/>
          <table:table-cell table:number-columns-repeated="1014"/>
        </table:table-row>
        <table:table-row table:style-name="ro2">
          <table:table-cell office:value-type="string">
            <text:p>https://www.justice.gov/epstein/files/DataSet%209/EFTA00064609.mp4</text:p>
          </table:table-cell>
          <table:table-cell table:style-name="ce2" table:formula="of:=HYPERLINK([.A127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064611.mp4</text:p>
          </table:table-cell>
          <table:table-cell table:style-name="ce2" table:formula="of:=HYPERLINK([.A127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090492.m4a</text:p>
          </table:table-cell>
          <table:table-cell table:style-name="ce2" table:formula="of:=HYPERLINK([.A1275]; &quot;View Now&quot;)" office:value-type="string" office:string-value="View Now">
            <text:p>View Now</text:p>
          </table:table-cell>
          <table:table-cell office:value-type="string">
            <text:p>audio/mp4</text:p>
          </table:table-cell>
          <table:table-cell office:value-type="float" office:value="46.412993">
            <text:p>46.412993</text:p>
          </table:table-cell>
          <table:table-cell table:number-columns-repeated="5"/>
          <table:table-cell table:style-name="ce6"/>
          <table:table-cell table:number-columns-repeated="1014"/>
        </table:table-row>
        <table:table-row table:style-name="ro2">
          <table:table-cell office:value-type="string">
            <text:p>https://www.justice.gov/epstein/files/DataSet%209/EFTA00096469.m4a</text:p>
          </table:table-cell>
          <table:table-cell table:style-name="ce2" table:formula="of:=HYPERLINK([.A1276]; &quot;View Now&quot;)" office:value-type="string" office:string-value="View Now">
            <text:p>View Now</text:p>
          </table:table-cell>
          <table:table-cell office:value-type="string">
            <text:p>audio/mp4</text:p>
          </table:table-cell>
          <table:table-cell office:value-type="float" office:value="36.095">
            <text:p>36.095</text:p>
          </table:table-cell>
          <table:table-cell table:number-columns-repeated="5"/>
          <table:table-cell table:style-name="ce6"/>
          <table:table-cell table:number-columns-repeated="1014"/>
        </table:table-row>
        <table:table-row table:style-name="ro2">
          <table:table-cell office:value-type="string">
            <text:p>https://www.justice.gov/epstein/files/DataSet%209/EFTA00087285.mov</text:p>
          </table:table-cell>
          <table:table-cell table:style-name="ce2" table:formula="of:=HYPERLINK([.A1277]; &quot;View Now&quot;)" office:value-type="string" office:string-value="View Now">
            <text:p>View Now</text:p>
          </table:table-cell>
          <table:table-cell office:value-type="string">
            <text:p>video/quicktime</text:p>
          </table:table-cell>
          <table:table-cell office:value-type="float" office:value="34.866667">
            <text:p>34.866667</text:p>
          </table:table-cell>
          <table:table-cell table:number-columns-repeated="2"/>
          <table:table-cell office:value-type="string">
            <text:p>2020-05-27T20:00:40.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0087284.mp4</text:p>
          </table:table-cell>
          <table:table-cell table:style-name="ce2" table:formula="of:=HYPERLINK([.A1278]; &quot;View Now&quot;)" office:value-type="string" office:string-value="View Now">
            <text:p>View Now</text:p>
          </table:table-cell>
          <table:table-cell office:value-type="string">
            <text:p>video/mp4</text:p>
          </table:table-cell>
          <table:table-cell office:value-type="float" office:value="146.666667">
            <text:p>146.666667</text:p>
          </table:table-cell>
          <table:table-cell table:number-columns-repeated="2"/>
          <table:table-cell office:value-type="string">
            <text:p>2020-05-27T20:07:08.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0093515.m4a</text:p>
          </table:table-cell>
          <table:table-cell table:style-name="ce2" table:formula="of:=HYPERLINK([.A1279]; &quot;View Now&quot;)" office:value-type="string" office:string-value="View Now">
            <text:p>View Now</text:p>
          </table:table-cell>
          <table:table-cell office:value-type="string">
            <text:p>audio/mp4</text:p>
          </table:table-cell>
          <table:table-cell office:value-type="float" office:value="88.972">
            <text:p>88.972</text:p>
          </table:table-cell>
          <table:table-cell table:number-columns-repeated="5"/>
          <table:table-cell table:style-name="ce6"/>
          <table:table-cell table:number-columns-repeated="1014"/>
        </table:table-row>
        <table:table-row table:style-name="ro2">
          <table:table-cell office:value-type="string">
            <text:p>https://www.justice.gov/epstein/files/DataSet%209/EFTA00093695.mp4</text:p>
          </table:table-cell>
          <table:table-cell table:style-name="ce2" table:formula="of:=HYPERLINK([.A1280]; &quot;View Now&quot;)" office:value-type="string" office:string-value="View Now">
            <text:p>View Now</text:p>
          </table:table-cell>
          <table:table-cell office:value-type="string">
            <text:p>video/mp4</text:p>
          </table:table-cell>
          <table:table-cell office:value-type="float" office:value="72.466667">
            <text:p>72.466667</text:p>
          </table:table-cell>
          <table:table-cell table:number-columns-repeated="2"/>
          <table:table-cell office:value-type="string">
            <text:p>2020-05-27T20:08:03.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0093697.m4v</text:p>
          </table:table-cell>
          <table:table-cell table:style-name="ce2" table:formula="of:=HYPERLINK([.A1281]; &quot;View Now&quot;)" office:value-type="string" office:string-value="View Now">
            <text:p>View Now</text:p>
          </table:table-cell>
          <table:table-cell office:value-type="string">
            <text:p>video/mp4</text:p>
          </table:table-cell>
          <table:table-cell office:value-type="float" office:value="85.7">
            <text:p>85.7</text:p>
          </table:table-cell>
          <table:table-cell table:number-columns-repeated="5"/>
          <table:table-cell table:style-name="ce6"/>
          <table:table-cell table:number-columns-repeated="1014"/>
        </table:table-row>
        <table:table-row table:style-name="ro2">
          <table:table-cell office:value-type="string">
            <text:p>https://www.justice.gov/epstein/files/DataSet%209/EFTA00076840.mov</text:p>
          </table:table-cell>
          <table:table-cell table:style-name="ce2" table:formula="of:=HYPERLINK([.A1282]; &quot;View Now&quot;)" office:value-type="string" office:string-value="View Now">
            <text:p>View Now</text:p>
          </table:table-cell>
          <table:table-cell office:value-type="string">
            <text:p>video/quicktime</text:p>
          </table:table-cell>
          <table:table-cell office:value-type="float" office:value="155.73">
            <text:p>155.73</text:p>
          </table:table-cell>
          <table:table-cell table:number-columns-repeated="2"/>
          <table:table-cell office:value-type="string">
            <text:p>2020-05-27T19:40:47.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0093696.mov</text:p>
          </table:table-cell>
          <table:table-cell table:style-name="ce2" table:formula="of:=HYPERLINK([.A1283]; &quot;View Now&quot;)" office:value-type="string" office:string-value="View Now">
            <text:p>View Now</text:p>
          </table:table-cell>
          <table:table-cell office:value-type="string">
            <text:p>video/quicktime</text:p>
          </table:table-cell>
          <table:table-cell office:value-type="float" office:value="77.998345">
            <text:p>77.998345</text:p>
          </table:table-cell>
          <table:table-cell table:number-columns-repeated="2"/>
          <table:table-cell office:value-type="string">
            <text:p>2020-05-27T19:29:47.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0064612.mp4</text:p>
          </table:table-cell>
          <table:table-cell table:style-name="ce2" table:formula="of:=HYPERLINK([.A128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064614.mp4</text:p>
          </table:table-cell>
          <table:table-cell table:style-name="ce2" table:formula="of:=HYPERLINK([.A128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099789.mp4</text:p>
          </table:table-cell>
          <table:table-cell table:style-name="ce2" table:formula="of:=HYPERLINK([.A1286]; &quot;View Now&quot;)" office:value-type="string" office:string-value="View Now">
            <text:p>View Now</text:p>
          </table:table-cell>
          <table:table-cell office:value-type="string">
            <text:p>video/mp4</text:p>
          </table:table-cell>
          <table:table-cell office:value-type="float" office:value="21.2333">
            <text:p>21.2333</text:p>
          </table:table-cell>
          <table:table-cell table:number-columns-repeated="2"/>
          <table:table-cell office:value-type="string">
            <text:p>2019-09-18T19:43:09.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0104842.m4a</text:p>
          </table:table-cell>
          <table:table-cell table:style-name="ce2" table:formula="of:=HYPERLINK([.A1287]; &quot;View Now&quot;)" office:value-type="string" office:string-value="View Now">
            <text:p>View Now</text:p>
          </table:table-cell>
          <table:table-cell office:value-type="string">
            <text:p>audio/mp4</text:p>
          </table:table-cell>
          <table:table-cell office:value-type="float" office:value="34.211">
            <text:p>34.211</text:p>
          </table:table-cell>
          <table:table-cell table:number-columns-repeated="5"/>
          <table:table-cell table:style-name="ce6"/>
          <table:table-cell table:number-columns-repeated="1014"/>
        </table:table-row>
        <table:table-row table:style-name="ro2">
          <table:table-cell office:value-type="string">
            <text:p>https://www.justice.gov/epstein/files/DataSet%209/EFTA00099787.mp4</text:p>
          </table:table-cell>
          <table:table-cell table:style-name="ce2" table:formula="of:=HYPERLINK([.A1288]; &quot;View Now&quot;)" office:value-type="string" office:string-value="View Now">
            <text:p>View Now</text:p>
          </table:table-cell>
          <table:table-cell office:value-type="string">
            <text:p>video/mp4</text:p>
          </table:table-cell>
          <table:table-cell office:value-type="float" office:value="18.9">
            <text:p>18.9</text:p>
          </table:table-cell>
          <table:table-cell table:number-columns-repeated="2"/>
          <table:table-cell office:value-type="string">
            <text:p>2019-09-18T19:41:58.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0102123.mov</text:p>
          </table:table-cell>
          <table:table-cell table:style-name="ce2" table:formula="of:=HYPERLINK([.A1289]; &quot;View Now&quot;)" office:value-type="string" office:string-value="View Now">
            <text:p>View Now</text:p>
          </table:table-cell>
          <table:table-cell office:value-type="string">
            <text:p>video/quicktime</text:p>
          </table:table-cell>
          <table:table-cell office:value-type="float" office:value="42.431678">
            <text:p>42.431678</text:p>
          </table:table-cell>
          <table:table-cell table:number-columns-repeated="2"/>
          <table:table-cell office:value-type="string">
            <text:p>2020-05-27T20:11:22.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0102122.mov</text:p>
          </table:table-cell>
          <table:table-cell table:style-name="ce2" table:formula="of:=HYPERLINK([.A1290]; &quot;View Now&quot;)" office:value-type="string" office:string-value="View Now">
            <text:p>View Now</text:p>
          </table:table-cell>
          <table:table-cell office:value-type="string">
            <text:p>video/quicktime</text:p>
          </table:table-cell>
          <table:table-cell office:value-type="float" office:value="29.5">
            <text:p>29.5</text:p>
          </table:table-cell>
          <table:table-cell table:number-columns-repeated="2"/>
          <table:table-cell office:value-type="string">
            <text:p>2020-05-27T20:11:02.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0108923.mp4</text:p>
          </table:table-cell>
          <table:table-cell table:style-name="ce2" table:formula="of:=HYPERLINK([.A129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08930.mp4</text:p>
          </table:table-cell>
          <table:table-cell table:style-name="ce2" table:formula="of:=HYPERLINK([.A129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08931.mp4</text:p>
          </table:table-cell>
          <table:table-cell table:style-name="ce2" table:formula="of:=HYPERLINK([.A129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08922.mp4</text:p>
          </table:table-cell>
          <table:table-cell table:style-name="ce2" table:formula="of:=HYPERLINK([.A129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08925.mp4</text:p>
          </table:table-cell>
          <table:table-cell table:style-name="ce2" table:formula="of:=HYPERLINK([.A1295];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6"/>
          <table:table-cell table:number-columns-repeated="1014"/>
        </table:table-row>
        <table:table-row table:style-name="ro2">
          <table:table-cell office:value-type="string">
            <text:p>https://www.justice.gov/epstein/files/DataSet%209/EFTA00108920.mp4</text:p>
          </table:table-cell>
          <table:table-cell table:style-name="ce2" table:formula="of:=HYPERLINK([.A129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08929.mp4</text:p>
          </table:table-cell>
          <table:table-cell table:style-name="ce2" table:formula="of:=HYPERLINK([.A129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08932.mp4</text:p>
          </table:table-cell>
          <table:table-cell table:style-name="ce2" table:formula="of:=HYPERLINK([.A129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451.mp4</text:p>
          </table:table-cell>
          <table:table-cell table:style-name="ce2" table:formula="of:=HYPERLINK([.A129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08927.mp4</text:p>
          </table:table-cell>
          <table:table-cell table:style-name="ce2" table:formula="of:=HYPERLINK([.A130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449.mp4</text:p>
          </table:table-cell>
          <table:table-cell table:style-name="ce2" table:formula="of:=HYPERLINK([.A130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08924.mp4</text:p>
          </table:table-cell>
          <table:table-cell table:style-name="ce2" table:formula="of:=HYPERLINK([.A1302];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448.mp4</text:p>
          </table:table-cell>
          <table:table-cell table:style-name="ce2" table:formula="of:=HYPERLINK([.A1303];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6"/>
          <table:table-cell table:number-columns-repeated="1014"/>
        </table:table-row>
        <table:table-row table:style-name="ro2">
          <table:table-cell office:value-type="string">
            <text:p>https://www.justice.gov/epstein/files/DataSet%209/EFTA00108921.mp4</text:p>
          </table:table-cell>
          <table:table-cell table:style-name="ce2" table:formula="of:=HYPERLINK([.A130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08928.mp4</text:p>
          </table:table-cell>
          <table:table-cell table:style-name="ce2" table:formula="of:=HYPERLINK([.A130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452.mp4</text:p>
          </table:table-cell>
          <table:table-cell table:style-name="ce2" table:formula="of:=HYPERLINK([.A130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454.mp4</text:p>
          </table:table-cell>
          <table:table-cell table:style-name="ce2" table:formula="of:=HYPERLINK([.A130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450.mp4</text:p>
          </table:table-cell>
          <table:table-cell table:style-name="ce2" table:formula="of:=HYPERLINK([.A130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08926.mp4</text:p>
          </table:table-cell>
          <table:table-cell table:style-name="ce2" table:formula="of:=HYPERLINK([.A130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453.mp4</text:p>
          </table:table-cell>
          <table:table-cell table:style-name="ce2" table:formula="of:=HYPERLINK([.A131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457.mp4</text:p>
          </table:table-cell>
          <table:table-cell table:style-name="ce2" table:formula="of:=HYPERLINK([.A131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459.mp4</text:p>
          </table:table-cell>
          <table:table-cell table:style-name="ce2" table:formula="of:=HYPERLINK([.A1312];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460.mp4</text:p>
          </table:table-cell>
          <table:table-cell table:style-name="ce2" table:formula="of:=HYPERLINK([.A131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458.mp4</text:p>
          </table:table-cell>
          <table:table-cell table:style-name="ce2" table:formula="of:=HYPERLINK([.A131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461.mp4</text:p>
          </table:table-cell>
          <table:table-cell table:style-name="ce2" table:formula="of:=HYPERLINK([.A131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455.mp4</text:p>
          </table:table-cell>
          <table:table-cell table:style-name="ce2" table:formula="of:=HYPERLINK([.A131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467.mp4</text:p>
          </table:table-cell>
          <table:table-cell table:style-name="ce2" table:formula="of:=HYPERLINK([.A131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464.mp4</text:p>
          </table:table-cell>
          <table:table-cell table:style-name="ce2" table:formula="of:=HYPERLINK([.A131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472.mp4</text:p>
          </table:table-cell>
          <table:table-cell table:style-name="ce2" table:formula="of:=HYPERLINK([.A131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463.mp4</text:p>
          </table:table-cell>
          <table:table-cell table:style-name="ce2" table:formula="of:=HYPERLINK([.A132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456.mp4</text:p>
          </table:table-cell>
          <table:table-cell table:style-name="ce2" table:formula="of:=HYPERLINK([.A132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471.mp4</text:p>
          </table:table-cell>
          <table:table-cell table:style-name="ce2" table:formula="of:=HYPERLINK([.A132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468.mp4</text:p>
          </table:table-cell>
          <table:table-cell table:style-name="ce2" table:formula="of:=HYPERLINK([.A132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462.mp4</text:p>
          </table:table-cell>
          <table:table-cell table:style-name="ce2" table:formula="of:=HYPERLINK([.A132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465.mp4</text:p>
          </table:table-cell>
          <table:table-cell table:style-name="ce2" table:formula="of:=HYPERLINK([.A132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466.mp4</text:p>
          </table:table-cell>
          <table:table-cell table:style-name="ce2" table:formula="of:=HYPERLINK([.A132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469.mp4</text:p>
          </table:table-cell>
          <table:table-cell table:style-name="ce2" table:formula="of:=HYPERLINK([.A1327];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475.mp4</text:p>
          </table:table-cell>
          <table:table-cell table:style-name="ce2" table:formula="of:=HYPERLINK([.A1328];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470.mp4</text:p>
          </table:table-cell>
          <table:table-cell table:style-name="ce2" table:formula="of:=HYPERLINK([.A132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473.mp4</text:p>
          </table:table-cell>
          <table:table-cell table:style-name="ce2" table:formula="of:=HYPERLINK([.A133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476.mp4</text:p>
          </table:table-cell>
          <table:table-cell table:style-name="ce2" table:formula="of:=HYPERLINK([.A133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479.mp4</text:p>
          </table:table-cell>
          <table:table-cell table:style-name="ce2" table:formula="of:=HYPERLINK([.A133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474.mp4</text:p>
          </table:table-cell>
          <table:table-cell table:style-name="ce2" table:formula="of:=HYPERLINK([.A133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481.mp4</text:p>
          </table:table-cell>
          <table:table-cell table:style-name="ce2" table:formula="of:=HYPERLINK([.A133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486.mp4</text:p>
          </table:table-cell>
          <table:table-cell table:style-name="ce2" table:formula="of:=HYPERLINK([.A133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480.mp4</text:p>
          </table:table-cell>
          <table:table-cell table:style-name="ce2" table:formula="of:=HYPERLINK([.A133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482.mp4</text:p>
          </table:table-cell>
          <table:table-cell table:style-name="ce2" table:formula="of:=HYPERLINK([.A133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485.mp4</text:p>
          </table:table-cell>
          <table:table-cell table:style-name="ce2" table:formula="of:=HYPERLINK([.A133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484.mp4</text:p>
          </table:table-cell>
          <table:table-cell table:style-name="ce2" table:formula="of:=HYPERLINK([.A133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477.mp4</text:p>
          </table:table-cell>
          <table:table-cell table:style-name="ce2" table:formula="of:=HYPERLINK([.A134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490.mp4</text:p>
          </table:table-cell>
          <table:table-cell table:style-name="ce2" table:formula="of:=HYPERLINK([.A134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488.mp4</text:p>
          </table:table-cell>
          <table:table-cell table:style-name="ce2" table:formula="of:=HYPERLINK([.A134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487.mp4</text:p>
          </table:table-cell>
          <table:table-cell table:style-name="ce2" table:formula="of:=HYPERLINK([.A134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478.mp4</text:p>
          </table:table-cell>
          <table:table-cell table:style-name="ce2" table:formula="of:=HYPERLINK([.A134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493.mp4</text:p>
          </table:table-cell>
          <table:table-cell table:style-name="ce2" table:formula="of:=HYPERLINK([.A134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491.mp4</text:p>
          </table:table-cell>
          <table:table-cell table:style-name="ce2" table:formula="of:=HYPERLINK([.A134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495.mp4</text:p>
          </table:table-cell>
          <table:table-cell table:style-name="ce2" table:formula="of:=HYPERLINK([.A134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489.mp4</text:p>
          </table:table-cell>
          <table:table-cell table:style-name="ce2" table:formula="of:=HYPERLINK([.A134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492.mp4</text:p>
          </table:table-cell>
          <table:table-cell table:style-name="ce2" table:formula="of:=HYPERLINK([.A134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496.mp4</text:p>
          </table:table-cell>
          <table:table-cell table:style-name="ce2" table:formula="of:=HYPERLINK([.A1350]; &quot;View Now&quot;)" office:value-type="string" office:string-value="View Now">
            <text:p>View Now</text:p>
          </table:table-cell>
          <table:table-cell office:value-type="string">
            <text:p>video/mp4</text:p>
          </table:table-cell>
          <table:table-cell office:value-type="float" office:value="3588.765011">
            <text:p>3588.765011</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483.mp4</text:p>
          </table:table-cell>
          <table:table-cell table:style-name="ce2" table:formula="of:=HYPERLINK([.A1351]; &quot;View Now&quot;)" office:value-type="string" office:string-value="View Now">
            <text:p>View Now</text:p>
          </table:table-cell>
          <table:table-cell office:value-type="string">
            <text:p>video/mp4</text:p>
          </table:table-cell>
          <table:table-cell office:value-type="float" office:value="3589.508005">
            <text:p>3589.50800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497.mp4</text:p>
          </table:table-cell>
          <table:table-cell table:style-name="ce2" table:formula="of:=HYPERLINK([.A135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00.mp4</text:p>
          </table:table-cell>
          <table:table-cell table:style-name="ce2" table:formula="of:=HYPERLINK([.A135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01.mp4</text:p>
          </table:table-cell>
          <table:table-cell table:style-name="ce2" table:formula="of:=HYPERLINK([.A135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499.mp4</text:p>
          </table:table-cell>
          <table:table-cell table:style-name="ce2" table:formula="of:=HYPERLINK([.A135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494.mp4</text:p>
          </table:table-cell>
          <table:table-cell table:style-name="ce2" table:formula="of:=HYPERLINK([.A135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3080.mov</text:p>
          </table:table-cell>
          <table:table-cell table:style-name="ce2" table:formula="of:=HYPERLINK([.A1357]; &quot;View Now&quot;)" office:value-type="string" office:string-value="View Now">
            <text:p>View Now</text:p>
          </table:table-cell>
          <table:table-cell office:value-type="string">
            <text:p>video/quicktime</text:p>
          </table:table-cell>
          <table:table-cell table:number-columns-repeated="6"/>
          <table:table-cell table:style-name="ce6"/>
          <table:table-cell table:number-columns-repeated="1014"/>
        </table:table-row>
        <table:table-row table:style-name="ro2">
          <table:table-cell office:value-type="string">
            <text:p>https://www.justice.gov/epstein/files/DataSet%209/EFTA00128498.mp4</text:p>
          </table:table-cell>
          <table:table-cell table:style-name="ce2" table:formula="of:=HYPERLINK([.A1358];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6"/>
          <table:table-cell table:number-columns-repeated="1014"/>
        </table:table-row>
        <table:table-row table:style-name="ro2">
          <table:table-cell office:value-type="string">
            <text:p>https://www.justice.gov/epstein/files/DataSet%209/EFTA00123083.mov</text:p>
          </table:table-cell>
          <table:table-cell table:style-name="ce2" table:formula="of:=HYPERLINK([.A1359]; &quot;View Now&quot;)" office:value-type="string" office:string-value="View Now">
            <text:p>View Now</text:p>
          </table:table-cell>
          <table:table-cell office:value-type="string">
            <text:p>video/quicktime</text:p>
          </table:table-cell>
          <table:table-cell office:value-type="float" office:value="69.223333">
            <text:p>69.223333</text:p>
          </table:table-cell>
          <table:table-cell office:value-type="string">
            <text:p>+40.7130-074.0029+057.844/</text:p>
          </table:table-cell>
          <table:table-cell table:formula="of:=HYPERLINK(&quot;https://www.google.com/maps?q=40.713,-74.0029&quot;;&quot;MAP&quot;)" office:value-type="string" office:string-value="MAP">
            <text:p>MAP</text:p>
          </table:table-cell>
          <table:table-cell office:value-type="string">
            <text:p>2021-11-02T19:39:27.000000Z</text:p>
          </table:table-cell>
          <table:table-cell table:number-columns-repeated="2"/>
          <table:table-cell table:style-name="ce7" office:value-type="string">
            <text:p>Video tour of a portion of 150 Park Row, New York, NY 10007, United States the metropolitan Correctional Center</text:p>
          </table:table-cell>
          <table:table-cell table:number-columns-repeated="1014"/>
        </table:table-row>
        <table:table-row table:style-name="ro2">
          <table:table-cell office:value-type="string">
            <text:p>https://www.justice.gov/epstein/files/DataSet%209/EFTA00128508.mp4</text:p>
          </table:table-cell>
          <table:table-cell table:style-name="ce2" table:formula="of:=HYPERLINK([.A1360]; &quot;View Now&quot;)" office:value-type="string" office:string-value="View Now">
            <text:p>View Now</text:p>
          </table:table-cell>
          <table:table-cell office:value-type="string">
            <text:p>video/mp4</text:p>
          </table:table-cell>
          <table:table-cell office:value-type="float" office:value="3592.016009">
            <text:p>3592.016009</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09.mp4</text:p>
          </table:table-cell>
          <table:table-cell table:style-name="ce2" table:formula="of:=HYPERLINK([.A1361];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07.mp4</text:p>
          </table:table-cell>
          <table:table-cell table:style-name="ce2" table:formula="of:=HYPERLINK([.A136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10.mp4</text:p>
          </table:table-cell>
          <table:table-cell table:style-name="ce2" table:formula="of:=HYPERLINK([.A136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06.mp4</text:p>
          </table:table-cell>
          <table:table-cell table:style-name="ce2" table:formula="of:=HYPERLINK([.A136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03.mp4</text:p>
          </table:table-cell>
          <table:table-cell table:style-name="ce2" table:formula="of:=HYPERLINK([.A136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02.mp4</text:p>
          </table:table-cell>
          <table:table-cell table:style-name="ce2" table:formula="of:=HYPERLINK([.A136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05.mp4</text:p>
          </table:table-cell>
          <table:table-cell table:style-name="ce2" table:formula="of:=HYPERLINK([.A136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04.mp4</text:p>
          </table:table-cell>
          <table:table-cell table:style-name="ce2" table:formula="of:=HYPERLINK([.A1368];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14.mp4</text:p>
          </table:table-cell>
          <table:table-cell table:style-name="ce2" table:formula="of:=HYPERLINK([.A136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15.mp4</text:p>
          </table:table-cell>
          <table:table-cell table:style-name="ce2" table:formula="of:=HYPERLINK([.A137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11.mp4</text:p>
          </table:table-cell>
          <table:table-cell table:style-name="ce2" table:formula="of:=HYPERLINK([.A137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16.mp4</text:p>
          </table:table-cell>
          <table:table-cell table:style-name="ce2" table:formula="of:=HYPERLINK([.A137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12.mp4</text:p>
          </table:table-cell>
          <table:table-cell table:style-name="ce2" table:formula="of:=HYPERLINK([.A137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13.mp4</text:p>
          </table:table-cell>
          <table:table-cell table:style-name="ce2" table:formula="of:=HYPERLINK([.A137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17.mp4</text:p>
          </table:table-cell>
          <table:table-cell table:style-name="ce2" table:formula="of:=HYPERLINK([.A137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21.mp4</text:p>
          </table:table-cell>
          <table:table-cell table:style-name="ce2" table:formula="of:=HYPERLINK([.A137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18.mp4</text:p>
          </table:table-cell>
          <table:table-cell table:style-name="ce2" table:formula="of:=HYPERLINK([.A137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19.mp4</text:p>
          </table:table-cell>
          <table:table-cell table:style-name="ce2" table:formula="of:=HYPERLINK([.A137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25.mp4</text:p>
          </table:table-cell>
          <table:table-cell table:style-name="ce2" table:formula="of:=HYPERLINK([.A137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29.mp4</text:p>
          </table:table-cell>
          <table:table-cell table:style-name="ce2" table:formula="of:=HYPERLINK([.A138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22.mp4</text:p>
          </table:table-cell>
          <table:table-cell table:style-name="ce2" table:formula="of:=HYPERLINK([.A138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26.mp4</text:p>
          </table:table-cell>
          <table:table-cell table:style-name="ce2" table:formula="of:=HYPERLINK([.A138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23.mp4</text:p>
          </table:table-cell>
          <table:table-cell table:style-name="ce2" table:formula="of:=HYPERLINK([.A1383];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27.mp4</text:p>
          </table:table-cell>
          <table:table-cell table:style-name="ce2" table:formula="of:=HYPERLINK([.A138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20.mp4</text:p>
          </table:table-cell>
          <table:table-cell table:style-name="ce2" table:formula="of:=HYPERLINK([.A138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32.mp4</text:p>
          </table:table-cell>
          <table:table-cell table:style-name="ce2" table:formula="of:=HYPERLINK([.A138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28.mp4</text:p>
          </table:table-cell>
          <table:table-cell table:style-name="ce2" table:formula="of:=HYPERLINK([.A138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34.mp4</text:p>
          </table:table-cell>
          <table:table-cell table:style-name="ce2" table:formula="of:=HYPERLINK([.A138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24.mp4</text:p>
          </table:table-cell>
          <table:table-cell table:style-name="ce2" table:formula="of:=HYPERLINK([.A138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30.mp4</text:p>
          </table:table-cell>
          <table:table-cell table:style-name="ce2" table:formula="of:=HYPERLINK([.A139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33.mp4</text:p>
          </table:table-cell>
          <table:table-cell table:style-name="ce2" table:formula="of:=HYPERLINK([.A1391];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36.mp4</text:p>
          </table:table-cell>
          <table:table-cell table:style-name="ce2" table:formula="of:=HYPERLINK([.A139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31.mp4</text:p>
          </table:table-cell>
          <table:table-cell table:style-name="ce2" table:formula="of:=HYPERLINK([.A139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37.mp4</text:p>
          </table:table-cell>
          <table:table-cell table:style-name="ce2" table:formula="of:=HYPERLINK([.A139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40.mp4</text:p>
          </table:table-cell>
          <table:table-cell table:style-name="ce2" table:formula="of:=HYPERLINK([.A139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35.mp4</text:p>
          </table:table-cell>
          <table:table-cell table:style-name="ce2" table:formula="of:=HYPERLINK([.A139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47.mp4</text:p>
          </table:table-cell>
          <table:table-cell table:style-name="ce2" table:formula="of:=HYPERLINK([.A139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42.mp4</text:p>
          </table:table-cell>
          <table:table-cell table:style-name="ce2" table:formula="of:=HYPERLINK([.A139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39.mp4</text:p>
          </table:table-cell>
          <table:table-cell table:style-name="ce2" table:formula="of:=HYPERLINK([.A1399];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41.mp4</text:p>
          </table:table-cell>
          <table:table-cell table:style-name="ce2" table:formula="of:=HYPERLINK([.A140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44.mp4</text:p>
          </table:table-cell>
          <table:table-cell table:style-name="ce2" table:formula="of:=HYPERLINK([.A140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45.mp4</text:p>
          </table:table-cell>
          <table:table-cell table:style-name="ce2" table:formula="of:=HYPERLINK([.A140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43.mp4</text:p>
          </table:table-cell>
          <table:table-cell table:style-name="ce2" table:formula="of:=HYPERLINK([.A140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46.mp4</text:p>
          </table:table-cell>
          <table:table-cell table:style-name="ce2" table:formula="of:=HYPERLINK([.A140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50.mp4</text:p>
          </table:table-cell>
          <table:table-cell table:style-name="ce2" table:formula="of:=HYPERLINK([.A1405]; &quot;View Now&quot;)" office:value-type="string" office:string-value="View Now">
            <text:p>View Now</text:p>
          </table:table-cell>
          <table:table-cell office:value-type="string">
            <text:p>video/mp4</text:p>
          </table:table-cell>
          <table:table-cell office:value-type="float" office:value="3578.767007">
            <text:p>3578.767007</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48.mp4</text:p>
          </table:table-cell>
          <table:table-cell table:style-name="ce2" table:formula="of:=HYPERLINK([.A140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53.mp4</text:p>
          </table:table-cell>
          <table:table-cell table:style-name="ce2" table:formula="of:=HYPERLINK([.A1407];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49.mp4</text:p>
          </table:table-cell>
          <table:table-cell table:style-name="ce2" table:formula="of:=HYPERLINK([.A140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38.mp4</text:p>
          </table:table-cell>
          <table:table-cell table:style-name="ce2" table:formula="of:=HYPERLINK([.A140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51.mp4</text:p>
          </table:table-cell>
          <table:table-cell table:style-name="ce2" table:formula="of:=HYPERLINK([.A141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55.mp4</text:p>
          </table:table-cell>
          <table:table-cell table:style-name="ce2" table:formula="of:=HYPERLINK([.A141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60.mp4</text:p>
          </table:table-cell>
          <table:table-cell table:style-name="ce2" table:formula="of:=HYPERLINK([.A141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57.mp4</text:p>
          </table:table-cell>
          <table:table-cell table:style-name="ce2" table:formula="of:=HYPERLINK([.A141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62.mp4</text:p>
          </table:table-cell>
          <table:table-cell table:style-name="ce2" table:formula="of:=HYPERLINK([.A141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54.mp4</text:p>
          </table:table-cell>
          <table:table-cell table:style-name="ce2" table:formula="of:=HYPERLINK([.A141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59.mp4</text:p>
          </table:table-cell>
          <table:table-cell table:style-name="ce2" table:formula="of:=HYPERLINK([.A1416];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63.mp4</text:p>
          </table:table-cell>
          <table:table-cell table:style-name="ce2" table:formula="of:=HYPERLINK([.A1417];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66.mp4</text:p>
          </table:table-cell>
          <table:table-cell table:style-name="ce2" table:formula="of:=HYPERLINK([.A141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52.mp4</text:p>
          </table:table-cell>
          <table:table-cell table:style-name="ce2" table:formula="of:=HYPERLINK([.A141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58.mp4</text:p>
          </table:table-cell>
          <table:table-cell table:style-name="ce2" table:formula="of:=HYPERLINK([.A142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56.mp4</text:p>
          </table:table-cell>
          <table:table-cell table:style-name="ce2" table:formula="of:=HYPERLINK([.A142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70.mp4</text:p>
          </table:table-cell>
          <table:table-cell table:style-name="ce2" table:formula="of:=HYPERLINK([.A142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65.mp4</text:p>
          </table:table-cell>
          <table:table-cell table:style-name="ce2" table:formula="of:=HYPERLINK([.A142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69.mp4</text:p>
          </table:table-cell>
          <table:table-cell table:style-name="ce2" table:formula="of:=HYPERLINK([.A1424];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67.mp4</text:p>
          </table:table-cell>
          <table:table-cell table:style-name="ce2" table:formula="of:=HYPERLINK([.A142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68.mp4</text:p>
          </table:table-cell>
          <table:table-cell table:style-name="ce2" table:formula="of:=HYPERLINK([.A142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61.mp4</text:p>
          </table:table-cell>
          <table:table-cell table:style-name="ce2" table:formula="of:=HYPERLINK([.A142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73.mp4</text:p>
          </table:table-cell>
          <table:table-cell table:style-name="ce2" table:formula="of:=HYPERLINK([.A142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75.mp4</text:p>
          </table:table-cell>
          <table:table-cell table:style-name="ce2" table:formula="of:=HYPERLINK([.A142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64.mp4</text:p>
          </table:table-cell>
          <table:table-cell table:style-name="ce2" table:formula="of:=HYPERLINK([.A1430];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71.mp4</text:p>
          </table:table-cell>
          <table:table-cell table:style-name="ce2" table:formula="of:=HYPERLINK([.A143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80.mp4</text:p>
          </table:table-cell>
          <table:table-cell table:style-name="ce2" table:formula="of:=HYPERLINK([.A143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76.mp4</text:p>
          </table:table-cell>
          <table:table-cell table:style-name="ce2" table:formula="of:=HYPERLINK([.A1433]; &quot;View Now&quot;)" office:value-type="string" office:string-value="View Now">
            <text:p>View Now</text:p>
          </table:table-cell>
          <table:table-cell office:value-type="string">
            <text:p>video/mp4</text:p>
          </table:table-cell>
          <table:table-cell office:value-type="float" office:value="3586.768005">
            <text:p>3586.76800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72.mp4</text:p>
          </table:table-cell>
          <table:table-cell table:style-name="ce2" table:formula="of:=HYPERLINK([.A143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82.mp4</text:p>
          </table:table-cell>
          <table:table-cell table:style-name="ce2" table:formula="of:=HYPERLINK([.A143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78.mp4</text:p>
          </table:table-cell>
          <table:table-cell table:style-name="ce2" table:formula="of:=HYPERLINK([.A143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79.mp4</text:p>
          </table:table-cell>
          <table:table-cell table:style-name="ce2" table:formula="of:=HYPERLINK([.A143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74.mp4</text:p>
          </table:table-cell>
          <table:table-cell table:style-name="ce2" table:formula="of:=HYPERLINK([.A143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87.mp4</text:p>
          </table:table-cell>
          <table:table-cell table:style-name="ce2" table:formula="of:=HYPERLINK([.A143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84.mp4</text:p>
          </table:table-cell>
          <table:table-cell table:style-name="ce2" table:formula="of:=HYPERLINK([.A144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81.mp4</text:p>
          </table:table-cell>
          <table:table-cell table:style-name="ce2" table:formula="of:=HYPERLINK([.A144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77.mp4</text:p>
          </table:table-cell>
          <table:table-cell table:style-name="ce2" table:formula="of:=HYPERLINK([.A144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86.mp4</text:p>
          </table:table-cell>
          <table:table-cell table:style-name="ce2" table:formula="of:=HYPERLINK([.A144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83.mp4</text:p>
          </table:table-cell>
          <table:table-cell table:style-name="ce2" table:formula="of:=HYPERLINK([.A144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91.mp4</text:p>
          </table:table-cell>
          <table:table-cell table:style-name="ce2" table:formula="of:=HYPERLINK([.A144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85.mp4</text:p>
          </table:table-cell>
          <table:table-cell table:style-name="ce2" table:formula="of:=HYPERLINK([.A144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88.mp4</text:p>
          </table:table-cell>
          <table:table-cell table:style-name="ce2" table:formula="of:=HYPERLINK([.A144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92.mp4</text:p>
          </table:table-cell>
          <table:table-cell table:style-name="ce2" table:formula="of:=HYPERLINK([.A144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89.mp4</text:p>
          </table:table-cell>
          <table:table-cell table:style-name="ce2" table:formula="of:=HYPERLINK([.A144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95.mp4</text:p>
          </table:table-cell>
          <table:table-cell table:style-name="ce2" table:formula="of:=HYPERLINK([.A145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94.mp4</text:p>
          </table:table-cell>
          <table:table-cell table:style-name="ce2" table:formula="of:=HYPERLINK([.A145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96.mp4</text:p>
          </table:table-cell>
          <table:table-cell table:style-name="ce2" table:formula="of:=HYPERLINK([.A145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93.mp4</text:p>
          </table:table-cell>
          <table:table-cell table:style-name="ce2" table:formula="of:=HYPERLINK([.A145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600.mp4</text:p>
          </table:table-cell>
          <table:table-cell table:style-name="ce2" table:formula="of:=HYPERLINK([.A145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602.mp4</text:p>
          </table:table-cell>
          <table:table-cell table:style-name="ce2" table:formula="of:=HYPERLINK([.A145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97.mp4</text:p>
          </table:table-cell>
          <table:table-cell table:style-name="ce2" table:formula="of:=HYPERLINK([.A145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99.mp4</text:p>
          </table:table-cell>
          <table:table-cell table:style-name="ce2" table:formula="of:=HYPERLINK([.A145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604.mp4</text:p>
          </table:table-cell>
          <table:table-cell table:style-name="ce2" table:formula="of:=HYPERLINK([.A145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98.mp4</text:p>
          </table:table-cell>
          <table:table-cell table:style-name="ce2" table:formula="of:=HYPERLINK([.A1459];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590.mp4</text:p>
          </table:table-cell>
          <table:table-cell table:style-name="ce2" table:formula="of:=HYPERLINK([.A146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610.mp4</text:p>
          </table:table-cell>
          <table:table-cell table:style-name="ce2" table:formula="of:=HYPERLINK([.A1461];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607.mp4</text:p>
          </table:table-cell>
          <table:table-cell table:style-name="ce2" table:formula="of:=HYPERLINK([.A146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601.mp4</text:p>
          </table:table-cell>
          <table:table-cell table:style-name="ce2" table:formula="of:=HYPERLINK([.A146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609.mp4</text:p>
          </table:table-cell>
          <table:table-cell table:style-name="ce2" table:formula="of:=HYPERLINK([.A146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606.mp4</text:p>
          </table:table-cell>
          <table:table-cell table:style-name="ce2" table:formula="of:=HYPERLINK([.A146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605.mp4</text:p>
          </table:table-cell>
          <table:table-cell table:style-name="ce2" table:formula="of:=HYPERLINK([.A146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608.mp4</text:p>
          </table:table-cell>
          <table:table-cell table:style-name="ce2" table:formula="of:=HYPERLINK([.A146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614.mp4</text:p>
          </table:table-cell>
          <table:table-cell table:style-name="ce2" table:formula="of:=HYPERLINK([.A146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611.mp4</text:p>
          </table:table-cell>
          <table:table-cell table:style-name="ce2" table:formula="of:=HYPERLINK([.A146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616.mp4</text:p>
          </table:table-cell>
          <table:table-cell table:style-name="ce2" table:formula="of:=HYPERLINK([.A1470];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612.mp4</text:p>
          </table:table-cell>
          <table:table-cell table:style-name="ce2" table:formula="of:=HYPERLINK([.A147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617.mp4</text:p>
          </table:table-cell>
          <table:table-cell table:style-name="ce2" table:formula="of:=HYPERLINK([.A147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620.mp4</text:p>
          </table:table-cell>
          <table:table-cell table:style-name="ce2" table:formula="of:=HYPERLINK([.A147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619.mp4</text:p>
          </table:table-cell>
          <table:table-cell table:style-name="ce2" table:formula="of:=HYPERLINK([.A147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626.mp4</text:p>
          </table:table-cell>
          <table:table-cell table:style-name="ce2" table:formula="of:=HYPERLINK([.A1475]; &quot;View Now&quot;)" office:value-type="string" office:string-value="View Now">
            <text:p>View Now</text:p>
          </table:table-cell>
          <table:table-cell office:value-type="string">
            <text:p>video/mp4</text:p>
          </table:table-cell>
          <table:table-cell office:value-type="float" office:value="446.763991">
            <text:p>446.763991</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615.mp4</text:p>
          </table:table-cell>
          <table:table-cell table:style-name="ce2" table:formula="of:=HYPERLINK([.A147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603.mp4</text:p>
          </table:table-cell>
          <table:table-cell table:style-name="ce2" table:formula="of:=HYPERLINK([.A147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621.mp4</text:p>
          </table:table-cell>
          <table:table-cell table:style-name="ce2" table:formula="of:=HYPERLINK([.A147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625.mp4</text:p>
          </table:table-cell>
          <table:table-cell table:style-name="ce2" table:formula="of:=HYPERLINK([.A147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622.mp4</text:p>
          </table:table-cell>
          <table:table-cell table:style-name="ce2" table:formula="of:=HYPERLINK([.A148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618.mp4</text:p>
          </table:table-cell>
          <table:table-cell table:style-name="ce2" table:formula="of:=HYPERLINK([.A148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624.mp4</text:p>
          </table:table-cell>
          <table:table-cell table:style-name="ce2" table:formula="of:=HYPERLINK([.A148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37534.mp4</text:p>
          </table:table-cell>
          <table:table-cell table:style-name="ce2" table:formula="of:=HYPERLINK([.A1483]; &quot;View Now&quot;)" office:value-type="string" office:string-value="View Now">
            <text:p>View Now</text:p>
          </table:table-cell>
          <table:table-cell office:value-type="string">
            <text:p>video/mp4</text:p>
          </table:table-cell>
          <table:table-cell office:value-type="float" office:value="3614.75">
            <text:p>3614.7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623.mp4</text:p>
          </table:table-cell>
          <table:table-cell table:style-name="ce2" table:formula="of:=HYPERLINK([.A148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37535.mp4</text:p>
          </table:table-cell>
          <table:table-cell table:style-name="ce2" table:formula="of:=HYPERLINK([.A148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37537.mp4</text:p>
          </table:table-cell>
          <table:table-cell table:style-name="ce2" table:formula="of:=HYPERLINK([.A1486]; &quot;View Now&quot;)" office:value-type="string" office:string-value="View Now">
            <text:p>View Now</text:p>
          </table:table-cell>
          <table:table-cell office:value-type="string">
            <text:p>video/mp4</text:p>
          </table:table-cell>
          <table:table-cell office:value-type="float" office:value="3607.5">
            <text:p>3607.5</text:p>
          </table:table-cell>
          <table:table-cell table:number-columns-repeated="5"/>
          <table:table-cell table:style-name="ce6"/>
          <table:table-cell table:number-columns-repeated="1014"/>
        </table:table-row>
        <table:table-row table:style-name="ro2">
          <table:table-cell office:value-type="string">
            <text:p>https://www.justice.gov/epstein/files/DataSet%209/EFTA00137540.mp4</text:p>
          </table:table-cell>
          <table:table-cell table:style-name="ce2" table:formula="of:=HYPERLINK([.A148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37541.mp4</text:p>
          </table:table-cell>
          <table:table-cell table:style-name="ce2" table:formula="of:=HYPERLINK([.A1488]; &quot;View Now&quot;)" office:value-type="string" office:string-value="View Now">
            <text:p>View Now</text:p>
          </table:table-cell>
          <table:table-cell office:value-type="string">
            <text:p>video/mp4</text:p>
          </table:table-cell>
          <table:table-cell office:value-type="float" office:value="3553.25">
            <text:p>3553.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35578.m4a</text:p>
          </table:table-cell>
          <table:table-cell table:style-name="ce2" table:formula="of:=HYPERLINK([.A1489]; &quot;View Now&quot;)" office:value-type="string" office:string-value="View Now">
            <text:p>View Now</text:p>
          </table:table-cell>
          <table:table-cell office:value-type="string">
            <text:p>audio/mp4</text:p>
          </table:table-cell>
          <table:table-cell office:value-type="float" office:value="765.807">
            <text:p>765.807</text:p>
          </table:table-cell>
          <table:table-cell table:number-columns-repeated="5"/>
          <table:table-cell table:style-name="ce6"/>
          <table:table-cell table:number-columns-repeated="1014"/>
        </table:table-row>
        <table:table-row table:style-name="ro2">
          <table:table-cell office:value-type="string">
            <text:p>https://www.justice.gov/epstein/files/DataSet%209/EFTA00137543.mp4</text:p>
          </table:table-cell>
          <table:table-cell table:style-name="ce2" table:formula="of:=HYPERLINK([.A149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37539.mp4</text:p>
          </table:table-cell>
          <table:table-cell table:style-name="ce2" table:formula="of:=HYPERLINK([.A149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37536.mp4</text:p>
          </table:table-cell>
          <table:table-cell table:style-name="ce2" table:formula="of:=HYPERLINK([.A1492]; &quot;View Now&quot;)" office:value-type="string" office:string-value="View Now">
            <text:p>View Now</text:p>
          </table:table-cell>
          <table:table-cell office:value-type="string">
            <text:p>video/mp4</text:p>
          </table:table-cell>
          <table:table-cell office:value-type="float" office:value="3607.5">
            <text:p>3607.5</text:p>
          </table:table-cell>
          <table:table-cell table:number-columns-repeated="5"/>
          <table:table-cell table:style-name="ce6"/>
          <table:table-cell table:number-columns-repeated="1014"/>
        </table:table-row>
        <table:table-row table:style-name="ro2">
          <table:table-cell office:value-type="string">
            <text:p>https://www.justice.gov/epstein/files/DataSet%209/EFTA00137538.mp4</text:p>
          </table:table-cell>
          <table:table-cell table:style-name="ce2" table:formula="of:=HYPERLINK([.A149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28613.mp4</text:p>
          </table:table-cell>
          <table:table-cell table:style-name="ce2" table:formula="of:=HYPERLINK([.A149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37542.mp4</text:p>
          </table:table-cell>
          <table:table-cell table:style-name="ce2" table:formula="of:=HYPERLINK([.A149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37546.mp4</text:p>
          </table:table-cell>
          <table:table-cell table:style-name="ce2" table:formula="of:=HYPERLINK([.A149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37545.mp4</text:p>
          </table:table-cell>
          <table:table-cell table:style-name="ce2" table:formula="of:=HYPERLINK([.A149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37547.mp4</text:p>
          </table:table-cell>
          <table:table-cell table:style-name="ce2" table:formula="of:=HYPERLINK([.A149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37544.mp4</text:p>
          </table:table-cell>
          <table:table-cell table:style-name="ce2" table:formula="of:=HYPERLINK([.A149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37548.mp4</text:p>
          </table:table-cell>
          <table:table-cell table:style-name="ce2" table:formula="of:=HYPERLINK([.A150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37549.mp4</text:p>
          </table:table-cell>
          <table:table-cell table:style-name="ce2" table:formula="of:=HYPERLINK([.A150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37550.mp4</text:p>
          </table:table-cell>
          <table:table-cell table:style-name="ce2" table:formula="of:=HYPERLINK([.A150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37556.mp4</text:p>
          </table:table-cell>
          <table:table-cell table:style-name="ce2" table:formula="of:=HYPERLINK([.A150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37551.mp4</text:p>
          </table:table-cell>
          <table:table-cell table:style-name="ce2" table:formula="of:=HYPERLINK([.A150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37557.mp4</text:p>
          </table:table-cell>
          <table:table-cell table:style-name="ce2" table:formula="of:=HYPERLINK([.A150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37555.mp4</text:p>
          </table:table-cell>
          <table:table-cell table:style-name="ce2" table:formula="of:=HYPERLINK([.A150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37559.mp4</text:p>
          </table:table-cell>
          <table:table-cell table:style-name="ce2" table:formula="of:=HYPERLINK([.A150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37554.mp4</text:p>
          </table:table-cell>
          <table:table-cell table:style-name="ce2" table:formula="of:=HYPERLINK([.A150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37552.mp4</text:p>
          </table:table-cell>
          <table:table-cell table:style-name="ce2" table:formula="of:=HYPERLINK([.A1509];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6"/>
          <table:table-cell table:number-columns-repeated="1014"/>
        </table:table-row>
        <table:table-row table:style-name="ro2">
          <table:table-cell office:value-type="string">
            <text:p>https://www.justice.gov/epstein/files/DataSet%209/EFTA00137558.mp4</text:p>
          </table:table-cell>
          <table:table-cell table:style-name="ce2" table:formula="of:=HYPERLINK([.A151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37560.mp4</text:p>
          </table:table-cell>
          <table:table-cell table:style-name="ce2" table:formula="of:=HYPERLINK([.A151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37562.mp4</text:p>
          </table:table-cell>
          <table:table-cell table:style-name="ce2" table:formula="of:=HYPERLINK([.A151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43819.mp4</text:p>
          </table:table-cell>
          <table:table-cell table:style-name="ce2" table:formula="of:=HYPERLINK([.A1513]; &quot;View Now&quot;)" office:value-type="string" office:string-value="View Now">
            <text:p>View Now</text:p>
          </table:table-cell>
          <table:table-cell office:value-type="string">
            <text:p>video/mp4</text:p>
          </table:table-cell>
          <table:table-cell office:value-type="float" office:value="8.428844">
            <text:p>8.428844</text:p>
          </table:table-cell>
          <table:table-cell table:number-columns-repeated="5"/>
          <table:table-cell table:style-name="ce6"/>
          <table:table-cell table:number-columns-repeated="1014"/>
        </table:table-row>
        <table:table-row table:style-name="ro2">
          <table:table-cell office:value-type="string">
            <text:p>https://www.justice.gov/epstein/files/DataSet%209/EFTA00137565.mp4</text:p>
          </table:table-cell>
          <table:table-cell table:style-name="ce2" table:formula="of:=HYPERLINK([.A151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37564.mp4</text:p>
          </table:table-cell>
          <table:table-cell table:style-name="ce2" table:formula="of:=HYPERLINK([.A151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51167.m4a</text:p>
          </table:table-cell>
          <table:table-cell table:style-name="ce2" table:formula="of:=HYPERLINK([.A1516]; &quot;View Now&quot;)" office:value-type="string" office:string-value="View Now">
            <text:p>View Now</text:p>
          </table:table-cell>
          <table:table-cell office:value-type="string">
            <text:p>audio/mp4</text:p>
          </table:table-cell>
          <table:table-cell office:value-type="float" office:value="112.429">
            <text:p>112.429</text:p>
          </table:table-cell>
          <table:table-cell table:number-columns-repeated="5"/>
          <table:table-cell table:style-name="ce6"/>
          <table:table-cell table:number-columns-repeated="1014"/>
        </table:table-row>
        <table:table-row table:style-name="ro2">
          <table:table-cell office:value-type="string">
            <text:p>https://www.justice.gov/epstein/files/DataSet%209/EFTA00137561.mp4</text:p>
          </table:table-cell>
          <table:table-cell table:style-name="ce2" table:formula="of:=HYPERLINK([.A151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37563.mp4</text:p>
          </table:table-cell>
          <table:table-cell table:style-name="ce2" table:formula="of:=HYPERLINK([.A151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37569.mp4</text:p>
          </table:table-cell>
          <table:table-cell table:style-name="ce2" table:formula="of:=HYPERLINK([.A1519]; &quot;View Now&quot;)" office:value-type="string" office:string-value="View Now">
            <text:p>View Now</text:p>
          </table:table-cell>
          <table:table-cell office:value-type="string">
            <text:p>video/mp4</text:p>
          </table:table-cell>
          <table:table-cell office:value-type="float" office:value="3591.506009">
            <text:p>3591.506009</text:p>
          </table:table-cell>
          <table:table-cell table:number-columns-repeated="5"/>
          <table:table-cell table:style-name="ce6"/>
          <table:table-cell table:number-columns-repeated="1014"/>
        </table:table-row>
        <table:table-row table:style-name="ro2">
          <table:table-cell office:value-type="string">
            <text:p>https://www.justice.gov/epstein/files/DataSet%209/EFTA00152685.m4a</text:p>
          </table:table-cell>
          <table:table-cell table:style-name="ce2" table:formula="of:=HYPERLINK([.A1520]; &quot;View Now&quot;)" office:value-type="string" office:string-value="View Now">
            <text:p>View Now</text:p>
          </table:table-cell>
          <table:table-cell office:value-type="string">
            <text:p>audio/mp4</text:p>
          </table:table-cell>
          <table:table-cell office:value-type="float" office:value="24.179">
            <text:p>24.179</text:p>
          </table:table-cell>
          <table:table-cell table:number-columns-repeated="5"/>
          <table:table-cell table:style-name="ce6"/>
          <table:table-cell table:number-columns-repeated="1014"/>
        </table:table-row>
        <table:table-row table:style-name="ro2">
          <table:table-cell office:value-type="string">
            <text:p>https://www.justice.gov/epstein/files/DataSet%209/EFTA00151168.m4a</text:p>
          </table:table-cell>
          <table:table-cell table:style-name="ce2" table:formula="of:=HYPERLINK([.A1521]; &quot;View Now&quot;)" office:value-type="string" office:string-value="View Now">
            <text:p>View Now</text:p>
          </table:table-cell>
          <table:table-cell office:value-type="string">
            <text:p>audio/mp4</text:p>
          </table:table-cell>
          <table:table-cell office:value-type="float" office:value="113.059">
            <text:p>113.059</text:p>
          </table:table-cell>
          <table:table-cell table:number-columns-repeated="5"/>
          <table:table-cell table:style-name="ce6"/>
          <table:table-cell table:number-columns-repeated="1014"/>
        </table:table-row>
        <table:table-row table:style-name="ro2">
          <table:table-cell office:value-type="string">
            <text:p>https://www.justice.gov/epstein/files/DataSet%209/EFTA00151169.m4a</text:p>
          </table:table-cell>
          <table:table-cell table:style-name="ce2" table:formula="of:=HYPERLINK([.A1522]; &quot;View Now&quot;)" office:value-type="string" office:string-value="View Now">
            <text:p>View Now</text:p>
          </table:table-cell>
          <table:table-cell office:value-type="string">
            <text:p>audio/mp4</text:p>
          </table:table-cell>
          <table:table-cell office:value-type="float" office:value="105.649">
            <text:p>105.649</text:p>
          </table:table-cell>
          <table:table-cell table:number-columns-repeated="5"/>
          <table:table-cell table:style-name="ce6"/>
          <table:table-cell table:number-columns-repeated="1014"/>
        </table:table-row>
        <table:table-row table:style-name="ro2">
          <table:table-cell office:value-type="string">
            <text:p>https://www.justice.gov/epstein/files/DataSet%209/EFTA00152684.m4a</text:p>
          </table:table-cell>
          <table:table-cell table:style-name="ce2" table:formula="of:=HYPERLINK([.A1523]; &quot;View Now&quot;)" office:value-type="string" office:string-value="View Now">
            <text:p>View Now</text:p>
          </table:table-cell>
          <table:table-cell office:value-type="string">
            <text:p>audio/mp4</text:p>
          </table:table-cell>
          <table:table-cell office:value-type="float" office:value="100.96">
            <text:p>100.96</text:p>
          </table:table-cell>
          <table:table-cell table:number-columns-repeated="5"/>
          <table:table-cell table:style-name="ce6"/>
          <table:table-cell table:number-columns-repeated="1014"/>
        </table:table-row>
        <table:table-row table:style-name="ro2">
          <table:table-cell office:value-type="string">
            <text:p>https://www.justice.gov/epstein/files/DataSet%209/EFTA00152686.m4a</text:p>
          </table:table-cell>
          <table:table-cell table:style-name="ce2" table:formula="of:=HYPERLINK([.A1524]; &quot;View Now&quot;)" office:value-type="string" office:string-value="View Now">
            <text:p>View Now</text:p>
          </table:table-cell>
          <table:table-cell office:value-type="string">
            <text:p>audio/mp4</text:p>
          </table:table-cell>
          <table:table-cell office:value-type="float" office:value="57.25">
            <text:p>57.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52687.m4a</text:p>
          </table:table-cell>
          <table:table-cell table:style-name="ce2" table:formula="of:=HYPERLINK([.A1525]; &quot;View Now&quot;)" office:value-type="string" office:string-value="View Now">
            <text:p>View Now</text:p>
          </table:table-cell>
          <table:table-cell office:value-type="string">
            <text:p>audio/mp4</text:p>
          </table:table-cell>
          <table:table-cell office:value-type="float" office:value="44.639">
            <text:p>44.639</text:p>
          </table:table-cell>
          <table:table-cell table:number-columns-repeated="5"/>
          <table:table-cell table:style-name="ce6"/>
          <table:table-cell table:number-columns-repeated="1014"/>
        </table:table-row>
        <table:table-row table:style-name="ro2">
          <table:table-cell office:value-type="string">
            <text:p>https://www.justice.gov/epstein/files/DataSet%209/EFTA00152688.m4a</text:p>
          </table:table-cell>
          <table:table-cell table:style-name="ce2" table:formula="of:=HYPERLINK([.A1526]; &quot;View Now&quot;)" office:value-type="string" office:string-value="View Now">
            <text:p>View Now</text:p>
          </table:table-cell>
          <table:table-cell office:value-type="string">
            <text:p>audio/mp4</text:p>
          </table:table-cell>
          <table:table-cell office:value-type="float" office:value="19.019">
            <text:p>19.019</text:p>
          </table:table-cell>
          <table:table-cell table:number-columns-repeated="5"/>
          <table:table-cell table:style-name="ce6"/>
          <table:table-cell table:number-columns-repeated="1014"/>
        </table:table-row>
        <table:table-row table:style-name="ro2">
          <table:table-cell office:value-type="string">
            <text:p>https://www.justice.gov/epstein/files/DataSet%209/EFTA00143411.m4a</text:p>
          </table:table-cell>
          <table:table-cell table:style-name="ce2" table:formula="of:=HYPERLINK([.A1527]; &quot;View Now&quot;)" office:value-type="string" office:string-value="View Now">
            <text:p>View Now</text:p>
          </table:table-cell>
          <table:table-cell office:value-type="string">
            <text:p>audio/mp4</text:p>
          </table:table-cell>
          <table:table-cell office:value-type="float" office:value="699.541">
            <text:p>699.541</text:p>
          </table:table-cell>
          <table:table-cell table:number-columns-repeated="5"/>
          <table:table-cell table:style-name="ce6"/>
          <table:table-cell table:number-columns-repeated="1014"/>
        </table:table-row>
        <table:table-row table:style-name="ro2">
          <table:table-cell office:value-type="string">
            <text:p>https://www.justice.gov/epstein/files/DataSet%209/EFTA00137566.mp4</text:p>
          </table:table-cell>
          <table:table-cell table:style-name="ce2" table:formula="of:=HYPERLINK([.A152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37567.mp4</text:p>
          </table:table-cell>
          <table:table-cell table:style-name="ce2" table:formula="of:=HYPERLINK([.A152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52691.m4a</text:p>
          </table:table-cell>
          <table:table-cell table:style-name="ce2" table:formula="of:=HYPERLINK([.A1530]; &quot;View Now&quot;)" office:value-type="string" office:string-value="View Now">
            <text:p>View Now</text:p>
          </table:table-cell>
          <table:table-cell office:value-type="string">
            <text:p>audio/mp4</text:p>
          </table:table-cell>
          <table:table-cell office:value-type="float" office:value="52.95">
            <text:p>52.95</text:p>
          </table:table-cell>
          <table:table-cell table:number-columns-repeated="5"/>
          <table:table-cell table:style-name="ce6"/>
          <table:table-cell table:number-columns-repeated="1014"/>
        </table:table-row>
        <table:table-row table:style-name="ro2">
          <table:table-cell office:value-type="string">
            <text:p>https://www.justice.gov/epstein/files/DataSet%209/EFTA00152690.m4a</text:p>
          </table:table-cell>
          <table:table-cell table:style-name="ce2" table:formula="of:=HYPERLINK([.A1531]; &quot;View Now&quot;)" office:value-type="string" office:string-value="View Now">
            <text:p>View Now</text:p>
          </table:table-cell>
          <table:table-cell office:value-type="string">
            <text:p>audio/mp4</text:p>
          </table:table-cell>
          <table:table-cell office:value-type="float" office:value="17.18">
            <text:p>17.18</text:p>
          </table:table-cell>
          <table:table-cell table:number-columns-repeated="5"/>
          <table:table-cell table:style-name="ce6"/>
          <table:table-cell table:number-columns-repeated="1014"/>
        </table:table-row>
        <table:table-row table:style-name="ro2">
          <table:table-cell office:value-type="string">
            <text:p>https://www.justice.gov/epstein/files/DataSet%209/EFTA00152692.m4a</text:p>
          </table:table-cell>
          <table:table-cell table:style-name="ce2" table:formula="of:=HYPERLINK([.A1532]; &quot;View Now&quot;)" office:value-type="string" office:string-value="View Now">
            <text:p>View Now</text:p>
          </table:table-cell>
          <table:table-cell office:value-type="string">
            <text:p>audio/mp4</text:p>
          </table:table-cell>
          <table:table-cell office:value-type="float" office:value="18.249">
            <text:p>18.249</text:p>
          </table:table-cell>
          <table:table-cell table:number-columns-repeated="5"/>
          <table:table-cell table:style-name="ce6"/>
          <table:table-cell table:number-columns-repeated="1014"/>
        </table:table-row>
        <table:table-row table:style-name="ro2">
          <table:table-cell office:value-type="string">
            <text:p>https://www.justice.gov/epstein/files/DataSet%209/EFTA00155437.wav</text:p>
          </table:table-cell>
          <table:table-cell table:style-name="ce2" table:formula="of:=HYPERLINK([.A1533]; &quot;View Now&quot;)" office:value-type="string" office:string-value="View Now">
            <text:p>View Now</text:p>
          </table:table-cell>
          <table:table-cell office:value-type="string">
            <text:p>audio/wav</text:p>
          </table:table-cell>
          <table:table-cell office:value-type="float" office:value="68.62075">
            <text:p>68.62075</text:p>
          </table:table-cell>
          <table:table-cell table:number-columns-repeated="5"/>
          <table:table-cell table:style-name="ce6"/>
          <table:table-cell table:number-columns-repeated="1014"/>
        </table:table-row>
        <table:table-row table:style-name="ro2">
          <table:table-cell office:value-type="string">
            <text:p>https://www.justice.gov/epstein/files/DataSet%209/EFTA00152689.m4a</text:p>
          </table:table-cell>
          <table:table-cell table:style-name="ce2" table:formula="of:=HYPERLINK([.A1534]; &quot;View Now&quot;)" office:value-type="string" office:string-value="View Now">
            <text:p>View Now</text:p>
          </table:table-cell>
          <table:table-cell office:value-type="string">
            <text:p>audio/mp4</text:p>
          </table:table-cell>
          <table:table-cell office:value-type="float" office:value="111.819">
            <text:p>111.819</text:p>
          </table:table-cell>
          <table:table-cell table:number-columns-repeated="5"/>
          <table:table-cell table:style-name="ce6"/>
          <table:table-cell table:number-columns-repeated="1014"/>
        </table:table-row>
        <table:table-row table:style-name="ro2">
          <table:table-cell office:value-type="string">
            <text:p>https://www.justice.gov/epstein/files/DataSet%209/EFTA00137568.mp4</text:p>
          </table:table-cell>
          <table:table-cell table:style-name="ce2" table:formula="of:=HYPERLINK([.A153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55484.m4a</text:p>
          </table:table-cell>
          <table:table-cell table:style-name="ce2" table:formula="of:=HYPERLINK([.A1536]; &quot;View Now&quot;)" office:value-type="string" office:string-value="View Now">
            <text:p>View Now</text:p>
          </table:table-cell>
          <table:table-cell office:value-type="string">
            <text:p>audio/mp4</text:p>
          </table:table-cell>
          <table:table-cell office:value-type="float" office:value="40.61">
            <text:p>40.61</text:p>
          </table:table-cell>
          <table:table-cell table:number-columns-repeated="5"/>
          <table:table-cell table:style-name="ce6"/>
          <table:table-cell table:number-columns-repeated="1014"/>
        </table:table-row>
        <table:table-row table:style-name="ro2">
          <table:table-cell office:value-type="string">
            <text:p>https://www.justice.gov/epstein/files/DataSet%209/EFTA00143735.m4a</text:p>
          </table:table-cell>
          <table:table-cell table:style-name="ce2" table:formula="of:=HYPERLINK([.A1537]; &quot;View Now&quot;)" office:value-type="string" office:string-value="View Now">
            <text:p>View Now</text:p>
          </table:table-cell>
          <table:table-cell office:value-type="string">
            <text:p>audio/mp4</text:p>
          </table:table-cell>
          <table:table-cell office:value-type="float" office:value="1380.894">
            <text:p>1380.894</text:p>
          </table:table-cell>
          <table:table-cell table:number-columns-repeated="5"/>
          <table:table-cell table:style-name="ce6"/>
          <table:table-cell table:number-columns-repeated="1014"/>
        </table:table-row>
        <table:table-row table:style-name="ro2">
          <table:table-cell office:value-type="string">
            <text:p>https://www.justice.gov/epstein/files/DataSet%209/EFTA00137553.mp4</text:p>
          </table:table-cell>
          <table:table-cell table:style-name="ce2" table:formula="of:=HYPERLINK([.A153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37570.mp4</text:p>
          </table:table-cell>
          <table:table-cell table:style-name="ce2" table:formula="of:=HYPERLINK([.A153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55485.m4a</text:p>
          </table:table-cell>
          <table:table-cell table:style-name="ce2" table:formula="of:=HYPERLINK([.A1540]; &quot;View Now&quot;)" office:value-type="string" office:string-value="View Now">
            <text:p>View Now</text:p>
          </table:table-cell>
          <table:table-cell office:value-type="string">
            <text:p>audio/mp4</text:p>
          </table:table-cell>
          <table:table-cell office:value-type="float" office:value="27.128">
            <text:p>27.128</text:p>
          </table:table-cell>
          <table:table-cell table:number-columns-repeated="5"/>
          <table:table-cell table:style-name="ce6"/>
          <table:table-cell table:number-columns-repeated="1014"/>
        </table:table-row>
        <table:table-row table:style-name="ro2">
          <table:table-cell office:value-type="string">
            <text:p>https://www.justice.gov/epstein/files/DataSet%209/EFTA00155552.wav</text:p>
          </table:table-cell>
          <table:table-cell table:style-name="ce2" table:formula="of:=HYPERLINK([.A1541]; &quot;View Now&quot;)" office:value-type="string" office:string-value="View Now">
            <text:p>View Now</text:p>
          </table:table-cell>
          <table:table-cell office:value-type="string">
            <text:p>audio/wav</text:p>
          </table:table-cell>
          <table:table-cell office:value-type="float" office:value="46.9205">
            <text:p>46.9205</text:p>
          </table:table-cell>
          <table:table-cell table:number-columns-repeated="5"/>
          <table:table-cell table:style-name="ce6"/>
          <table:table-cell table:number-columns-repeated="1014"/>
        </table:table-row>
        <table:table-row table:style-name="ro2">
          <table:table-cell office:value-type="string">
            <text:p>https://www.justice.gov/epstein/files/DataSet%209/EFTA00155486.m4a</text:p>
          </table:table-cell>
          <table:table-cell table:style-name="ce2" table:formula="of:=HYPERLINK([.A1542]; &quot;View Now&quot;)" office:value-type="string" office:string-value="View Now">
            <text:p>View Now</text:p>
          </table:table-cell>
          <table:table-cell office:value-type="string">
            <text:p>audio/mp4</text:p>
          </table:table-cell>
          <table:table-cell office:value-type="float" office:value="51.448">
            <text:p>51.448</text:p>
          </table:table-cell>
          <table:table-cell table:number-columns-repeated="5"/>
          <table:table-cell table:style-name="ce6"/>
          <table:table-cell table:number-columns-repeated="1014"/>
        </table:table-row>
        <table:table-row table:style-name="ro2">
          <table:table-cell office:value-type="string">
            <text:p>https://www.justice.gov/epstein/files/DataSet%209/EFTA00155490.m4a</text:p>
          </table:table-cell>
          <table:table-cell table:style-name="ce2" table:formula="of:=HYPERLINK([.A1543]; &quot;View Now&quot;)" office:value-type="string" office:string-value="View Now">
            <text:p>View Now</text:p>
          </table:table-cell>
          <table:table-cell office:value-type="string">
            <text:p>audio/mp4</text:p>
          </table:table-cell>
          <table:table-cell office:value-type="float" office:value="87.672">
            <text:p>87.672</text:p>
          </table:table-cell>
          <table:table-cell table:number-columns-repeated="5"/>
          <table:table-cell table:style-name="ce6"/>
          <table:table-cell table:number-columns-repeated="1014"/>
        </table:table-row>
        <table:table-row table:style-name="ro2">
          <table:table-cell office:value-type="string">
            <text:p>https://www.justice.gov/epstein/files/DataSet%209/EFTA00155489.m4a</text:p>
          </table:table-cell>
          <table:table-cell table:style-name="ce2" table:formula="of:=HYPERLINK([.A1544]; &quot;View Now&quot;)" office:value-type="string" office:string-value="View Now">
            <text:p>View Now</text:p>
          </table:table-cell>
          <table:table-cell office:value-type="string">
            <text:p>audio/mp4</text:p>
          </table:table-cell>
          <table:table-cell office:value-type="float" office:value="28.152">
            <text:p>28.152</text:p>
          </table:table-cell>
          <table:table-cell table:number-columns-repeated="5"/>
          <table:table-cell table:style-name="ce6"/>
          <table:table-cell table:number-columns-repeated="1014"/>
        </table:table-row>
        <table:table-row table:style-name="ro2">
          <table:table-cell office:value-type="string">
            <text:p>https://www.justice.gov/epstein/files/DataSet%209/EFTA00155554.wav</text:p>
          </table:table-cell>
          <table:table-cell table:style-name="ce2" table:formula="of:=HYPERLINK([.A1545]; &quot;View Now&quot;)" office:value-type="string" office:string-value="View Now">
            <text:p>View Now</text:p>
          </table:table-cell>
          <table:table-cell office:value-type="string">
            <text:p>audio/wav</text:p>
          </table:table-cell>
          <table:table-cell office:value-type="float" office:value="55.640375">
            <text:p>55.640375</text:p>
          </table:table-cell>
          <table:table-cell table:number-columns-repeated="5"/>
          <table:table-cell table:style-name="ce6"/>
          <table:table-cell table:number-columns-repeated="1014"/>
        </table:table-row>
        <table:table-row table:style-name="ro2">
          <table:table-cell office:value-type="string">
            <text:p>https://www.justice.gov/epstein/files/DataSet%209/EFTA00137571.mp4</text:p>
          </table:table-cell>
          <table:table-cell table:style-name="ce2" table:formula="of:=HYPERLINK([.A154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6"/>
          <table:table-cell table:number-columns-repeated="1014"/>
        </table:table-row>
        <table:table-row table:style-name="ro2">
          <table:table-cell office:value-type="string">
            <text:p>https://www.justice.gov/epstein/files/DataSet%209/EFTA00155488.m4a</text:p>
          </table:table-cell>
          <table:table-cell table:style-name="ce2" table:formula="of:=HYPERLINK([.A1547]; &quot;View Now&quot;)" office:value-type="string" office:string-value="View Now">
            <text:p>View Now</text:p>
          </table:table-cell>
          <table:table-cell office:value-type="string">
            <text:p>audio/mp4</text:p>
          </table:table-cell>
          <table:table-cell office:value-type="float" office:value="66.552">
            <text:p>66.552</text:p>
          </table:table-cell>
          <table:table-cell table:number-columns-repeated="5"/>
          <table:table-cell table:style-name="ce6"/>
          <table:table-cell table:number-columns-repeated="1014"/>
        </table:table-row>
        <table:table-row table:style-name="ro2">
          <table:table-cell office:value-type="string">
            <text:p>https://www.justice.gov/epstein/files/DataSet%209/EFTA00159164.m4a</text:p>
          </table:table-cell>
          <table:table-cell table:style-name="ce2" table:formula="of:=HYPERLINK([.A1548]; &quot;View Now&quot;)" office:value-type="string" office:string-value="View Now">
            <text:p>View Now</text:p>
          </table:table-cell>
          <table:table-cell office:value-type="string">
            <text:p>audio/mp4</text:p>
          </table:table-cell>
          <table:table-cell office:value-type="float" office:value="66.552">
            <text:p>66.552</text:p>
          </table:table-cell>
          <table:table-cell table:number-columns-repeated="5"/>
          <table:table-cell table:style-name="ce6"/>
          <table:table-cell table:number-columns-repeated="1014"/>
        </table:table-row>
        <table:table-row table:style-name="ro2">
          <table:table-cell office:value-type="string">
            <text:p>https://www.justice.gov/epstein/files/DataSet%209/EFTA00155553.wav</text:p>
          </table:table-cell>
          <table:table-cell table:style-name="ce2" table:formula="of:=HYPERLINK([.A1549]; &quot;View Now&quot;)" office:value-type="string" office:string-value="View Now">
            <text:p>View Now</text:p>
          </table:table-cell>
          <table:table-cell office:value-type="string">
            <text:p>audio/wav</text:p>
          </table:table-cell>
          <table:table-cell office:value-type="float" office:value="50.920375">
            <text:p>50.920375</text:p>
          </table:table-cell>
          <table:table-cell table:number-columns-repeated="5"/>
          <table:table-cell table:style-name="ce6"/>
          <table:table-cell table:number-columns-repeated="1014"/>
        </table:table-row>
        <table:table-row table:style-name="ro2">
          <table:table-cell office:value-type="string">
            <text:p>https://www.justice.gov/epstein/files/DataSet%209/EFTA00157542.m4a</text:p>
          </table:table-cell>
          <table:table-cell table:style-name="ce2" table:formula="of:=HYPERLINK([.A1550]; &quot;View Now&quot;)" office:value-type="string" office:string-value="View Now">
            <text:p>View Now</text:p>
          </table:table-cell>
          <table:table-cell office:value-type="string">
            <text:p>audio/mp4</text:p>
          </table:table-cell>
          <table:table-cell office:value-type="float" office:value="246.55">
            <text:p>246.55</text:p>
          </table:table-cell>
          <table:table-cell table:number-columns-repeated="5"/>
          <table:table-cell table:style-name="ce6"/>
          <table:table-cell table:number-columns-repeated="1014"/>
        </table:table-row>
        <table:table-row table:style-name="ro2">
          <table:table-cell office:value-type="string">
            <text:p>https://www.justice.gov/epstein/files/DataSet%209/EFTA00164287.wav</text:p>
          </table:table-cell>
          <table:table-cell table:style-name="ce2" table:formula="of:=HYPERLINK([.A1551]; &quot;View Now&quot;)" office:value-type="string" office:string-value="View Now">
            <text:p>View Now</text:p>
          </table:table-cell>
          <table:table-cell office:value-type="string">
            <text:p>audio/wav</text:p>
          </table:table-cell>
          <table:table-cell table:number-columns-repeated="6"/>
          <table:table-cell table:style-name="ce6"/>
          <table:table-cell table:number-columns-repeated="1014"/>
        </table:table-row>
        <table:table-row table:style-name="ro2">
          <table:table-cell office:value-type="string">
            <text:p>https://www.justice.gov/epstein/files/DataSet%209/EFTA00164286.wav</text:p>
          </table:table-cell>
          <table:table-cell table:style-name="ce2" table:formula="of:=HYPERLINK([.A1552]; &quot;View Now&quot;)" office:value-type="string" office:string-value="View Now">
            <text:p>View Now</text:p>
          </table:table-cell>
          <table:table-cell office:value-type="string">
            <text:p>audio/wav</text:p>
          </table:table-cell>
          <table:table-cell table:number-columns-repeated="6"/>
          <table:table-cell table:style-name="ce6"/>
          <table:table-cell table:number-columns-repeated="1014"/>
        </table:table-row>
        <table:table-row table:style-name="ro2">
          <table:table-cell office:value-type="string">
            <text:p>https://www.justice.gov/epstein/files/DataSet%209/EFTA00164288.wav</text:p>
          </table:table-cell>
          <table:table-cell table:style-name="ce2" table:formula="of:=HYPERLINK([.A1553]; &quot;View Now&quot;)" office:value-type="string" office:string-value="View Now">
            <text:p>View Now</text:p>
          </table:table-cell>
          <table:table-cell office:value-type="string">
            <text:p>audio/wav</text:p>
          </table:table-cell>
          <table:table-cell table:number-columns-repeated="6"/>
          <table:table-cell table:style-name="ce6"/>
          <table:table-cell table:number-columns-repeated="1014"/>
        </table:table-row>
        <table:table-row table:style-name="ro2">
          <table:table-cell office:value-type="string">
            <text:p>https://www.justice.gov/epstein/files/DataSet%209/EFTA00179443.m4a</text:p>
          </table:table-cell>
          <table:table-cell table:style-name="ce2" table:formula="of:=HYPERLINK([.A1554]; &quot;View Now&quot;)" office:value-type="string" office:string-value="View Now">
            <text:p>View Now</text:p>
          </table:table-cell>
          <table:table-cell office:value-type="string">
            <text:p>audio/mp4</text:p>
          </table:table-cell>
          <table:table-cell office:value-type="float" office:value="71.259">
            <text:p>71.259</text:p>
          </table:table-cell>
          <table:table-cell table:number-columns-repeated="5"/>
          <table:table-cell table:style-name="ce6"/>
          <table:table-cell table:number-columns-repeated="1014"/>
        </table:table-row>
        <table:table-row table:style-name="ro2">
          <table:table-cell office:value-type="string">
            <text:p>https://www.justice.gov/epstein/files/DataSet%209/EFTA00165150.m4v</text:p>
          </table:table-cell>
          <table:table-cell table:style-name="ce2" table:formula="of:=HYPERLINK([.A1555]; &quot;View Now&quot;)" office:value-type="string" office:string-value="View Now">
            <text:p>View Now</text:p>
          </table:table-cell>
          <table:table-cell office:value-type="string">
            <text:p>video/mp4</text:p>
          </table:table-cell>
          <table:table-cell office:value-type="float" office:value="88.533333">
            <text:p>88.5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164926.mp4</text:p>
          </table:table-cell>
          <table:table-cell table:style-name="ce2" table:formula="of:=HYPERLINK([.A1556]; &quot;View Now&quot;)" office:value-type="string" office:string-value="View Now">
            <text:p>View Now</text:p>
          </table:table-cell>
          <table:table-cell office:value-type="string">
            <text:p>video/mp4</text:p>
          </table:table-cell>
          <table:table-cell office:value-type="float" office:value="18.366633">
            <text:p>18.366633</text:p>
          </table:table-cell>
          <table:table-cell table:number-columns-repeated="2"/>
          <table:table-cell office:value-type="string">
            <text:p>2019-09-18T19:41:48.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0179444.m4a</text:p>
          </table:table-cell>
          <table:table-cell table:style-name="ce2" table:formula="of:=HYPERLINK([.A1557]; &quot;View Now&quot;)" office:value-type="string" office:string-value="View Now">
            <text:p>View Now</text:p>
          </table:table-cell>
          <table:table-cell office:value-type="string">
            <text:p>audio/mp4</text:p>
          </table:table-cell>
          <table:table-cell office:value-type="float" office:value="99.624">
            <text:p>99.624</text:p>
          </table:table-cell>
          <table:table-cell table:number-columns-repeated="5"/>
          <table:table-cell table:style-name="ce6"/>
          <table:table-cell table:number-columns-repeated="1014"/>
        </table:table-row>
        <table:table-row table:style-name="ro2">
          <table:table-cell office:value-type="string">
            <text:p>https://www.justice.gov/epstein/files/DataSet%209/EFTA00179442.m4a</text:p>
          </table:table-cell>
          <table:table-cell table:style-name="ce2" table:formula="of:=HYPERLINK([.A1558]; &quot;View Now&quot;)" office:value-type="string" office:string-value="View Now">
            <text:p>View Now</text:p>
          </table:table-cell>
          <table:table-cell office:value-type="string">
            <text:p>audio/mp4</text:p>
          </table:table-cell>
          <table:table-cell office:value-type="float" office:value="83.543">
            <text:p>83.543</text:p>
          </table:table-cell>
          <table:table-cell table:number-columns-repeated="5"/>
          <table:table-cell table:style-name="ce6"/>
          <table:table-cell table:number-columns-repeated="1014"/>
        </table:table-row>
        <table:table-row table:style-name="ro2">
          <table:table-cell office:value-type="string">
            <text:p>https://www.justice.gov/epstein/files/DataSet%209/EFTA00184098.m4v</text:p>
          </table:table-cell>
          <table:table-cell table:style-name="ce2" table:formula="of:=HYPERLINK([.A1559]; &quot;View Now&quot;)" office:value-type="string" office:string-value="View Now">
            <text:p>View Now</text:p>
          </table:table-cell>
          <table:table-cell office:value-type="string">
            <text:p>video/mp4</text:p>
          </table:table-cell>
          <table:table-cell office:value-type="float" office:value="168.112">
            <text:p>168.112</text:p>
          </table:table-cell>
          <table:table-cell table:number-columns-repeated="5"/>
          <table:table-cell table:style-name="ce6"/>
          <table:table-cell table:number-columns-repeated="1014"/>
        </table:table-row>
        <table:table-row table:style-name="ro2">
          <table:table-cell office:value-type="string">
            <text:p>https://www.justice.gov/epstein/files/DataSet%209/EFTA00221036.m4a</text:p>
          </table:table-cell>
          <table:table-cell table:style-name="ce2" table:formula="of:=HYPERLINK([.A1560];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6"/>
          <table:table-cell table:number-columns-repeated="1014"/>
        </table:table-row>
        <table:table-row table:style-name="ro2">
          <table:table-cell office:value-type="string">
            <text:p>https://www.justice.gov/epstein/files/DataSet%209/EFTA00179445.m4a</text:p>
          </table:table-cell>
          <table:table-cell table:style-name="ce2" table:formula="of:=HYPERLINK([.A1561]; &quot;View Now&quot;)" office:value-type="string" office:string-value="View Now">
            <text:p>View Now</text:p>
          </table:table-cell>
          <table:table-cell office:value-type="string">
            <text:p>audio/mp4</text:p>
          </table:table-cell>
          <table:table-cell office:value-type="float" office:value="97.337">
            <text:p>97.337</text:p>
          </table:table-cell>
          <table:table-cell table:number-columns-repeated="5"/>
          <table:table-cell table:style-name="ce6"/>
          <table:table-cell table:number-columns-repeated="1014"/>
        </table:table-row>
        <table:table-row table:style-name="ro2">
          <table:table-cell office:value-type="string">
            <text:p>https://www.justice.gov/epstein/files/DataSet%209/EFTA00184097.m4v</text:p>
          </table:table-cell>
          <table:table-cell table:style-name="ce2" table:formula="of:=HYPERLINK([.A1562]; &quot;View Now&quot;)" office:value-type="string" office:string-value="View Now">
            <text:p>View Now</text:p>
          </table:table-cell>
          <table:table-cell office:value-type="string">
            <text:p>video/mp4</text:p>
          </table:table-cell>
          <table:table-cell office:value-type="float" office:value="136.735">
            <text:p>136.735</text:p>
          </table:table-cell>
          <table:table-cell table:number-columns-repeated="5"/>
          <table:table-cell table:style-name="ce6"/>
          <table:table-cell table:number-columns-repeated="1014"/>
        </table:table-row>
        <table:table-row table:style-name="ro2">
          <table:table-cell office:value-type="string">
            <text:p>https://www.justice.gov/epstein/files/DataSet%209/EFTA00221037.m4a</text:p>
          </table:table-cell>
          <table:table-cell table:style-name="ce2" table:formula="of:=HYPERLINK([.A1563];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6"/>
          <table:table-cell table:number-columns-repeated="1014"/>
        </table:table-row>
        <table:table-row table:style-name="ro2">
          <table:table-cell office:value-type="string">
            <text:p>https://www.justice.gov/epstein/files/DataSet%209/EFTA00221039.m4a</text:p>
          </table:table-cell>
          <table:table-cell table:style-name="ce2" table:formula="of:=HYPERLINK([.A1564];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6"/>
          <table:table-cell table:number-columns-repeated="1014"/>
        </table:table-row>
        <table:table-row table:style-name="ro2">
          <table:table-cell office:value-type="string">
            <text:p>https://www.justice.gov/epstein/files/DataSet%209/EFTA00221035.m4a</text:p>
          </table:table-cell>
          <table:table-cell table:style-name="ce2" table:formula="of:=HYPERLINK([.A1565];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6"/>
          <table:table-cell table:number-columns-repeated="1014"/>
        </table:table-row>
        <table:table-row table:style-name="ro2">
          <table:table-cell office:value-type="string">
            <text:p>https://www.justice.gov/epstein/files/DataSet%209/EFTA00221038.m4a</text:p>
          </table:table-cell>
          <table:table-cell table:style-name="ce2" table:formula="of:=HYPERLINK([.A1566];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6"/>
          <table:table-cell table:number-columns-repeated="1014"/>
        </table:table-row>
        <table:table-row table:style-name="ro2">
          <table:table-cell office:value-type="string">
            <text:p>https://www.justice.gov/epstein/files/DataSet%209/EFTA00221046.m4a</text:p>
          </table:table-cell>
          <table:table-cell table:style-name="ce2" table:formula="of:=HYPERLINK([.A1567]; &quot;View Now&quot;)" office:value-type="string" office:string-value="View Now">
            <text:p>View Now</text:p>
          </table:table-cell>
          <table:table-cell office:value-type="string">
            <text:p>audio/mp4</text:p>
          </table:table-cell>
          <table:table-cell office:value-type="float" office:value="179.49">
            <text:p>179.49</text:p>
          </table:table-cell>
          <table:table-cell table:number-columns-repeated="5"/>
          <table:table-cell table:style-name="ce6"/>
          <table:table-cell table:number-columns-repeated="1014"/>
        </table:table-row>
        <table:table-row table:style-name="ro2">
          <table:table-cell office:value-type="string">
            <text:p>https://www.justice.gov/epstein/files/DataSet%209/EFTA00221043.m4a</text:p>
          </table:table-cell>
          <table:table-cell table:style-name="ce2" table:formula="of:=HYPERLINK([.A1568];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6"/>
          <table:table-cell table:number-columns-repeated="1014"/>
        </table:table-row>
        <table:table-row table:style-name="ro2">
          <table:table-cell office:value-type="string">
            <text:p>https://www.justice.gov/epstein/files/DataSet%209/EFTA00221041.m4a</text:p>
          </table:table-cell>
          <table:table-cell table:style-name="ce2" table:formula="of:=HYPERLINK([.A1569];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6"/>
          <table:table-cell table:number-columns-repeated="1014"/>
        </table:table-row>
        <table:table-row table:style-name="ro2">
          <table:table-cell office:value-type="string">
            <text:p>https://www.justice.gov/epstein/files/DataSet%209/EFTA00221042.m4a</text:p>
          </table:table-cell>
          <table:table-cell table:style-name="ce2" table:formula="of:=HYPERLINK([.A1570];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6"/>
          <table:table-cell table:number-columns-repeated="1014"/>
        </table:table-row>
        <table:table-row table:style-name="ro2">
          <table:table-cell office:value-type="string">
            <text:p>https://www.justice.gov/epstein/files/DataSet%209/EFTA00221044.m4a</text:p>
          </table:table-cell>
          <table:table-cell table:style-name="ce2" table:formula="of:=HYPERLINK([.A1571];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6"/>
          <table:table-cell table:number-columns-repeated="1014"/>
        </table:table-row>
        <table:table-row table:style-name="ro2">
          <table:table-cell office:value-type="string">
            <text:p>https://www.justice.gov/epstein/files/DataSet%209/EFTA00221051.m4a</text:p>
          </table:table-cell>
          <table:table-cell table:style-name="ce2" table:formula="of:=HYPERLINK([.A1572]; &quot;View Now&quot;)" office:value-type="string" office:string-value="View Now">
            <text:p>View Now</text:p>
          </table:table-cell>
          <table:table-cell office:value-type="string">
            <text:p>audio/mp4</text:p>
          </table:table-cell>
          <table:table-cell office:value-type="float" office:value="20.898">
            <text:p>20.898</text:p>
          </table:table-cell>
          <table:table-cell table:number-columns-repeated="5"/>
          <table:table-cell table:style-name="ce6"/>
          <table:table-cell table:number-columns-repeated="1014"/>
        </table:table-row>
        <table:table-row table:style-name="ro2">
          <table:table-cell office:value-type="string">
            <text:p>https://www.justice.gov/epstein/files/DataSet%209/EFTA00221040.m4a</text:p>
          </table:table-cell>
          <table:table-cell table:style-name="ce2" table:formula="of:=HYPERLINK([.A1573];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6"/>
          <table:table-cell table:number-columns-repeated="1014"/>
        </table:table-row>
        <table:table-row table:style-name="ro2">
          <table:table-cell office:value-type="string">
            <text:p>https://www.justice.gov/epstein/files/DataSet%209/EFTA00221048.m4a</text:p>
          </table:table-cell>
          <table:table-cell table:style-name="ce2" table:formula="of:=HYPERLINK([.A1574];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6"/>
          <table:table-cell table:number-columns-repeated="1014"/>
        </table:table-row>
        <table:table-row table:style-name="ro2">
          <table:table-cell office:value-type="string">
            <text:p>https://www.justice.gov/epstein/files/DataSet%209/EFTA00221057.wav</text:p>
          </table:table-cell>
          <table:table-cell table:style-name="ce2" table:formula="of:=HYPERLINK([.A1575]; &quot;View Now&quot;)" office:value-type="string" office:string-value="View Now">
            <text:p>View Now</text:p>
          </table:table-cell>
          <table:table-cell office:value-type="string">
            <text:p>audio/wav</text:p>
          </table:table-cell>
          <table:table-cell office:value-type="float" office:value="50.337959">
            <text:p>50.337959</text:p>
          </table:table-cell>
          <table:table-cell table:number-columns-repeated="5"/>
          <table:table-cell table:style-name="ce6"/>
          <table:table-cell table:number-columns-repeated="1014"/>
        </table:table-row>
        <table:table-row table:style-name="ro2">
          <table:table-cell office:value-type="string">
            <text:p>https://www.justice.gov/epstein/files/DataSet%209/EFTA00221052.m4a</text:p>
          </table:table-cell>
          <table:table-cell table:style-name="ce2" table:formula="of:=HYPERLINK([.A1576]; &quot;View Now&quot;)" office:value-type="string" office:string-value="View Now">
            <text:p>View Now</text:p>
          </table:table-cell>
          <table:table-cell office:value-type="string">
            <text:p>audio/mp4</text:p>
          </table:table-cell>
          <table:table-cell office:value-type="float" office:value="128.638">
            <text:p>128.638</text:p>
          </table:table-cell>
          <table:table-cell table:number-columns-repeated="5"/>
          <table:table-cell table:style-name="ce6"/>
          <table:table-cell table:number-columns-repeated="1014"/>
        </table:table-row>
        <table:table-row table:style-name="ro2">
          <table:table-cell office:value-type="string">
            <text:p>https://www.justice.gov/epstein/files/DataSet%209/EFTA00221053.m4a</text:p>
          </table:table-cell>
          <table:table-cell table:style-name="ce2" table:formula="of:=HYPERLINK([.A1577];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6"/>
          <table:table-cell table:number-columns-repeated="1014"/>
        </table:table-row>
        <table:table-row table:style-name="ro2">
          <table:table-cell office:value-type="string">
            <text:p>https://www.justice.gov/epstein/files/DataSet%209/EFTA00221045.m4a</text:p>
          </table:table-cell>
          <table:table-cell table:style-name="ce2" table:formula="of:=HYPERLINK([.A1578];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6"/>
          <table:table-cell table:number-columns-repeated="1014"/>
        </table:table-row>
        <table:table-row table:style-name="ro2">
          <table:table-cell office:value-type="string">
            <text:p>https://www.justice.gov/epstein/files/DataSet%209/EFTA00221049.m4a</text:p>
          </table:table-cell>
          <table:table-cell table:style-name="ce2" table:formula="of:=HYPERLINK([.A1579];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6"/>
          <table:table-cell table:number-columns-repeated="1014"/>
        </table:table-row>
        <table:table-row table:style-name="ro2">
          <table:table-cell office:value-type="string">
            <text:p>https://www.justice.gov/epstein/files/DataSet%209/EFTA00221050.m4a</text:p>
          </table:table-cell>
          <table:table-cell table:style-name="ce2" table:formula="of:=HYPERLINK([.A1580];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6"/>
          <table:table-cell table:number-columns-repeated="1014"/>
        </table:table-row>
        <table:table-row table:style-name="ro2">
          <table:table-cell office:value-type="string">
            <text:p>https://www.justice.gov/epstein/files/DataSet%209/EFTA00221047.m4a</text:p>
          </table:table-cell>
          <table:table-cell table:style-name="ce2" table:formula="of:=HYPERLINK([.A1581];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6"/>
          <table:table-cell table:number-columns-repeated="1014"/>
        </table:table-row>
        <table:table-row table:style-name="ro2">
          <table:table-cell office:value-type="string">
            <text:p>https://www.justice.gov/epstein/files/DataSet%209/EFTA00221055.m4a</text:p>
          </table:table-cell>
          <table:table-cell table:style-name="ce2" table:formula="of:=HYPERLINK([.A1582];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6"/>
          <table:table-cell table:number-columns-repeated="1014"/>
        </table:table-row>
        <table:table-row table:style-name="ro2">
          <table:table-cell office:value-type="string">
            <text:p>https://www.justice.gov/epstein/files/DataSet%209/EFTA00221056.m4a</text:p>
          </table:table-cell>
          <table:table-cell table:style-name="ce2" table:formula="of:=HYPERLINK([.A1583]; &quot;View Now&quot;)" office:value-type="string" office:string-value="View Now">
            <text:p>View Now</text:p>
          </table:table-cell>
          <table:table-cell office:value-type="string">
            <text:p>audio/mp4</text:p>
          </table:table-cell>
          <table:table-cell office:value-type="float" office:value="198.2">
            <text:p>198.2</text:p>
          </table:table-cell>
          <table:table-cell table:number-columns-repeated="5"/>
          <table:table-cell table:style-name="ce6"/>
          <table:table-cell table:number-columns-repeated="1014"/>
        </table:table-row>
        <table:table-row table:style-name="ro2">
          <table:table-cell office:value-type="string">
            <text:p>https://www.justice.gov/epstein/files/DataSet%209/EFTA00276494.ts</text:p>
          </table:table-cell>
          <table:table-cell table:style-name="ce2" table:formula="of:=HYPERLINK([.A1584]; &quot;View Now&quot;)" office:value-type="string" office:string-value="View Now">
            <text:p>View Now</text:p>
          </table:table-cell>
          <table:table-cell office:value-type="string">
            <text:p>video/vnd.dlna.mpeg-tts</text:p>
          </table:table-cell>
          <table:table-cell table:number-columns-repeated="6"/>
          <table:table-cell table:style-name="ce6"/>
          <table:table-cell table:number-columns-repeated="1014"/>
        </table:table-row>
        <table:table-row table:style-name="ro2">
          <table:table-cell office:value-type="string">
            <text:p>https://www.justice.gov/epstein/files/DataSet%209/EFTA00221054.m4a</text:p>
          </table:table-cell>
          <table:table-cell table:style-name="ce2" table:formula="of:=HYPERLINK([.A1585];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6"/>
          <table:table-cell table:number-columns-repeated="1014"/>
        </table:table-row>
        <table:table-row table:style-name="ro2">
          <table:table-cell office:value-type="string">
            <text:p>https://www.justice.gov/epstein/files/DataSet%209/EFTA00277088.m4a</text:p>
          </table:table-cell>
          <table:table-cell table:style-name="ce2" table:formula="of:=HYPERLINK([.A1586]; &quot;View Now&quot;)" office:value-type="string" office:string-value="View Now">
            <text:p>View Now</text:p>
          </table:table-cell>
          <table:table-cell office:value-type="string">
            <text:p>audio/mp4</text:p>
          </table:table-cell>
          <table:table-cell office:value-type="float" office:value="108.459">
            <text:p>108.459</text:p>
          </table:table-cell>
          <table:table-cell table:number-columns-repeated="5"/>
          <table:table-cell table:style-name="ce6"/>
          <table:table-cell table:number-columns-repeated="1014"/>
        </table:table-row>
        <table:table-row table:style-name="ro2">
          <table:table-cell office:value-type="string">
            <text:p>https://www.justice.gov/epstein/files/DataSet%209/EFTA00221058.m4a</text:p>
          </table:table-cell>
          <table:table-cell table:style-name="ce2" table:formula="of:=HYPERLINK([.A1587];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6"/>
          <table:table-cell table:number-columns-repeated="1014"/>
        </table:table-row>
        <table:table-row table:style-name="ro2">
          <table:table-cell office:value-type="string">
            <text:p>https://www.justice.gov/epstein/files/DataSet%209/EFTA00221059.m4a</text:p>
          </table:table-cell>
          <table:table-cell table:style-name="ce2" table:formula="of:=HYPERLINK([.A1588]; &quot;View Now&quot;)" office:value-type="string" office:string-value="View Now">
            <text:p>View Now</text:p>
          </table:table-cell>
          <table:table-cell office:value-type="string">
            <text:p>audio/mp4</text:p>
          </table:table-cell>
          <table:table-cell office:value-type="float" office:value="104.929">
            <text:p>104.929</text:p>
          </table:table-cell>
          <table:table-cell table:number-columns-repeated="5"/>
          <table:table-cell table:style-name="ce6"/>
          <table:table-cell table:number-columns-repeated="1014"/>
        </table:table-row>
        <table:table-row table:style-name="ro2">
          <table:table-cell office:value-type="string">
            <text:p>https://www.justice.gov/epstein/files/DataSet%209/EFTA00277091.m4a</text:p>
          </table:table-cell>
          <table:table-cell table:style-name="ce2" table:formula="of:=HYPERLINK([.A1589]; &quot;View Now&quot;)" office:value-type="string" office:string-value="View Now">
            <text:p>View Now</text:p>
          </table:table-cell>
          <table:table-cell office:value-type="string">
            <text:p>audio/mp4</text:p>
          </table:table-cell>
          <table:table-cell office:value-type="float" office:value="25.28">
            <text:p>25.28</text:p>
          </table:table-cell>
          <table:table-cell table:number-columns-repeated="5"/>
          <table:table-cell table:style-name="ce6"/>
          <table:table-cell table:number-columns-repeated="1014"/>
        </table:table-row>
        <table:table-row table:style-name="ro2">
          <table:table-cell office:value-type="string">
            <text:p>https://www.justice.gov/epstein/files/DataSet%209/EFTA00277094.m4a</text:p>
          </table:table-cell>
          <table:table-cell table:style-name="ce2" table:formula="of:=HYPERLINK([.A1590]; &quot;View Now&quot;)" office:value-type="string" office:string-value="View Now">
            <text:p>View Now</text:p>
          </table:table-cell>
          <table:table-cell office:value-type="string">
            <text:p>audio/mp4</text:p>
          </table:table-cell>
          <table:table-cell office:value-type="float" office:value="113.959">
            <text:p>113.959</text:p>
          </table:table-cell>
          <table:table-cell table:number-columns-repeated="5"/>
          <table:table-cell table:style-name="ce6"/>
          <table:table-cell table:number-columns-repeated="1014"/>
        </table:table-row>
        <table:table-row table:style-name="ro2">
          <table:table-cell office:value-type="string">
            <text:p>https://www.justice.gov/epstein/files/DataSet%209/EFTA00276490.m4a</text:p>
          </table:table-cell>
          <table:table-cell table:style-name="ce2" table:formula="of:=HYPERLINK([.A1591]; &quot;View Now&quot;)" office:value-type="string" office:string-value="View Now">
            <text:p>View Now</text:p>
          </table:table-cell>
          <table:table-cell office:value-type="string">
            <text:p>audio/mp4</text:p>
          </table:table-cell>
          <table:table-cell office:value-type="float" office:value="161.334">
            <text:p>161.334</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284.avi</text:p>
          </table:table-cell>
          <table:table-cell table:style-name="ce2" table:formula="of:=HYPERLINK([.A1592]; &quot;View Now&quot;)" office:value-type="string" office:string-value="View Now">
            <text:p>View Now</text:p>
          </table:table-cell>
          <table:table-cell office:value-type="string">
            <text:p>video/avi</text:p>
          </table:table-cell>
          <table:table-cell office:value-type="float" office:value="4.5">
            <text:p>4.5</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287.avi</text:p>
          </table:table-cell>
          <table:table-cell table:style-name="ce2" table:formula="of:=HYPERLINK([.A1593]; &quot;View Now&quot;)" office:value-type="string" office:string-value="View Now">
            <text:p>View Now</text:p>
          </table:table-cell>
          <table:table-cell office:value-type="string">
            <text:p>video/avi</text:p>
          </table:table-cell>
          <table:table-cell office:value-type="float" office:value="5.2">
            <text:p>5.2</text:p>
          </table:table-cell>
          <table:table-cell table:number-columns-repeated="5"/>
          <table:table-cell table:style-name="ce6"/>
          <table:table-cell table:number-columns-repeated="1014"/>
        </table:table-row>
        <table:table-row table:style-name="ro2">
          <table:table-cell office:value-type="string">
            <text:p>https://www.justice.gov/epstein/files/DataSet%209/EFTA00277096.m4a</text:p>
          </table:table-cell>
          <table:table-cell table:style-name="ce2" table:formula="of:=HYPERLINK([.A1594]; &quot;View Now&quot;)" office:value-type="string" office:string-value="View Now">
            <text:p>View Now</text:p>
          </table:table-cell>
          <table:table-cell office:value-type="string">
            <text:p>audio/mp4</text:p>
          </table:table-cell>
          <table:table-cell office:value-type="float" office:value="106.689">
            <text:p>106.689</text:p>
          </table:table-cell>
          <table:table-cell table:number-columns-repeated="5"/>
          <table:table-cell table:style-name="ce6"/>
          <table:table-cell table:number-columns-repeated="1014"/>
        </table:table-row>
        <table:table-row table:style-name="ro2">
          <table:table-cell office:value-type="string">
            <text:p>https://www.justice.gov/epstein/files/DataSet%209/EFTA00277095.m4a</text:p>
          </table:table-cell>
          <table:table-cell table:style-name="ce2" table:formula="of:=HYPERLINK([.A1595]; &quot;View Now&quot;)" office:value-type="string" office:string-value="View Now">
            <text:p>View Now</text:p>
          </table:table-cell>
          <table:table-cell office:value-type="string">
            <text:p>audio/mp4</text:p>
          </table:table-cell>
          <table:table-cell office:value-type="float" office:value="114.199">
            <text:p>114.199</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286.avi</text:p>
          </table:table-cell>
          <table:table-cell table:style-name="ce2" table:formula="of:=HYPERLINK([.A1596]; &quot;View Now&quot;)" office:value-type="string" office:string-value="View Now">
            <text:p>View Now</text:p>
          </table:table-cell>
          <table:table-cell office:value-type="string">
            <text:p>video/avi</text:p>
          </table:table-cell>
          <table:table-cell office:value-type="float" office:value="4.5">
            <text:p>4.5</text:p>
          </table:table-cell>
          <table:table-cell table:number-columns-repeated="5"/>
          <table:table-cell table:style-name="ce6"/>
          <table:table-cell table:number-columns-repeated="1014"/>
        </table:table-row>
        <table:table-row table:style-name="ro2">
          <table:table-cell office:value-type="string">
            <text:p>https://www.justice.gov/epstein/files/DataSet%209/EFTA00277098.m4a</text:p>
          </table:table-cell>
          <table:table-cell table:style-name="ce2" table:formula="of:=HYPERLINK([.A1597]; &quot;View Now&quot;)" office:value-type="string" office:string-value="View Now">
            <text:p>View Now</text:p>
          </table:table-cell>
          <table:table-cell office:value-type="string">
            <text:p>audio/mp4</text:p>
          </table:table-cell>
          <table:table-cell office:value-type="float" office:value="78.802">
            <text:p>78.802</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451.m4v</text:p>
          </table:table-cell>
          <table:table-cell table:style-name="ce2" table:formula="of:=HYPERLINK([.A1598]; &quot;View Now&quot;)" office:value-type="string" office:string-value="View Now">
            <text:p>View Now</text:p>
          </table:table-cell>
          <table:table-cell office:value-type="string">
            <text:p>video/mp4</text:p>
          </table:table-cell>
          <table:table-cell office:value-type="float" office:value="11.88">
            <text:p>11.88</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473.avi</text:p>
          </table:table-cell>
          <table:table-cell table:style-name="ce2" table:formula="of:=HYPERLINK([.A15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474.avi</text:p>
          </table:table-cell>
          <table:table-cell table:style-name="ce2" table:formula="of:=HYPERLINK([.A16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454.wav</text:p>
          </table:table-cell>
          <table:table-cell table:style-name="ce2" table:formula="of:=HYPERLINK([.A1601]; &quot;View Now&quot;)" office:value-type="string" office:string-value="View Now">
            <text:p>View Now</text:p>
          </table:table-cell>
          <table:table-cell office:value-type="string">
            <text:p>audio/wav</text:p>
          </table:table-cell>
          <table:table-cell table:number-columns-repeated="6"/>
          <table:table-cell table:style-name="ce6"/>
          <table:table-cell table:number-columns-repeated="1014"/>
        </table:table-row>
        <table:table-row table:style-name="ro2">
          <table:table-cell office:value-type="string">
            <text:p>https://www.justice.gov/epstein/files/DataSet%209/EFTA00279477.avi</text:p>
          </table:table-cell>
          <table:table-cell table:style-name="ce2" table:formula="of:=HYPERLINK([.A16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479.avi</text:p>
          </table:table-cell>
          <table:table-cell table:style-name="ce2" table:formula="of:=HYPERLINK([.A16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476.avi</text:p>
          </table:table-cell>
          <table:table-cell table:style-name="ce2" table:formula="of:=HYPERLINK([.A160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475.avi</text:p>
          </table:table-cell>
          <table:table-cell table:style-name="ce2" table:formula="of:=HYPERLINK([.A16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478.avi</text:p>
          </table:table-cell>
          <table:table-cell table:style-name="ce2" table:formula="of:=HYPERLINK([.A16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482.avi</text:p>
          </table:table-cell>
          <table:table-cell table:style-name="ce2" table:formula="of:=HYPERLINK([.A16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481.avi</text:p>
          </table:table-cell>
          <table:table-cell table:style-name="ce2" table:formula="of:=HYPERLINK([.A16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480.avi</text:p>
          </table:table-cell>
          <table:table-cell table:style-name="ce2" table:formula="of:=HYPERLINK([.A16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453.m4a</text:p>
          </table:table-cell>
          <table:table-cell table:style-name="ce2" table:formula="of:=HYPERLINK([.A1610]; &quot;View Now&quot;)" office:value-type="string" office:string-value="View Now">
            <text:p>View Now</text:p>
          </table:table-cell>
          <table:table-cell office:value-type="string">
            <text:p>audio/mp4</text:p>
          </table:table-cell>
          <table:table-cell office:value-type="float" office:value="246.8">
            <text:p>246.8</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485.avi</text:p>
          </table:table-cell>
          <table:table-cell table:style-name="ce2" table:formula="of:=HYPERLINK([.A161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484.avi</text:p>
          </table:table-cell>
          <table:table-cell table:style-name="ce2" table:formula="of:=HYPERLINK([.A16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486.avi</text:p>
          </table:table-cell>
          <table:table-cell table:style-name="ce2" table:formula="of:=HYPERLINK([.A16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483.avi</text:p>
          </table:table-cell>
          <table:table-cell table:style-name="ce2" table:formula="of:=HYPERLINK([.A161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490.avi</text:p>
          </table:table-cell>
          <table:table-cell table:style-name="ce2" table:formula="of:=HYPERLINK([.A16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487.avi</text:p>
          </table:table-cell>
          <table:table-cell table:style-name="ce2" table:formula="of:=HYPERLINK([.A161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488.avi</text:p>
          </table:table-cell>
          <table:table-cell table:style-name="ce2" table:formula="of:=HYPERLINK([.A16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182656.m4v</text:p>
          </table:table-cell>
          <table:table-cell table:style-name="ce2" table:formula="of:=HYPERLINK([.A1618]; &quot;View Now&quot;)" office:value-type="string" office:string-value="View Now">
            <text:p>View Now</text:p>
          </table:table-cell>
          <table:table-cell office:value-type="string">
            <text:p>video/mp4</text:p>
          </table:table-cell>
          <table:table-cell office:value-type="float" office:value="5409.85">
            <text:p>5409.85</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489.avi</text:p>
          </table:table-cell>
          <table:table-cell table:style-name="ce2" table:formula="of:=HYPERLINK([.A16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492.avi</text:p>
          </table:table-cell>
          <table:table-cell table:style-name="ce2" table:formula="of:=HYPERLINK([.A16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495.avi</text:p>
          </table:table-cell>
          <table:table-cell table:style-name="ce2" table:formula="of:=HYPERLINK([.A16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491.avi</text:p>
          </table:table-cell>
          <table:table-cell table:style-name="ce2" table:formula="of:=HYPERLINK([.A16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493.avi</text:p>
          </table:table-cell>
          <table:table-cell table:style-name="ce2" table:formula="of:=HYPERLINK([.A16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494.avi</text:p>
          </table:table-cell>
          <table:table-cell table:style-name="ce2" table:formula="of:=HYPERLINK([.A16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496.avi</text:p>
          </table:table-cell>
          <table:table-cell table:style-name="ce2" table:formula="of:=HYPERLINK([.A16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497.avi</text:p>
          </table:table-cell>
          <table:table-cell table:style-name="ce2" table:formula="of:=HYPERLINK([.A16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41270.m4a</text:p>
          </table:table-cell>
          <table:table-cell table:style-name="ce2" table:formula="of:=HYPERLINK([.A1627]; &quot;View Now&quot;)" office:value-type="string" office:string-value="View Now">
            <text:p>View Now</text:p>
          </table:table-cell>
          <table:table-cell office:value-type="string">
            <text:p>audio/mp4</text:p>
          </table:table-cell>
          <table:table-cell office:value-type="float" office:value="2794.898">
            <text:p>2794.898</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499.avi</text:p>
          </table:table-cell>
          <table:table-cell table:style-name="ce2" table:formula="of:=HYPERLINK([.A16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498.avi</text:p>
          </table:table-cell>
          <table:table-cell table:style-name="ce2" table:formula="of:=HYPERLINK([.A16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01.avi</text:p>
          </table:table-cell>
          <table:table-cell table:style-name="ce2" table:formula="of:=HYPERLINK([.A16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03.avi</text:p>
          </table:table-cell>
          <table:table-cell table:style-name="ce2" table:formula="of:=HYPERLINK([.A16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04.avi</text:p>
          </table:table-cell>
          <table:table-cell table:style-name="ce2" table:formula="of:=HYPERLINK([.A16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00.avi</text:p>
          </table:table-cell>
          <table:table-cell table:style-name="ce2" table:formula="of:=HYPERLINK([.A16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02.avi</text:p>
          </table:table-cell>
          <table:table-cell table:style-name="ce2" table:formula="of:=HYPERLINK([.A16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06.avi</text:p>
          </table:table-cell>
          <table:table-cell table:style-name="ce2" table:formula="of:=HYPERLINK([.A16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182657.m4v</text:p>
          </table:table-cell>
          <table:table-cell table:style-name="ce2" table:formula="of:=HYPERLINK([.A1636]; &quot;View Now&quot;)" office:value-type="string" office:string-value="View Now">
            <text:p>View Now</text:p>
          </table:table-cell>
          <table:table-cell office:value-type="string">
            <text:p>video/mp4</text:p>
          </table:table-cell>
          <table:table-cell office:value-type="float" office:value="6912.136">
            <text:p>6912.136</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05.avi</text:p>
          </table:table-cell>
          <table:table-cell table:style-name="ce2" table:formula="of:=HYPERLINK([.A163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09.avi</text:p>
          </table:table-cell>
          <table:table-cell table:style-name="ce2" table:formula="of:=HYPERLINK([.A16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08.avi</text:p>
          </table:table-cell>
          <table:table-cell table:style-name="ce2" table:formula="of:=HYPERLINK([.A16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07.avi</text:p>
          </table:table-cell>
          <table:table-cell table:style-name="ce2" table:formula="of:=HYPERLINK([.A16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12.avi</text:p>
          </table:table-cell>
          <table:table-cell table:style-name="ce2" table:formula="of:=HYPERLINK([.A16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11.avi</text:p>
          </table:table-cell>
          <table:table-cell table:style-name="ce2" table:formula="of:=HYPERLINK([.A16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16.avi</text:p>
          </table:table-cell>
          <table:table-cell table:style-name="ce2" table:formula="of:=HYPERLINK([.A164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10.avi</text:p>
          </table:table-cell>
          <table:table-cell table:style-name="ce2" table:formula="of:=HYPERLINK([.A16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14.avi</text:p>
          </table:table-cell>
          <table:table-cell table:style-name="ce2" table:formula="of:=HYPERLINK([.A16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13.avi</text:p>
          </table:table-cell>
          <table:table-cell table:style-name="ce2" table:formula="of:=HYPERLINK([.A16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18.avi</text:p>
          </table:table-cell>
          <table:table-cell table:style-name="ce2" table:formula="of:=HYPERLINK([.A164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17.avi</text:p>
          </table:table-cell>
          <table:table-cell table:style-name="ce2" table:formula="of:=HYPERLINK([.A164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15.avi</text:p>
          </table:table-cell>
          <table:table-cell table:style-name="ce2" table:formula="of:=HYPERLINK([.A164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21.avi</text:p>
          </table:table-cell>
          <table:table-cell table:style-name="ce2" table:formula="of:=HYPERLINK([.A16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39786.m4v</text:p>
          </table:table-cell>
          <table:table-cell table:style-name="ce2" table:formula="of:=HYPERLINK([.A1651]; &quot;View Now&quot;)" office:value-type="string" office:string-value="View Now">
            <text:p>View Now</text:p>
          </table:table-cell>
          <table:table-cell office:value-type="string">
            <text:p>video/mp4</text:p>
          </table:table-cell>
          <table:table-cell office:value-type="float" office:value="802.766667">
            <text:p>802.7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19.avi</text:p>
          </table:table-cell>
          <table:table-cell table:style-name="ce2" table:formula="of:=HYPERLINK([.A165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25.avi</text:p>
          </table:table-cell>
          <table:table-cell table:style-name="ce2" table:formula="of:=HYPERLINK([.A16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23.avi</text:p>
          </table:table-cell>
          <table:table-cell table:style-name="ce2" table:formula="of:=HYPERLINK([.A165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20.avi</text:p>
          </table:table-cell>
          <table:table-cell table:style-name="ce2" table:formula="of:=HYPERLINK([.A16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22.avi</text:p>
          </table:table-cell>
          <table:table-cell table:style-name="ce2" table:formula="of:=HYPERLINK([.A165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39787.m4v</text:p>
          </table:table-cell>
          <table:table-cell table:style-name="ce2" table:formula="of:=HYPERLINK([.A1657]; &quot;View Now&quot;)" office:value-type="string" office:string-value="View Now">
            <text:p>View Now</text:p>
          </table:table-cell>
          <table:table-cell office:value-type="string">
            <text:p>video/mp4</text:p>
          </table:table-cell>
          <table:table-cell office:value-type="float" office:value="904.333333">
            <text:p>904.3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29.avi</text:p>
          </table:table-cell>
          <table:table-cell table:style-name="ce2" table:formula="of:=HYPERLINK([.A165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28.avi</text:p>
          </table:table-cell>
          <table:table-cell table:style-name="ce2" table:formula="of:=HYPERLINK([.A16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27.avi</text:p>
          </table:table-cell>
          <table:table-cell table:style-name="ce2" table:formula="of:=HYPERLINK([.A16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24.avi</text:p>
          </table:table-cell>
          <table:table-cell table:style-name="ce2" table:formula="of:=HYPERLINK([.A1661];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26.avi</text:p>
          </table:table-cell>
          <table:table-cell table:style-name="ce2" table:formula="of:=HYPERLINK([.A16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30.avi</text:p>
          </table:table-cell>
          <table:table-cell table:style-name="ce2" table:formula="of:=HYPERLINK([.A16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31.avi</text:p>
          </table:table-cell>
          <table:table-cell table:style-name="ce2" table:formula="of:=HYPERLINK([.A16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32.avi</text:p>
          </table:table-cell>
          <table:table-cell table:style-name="ce2" table:formula="of:=HYPERLINK([.A1665];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37.avi</text:p>
          </table:table-cell>
          <table:table-cell table:style-name="ce2" table:formula="of:=HYPERLINK([.A16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35.avi</text:p>
          </table:table-cell>
          <table:table-cell table:style-name="ce2" table:formula="of:=HYPERLINK([.A16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36.avi</text:p>
          </table:table-cell>
          <table:table-cell table:style-name="ce2" table:formula="of:=HYPERLINK([.A16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33.avi</text:p>
          </table:table-cell>
          <table:table-cell table:style-name="ce2" table:formula="of:=HYPERLINK([.A16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38.avi</text:p>
          </table:table-cell>
          <table:table-cell table:style-name="ce2" table:formula="of:=HYPERLINK([.A16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34.avi</text:p>
          </table:table-cell>
          <table:table-cell table:style-name="ce2" table:formula="of:=HYPERLINK([.A16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40.avi</text:p>
          </table:table-cell>
          <table:table-cell table:style-name="ce2" table:formula="of:=HYPERLINK([.A167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43.avi</text:p>
          </table:table-cell>
          <table:table-cell table:style-name="ce2" table:formula="of:=HYPERLINK([.A16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39.avi</text:p>
          </table:table-cell>
          <table:table-cell table:style-name="ce2" table:formula="of:=HYPERLINK([.A167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46.avi</text:p>
          </table:table-cell>
          <table:table-cell table:style-name="ce2" table:formula="of:=HYPERLINK([.A167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42.avi</text:p>
          </table:table-cell>
          <table:table-cell table:style-name="ce2" table:formula="of:=HYPERLINK([.A16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41.avi</text:p>
          </table:table-cell>
          <table:table-cell table:style-name="ce2" table:formula="of:=HYPERLINK([.A16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51.avi</text:p>
          </table:table-cell>
          <table:table-cell table:style-name="ce2" table:formula="of:=HYPERLINK([.A16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44.avi</text:p>
          </table:table-cell>
          <table:table-cell table:style-name="ce2" table:formula="of:=HYPERLINK([.A16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48.avi</text:p>
          </table:table-cell>
          <table:table-cell table:style-name="ce2" table:formula="of:=HYPERLINK([.A16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47.avi</text:p>
          </table:table-cell>
          <table:table-cell table:style-name="ce2" table:formula="of:=HYPERLINK([.A168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52.avi</text:p>
          </table:table-cell>
          <table:table-cell table:style-name="ce2" table:formula="of:=HYPERLINK([.A16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54.avi</text:p>
          </table:table-cell>
          <table:table-cell table:style-name="ce2" table:formula="of:=HYPERLINK([.A16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6495.ts</text:p>
          </table:table-cell>
          <table:table-cell table:style-name="ce2" table:formula="of:=HYPERLINK([.A1684]; &quot;View Now&quot;)" office:value-type="string" office:string-value="View Now">
            <text:p>View Now</text:p>
          </table:table-cell>
          <table:table-cell office:value-type="string">
            <text:p>video/vnd.dlna.mpeg-tts</text:p>
          </table:table-cell>
          <table:table-cell table:number-columns-repeated="6"/>
          <table:table-cell table:style-name="ce6"/>
          <table:table-cell table:number-columns-repeated="1014"/>
        </table:table-row>
        <table:table-row table:style-name="ro2">
          <table:table-cell office:value-type="string">
            <text:p>https://www.justice.gov/epstein/files/DataSet%209/EFTA00279555.avi</text:p>
          </table:table-cell>
          <table:table-cell table:style-name="ce2" table:formula="of:=HYPERLINK([.A16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53.avi</text:p>
          </table:table-cell>
          <table:table-cell table:style-name="ce2" table:formula="of:=HYPERLINK([.A16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50.avi</text:p>
          </table:table-cell>
          <table:table-cell table:style-name="ce2" table:formula="of:=HYPERLINK([.A16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49.avi</text:p>
          </table:table-cell>
          <table:table-cell table:style-name="ce2" table:formula="of:=HYPERLINK([.A16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58.avi</text:p>
          </table:table-cell>
          <table:table-cell table:style-name="ce2" table:formula="of:=HYPERLINK([.A16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61.avi</text:p>
          </table:table-cell>
          <table:table-cell table:style-name="ce2" table:formula="of:=HYPERLINK([.A16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56.avi</text:p>
          </table:table-cell>
          <table:table-cell table:style-name="ce2" table:formula="of:=HYPERLINK([.A16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63.avi</text:p>
          </table:table-cell>
          <table:table-cell table:style-name="ce2" table:formula="of:=HYPERLINK([.A16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65.avi</text:p>
          </table:table-cell>
          <table:table-cell table:style-name="ce2" table:formula="of:=HYPERLINK([.A169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59.avi</text:p>
          </table:table-cell>
          <table:table-cell table:style-name="ce2" table:formula="of:=HYPERLINK([.A16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60.avi</text:p>
          </table:table-cell>
          <table:table-cell table:style-name="ce2" table:formula="of:=HYPERLINK([.A16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64.avi</text:p>
          </table:table-cell>
          <table:table-cell table:style-name="ce2" table:formula="of:=HYPERLINK([.A16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57.avi</text:p>
          </table:table-cell>
          <table:table-cell table:style-name="ce2" table:formula="of:=HYPERLINK([.A16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62.avi</text:p>
          </table:table-cell>
          <table:table-cell table:style-name="ce2" table:formula="of:=HYPERLINK([.A16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45.avi</text:p>
          </table:table-cell>
          <table:table-cell table:style-name="ce2" table:formula="of:=HYPERLINK([.A16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66.avi</text:p>
          </table:table-cell>
          <table:table-cell table:style-name="ce2" table:formula="of:=HYPERLINK([.A17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67.avi</text:p>
          </table:table-cell>
          <table:table-cell table:style-name="ce2" table:formula="of:=HYPERLINK([.A17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68.avi</text:p>
          </table:table-cell>
          <table:table-cell table:style-name="ce2" table:formula="of:=HYPERLINK([.A17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69.avi</text:p>
          </table:table-cell>
          <table:table-cell table:style-name="ce2" table:formula="of:=HYPERLINK([.A17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75.avi</text:p>
          </table:table-cell>
          <table:table-cell table:style-name="ce2" table:formula="of:=HYPERLINK([.A170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74.avi</text:p>
          </table:table-cell>
          <table:table-cell table:style-name="ce2" table:formula="of:=HYPERLINK([.A17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70.avi</text:p>
          </table:table-cell>
          <table:table-cell table:style-name="ce2" table:formula="of:=HYPERLINK([.A17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73.avi</text:p>
          </table:table-cell>
          <table:table-cell table:style-name="ce2" table:formula="of:=HYPERLINK([.A17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78.avi</text:p>
          </table:table-cell>
          <table:table-cell table:style-name="ce2" table:formula="of:=HYPERLINK([.A17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72.avi</text:p>
          </table:table-cell>
          <table:table-cell table:style-name="ce2" table:formula="of:=HYPERLINK([.A17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77.avi</text:p>
          </table:table-cell>
          <table:table-cell table:style-name="ce2" table:formula="of:=HYPERLINK([.A17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71.avi</text:p>
          </table:table-cell>
          <table:table-cell table:style-name="ce2" table:formula="of:=HYPERLINK([.A17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76.avi</text:p>
          </table:table-cell>
          <table:table-cell table:style-name="ce2" table:formula="of:=HYPERLINK([.A17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81.avi</text:p>
          </table:table-cell>
          <table:table-cell table:style-name="ce2" table:formula="of:=HYPERLINK([.A17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80.avi</text:p>
          </table:table-cell>
          <table:table-cell table:style-name="ce2" table:formula="of:=HYPERLINK([.A17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79.avi</text:p>
          </table:table-cell>
          <table:table-cell table:style-name="ce2" table:formula="of:=HYPERLINK([.A171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86.avi</text:p>
          </table:table-cell>
          <table:table-cell table:style-name="ce2" table:formula="of:=HYPERLINK([.A17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84.avi</text:p>
          </table:table-cell>
          <table:table-cell table:style-name="ce2" table:formula="of:=HYPERLINK([.A17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89.avi</text:p>
          </table:table-cell>
          <table:table-cell table:style-name="ce2" table:formula="of:=HYPERLINK([.A17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83.avi</text:p>
          </table:table-cell>
          <table:table-cell table:style-name="ce2" table:formula="of:=HYPERLINK([.A17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87.avi</text:p>
          </table:table-cell>
          <table:table-cell table:style-name="ce2" table:formula="of:=HYPERLINK([.A17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85.avi</text:p>
          </table:table-cell>
          <table:table-cell table:style-name="ce2" table:formula="of:=HYPERLINK([.A17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82.avi</text:p>
          </table:table-cell>
          <table:table-cell table:style-name="ce2" table:formula="of:=HYPERLINK([.A1722];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91.avi</text:p>
          </table:table-cell>
          <table:table-cell table:style-name="ce2" table:formula="of:=HYPERLINK([.A17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88.avi</text:p>
          </table:table-cell>
          <table:table-cell table:style-name="ce2" table:formula="of:=HYPERLINK([.A17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95.avi</text:p>
          </table:table-cell>
          <table:table-cell table:style-name="ce2" table:formula="of:=HYPERLINK([.A17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90.avi</text:p>
          </table:table-cell>
          <table:table-cell table:style-name="ce2" table:formula="of:=HYPERLINK([.A17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92.avi</text:p>
          </table:table-cell>
          <table:table-cell table:style-name="ce2" table:formula="of:=HYPERLINK([.A17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94.avi</text:p>
          </table:table-cell>
          <table:table-cell table:style-name="ce2" table:formula="of:=HYPERLINK([.A17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93.avi</text:p>
          </table:table-cell>
          <table:table-cell table:style-name="ce2" table:formula="of:=HYPERLINK([.A17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03.avi</text:p>
          </table:table-cell>
          <table:table-cell table:style-name="ce2" table:formula="of:=HYPERLINK([.A17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96.avi</text:p>
          </table:table-cell>
          <table:table-cell table:style-name="ce2" table:formula="of:=HYPERLINK([.A17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97.avi</text:p>
          </table:table-cell>
          <table:table-cell table:style-name="ce2" table:formula="of:=HYPERLINK([.A17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00.avi</text:p>
          </table:table-cell>
          <table:table-cell table:style-name="ce2" table:formula="of:=HYPERLINK([.A173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02.avi</text:p>
          </table:table-cell>
          <table:table-cell table:style-name="ce2" table:formula="of:=HYPERLINK([.A17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01.avi</text:p>
          </table:table-cell>
          <table:table-cell table:style-name="ce2" table:formula="of:=HYPERLINK([.A17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99.avi</text:p>
          </table:table-cell>
          <table:table-cell table:style-name="ce2" table:formula="of:=HYPERLINK([.A17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05.avi</text:p>
          </table:table-cell>
          <table:table-cell table:style-name="ce2" table:formula="of:=HYPERLINK([.A173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598.avi</text:p>
          </table:table-cell>
          <table:table-cell table:style-name="ce2" table:formula="of:=HYPERLINK([.A17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08.avi</text:p>
          </table:table-cell>
          <table:table-cell table:style-name="ce2" table:formula="of:=HYPERLINK([.A173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10.avi</text:p>
          </table:table-cell>
          <table:table-cell table:style-name="ce2" table:formula="of:=HYPERLINK([.A174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07.avi</text:p>
          </table:table-cell>
          <table:table-cell table:style-name="ce2" table:formula="of:=HYPERLINK([.A174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04.avi</text:p>
          </table:table-cell>
          <table:table-cell table:style-name="ce2" table:formula="of:=HYPERLINK([.A174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06.avi</text:p>
          </table:table-cell>
          <table:table-cell table:style-name="ce2" table:formula="of:=HYPERLINK([.A174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09.avi</text:p>
          </table:table-cell>
          <table:table-cell table:style-name="ce2" table:formula="of:=HYPERLINK([.A174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12.avi</text:p>
          </table:table-cell>
          <table:table-cell table:style-name="ce2" table:formula="of:=HYPERLINK([.A174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11.avi</text:p>
          </table:table-cell>
          <table:table-cell table:style-name="ce2" table:formula="of:=HYPERLINK([.A1746]; &quot;View Now&quot;)" office:value-type="string" office:string-value="View Now">
            <text:p>View Now</text:p>
          </table:table-cell>
          <table:table-cell office:value-type="string">
            <text:p>video/avi</text:p>
          </table:table-cell>
          <table:table-cell office:value-type="float" office:value="1.066667">
            <text:p>1.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19.avi</text:p>
          </table:table-cell>
          <table:table-cell table:style-name="ce2" table:formula="of:=HYPERLINK([.A1747]; &quot;View Now&quot;)" office:value-type="string" office:string-value="View Now">
            <text:p>View Now</text:p>
          </table:table-cell>
          <table:table-cell office:value-type="string">
            <text:p>video/avi</text:p>
          </table:table-cell>
          <table:table-cell table:number-columns-repeated="6"/>
          <table:table-cell table:style-name="ce6"/>
          <table:table-cell table:number-columns-repeated="1014"/>
        </table:table-row>
        <table:table-row table:style-name="ro2">
          <table:table-cell office:value-type="string">
            <text:p>https://www.justice.gov/epstein/files/DataSet%209/EFTA00279618.avi</text:p>
          </table:table-cell>
          <table:table-cell table:style-name="ce2" table:formula="of:=HYPERLINK([.A1748];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14.avi</text:p>
          </table:table-cell>
          <table:table-cell table:style-name="ce2" table:formula="of:=HYPERLINK([.A174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23.avi</text:p>
          </table:table-cell>
          <table:table-cell table:style-name="ce2" table:formula="of:=HYPERLINK([.A1750]; &quot;View Now&quot;)" office:value-type="string" office:string-value="View Now">
            <text:p>View Now</text:p>
          </table:table-cell>
          <table:table-cell office:value-type="string">
            <text:p>video/avi</text:p>
          </table:table-cell>
          <table:table-cell office:value-type="float" office:value="0.266667">
            <text:p>0.2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16.avi</text:p>
          </table:table-cell>
          <table:table-cell table:style-name="ce2" table:formula="of:=HYPERLINK([.A17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15.avi</text:p>
          </table:table-cell>
          <table:table-cell table:style-name="ce2" table:formula="of:=HYPERLINK([.A175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20.avi</text:p>
          </table:table-cell>
          <table:table-cell table:style-name="ce2" table:formula="of:=HYPERLINK([.A175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13.avi</text:p>
          </table:table-cell>
          <table:table-cell table:style-name="ce2" table:formula="of:=HYPERLINK([.A175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24.avi</text:p>
          </table:table-cell>
          <table:table-cell table:style-name="ce2" table:formula="of:=HYPERLINK([.A1755];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22.avi</text:p>
          </table:table-cell>
          <table:table-cell table:style-name="ce2" table:formula="of:=HYPERLINK([.A17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25.avi</text:p>
          </table:table-cell>
          <table:table-cell table:style-name="ce2" table:formula="of:=HYPERLINK([.A1757];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27.avi</text:p>
          </table:table-cell>
          <table:table-cell table:style-name="ce2" table:formula="of:=HYPERLINK([.A175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21.avi</text:p>
          </table:table-cell>
          <table:table-cell table:style-name="ce2" table:formula="of:=HYPERLINK([.A17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26.avi</text:p>
          </table:table-cell>
          <table:table-cell table:style-name="ce2" table:formula="of:=HYPERLINK([.A17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17.avi</text:p>
          </table:table-cell>
          <table:table-cell table:style-name="ce2" table:formula="of:=HYPERLINK([.A1761]; &quot;View Now&quot;)" office:value-type="string" office:string-value="View Now">
            <text:p>View Now</text:p>
          </table:table-cell>
          <table:table-cell office:value-type="string">
            <text:p>video/avi</text:p>
          </table:table-cell>
          <table:table-cell office:value-type="float" office:value="92.4">
            <text:p>92.4</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31.avi</text:p>
          </table:table-cell>
          <table:table-cell table:style-name="ce2" table:formula="of:=HYPERLINK([.A17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37.avi</text:p>
          </table:table-cell>
          <table:table-cell table:style-name="ce2" table:formula="of:=HYPERLINK([.A17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28.avi</text:p>
          </table:table-cell>
          <table:table-cell table:style-name="ce2" table:formula="of:=HYPERLINK([.A17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29.avi</text:p>
          </table:table-cell>
          <table:table-cell table:style-name="ce2" table:formula="of:=HYPERLINK([.A17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40.avi</text:p>
          </table:table-cell>
          <table:table-cell table:style-name="ce2" table:formula="of:=HYPERLINK([.A17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38.avi</text:p>
          </table:table-cell>
          <table:table-cell table:style-name="ce2" table:formula="of:=HYPERLINK([.A17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34.avi</text:p>
          </table:table-cell>
          <table:table-cell table:style-name="ce2" table:formula="of:=HYPERLINK([.A17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32.avi</text:p>
          </table:table-cell>
          <table:table-cell table:style-name="ce2" table:formula="of:=HYPERLINK([.A17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33.avi</text:p>
          </table:table-cell>
          <table:table-cell table:style-name="ce2" table:formula="of:=HYPERLINK([.A177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30.avi</text:p>
          </table:table-cell>
          <table:table-cell table:style-name="ce2" table:formula="of:=HYPERLINK([.A177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35.avi</text:p>
          </table:table-cell>
          <table:table-cell table:style-name="ce2" table:formula="of:=HYPERLINK([.A177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36.avi</text:p>
          </table:table-cell>
          <table:table-cell table:style-name="ce2" table:formula="of:=HYPERLINK([.A177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41.avi</text:p>
          </table:table-cell>
          <table:table-cell table:style-name="ce2" table:formula="of:=HYPERLINK([.A177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43.avi</text:p>
          </table:table-cell>
          <table:table-cell table:style-name="ce2" table:formula="of:=HYPERLINK([.A17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39.avi</text:p>
          </table:table-cell>
          <table:table-cell table:style-name="ce2" table:formula="of:=HYPERLINK([.A17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48.avi</text:p>
          </table:table-cell>
          <table:table-cell table:style-name="ce2" table:formula="of:=HYPERLINK([.A17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46.avi</text:p>
          </table:table-cell>
          <table:table-cell table:style-name="ce2" table:formula="of:=HYPERLINK([.A17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49.avi</text:p>
          </table:table-cell>
          <table:table-cell table:style-name="ce2" table:formula="of:=HYPERLINK([.A17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45.avi</text:p>
          </table:table-cell>
          <table:table-cell table:style-name="ce2" table:formula="of:=HYPERLINK([.A178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47.avi</text:p>
          </table:table-cell>
          <table:table-cell table:style-name="ce2" table:formula="of:=HYPERLINK([.A17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42.avi</text:p>
          </table:table-cell>
          <table:table-cell table:style-name="ce2" table:formula="of:=HYPERLINK([.A17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44.avi</text:p>
          </table:table-cell>
          <table:table-cell table:style-name="ce2" table:formula="of:=HYPERLINK([.A17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51.avi</text:p>
          </table:table-cell>
          <table:table-cell table:style-name="ce2" table:formula="of:=HYPERLINK([.A178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57.avi</text:p>
          </table:table-cell>
          <table:table-cell table:style-name="ce2" table:formula="of:=HYPERLINK([.A178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58.avi</text:p>
          </table:table-cell>
          <table:table-cell table:style-name="ce2" table:formula="of:=HYPERLINK([.A17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50.avi</text:p>
          </table:table-cell>
          <table:table-cell table:style-name="ce2" table:formula="of:=HYPERLINK([.A17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52.avi</text:p>
          </table:table-cell>
          <table:table-cell table:style-name="ce2" table:formula="of:=HYPERLINK([.A17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53.avi</text:p>
          </table:table-cell>
          <table:table-cell table:style-name="ce2" table:formula="of:=HYPERLINK([.A17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55.avi</text:p>
          </table:table-cell>
          <table:table-cell table:style-name="ce2" table:formula="of:=HYPERLINK([.A17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54.avi</text:p>
          </table:table-cell>
          <table:table-cell table:style-name="ce2" table:formula="of:=HYPERLINK([.A17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65.avi</text:p>
          </table:table-cell>
          <table:table-cell table:style-name="ce2" table:formula="of:=HYPERLINK([.A17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64.avi</text:p>
          </table:table-cell>
          <table:table-cell table:style-name="ce2" table:formula="of:=HYPERLINK([.A179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56.avi</text:p>
          </table:table-cell>
          <table:table-cell table:style-name="ce2" table:formula="of:=HYPERLINK([.A17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59.avi</text:p>
          </table:table-cell>
          <table:table-cell table:style-name="ce2" table:formula="of:=HYPERLINK([.A17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62.avi</text:p>
          </table:table-cell>
          <table:table-cell table:style-name="ce2" table:formula="of:=HYPERLINK([.A17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61.avi</text:p>
          </table:table-cell>
          <table:table-cell table:style-name="ce2" table:formula="of:=HYPERLINK([.A179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60.avi</text:p>
          </table:table-cell>
          <table:table-cell table:style-name="ce2" table:formula="of:=HYPERLINK([.A17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68.avi</text:p>
          </table:table-cell>
          <table:table-cell table:style-name="ce2" table:formula="of:=HYPERLINK([.A17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63.avi</text:p>
          </table:table-cell>
          <table:table-cell table:style-name="ce2" table:formula="of:=HYPERLINK([.A18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72.avi</text:p>
          </table:table-cell>
          <table:table-cell table:style-name="ce2" table:formula="of:=HYPERLINK([.A18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71.avi</text:p>
          </table:table-cell>
          <table:table-cell table:style-name="ce2" table:formula="of:=HYPERLINK([.A180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66.avi</text:p>
          </table:table-cell>
          <table:table-cell table:style-name="ce2" table:formula="of:=HYPERLINK([.A180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67.avi</text:p>
          </table:table-cell>
          <table:table-cell table:style-name="ce2" table:formula="of:=HYPERLINK([.A180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69.avi</text:p>
          </table:table-cell>
          <table:table-cell table:style-name="ce2" table:formula="of:=HYPERLINK([.A180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70.avi</text:p>
          </table:table-cell>
          <table:table-cell table:style-name="ce2" table:formula="of:=HYPERLINK([.A180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75.avi</text:p>
          </table:table-cell>
          <table:table-cell table:style-name="ce2" table:formula="of:=HYPERLINK([.A18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73.avi</text:p>
          </table:table-cell>
          <table:table-cell table:style-name="ce2" table:formula="of:=HYPERLINK([.A18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78.avi</text:p>
          </table:table-cell>
          <table:table-cell table:style-name="ce2" table:formula="of:=HYPERLINK([.A18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81.avi</text:p>
          </table:table-cell>
          <table:table-cell table:style-name="ce2" table:formula="of:=HYPERLINK([.A18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77.avi</text:p>
          </table:table-cell>
          <table:table-cell table:style-name="ce2" table:formula="of:=HYPERLINK([.A18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74.avi</text:p>
          </table:table-cell>
          <table:table-cell table:style-name="ce2" table:formula="of:=HYPERLINK([.A181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80.avi</text:p>
          </table:table-cell>
          <table:table-cell table:style-name="ce2" table:formula="of:=HYPERLINK([.A18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76.avi</text:p>
          </table:table-cell>
          <table:table-cell table:style-name="ce2" table:formula="of:=HYPERLINK([.A18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79.avi</text:p>
          </table:table-cell>
          <table:table-cell table:style-name="ce2" table:formula="of:=HYPERLINK([.A18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83.avi</text:p>
          </table:table-cell>
          <table:table-cell table:style-name="ce2" table:formula="of:=HYPERLINK([.A181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82.avi</text:p>
          </table:table-cell>
          <table:table-cell table:style-name="ce2" table:formula="of:=HYPERLINK([.A18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87.avi</text:p>
          </table:table-cell>
          <table:table-cell table:style-name="ce2" table:formula="of:=HYPERLINK([.A181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91.avi</text:p>
          </table:table-cell>
          <table:table-cell table:style-name="ce2" table:formula="of:=HYPERLINK([.A18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84.avi</text:p>
          </table:table-cell>
          <table:table-cell table:style-name="ce2" table:formula="of:=HYPERLINK([.A182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92.avi</text:p>
          </table:table-cell>
          <table:table-cell table:style-name="ce2" table:formula="of:=HYPERLINK([.A182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85.avi</text:p>
          </table:table-cell>
          <table:table-cell table:style-name="ce2" table:formula="of:=HYPERLINK([.A18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94.avi</text:p>
          </table:table-cell>
          <table:table-cell table:style-name="ce2" table:formula="of:=HYPERLINK([.A182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88.avi</text:p>
          </table:table-cell>
          <table:table-cell table:style-name="ce2" table:formula="of:=HYPERLINK([.A18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86.avi</text:p>
          </table:table-cell>
          <table:table-cell table:style-name="ce2" table:formula="of:=HYPERLINK([.A182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93.avi</text:p>
          </table:table-cell>
          <table:table-cell table:style-name="ce2" table:formula="of:=HYPERLINK([.A1826];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89.avi</text:p>
          </table:table-cell>
          <table:table-cell table:style-name="ce2" table:formula="of:=HYPERLINK([.A18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98.avi</text:p>
          </table:table-cell>
          <table:table-cell table:style-name="ce2" table:formula="of:=HYPERLINK([.A1828]; &quot;View Now&quot;)" office:value-type="string" office:string-value="View Now">
            <text:p>View Now</text:p>
          </table:table-cell>
          <table:table-cell office:value-type="string">
            <text:p>video/avi</text:p>
          </table:table-cell>
          <table:table-cell office:value-type="float" office:value="0.933333">
            <text:p>0.9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90.avi</text:p>
          </table:table-cell>
          <table:table-cell table:style-name="ce2" table:formula="of:=HYPERLINK([.A18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95.avi</text:p>
          </table:table-cell>
          <table:table-cell table:style-name="ce2" table:formula="of:=HYPERLINK([.A18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03.avi</text:p>
          </table:table-cell>
          <table:table-cell table:style-name="ce2" table:formula="of:=HYPERLINK([.A18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97.avi</text:p>
          </table:table-cell>
          <table:table-cell table:style-name="ce2" table:formula="of:=HYPERLINK([.A1832]; &quot;View Now&quot;)" office:value-type="string" office:string-value="View Now">
            <text:p>View Now</text:p>
          </table:table-cell>
          <table:table-cell office:value-type="string">
            <text:p>video/avi</text:p>
          </table:table-cell>
          <table:table-cell table:number-columns-repeated="6"/>
          <table:table-cell table:style-name="ce6"/>
          <table:table-cell table:number-columns-repeated="1014"/>
        </table:table-row>
        <table:table-row table:style-name="ro2">
          <table:table-cell office:value-type="string">
            <text:p>https://www.justice.gov/epstein/files/DataSet%209/EFTA00279707.avi</text:p>
          </table:table-cell>
          <table:table-cell table:style-name="ce2" table:formula="of:=HYPERLINK([.A18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96.avi</text:p>
          </table:table-cell>
          <table:table-cell table:style-name="ce2" table:formula="of:=HYPERLINK([.A183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09.avi</text:p>
          </table:table-cell>
          <table:table-cell table:style-name="ce2" table:formula="of:=HYPERLINK([.A18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699.avi</text:p>
          </table:table-cell>
          <table:table-cell table:style-name="ce2" table:formula="of:=HYPERLINK([.A1836];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08.avi</text:p>
          </table:table-cell>
          <table:table-cell table:style-name="ce2" table:formula="of:=HYPERLINK([.A183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04.avi</text:p>
          </table:table-cell>
          <table:table-cell table:style-name="ce2" table:formula="of:=HYPERLINK([.A18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02.avi</text:p>
          </table:table-cell>
          <table:table-cell table:style-name="ce2" table:formula="of:=HYPERLINK([.A18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10.avi</text:p>
          </table:table-cell>
          <table:table-cell table:style-name="ce2" table:formula="of:=HYPERLINK([.A18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11.avi</text:p>
          </table:table-cell>
          <table:table-cell table:style-name="ce2" table:formula="of:=HYPERLINK([.A18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05.avi</text:p>
          </table:table-cell>
          <table:table-cell table:style-name="ce2" table:formula="of:=HYPERLINK([.A18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06.avi</text:p>
          </table:table-cell>
          <table:table-cell table:style-name="ce2" table:formula="of:=HYPERLINK([.A18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01.avi</text:p>
          </table:table-cell>
          <table:table-cell table:style-name="ce2" table:formula="of:=HYPERLINK([.A184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12.avi</text:p>
          </table:table-cell>
          <table:table-cell table:style-name="ce2" table:formula="of:=HYPERLINK([.A184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15.avi</text:p>
          </table:table-cell>
          <table:table-cell table:style-name="ce2" table:formula="of:=HYPERLINK([.A184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00.avi</text:p>
          </table:table-cell>
          <table:table-cell table:style-name="ce2" table:formula="of:=HYPERLINK([.A184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16.avi</text:p>
          </table:table-cell>
          <table:table-cell table:style-name="ce2" table:formula="of:=HYPERLINK([.A18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20.avi</text:p>
          </table:table-cell>
          <table:table-cell table:style-name="ce2" table:formula="of:=HYPERLINK([.A184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13.avi</text:p>
          </table:table-cell>
          <table:table-cell table:style-name="ce2" table:formula="of:=HYPERLINK([.A18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19.avi</text:p>
          </table:table-cell>
          <table:table-cell table:style-name="ce2" table:formula="of:=HYPERLINK([.A18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17.avi</text:p>
          </table:table-cell>
          <table:table-cell table:style-name="ce2" table:formula="of:=HYPERLINK([.A18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22.avi</text:p>
          </table:table-cell>
          <table:table-cell table:style-name="ce2" table:formula="of:=HYPERLINK([.A18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18.avi</text:p>
          </table:table-cell>
          <table:table-cell table:style-name="ce2" table:formula="of:=HYPERLINK([.A185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14.avi</text:p>
          </table:table-cell>
          <table:table-cell table:style-name="ce2" table:formula="of:=HYPERLINK([.A1855];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21.avi</text:p>
          </table:table-cell>
          <table:table-cell table:style-name="ce2" table:formula="of:=HYPERLINK([.A18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28.avi</text:p>
          </table:table-cell>
          <table:table-cell table:style-name="ce2" table:formula="of:=HYPERLINK([.A18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23.avi</text:p>
          </table:table-cell>
          <table:table-cell table:style-name="ce2" table:formula="of:=HYPERLINK([.A185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24.avi</text:p>
          </table:table-cell>
          <table:table-cell table:style-name="ce2" table:formula="of:=HYPERLINK([.A18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30.avi</text:p>
          </table:table-cell>
          <table:table-cell table:style-name="ce2" table:formula="of:=HYPERLINK([.A18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25.avi</text:p>
          </table:table-cell>
          <table:table-cell table:style-name="ce2" table:formula="of:=HYPERLINK([.A18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27.avi</text:p>
          </table:table-cell>
          <table:table-cell table:style-name="ce2" table:formula="of:=HYPERLINK([.A18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31.avi</text:p>
          </table:table-cell>
          <table:table-cell table:style-name="ce2" table:formula="of:=HYPERLINK([.A18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29.avi</text:p>
          </table:table-cell>
          <table:table-cell table:style-name="ce2" table:formula="of:=HYPERLINK([.A18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34.avi</text:p>
          </table:table-cell>
          <table:table-cell table:style-name="ce2" table:formula="of:=HYPERLINK([.A18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26.avi</text:p>
          </table:table-cell>
          <table:table-cell table:style-name="ce2" table:formula="of:=HYPERLINK([.A18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32.avi</text:p>
          </table:table-cell>
          <table:table-cell table:style-name="ce2" table:formula="of:=HYPERLINK([.A18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33.avi</text:p>
          </table:table-cell>
          <table:table-cell table:style-name="ce2" table:formula="of:=HYPERLINK([.A18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35.avi</text:p>
          </table:table-cell>
          <table:table-cell table:style-name="ce2" table:formula="of:=HYPERLINK([.A186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37.avi</text:p>
          </table:table-cell>
          <table:table-cell table:style-name="ce2" table:formula="of:=HYPERLINK([.A18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42.avi</text:p>
          </table:table-cell>
          <table:table-cell table:style-name="ce2" table:formula="of:=HYPERLINK([.A18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43.avi</text:p>
          </table:table-cell>
          <table:table-cell table:style-name="ce2" table:formula="of:=HYPERLINK([.A187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36.avi</text:p>
          </table:table-cell>
          <table:table-cell table:style-name="ce2" table:formula="of:=HYPERLINK([.A18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39.avi</text:p>
          </table:table-cell>
          <table:table-cell table:style-name="ce2" table:formula="of:=HYPERLINK([.A187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46.avi</text:p>
          </table:table-cell>
          <table:table-cell table:style-name="ce2" table:formula="of:=HYPERLINK([.A18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38.avi</text:p>
          </table:table-cell>
          <table:table-cell table:style-name="ce2" table:formula="of:=HYPERLINK([.A18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44.avi</text:p>
          </table:table-cell>
          <table:table-cell table:style-name="ce2" table:formula="of:=HYPERLINK([.A187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45.avi</text:p>
          </table:table-cell>
          <table:table-cell table:style-name="ce2" table:formula="of:=HYPERLINK([.A187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47.avi</text:p>
          </table:table-cell>
          <table:table-cell table:style-name="ce2" table:formula="of:=HYPERLINK([.A18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40.avi</text:p>
          </table:table-cell>
          <table:table-cell table:style-name="ce2" table:formula="of:=HYPERLINK([.A18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41.avi</text:p>
          </table:table-cell>
          <table:table-cell table:style-name="ce2" table:formula="of:=HYPERLINK([.A18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48.avi</text:p>
          </table:table-cell>
          <table:table-cell table:style-name="ce2" table:formula="of:=HYPERLINK([.A18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50.avi</text:p>
          </table:table-cell>
          <table:table-cell table:style-name="ce2" table:formula="of:=HYPERLINK([.A18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52.avi</text:p>
          </table:table-cell>
          <table:table-cell table:style-name="ce2" table:formula="of:=HYPERLINK([.A188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57.avi</text:p>
          </table:table-cell>
          <table:table-cell table:style-name="ce2" table:formula="of:=HYPERLINK([.A18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58.avi</text:p>
          </table:table-cell>
          <table:table-cell table:style-name="ce2" table:formula="of:=HYPERLINK([.A18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55.avi</text:p>
          </table:table-cell>
          <table:table-cell table:style-name="ce2" table:formula="of:=HYPERLINK([.A18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49.avi</text:p>
          </table:table-cell>
          <table:table-cell table:style-name="ce2" table:formula="of:=HYPERLINK([.A188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53.avi</text:p>
          </table:table-cell>
          <table:table-cell table:style-name="ce2" table:formula="of:=HYPERLINK([.A18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51.avi</text:p>
          </table:table-cell>
          <table:table-cell table:style-name="ce2" table:formula="of:=HYPERLINK([.A18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56.avi</text:p>
          </table:table-cell>
          <table:table-cell table:style-name="ce2" table:formula="of:=HYPERLINK([.A189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54.avi</text:p>
          </table:table-cell>
          <table:table-cell table:style-name="ce2" table:formula="of:=HYPERLINK([.A18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59.avi</text:p>
          </table:table-cell>
          <table:table-cell table:style-name="ce2" table:formula="of:=HYPERLINK([.A189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62.avi</text:p>
          </table:table-cell>
          <table:table-cell table:style-name="ce2" table:formula="of:=HYPERLINK([.A18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60.avi</text:p>
          </table:table-cell>
          <table:table-cell table:style-name="ce2" table:formula="of:=HYPERLINK([.A18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61.avi</text:p>
          </table:table-cell>
          <table:table-cell table:style-name="ce2" table:formula="of:=HYPERLINK([.A1896];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65.avi</text:p>
          </table:table-cell>
          <table:table-cell table:style-name="ce2" table:formula="of:=HYPERLINK([.A189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64.avi</text:p>
          </table:table-cell>
          <table:table-cell table:style-name="ce2" table:formula="of:=HYPERLINK([.A189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67.avi</text:p>
          </table:table-cell>
          <table:table-cell table:style-name="ce2" table:formula="of:=HYPERLINK([.A189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63.avi</text:p>
          </table:table-cell>
          <table:table-cell table:style-name="ce2" table:formula="of:=HYPERLINK([.A190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68.avi</text:p>
          </table:table-cell>
          <table:table-cell table:style-name="ce2" table:formula="of:=HYPERLINK([.A190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66.avi</text:p>
          </table:table-cell>
          <table:table-cell table:style-name="ce2" table:formula="of:=HYPERLINK([.A1902];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70.avi</text:p>
          </table:table-cell>
          <table:table-cell table:style-name="ce2" table:formula="of:=HYPERLINK([.A19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72.avi</text:p>
          </table:table-cell>
          <table:table-cell table:style-name="ce2" table:formula="of:=HYPERLINK([.A1904];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69.avi</text:p>
          </table:table-cell>
          <table:table-cell table:style-name="ce2" table:formula="of:=HYPERLINK([.A190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71.avi</text:p>
          </table:table-cell>
          <table:table-cell table:style-name="ce2" table:formula="of:=HYPERLINK([.A1906];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77.avi</text:p>
          </table:table-cell>
          <table:table-cell table:style-name="ce2" table:formula="of:=HYPERLINK([.A19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75.avi</text:p>
          </table:table-cell>
          <table:table-cell table:style-name="ce2" table:formula="of:=HYPERLINK([.A190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73.avi</text:p>
          </table:table-cell>
          <table:table-cell table:style-name="ce2" table:formula="of:=HYPERLINK([.A190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76.avi</text:p>
          </table:table-cell>
          <table:table-cell table:style-name="ce2" table:formula="of:=HYPERLINK([.A19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74.avi</text:p>
          </table:table-cell>
          <table:table-cell table:style-name="ce2" table:formula="of:=HYPERLINK([.A191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78.avi</text:p>
          </table:table-cell>
          <table:table-cell table:style-name="ce2" table:formula="of:=HYPERLINK([.A19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85.avi</text:p>
          </table:table-cell>
          <table:table-cell table:style-name="ce2" table:formula="of:=HYPERLINK([.A19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81.avi</text:p>
          </table:table-cell>
          <table:table-cell table:style-name="ce2" table:formula="of:=HYPERLINK([.A19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83.avi</text:p>
          </table:table-cell>
          <table:table-cell table:style-name="ce2" table:formula="of:=HYPERLINK([.A191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80.avi</text:p>
          </table:table-cell>
          <table:table-cell table:style-name="ce2" table:formula="of:=HYPERLINK([.A19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82.avi</text:p>
          </table:table-cell>
          <table:table-cell table:style-name="ce2" table:formula="of:=HYPERLINK([.A19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84.avi</text:p>
          </table:table-cell>
          <table:table-cell table:style-name="ce2" table:formula="of:=HYPERLINK([.A19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79.avi</text:p>
          </table:table-cell>
          <table:table-cell table:style-name="ce2" table:formula="of:=HYPERLINK([.A19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87.avi</text:p>
          </table:table-cell>
          <table:table-cell table:style-name="ce2" table:formula="of:=HYPERLINK([.A192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90.avi</text:p>
          </table:table-cell>
          <table:table-cell table:style-name="ce2" table:formula="of:=HYPERLINK([.A19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88.avi</text:p>
          </table:table-cell>
          <table:table-cell table:style-name="ce2" table:formula="of:=HYPERLINK([.A19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91.avi</text:p>
          </table:table-cell>
          <table:table-cell table:style-name="ce2" table:formula="of:=HYPERLINK([.A192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86.avi</text:p>
          </table:table-cell>
          <table:table-cell table:style-name="ce2" table:formula="of:=HYPERLINK([.A19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89.avi</text:p>
          </table:table-cell>
          <table:table-cell table:style-name="ce2" table:formula="of:=HYPERLINK([.A19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94.avi</text:p>
          </table:table-cell>
          <table:table-cell table:style-name="ce2" table:formula="of:=HYPERLINK([.A19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99.avi</text:p>
          </table:table-cell>
          <table:table-cell table:style-name="ce2" table:formula="of:=HYPERLINK([.A19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97.avi</text:p>
          </table:table-cell>
          <table:table-cell table:style-name="ce2" table:formula="of:=HYPERLINK([.A19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98.avi</text:p>
          </table:table-cell>
          <table:table-cell table:style-name="ce2" table:formula="of:=HYPERLINK([.A19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95.avi</text:p>
          </table:table-cell>
          <table:table-cell table:style-name="ce2" table:formula="of:=HYPERLINK([.A19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96.avi</text:p>
          </table:table-cell>
          <table:table-cell table:style-name="ce2" table:formula="of:=HYPERLINK([.A19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02.avi</text:p>
          </table:table-cell>
          <table:table-cell table:style-name="ce2" table:formula="of:=HYPERLINK([.A19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92.avi</text:p>
          </table:table-cell>
          <table:table-cell table:style-name="ce2" table:formula="of:=HYPERLINK([.A193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00.avi</text:p>
          </table:table-cell>
          <table:table-cell table:style-name="ce2" table:formula="of:=HYPERLINK([.A19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793.avi</text:p>
          </table:table-cell>
          <table:table-cell table:style-name="ce2" table:formula="of:=HYPERLINK([.A19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01.avi</text:p>
          </table:table-cell>
          <table:table-cell table:style-name="ce2" table:formula="of:=HYPERLINK([.A19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05.avi</text:p>
          </table:table-cell>
          <table:table-cell table:style-name="ce2" table:formula="of:=HYPERLINK([.A193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03.avi</text:p>
          </table:table-cell>
          <table:table-cell table:style-name="ce2" table:formula="of:=HYPERLINK([.A193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09.avi</text:p>
          </table:table-cell>
          <table:table-cell table:style-name="ce2" table:formula="of:=HYPERLINK([.A19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13.avi</text:p>
          </table:table-cell>
          <table:table-cell table:style-name="ce2" table:formula="of:=HYPERLINK([.A19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04.avi</text:p>
          </table:table-cell>
          <table:table-cell table:style-name="ce2" table:formula="of:=HYPERLINK([.A194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06.avi</text:p>
          </table:table-cell>
          <table:table-cell table:style-name="ce2" table:formula="of:=HYPERLINK([.A19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08.avi</text:p>
          </table:table-cell>
          <table:table-cell table:style-name="ce2" table:formula="of:=HYPERLINK([.A19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17.avi</text:p>
          </table:table-cell>
          <table:table-cell table:style-name="ce2" table:formula="of:=HYPERLINK([.A19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07.avi</text:p>
          </table:table-cell>
          <table:table-cell table:style-name="ce2" table:formula="of:=HYPERLINK([.A19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14.avi</text:p>
          </table:table-cell>
          <table:table-cell table:style-name="ce2" table:formula="of:=HYPERLINK([.A194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16.avi</text:p>
          </table:table-cell>
          <table:table-cell table:style-name="ce2" table:formula="of:=HYPERLINK([.A194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15.avi</text:p>
          </table:table-cell>
          <table:table-cell table:style-name="ce2" table:formula="of:=HYPERLINK([.A19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10.avi</text:p>
          </table:table-cell>
          <table:table-cell table:style-name="ce2" table:formula="of:=HYPERLINK([.A194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18.avi</text:p>
          </table:table-cell>
          <table:table-cell table:style-name="ce2" table:formula="of:=HYPERLINK([.A19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24.avi</text:p>
          </table:table-cell>
          <table:table-cell table:style-name="ce2" table:formula="of:=HYPERLINK([.A19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12.avi</text:p>
          </table:table-cell>
          <table:table-cell table:style-name="ce2" table:formula="of:=HYPERLINK([.A19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21.avi</text:p>
          </table:table-cell>
          <table:table-cell table:style-name="ce2" table:formula="of:=HYPERLINK([.A19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11.avi</text:p>
          </table:table-cell>
          <table:table-cell table:style-name="ce2" table:formula="of:=HYPERLINK([.A195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25.avi</text:p>
          </table:table-cell>
          <table:table-cell table:style-name="ce2" table:formula="of:=HYPERLINK([.A19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20.avi</text:p>
          </table:table-cell>
          <table:table-cell table:style-name="ce2" table:formula="of:=HYPERLINK([.A19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22.avi</text:p>
          </table:table-cell>
          <table:table-cell table:style-name="ce2" table:formula="of:=HYPERLINK([.A19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23.avi</text:p>
          </table:table-cell>
          <table:table-cell table:style-name="ce2" table:formula="of:=HYPERLINK([.A195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19.avi</text:p>
          </table:table-cell>
          <table:table-cell table:style-name="ce2" table:formula="of:=HYPERLINK([.A19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27.avi</text:p>
          </table:table-cell>
          <table:table-cell table:style-name="ce2" table:formula="of:=HYPERLINK([.A19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28.avi</text:p>
          </table:table-cell>
          <table:table-cell table:style-name="ce2" table:formula="of:=HYPERLINK([.A196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26.avi</text:p>
          </table:table-cell>
          <table:table-cell table:style-name="ce2" table:formula="of:=HYPERLINK([.A19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29.avi</text:p>
          </table:table-cell>
          <table:table-cell table:style-name="ce2" table:formula="of:=HYPERLINK([.A19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34.avi</text:p>
          </table:table-cell>
          <table:table-cell table:style-name="ce2" table:formula="of:=HYPERLINK([.A19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36.avi</text:p>
          </table:table-cell>
          <table:table-cell table:style-name="ce2" table:formula="of:=HYPERLINK([.A19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32.avi</text:p>
          </table:table-cell>
          <table:table-cell table:style-name="ce2" table:formula="of:=HYPERLINK([.A19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39.avi</text:p>
          </table:table-cell>
          <table:table-cell table:style-name="ce2" table:formula="of:=HYPERLINK([.A19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31.avi</text:p>
          </table:table-cell>
          <table:table-cell table:style-name="ce2" table:formula="of:=HYPERLINK([.A196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30.avi</text:p>
          </table:table-cell>
          <table:table-cell table:style-name="ce2" table:formula="of:=HYPERLINK([.A19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33.avi</text:p>
          </table:table-cell>
          <table:table-cell table:style-name="ce2" table:formula="of:=HYPERLINK([.A19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35.avi</text:p>
          </table:table-cell>
          <table:table-cell table:style-name="ce2" table:formula="of:=HYPERLINK([.A19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42.avi</text:p>
          </table:table-cell>
          <table:table-cell table:style-name="ce2" table:formula="of:=HYPERLINK([.A197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38.avi</text:p>
          </table:table-cell>
          <table:table-cell table:style-name="ce2" table:formula="of:=HYPERLINK([.A19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37.avi</text:p>
          </table:table-cell>
          <table:table-cell table:style-name="ce2" table:formula="of:=HYPERLINK([.A197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43.avi</text:p>
          </table:table-cell>
          <table:table-cell table:style-name="ce2" table:formula="of:=HYPERLINK([.A19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46.avi</text:p>
          </table:table-cell>
          <table:table-cell table:style-name="ce2" table:formula="of:=HYPERLINK([.A197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40.avi</text:p>
          </table:table-cell>
          <table:table-cell table:style-name="ce2" table:formula="of:=HYPERLINK([.A19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45.avi</text:p>
          </table:table-cell>
          <table:table-cell table:style-name="ce2" table:formula="of:=HYPERLINK([.A197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41.avi</text:p>
          </table:table-cell>
          <table:table-cell table:style-name="ce2" table:formula="of:=HYPERLINK([.A19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48.avi</text:p>
          </table:table-cell>
          <table:table-cell table:style-name="ce2" table:formula="of:=HYPERLINK([.A19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49.avi</text:p>
          </table:table-cell>
          <table:table-cell table:style-name="ce2" table:formula="of:=HYPERLINK([.A19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50.avi</text:p>
          </table:table-cell>
          <table:table-cell table:style-name="ce2" table:formula="of:=HYPERLINK([.A19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44.avi</text:p>
          </table:table-cell>
          <table:table-cell table:style-name="ce2" table:formula="of:=HYPERLINK([.A19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47.avi</text:p>
          </table:table-cell>
          <table:table-cell table:style-name="ce2" table:formula="of:=HYPERLINK([.A198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52.avi</text:p>
          </table:table-cell>
          <table:table-cell table:style-name="ce2" table:formula="of:=HYPERLINK([.A198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56.avi</text:p>
          </table:table-cell>
          <table:table-cell table:style-name="ce2" table:formula="of:=HYPERLINK([.A19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53.avi</text:p>
          </table:table-cell>
          <table:table-cell table:style-name="ce2" table:formula="of:=HYPERLINK([.A19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55.avi</text:p>
          </table:table-cell>
          <table:table-cell table:style-name="ce2" table:formula="of:=HYPERLINK([.A198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51.avi</text:p>
          </table:table-cell>
          <table:table-cell table:style-name="ce2" table:formula="of:=HYPERLINK([.A19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58.avi</text:p>
          </table:table-cell>
          <table:table-cell table:style-name="ce2" table:formula="of:=HYPERLINK([.A199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54.avi</text:p>
          </table:table-cell>
          <table:table-cell table:style-name="ce2" table:formula="of:=HYPERLINK([.A19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57.avi</text:p>
          </table:table-cell>
          <table:table-cell table:style-name="ce2" table:formula="of:=HYPERLINK([.A19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60.avi</text:p>
          </table:table-cell>
          <table:table-cell table:style-name="ce2" table:formula="of:=HYPERLINK([.A199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64.avi</text:p>
          </table:table-cell>
          <table:table-cell table:style-name="ce2" table:formula="of:=HYPERLINK([.A19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59.avi</text:p>
          </table:table-cell>
          <table:table-cell table:style-name="ce2" table:formula="of:=HYPERLINK([.A199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63.avi</text:p>
          </table:table-cell>
          <table:table-cell table:style-name="ce2" table:formula="of:=HYPERLINK([.A19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68.avi</text:p>
          </table:table-cell>
          <table:table-cell table:style-name="ce2" table:formula="of:=HYPERLINK([.A199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61.avi</text:p>
          </table:table-cell>
          <table:table-cell table:style-name="ce2" table:formula="of:=HYPERLINK([.A19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67.avi</text:p>
          </table:table-cell>
          <table:table-cell table:style-name="ce2" table:formula="of:=HYPERLINK([.A19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69.avi</text:p>
          </table:table-cell>
          <table:table-cell table:style-name="ce2" table:formula="of:=HYPERLINK([.A20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65.avi</text:p>
          </table:table-cell>
          <table:table-cell table:style-name="ce2" table:formula="of:=HYPERLINK([.A20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70.avi</text:p>
          </table:table-cell>
          <table:table-cell table:style-name="ce2" table:formula="of:=HYPERLINK([.A20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71.avi</text:p>
          </table:table-cell>
          <table:table-cell table:style-name="ce2" table:formula="of:=HYPERLINK([.A200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66.avi</text:p>
          </table:table-cell>
          <table:table-cell table:style-name="ce2" table:formula="of:=HYPERLINK([.A200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62.avi</text:p>
          </table:table-cell>
          <table:table-cell table:style-name="ce2" table:formula="of:=HYPERLINK([.A20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74.avi</text:p>
          </table:table-cell>
          <table:table-cell table:style-name="ce2" table:formula="of:=HYPERLINK([.A20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72.avi</text:p>
          </table:table-cell>
          <table:table-cell table:style-name="ce2" table:formula="of:=HYPERLINK([.A20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73.avi</text:p>
          </table:table-cell>
          <table:table-cell table:style-name="ce2" table:formula="of:=HYPERLINK([.A20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76.avi</text:p>
          </table:table-cell>
          <table:table-cell table:style-name="ce2" table:formula="of:=HYPERLINK([.A20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81.avi</text:p>
          </table:table-cell>
          <table:table-cell table:style-name="ce2" table:formula="of:=HYPERLINK([.A20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83.avi</text:p>
          </table:table-cell>
          <table:table-cell table:style-name="ce2" table:formula="of:=HYPERLINK([.A2011]; &quot;View Now&quot;)" office:value-type="string" office:string-value="View Now">
            <text:p>View Now</text:p>
          </table:table-cell>
          <table:table-cell office:value-type="string">
            <text:p>video/avi</text:p>
          </table:table-cell>
          <table:table-cell office:value-type="float" office:value="0.366667">
            <text:p>0.3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75.avi</text:p>
          </table:table-cell>
          <table:table-cell table:style-name="ce2" table:formula="of:=HYPERLINK([.A20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82.avi</text:p>
          </table:table-cell>
          <table:table-cell table:style-name="ce2" table:formula="of:=HYPERLINK([.A2013]; &quot;View Now&quot;)" office:value-type="string" office:string-value="View Now">
            <text:p>View Now</text:p>
          </table:table-cell>
          <table:table-cell office:value-type="string">
            <text:p>video/avi</text:p>
          </table:table-cell>
          <table:table-cell office:value-type="float" office:value="107.633333">
            <text:p>107.6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85.avi</text:p>
          </table:table-cell>
          <table:table-cell table:style-name="ce2" table:formula="of:=HYPERLINK([.A201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79.avi</text:p>
          </table:table-cell>
          <table:table-cell table:style-name="ce2" table:formula="of:=HYPERLINK([.A20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77.avi</text:p>
          </table:table-cell>
          <table:table-cell table:style-name="ce2" table:formula="of:=HYPERLINK([.A201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80.avi</text:p>
          </table:table-cell>
          <table:table-cell table:style-name="ce2" table:formula="of:=HYPERLINK([.A20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78.avi</text:p>
          </table:table-cell>
          <table:table-cell table:style-name="ce2" table:formula="of:=HYPERLINK([.A20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86.avi</text:p>
          </table:table-cell>
          <table:table-cell table:style-name="ce2" table:formula="of:=HYPERLINK([.A2019]; &quot;View Now&quot;)" office:value-type="string" office:string-value="View Now">
            <text:p>View Now</text:p>
          </table:table-cell>
          <table:table-cell office:value-type="string">
            <text:p>video/avi</text:p>
          </table:table-cell>
          <table:table-cell table:number-columns-repeated="6"/>
          <table:table-cell table:style-name="ce6"/>
          <table:table-cell table:number-columns-repeated="1014"/>
        </table:table-row>
        <table:table-row table:style-name="ro2">
          <table:table-cell office:value-type="string">
            <text:p>https://www.justice.gov/epstein/files/DataSet%209/EFTA00279888.avi</text:p>
          </table:table-cell>
          <table:table-cell table:style-name="ce2" table:formula="of:=HYPERLINK([.A20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89.avi</text:p>
          </table:table-cell>
          <table:table-cell table:style-name="ce2" table:formula="of:=HYPERLINK([.A202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84.avi</text:p>
          </table:table-cell>
          <table:table-cell table:style-name="ce2" table:formula="of:=HYPERLINK([.A202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90.avi</text:p>
          </table:table-cell>
          <table:table-cell table:style-name="ce2" table:formula="of:=HYPERLINK([.A2023]; &quot;View Now&quot;)" office:value-type="string" office:string-value="View Now">
            <text:p>View Now</text:p>
          </table:table-cell>
          <table:table-cell office:value-type="string">
            <text:p>video/avi</text:p>
          </table:table-cell>
          <table:table-cell office:value-type="float" office:value="99.933333">
            <text:p>99.9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96.avi</text:p>
          </table:table-cell>
          <table:table-cell table:style-name="ce2" table:formula="of:=HYPERLINK([.A20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92.avi</text:p>
          </table:table-cell>
          <table:table-cell table:style-name="ce2" table:formula="of:=HYPERLINK([.A2025]; &quot;View Now&quot;)" office:value-type="string" office:string-value="View Now">
            <text:p>View Now</text:p>
          </table:table-cell>
          <table:table-cell office:value-type="string">
            <text:p>video/avi</text:p>
          </table:table-cell>
          <table:table-cell table:number-columns-repeated="6"/>
          <table:table-cell table:style-name="ce6"/>
          <table:table-cell table:number-columns-repeated="1014"/>
        </table:table-row>
        <table:table-row table:style-name="ro2">
          <table:table-cell office:value-type="string">
            <text:p>https://www.justice.gov/epstein/files/DataSet%209/EFTA00279891.avi</text:p>
          </table:table-cell>
          <table:table-cell table:style-name="ce2" table:formula="of:=HYPERLINK([.A20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94.avi</text:p>
          </table:table-cell>
          <table:table-cell table:style-name="ce2" table:formula="of:=HYPERLINK([.A202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97.avi</text:p>
          </table:table-cell>
          <table:table-cell table:style-name="ce2" table:formula="of:=HYPERLINK([.A20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98.avi</text:p>
          </table:table-cell>
          <table:table-cell table:style-name="ce2" table:formula="of:=HYPERLINK([.A20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95.avi</text:p>
          </table:table-cell>
          <table:table-cell table:style-name="ce2" table:formula="of:=HYPERLINK([.A2030]; &quot;View Now&quot;)" office:value-type="string" office:string-value="View Now">
            <text:p>View Now</text:p>
          </table:table-cell>
          <table:table-cell office:value-type="string">
            <text:p>video/avi</text:p>
          </table:table-cell>
          <table:table-cell office:value-type="float" office:value="59.6">
            <text:p>59.6</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93.avi</text:p>
          </table:table-cell>
          <table:table-cell table:style-name="ce2" table:formula="of:=HYPERLINK([.A2031]; &quot;View Now&quot;)" office:value-type="string" office:string-value="View Now">
            <text:p>View Now</text:p>
          </table:table-cell>
          <table:table-cell office:value-type="string">
            <text:p>video/avi</text:p>
          </table:table-cell>
          <table:table-cell office:value-type="float" office:value="0.733333">
            <text:p>0.7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902.avi</text:p>
          </table:table-cell>
          <table:table-cell table:style-name="ce2" table:formula="of:=HYPERLINK([.A20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99.avi</text:p>
          </table:table-cell>
          <table:table-cell table:style-name="ce2" table:formula="of:=HYPERLINK([.A20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903.avi</text:p>
          </table:table-cell>
          <table:table-cell table:style-name="ce2" table:formula="of:=HYPERLINK([.A20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904.avi</text:p>
          </table:table-cell>
          <table:table-cell table:style-name="ce2" table:formula="of:=HYPERLINK([.A20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901.avi</text:p>
          </table:table-cell>
          <table:table-cell table:style-name="ce2" table:formula="of:=HYPERLINK([.A20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905.avi</text:p>
          </table:table-cell>
          <table:table-cell table:style-name="ce2" table:formula="of:=HYPERLINK([.A203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887.avi</text:p>
          </table:table-cell>
          <table:table-cell table:style-name="ce2" table:formula="of:=HYPERLINK([.A20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900.avi</text:p>
          </table:table-cell>
          <table:table-cell table:style-name="ce2" table:formula="of:=HYPERLINK([.A20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907.avi</text:p>
          </table:table-cell>
          <table:table-cell table:style-name="ce2" table:formula="of:=HYPERLINK([.A20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908.avi</text:p>
          </table:table-cell>
          <table:table-cell table:style-name="ce2" table:formula="of:=HYPERLINK([.A20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912.avi</text:p>
          </table:table-cell>
          <table:table-cell table:style-name="ce2" table:formula="of:=HYPERLINK([.A20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914.avi</text:p>
          </table:table-cell>
          <table:table-cell table:style-name="ce2" table:formula="of:=HYPERLINK([.A20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910.avi</text:p>
          </table:table-cell>
          <table:table-cell table:style-name="ce2" table:formula="of:=HYPERLINK([.A20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909.avi</text:p>
          </table:table-cell>
          <table:table-cell table:style-name="ce2" table:formula="of:=HYPERLINK([.A20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916.avi</text:p>
          </table:table-cell>
          <table:table-cell table:style-name="ce2" table:formula="of:=HYPERLINK([.A20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906.avi</text:p>
          </table:table-cell>
          <table:table-cell table:style-name="ce2" table:formula="of:=HYPERLINK([.A204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915.avi</text:p>
          </table:table-cell>
          <table:table-cell table:style-name="ce2" table:formula="of:=HYPERLINK([.A20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913.avi</text:p>
          </table:table-cell>
          <table:table-cell table:style-name="ce2" table:formula="of:=HYPERLINK([.A204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911.avi</text:p>
          </table:table-cell>
          <table:table-cell table:style-name="ce2" table:formula="of:=HYPERLINK([.A20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918.avi</text:p>
          </table:table-cell>
          <table:table-cell table:style-name="ce2" table:formula="of:=HYPERLINK([.A20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919.avi</text:p>
          </table:table-cell>
          <table:table-cell table:style-name="ce2" table:formula="of:=HYPERLINK([.A20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921.avi</text:p>
          </table:table-cell>
          <table:table-cell table:style-name="ce2" table:formula="of:=HYPERLINK([.A20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917.avi</text:p>
          </table:table-cell>
          <table:table-cell table:style-name="ce2" table:formula="of:=HYPERLINK([.A205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926.avi</text:p>
          </table:table-cell>
          <table:table-cell table:style-name="ce2" table:formula="of:=HYPERLINK([.A20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920.avi</text:p>
          </table:table-cell>
          <table:table-cell table:style-name="ce2" table:formula="of:=HYPERLINK([.A20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927.avi</text:p>
          </table:table-cell>
          <table:table-cell table:style-name="ce2" table:formula="of:=HYPERLINK([.A20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925.avi</text:p>
          </table:table-cell>
          <table:table-cell table:style-name="ce2" table:formula="of:=HYPERLINK([.A205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924.avi</text:p>
          </table:table-cell>
          <table:table-cell table:style-name="ce2" table:formula="of:=HYPERLINK([.A20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928.avi</text:p>
          </table:table-cell>
          <table:table-cell table:style-name="ce2" table:formula="of:=HYPERLINK([.A20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923.avi</text:p>
          </table:table-cell>
          <table:table-cell table:style-name="ce2" table:formula="of:=HYPERLINK([.A20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922.avi</text:p>
          </table:table-cell>
          <table:table-cell table:style-name="ce2" table:formula="of:=HYPERLINK([.A20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932.avi</text:p>
          </table:table-cell>
          <table:table-cell table:style-name="ce2" table:formula="of:=HYPERLINK([.A20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930.avi</text:p>
          </table:table-cell>
          <table:table-cell table:style-name="ce2" table:formula="of:=HYPERLINK([.A206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933.avi</text:p>
          </table:table-cell>
          <table:table-cell table:style-name="ce2" table:formula="of:=HYPERLINK([.A20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931.avi</text:p>
          </table:table-cell>
          <table:table-cell table:style-name="ce2" table:formula="of:=HYPERLINK([.A20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929.avi</text:p>
          </table:table-cell>
          <table:table-cell table:style-name="ce2" table:formula="of:=HYPERLINK([.A20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937.avi</text:p>
          </table:table-cell>
          <table:table-cell table:style-name="ce2" table:formula="of:=HYPERLINK([.A20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936.avi</text:p>
          </table:table-cell>
          <table:table-cell table:style-name="ce2" table:formula="of:=HYPERLINK([.A206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79934.avi</text:p>
          </table:table-cell>
          <table:table-cell table:style-name="ce2" table:formula="of:=HYPERLINK([.A20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41.avi</text:p>
          </table:table-cell>
          <table:table-cell table:style-name="ce2" table:formula="of:=HYPERLINK([.A20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39.avi</text:p>
          </table:table-cell>
          <table:table-cell table:style-name="ce2" table:formula="of:=HYPERLINK([.A207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35.avi</text:p>
          </table:table-cell>
          <table:table-cell table:style-name="ce2" table:formula="of:=HYPERLINK([.A20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40.avi</text:p>
          </table:table-cell>
          <table:table-cell table:style-name="ce2" table:formula="of:=HYPERLINK([.A207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38.avi</text:p>
          </table:table-cell>
          <table:table-cell table:style-name="ce2" table:formula="of:=HYPERLINK([.A20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43.avi</text:p>
          </table:table-cell>
          <table:table-cell table:style-name="ce2" table:formula="of:=HYPERLINK([.A207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42.avi</text:p>
          </table:table-cell>
          <table:table-cell table:style-name="ce2" table:formula="of:=HYPERLINK([.A20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48.avi</text:p>
          </table:table-cell>
          <table:table-cell table:style-name="ce2" table:formula="of:=HYPERLINK([.A20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45.avi</text:p>
          </table:table-cell>
          <table:table-cell table:style-name="ce2" table:formula="of:=HYPERLINK([.A20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44.avi</text:p>
          </table:table-cell>
          <table:table-cell table:style-name="ce2" table:formula="of:=HYPERLINK([.A20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50.avi</text:p>
          </table:table-cell>
          <table:table-cell table:style-name="ce2" table:formula="of:=HYPERLINK([.A20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47.avi</text:p>
          </table:table-cell>
          <table:table-cell table:style-name="ce2" table:formula="of:=HYPERLINK([.A20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49.avi</text:p>
          </table:table-cell>
          <table:table-cell table:style-name="ce2" table:formula="of:=HYPERLINK([.A20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46.avi</text:p>
          </table:table-cell>
          <table:table-cell table:style-name="ce2" table:formula="of:=HYPERLINK([.A208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54.avi</text:p>
          </table:table-cell>
          <table:table-cell table:style-name="ce2" table:formula="of:=HYPERLINK([.A20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52.avi</text:p>
          </table:table-cell>
          <table:table-cell table:style-name="ce2" table:formula="of:=HYPERLINK([.A20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55.avi</text:p>
          </table:table-cell>
          <table:table-cell table:style-name="ce2" table:formula="of:=HYPERLINK([.A20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57.avi</text:p>
          </table:table-cell>
          <table:table-cell table:style-name="ce2" table:formula="of:=HYPERLINK([.A20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51.avi</text:p>
          </table:table-cell>
          <table:table-cell table:style-name="ce2" table:formula="of:=HYPERLINK([.A2089];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53.avi</text:p>
          </table:table-cell>
          <table:table-cell table:style-name="ce2" table:formula="of:=HYPERLINK([.A20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56.avi</text:p>
          </table:table-cell>
          <table:table-cell table:style-name="ce2" table:formula="of:=HYPERLINK([.A20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60.avi</text:p>
          </table:table-cell>
          <table:table-cell table:style-name="ce2" table:formula="of:=HYPERLINK([.A20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58.avi</text:p>
          </table:table-cell>
          <table:table-cell table:style-name="ce2" table:formula="of:=HYPERLINK([.A209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63.avi</text:p>
          </table:table-cell>
          <table:table-cell table:style-name="ce2" table:formula="of:=HYPERLINK([.A20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61.avi</text:p>
          </table:table-cell>
          <table:table-cell table:style-name="ce2" table:formula="of:=HYPERLINK([.A20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62.avi</text:p>
          </table:table-cell>
          <table:table-cell table:style-name="ce2" table:formula="of:=HYPERLINK([.A209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59.avi</text:p>
          </table:table-cell>
          <table:table-cell table:style-name="ce2" table:formula="of:=HYPERLINK([.A20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65.avi</text:p>
          </table:table-cell>
          <table:table-cell table:style-name="ce2" table:formula="of:=HYPERLINK([.A20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66.avi</text:p>
          </table:table-cell>
          <table:table-cell table:style-name="ce2" table:formula="of:=HYPERLINK([.A20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69.avi</text:p>
          </table:table-cell>
          <table:table-cell table:style-name="ce2" table:formula="of:=HYPERLINK([.A21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64.avi</text:p>
          </table:table-cell>
          <table:table-cell table:style-name="ce2" table:formula="of:=HYPERLINK([.A21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68.avi</text:p>
          </table:table-cell>
          <table:table-cell table:style-name="ce2" table:formula="of:=HYPERLINK([.A21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67.avi</text:p>
          </table:table-cell>
          <table:table-cell table:style-name="ce2" table:formula="of:=HYPERLINK([.A21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70.avi</text:p>
          </table:table-cell>
          <table:table-cell table:style-name="ce2" table:formula="of:=HYPERLINK([.A210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72.avi</text:p>
          </table:table-cell>
          <table:table-cell table:style-name="ce2" table:formula="of:=HYPERLINK([.A21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76.avi</text:p>
          </table:table-cell>
          <table:table-cell table:style-name="ce2" table:formula="of:=HYPERLINK([.A21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71.avi</text:p>
          </table:table-cell>
          <table:table-cell table:style-name="ce2" table:formula="of:=HYPERLINK([.A21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80.avi</text:p>
          </table:table-cell>
          <table:table-cell table:style-name="ce2" table:formula="of:=HYPERLINK([.A2108];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77.avi</text:p>
          </table:table-cell>
          <table:table-cell table:style-name="ce2" table:formula="of:=HYPERLINK([.A21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74.avi</text:p>
          </table:table-cell>
          <table:table-cell table:style-name="ce2" table:formula="of:=HYPERLINK([.A21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73.avi</text:p>
          </table:table-cell>
          <table:table-cell table:style-name="ce2" table:formula="of:=HYPERLINK([.A21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75.avi</text:p>
          </table:table-cell>
          <table:table-cell table:style-name="ce2" table:formula="of:=HYPERLINK([.A21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78.avi</text:p>
          </table:table-cell>
          <table:table-cell table:style-name="ce2" table:formula="of:=HYPERLINK([.A21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85.avi</text:p>
          </table:table-cell>
          <table:table-cell table:style-name="ce2" table:formula="of:=HYPERLINK([.A21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83.avi</text:p>
          </table:table-cell>
          <table:table-cell table:style-name="ce2" table:formula="of:=HYPERLINK([.A21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79.avi</text:p>
          </table:table-cell>
          <table:table-cell table:style-name="ce2" table:formula="of:=HYPERLINK([.A21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81.avi</text:p>
          </table:table-cell>
          <table:table-cell table:style-name="ce2" table:formula="of:=HYPERLINK([.A21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86.avi</text:p>
          </table:table-cell>
          <table:table-cell table:style-name="ce2" table:formula="of:=HYPERLINK([.A21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82.avi</text:p>
          </table:table-cell>
          <table:table-cell table:style-name="ce2" table:formula="of:=HYPERLINK([.A21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88.avi</text:p>
          </table:table-cell>
          <table:table-cell table:style-name="ce2" table:formula="of:=HYPERLINK([.A21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84.avi</text:p>
          </table:table-cell>
          <table:table-cell table:style-name="ce2" table:formula="of:=HYPERLINK([.A21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90.avi</text:p>
          </table:table-cell>
          <table:table-cell table:style-name="ce2" table:formula="of:=HYPERLINK([.A21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93.avi</text:p>
          </table:table-cell>
          <table:table-cell table:style-name="ce2" table:formula="of:=HYPERLINK([.A21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87.avi</text:p>
          </table:table-cell>
          <table:table-cell table:style-name="ce2" table:formula="of:=HYPERLINK([.A21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91.avi</text:p>
          </table:table-cell>
          <table:table-cell table:style-name="ce2" table:formula="of:=HYPERLINK([.A21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92.avi</text:p>
          </table:table-cell>
          <table:table-cell table:style-name="ce2" table:formula="of:=HYPERLINK([.A21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97.avi</text:p>
          </table:table-cell>
          <table:table-cell table:style-name="ce2" table:formula="of:=HYPERLINK([.A21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95.avi</text:p>
          </table:table-cell>
          <table:table-cell table:style-name="ce2" table:formula="of:=HYPERLINK([.A21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80000.avi</text:p>
          </table:table-cell>
          <table:table-cell table:style-name="ce2" table:formula="of:=HYPERLINK([.A21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89.avi</text:p>
          </table:table-cell>
          <table:table-cell table:style-name="ce2" table:formula="of:=HYPERLINK([.A21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80002.avi</text:p>
          </table:table-cell>
          <table:table-cell table:style-name="ce2" table:formula="of:=HYPERLINK([.A21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80004.avi</text:p>
          </table:table-cell>
          <table:table-cell table:style-name="ce2" table:formula="of:=HYPERLINK([.A21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98.avi</text:p>
          </table:table-cell>
          <table:table-cell table:style-name="ce2" table:formula="of:=HYPERLINK([.A21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94.avi</text:p>
          </table:table-cell>
          <table:table-cell table:style-name="ce2" table:formula="of:=HYPERLINK([.A21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80006.avi</text:p>
          </table:table-cell>
          <table:table-cell table:style-name="ce2" table:formula="of:=HYPERLINK([.A21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80001.avi</text:p>
          </table:table-cell>
          <table:table-cell table:style-name="ce2" table:formula="of:=HYPERLINK([.A213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80005.avi</text:p>
          </table:table-cell>
          <table:table-cell table:style-name="ce2" table:formula="of:=HYPERLINK([.A213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79996.avi</text:p>
          </table:table-cell>
          <table:table-cell table:style-name="ce2" table:formula="of:=HYPERLINK([.A213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80010.avi</text:p>
          </table:table-cell>
          <table:table-cell table:style-name="ce2" table:formula="of:=HYPERLINK([.A21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80008.avi</text:p>
          </table:table-cell>
          <table:table-cell table:style-name="ce2" table:formula="of:=HYPERLINK([.A21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80003.avi</text:p>
          </table:table-cell>
          <table:table-cell table:style-name="ce2" table:formula="of:=HYPERLINK([.A21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80007.avi</text:p>
          </table:table-cell>
          <table:table-cell table:style-name="ce2" table:formula="of:=HYPERLINK([.A21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80015.avi</text:p>
          </table:table-cell>
          <table:table-cell table:style-name="ce2" table:formula="of:=HYPERLINK([.A21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80014.avi</text:p>
          </table:table-cell>
          <table:table-cell table:style-name="ce2" table:formula="of:=HYPERLINK([.A21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80020.avi</text:p>
          </table:table-cell>
          <table:table-cell table:style-name="ce2" table:formula="of:=HYPERLINK([.A2145]; &quot;View Now&quot;)" office:value-type="string" office:string-value="View Now">
            <text:p>View Now</text:p>
          </table:table-cell>
          <table:table-cell office:value-type="string">
            <text:p>video/avi</text:p>
          </table:table-cell>
          <table:table-cell table:number-columns-repeated="6"/>
          <table:table-cell table:style-name="ce6" office:value-type="string">
            <text:p>NOT WORKING</text:p>
          </table:table-cell>
          <table:table-cell table:number-columns-repeated="1014"/>
        </table:table-row>
        <table:table-row table:style-name="ro2">
          <table:table-cell office:value-type="string">
            <text:p>https://www.justice.gov/epstein/files/DataSet%209/EFTA00280012.avi</text:p>
          </table:table-cell>
          <table:table-cell table:style-name="ce2" table:formula="of:=HYPERLINK([.A21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80009.avi</text:p>
          </table:table-cell>
          <table:table-cell table:style-name="ce2" table:formula="of:=HYPERLINK([.A214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office:value-type="string">
            <text:p>NOT WORKING</text:p>
          </table:table-cell>
          <table:table-cell table:number-columns-repeated="1014"/>
        </table:table-row>
        <table:table-row table:style-name="ro2">
          <table:table-cell office:value-type="string">
            <text:p>https://www.justice.gov/epstein/files/DataSet%209/EFTA00280011.avi</text:p>
          </table:table-cell>
          <table:table-cell table:style-name="ce2" table:formula="of:=HYPERLINK([.A214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13.avi</text:p>
          </table:table-cell>
          <table:table-cell table:style-name="ce2" table:formula="of:=HYPERLINK([.A214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16.avi</text:p>
          </table:table-cell>
          <table:table-cell table:style-name="ce2" table:formula="of:=HYPERLINK([.A21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18.avi</text:p>
          </table:table-cell>
          <table:table-cell table:style-name="ce2" table:formula="of:=HYPERLINK([.A2151]; &quot;View Now&quot;)" office:value-type="string" office:string-value="View Now">
            <text:p>View Now</text:p>
          </table:table-cell>
          <table:table-cell office:value-type="string">
            <text:p>video/avi</text:p>
          </table:table-cell>
          <table:table-cell table:number-columns-repeated="6"/>
          <table:table-cell table:style-name="ce6"/>
          <table:table-cell table:number-columns-repeated="1014"/>
        </table:table-row>
        <table:table-row table:style-name="ro2">
          <table:table-cell office:value-type="string">
            <text:p>https://www.justice.gov/epstein/files/DataSet%209/EFTA00280019.avi</text:p>
          </table:table-cell>
          <table:table-cell table:style-name="ce2" table:formula="of:=HYPERLINK([.A2152]; &quot;View Now&quot;)" office:value-type="string" office:string-value="View Now">
            <text:p>View Now</text:p>
          </table:table-cell>
          <table:table-cell office:value-type="string">
            <text:p>video/avi</text:p>
          </table:table-cell>
          <table:table-cell table:number-columns-repeated="6"/>
          <table:table-cell table:style-name="ce6"/>
          <table:table-cell table:number-columns-repeated="1014"/>
        </table:table-row>
        <table:table-row table:style-name="ro2">
          <table:table-cell office:value-type="string">
            <text:p>https://www.justice.gov/epstein/files/DataSet%209/EFTA00280017.avi</text:p>
          </table:table-cell>
          <table:table-cell table:style-name="ce2" table:formula="of:=HYPERLINK([.A2153]; &quot;View Now&quot;)" office:value-type="string" office:string-value="View Now">
            <text:p>View Now</text:p>
          </table:table-cell>
          <table:table-cell office:value-type="string">
            <text:p>video/avi</text:p>
          </table:table-cell>
          <table:table-cell table:number-columns-repeated="6"/>
          <table:table-cell table:style-name="ce6"/>
          <table:table-cell table:number-columns-repeated="1014"/>
        </table:table-row>
        <table:table-row table:style-name="ro2">
          <table:table-cell office:value-type="string">
            <text:p>https://www.justice.gov/epstein/files/DataSet%209/EFTA00280021.avi</text:p>
          </table:table-cell>
          <table:table-cell table:style-name="ce2" table:formula="of:=HYPERLINK([.A2154]; &quot;View Now&quot;)" office:value-type="string" office:string-value="View Now">
            <text:p>View Now</text:p>
          </table:table-cell>
          <table:table-cell office:value-type="string">
            <text:p>video/avi</text:p>
          </table:table-cell>
          <table:table-cell table:number-columns-repeated="6"/>
          <table:table-cell table:style-name="ce6"/>
          <table:table-cell table:number-columns-repeated="1014"/>
        </table:table-row>
        <table:table-row table:style-name="ro2">
          <table:table-cell office:value-type="string">
            <text:p>https://www.justice.gov/epstein/files/DataSet%209/EFTA00280024.avi</text:p>
          </table:table-cell>
          <table:table-cell table:style-name="ce2" table:formula="of:=HYPERLINK([.A2155]; &quot;View Now&quot;)" office:value-type="string" office:string-value="View Now">
            <text:p>View Now</text:p>
          </table:table-cell>
          <table:table-cell office:value-type="string">
            <text:p>video/avi</text:p>
          </table:table-cell>
          <table:table-cell table:number-columns-repeated="6"/>
          <table:table-cell table:style-name="ce6"/>
          <table:table-cell table:number-columns-repeated="1014"/>
        </table:table-row>
        <table:table-row table:style-name="ro2">
          <table:table-cell office:value-type="string">
            <text:p>https://www.justice.gov/epstein/files/DataSet%209/EFTA00280026.avi</text:p>
          </table:table-cell>
          <table:table-cell table:style-name="ce2" table:formula="of:=HYPERLINK([.A2156]; &quot;View Now&quot;)" office:value-type="string" office:string-value="View Now">
            <text:p>View Now</text:p>
          </table:table-cell>
          <table:table-cell office:value-type="string">
            <text:p>video/avi</text:p>
          </table:table-cell>
          <table:table-cell table:number-columns-repeated="6"/>
          <table:table-cell table:style-name="ce6"/>
          <table:table-cell table:number-columns-repeated="1014"/>
        </table:table-row>
        <table:table-row table:style-name="ro2">
          <table:table-cell office:value-type="string">
            <text:p>https://www.justice.gov/epstein/files/DataSet%209/EFTA00280022.avi</text:p>
          </table:table-cell>
          <table:table-cell table:style-name="ce2" table:formula="of:=HYPERLINK([.A2157]; &quot;View Now&quot;)" office:value-type="string" office:string-value="View Now">
            <text:p>View Now</text:p>
          </table:table-cell>
          <table:table-cell office:value-type="string">
            <text:p>video/avi</text:p>
          </table:table-cell>
          <table:table-cell table:number-columns-repeated="6"/>
          <table:table-cell table:style-name="ce6"/>
          <table:table-cell table:number-columns-repeated="1014"/>
        </table:table-row>
        <table:table-row table:style-name="ro2">
          <table:table-cell office:value-type="string">
            <text:p>https://www.justice.gov/epstein/files/DataSet%209/EFTA00280027.avi</text:p>
          </table:table-cell>
          <table:table-cell table:style-name="ce2" table:formula="of:=HYPERLINK([.A2158]; &quot;View Now&quot;)" office:value-type="string" office:string-value="View Now">
            <text:p>View Now</text:p>
          </table:table-cell>
          <table:table-cell office:value-type="string">
            <text:p>video/avi</text:p>
          </table:table-cell>
          <table:table-cell table:number-columns-repeated="6"/>
          <table:table-cell table:style-name="ce6"/>
          <table:table-cell table:number-columns-repeated="1014"/>
        </table:table-row>
        <table:table-row table:style-name="ro2">
          <table:table-cell office:value-type="string">
            <text:p>https://www.justice.gov/epstein/files/DataSet%209/EFTA00280030.avi</text:p>
          </table:table-cell>
          <table:table-cell table:style-name="ce2" table:formula="of:=HYPERLINK([.A2159]; &quot;View Now&quot;)" office:value-type="string" office:string-value="View Now">
            <text:p>View Now</text:p>
          </table:table-cell>
          <table:table-cell office:value-type="string">
            <text:p>video/avi</text:p>
          </table:table-cell>
          <table:table-cell table:number-columns-repeated="6"/>
          <table:table-cell table:style-name="ce6"/>
          <table:table-cell table:number-columns-repeated="1014"/>
        </table:table-row>
        <table:table-row table:style-name="ro2">
          <table:table-cell office:value-type="string">
            <text:p>https://www.justice.gov/epstein/files/DataSet%209/EFTA00280025.avi</text:p>
          </table:table-cell>
          <table:table-cell table:style-name="ce2" table:formula="of:=HYPERLINK([.A2160]; &quot;View Now&quot;)" office:value-type="string" office:string-value="View Now">
            <text:p>View Now</text:p>
          </table:table-cell>
          <table:table-cell office:value-type="string">
            <text:p>video/avi</text:p>
          </table:table-cell>
          <table:table-cell table:number-columns-repeated="6"/>
          <table:table-cell table:style-name="ce6"/>
          <table:table-cell table:number-columns-repeated="1014"/>
        </table:table-row>
        <table:table-row table:style-name="ro2">
          <table:table-cell office:value-type="string">
            <text:p>https://www.justice.gov/epstein/files/DataSet%209/EFTA00280023.avi</text:p>
          </table:table-cell>
          <table:table-cell table:style-name="ce2" table:formula="of:=HYPERLINK([.A2161]; &quot;View Now&quot;)" office:value-type="string" office:string-value="View Now">
            <text:p>View Now</text:p>
          </table:table-cell>
          <table:table-cell office:value-type="string">
            <text:p>video/avi</text:p>
          </table:table-cell>
          <table:table-cell table:number-columns-repeated="6"/>
          <table:table-cell table:style-name="ce6"/>
          <table:table-cell table:number-columns-repeated="1014"/>
        </table:table-row>
        <table:table-row table:style-name="ro2">
          <table:table-cell office:value-type="string">
            <text:p>https://www.justice.gov/epstein/files/DataSet%209/EFTA00280029.avi</text:p>
          </table:table-cell>
          <table:table-cell table:style-name="ce2" table:formula="of:=HYPERLINK([.A2162]; &quot;View Now&quot;)" office:value-type="string" office:string-value="View Now">
            <text:p>View Now</text:p>
          </table:table-cell>
          <table:table-cell office:value-type="string">
            <text:p>video/avi</text:p>
          </table:table-cell>
          <table:table-cell table:number-columns-repeated="6"/>
          <table:table-cell table:style-name="ce6"/>
          <table:table-cell table:number-columns-repeated="1014"/>
        </table:table-row>
        <table:table-row table:style-name="ro2">
          <table:table-cell office:value-type="string">
            <text:p>https://www.justice.gov/epstein/files/DataSet%209/EFTA00280028.avi</text:p>
          </table:table-cell>
          <table:table-cell table:style-name="ce2" table:formula="of:=HYPERLINK([.A2163]; &quot;View Now&quot;)" office:value-type="string" office:string-value="View Now">
            <text:p>View Now</text:p>
          </table:table-cell>
          <table:table-cell office:value-type="string">
            <text:p>video/avi</text:p>
          </table:table-cell>
          <table:table-cell table:number-columns-repeated="6"/>
          <table:table-cell table:style-name="ce6"/>
          <table:table-cell table:number-columns-repeated="1014"/>
        </table:table-row>
        <table:table-row table:style-name="ro2">
          <table:table-cell office:value-type="string">
            <text:p>https://www.justice.gov/epstein/files/DataSet%209/EFTA00280036.avi</text:p>
          </table:table-cell>
          <table:table-cell table:style-name="ce2" table:formula="of:=HYPERLINK([.A21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34.avi</text:p>
          </table:table-cell>
          <table:table-cell table:style-name="ce2" table:formula="of:=HYPERLINK([.A2165]; &quot;View Now&quot;)" office:value-type="string" office:string-value="View Now">
            <text:p>View Now</text:p>
          </table:table-cell>
          <table:table-cell office:value-type="string">
            <text:p>video/avi</text:p>
          </table:table-cell>
          <table:table-cell table:number-columns-repeated="6"/>
          <table:table-cell table:style-name="ce6"/>
          <table:table-cell table:number-columns-repeated="1014"/>
        </table:table-row>
        <table:table-row table:style-name="ro2">
          <table:table-cell office:value-type="string">
            <text:p>https://www.justice.gov/epstein/files/DataSet%209/EFTA00280032.avi</text:p>
          </table:table-cell>
          <table:table-cell table:style-name="ce2" table:formula="of:=HYPERLINK([.A2166]; &quot;View Now&quot;)" office:value-type="string" office:string-value="View Now">
            <text:p>View Now</text:p>
          </table:table-cell>
          <table:table-cell office:value-type="string">
            <text:p>video/avi</text:p>
          </table:table-cell>
          <table:table-cell table:number-columns-repeated="6"/>
          <table:table-cell table:style-name="ce6"/>
          <table:table-cell table:number-columns-repeated="1014"/>
        </table:table-row>
        <table:table-row table:style-name="ro2">
          <table:table-cell office:value-type="string">
            <text:p>https://www.justice.gov/epstein/files/DataSet%209/EFTA00280033.avi</text:p>
          </table:table-cell>
          <table:table-cell table:style-name="ce2" table:formula="of:=HYPERLINK([.A2167]; &quot;View Now&quot;)" office:value-type="string" office:string-value="View Now">
            <text:p>View Now</text:p>
          </table:table-cell>
          <table:table-cell office:value-type="string">
            <text:p>video/avi</text:p>
          </table:table-cell>
          <table:table-cell table:number-columns-repeated="6"/>
          <table:table-cell table:style-name="ce6"/>
          <table:table-cell table:number-columns-repeated="1014"/>
        </table:table-row>
        <table:table-row table:style-name="ro2">
          <table:table-cell office:value-type="string">
            <text:p>https://www.justice.gov/epstein/files/DataSet%209/EFTA00280035.avi</text:p>
          </table:table-cell>
          <table:table-cell table:style-name="ce2" table:formula="of:=HYPERLINK([.A21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31.avi</text:p>
          </table:table-cell>
          <table:table-cell table:style-name="ce2" table:formula="of:=HYPERLINK([.A2169]; &quot;View Now&quot;)" office:value-type="string" office:string-value="View Now">
            <text:p>View Now</text:p>
          </table:table-cell>
          <table:table-cell office:value-type="string">
            <text:p>video/avi</text:p>
          </table:table-cell>
          <table:table-cell table:number-columns-repeated="6"/>
          <table:table-cell table:style-name="ce6"/>
          <table:table-cell table:number-columns-repeated="1014"/>
        </table:table-row>
        <table:table-row table:style-name="ro2">
          <table:table-cell office:value-type="string">
            <text:p>https://www.justice.gov/epstein/files/DataSet%209/EFTA00280037.avi</text:p>
          </table:table-cell>
          <table:table-cell table:style-name="ce2" table:formula="of:=HYPERLINK([.A21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40.avi</text:p>
          </table:table-cell>
          <table:table-cell table:style-name="ce2" table:formula="of:=HYPERLINK([.A21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42.avi</text:p>
          </table:table-cell>
          <table:table-cell table:style-name="ce2" table:formula="of:=HYPERLINK([.A217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45.avi</text:p>
          </table:table-cell>
          <table:table-cell table:style-name="ce2" table:formula="of:=HYPERLINK([.A21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39.avi</text:p>
          </table:table-cell>
          <table:table-cell table:style-name="ce2" table:formula="of:=HYPERLINK([.A217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43.avi</text:p>
          </table:table-cell>
          <table:table-cell table:style-name="ce2" table:formula="of:=HYPERLINK([.A21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38.avi</text:p>
          </table:table-cell>
          <table:table-cell table:style-name="ce2" table:formula="of:=HYPERLINK([.A21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41.avi</text:p>
          </table:table-cell>
          <table:table-cell table:style-name="ce2" table:formula="of:=HYPERLINK([.A21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44.avi</text:p>
          </table:table-cell>
          <table:table-cell table:style-name="ce2" table:formula="of:=HYPERLINK([.A21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49.avi</text:p>
          </table:table-cell>
          <table:table-cell table:style-name="ce2" table:formula="of:=HYPERLINK([.A21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52.avi</text:p>
          </table:table-cell>
          <table:table-cell table:style-name="ce2" table:formula="of:=HYPERLINK([.A21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48.avi</text:p>
          </table:table-cell>
          <table:table-cell table:style-name="ce2" table:formula="of:=HYPERLINK([.A21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53.avi</text:p>
          </table:table-cell>
          <table:table-cell table:style-name="ce2" table:formula="of:=HYPERLINK([.A21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55.avi</text:p>
          </table:table-cell>
          <table:table-cell table:style-name="ce2" table:formula="of:=HYPERLINK([.A21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46.avi</text:p>
          </table:table-cell>
          <table:table-cell table:style-name="ce2" table:formula="of:=HYPERLINK([.A218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47.avi</text:p>
          </table:table-cell>
          <table:table-cell table:style-name="ce2" table:formula="of:=HYPERLINK([.A21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56.avi</text:p>
          </table:table-cell>
          <table:table-cell table:style-name="ce2" table:formula="of:=HYPERLINK([.A21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50.avi</text:p>
          </table:table-cell>
          <table:table-cell table:style-name="ce2" table:formula="of:=HYPERLINK([.A21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51.avi</text:p>
          </table:table-cell>
          <table:table-cell table:style-name="ce2" table:formula="of:=HYPERLINK([.A21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58.avi</text:p>
          </table:table-cell>
          <table:table-cell table:style-name="ce2" table:formula="of:=HYPERLINK([.A21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59.avi</text:p>
          </table:table-cell>
          <table:table-cell table:style-name="ce2" table:formula="of:=HYPERLINK([.A219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54.avi</text:p>
          </table:table-cell>
          <table:table-cell table:style-name="ce2" table:formula="of:=HYPERLINK([.A21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63.avi</text:p>
          </table:table-cell>
          <table:table-cell table:style-name="ce2" table:formula="of:=HYPERLINK([.A21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57.avi</text:p>
          </table:table-cell>
          <table:table-cell table:style-name="ce2" table:formula="of:=HYPERLINK([.A219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60.avi</text:p>
          </table:table-cell>
          <table:table-cell table:style-name="ce2" table:formula="of:=HYPERLINK([.A21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62.avi</text:p>
          </table:table-cell>
          <table:table-cell table:style-name="ce2" table:formula="of:=HYPERLINK([.A21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61.avi</text:p>
          </table:table-cell>
          <table:table-cell table:style-name="ce2" table:formula="of:=HYPERLINK([.A21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65.avi</text:p>
          </table:table-cell>
          <table:table-cell table:style-name="ce2" table:formula="of:=HYPERLINK([.A21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68.avi</text:p>
          </table:table-cell>
          <table:table-cell table:style-name="ce2" table:formula="of:=HYPERLINK([.A219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66.avi</text:p>
          </table:table-cell>
          <table:table-cell table:style-name="ce2" table:formula="of:=HYPERLINK([.A21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72.avi</text:p>
          </table:table-cell>
          <table:table-cell table:style-name="ce2" table:formula="of:=HYPERLINK([.A22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67.avi</text:p>
          </table:table-cell>
          <table:table-cell table:style-name="ce2" table:formula="of:=HYPERLINK([.A220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64.avi</text:p>
          </table:table-cell>
          <table:table-cell table:style-name="ce2" table:formula="of:=HYPERLINK([.A220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73.avi</text:p>
          </table:table-cell>
          <table:table-cell table:style-name="ce2" table:formula="of:=HYPERLINK([.A22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69.avi</text:p>
          </table:table-cell>
          <table:table-cell table:style-name="ce2" table:formula="of:=HYPERLINK([.A220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75.avi</text:p>
          </table:table-cell>
          <table:table-cell table:style-name="ce2" table:formula="of:=HYPERLINK([.A22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71.avi</text:p>
          </table:table-cell>
          <table:table-cell table:style-name="ce2" table:formula="of:=HYPERLINK([.A22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70.avi</text:p>
          </table:table-cell>
          <table:table-cell table:style-name="ce2" table:formula="of:=HYPERLINK([.A22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79.avi</text:p>
          </table:table-cell>
          <table:table-cell table:style-name="ce2" table:formula="of:=HYPERLINK([.A22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77.avi</text:p>
          </table:table-cell>
          <table:table-cell table:style-name="ce2" table:formula="of:=HYPERLINK([.A220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76.avi</text:p>
          </table:table-cell>
          <table:table-cell table:style-name="ce2" table:formula="of:=HYPERLINK([.A22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80.avi</text:p>
          </table:table-cell>
          <table:table-cell table:style-name="ce2" table:formula="of:=HYPERLINK([.A22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83.avi</text:p>
          </table:table-cell>
          <table:table-cell table:style-name="ce2" table:formula="of:=HYPERLINK([.A221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74.avi</text:p>
          </table:table-cell>
          <table:table-cell table:style-name="ce2" table:formula="of:=HYPERLINK([.A22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81.avi</text:p>
          </table:table-cell>
          <table:table-cell table:style-name="ce2" table:formula="of:=HYPERLINK([.A221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87.avi</text:p>
          </table:table-cell>
          <table:table-cell table:style-name="ce2" table:formula="of:=HYPERLINK([.A22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91.avi</text:p>
          </table:table-cell>
          <table:table-cell table:style-name="ce2" table:formula="of:=HYPERLINK([.A22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86.avi</text:p>
          </table:table-cell>
          <table:table-cell table:style-name="ce2" table:formula="of:=HYPERLINK([.A22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88.avi</text:p>
          </table:table-cell>
          <table:table-cell table:style-name="ce2" table:formula="of:=HYPERLINK([.A22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85.avi</text:p>
          </table:table-cell>
          <table:table-cell table:style-name="ce2" table:formula="of:=HYPERLINK([.A22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82.avi</text:p>
          </table:table-cell>
          <table:table-cell table:style-name="ce2" table:formula="of:=HYPERLINK([.A222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89.avi</text:p>
          </table:table-cell>
          <table:table-cell table:style-name="ce2" table:formula="of:=HYPERLINK([.A222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90.avi</text:p>
          </table:table-cell>
          <table:table-cell table:style-name="ce2" table:formula="of:=HYPERLINK([.A22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84.avi</text:p>
          </table:table-cell>
          <table:table-cell table:style-name="ce2" table:formula="of:=HYPERLINK([.A222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92.avi</text:p>
          </table:table-cell>
          <table:table-cell table:style-name="ce2" table:formula="of:=HYPERLINK([.A222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94.avi</text:p>
          </table:table-cell>
          <table:table-cell table:style-name="ce2" table:formula="of:=HYPERLINK([.A22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00.avi</text:p>
          </table:table-cell>
          <table:table-cell table:style-name="ce2" table:formula="of:=HYPERLINK([.A22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93.avi</text:p>
          </table:table-cell>
          <table:table-cell table:style-name="ce2" table:formula="of:=HYPERLINK([.A22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96.avi</text:p>
          </table:table-cell>
          <table:table-cell table:style-name="ce2" table:formula="of:=HYPERLINK([.A22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95.avi</text:p>
          </table:table-cell>
          <table:table-cell table:style-name="ce2" table:formula="of:=HYPERLINK([.A22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97.avi</text:p>
          </table:table-cell>
          <table:table-cell table:style-name="ce2" table:formula="of:=HYPERLINK([.A22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98.avi</text:p>
          </table:table-cell>
          <table:table-cell table:style-name="ce2" table:formula="of:=HYPERLINK([.A22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02.avi</text:p>
          </table:table-cell>
          <table:table-cell table:style-name="ce2" table:formula="of:=HYPERLINK([.A22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07.avi</text:p>
          </table:table-cell>
          <table:table-cell table:style-name="ce2" table:formula="of:=HYPERLINK([.A22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01.avi</text:p>
          </table:table-cell>
          <table:table-cell table:style-name="ce2" table:formula="of:=HYPERLINK([.A22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099.avi</text:p>
          </table:table-cell>
          <table:table-cell table:style-name="ce2" table:formula="of:=HYPERLINK([.A22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09.avi</text:p>
          </table:table-cell>
          <table:table-cell table:style-name="ce2" table:formula="of:=HYPERLINK([.A22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05.avi</text:p>
          </table:table-cell>
          <table:table-cell table:style-name="ce2" table:formula="of:=HYPERLINK([.A2237];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06.avi</text:p>
          </table:table-cell>
          <table:table-cell table:style-name="ce2" table:formula="of:=HYPERLINK([.A2238];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03.avi</text:p>
          </table:table-cell>
          <table:table-cell table:style-name="ce2" table:formula="of:=HYPERLINK([.A223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10.avi</text:p>
          </table:table-cell>
          <table:table-cell table:style-name="ce2" table:formula="of:=HYPERLINK([.A22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11.avi</text:p>
          </table:table-cell>
          <table:table-cell table:style-name="ce2" table:formula="of:=HYPERLINK([.A224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08.avi</text:p>
          </table:table-cell>
          <table:table-cell table:style-name="ce2" table:formula="of:=HYPERLINK([.A224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14.avi</text:p>
          </table:table-cell>
          <table:table-cell table:style-name="ce2" table:formula="of:=HYPERLINK([.A22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17.avi</text:p>
          </table:table-cell>
          <table:table-cell table:style-name="ce2" table:formula="of:=HYPERLINK([.A22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12.avi</text:p>
          </table:table-cell>
          <table:table-cell table:style-name="ce2" table:formula="of:=HYPERLINK([.A224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16.avi</text:p>
          </table:table-cell>
          <table:table-cell table:style-name="ce2" table:formula="of:=HYPERLINK([.A22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13.avi</text:p>
          </table:table-cell>
          <table:table-cell table:style-name="ce2" table:formula="of:=HYPERLINK([.A224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23.avi</text:p>
          </table:table-cell>
          <table:table-cell table:style-name="ce2" table:formula="of:=HYPERLINK([.A22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15.avi</text:p>
          </table:table-cell>
          <table:table-cell table:style-name="ce2" table:formula="of:=HYPERLINK([.A224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20.avi</text:p>
          </table:table-cell>
          <table:table-cell table:style-name="ce2" table:formula="of:=HYPERLINK([.A22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18.avi</text:p>
          </table:table-cell>
          <table:table-cell table:style-name="ce2" table:formula="of:=HYPERLINK([.A22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24.avi</text:p>
          </table:table-cell>
          <table:table-cell table:style-name="ce2" table:formula="of:=HYPERLINK([.A22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19.avi</text:p>
          </table:table-cell>
          <table:table-cell table:style-name="ce2" table:formula="of:=HYPERLINK([.A22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22.avi</text:p>
          </table:table-cell>
          <table:table-cell table:style-name="ce2" table:formula="of:=HYPERLINK([.A225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28.avi</text:p>
          </table:table-cell>
          <table:table-cell table:style-name="ce2" table:formula="of:=HYPERLINK([.A22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35.avi</text:p>
          </table:table-cell>
          <table:table-cell table:style-name="ce2" table:formula="of:=HYPERLINK([.A22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26.avi</text:p>
          </table:table-cell>
          <table:table-cell table:style-name="ce2" table:formula="of:=HYPERLINK([.A22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31.avi</text:p>
          </table:table-cell>
          <table:table-cell table:style-name="ce2" table:formula="of:=HYPERLINK([.A225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25.avi</text:p>
          </table:table-cell>
          <table:table-cell table:style-name="ce2" table:formula="of:=HYPERLINK([.A22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29.avi</text:p>
          </table:table-cell>
          <table:table-cell table:style-name="ce2" table:formula="of:=HYPERLINK([.A22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27.avi</text:p>
          </table:table-cell>
          <table:table-cell table:style-name="ce2" table:formula="of:=HYPERLINK([.A22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34.avi</text:p>
          </table:table-cell>
          <table:table-cell table:style-name="ce2" table:formula="of:=HYPERLINK([.A22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32.avi</text:p>
          </table:table-cell>
          <table:table-cell table:style-name="ce2" table:formula="of:=HYPERLINK([.A22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37.avi</text:p>
          </table:table-cell>
          <table:table-cell table:style-name="ce2" table:formula="of:=HYPERLINK([.A2264];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36.avi</text:p>
          </table:table-cell>
          <table:table-cell table:style-name="ce2" table:formula="of:=HYPERLINK([.A22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30.avi</text:p>
          </table:table-cell>
          <table:table-cell table:style-name="ce2" table:formula="of:=HYPERLINK([.A2266];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33.avi</text:p>
          </table:table-cell>
          <table:table-cell table:style-name="ce2" table:formula="of:=HYPERLINK([.A22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39.avi</text:p>
          </table:table-cell>
          <table:table-cell table:style-name="ce2" table:formula="of:=HYPERLINK([.A22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42.avi</text:p>
          </table:table-cell>
          <table:table-cell table:style-name="ce2" table:formula="of:=HYPERLINK([.A22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44.avi</text:p>
          </table:table-cell>
          <table:table-cell table:style-name="ce2" table:formula="of:=HYPERLINK([.A227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43.avi</text:p>
          </table:table-cell>
          <table:table-cell table:style-name="ce2" table:formula="of:=HYPERLINK([.A227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38.avi</text:p>
          </table:table-cell>
          <table:table-cell table:style-name="ce2" table:formula="of:=HYPERLINK([.A227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45.avi</text:p>
          </table:table-cell>
          <table:table-cell table:style-name="ce2" table:formula="of:=HYPERLINK([.A227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47.avi</text:p>
          </table:table-cell>
          <table:table-cell table:style-name="ce2" table:formula="of:=HYPERLINK([.A227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41.avi</text:p>
          </table:table-cell>
          <table:table-cell table:style-name="ce2" table:formula="of:=HYPERLINK([.A22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46.avi</text:p>
          </table:table-cell>
          <table:table-cell table:style-name="ce2" table:formula="of:=HYPERLINK([.A22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50.avi</text:p>
          </table:table-cell>
          <table:table-cell table:style-name="ce2" table:formula="of:=HYPERLINK([.A22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52.avi</text:p>
          </table:table-cell>
          <table:table-cell table:style-name="ce2" table:formula="of:=HYPERLINK([.A227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49.avi</text:p>
          </table:table-cell>
          <table:table-cell table:style-name="ce2" table:formula="of:=HYPERLINK([.A227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48.avi</text:p>
          </table:table-cell>
          <table:table-cell table:style-name="ce2" table:formula="of:=HYPERLINK([.A22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51.avi</text:p>
          </table:table-cell>
          <table:table-cell table:style-name="ce2" table:formula="of:=HYPERLINK([.A22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57.avi</text:p>
          </table:table-cell>
          <table:table-cell table:style-name="ce2" table:formula="of:=HYPERLINK([.A228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61.avi</text:p>
          </table:table-cell>
          <table:table-cell table:style-name="ce2" table:formula="of:=HYPERLINK([.A22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53.avi</text:p>
          </table:table-cell>
          <table:table-cell table:style-name="ce2" table:formula="of:=HYPERLINK([.A228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21.avi</text:p>
          </table:table-cell>
          <table:table-cell table:style-name="ce2" table:formula="of:=HYPERLINK([.A22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55.avi</text:p>
          </table:table-cell>
          <table:table-cell table:style-name="ce2" table:formula="of:=HYPERLINK([.A22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56.avi</text:p>
          </table:table-cell>
          <table:table-cell table:style-name="ce2" table:formula="of:=HYPERLINK([.A22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54.avi</text:p>
          </table:table-cell>
          <table:table-cell table:style-name="ce2" table:formula="of:=HYPERLINK([.A228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58.avi</text:p>
          </table:table-cell>
          <table:table-cell table:style-name="ce2" table:formula="of:=HYPERLINK([.A22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63.avi</text:p>
          </table:table-cell>
          <table:table-cell table:style-name="ce2" table:formula="of:=HYPERLINK([.A229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60.avi</text:p>
          </table:table-cell>
          <table:table-cell table:style-name="ce2" table:formula="of:=HYPERLINK([.A229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65.avi</text:p>
          </table:table-cell>
          <table:table-cell table:style-name="ce2" table:formula="of:=HYPERLINK([.A22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59.avi</text:p>
          </table:table-cell>
          <table:table-cell table:style-name="ce2" table:formula="of:=HYPERLINK([.A229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62.avi</text:p>
          </table:table-cell>
          <table:table-cell table:style-name="ce2" table:formula="of:=HYPERLINK([.A22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64.avi</text:p>
          </table:table-cell>
          <table:table-cell table:style-name="ce2" table:formula="of:=HYPERLINK([.A22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66.avi</text:p>
          </table:table-cell>
          <table:table-cell table:style-name="ce2" table:formula="of:=HYPERLINK([.A22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70.avi</text:p>
          </table:table-cell>
          <table:table-cell table:style-name="ce2" table:formula="of:=HYPERLINK([.A22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67.avi</text:p>
          </table:table-cell>
          <table:table-cell table:style-name="ce2" table:formula="of:=HYPERLINK([.A22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68.avi</text:p>
          </table:table-cell>
          <table:table-cell table:style-name="ce2" table:formula="of:=HYPERLINK([.A22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71.avi</text:p>
          </table:table-cell>
          <table:table-cell table:style-name="ce2" table:formula="of:=HYPERLINK([.A23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69.avi</text:p>
          </table:table-cell>
          <table:table-cell table:style-name="ce2" table:formula="of:=HYPERLINK([.A23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72.avi</text:p>
          </table:table-cell>
          <table:table-cell table:style-name="ce2" table:formula="of:=HYPERLINK([.A23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74.avi</text:p>
          </table:table-cell>
          <table:table-cell table:style-name="ce2" table:formula="of:=HYPERLINK([.A230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73.avi</text:p>
          </table:table-cell>
          <table:table-cell table:style-name="ce2" table:formula="of:=HYPERLINK([.A230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79.avi</text:p>
          </table:table-cell>
          <table:table-cell table:style-name="ce2" table:formula="of:=HYPERLINK([.A230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77.avi</text:p>
          </table:table-cell>
          <table:table-cell table:style-name="ce2" table:formula="of:=HYPERLINK([.A23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83.avi</text:p>
          </table:table-cell>
          <table:table-cell table:style-name="ce2" table:formula="of:=HYPERLINK([.A23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81.avi</text:p>
          </table:table-cell>
          <table:table-cell table:style-name="ce2" table:formula="of:=HYPERLINK([.A23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75.avi</text:p>
          </table:table-cell>
          <table:table-cell table:style-name="ce2" table:formula="of:=HYPERLINK([.A23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78.avi</text:p>
          </table:table-cell>
          <table:table-cell table:style-name="ce2" table:formula="of:=HYPERLINK([.A23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76.avi</text:p>
          </table:table-cell>
          <table:table-cell table:style-name="ce2" table:formula="of:=HYPERLINK([.A231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80.avi</text:p>
          </table:table-cell>
          <table:table-cell table:style-name="ce2" table:formula="of:=HYPERLINK([.A231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82.avi</text:p>
          </table:table-cell>
          <table:table-cell table:style-name="ce2" table:formula="of:=HYPERLINK([.A23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86.avi</text:p>
          </table:table-cell>
          <table:table-cell table:style-name="ce2" table:formula="of:=HYPERLINK([.A23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84.avi</text:p>
          </table:table-cell>
          <table:table-cell table:style-name="ce2" table:formula="of:=HYPERLINK([.A23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87.avi</text:p>
          </table:table-cell>
          <table:table-cell table:style-name="ce2" table:formula="of:=HYPERLINK([.A23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88.avi</text:p>
          </table:table-cell>
          <table:table-cell table:style-name="ce2" table:formula="of:=HYPERLINK([.A23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85.avi</text:p>
          </table:table-cell>
          <table:table-cell table:style-name="ce2" table:formula="of:=HYPERLINK([.A23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94.avi</text:p>
          </table:table-cell>
          <table:table-cell table:style-name="ce2" table:formula="of:=HYPERLINK([.A23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92.avi</text:p>
          </table:table-cell>
          <table:table-cell table:style-name="ce2" table:formula="of:=HYPERLINK([.A23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89.avi</text:p>
          </table:table-cell>
          <table:table-cell table:style-name="ce2" table:formula="of:=HYPERLINK([.A232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97.avi</text:p>
          </table:table-cell>
          <table:table-cell table:style-name="ce2" table:formula="of:=HYPERLINK([.A232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95.avi</text:p>
          </table:table-cell>
          <table:table-cell table:style-name="ce2" table:formula="of:=HYPERLINK([.A23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91.avi</text:p>
          </table:table-cell>
          <table:table-cell table:style-name="ce2" table:formula="of:=HYPERLINK([.A23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90.avi</text:p>
          </table:table-cell>
          <table:table-cell table:style-name="ce2" table:formula="of:=HYPERLINK([.A232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98.avi</text:p>
          </table:table-cell>
          <table:table-cell table:style-name="ce2" table:formula="of:=HYPERLINK([.A23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93.avi</text:p>
          </table:table-cell>
          <table:table-cell table:style-name="ce2" table:formula="of:=HYPERLINK([.A23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99.avi</text:p>
          </table:table-cell>
          <table:table-cell table:style-name="ce2" table:formula="of:=HYPERLINK([.A23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196.avi</text:p>
          </table:table-cell>
          <table:table-cell table:style-name="ce2" table:formula="of:=HYPERLINK([.A23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06.avi</text:p>
          </table:table-cell>
          <table:table-cell table:style-name="ce2" table:formula="of:=HYPERLINK([.A23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07.avi</text:p>
          </table:table-cell>
          <table:table-cell table:style-name="ce2" table:formula="of:=HYPERLINK([.A23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05.avi</text:p>
          </table:table-cell>
          <table:table-cell table:style-name="ce2" table:formula="of:=HYPERLINK([.A23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02.avi</text:p>
          </table:table-cell>
          <table:table-cell table:style-name="ce2" table:formula="of:=HYPERLINK([.A23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00.avi</text:p>
          </table:table-cell>
          <table:table-cell table:style-name="ce2" table:formula="of:=HYPERLINK([.A233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03.avi</text:p>
          </table:table-cell>
          <table:table-cell table:style-name="ce2" table:formula="of:=HYPERLINK([.A23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04.avi</text:p>
          </table:table-cell>
          <table:table-cell table:style-name="ce2" table:formula="of:=HYPERLINK([.A233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01.avi</text:p>
          </table:table-cell>
          <table:table-cell table:style-name="ce2" table:formula="of:=HYPERLINK([.A233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08.avi</text:p>
          </table:table-cell>
          <table:table-cell table:style-name="ce2" table:formula="of:=HYPERLINK([.A23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13.avi</text:p>
          </table:table-cell>
          <table:table-cell table:style-name="ce2" table:formula="of:=HYPERLINK([.A23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12.avi</text:p>
          </table:table-cell>
          <table:table-cell table:style-name="ce2" table:formula="of:=HYPERLINK([.A23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09.avi</text:p>
          </table:table-cell>
          <table:table-cell table:style-name="ce2" table:formula="of:=HYPERLINK([.A234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10.avi</text:p>
          </table:table-cell>
          <table:table-cell table:style-name="ce2" table:formula="of:=HYPERLINK([.A23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11.avi</text:p>
          </table:table-cell>
          <table:table-cell table:style-name="ce2" table:formula="of:=HYPERLINK([.A23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18.avi</text:p>
          </table:table-cell>
          <table:table-cell table:style-name="ce2" table:formula="of:=HYPERLINK([.A23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14.avi</text:p>
          </table:table-cell>
          <table:table-cell table:style-name="ce2" table:formula="of:=HYPERLINK([.A23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16.avi</text:p>
          </table:table-cell>
          <table:table-cell table:style-name="ce2" table:formula="of:=HYPERLINK([.A2346];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19.avi</text:p>
          </table:table-cell>
          <table:table-cell table:style-name="ce2" table:formula="of:=HYPERLINK([.A234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15.avi</text:p>
          </table:table-cell>
          <table:table-cell table:style-name="ce2" table:formula="of:=HYPERLINK([.A23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21.avi</text:p>
          </table:table-cell>
          <table:table-cell table:style-name="ce2" table:formula="of:=HYPERLINK([.A234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17.avi</text:p>
          </table:table-cell>
          <table:table-cell table:style-name="ce2" table:formula="of:=HYPERLINK([.A23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20.avi</text:p>
          </table:table-cell>
          <table:table-cell table:style-name="ce2" table:formula="of:=HYPERLINK([.A23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23.avi</text:p>
          </table:table-cell>
          <table:table-cell table:style-name="ce2" table:formula="of:=HYPERLINK([.A23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25.avi</text:p>
          </table:table-cell>
          <table:table-cell table:style-name="ce2" table:formula="of:=HYPERLINK([.A23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28.avi</text:p>
          </table:table-cell>
          <table:table-cell table:style-name="ce2" table:formula="of:=HYPERLINK([.A235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22.avi</text:p>
          </table:table-cell>
          <table:table-cell table:style-name="ce2" table:formula="of:=HYPERLINK([.A23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32.avi</text:p>
          </table:table-cell>
          <table:table-cell table:style-name="ce2" table:formula="of:=HYPERLINK([.A23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24.avi</text:p>
          </table:table-cell>
          <table:table-cell table:style-name="ce2" table:formula="of:=HYPERLINK([.A235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31.avi</text:p>
          </table:table-cell>
          <table:table-cell table:style-name="ce2" table:formula="of:=HYPERLINK([.A235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26.avi</text:p>
          </table:table-cell>
          <table:table-cell table:style-name="ce2" table:formula="of:=HYPERLINK([.A23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29.avi</text:p>
          </table:table-cell>
          <table:table-cell table:style-name="ce2" table:formula="of:=HYPERLINK([.A23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27.avi</text:p>
          </table:table-cell>
          <table:table-cell table:style-name="ce2" table:formula="of:=HYPERLINK([.A23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33.avi</text:p>
          </table:table-cell>
          <table:table-cell table:style-name="ce2" table:formula="of:=HYPERLINK([.A23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35.avi</text:p>
          </table:table-cell>
          <table:table-cell table:style-name="ce2" table:formula="of:=HYPERLINK([.A23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39.avi</text:p>
          </table:table-cell>
          <table:table-cell table:style-name="ce2" table:formula="of:=HYPERLINK([.A23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36.avi</text:p>
          </table:table-cell>
          <table:table-cell table:style-name="ce2" table:formula="of:=HYPERLINK([.A23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30.avi</text:p>
          </table:table-cell>
          <table:table-cell table:style-name="ce2" table:formula="of:=HYPERLINK([.A23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44.avi</text:p>
          </table:table-cell>
          <table:table-cell table:style-name="ce2" table:formula="of:=HYPERLINK([.A23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34.avi</text:p>
          </table:table-cell>
          <table:table-cell table:style-name="ce2" table:formula="of:=HYPERLINK([.A23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38.avi</text:p>
          </table:table-cell>
          <table:table-cell table:style-name="ce2" table:formula="of:=HYPERLINK([.A23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41.avi</text:p>
          </table:table-cell>
          <table:table-cell table:style-name="ce2" table:formula="of:=HYPERLINK([.A23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45.avi</text:p>
          </table:table-cell>
          <table:table-cell table:style-name="ce2" table:formula="of:=HYPERLINK([.A23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37.avi</text:p>
          </table:table-cell>
          <table:table-cell table:style-name="ce2" table:formula="of:=HYPERLINK([.A237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40.avi</text:p>
          </table:table-cell>
          <table:table-cell table:style-name="ce2" table:formula="of:=HYPERLINK([.A23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43.avi</text:p>
          </table:table-cell>
          <table:table-cell table:style-name="ce2" table:formula="of:=HYPERLINK([.A237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42.avi</text:p>
          </table:table-cell>
          <table:table-cell table:style-name="ce2" table:formula="of:=HYPERLINK([.A237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49.avi</text:p>
          </table:table-cell>
          <table:table-cell table:style-name="ce2" table:formula="of:=HYPERLINK([.A23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46.avi</text:p>
          </table:table-cell>
          <table:table-cell table:style-name="ce2" table:formula="of:=HYPERLINK([.A23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47.avi</text:p>
          </table:table-cell>
          <table:table-cell table:style-name="ce2" table:formula="of:=HYPERLINK([.A23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50.avi</text:p>
          </table:table-cell>
          <table:table-cell table:style-name="ce2" table:formula="of:=HYPERLINK([.A23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53.avi</text:p>
          </table:table-cell>
          <table:table-cell table:style-name="ce2" table:formula="of:=HYPERLINK([.A23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55.avi</text:p>
          </table:table-cell>
          <table:table-cell table:style-name="ce2" table:formula="of:=HYPERLINK([.A23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57.avi</text:p>
          </table:table-cell>
          <table:table-cell table:style-name="ce2" table:formula="of:=HYPERLINK([.A23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56.avi</text:p>
          </table:table-cell>
          <table:table-cell table:style-name="ce2" table:formula="of:=HYPERLINK([.A23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48.avi</text:p>
          </table:table-cell>
          <table:table-cell table:style-name="ce2" table:formula="of:=HYPERLINK([.A238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51.avi</text:p>
          </table:table-cell>
          <table:table-cell table:style-name="ce2" table:formula="of:=HYPERLINK([.A23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54.avi</text:p>
          </table:table-cell>
          <table:table-cell table:style-name="ce2" table:formula="of:=HYPERLINK([.A238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60.avi</text:p>
          </table:table-cell>
          <table:table-cell table:style-name="ce2" table:formula="of:=HYPERLINK([.A23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61.avi</text:p>
          </table:table-cell>
          <table:table-cell table:style-name="ce2" table:formula="of:=HYPERLINK([.A2388];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52.avi</text:p>
          </table:table-cell>
          <table:table-cell table:style-name="ce2" table:formula="of:=HYPERLINK([.A23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62.avi</text:p>
          </table:table-cell>
          <table:table-cell table:style-name="ce2" table:formula="of:=HYPERLINK([.A239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58.avi</text:p>
          </table:table-cell>
          <table:table-cell table:style-name="ce2" table:formula="of:=HYPERLINK([.A23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63.avi</text:p>
          </table:table-cell>
          <table:table-cell table:style-name="ce2" table:formula="of:=HYPERLINK([.A23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64.avi</text:p>
          </table:table-cell>
          <table:table-cell table:style-name="ce2" table:formula="of:=HYPERLINK([.A2393];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66.avi</text:p>
          </table:table-cell>
          <table:table-cell table:style-name="ce2" table:formula="of:=HYPERLINK([.A23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68.avi</text:p>
          </table:table-cell>
          <table:table-cell table:style-name="ce2" table:formula="of:=HYPERLINK([.A23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59.avi</text:p>
          </table:table-cell>
          <table:table-cell table:style-name="ce2" table:formula="of:=HYPERLINK([.A23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69.avi</text:p>
          </table:table-cell>
          <table:table-cell table:style-name="ce2" table:formula="of:=HYPERLINK([.A23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65.avi</text:p>
          </table:table-cell>
          <table:table-cell table:style-name="ce2" table:formula="of:=HYPERLINK([.A239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72.avi</text:p>
          </table:table-cell>
          <table:table-cell table:style-name="ce2" table:formula="of:=HYPERLINK([.A23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73.avi</text:p>
          </table:table-cell>
          <table:table-cell table:style-name="ce2" table:formula="of:=HYPERLINK([.A24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67.avi</text:p>
          </table:table-cell>
          <table:table-cell table:style-name="ce2" table:formula="of:=HYPERLINK([.A24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70.avi</text:p>
          </table:table-cell>
          <table:table-cell table:style-name="ce2" table:formula="of:=HYPERLINK([.A24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79.avi</text:p>
          </table:table-cell>
          <table:table-cell table:style-name="ce2" table:formula="of:=HYPERLINK([.A24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75.avi</text:p>
          </table:table-cell>
          <table:table-cell table:style-name="ce2" table:formula="of:=HYPERLINK([.A240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71.avi</text:p>
          </table:table-cell>
          <table:table-cell table:style-name="ce2" table:formula="of:=HYPERLINK([.A24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78.avi</text:p>
          </table:table-cell>
          <table:table-cell table:style-name="ce2" table:formula="of:=HYPERLINK([.A24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76.avi</text:p>
          </table:table-cell>
          <table:table-cell table:style-name="ce2" table:formula="of:=HYPERLINK([.A24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74.avi</text:p>
          </table:table-cell>
          <table:table-cell table:style-name="ce2" table:formula="of:=HYPERLINK([.A24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81.avi</text:p>
          </table:table-cell>
          <table:table-cell table:style-name="ce2" table:formula="of:=HYPERLINK([.A24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77.avi</text:p>
          </table:table-cell>
          <table:table-cell table:style-name="ce2" table:formula="of:=HYPERLINK([.A24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84.avi</text:p>
          </table:table-cell>
          <table:table-cell table:style-name="ce2" table:formula="of:=HYPERLINK([.A24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80.avi</text:p>
          </table:table-cell>
          <table:table-cell table:style-name="ce2" table:formula="of:=HYPERLINK([.A241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82.avi</text:p>
          </table:table-cell>
          <table:table-cell table:style-name="ce2" table:formula="of:=HYPERLINK([.A24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83.avi</text:p>
          </table:table-cell>
          <table:table-cell table:style-name="ce2" table:formula="of:=HYPERLINK([.A24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86.avi</text:p>
          </table:table-cell>
          <table:table-cell table:style-name="ce2" table:formula="of:=HYPERLINK([.A24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87.avi</text:p>
          </table:table-cell>
          <table:table-cell table:style-name="ce2" table:formula="of:=HYPERLINK([.A24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88.avi</text:p>
          </table:table-cell>
          <table:table-cell table:style-name="ce2" table:formula="of:=HYPERLINK([.A24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92.avi</text:p>
          </table:table-cell>
          <table:table-cell table:style-name="ce2" table:formula="of:=HYPERLINK([.A241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00.avi</text:p>
          </table:table-cell>
          <table:table-cell table:style-name="ce2" table:formula="of:=HYPERLINK([.A24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89.avi</text:p>
          </table:table-cell>
          <table:table-cell table:style-name="ce2" table:formula="of:=HYPERLINK([.A242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98.avi</text:p>
          </table:table-cell>
          <table:table-cell table:style-name="ce2" table:formula="of:=HYPERLINK([.A24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85.avi</text:p>
          </table:table-cell>
          <table:table-cell table:style-name="ce2" table:formula="of:=HYPERLINK([.A24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97.avi</text:p>
          </table:table-cell>
          <table:table-cell table:style-name="ce2" table:formula="of:=HYPERLINK([.A24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93.avi</text:p>
          </table:table-cell>
          <table:table-cell table:style-name="ce2" table:formula="of:=HYPERLINK([.A24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95.avi</text:p>
          </table:table-cell>
          <table:table-cell table:style-name="ce2" table:formula="of:=HYPERLINK([.A24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90.avi</text:p>
          </table:table-cell>
          <table:table-cell table:style-name="ce2" table:formula="of:=HYPERLINK([.A24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99.avi</text:p>
          </table:table-cell>
          <table:table-cell table:style-name="ce2" table:formula="of:=HYPERLINK([.A242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91.avi</text:p>
          </table:table-cell>
          <table:table-cell table:style-name="ce2" table:formula="of:=HYPERLINK([.A242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96.avi</text:p>
          </table:table-cell>
          <table:table-cell table:style-name="ce2" table:formula="of:=HYPERLINK([.A242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294.avi</text:p>
          </table:table-cell>
          <table:table-cell table:style-name="ce2" table:formula="of:=HYPERLINK([.A24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01.avi</text:p>
          </table:table-cell>
          <table:table-cell table:style-name="ce2" table:formula="of:=HYPERLINK([.A24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02.avi</text:p>
          </table:table-cell>
          <table:table-cell table:style-name="ce2" table:formula="of:=HYPERLINK([.A24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03.avi</text:p>
          </table:table-cell>
          <table:table-cell table:style-name="ce2" table:formula="of:=HYPERLINK([.A24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13.avi</text:p>
          </table:table-cell>
          <table:table-cell table:style-name="ce2" table:formula="of:=HYPERLINK([.A24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11.avi</text:p>
          </table:table-cell>
          <table:table-cell table:style-name="ce2" table:formula="of:=HYPERLINK([.A24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04.avi</text:p>
          </table:table-cell>
          <table:table-cell table:style-name="ce2" table:formula="of:=HYPERLINK([.A243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08.avi</text:p>
          </table:table-cell>
          <table:table-cell table:style-name="ce2" table:formula="of:=HYPERLINK([.A243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06.avi</text:p>
          </table:table-cell>
          <table:table-cell table:style-name="ce2" table:formula="of:=HYPERLINK([.A24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07.avi</text:p>
          </table:table-cell>
          <table:table-cell table:style-name="ce2" table:formula="of:=HYPERLINK([.A24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10.avi</text:p>
          </table:table-cell>
          <table:table-cell table:style-name="ce2" table:formula="of:=HYPERLINK([.A24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16.avi</text:p>
          </table:table-cell>
          <table:table-cell table:style-name="ce2" table:formula="of:=HYPERLINK([.A24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05.avi</text:p>
          </table:table-cell>
          <table:table-cell table:style-name="ce2" table:formula="of:=HYPERLINK([.A24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17.avi</text:p>
          </table:table-cell>
          <table:table-cell table:style-name="ce2" table:formula="of:=HYPERLINK([.A24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09.avi</text:p>
          </table:table-cell>
          <table:table-cell table:style-name="ce2" table:formula="of:=HYPERLINK([.A24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14.avi</text:p>
          </table:table-cell>
          <table:table-cell table:style-name="ce2" table:formula="of:=HYPERLINK([.A24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15.avi</text:p>
          </table:table-cell>
          <table:table-cell table:style-name="ce2" table:formula="of:=HYPERLINK([.A24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12.avi</text:p>
          </table:table-cell>
          <table:table-cell table:style-name="ce2" table:formula="of:=HYPERLINK([.A2447];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28.avi</text:p>
          </table:table-cell>
          <table:table-cell table:style-name="ce2" table:formula="of:=HYPERLINK([.A24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23.avi</text:p>
          </table:table-cell>
          <table:table-cell table:style-name="ce2" table:formula="of:=HYPERLINK([.A244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27.avi</text:p>
          </table:table-cell>
          <table:table-cell table:style-name="ce2" table:formula="of:=HYPERLINK([.A24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19.avi</text:p>
          </table:table-cell>
          <table:table-cell table:style-name="ce2" table:formula="of:=HYPERLINK([.A24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18.avi</text:p>
          </table:table-cell>
          <table:table-cell table:style-name="ce2" table:formula="of:=HYPERLINK([.A24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20.avi</text:p>
          </table:table-cell>
          <table:table-cell table:style-name="ce2" table:formula="of:=HYPERLINK([.A24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21.avi</text:p>
          </table:table-cell>
          <table:table-cell table:style-name="ce2" table:formula="of:=HYPERLINK([.A245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24.avi</text:p>
          </table:table-cell>
          <table:table-cell table:style-name="ce2" table:formula="of:=HYPERLINK([.A24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22.avi</text:p>
          </table:table-cell>
          <table:table-cell table:style-name="ce2" table:formula="of:=HYPERLINK([.A24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25.avi</text:p>
          </table:table-cell>
          <table:table-cell table:style-name="ce2" table:formula="of:=HYPERLINK([.A24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32.avi</text:p>
          </table:table-cell>
          <table:table-cell table:style-name="ce2" table:formula="of:=HYPERLINK([.A245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26.avi</text:p>
          </table:table-cell>
          <table:table-cell table:style-name="ce2" table:formula="of:=HYPERLINK([.A245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30.avi</text:p>
          </table:table-cell>
          <table:table-cell table:style-name="ce2" table:formula="of:=HYPERLINK([.A24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29.avi</text:p>
          </table:table-cell>
          <table:table-cell table:style-name="ce2" table:formula="of:=HYPERLINK([.A24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36.avi</text:p>
          </table:table-cell>
          <table:table-cell table:style-name="ce2" table:formula="of:=HYPERLINK([.A24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33.avi</text:p>
          </table:table-cell>
          <table:table-cell table:style-name="ce2" table:formula="of:=HYPERLINK([.A24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39.avi</text:p>
          </table:table-cell>
          <table:table-cell table:style-name="ce2" table:formula="of:=HYPERLINK([.A24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31.avi</text:p>
          </table:table-cell>
          <table:table-cell table:style-name="ce2" table:formula="of:=HYPERLINK([.A24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38.avi</text:p>
          </table:table-cell>
          <table:table-cell table:style-name="ce2" table:formula="of:=HYPERLINK([.A24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35.avi</text:p>
          </table:table-cell>
          <table:table-cell table:style-name="ce2" table:formula="of:=HYPERLINK([.A24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40.avi</text:p>
          </table:table-cell>
          <table:table-cell table:style-name="ce2" table:formula="of:=HYPERLINK([.A24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37.avi</text:p>
          </table:table-cell>
          <table:table-cell table:style-name="ce2" table:formula="of:=HYPERLINK([.A246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34.avi</text:p>
          </table:table-cell>
          <table:table-cell table:style-name="ce2" table:formula="of:=HYPERLINK([.A24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43.avi</text:p>
          </table:table-cell>
          <table:table-cell table:style-name="ce2" table:formula="of:=HYPERLINK([.A24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42.avi</text:p>
          </table:table-cell>
          <table:table-cell table:style-name="ce2" table:formula="of:=HYPERLINK([.A247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41.avi</text:p>
          </table:table-cell>
          <table:table-cell table:style-name="ce2" table:formula="of:=HYPERLINK([.A247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44.avi</text:p>
          </table:table-cell>
          <table:table-cell table:style-name="ce2" table:formula="of:=HYPERLINK([.A247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50.avi</text:p>
          </table:table-cell>
          <table:table-cell table:style-name="ce2" table:formula="of:=HYPERLINK([.A24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48.avi</text:p>
          </table:table-cell>
          <table:table-cell table:style-name="ce2" table:formula="of:=HYPERLINK([.A24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45.avi</text:p>
          </table:table-cell>
          <table:table-cell table:style-name="ce2" table:formula="of:=HYPERLINK([.A24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53.avi</text:p>
          </table:table-cell>
          <table:table-cell table:style-name="ce2" table:formula="of:=HYPERLINK([.A24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51.avi</text:p>
          </table:table-cell>
          <table:table-cell table:style-name="ce2" table:formula="of:=HYPERLINK([.A24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52.avi</text:p>
          </table:table-cell>
          <table:table-cell table:style-name="ce2" table:formula="of:=HYPERLINK([.A24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46.avi</text:p>
          </table:table-cell>
          <table:table-cell table:style-name="ce2" table:formula="of:=HYPERLINK([.A24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58.avi</text:p>
          </table:table-cell>
          <table:table-cell table:style-name="ce2" table:formula="of:=HYPERLINK([.A248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47.avi</text:p>
          </table:table-cell>
          <table:table-cell table:style-name="ce2" table:formula="of:=HYPERLINK([.A24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57.avi</text:p>
          </table:table-cell>
          <table:table-cell table:style-name="ce2" table:formula="of:=HYPERLINK([.A248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49.avi</text:p>
          </table:table-cell>
          <table:table-cell table:style-name="ce2" table:formula="of:=HYPERLINK([.A24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60.avi</text:p>
          </table:table-cell>
          <table:table-cell table:style-name="ce2" table:formula="of:=HYPERLINK([.A24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56.avi</text:p>
          </table:table-cell>
          <table:table-cell table:style-name="ce2" table:formula="of:=HYPERLINK([.A24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55.avi</text:p>
          </table:table-cell>
          <table:table-cell table:style-name="ce2" table:formula="of:=HYPERLINK([.A248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54.avi</text:p>
          </table:table-cell>
          <table:table-cell table:style-name="ce2" table:formula="of:=HYPERLINK([.A2489];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59.avi</text:p>
          </table:table-cell>
          <table:table-cell table:style-name="ce2" table:formula="of:=HYPERLINK([.A24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63.avi</text:p>
          </table:table-cell>
          <table:table-cell table:style-name="ce2" table:formula="of:=HYPERLINK([.A24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61.avi</text:p>
          </table:table-cell>
          <table:table-cell table:style-name="ce2" table:formula="of:=HYPERLINK([.A24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64.avi</text:p>
          </table:table-cell>
          <table:table-cell table:style-name="ce2" table:formula="of:=HYPERLINK([.A249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62.avi</text:p>
          </table:table-cell>
          <table:table-cell table:style-name="ce2" table:formula="of:=HYPERLINK([.A24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66.avi</text:p>
          </table:table-cell>
          <table:table-cell table:style-name="ce2" table:formula="of:=HYPERLINK([.A24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71.avi</text:p>
          </table:table-cell>
          <table:table-cell table:style-name="ce2" table:formula="of:=HYPERLINK([.A24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65.avi</text:p>
          </table:table-cell>
          <table:table-cell table:style-name="ce2" table:formula="of:=HYPERLINK([.A24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68.avi</text:p>
          </table:table-cell>
          <table:table-cell table:style-name="ce2" table:formula="of:=HYPERLINK([.A24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3">
          <table:table-cell office:value-type="string">
            <text:p>https://www.justice.gov/epstein/files/DataSet%209/EFTA00280372.avi</text:p>
          </table:table-cell>
          <table:table-cell table:style-name="ce2" table:formula="of:=HYPERLINK([.A24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4">
          <table:table-cell office:value-type="string">
            <text:p><text:a xlink:href="https://www.justice.gov/epstein/files/DataSet%209/EFTPT0280450.avi">https://www.justice.gov/epstein/files/DataSet%209/EFTPT0280450.avi</text:a></text:p>
          </table:table-cell>
          <table:table-cell table:style-name="ce2" table:formula="of:=HYPERLINK([.A2500]; &quot;View Now&quot;)" office:value-type="string" office:string-value="View Now">
            <text:p>View Now</text:p>
          </table:table-cell>
          <table:table-cell office:value-type="string">
            <text:p>video/avi</text:p>
          </table:table-cell>
          <table:table-cell office:value-type="float" office:value="230.784">
            <text:p>230.784</text:p>
          </table:table-cell>
          <table:table-cell office:value-type="string">
            <text:p>-67.48003960068377, -68.28614498312815</text:p>
          </table:table-cell>
          <table:table-cell table:style-name="ce3" table:formula="of:=HYPERLINK(&quot;https://www.google.com/maps?q=-67.48003960068377,-68.28614498312815&quot;;&quot;MAP&quot;)" office:value-type="string" office:string-value="MAP">
            <text:p>MAP</text:p>
          </table:table-cell>
          <table:table-cell table:number-columns-repeated="3"/>
          <table:table-cell table:style-name="ce6"/>
          <table:table-cell table:number-columns-repeated="1014"/>
        </table:table-row>
        <table:table-row table:style-name="ro2">
          <table:table-cell office:value-type="string">
            <text:p>https://www.justice.gov/epstein/files/DataSet%209/EFTA00280374.avi</text:p>
          </table:table-cell>
          <table:table-cell table:style-name="ce2" table:formula="of:=HYPERLINK([.A250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77.avi</text:p>
          </table:table-cell>
          <table:table-cell table:style-name="ce2" table:formula="of:=HYPERLINK([.A25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70.avi</text:p>
          </table:table-cell>
          <table:table-cell table:style-name="ce2" table:formula="of:=HYPERLINK([.A25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67.avi</text:p>
          </table:table-cell>
          <table:table-cell table:style-name="ce2" table:formula="of:=HYPERLINK([.A250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76.avi</text:p>
          </table:table-cell>
          <table:table-cell table:style-name="ce2" table:formula="of:=HYPERLINK([.A25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80.avi</text:p>
          </table:table-cell>
          <table:table-cell table:style-name="ce2" table:formula="of:=HYPERLINK([.A25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75.avi</text:p>
          </table:table-cell>
          <table:table-cell table:style-name="ce2" table:formula="of:=HYPERLINK([.A25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73.avi</text:p>
          </table:table-cell>
          <table:table-cell table:style-name="ce2" table:formula="of:=HYPERLINK([.A25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69.avi</text:p>
          </table:table-cell>
          <table:table-cell table:style-name="ce2" table:formula="of:=HYPERLINK([.A25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81.avi</text:p>
          </table:table-cell>
          <table:table-cell table:style-name="ce2" table:formula="of:=HYPERLINK([.A251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79.avi</text:p>
          </table:table-cell>
          <table:table-cell table:style-name="ce2" table:formula="of:=HYPERLINK([.A25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78.avi</text:p>
          </table:table-cell>
          <table:table-cell table:style-name="ce2" table:formula="of:=HYPERLINK([.A25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82.avi</text:p>
          </table:table-cell>
          <table:table-cell table:style-name="ce2" table:formula="of:=HYPERLINK([.A25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85.avi</text:p>
          </table:table-cell>
          <table:table-cell table:style-name="ce2" table:formula="of:=HYPERLINK([.A251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86.avi</text:p>
          </table:table-cell>
          <table:table-cell table:style-name="ce2" table:formula="of:=HYPERLINK([.A25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92.avi</text:p>
          </table:table-cell>
          <table:table-cell table:style-name="ce2" table:formula="of:=HYPERLINK([.A25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89.avi</text:p>
          </table:table-cell>
          <table:table-cell table:style-name="ce2" table:formula="of:=HYPERLINK([.A25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91.avi</text:p>
          </table:table-cell>
          <table:table-cell table:style-name="ce2" table:formula="of:=HYPERLINK([.A251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88.avi</text:p>
          </table:table-cell>
          <table:table-cell table:style-name="ce2" table:formula="of:=HYPERLINK([.A25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93.avi</text:p>
          </table:table-cell>
          <table:table-cell table:style-name="ce2" table:formula="of:=HYPERLINK([.A25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83.avi</text:p>
          </table:table-cell>
          <table:table-cell table:style-name="ce2" table:formula="of:=HYPERLINK([.A25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87.avi</text:p>
          </table:table-cell>
          <table:table-cell table:style-name="ce2" table:formula="of:=HYPERLINK([.A25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90.avi</text:p>
          </table:table-cell>
          <table:table-cell table:style-name="ce2" table:formula="of:=HYPERLINK([.A25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84.avi</text:p>
          </table:table-cell>
          <table:table-cell table:style-name="ce2" table:formula="of:=HYPERLINK([.A25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94.avi</text:p>
          </table:table-cell>
          <table:table-cell table:style-name="ce2" table:formula="of:=HYPERLINK([.A25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97.avi</text:p>
          </table:table-cell>
          <table:table-cell table:style-name="ce2" table:formula="of:=HYPERLINK([.A25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95.avi</text:p>
          </table:table-cell>
          <table:table-cell table:style-name="ce2" table:formula="of:=HYPERLINK([.A25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02.avi</text:p>
          </table:table-cell>
          <table:table-cell table:style-name="ce2" table:formula="of:=HYPERLINK([.A25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01.avi</text:p>
          </table:table-cell>
          <table:table-cell table:style-name="ce2" table:formula="of:=HYPERLINK([.A25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98.avi</text:p>
          </table:table-cell>
          <table:table-cell table:style-name="ce2" table:formula="of:=HYPERLINK([.A25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03.avi</text:p>
          </table:table-cell>
          <table:table-cell table:style-name="ce2" table:formula="of:=HYPERLINK([.A25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00.avi</text:p>
          </table:table-cell>
          <table:table-cell table:style-name="ce2" table:formula="of:=HYPERLINK([.A25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06.avi</text:p>
          </table:table-cell>
          <table:table-cell table:style-name="ce2" table:formula="of:=HYPERLINK([.A2533];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96.avi</text:p>
          </table:table-cell>
          <table:table-cell table:style-name="ce2" table:formula="of:=HYPERLINK([.A25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04.avi</text:p>
          </table:table-cell>
          <table:table-cell table:style-name="ce2" table:formula="of:=HYPERLINK([.A25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10.avi</text:p>
          </table:table-cell>
          <table:table-cell table:style-name="ce2" table:formula="of:=HYPERLINK([.A253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399.avi</text:p>
          </table:table-cell>
          <table:table-cell table:style-name="ce2" table:formula="of:=HYPERLINK([.A253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08.avi</text:p>
          </table:table-cell>
          <table:table-cell table:style-name="ce2" table:formula="of:=HYPERLINK([.A253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09.avi</text:p>
          </table:table-cell>
          <table:table-cell table:style-name="ce2" table:formula="of:=HYPERLINK([.A25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14.avi</text:p>
          </table:table-cell>
          <table:table-cell table:style-name="ce2" table:formula="of:=HYPERLINK([.A254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15.avi</text:p>
          </table:table-cell>
          <table:table-cell table:style-name="ce2" table:formula="of:=HYPERLINK([.A25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05.avi</text:p>
          </table:table-cell>
          <table:table-cell table:style-name="ce2" table:formula="of:=HYPERLINK([.A254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12.avi</text:p>
          </table:table-cell>
          <table:table-cell table:style-name="ce2" table:formula="of:=HYPERLINK([.A25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07.avi</text:p>
          </table:table-cell>
          <table:table-cell table:style-name="ce2" table:formula="of:=HYPERLINK([.A25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11.avi</text:p>
          </table:table-cell>
          <table:table-cell table:style-name="ce2" table:formula="of:=HYPERLINK([.A2545];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18.avi</text:p>
          </table:table-cell>
          <table:table-cell table:style-name="ce2" table:formula="of:=HYPERLINK([.A25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19.avi</text:p>
          </table:table-cell>
          <table:table-cell table:style-name="ce2" table:formula="of:=HYPERLINK([.A254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16.avi</text:p>
          </table:table-cell>
          <table:table-cell table:style-name="ce2" table:formula="of:=HYPERLINK([.A25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13.avi</text:p>
          </table:table-cell>
          <table:table-cell table:style-name="ce2" table:formula="of:=HYPERLINK([.A254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21.avi</text:p>
          </table:table-cell>
          <table:table-cell table:style-name="ce2" table:formula="of:=HYPERLINK([.A25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17.avi</text:p>
          </table:table-cell>
          <table:table-cell table:style-name="ce2" table:formula="of:=HYPERLINK([.A255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20.avi</text:p>
          </table:table-cell>
          <table:table-cell table:style-name="ce2" table:formula="of:=HYPERLINK([.A25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23.avi</text:p>
          </table:table-cell>
          <table:table-cell table:style-name="ce2" table:formula="of:=HYPERLINK([.A25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28.avi</text:p>
          </table:table-cell>
          <table:table-cell table:style-name="ce2" table:formula="of:=HYPERLINK([.A255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29.avi</text:p>
          </table:table-cell>
          <table:table-cell table:style-name="ce2" table:formula="of:=HYPERLINK([.A25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22.avi</text:p>
          </table:table-cell>
          <table:table-cell table:style-name="ce2" table:formula="of:=HYPERLINK([.A25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24.avi</text:p>
          </table:table-cell>
          <table:table-cell table:style-name="ce2" table:formula="of:=HYPERLINK([.A25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26.avi</text:p>
          </table:table-cell>
          <table:table-cell table:style-name="ce2" table:formula="of:=HYPERLINK([.A255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30.avi</text:p>
          </table:table-cell>
          <table:table-cell table:style-name="ce2" table:formula="of:=HYPERLINK([.A255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32.avi</text:p>
          </table:table-cell>
          <table:table-cell table:style-name="ce2" table:formula="of:=HYPERLINK([.A25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27.avi</text:p>
          </table:table-cell>
          <table:table-cell table:style-name="ce2" table:formula="of:=HYPERLINK([.A25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25.avi</text:p>
          </table:table-cell>
          <table:table-cell table:style-name="ce2" table:formula="of:=HYPERLINK([.A25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35.avi</text:p>
          </table:table-cell>
          <table:table-cell table:style-name="ce2" table:formula="of:=HYPERLINK([.A25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37.avi</text:p>
          </table:table-cell>
          <table:table-cell table:style-name="ce2" table:formula="of:=HYPERLINK([.A256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31.avi</text:p>
          </table:table-cell>
          <table:table-cell table:style-name="ce2" table:formula="of:=HYPERLINK([.A25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33.avi</text:p>
          </table:table-cell>
          <table:table-cell table:style-name="ce2" table:formula="of:=HYPERLINK([.A25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34.avi</text:p>
          </table:table-cell>
          <table:table-cell table:style-name="ce2" table:formula="of:=HYPERLINK([.A25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36.avi</text:p>
          </table:table-cell>
          <table:table-cell table:style-name="ce2" table:formula="of:=HYPERLINK([.A25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41.avi</text:p>
          </table:table-cell>
          <table:table-cell table:style-name="ce2" table:formula="of:=HYPERLINK([.A25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47.avi</text:p>
          </table:table-cell>
          <table:table-cell table:style-name="ce2" table:formula="of:=HYPERLINK([.A25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40.avi</text:p>
          </table:table-cell>
          <table:table-cell table:style-name="ce2" table:formula="of:=HYPERLINK([.A25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39.avi</text:p>
          </table:table-cell>
          <table:table-cell table:style-name="ce2" table:formula="of:=HYPERLINK([.A257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49.avi</text:p>
          </table:table-cell>
          <table:table-cell table:style-name="ce2" table:formula="of:=HYPERLINK([.A25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38.avi</text:p>
          </table:table-cell>
          <table:table-cell table:style-name="ce2" table:formula="of:=HYPERLINK([.A257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46.avi</text:p>
          </table:table-cell>
          <table:table-cell table:style-name="ce2" table:formula="of:=HYPERLINK([.A25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43.avi</text:p>
          </table:table-cell>
          <table:table-cell table:style-name="ce2" table:formula="of:=HYPERLINK([.A25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44.avi</text:p>
          </table:table-cell>
          <table:table-cell table:style-name="ce2" table:formula="of:=HYPERLINK([.A25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50.avi</text:p>
          </table:table-cell>
          <table:table-cell table:style-name="ce2" table:formula="of:=HYPERLINK([.A25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42.avi</text:p>
          </table:table-cell>
          <table:table-cell table:style-name="ce2" table:formula="of:=HYPERLINK([.A25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48.avi</text:p>
          </table:table-cell>
          <table:table-cell table:style-name="ce2" table:formula="of:=HYPERLINK([.A25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45.avi</text:p>
          </table:table-cell>
          <table:table-cell table:style-name="ce2" table:formula="of:=HYPERLINK([.A25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51.avi</text:p>
          </table:table-cell>
          <table:table-cell table:style-name="ce2" table:formula="of:=HYPERLINK([.A25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54.avi</text:p>
          </table:table-cell>
          <table:table-cell table:style-name="ce2" table:formula="of:=HYPERLINK([.A25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52.avi</text:p>
          </table:table-cell>
          <table:table-cell table:style-name="ce2" table:formula="of:=HYPERLINK([.A258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53.avi</text:p>
          </table:table-cell>
          <table:table-cell table:style-name="ce2" table:formula="of:=HYPERLINK([.A258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58.avi</text:p>
          </table:table-cell>
          <table:table-cell table:style-name="ce2" table:formula="of:=HYPERLINK([.A25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57.avi</text:p>
          </table:table-cell>
          <table:table-cell table:style-name="ce2" table:formula="of:=HYPERLINK([.A258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59.avi</text:p>
          </table:table-cell>
          <table:table-cell table:style-name="ce2" table:formula="of:=HYPERLINK([.A25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62.avi</text:p>
          </table:table-cell>
          <table:table-cell table:style-name="ce2" table:formula="of:=HYPERLINK([.A258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56.avi</text:p>
          </table:table-cell>
          <table:table-cell table:style-name="ce2" table:formula="of:=HYPERLINK([.A259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61.avi</text:p>
          </table:table-cell>
          <table:table-cell table:style-name="ce2" table:formula="of:=HYPERLINK([.A259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66.avi</text:p>
          </table:table-cell>
          <table:table-cell table:style-name="ce2" table:formula="of:=HYPERLINK([.A25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55.avi</text:p>
          </table:table-cell>
          <table:table-cell table:style-name="ce2" table:formula="of:=HYPERLINK([.A259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64.avi</text:p>
          </table:table-cell>
          <table:table-cell table:style-name="ce2" table:formula="of:=HYPERLINK([.A25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63.avi</text:p>
          </table:table-cell>
          <table:table-cell table:style-name="ce2" table:formula="of:=HYPERLINK([.A25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65.avi</text:p>
          </table:table-cell>
          <table:table-cell table:style-name="ce2" table:formula="of:=HYPERLINK([.A25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60.avi</text:p>
          </table:table-cell>
          <table:table-cell table:style-name="ce2" table:formula="of:=HYPERLINK([.A259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70.avi</text:p>
          </table:table-cell>
          <table:table-cell table:style-name="ce2" table:formula="of:=HYPERLINK([.A25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73.avi</text:p>
          </table:table-cell>
          <table:table-cell table:style-name="ce2" table:formula="of:=HYPERLINK([.A25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69.avi</text:p>
          </table:table-cell>
          <table:table-cell table:style-name="ce2" table:formula="of:=HYPERLINK([.A26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74.avi</text:p>
          </table:table-cell>
          <table:table-cell table:style-name="ce2" table:formula="of:=HYPERLINK([.A26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67.avi</text:p>
          </table:table-cell>
          <table:table-cell table:style-name="ce2" table:formula="of:=HYPERLINK([.A26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68.avi</text:p>
          </table:table-cell>
          <table:table-cell table:style-name="ce2" table:formula="of:=HYPERLINK([.A26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72.avi</text:p>
          </table:table-cell>
          <table:table-cell table:style-name="ce2" table:formula="of:=HYPERLINK([.A260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78.avi</text:p>
          </table:table-cell>
          <table:table-cell table:style-name="ce2" table:formula="of:=HYPERLINK([.A26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71.avi</text:p>
          </table:table-cell>
          <table:table-cell table:style-name="ce2" table:formula="of:=HYPERLINK([.A26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76.avi</text:p>
          </table:table-cell>
          <table:table-cell table:style-name="ce2" table:formula="of:=HYPERLINK([.A260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81.avi</text:p>
          </table:table-cell>
          <table:table-cell table:style-name="ce2" table:formula="of:=HYPERLINK([.A26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80.avi</text:p>
          </table:table-cell>
          <table:table-cell table:style-name="ce2" table:formula="of:=HYPERLINK([.A260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82.avi</text:p>
          </table:table-cell>
          <table:table-cell table:style-name="ce2" table:formula="of:=HYPERLINK([.A26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75.avi</text:p>
          </table:table-cell>
          <table:table-cell table:style-name="ce2" table:formula="of:=HYPERLINK([.A26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77.avi</text:p>
          </table:table-cell>
          <table:table-cell table:style-name="ce2" table:formula="of:=HYPERLINK([.A26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79.avi</text:p>
          </table:table-cell>
          <table:table-cell table:style-name="ce2" table:formula="of:=HYPERLINK([.A26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85.avi</text:p>
          </table:table-cell>
          <table:table-cell table:style-name="ce2" table:formula="of:=HYPERLINK([.A261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87.avi</text:p>
          </table:table-cell>
          <table:table-cell table:style-name="ce2" table:formula="of:=HYPERLINK([.A26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90.avi</text:p>
          </table:table-cell>
          <table:table-cell table:style-name="ce2" table:formula="of:=HYPERLINK([.A26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84.avi</text:p>
          </table:table-cell>
          <table:table-cell table:style-name="ce2" table:formula="of:=HYPERLINK([.A26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91.avi</text:p>
          </table:table-cell>
          <table:table-cell table:style-name="ce2" table:formula="of:=HYPERLINK([.A26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83.avi</text:p>
          </table:table-cell>
          <table:table-cell table:style-name="ce2" table:formula="of:=HYPERLINK([.A26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89.avi</text:p>
          </table:table-cell>
          <table:table-cell table:style-name="ce2" table:formula="of:=HYPERLINK([.A26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93.avi</text:p>
          </table:table-cell>
          <table:table-cell table:style-name="ce2" table:formula="of:=HYPERLINK([.A26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86.avi</text:p>
          </table:table-cell>
          <table:table-cell table:style-name="ce2" table:formula="of:=HYPERLINK([.A26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92.avi</text:p>
          </table:table-cell>
          <table:table-cell table:style-name="ce2" table:formula="of:=HYPERLINK([.A26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88.avi</text:p>
          </table:table-cell>
          <table:table-cell table:style-name="ce2" table:formula="of:=HYPERLINK([.A26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96.avi</text:p>
          </table:table-cell>
          <table:table-cell table:style-name="ce2" table:formula="of:=HYPERLINK([.A26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95.avi</text:p>
          </table:table-cell>
          <table:table-cell table:style-name="ce2" table:formula="of:=HYPERLINK([.A26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94.avi</text:p>
          </table:table-cell>
          <table:table-cell table:style-name="ce2" table:formula="of:=HYPERLINK([.A26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99.avi</text:p>
          </table:table-cell>
          <table:table-cell table:style-name="ce2" table:formula="of:=HYPERLINK([.A26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97.avi</text:p>
          </table:table-cell>
          <table:table-cell table:style-name="ce2" table:formula="of:=HYPERLINK([.A26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04.avi</text:p>
          </table:table-cell>
          <table:table-cell table:style-name="ce2" table:formula="of:=HYPERLINK([.A26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498.avi</text:p>
          </table:table-cell>
          <table:table-cell table:style-name="ce2" table:formula="of:=HYPERLINK([.A26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00.avi</text:p>
          </table:table-cell>
          <table:table-cell table:style-name="ce2" table:formula="of:=HYPERLINK([.A263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05.avi</text:p>
          </table:table-cell>
          <table:table-cell table:style-name="ce2" table:formula="of:=HYPERLINK([.A26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03.avi</text:p>
          </table:table-cell>
          <table:table-cell table:style-name="ce2" table:formula="of:=HYPERLINK([.A26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08.avi</text:p>
          </table:table-cell>
          <table:table-cell table:style-name="ce2" table:formula="of:=HYPERLINK([.A26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01.avi</text:p>
          </table:table-cell>
          <table:table-cell table:style-name="ce2" table:formula="of:=HYPERLINK([.A26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11.avi</text:p>
          </table:table-cell>
          <table:table-cell table:style-name="ce2" table:formula="of:=HYPERLINK([.A263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02.avi</text:p>
          </table:table-cell>
          <table:table-cell table:style-name="ce2" table:formula="of:=HYPERLINK([.A263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09.avi</text:p>
          </table:table-cell>
          <table:table-cell table:style-name="ce2" table:formula="of:=HYPERLINK([.A26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10.avi</text:p>
          </table:table-cell>
          <table:table-cell table:style-name="ce2" table:formula="of:=HYPERLINK([.A26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07.avi</text:p>
          </table:table-cell>
          <table:table-cell table:style-name="ce2" table:formula="of:=HYPERLINK([.A26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12.avi</text:p>
          </table:table-cell>
          <table:table-cell table:style-name="ce2" table:formula="of:=HYPERLINK([.A26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14.avi</text:p>
          </table:table-cell>
          <table:table-cell table:style-name="ce2" table:formula="of:=HYPERLINK([.A264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06.avi</text:p>
          </table:table-cell>
          <table:table-cell table:style-name="ce2" table:formula="of:=HYPERLINK([.A26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15.avi</text:p>
          </table:table-cell>
          <table:table-cell table:style-name="ce2" table:formula="of:=HYPERLINK([.A26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16.avi</text:p>
          </table:table-cell>
          <table:table-cell table:style-name="ce2" table:formula="of:=HYPERLINK([.A26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13.avi</text:p>
          </table:table-cell>
          <table:table-cell table:style-name="ce2" table:formula="of:=HYPERLINK([.A264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17.avi</text:p>
          </table:table-cell>
          <table:table-cell table:style-name="ce2" table:formula="of:=HYPERLINK([.A26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18.avi</text:p>
          </table:table-cell>
          <table:table-cell table:style-name="ce2" table:formula="of:=HYPERLINK([.A264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26.avi</text:p>
          </table:table-cell>
          <table:table-cell table:style-name="ce2" table:formula="of:=HYPERLINK([.A2650]; &quot;View Now&quot;)" office:value-type="string" office:string-value="View Now">
            <text:p>View Now</text:p>
          </table:table-cell>
          <table:table-cell office:value-type="string">
            <text:p>video/avi</text:p>
          </table:table-cell>
          <table:table-cell office:value-type="float" office:value="0.3">
            <text:p>0.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21.avi</text:p>
          </table:table-cell>
          <table:table-cell table:style-name="ce2" table:formula="of:=HYPERLINK([.A265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22.avi</text:p>
          </table:table-cell>
          <table:table-cell table:style-name="ce2" table:formula="of:=HYPERLINK([.A265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19.avi</text:p>
          </table:table-cell>
          <table:table-cell table:style-name="ce2" table:formula="of:=HYPERLINK([.A2653]; &quot;View Now&quot;)" office:value-type="string" office:string-value="View Now">
            <text:p>View Now</text:p>
          </table:table-cell>
          <table:table-cell office:value-type="string">
            <text:p>video/avi</text:p>
          </table:table-cell>
          <table:table-cell table:number-columns-repeated="6"/>
          <table:table-cell table:style-name="ce6"/>
          <table:table-cell table:number-columns-repeated="1014"/>
        </table:table-row>
        <table:table-row table:style-name="ro2">
          <table:table-cell office:value-type="string">
            <text:p>https://www.justice.gov/epstein/files/DataSet%209/EFTA00280523.avi</text:p>
          </table:table-cell>
          <table:table-cell table:style-name="ce2" table:formula="of:=HYPERLINK([.A265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24.avi</text:p>
          </table:table-cell>
          <table:table-cell table:style-name="ce2" table:formula="of:=HYPERLINK([.A265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25.avi</text:p>
          </table:table-cell>
          <table:table-cell table:style-name="ce2" table:formula="of:=HYPERLINK([.A26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27.avi</text:p>
          </table:table-cell>
          <table:table-cell table:style-name="ce2" table:formula="of:=HYPERLINK([.A2657]; &quot;View Now&quot;)" office:value-type="string" office:string-value="View Now">
            <text:p>View Now</text:p>
          </table:table-cell>
          <table:table-cell office:value-type="string">
            <text:p>video/avi</text:p>
          </table:table-cell>
          <table:table-cell office:value-type="float" office:value="0.333333">
            <text:p>0.3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29.avi</text:p>
          </table:table-cell>
          <table:table-cell table:style-name="ce2" table:formula="of:=HYPERLINK([.A2658]; &quot;View Now&quot;)" office:value-type="string" office:string-value="View Now">
            <text:p>View Now</text:p>
          </table:table-cell>
          <table:table-cell office:value-type="string">
            <text:p>video/avi</text:p>
          </table:table-cell>
          <table:table-cell office:value-type="float" office:value="3.8">
            <text:p>3.8</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28.avi</text:p>
          </table:table-cell>
          <table:table-cell table:style-name="ce2" table:formula="of:=HYPERLINK([.A2659]; &quot;View Now&quot;)" office:value-type="string" office:string-value="View Now">
            <text:p>View Now</text:p>
          </table:table-cell>
          <table:table-cell office:value-type="string">
            <text:p>video/avi</text:p>
          </table:table-cell>
          <table:table-cell office:value-type="float" office:value="1.866667">
            <text:p>1.8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32.avi</text:p>
          </table:table-cell>
          <table:table-cell table:style-name="ce2" table:formula="of:=HYPERLINK([.A2660]; &quot;View Now&quot;)" office:value-type="string" office:string-value="View Now">
            <text:p>View Now</text:p>
          </table:table-cell>
          <table:table-cell office:value-type="string">
            <text:p>video/avi</text:p>
          </table:table-cell>
          <table:table-cell table:number-columns-repeated="6"/>
          <table:table-cell table:style-name="ce6"/>
          <table:table-cell table:number-columns-repeated="1014"/>
        </table:table-row>
        <table:table-row table:style-name="ro2">
          <table:table-cell office:value-type="string">
            <text:p>https://www.justice.gov/epstein/files/DataSet%209/EFTA00280530.avi</text:p>
          </table:table-cell>
          <table:table-cell table:style-name="ce2" table:formula="of:=HYPERLINK([.A2661]; &quot;View Now&quot;)" office:value-type="string" office:string-value="View Now">
            <text:p>View Now</text:p>
          </table:table-cell>
          <table:table-cell office:value-type="string">
            <text:p>video/avi</text:p>
          </table:table-cell>
          <table:table-cell office:value-type="float" office:value="65.8">
            <text:p>65.8</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31.avi</text:p>
          </table:table-cell>
          <table:table-cell table:style-name="ce2" table:formula="of:=HYPERLINK([.A266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37.avi</text:p>
          </table:table-cell>
          <table:table-cell table:style-name="ce2" table:formula="of:=HYPERLINK([.A266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33.avi</text:p>
          </table:table-cell>
          <table:table-cell table:style-name="ce2" table:formula="of:=HYPERLINK([.A26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35.avi</text:p>
          </table:table-cell>
          <table:table-cell table:style-name="ce2" table:formula="of:=HYPERLINK([.A266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40.avi</text:p>
          </table:table-cell>
          <table:table-cell table:style-name="ce2" table:formula="of:=HYPERLINK([.A2666]; &quot;View Now&quot;)" office:value-type="string" office:string-value="View Now">
            <text:p>View Now</text:p>
          </table:table-cell>
          <table:table-cell office:value-type="string">
            <text:p>video/avi</text:p>
          </table:table-cell>
          <table:table-cell office:value-type="float" office:value="1.666667">
            <text:p>1.6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38.avi</text:p>
          </table:table-cell>
          <table:table-cell table:style-name="ce2" table:formula="of:=HYPERLINK([.A266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41.avi</text:p>
          </table:table-cell>
          <table:table-cell table:style-name="ce2" table:formula="of:=HYPERLINK([.A266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39.avi</text:p>
          </table:table-cell>
          <table:table-cell table:style-name="ce2" table:formula="of:=HYPERLINK([.A2669]; &quot;View Now&quot;)" office:value-type="string" office:string-value="View Now">
            <text:p>View Now</text:p>
          </table:table-cell>
          <table:table-cell office:value-type="string">
            <text:p>video/avi</text:p>
          </table:table-cell>
          <table:table-cell office:value-type="float" office:value="0.4">
            <text:p>0.4</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45.avi</text:p>
          </table:table-cell>
          <table:table-cell table:style-name="ce2" table:formula="of:=HYPERLINK([.A26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34.avi</text:p>
          </table:table-cell>
          <table:table-cell table:style-name="ce2" table:formula="of:=HYPERLINK([.A26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36.avi</text:p>
          </table:table-cell>
          <table:table-cell table:style-name="ce2" table:formula="of:=HYPERLINK([.A267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42.avi</text:p>
          </table:table-cell>
          <table:table-cell table:style-name="ce2" table:formula="of:=HYPERLINK([.A267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47.avi</text:p>
          </table:table-cell>
          <table:table-cell table:style-name="ce2" table:formula="of:=HYPERLINK([.A267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43.avi</text:p>
          </table:table-cell>
          <table:table-cell table:style-name="ce2" table:formula="of:=HYPERLINK([.A2675]; &quot;View Now&quot;)" office:value-type="string" office:string-value="View Now">
            <text:p>View Now</text:p>
          </table:table-cell>
          <table:table-cell office:value-type="string">
            <text:p>video/avi</text:p>
          </table:table-cell>
          <table:table-cell office:value-type="float" office:value="0.533333">
            <text:p>0.5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44.avi</text:p>
          </table:table-cell>
          <table:table-cell table:style-name="ce2" table:formula="of:=HYPERLINK([.A2676]; &quot;View Now&quot;)" office:value-type="string" office:string-value="View Now">
            <text:p>View Now</text:p>
          </table:table-cell>
          <table:table-cell office:value-type="string">
            <text:p>video/avi</text:p>
          </table:table-cell>
          <table:table-cell office:value-type="float" office:value="0.8">
            <text:p>0.8</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20.avi</text:p>
          </table:table-cell>
          <table:table-cell table:style-name="ce2" table:formula="of:=HYPERLINK([.A2677]; &quot;View Now&quot;)" office:value-type="string" office:string-value="View Now">
            <text:p>View Now</text:p>
          </table:table-cell>
          <table:table-cell office:value-type="string">
            <text:p>video/avi</text:p>
          </table:table-cell>
          <table:table-cell office:value-type="float" office:value="100.7">
            <text:p>100.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56.avi</text:p>
          </table:table-cell>
          <table:table-cell table:style-name="ce2" table:formula="of:=HYPERLINK([.A26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60.avi</text:p>
          </table:table-cell>
          <table:table-cell table:style-name="ce2" table:formula="of:=HYPERLINK([.A267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46.avi</text:p>
          </table:table-cell>
          <table:table-cell table:style-name="ce2" table:formula="of:=HYPERLINK([.A26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51.avi</text:p>
          </table:table-cell>
          <table:table-cell table:style-name="ce2" table:formula="of:=HYPERLINK([.A268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50.avi</text:p>
          </table:table-cell>
          <table:table-cell table:style-name="ce2" table:formula="of:=HYPERLINK([.A26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61.avi</text:p>
          </table:table-cell>
          <table:table-cell table:style-name="ce2" table:formula="of:=HYPERLINK([.A2683];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58.avi</text:p>
          </table:table-cell>
          <table:table-cell table:style-name="ce2" table:formula="of:=HYPERLINK([.A2684]; &quot;View Now&quot;)" office:value-type="string" office:string-value="View Now">
            <text:p>View Now</text:p>
          </table:table-cell>
          <table:table-cell office:value-type="string">
            <text:p>video/avi</text:p>
          </table:table-cell>
          <table:table-cell office:value-type="float" office:value="0.333333">
            <text:p>0.3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57.avi</text:p>
          </table:table-cell>
          <table:table-cell table:style-name="ce2" table:formula="of:=HYPERLINK([.A268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49.avi</text:p>
          </table:table-cell>
          <table:table-cell table:style-name="ce2" table:formula="of:=HYPERLINK([.A268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59.avi</text:p>
          </table:table-cell>
          <table:table-cell table:style-name="ce2" table:formula="of:=HYPERLINK([.A26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55.avi</text:p>
          </table:table-cell>
          <table:table-cell table:style-name="ce2" table:formula="of:=HYPERLINK([.A26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53.avi</text:p>
          </table:table-cell>
          <table:table-cell table:style-name="ce2" table:formula="of:=HYPERLINK([.A26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52.avi</text:p>
          </table:table-cell>
          <table:table-cell table:style-name="ce2" table:formula="of:=HYPERLINK([.A26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48.avi</text:p>
          </table:table-cell>
          <table:table-cell table:style-name="ce2" table:formula="of:=HYPERLINK([.A26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54.avi</text:p>
          </table:table-cell>
          <table:table-cell table:style-name="ce2" table:formula="of:=HYPERLINK([.A269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66.avi</text:p>
          </table:table-cell>
          <table:table-cell table:style-name="ce2" table:formula="of:=HYPERLINK([.A2693]; &quot;View Now&quot;)" office:value-type="string" office:string-value="View Now">
            <text:p>View Now</text:p>
          </table:table-cell>
          <table:table-cell office:value-type="string">
            <text:p>video/avi</text:p>
          </table:table-cell>
          <table:table-cell table:number-columns-repeated="6"/>
          <table:table-cell table:style-name="ce6"/>
          <table:table-cell table:number-columns-repeated="1014"/>
        </table:table-row>
        <table:table-row table:style-name="ro2">
          <table:table-cell office:value-type="string">
            <text:p>https://www.justice.gov/epstein/files/DataSet%209/EFTA00280568.avi</text:p>
          </table:table-cell>
          <table:table-cell table:style-name="ce2" table:formula="of:=HYPERLINK([.A2694]; &quot;View Now&quot;)" office:value-type="string" office:string-value="View Now">
            <text:p>View Now</text:p>
          </table:table-cell>
          <table:table-cell office:value-type="string">
            <text:p>video/avi</text:p>
          </table:table-cell>
          <table:table-cell table:number-columns-repeated="6"/>
          <table:table-cell table:style-name="ce6"/>
          <table:table-cell table:number-columns-repeated="1014"/>
        </table:table-row>
        <table:table-row table:style-name="ro2">
          <table:table-cell office:value-type="string">
            <text:p>https://www.justice.gov/epstein/files/DataSet%209/EFTA00280574.avi</text:p>
          </table:table-cell>
          <table:table-cell table:style-name="ce2" table:formula="of:=HYPERLINK([.A2695]; &quot;View Now&quot;)" office:value-type="string" office:string-value="View Now">
            <text:p>View Now</text:p>
          </table:table-cell>
          <table:table-cell office:value-type="string">
            <text:p>video/avi</text:p>
          </table:table-cell>
          <table:table-cell table:number-columns-repeated="6"/>
          <table:table-cell table:style-name="ce6"/>
          <table:table-cell table:number-columns-repeated="1014"/>
        </table:table-row>
        <table:table-row table:style-name="ro2">
          <table:table-cell office:value-type="string">
            <text:p>https://www.justice.gov/epstein/files/DataSet%209/EFTA00280564.avi</text:p>
          </table:table-cell>
          <table:table-cell table:style-name="ce2" table:formula="of:=HYPERLINK([.A2696]; &quot;View Now&quot;)" office:value-type="string" office:string-value="View Now">
            <text:p>View Now</text:p>
          </table:table-cell>
          <table:table-cell office:value-type="string">
            <text:p>video/avi</text:p>
          </table:table-cell>
          <table:table-cell table:number-columns-repeated="6"/>
          <table:table-cell table:style-name="ce6"/>
          <table:table-cell table:number-columns-repeated="1014"/>
        </table:table-row>
        <table:table-row table:style-name="ro2">
          <table:table-cell office:value-type="string">
            <text:p>https://www.justice.gov/epstein/files/DataSet%209/EFTA00280565.avi</text:p>
          </table:table-cell>
          <table:table-cell table:style-name="ce2" table:formula="of:=HYPERLINK([.A2697]; &quot;View Now&quot;)" office:value-type="string" office:string-value="View Now">
            <text:p>View Now</text:p>
          </table:table-cell>
          <table:table-cell office:value-type="string">
            <text:p>video/avi</text:p>
          </table:table-cell>
          <table:table-cell office:value-type="float" office:value="0.666667">
            <text:p>0.6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63.avi</text:p>
          </table:table-cell>
          <table:table-cell table:style-name="ce2" table:formula="of:=HYPERLINK([.A2698];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62.avi</text:p>
          </table:table-cell>
          <table:table-cell table:style-name="ce2" table:formula="of:=HYPERLINK([.A26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71.avi</text:p>
          </table:table-cell>
          <table:table-cell table:style-name="ce2" table:formula="of:=HYPERLINK([.A2700]; &quot;View Now&quot;)" office:value-type="string" office:string-value="View Now">
            <text:p>View Now</text:p>
          </table:table-cell>
          <table:table-cell office:value-type="string">
            <text:p>video/avi</text:p>
          </table:table-cell>
          <table:table-cell table:number-columns-repeated="6"/>
          <table:table-cell table:style-name="ce6"/>
          <table:table-cell table:number-columns-repeated="1014"/>
        </table:table-row>
        <table:table-row table:style-name="ro2">
          <table:table-cell office:value-type="string">
            <text:p>https://www.justice.gov/epstein/files/DataSet%209/EFTA00280573.avi</text:p>
          </table:table-cell>
          <table:table-cell table:style-name="ce2" table:formula="of:=HYPERLINK([.A2701]; &quot;View Now&quot;)" office:value-type="string" office:string-value="View Now">
            <text:p>View Now</text:p>
          </table:table-cell>
          <table:table-cell office:value-type="string">
            <text:p>video/avi</text:p>
          </table:table-cell>
          <table:table-cell table:number-columns-repeated="6"/>
          <table:table-cell table:style-name="ce6"/>
          <table:table-cell table:number-columns-repeated="1014"/>
        </table:table-row>
        <table:table-row table:style-name="ro2">
          <table:table-cell office:value-type="string">
            <text:p>https://www.justice.gov/epstein/files/DataSet%209/EFTA00280572.avi</text:p>
          </table:table-cell>
          <table:table-cell table:style-name="ce2" table:formula="of:=HYPERLINK([.A2702]; &quot;View Now&quot;)" office:value-type="string" office:string-value="View Now">
            <text:p>View Now</text:p>
          </table:table-cell>
          <table:table-cell office:value-type="string">
            <text:p>video/avi</text:p>
          </table:table-cell>
          <table:table-cell table:number-columns-repeated="6"/>
          <table:table-cell table:style-name="ce6"/>
          <table:table-cell table:number-columns-repeated="1014"/>
        </table:table-row>
        <table:table-row table:style-name="ro2">
          <table:table-cell office:value-type="string">
            <text:p>https://www.justice.gov/epstein/files/DataSet%209/EFTA00280567.avi</text:p>
          </table:table-cell>
          <table:table-cell table:style-name="ce2" table:formula="of:=HYPERLINK([.A2703]; &quot;View Now&quot;)" office:value-type="string" office:string-value="View Now">
            <text:p>View Now</text:p>
          </table:table-cell>
          <table:table-cell office:value-type="string">
            <text:p>video/avi</text:p>
          </table:table-cell>
          <table:table-cell table:number-columns-repeated="6"/>
          <table:table-cell table:style-name="ce6"/>
          <table:table-cell table:number-columns-repeated="1014"/>
        </table:table-row>
        <table:table-row table:style-name="ro2">
          <table:table-cell office:value-type="string">
            <text:p>https://www.justice.gov/epstein/files/DataSet%209/EFTA00280569.avi</text:p>
          </table:table-cell>
          <table:table-cell table:style-name="ce2" table:formula="of:=HYPERLINK([.A2704]; &quot;View Now&quot;)" office:value-type="string" office:string-value="View Now">
            <text:p>View Now</text:p>
          </table:table-cell>
          <table:table-cell office:value-type="string">
            <text:p>video/avi</text:p>
          </table:table-cell>
          <table:table-cell table:number-columns-repeated="6"/>
          <table:table-cell table:style-name="ce6"/>
          <table:table-cell table:number-columns-repeated="1014"/>
        </table:table-row>
        <table:table-row table:style-name="ro2">
          <table:table-cell office:value-type="string">
            <text:p>https://www.justice.gov/epstein/files/DataSet%209/EFTA00280575.avi</text:p>
          </table:table-cell>
          <table:table-cell table:style-name="ce2" table:formula="of:=HYPERLINK([.A2705]; &quot;View Now&quot;)" office:value-type="string" office:string-value="View Now">
            <text:p>View Now</text:p>
          </table:table-cell>
          <table:table-cell office:value-type="string">
            <text:p>video/avi</text:p>
          </table:table-cell>
          <table:table-cell table:number-columns-repeated="6"/>
          <table:table-cell table:style-name="ce6"/>
          <table:table-cell table:number-columns-repeated="1014"/>
        </table:table-row>
        <table:table-row table:style-name="ro2">
          <table:table-cell office:value-type="string">
            <text:p>https://www.justice.gov/epstein/files/DataSet%209/EFTA00280578.avi</text:p>
          </table:table-cell>
          <table:table-cell table:style-name="ce2" table:formula="of:=HYPERLINK([.A2706]; &quot;View Now&quot;)" office:value-type="string" office:string-value="View Now">
            <text:p>View Now</text:p>
          </table:table-cell>
          <table:table-cell office:value-type="string">
            <text:p>video/avi</text:p>
          </table:table-cell>
          <table:table-cell table:number-columns-repeated="6"/>
          <table:table-cell table:style-name="ce6"/>
          <table:table-cell table:number-columns-repeated="1014"/>
        </table:table-row>
        <table:table-row table:style-name="ro2">
          <table:table-cell office:value-type="string">
            <text:p>https://www.justice.gov/epstein/files/DataSet%209/EFTA00280576.avi</text:p>
          </table:table-cell>
          <table:table-cell table:style-name="ce2" table:formula="of:=HYPERLINK([.A2707]; &quot;View Now&quot;)" office:value-type="string" office:string-value="View Now">
            <text:p>View Now</text:p>
          </table:table-cell>
          <table:table-cell office:value-type="string">
            <text:p>video/avi</text:p>
          </table:table-cell>
          <table:table-cell table:number-columns-repeated="6"/>
          <table:table-cell table:style-name="ce6"/>
          <table:table-cell table:number-columns-repeated="1014"/>
        </table:table-row>
        <table:table-row table:style-name="ro2">
          <table:table-cell office:value-type="string">
            <text:p>https://www.justice.gov/epstein/files/DataSet%209/EFTA00280570.avi</text:p>
          </table:table-cell>
          <table:table-cell table:style-name="ce2" table:formula="of:=HYPERLINK([.A2708]; &quot;View Now&quot;)" office:value-type="string" office:string-value="View Now">
            <text:p>View Now</text:p>
          </table:table-cell>
          <table:table-cell office:value-type="string">
            <text:p>video/avi</text:p>
          </table:table-cell>
          <table:table-cell table:number-columns-repeated="6"/>
          <table:table-cell table:style-name="ce6"/>
          <table:table-cell table:number-columns-repeated="1014"/>
        </table:table-row>
        <table:table-row table:style-name="ro2">
          <table:table-cell office:value-type="string">
            <text:p>https://www.justice.gov/epstein/files/DataSet%209/EFTA00280582.avi</text:p>
          </table:table-cell>
          <table:table-cell table:style-name="ce2" table:formula="of:=HYPERLINK([.A2709]; &quot;View Now&quot;)" office:value-type="string" office:string-value="View Now">
            <text:p>View Now</text:p>
          </table:table-cell>
          <table:table-cell office:value-type="string">
            <text:p>video/avi</text:p>
          </table:table-cell>
          <table:table-cell table:number-columns-repeated="6"/>
          <table:table-cell table:style-name="ce6"/>
          <table:table-cell table:number-columns-repeated="1014"/>
        </table:table-row>
        <table:table-row table:style-name="ro2">
          <table:table-cell office:value-type="string">
            <text:p>https://www.justice.gov/epstein/files/DataSet%209/EFTA00280580.avi</text:p>
          </table:table-cell>
          <table:table-cell table:style-name="ce2" table:formula="of:=HYPERLINK([.A2710]; &quot;View Now&quot;)" office:value-type="string" office:string-value="View Now">
            <text:p>View Now</text:p>
          </table:table-cell>
          <table:table-cell office:value-type="string">
            <text:p>video/avi</text:p>
          </table:table-cell>
          <table:table-cell table:number-columns-repeated="6"/>
          <table:table-cell table:style-name="ce6"/>
          <table:table-cell table:number-columns-repeated="1014"/>
        </table:table-row>
        <table:table-row table:style-name="ro2">
          <table:table-cell office:value-type="string">
            <text:p>https://www.justice.gov/epstein/files/DataSet%209/EFTA00280584.avi</text:p>
          </table:table-cell>
          <table:table-cell table:style-name="ce2" table:formula="of:=HYPERLINK([.A2711]; &quot;View Now&quot;)" office:value-type="string" office:string-value="View Now">
            <text:p>View Now</text:p>
          </table:table-cell>
          <table:table-cell office:value-type="string">
            <text:p>video/avi</text:p>
          </table:table-cell>
          <table:table-cell table:number-columns-repeated="6"/>
          <table:table-cell table:style-name="ce6"/>
          <table:table-cell table:number-columns-repeated="1014"/>
        </table:table-row>
        <table:table-row table:style-name="ro2">
          <table:table-cell office:value-type="string">
            <text:p>https://www.justice.gov/epstein/files/DataSet%209/EFTA00280577.avi</text:p>
          </table:table-cell>
          <table:table-cell table:style-name="ce2" table:formula="of:=HYPERLINK([.A2712]; &quot;View Now&quot;)" office:value-type="string" office:string-value="View Now">
            <text:p>View Now</text:p>
          </table:table-cell>
          <table:table-cell office:value-type="string">
            <text:p>video/avi</text:p>
          </table:table-cell>
          <table:table-cell table:number-columns-repeated="6"/>
          <table:table-cell table:style-name="ce6"/>
          <table:table-cell table:number-columns-repeated="1014"/>
        </table:table-row>
        <table:table-row table:style-name="ro2">
          <table:table-cell office:value-type="string">
            <text:p>https://www.justice.gov/epstein/files/DataSet%209/EFTA00280581.avi</text:p>
          </table:table-cell>
          <table:table-cell table:style-name="ce2" table:formula="of:=HYPERLINK([.A2713]; &quot;View Now&quot;)" office:value-type="string" office:string-value="View Now">
            <text:p>View Now</text:p>
          </table:table-cell>
          <table:table-cell office:value-type="string">
            <text:p>video/avi</text:p>
          </table:table-cell>
          <table:table-cell table:number-columns-repeated="6"/>
          <table:table-cell table:style-name="ce6"/>
          <table:table-cell table:number-columns-repeated="1014"/>
        </table:table-row>
        <table:table-row table:style-name="ro2">
          <table:table-cell office:value-type="string">
            <text:p>https://www.justice.gov/epstein/files/DataSet%209/EFTA00280585.avi</text:p>
          </table:table-cell>
          <table:table-cell table:style-name="ce2" table:formula="of:=HYPERLINK([.A271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87.avi</text:p>
          </table:table-cell>
          <table:table-cell table:style-name="ce2" table:formula="of:=HYPERLINK([.A271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79.avi</text:p>
          </table:table-cell>
          <table:table-cell table:style-name="ce2" table:formula="of:=HYPERLINK([.A2716]; &quot;View Now&quot;)" office:value-type="string" office:string-value="View Now">
            <text:p>View Now</text:p>
          </table:table-cell>
          <table:table-cell office:value-type="string">
            <text:p>video/avi</text:p>
          </table:table-cell>
          <table:table-cell table:number-columns-repeated="6"/>
          <table:table-cell table:style-name="ce6"/>
          <table:table-cell table:number-columns-repeated="1014"/>
        </table:table-row>
        <table:table-row table:style-name="ro2">
          <table:table-cell office:value-type="string">
            <text:p>https://www.justice.gov/epstein/files/DataSet%209/EFTA00280583.avi</text:p>
          </table:table-cell>
          <table:table-cell table:style-name="ce2" table:formula="of:=HYPERLINK([.A2717]; &quot;View Now&quot;)" office:value-type="string" office:string-value="View Now">
            <text:p>View Now</text:p>
          </table:table-cell>
          <table:table-cell office:value-type="string">
            <text:p>video/avi</text:p>
          </table:table-cell>
          <table:table-cell table:number-columns-repeated="6"/>
          <table:table-cell table:style-name="ce6"/>
          <table:table-cell table:number-columns-repeated="1014"/>
        </table:table-row>
        <table:table-row table:style-name="ro2">
          <table:table-cell office:value-type="string">
            <text:p>https://www.justice.gov/epstein/files/DataSet%209/EFTA00280586.avi</text:p>
          </table:table-cell>
          <table:table-cell table:style-name="ce2" table:formula="of:=HYPERLINK([.A271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94.avi</text:p>
          </table:table-cell>
          <table:table-cell table:style-name="ce2" table:formula="of:=HYPERLINK([.A27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91.avi</text:p>
          </table:table-cell>
          <table:table-cell table:style-name="ce2" table:formula="of:=HYPERLINK([.A2720];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98.avi</text:p>
          </table:table-cell>
          <table:table-cell table:style-name="ce2" table:formula="of:=HYPERLINK([.A27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89.avi</text:p>
          </table:table-cell>
          <table:table-cell table:style-name="ce2" table:formula="of:=HYPERLINK([.A27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97.avi</text:p>
          </table:table-cell>
          <table:table-cell table:style-name="ce2" table:formula="of:=HYPERLINK([.A27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88.avi</text:p>
          </table:table-cell>
          <table:table-cell table:style-name="ce2" table:formula="of:=HYPERLINK([.A2724]; &quot;View Now&quot;)" office:value-type="string" office:string-value="View Now">
            <text:p>View Now</text:p>
          </table:table-cell>
          <table:table-cell office:value-type="string">
            <text:p>video/avi</text:p>
          </table:table-cell>
          <table:table-cell office:value-type="float" office:value="0.866667">
            <text:p>0.8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90.avi</text:p>
          </table:table-cell>
          <table:table-cell table:style-name="ce2" table:formula="of:=HYPERLINK([.A27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96.avi</text:p>
          </table:table-cell>
          <table:table-cell table:style-name="ce2" table:formula="of:=HYPERLINK([.A272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92.avi</text:p>
          </table:table-cell>
          <table:table-cell table:style-name="ce2" table:formula="of:=HYPERLINK([.A27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93.avi</text:p>
          </table:table-cell>
          <table:table-cell table:style-name="ce2" table:formula="of:=HYPERLINK([.A27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95.avi</text:p>
          </table:table-cell>
          <table:table-cell table:style-name="ce2" table:formula="of:=HYPERLINK([.A27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599.avi</text:p>
          </table:table-cell>
          <table:table-cell table:style-name="ce2" table:formula="of:=HYPERLINK([.A27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00.avi</text:p>
          </table:table-cell>
          <table:table-cell table:style-name="ce2" table:formula="of:=HYPERLINK([.A27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03.avi</text:p>
          </table:table-cell>
          <table:table-cell table:style-name="ce2" table:formula="of:=HYPERLINK([.A27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02.avi</text:p>
          </table:table-cell>
          <table:table-cell table:style-name="ce2" table:formula="of:=HYPERLINK([.A27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01.avi</text:p>
          </table:table-cell>
          <table:table-cell table:style-name="ce2" table:formula="of:=HYPERLINK([.A27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06.avi</text:p>
          </table:table-cell>
          <table:table-cell table:style-name="ce2" table:formula="of:=HYPERLINK([.A27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04.avi</text:p>
          </table:table-cell>
          <table:table-cell table:style-name="ce2" table:formula="of:=HYPERLINK([.A273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05.avi</text:p>
          </table:table-cell>
          <table:table-cell table:style-name="ce2" table:formula="of:=HYPERLINK([.A273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09.avi</text:p>
          </table:table-cell>
          <table:table-cell table:style-name="ce2" table:formula="of:=HYPERLINK([.A2738];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13.avi</text:p>
          </table:table-cell>
          <table:table-cell table:style-name="ce2" table:formula="of:=HYPERLINK([.A27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11.avi</text:p>
          </table:table-cell>
          <table:table-cell table:style-name="ce2" table:formula="of:=HYPERLINK([.A2740]; &quot;View Now&quot;)" office:value-type="string" office:string-value="View Now">
            <text:p>View Now</text:p>
          </table:table-cell>
          <table:table-cell office:value-type="string">
            <text:p>video/avi</text:p>
          </table:table-cell>
          <table:table-cell office:value-type="float" office:value="0.233333">
            <text:p>0.2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14.avi</text:p>
          </table:table-cell>
          <table:table-cell table:style-name="ce2" table:formula="of:=HYPERLINK([.A274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08.avi</text:p>
          </table:table-cell>
          <table:table-cell table:style-name="ce2" table:formula="of:=HYPERLINK([.A2742]; &quot;View Now&quot;)" office:value-type="string" office:string-value="View Now">
            <text:p>View Now</text:p>
          </table:table-cell>
          <table:table-cell office:value-type="string">
            <text:p>video/avi</text:p>
          </table:table-cell>
          <table:table-cell office:value-type="float" office:value="111">
            <text:p>111</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07.avi</text:p>
          </table:table-cell>
          <table:table-cell table:style-name="ce2" table:formula="of:=HYPERLINK([.A274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10.avi</text:p>
          </table:table-cell>
          <table:table-cell table:style-name="ce2" table:formula="of:=HYPERLINK([.A27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12.avi</text:p>
          </table:table-cell>
          <table:table-cell table:style-name="ce2" table:formula="of:=HYPERLINK([.A2745];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17.avi</text:p>
          </table:table-cell>
          <table:table-cell table:style-name="ce2" table:formula="of:=HYPERLINK([.A27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20.avi</text:p>
          </table:table-cell>
          <table:table-cell table:style-name="ce2" table:formula="of:=HYPERLINK([.A274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15.avi</text:p>
          </table:table-cell>
          <table:table-cell table:style-name="ce2" table:formula="of:=HYPERLINK([.A274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19.avi</text:p>
          </table:table-cell>
          <table:table-cell table:style-name="ce2" table:formula="of:=HYPERLINK([.A274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22.avi</text:p>
          </table:table-cell>
          <table:table-cell table:style-name="ce2" table:formula="of:=HYPERLINK([.A275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16.avi</text:p>
          </table:table-cell>
          <table:table-cell table:style-name="ce2" table:formula="of:=HYPERLINK([.A2751]; &quot;View Now&quot;)" office:value-type="string" office:string-value="View Now">
            <text:p>View Now</text:p>
          </table:table-cell>
          <table:table-cell office:value-type="string">
            <text:p>video/avi</text:p>
          </table:table-cell>
          <table:table-cell office:value-type="float" office:value="0.4">
            <text:p>0.4</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24.avi</text:p>
          </table:table-cell>
          <table:table-cell table:style-name="ce2" table:formula="of:=HYPERLINK([.A27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18.avi</text:p>
          </table:table-cell>
          <table:table-cell table:style-name="ce2" table:formula="of:=HYPERLINK([.A2753]; &quot;View Now&quot;)" office:value-type="string" office:string-value="View Now">
            <text:p>View Now</text:p>
          </table:table-cell>
          <table:table-cell office:value-type="string">
            <text:p>video/avi</text:p>
          </table:table-cell>
          <table:table-cell office:value-type="float" office:value="0.866667">
            <text:p>0.8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23.avi</text:p>
          </table:table-cell>
          <table:table-cell table:style-name="ce2" table:formula="of:=HYPERLINK([.A275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25.avi</text:p>
          </table:table-cell>
          <table:table-cell table:style-name="ce2" table:formula="of:=HYPERLINK([.A2755];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26.avi</text:p>
          </table:table-cell>
          <table:table-cell table:style-name="ce2" table:formula="of:=HYPERLINK([.A275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21.avi</text:p>
          </table:table-cell>
          <table:table-cell table:style-name="ce2" table:formula="of:=HYPERLINK([.A275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27.avi</text:p>
          </table:table-cell>
          <table:table-cell table:style-name="ce2" table:formula="of:=HYPERLINK([.A275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30.avi</text:p>
          </table:table-cell>
          <table:table-cell table:style-name="ce2" table:formula="of:=HYPERLINK([.A275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31.avi</text:p>
          </table:table-cell>
          <table:table-cell table:style-name="ce2" table:formula="of:=HYPERLINK([.A276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35.avi</text:p>
          </table:table-cell>
          <table:table-cell table:style-name="ce2" table:formula="of:=HYPERLINK([.A276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28.avi</text:p>
          </table:table-cell>
          <table:table-cell table:style-name="ce2" table:formula="of:=HYPERLINK([.A276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33.avi</text:p>
          </table:table-cell>
          <table:table-cell table:style-name="ce2" table:formula="of:=HYPERLINK([.A276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34.avi</text:p>
          </table:table-cell>
          <table:table-cell table:style-name="ce2" table:formula="of:=HYPERLINK([.A2764];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32.avi</text:p>
          </table:table-cell>
          <table:table-cell table:style-name="ce2" table:formula="of:=HYPERLINK([.A27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29.avi</text:p>
          </table:table-cell>
          <table:table-cell table:style-name="ce2" table:formula="of:=HYPERLINK([.A276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36.avi</text:p>
          </table:table-cell>
          <table:table-cell table:style-name="ce2" table:formula="of:=HYPERLINK([.A276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40.avi</text:p>
          </table:table-cell>
          <table:table-cell table:style-name="ce2" table:formula="of:=HYPERLINK([.A276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39.avi</text:p>
          </table:table-cell>
          <table:table-cell table:style-name="ce2" table:formula="of:=HYPERLINK([.A2769]; &quot;View Now&quot;)" office:value-type="string" office:string-value="View Now">
            <text:p>View Now</text:p>
          </table:table-cell>
          <table:table-cell office:value-type="string">
            <text:p>video/avi</text:p>
          </table:table-cell>
          <table:table-cell office:value-type="float" office:value="0.4">
            <text:p>0.4</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37.avi</text:p>
          </table:table-cell>
          <table:table-cell table:style-name="ce2" table:formula="of:=HYPERLINK([.A277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38.avi</text:p>
          </table:table-cell>
          <table:table-cell table:style-name="ce2" table:formula="of:=HYPERLINK([.A2771]; &quot;View Now&quot;)" office:value-type="string" office:string-value="View Now">
            <text:p>View Now</text:p>
          </table:table-cell>
          <table:table-cell office:value-type="string">
            <text:p>video/avi</text:p>
          </table:table-cell>
          <table:table-cell office:value-type="float" office:value="0.666667">
            <text:p>0.6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46.avi</text:p>
          </table:table-cell>
          <table:table-cell table:style-name="ce2" table:formula="of:=HYPERLINK([.A277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42.avi</text:p>
          </table:table-cell>
          <table:table-cell table:style-name="ce2" table:formula="of:=HYPERLINK([.A277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41.avi</text:p>
          </table:table-cell>
          <table:table-cell table:style-name="ce2" table:formula="of:=HYPERLINK([.A277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44.avi</text:p>
          </table:table-cell>
          <table:table-cell table:style-name="ce2" table:formula="of:=HYPERLINK([.A27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45.avi</text:p>
          </table:table-cell>
          <table:table-cell table:style-name="ce2" table:formula="of:=HYPERLINK([.A27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51.avi</text:p>
          </table:table-cell>
          <table:table-cell table:style-name="ce2" table:formula="of:=HYPERLINK([.A2777]; &quot;View Now&quot;)" office:value-type="string" office:string-value="View Now">
            <text:p>View Now</text:p>
          </table:table-cell>
          <table:table-cell office:value-type="string">
            <text:p>video/avi</text:p>
          </table:table-cell>
          <table:table-cell office:value-type="float" office:value="95.533333">
            <text:p>95.5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48.avi</text:p>
          </table:table-cell>
          <table:table-cell table:style-name="ce2" table:formula="of:=HYPERLINK([.A27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52.avi</text:p>
          </table:table-cell>
          <table:table-cell table:style-name="ce2" table:formula="of:=HYPERLINK([.A2779]; &quot;View Now&quot;)" office:value-type="string" office:string-value="View Now">
            <text:p>View Now</text:p>
          </table:table-cell>
          <table:table-cell office:value-type="string">
            <text:p>video/avi</text:p>
          </table:table-cell>
          <table:table-cell office:value-type="float" office:value="98.766667">
            <text:p>98.7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43.avi</text:p>
          </table:table-cell>
          <table:table-cell table:style-name="ce2" table:formula="of:=HYPERLINK([.A27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54.avi</text:p>
          </table:table-cell>
          <table:table-cell table:style-name="ce2" table:formula="of:=HYPERLINK([.A278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47.avi</text:p>
          </table:table-cell>
          <table:table-cell table:style-name="ce2" table:formula="of:=HYPERLINK([.A27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49.avi</text:p>
          </table:table-cell>
          <table:table-cell table:style-name="ce2" table:formula="of:=HYPERLINK([.A27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50.avi</text:p>
          </table:table-cell>
          <table:table-cell table:style-name="ce2" table:formula="of:=HYPERLINK([.A278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58.avi</text:p>
          </table:table-cell>
          <table:table-cell table:style-name="ce2" table:formula="of:=HYPERLINK([.A278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53.avi</text:p>
          </table:table-cell>
          <table:table-cell table:style-name="ce2" table:formula="of:=HYPERLINK([.A27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61.avi</text:p>
          </table:table-cell>
          <table:table-cell table:style-name="ce2" table:formula="of:=HYPERLINK([.A278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59.avi</text:p>
          </table:table-cell>
          <table:table-cell table:style-name="ce2" table:formula="of:=HYPERLINK([.A278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60.avi</text:p>
          </table:table-cell>
          <table:table-cell table:style-name="ce2" table:formula="of:=HYPERLINK([.A2789]; &quot;View Now&quot;)" office:value-type="string" office:string-value="View Now">
            <text:p>View Now</text:p>
          </table:table-cell>
          <table:table-cell office:value-type="string">
            <text:p>video/avi</text:p>
          </table:table-cell>
          <table:table-cell office:value-type="float" office:value="0.333333">
            <text:p>0.3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57.avi</text:p>
          </table:table-cell>
          <table:table-cell table:style-name="ce2" table:formula="of:=HYPERLINK([.A2790]; &quot;View Now&quot;)" office:value-type="string" office:string-value="View Now">
            <text:p>View Now</text:p>
          </table:table-cell>
          <table:table-cell office:value-type="string">
            <text:p>video/avi</text:p>
          </table:table-cell>
          <table:table-cell office:value-type="float" office:value="65.766667">
            <text:p>65.7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64.avi</text:p>
          </table:table-cell>
          <table:table-cell table:style-name="ce2" table:formula="of:=HYPERLINK([.A2791];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56.avi</text:p>
          </table:table-cell>
          <table:table-cell table:style-name="ce2" table:formula="of:=HYPERLINK([.A279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55.avi</text:p>
          </table:table-cell>
          <table:table-cell table:style-name="ce2" table:formula="of:=HYPERLINK([.A279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62.avi</text:p>
          </table:table-cell>
          <table:table-cell table:style-name="ce2" table:formula="of:=HYPERLINK([.A2794]; &quot;View Now&quot;)" office:value-type="string" office:string-value="View Now">
            <text:p>View Now</text:p>
          </table:table-cell>
          <table:table-cell office:value-type="string">
            <text:p>video/avi</text:p>
          </table:table-cell>
          <table:table-cell office:value-type="float" office:value="0.766667">
            <text:p>0.7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65.avi</text:p>
          </table:table-cell>
          <table:table-cell table:style-name="ce2" table:formula="of:=HYPERLINK([.A27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63.avi</text:p>
          </table:table-cell>
          <table:table-cell table:style-name="ce2" table:formula="of:=HYPERLINK([.A27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67.avi</text:p>
          </table:table-cell>
          <table:table-cell table:style-name="ce2" table:formula="of:=HYPERLINK([.A279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70.avi</text:p>
          </table:table-cell>
          <table:table-cell table:style-name="ce2" table:formula="of:=HYPERLINK([.A27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71.avi</text:p>
          </table:table-cell>
          <table:table-cell table:style-name="ce2" table:formula="of:=HYPERLINK([.A2799]; &quot;View Now&quot;)" office:value-type="string" office:string-value="View Now">
            <text:p>View Now</text:p>
          </table:table-cell>
          <table:table-cell office:value-type="string">
            <text:p>video/avi</text:p>
          </table:table-cell>
          <table:table-cell office:value-type="float" office:value="114.066667">
            <text:p>114.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72.avi</text:p>
          </table:table-cell>
          <table:table-cell table:style-name="ce2" table:formula="of:=HYPERLINK([.A2800];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66.avi</text:p>
          </table:table-cell>
          <table:table-cell table:style-name="ce2" table:formula="of:=HYPERLINK([.A2801]; &quot;View Now&quot;)" office:value-type="string" office:string-value="View Now">
            <text:p>View Now</text:p>
          </table:table-cell>
          <table:table-cell office:value-type="string">
            <text:p>video/avi</text:p>
          </table:table-cell>
          <table:table-cell office:value-type="float" office:value="0.466667">
            <text:p>0.4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77.avi</text:p>
          </table:table-cell>
          <table:table-cell table:style-name="ce2" table:formula="of:=HYPERLINK([.A280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69.avi</text:p>
          </table:table-cell>
          <table:table-cell table:style-name="ce2" table:formula="of:=HYPERLINK([.A280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73.avi</text:p>
          </table:table-cell>
          <table:table-cell table:style-name="ce2" table:formula="of:=HYPERLINK([.A2804]; &quot;View Now&quot;)" office:value-type="string" office:string-value="View Now">
            <text:p>View Now</text:p>
          </table:table-cell>
          <table:table-cell office:value-type="string">
            <text:p>video/avi</text:p>
          </table:table-cell>
          <table:table-cell table:number-columns-repeated="6"/>
          <table:table-cell table:style-name="ce6"/>
          <table:table-cell table:number-columns-repeated="1014"/>
        </table:table-row>
        <table:table-row table:style-name="ro2">
          <table:table-cell office:value-type="string">
            <text:p>https://www.justice.gov/epstein/files/DataSet%209/EFTA00280675.avi</text:p>
          </table:table-cell>
          <table:table-cell table:style-name="ce2" table:formula="of:=HYPERLINK([.A2805]; &quot;View Now&quot;)" office:value-type="string" office:string-value="View Now">
            <text:p>View Now</text:p>
          </table:table-cell>
          <table:table-cell office:value-type="string">
            <text:p>video/avi</text:p>
          </table:table-cell>
          <table:table-cell office:value-type="float" office:value="0.6">
            <text:p>0.6</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80.avi</text:p>
          </table:table-cell>
          <table:table-cell table:style-name="ce2" table:formula="of:=HYPERLINK([.A280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78.avi</text:p>
          </table:table-cell>
          <table:table-cell table:style-name="ce2" table:formula="of:=HYPERLINK([.A2807]; &quot;View Now&quot;)" office:value-type="string" office:string-value="View Now">
            <text:p>View Now</text:p>
          </table:table-cell>
          <table:table-cell office:value-type="string">
            <text:p>video/avi</text:p>
          </table:table-cell>
          <table:table-cell office:value-type="float" office:value="0.433333">
            <text:p>0.4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76.avi</text:p>
          </table:table-cell>
          <table:table-cell table:style-name="ce2" table:formula="of:=HYPERLINK([.A2808]; &quot;View Now&quot;)" office:value-type="string" office:string-value="View Now">
            <text:p>View Now</text:p>
          </table:table-cell>
          <table:table-cell office:value-type="string">
            <text:p>video/avi</text:p>
          </table:table-cell>
          <table:table-cell office:value-type="float" office:value="109.333333">
            <text:p>109.3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79.avi</text:p>
          </table:table-cell>
          <table:table-cell table:style-name="ce2" table:formula="of:=HYPERLINK([.A2809];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81.avi</text:p>
          </table:table-cell>
          <table:table-cell table:style-name="ce2" table:formula="of:=HYPERLINK([.A2810]; &quot;View Now&quot;)" office:value-type="string" office:string-value="View Now">
            <text:p>View Now</text:p>
          </table:table-cell>
          <table:table-cell office:value-type="string">
            <text:p>video/avi</text:p>
          </table:table-cell>
          <table:table-cell office:value-type="float" office:value="0.6">
            <text:p>0.6</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84.avi</text:p>
          </table:table-cell>
          <table:table-cell table:style-name="ce2" table:formula="of:=HYPERLINK([.A281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85.avi</text:p>
          </table:table-cell>
          <table:table-cell table:style-name="ce2" table:formula="of:=HYPERLINK([.A2812]; &quot;View Now&quot;)" office:value-type="string" office:string-value="View Now">
            <text:p>View Now</text:p>
          </table:table-cell>
          <table:table-cell office:value-type="string">
            <text:p>video/avi</text:p>
          </table:table-cell>
          <table:table-cell office:value-type="float" office:value="0.4">
            <text:p>0.4</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82.avi</text:p>
          </table:table-cell>
          <table:table-cell table:style-name="ce2" table:formula="of:=HYPERLINK([.A2813]; &quot;View Now&quot;)" office:value-type="string" office:string-value="View Now">
            <text:p>View Now</text:p>
          </table:table-cell>
          <table:table-cell office:value-type="string">
            <text:p>video/avi</text:p>
          </table:table-cell>
          <table:table-cell office:value-type="float" office:value="0.333333">
            <text:p>0.3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74.avi</text:p>
          </table:table-cell>
          <table:table-cell table:style-name="ce2" table:formula="of:=HYPERLINK([.A2814]; &quot;View Now&quot;)" office:value-type="string" office:string-value="View Now">
            <text:p>View Now</text:p>
          </table:table-cell>
          <table:table-cell office:value-type="string">
            <text:p>video/avi</text:p>
          </table:table-cell>
          <table:table-cell table:number-columns-repeated="6"/>
          <table:table-cell table:style-name="ce6"/>
          <table:table-cell table:number-columns-repeated="1014"/>
        </table:table-row>
        <table:table-row table:style-name="ro2">
          <table:table-cell office:value-type="string">
            <text:p>https://www.justice.gov/epstein/files/DataSet%209/EFTA00280683.avi</text:p>
          </table:table-cell>
          <table:table-cell table:style-name="ce2" table:formula="of:=HYPERLINK([.A2815]; &quot;View Now&quot;)" office:value-type="string" office:string-value="View Now">
            <text:p>View Now</text:p>
          </table:table-cell>
          <table:table-cell office:value-type="string">
            <text:p>video/avi</text:p>
          </table:table-cell>
          <table:table-cell office:value-type="float" office:value="0.6">
            <text:p>0.6</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89.avi</text:p>
          </table:table-cell>
          <table:table-cell table:style-name="ce2" table:formula="of:=HYPERLINK([.A281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87.avi</text:p>
          </table:table-cell>
          <table:table-cell table:style-name="ce2" table:formula="of:=HYPERLINK([.A281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68.avi</text:p>
          </table:table-cell>
          <table:table-cell table:style-name="ce2" table:formula="of:=HYPERLINK([.A28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88.avi</text:p>
          </table:table-cell>
          <table:table-cell table:style-name="ce2" table:formula="of:=HYPERLINK([.A2819]; &quot;View Now&quot;)" office:value-type="string" office:string-value="View Now">
            <text:p>View Now</text:p>
          </table:table-cell>
          <table:table-cell office:value-type="string">
            <text:p>video/avi</text:p>
          </table:table-cell>
          <table:table-cell office:value-type="float" office:value="100.7">
            <text:p>100.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86.avi</text:p>
          </table:table-cell>
          <table:table-cell table:style-name="ce2" table:formula="of:=HYPERLINK([.A2820];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93.avi</text:p>
          </table:table-cell>
          <table:table-cell table:style-name="ce2" table:formula="of:=HYPERLINK([.A282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94.avi</text:p>
          </table:table-cell>
          <table:table-cell table:style-name="ce2" table:formula="of:=HYPERLINK([.A282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98.avi</text:p>
          </table:table-cell>
          <table:table-cell table:style-name="ce2" table:formula="of:=HYPERLINK([.A282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96.avi</text:p>
          </table:table-cell>
          <table:table-cell table:style-name="ce2" table:formula="of:=HYPERLINK([.A282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91.avi</text:p>
          </table:table-cell>
          <table:table-cell table:style-name="ce2" table:formula="of:=HYPERLINK([.A282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92.avi</text:p>
          </table:table-cell>
          <table:table-cell table:style-name="ce2" table:formula="of:=HYPERLINK([.A282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90.avi</text:p>
          </table:table-cell>
          <table:table-cell table:style-name="ce2" table:formula="of:=HYPERLINK([.A282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95.avi</text:p>
          </table:table-cell>
          <table:table-cell table:style-name="ce2" table:formula="of:=HYPERLINK([.A282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03.avi</text:p>
          </table:table-cell>
          <table:table-cell table:style-name="ce2" table:formula="of:=HYPERLINK([.A2829]; &quot;View Now&quot;)" office:value-type="string" office:string-value="View Now">
            <text:p>View Now</text:p>
          </table:table-cell>
          <table:table-cell office:value-type="string">
            <text:p>video/avi</text:p>
          </table:table-cell>
          <table:table-cell office:value-type="float" office:value="0.733333">
            <text:p>0.7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97.avi</text:p>
          </table:table-cell>
          <table:table-cell table:style-name="ce2" table:formula="of:=HYPERLINK([.A28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699.avi</text:p>
          </table:table-cell>
          <table:table-cell table:style-name="ce2" table:formula="of:=HYPERLINK([.A2831]; &quot;View Now&quot;)" office:value-type="string" office:string-value="View Now">
            <text:p>View Now</text:p>
          </table:table-cell>
          <table:table-cell office:value-type="string">
            <text:p>video/avi</text:p>
          </table:table-cell>
          <table:table-cell office:value-type="float" office:value="0.266667">
            <text:p>0.2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04.avi</text:p>
          </table:table-cell>
          <table:table-cell table:style-name="ce2" table:formula="of:=HYPERLINK([.A28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05.avi</text:p>
          </table:table-cell>
          <table:table-cell table:style-name="ce2" table:formula="of:=HYPERLINK([.A283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02.avi</text:p>
          </table:table-cell>
          <table:table-cell table:style-name="ce2" table:formula="of:=HYPERLINK([.A283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00.avi</text:p>
          </table:table-cell>
          <table:table-cell table:style-name="ce2" table:formula="of:=HYPERLINK([.A283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07.avi</text:p>
          </table:table-cell>
          <table:table-cell table:style-name="ce2" table:formula="of:=HYPERLINK([.A2836]; &quot;View Now&quot;)" office:value-type="string" office:string-value="View Now">
            <text:p>View Now</text:p>
          </table:table-cell>
          <table:table-cell office:value-type="string">
            <text:p>video/avi</text:p>
          </table:table-cell>
          <table:table-cell office:value-type="float" office:value="0.733333">
            <text:p>0.7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10.avi</text:p>
          </table:table-cell>
          <table:table-cell table:style-name="ce2" table:formula="of:=HYPERLINK([.A283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08.avi</text:p>
          </table:table-cell>
          <table:table-cell table:style-name="ce2" table:formula="of:=HYPERLINK([.A283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01.avi</text:p>
          </table:table-cell>
          <table:table-cell table:style-name="ce2" table:formula="of:=HYPERLINK([.A2839]; &quot;View Now&quot;)" office:value-type="string" office:string-value="View Now">
            <text:p>View Now</text:p>
          </table:table-cell>
          <table:table-cell office:value-type="string">
            <text:p>video/avi</text:p>
          </table:table-cell>
          <table:table-cell office:value-type="float" office:value="0.666667">
            <text:p>0.6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12.avi</text:p>
          </table:table-cell>
          <table:table-cell table:style-name="ce2" table:formula="of:=HYPERLINK([.A28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09.avi</text:p>
          </table:table-cell>
          <table:table-cell table:style-name="ce2" table:formula="of:=HYPERLINK([.A2841]; &quot;View Now&quot;)" office:value-type="string" office:string-value="View Now">
            <text:p>View Now</text:p>
          </table:table-cell>
          <table:table-cell office:value-type="string">
            <text:p>video/avi</text:p>
          </table:table-cell>
          <table:table-cell office:value-type="float" office:value="54.466667">
            <text:p>54.4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15.avi</text:p>
          </table:table-cell>
          <table:table-cell table:style-name="ce2" table:formula="of:=HYPERLINK([.A28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14.avi</text:p>
          </table:table-cell>
          <table:table-cell table:style-name="ce2" table:formula="of:=HYPERLINK([.A28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06.avi</text:p>
          </table:table-cell>
          <table:table-cell table:style-name="ce2" table:formula="of:=HYPERLINK([.A284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18.avi</text:p>
          </table:table-cell>
          <table:table-cell table:style-name="ce2" table:formula="of:=HYPERLINK([.A28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17.avi</text:p>
          </table:table-cell>
          <table:table-cell table:style-name="ce2" table:formula="of:=HYPERLINK([.A2846]; &quot;View Now&quot;)" office:value-type="string" office:string-value="View Now">
            <text:p>View Now</text:p>
          </table:table-cell>
          <table:table-cell office:value-type="string">
            <text:p>video/avi</text:p>
          </table:table-cell>
          <table:table-cell office:value-type="float" office:value="0.333333">
            <text:p>0.3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20.avi</text:p>
          </table:table-cell>
          <table:table-cell table:style-name="ce2" table:formula="of:=HYPERLINK([.A284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13.avi</text:p>
          </table:table-cell>
          <table:table-cell table:style-name="ce2" table:formula="of:=HYPERLINK([.A284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21.avi</text:p>
          </table:table-cell>
          <table:table-cell table:style-name="ce2" table:formula="of:=HYPERLINK([.A284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22.avi</text:p>
          </table:table-cell>
          <table:table-cell table:style-name="ce2" table:formula="of:=HYPERLINK([.A285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16.avi</text:p>
          </table:table-cell>
          <table:table-cell table:style-name="ce2" table:formula="of:=HYPERLINK([.A2851]; &quot;View Now&quot;)" office:value-type="string" office:string-value="View Now">
            <text:p>View Now</text:p>
          </table:table-cell>
          <table:table-cell office:value-type="string">
            <text:p>video/avi</text:p>
          </table:table-cell>
          <table:table-cell office:value-type="float" office:value="17">
            <text:p>1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11.avi</text:p>
          </table:table-cell>
          <table:table-cell table:style-name="ce2" table:formula="of:=HYPERLINK([.A2852];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24.avi</text:p>
          </table:table-cell>
          <table:table-cell table:style-name="ce2" table:formula="of:=HYPERLINK([.A2853]; &quot;View Now&quot;)" office:value-type="string" office:string-value="View Now">
            <text:p>View Now</text:p>
          </table:table-cell>
          <table:table-cell office:value-type="string">
            <text:p>video/avi</text:p>
          </table:table-cell>
          <table:table-cell office:value-type="float" office:value="0.466667">
            <text:p>0.4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19.avi</text:p>
          </table:table-cell>
          <table:table-cell table:style-name="ce2" table:formula="of:=HYPERLINK([.A2854]; &quot;View Now&quot;)" office:value-type="string" office:string-value="View Now">
            <text:p>View Now</text:p>
          </table:table-cell>
          <table:table-cell office:value-type="string">
            <text:p>video/avi</text:p>
          </table:table-cell>
          <table:table-cell office:value-type="float" office:value="0.3">
            <text:p>0.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28.avi</text:p>
          </table:table-cell>
          <table:table-cell table:style-name="ce2" table:formula="of:=HYPERLINK([.A285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27.avi</text:p>
          </table:table-cell>
          <table:table-cell table:style-name="ce2" table:formula="of:=HYPERLINK([.A2856]; &quot;View Now&quot;)" office:value-type="string" office:string-value="View Now">
            <text:p>View Now</text:p>
          </table:table-cell>
          <table:table-cell office:value-type="string">
            <text:p>video/avi</text:p>
          </table:table-cell>
          <table:table-cell office:value-type="float" office:value="0.333333">
            <text:p>0.3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23.avi</text:p>
          </table:table-cell>
          <table:table-cell table:style-name="ce2" table:formula="of:=HYPERLINK([.A2857]; &quot;View Now&quot;)" office:value-type="string" office:string-value="View Now">
            <text:p>View Now</text:p>
          </table:table-cell>
          <table:table-cell office:value-type="string">
            <text:p>video/avi</text:p>
          </table:table-cell>
          <table:table-cell office:value-type="float" office:value="99.866667">
            <text:p>99.8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30.avi</text:p>
          </table:table-cell>
          <table:table-cell table:style-name="ce2" table:formula="of:=HYPERLINK([.A285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26.avi</text:p>
          </table:table-cell>
          <table:table-cell table:style-name="ce2" table:formula="of:=HYPERLINK([.A2859]; &quot;View Now&quot;)" office:value-type="string" office:string-value="View Now">
            <text:p>View Now</text:p>
          </table:table-cell>
          <table:table-cell office:value-type="string">
            <text:p>video/avi</text:p>
          </table:table-cell>
          <table:table-cell office:value-type="float" office:value="51.433333">
            <text:p>51.4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25.avi</text:p>
          </table:table-cell>
          <table:table-cell table:style-name="ce2" table:formula="of:=HYPERLINK([.A28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29.avi</text:p>
          </table:table-cell>
          <table:table-cell table:style-name="ce2" table:formula="of:=HYPERLINK([.A2861];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33.avi</text:p>
          </table:table-cell>
          <table:table-cell table:style-name="ce2" table:formula="of:=HYPERLINK([.A2862]; &quot;View Now&quot;)" office:value-type="string" office:string-value="View Now">
            <text:p>View Now</text:p>
          </table:table-cell>
          <table:table-cell office:value-type="string">
            <text:p>video/avi</text:p>
          </table:table-cell>
          <table:table-cell office:value-type="float" office:value="4.866667">
            <text:p>4.8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38.avi</text:p>
          </table:table-cell>
          <table:table-cell table:style-name="ce2" table:formula="of:=HYPERLINK([.A2863]; &quot;View Now&quot;)" office:value-type="string" office:string-value="View Now">
            <text:p>View Now</text:p>
          </table:table-cell>
          <table:table-cell office:value-type="string">
            <text:p>video/avi</text:p>
          </table:table-cell>
          <table:table-cell office:value-type="float" office:value="1.8">
            <text:p>1.8</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31.avi</text:p>
          </table:table-cell>
          <table:table-cell table:style-name="ce2" table:formula="of:=HYPERLINK([.A2864]; &quot;View Now&quot;)" office:value-type="string" office:string-value="View Now">
            <text:p>View Now</text:p>
          </table:table-cell>
          <table:table-cell office:value-type="string">
            <text:p>video/avi</text:p>
          </table:table-cell>
          <table:table-cell office:value-type="float" office:value="0.266667">
            <text:p>0.2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32.avi</text:p>
          </table:table-cell>
          <table:table-cell table:style-name="ce2" table:formula="of:=HYPERLINK([.A286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34.avi</text:p>
          </table:table-cell>
          <table:table-cell table:style-name="ce2" table:formula="of:=HYPERLINK([.A2866];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36.avi</text:p>
          </table:table-cell>
          <table:table-cell table:style-name="ce2" table:formula="of:=HYPERLINK([.A28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35.avi</text:p>
          </table:table-cell>
          <table:table-cell table:style-name="ce2" table:formula="of:=HYPERLINK([.A2868];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37.avi</text:p>
          </table:table-cell>
          <table:table-cell table:style-name="ce2" table:formula="of:=HYPERLINK([.A2869];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39.avi</text:p>
          </table:table-cell>
          <table:table-cell table:style-name="ce2" table:formula="of:=HYPERLINK([.A2870]; &quot;View Now&quot;)" office:value-type="string" office:string-value="View Now">
            <text:p>View Now</text:p>
          </table:table-cell>
          <table:table-cell office:value-type="string">
            <text:p>video/avi</text:p>
          </table:table-cell>
          <table:table-cell office:value-type="float" office:value="0.633333">
            <text:p>0.6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40.avi</text:p>
          </table:table-cell>
          <table:table-cell table:style-name="ce2" table:formula="of:=HYPERLINK([.A2871];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41.avi</text:p>
          </table:table-cell>
          <table:table-cell table:style-name="ce2" table:formula="of:=HYPERLINK([.A2872];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42.avi</text:p>
          </table:table-cell>
          <table:table-cell table:style-name="ce2" table:formula="of:=HYPERLINK([.A287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43.avi</text:p>
          </table:table-cell>
          <table:table-cell table:style-name="ce2" table:formula="of:=HYPERLINK([.A287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51.avi</text:p>
          </table:table-cell>
          <table:table-cell table:style-name="ce2" table:formula="of:=HYPERLINK([.A287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48.avi</text:p>
          </table:table-cell>
          <table:table-cell table:style-name="ce2" table:formula="of:=HYPERLINK([.A287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44.avi</text:p>
          </table:table-cell>
          <table:table-cell table:style-name="ce2" table:formula="of:=HYPERLINK([.A287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45.avi</text:p>
          </table:table-cell>
          <table:table-cell table:style-name="ce2" table:formula="of:=HYPERLINK([.A2878]; &quot;View Now&quot;)" office:value-type="string" office:string-value="View Now">
            <text:p>View Now</text:p>
          </table:table-cell>
          <table:table-cell office:value-type="string">
            <text:p>video/avi</text:p>
          </table:table-cell>
          <table:table-cell office:value-type="float" office:value="0.466667">
            <text:p>0.4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46.avi</text:p>
          </table:table-cell>
          <table:table-cell table:style-name="ce2" table:formula="of:=HYPERLINK([.A2879]; &quot;View Now&quot;)" office:value-type="string" office:string-value="View Now">
            <text:p>View Now</text:p>
          </table:table-cell>
          <table:table-cell office:value-type="string">
            <text:p>video/avi</text:p>
          </table:table-cell>
          <table:table-cell table:number-columns-repeated="6"/>
          <table:table-cell table:style-name="ce6"/>
          <table:table-cell table:number-columns-repeated="1014"/>
        </table:table-row>
        <table:table-row table:style-name="ro2">
          <table:table-cell office:value-type="string">
            <text:p>https://www.justice.gov/epstein/files/DataSet%209/EFTA00280750.avi</text:p>
          </table:table-cell>
          <table:table-cell table:style-name="ce2" table:formula="of:=HYPERLINK([.A2880]; &quot;View Now&quot;)" office:value-type="string" office:string-value="View Now">
            <text:p>View Now</text:p>
          </table:table-cell>
          <table:table-cell office:value-type="string">
            <text:p>video/avi</text:p>
          </table:table-cell>
          <table:table-cell table:number-columns-repeated="6"/>
          <table:table-cell table:style-name="ce6"/>
          <table:table-cell table:number-columns-repeated="1014"/>
        </table:table-row>
        <table:table-row table:style-name="ro2">
          <table:table-cell office:value-type="string">
            <text:p>https://www.justice.gov/epstein/files/DataSet%209/EFTA00280755.avi</text:p>
          </table:table-cell>
          <table:table-cell table:style-name="ce2" table:formula="of:=HYPERLINK([.A28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49.avi</text:p>
          </table:table-cell>
          <table:table-cell table:style-name="ce2" table:formula="of:=HYPERLINK([.A288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56.avi</text:p>
          </table:table-cell>
          <table:table-cell table:style-name="ce2" table:formula="of:=HYPERLINK([.A28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47.avi</text:p>
          </table:table-cell>
          <table:table-cell table:style-name="ce2" table:formula="of:=HYPERLINK([.A288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53.avi</text:p>
          </table:table-cell>
          <table:table-cell table:style-name="ce2" table:formula="of:=HYPERLINK([.A288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52.avi</text:p>
          </table:table-cell>
          <table:table-cell table:style-name="ce2" table:formula="of:=HYPERLINK([.A28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61.avi</text:p>
          </table:table-cell>
          <table:table-cell table:style-name="ce2" table:formula="of:=HYPERLINK([.A288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58.avi</text:p>
          </table:table-cell>
          <table:table-cell table:style-name="ce2" table:formula="of:=HYPERLINK([.A288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62.avi</text:p>
          </table:table-cell>
          <table:table-cell table:style-name="ce2" table:formula="of:=HYPERLINK([.A28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63.avi</text:p>
          </table:table-cell>
          <table:table-cell table:style-name="ce2" table:formula="of:=HYPERLINK([.A28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59.avi</text:p>
          </table:table-cell>
          <table:table-cell table:style-name="ce2" table:formula="of:=HYPERLINK([.A289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57.avi</text:p>
          </table:table-cell>
          <table:table-cell table:style-name="ce2" table:formula="of:=HYPERLINK([.A28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54.avi</text:p>
          </table:table-cell>
          <table:table-cell table:style-name="ce2" table:formula="of:=HYPERLINK([.A2893]; &quot;View Now&quot;)" office:value-type="string" office:string-value="View Now">
            <text:p>View Now</text:p>
          </table:table-cell>
          <table:table-cell office:value-type="string">
            <text:p>video/avi</text:p>
          </table:table-cell>
          <table:table-cell office:value-type="float" office:value="0.733333">
            <text:p>0.7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60.avi</text:p>
          </table:table-cell>
          <table:table-cell table:style-name="ce2" table:formula="of:=HYPERLINK([.A28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67.avi</text:p>
          </table:table-cell>
          <table:table-cell table:style-name="ce2" table:formula="of:=HYPERLINK([.A28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64.avi</text:p>
          </table:table-cell>
          <table:table-cell table:style-name="ce2" table:formula="of:=HYPERLINK([.A28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71.avi</text:p>
          </table:table-cell>
          <table:table-cell table:style-name="ce2" table:formula="of:=HYPERLINK([.A289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68.avi</text:p>
          </table:table-cell>
          <table:table-cell table:style-name="ce2" table:formula="of:=HYPERLINK([.A28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65.avi</text:p>
          </table:table-cell>
          <table:table-cell table:style-name="ce2" table:formula="of:=HYPERLINK([.A289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72.avi</text:p>
          </table:table-cell>
          <table:table-cell table:style-name="ce2" table:formula="of:=HYPERLINK([.A29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66.avi</text:p>
          </table:table-cell>
          <table:table-cell table:style-name="ce2" table:formula="of:=HYPERLINK([.A290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74.avi</text:p>
          </table:table-cell>
          <table:table-cell table:style-name="ce2" table:formula="of:=HYPERLINK([.A290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78.avi</text:p>
          </table:table-cell>
          <table:table-cell table:style-name="ce2" table:formula="of:=HYPERLINK([.A29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69.avi</text:p>
          </table:table-cell>
          <table:table-cell table:style-name="ce2" table:formula="of:=HYPERLINK([.A290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70.avi</text:p>
          </table:table-cell>
          <table:table-cell table:style-name="ce2" table:formula="of:=HYPERLINK([.A290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73.avi</text:p>
          </table:table-cell>
          <table:table-cell table:style-name="ce2" table:formula="of:=HYPERLINK([.A2906]; &quot;View Now&quot;)" office:value-type="string" office:string-value="View Now">
            <text:p>View Now</text:p>
          </table:table-cell>
          <table:table-cell office:value-type="string">
            <text:p>video/avi</text:p>
          </table:table-cell>
          <table:table-cell office:value-type="float" office:value="0.166667">
            <text:p>0.1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76.avi</text:p>
          </table:table-cell>
          <table:table-cell table:style-name="ce2" table:formula="of:=HYPERLINK([.A29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77.avi</text:p>
          </table:table-cell>
          <table:table-cell table:style-name="ce2" table:formula="of:=HYPERLINK([.A29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80.avi</text:p>
          </table:table-cell>
          <table:table-cell table:style-name="ce2" table:formula="of:=HYPERLINK([.A29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75.avi</text:p>
          </table:table-cell>
          <table:table-cell table:style-name="ce2" table:formula="of:=HYPERLINK([.A2910]; &quot;View Now&quot;)" office:value-type="string" office:string-value="View Now">
            <text:p>View Now</text:p>
          </table:table-cell>
          <table:table-cell office:value-type="string">
            <text:p>video/avi</text:p>
          </table:table-cell>
          <table:table-cell office:value-type="float" office:value="1.033333">
            <text:p>1.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82.avi</text:p>
          </table:table-cell>
          <table:table-cell table:style-name="ce2" table:formula="of:=HYPERLINK([.A29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79.avi</text:p>
          </table:table-cell>
          <table:table-cell table:style-name="ce2" table:formula="of:=HYPERLINK([.A2912];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88.avi</text:p>
          </table:table-cell>
          <table:table-cell table:style-name="ce2" table:formula="of:=HYPERLINK([.A291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84.avi</text:p>
          </table:table-cell>
          <table:table-cell table:style-name="ce2" table:formula="of:=HYPERLINK([.A29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89.avi</text:p>
          </table:table-cell>
          <table:table-cell table:style-name="ce2" table:formula="of:=HYPERLINK([.A29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81.avi</text:p>
          </table:table-cell>
          <table:table-cell table:style-name="ce2" table:formula="of:=HYPERLINK([.A29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90.avi</text:p>
          </table:table-cell>
          <table:table-cell table:style-name="ce2" table:formula="of:=HYPERLINK([.A291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83.avi</text:p>
          </table:table-cell>
          <table:table-cell table:style-name="ce2" table:formula="of:=HYPERLINK([.A291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85.avi</text:p>
          </table:table-cell>
          <table:table-cell table:style-name="ce2" table:formula="of:=HYPERLINK([.A291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91.avi</text:p>
          </table:table-cell>
          <table:table-cell table:style-name="ce2" table:formula="of:=HYPERLINK([.A29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86.avi</text:p>
          </table:table-cell>
          <table:table-cell table:style-name="ce2" table:formula="of:=HYPERLINK([.A2921];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92.avi</text:p>
          </table:table-cell>
          <table:table-cell table:style-name="ce2" table:formula="of:=HYPERLINK([.A292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87.avi</text:p>
          </table:table-cell>
          <table:table-cell table:style-name="ce2" table:formula="of:=HYPERLINK([.A29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93.avi</text:p>
          </table:table-cell>
          <table:table-cell table:style-name="ce2" table:formula="of:=HYPERLINK([.A292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98.avi</text:p>
          </table:table-cell>
          <table:table-cell table:style-name="ce2" table:formula="of:=HYPERLINK([.A29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97.avi</text:p>
          </table:table-cell>
          <table:table-cell table:style-name="ce2" table:formula="of:=HYPERLINK([.A292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99.avi</text:p>
          </table:table-cell>
          <table:table-cell table:style-name="ce2" table:formula="of:=HYPERLINK([.A29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94.avi</text:p>
          </table:table-cell>
          <table:table-cell table:style-name="ce2" table:formula="of:=HYPERLINK([.A292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96.avi</text:p>
          </table:table-cell>
          <table:table-cell table:style-name="ce2" table:formula="of:=HYPERLINK([.A29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04.avi</text:p>
          </table:table-cell>
          <table:table-cell table:style-name="ce2" table:formula="of:=HYPERLINK([.A29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00.avi</text:p>
          </table:table-cell>
          <table:table-cell table:style-name="ce2" table:formula="of:=HYPERLINK([.A29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795.avi</text:p>
          </table:table-cell>
          <table:table-cell table:style-name="ce2" table:formula="of:=HYPERLINK([.A2932]; &quot;View Now&quot;)" office:value-type="string" office:string-value="View Now">
            <text:p>View Now</text:p>
          </table:table-cell>
          <table:table-cell office:value-type="string">
            <text:p>video/avi</text:p>
          </table:table-cell>
          <table:table-cell office:value-type="float" office:value="2.066667">
            <text:p>2.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01.avi</text:p>
          </table:table-cell>
          <table:table-cell table:style-name="ce2" table:formula="of:=HYPERLINK([.A29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06.avi</text:p>
          </table:table-cell>
          <table:table-cell table:style-name="ce2" table:formula="of:=HYPERLINK([.A293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10.avi</text:p>
          </table:table-cell>
          <table:table-cell table:style-name="ce2" table:formula="of:=HYPERLINK([.A29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02.avi</text:p>
          </table:table-cell>
          <table:table-cell table:style-name="ce2" table:formula="of:=HYPERLINK([.A2936];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05.avi</text:p>
          </table:table-cell>
          <table:table-cell table:style-name="ce2" table:formula="of:=HYPERLINK([.A293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09.avi</text:p>
          </table:table-cell>
          <table:table-cell table:style-name="ce2" table:formula="of:=HYPERLINK([.A293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03.avi</text:p>
          </table:table-cell>
          <table:table-cell table:style-name="ce2" table:formula="of:=HYPERLINK([.A29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11.avi</text:p>
          </table:table-cell>
          <table:table-cell table:style-name="ce2" table:formula="of:=HYPERLINK([.A29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13.avi</text:p>
          </table:table-cell>
          <table:table-cell table:style-name="ce2" table:formula="of:=HYPERLINK([.A29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07.avi</text:p>
          </table:table-cell>
          <table:table-cell table:style-name="ce2" table:formula="of:=HYPERLINK([.A29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08.avi</text:p>
          </table:table-cell>
          <table:table-cell table:style-name="ce2" table:formula="of:=HYPERLINK([.A29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16.avi</text:p>
          </table:table-cell>
          <table:table-cell table:style-name="ce2" table:formula="of:=HYPERLINK([.A29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17.avi</text:p>
          </table:table-cell>
          <table:table-cell table:style-name="ce2" table:formula="of:=HYPERLINK([.A294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12.avi</text:p>
          </table:table-cell>
          <table:table-cell table:style-name="ce2" table:formula="of:=HYPERLINK([.A29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21.avi</text:p>
          </table:table-cell>
          <table:table-cell table:style-name="ce2" table:formula="of:=HYPERLINK([.A294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19.avi</text:p>
          </table:table-cell>
          <table:table-cell table:style-name="ce2" table:formula="of:=HYPERLINK([.A29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18.avi</text:p>
          </table:table-cell>
          <table:table-cell table:style-name="ce2" table:formula="of:=HYPERLINK([.A294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14.avi</text:p>
          </table:table-cell>
          <table:table-cell table:style-name="ce2" table:formula="of:=HYPERLINK([.A29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24.avi</text:p>
          </table:table-cell>
          <table:table-cell table:style-name="ce2" table:formula="of:=HYPERLINK([.A29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15.avi</text:p>
          </table:table-cell>
          <table:table-cell table:style-name="ce2" table:formula="of:=HYPERLINK([.A29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20.avi</text:p>
          </table:table-cell>
          <table:table-cell table:style-name="ce2" table:formula="of:=HYPERLINK([.A29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26.avi</text:p>
          </table:table-cell>
          <table:table-cell table:style-name="ce2" table:formula="of:=HYPERLINK([.A295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29.avi</text:p>
          </table:table-cell>
          <table:table-cell table:style-name="ce2" table:formula="of:=HYPERLINK([.A295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22.avi</text:p>
          </table:table-cell>
          <table:table-cell table:style-name="ce2" table:formula="of:=HYPERLINK([.A29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23.avi</text:p>
          </table:table-cell>
          <table:table-cell table:style-name="ce2" table:formula="of:=HYPERLINK([.A29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32.avi</text:p>
          </table:table-cell>
          <table:table-cell table:style-name="ce2" table:formula="of:=HYPERLINK([.A295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30.avi</text:p>
          </table:table-cell>
          <table:table-cell table:style-name="ce2" table:formula="of:=HYPERLINK([.A295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27.avi</text:p>
          </table:table-cell>
          <table:table-cell table:style-name="ce2" table:formula="of:=HYPERLINK([.A29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28.avi</text:p>
          </table:table-cell>
          <table:table-cell table:style-name="ce2" table:formula="of:=HYPERLINK([.A296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33.avi</text:p>
          </table:table-cell>
          <table:table-cell table:style-name="ce2" table:formula="of:=HYPERLINK([.A29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25.avi</text:p>
          </table:table-cell>
          <table:table-cell table:style-name="ce2" table:formula="of:=HYPERLINK([.A296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35.avi</text:p>
          </table:table-cell>
          <table:table-cell table:style-name="ce2" table:formula="of:=HYPERLINK([.A296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31.avi</text:p>
          </table:table-cell>
          <table:table-cell table:style-name="ce2" table:formula="of:=HYPERLINK([.A296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37.avi</text:p>
          </table:table-cell>
          <table:table-cell table:style-name="ce2" table:formula="of:=HYPERLINK([.A296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39.avi</text:p>
          </table:table-cell>
          <table:table-cell table:style-name="ce2" table:formula="of:=HYPERLINK([.A29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34.avi</text:p>
          </table:table-cell>
          <table:table-cell table:style-name="ce2" table:formula="of:=HYPERLINK([.A296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40.avi</text:p>
          </table:table-cell>
          <table:table-cell table:style-name="ce2" table:formula="of:=HYPERLINK([.A29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36.avi</text:p>
          </table:table-cell>
          <table:table-cell table:style-name="ce2" table:formula="of:=HYPERLINK([.A29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42.avi</text:p>
          </table:table-cell>
          <table:table-cell table:style-name="ce2" table:formula="of:=HYPERLINK([.A29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38.avi</text:p>
          </table:table-cell>
          <table:table-cell table:style-name="ce2" table:formula="of:=HYPERLINK([.A297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41.avi</text:p>
          </table:table-cell>
          <table:table-cell table:style-name="ce2" table:formula="of:=HYPERLINK([.A297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44.avi</text:p>
          </table:table-cell>
          <table:table-cell table:style-name="ce2" table:formula="of:=HYPERLINK([.A297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47.avi</text:p>
          </table:table-cell>
          <table:table-cell table:style-name="ce2" table:formula="of:=HYPERLINK([.A297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45.avi</text:p>
          </table:table-cell>
          <table:table-cell table:style-name="ce2" table:formula="of:=HYPERLINK([.A29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46.avi</text:p>
          </table:table-cell>
          <table:table-cell table:style-name="ce2" table:formula="of:=HYPERLINK([.A29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43.avi</text:p>
          </table:table-cell>
          <table:table-cell table:style-name="ce2" table:formula="of:=HYPERLINK([.A29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49.avi</text:p>
          </table:table-cell>
          <table:table-cell table:style-name="ce2" table:formula="of:=HYPERLINK([.A297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54.avi</text:p>
          </table:table-cell>
          <table:table-cell table:style-name="ce2" table:formula="of:=HYPERLINK([.A298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51.avi</text:p>
          </table:table-cell>
          <table:table-cell table:style-name="ce2" table:formula="of:=HYPERLINK([.A29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53.avi</text:p>
          </table:table-cell>
          <table:table-cell table:style-name="ce2" table:formula="of:=HYPERLINK([.A29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55.avi</text:p>
          </table:table-cell>
          <table:table-cell table:style-name="ce2" table:formula="of:=HYPERLINK([.A298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48.avi</text:p>
          </table:table-cell>
          <table:table-cell table:style-name="ce2" table:formula="of:=HYPERLINK([.A298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56.avi</text:p>
          </table:table-cell>
          <table:table-cell table:style-name="ce2" table:formula="of:=HYPERLINK([.A298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58.avi</text:p>
          </table:table-cell>
          <table:table-cell table:style-name="ce2" table:formula="of:=HYPERLINK([.A29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50.avi</text:p>
          </table:table-cell>
          <table:table-cell table:style-name="ce2" table:formula="of:=HYPERLINK([.A29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59.avi</text:p>
          </table:table-cell>
          <table:table-cell table:style-name="ce2" table:formula="of:=HYPERLINK([.A29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52.avi</text:p>
          </table:table-cell>
          <table:table-cell table:style-name="ce2" table:formula="of:=HYPERLINK([.A29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57.avi</text:p>
          </table:table-cell>
          <table:table-cell table:style-name="ce2" table:formula="of:=HYPERLINK([.A29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63.avi</text:p>
          </table:table-cell>
          <table:table-cell table:style-name="ce2" table:formula="of:=HYPERLINK([.A29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61.avi</text:p>
          </table:table-cell>
          <table:table-cell table:style-name="ce2" table:formula="of:=HYPERLINK([.A299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60.avi</text:p>
          </table:table-cell>
          <table:table-cell table:style-name="ce2" table:formula="of:=HYPERLINK([.A299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64.avi</text:p>
          </table:table-cell>
          <table:table-cell table:style-name="ce2" table:formula="of:=HYPERLINK([.A29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68.avi</text:p>
          </table:table-cell>
          <table:table-cell table:style-name="ce2" table:formula="of:=HYPERLINK([.A29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62.avi</text:p>
          </table:table-cell>
          <table:table-cell table:style-name="ce2" table:formula="of:=HYPERLINK([.A29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71.avi</text:p>
          </table:table-cell>
          <table:table-cell table:style-name="ce2" table:formula="of:=HYPERLINK([.A29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72.avi</text:p>
          </table:table-cell>
          <table:table-cell table:style-name="ce2" table:formula="of:=HYPERLINK([.A2998];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65.avi</text:p>
          </table:table-cell>
          <table:table-cell table:style-name="ce2" table:formula="of:=HYPERLINK([.A29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66.avi</text:p>
          </table:table-cell>
          <table:table-cell table:style-name="ce2" table:formula="of:=HYPERLINK([.A30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67.avi</text:p>
          </table:table-cell>
          <table:table-cell table:style-name="ce2" table:formula="of:=HYPERLINK([.A30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74.avi</text:p>
          </table:table-cell>
          <table:table-cell table:style-name="ce2" table:formula="of:=HYPERLINK([.A30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76.avi</text:p>
          </table:table-cell>
          <table:table-cell table:style-name="ce2" table:formula="of:=HYPERLINK([.A300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75.avi</text:p>
          </table:table-cell>
          <table:table-cell table:style-name="ce2" table:formula="of:=HYPERLINK([.A300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73.avi</text:p>
          </table:table-cell>
          <table:table-cell table:style-name="ce2" table:formula="of:=HYPERLINK([.A300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69.avi</text:p>
          </table:table-cell>
          <table:table-cell table:style-name="ce2" table:formula="of:=HYPERLINK([.A30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77.avi</text:p>
          </table:table-cell>
          <table:table-cell table:style-name="ce2" table:formula="of:=HYPERLINK([.A30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70.avi</text:p>
          </table:table-cell>
          <table:table-cell table:style-name="ce2" table:formula="of:=HYPERLINK([.A300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78.avi</text:p>
          </table:table-cell>
          <table:table-cell table:style-name="ce2" table:formula="of:=HYPERLINK([.A300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81.avi</text:p>
          </table:table-cell>
          <table:table-cell table:style-name="ce2" table:formula="of:=HYPERLINK([.A30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79.avi</text:p>
          </table:table-cell>
          <table:table-cell table:style-name="ce2" table:formula="of:=HYPERLINK([.A3011];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80.avi</text:p>
          </table:table-cell>
          <table:table-cell table:style-name="ce2" table:formula="of:=HYPERLINK([.A30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85.avi</text:p>
          </table:table-cell>
          <table:table-cell table:style-name="ce2" table:formula="of:=HYPERLINK([.A30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83.avi</text:p>
          </table:table-cell>
          <table:table-cell table:style-name="ce2" table:formula="of:=HYPERLINK([.A30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86.avi</text:p>
          </table:table-cell>
          <table:table-cell table:style-name="ce2" table:formula="of:=HYPERLINK([.A30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82.avi</text:p>
          </table:table-cell>
          <table:table-cell table:style-name="ce2" table:formula="of:=HYPERLINK([.A30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89.avi</text:p>
          </table:table-cell>
          <table:table-cell table:style-name="ce2" table:formula="of:=HYPERLINK([.A301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91.avi</text:p>
          </table:table-cell>
          <table:table-cell table:style-name="ce2" table:formula="of:=HYPERLINK([.A30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87.avi</text:p>
          </table:table-cell>
          <table:table-cell table:style-name="ce2" table:formula="of:=HYPERLINK([.A30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94.avi</text:p>
          </table:table-cell>
          <table:table-cell table:style-name="ce2" table:formula="of:=HYPERLINK([.A302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84.avi</text:p>
          </table:table-cell>
          <table:table-cell table:style-name="ce2" table:formula="of:=HYPERLINK([.A3021];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93.avi</text:p>
          </table:table-cell>
          <table:table-cell table:style-name="ce2" table:formula="of:=HYPERLINK([.A30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90.avi</text:p>
          </table:table-cell>
          <table:table-cell table:style-name="ce2" table:formula="of:=HYPERLINK([.A30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92.avi</text:p>
          </table:table-cell>
          <table:table-cell table:style-name="ce2" table:formula="of:=HYPERLINK([.A30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96.avi</text:p>
          </table:table-cell>
          <table:table-cell table:style-name="ce2" table:formula="of:=HYPERLINK([.A302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88.avi</text:p>
          </table:table-cell>
          <table:table-cell table:style-name="ce2" table:formula="of:=HYPERLINK([.A30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98.avi</text:p>
          </table:table-cell>
          <table:table-cell table:style-name="ce2" table:formula="of:=HYPERLINK([.A30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95.avi</text:p>
          </table:table-cell>
          <table:table-cell table:style-name="ce2" table:formula="of:=HYPERLINK([.A302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99.avi</text:p>
          </table:table-cell>
          <table:table-cell table:style-name="ce2" table:formula="of:=HYPERLINK([.A30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02.avi</text:p>
          </table:table-cell>
          <table:table-cell table:style-name="ce2" table:formula="of:=HYPERLINK([.A30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897.avi</text:p>
          </table:table-cell>
          <table:table-cell table:style-name="ce2" table:formula="of:=HYPERLINK([.A30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06.avi</text:p>
          </table:table-cell>
          <table:table-cell table:style-name="ce2" table:formula="of:=HYPERLINK([.A30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04.avi</text:p>
          </table:table-cell>
          <table:table-cell table:style-name="ce2" table:formula="of:=HYPERLINK([.A30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03.avi</text:p>
          </table:table-cell>
          <table:table-cell table:style-name="ce2" table:formula="of:=HYPERLINK([.A30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01.avi</text:p>
          </table:table-cell>
          <table:table-cell table:style-name="ce2" table:formula="of:=HYPERLINK([.A303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00.avi</text:p>
          </table:table-cell>
          <table:table-cell table:style-name="ce2" table:formula="of:=HYPERLINK([.A303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05.avi</text:p>
          </table:table-cell>
          <table:table-cell table:style-name="ce2" table:formula="of:=HYPERLINK([.A303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09.avi</text:p>
          </table:table-cell>
          <table:table-cell table:style-name="ce2" table:formula="of:=HYPERLINK([.A30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11.avi</text:p>
          </table:table-cell>
          <table:table-cell table:style-name="ce2" table:formula="of:=HYPERLINK([.A30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08.avi</text:p>
          </table:table-cell>
          <table:table-cell table:style-name="ce2" table:formula="of:=HYPERLINK([.A304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07.avi</text:p>
          </table:table-cell>
          <table:table-cell table:style-name="ce2" table:formula="of:=HYPERLINK([.A304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10.avi</text:p>
          </table:table-cell>
          <table:table-cell table:style-name="ce2" table:formula="of:=HYPERLINK([.A30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12.avi</text:p>
          </table:table-cell>
          <table:table-cell table:style-name="ce2" table:formula="of:=HYPERLINK([.A30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18.avi</text:p>
          </table:table-cell>
          <table:table-cell table:style-name="ce2" table:formula="of:=HYPERLINK([.A30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15.avi</text:p>
          </table:table-cell>
          <table:table-cell table:style-name="ce2" table:formula="of:=HYPERLINK([.A3045];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13.avi</text:p>
          </table:table-cell>
          <table:table-cell table:style-name="ce2" table:formula="of:=HYPERLINK([.A30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14.avi</text:p>
          </table:table-cell>
          <table:table-cell table:style-name="ce2" table:formula="of:=HYPERLINK([.A304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17.avi</text:p>
          </table:table-cell>
          <table:table-cell table:style-name="ce2" table:formula="of:=HYPERLINK([.A30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16.avi</text:p>
          </table:table-cell>
          <table:table-cell table:style-name="ce2" table:formula="of:=HYPERLINK([.A304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22.avi</text:p>
          </table:table-cell>
          <table:table-cell table:style-name="ce2" table:formula="of:=HYPERLINK([.A30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21.avi</text:p>
          </table:table-cell>
          <table:table-cell table:style-name="ce2" table:formula="of:=HYPERLINK([.A30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19.avi</text:p>
          </table:table-cell>
          <table:table-cell table:style-name="ce2" table:formula="of:=HYPERLINK([.A30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23.avi</text:p>
          </table:table-cell>
          <table:table-cell table:style-name="ce2" table:formula="of:=HYPERLINK([.A30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27.avi</text:p>
          </table:table-cell>
          <table:table-cell table:style-name="ce2" table:formula="of:=HYPERLINK([.A305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20.avi</text:p>
          </table:table-cell>
          <table:table-cell table:style-name="ce2" table:formula="of:=HYPERLINK([.A305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26.avi</text:p>
          </table:table-cell>
          <table:table-cell table:style-name="ce2" table:formula="of:=HYPERLINK([.A30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25.avi</text:p>
          </table:table-cell>
          <table:table-cell table:style-name="ce2" table:formula="of:=HYPERLINK([.A305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30.avi</text:p>
          </table:table-cell>
          <table:table-cell table:style-name="ce2" table:formula="of:=HYPERLINK([.A305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31.avi</text:p>
          </table:table-cell>
          <table:table-cell table:style-name="ce2" table:formula="of:=HYPERLINK([.A30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29.avi</text:p>
          </table:table-cell>
          <table:table-cell table:style-name="ce2" table:formula="of:=HYPERLINK([.A30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24.avi</text:p>
          </table:table-cell>
          <table:table-cell table:style-name="ce2" table:formula="of:=HYPERLINK([.A30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28.avi</text:p>
          </table:table-cell>
          <table:table-cell table:style-name="ce2" table:formula="of:=HYPERLINK([.A30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34.avi</text:p>
          </table:table-cell>
          <table:table-cell table:style-name="ce2" table:formula="of:=HYPERLINK([.A30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32.avi</text:p>
          </table:table-cell>
          <table:table-cell table:style-name="ce2" table:formula="of:=HYPERLINK([.A30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36.avi</text:p>
          </table:table-cell>
          <table:table-cell table:style-name="ce2" table:formula="of:=HYPERLINK([.A3065];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40.avi</text:p>
          </table:table-cell>
          <table:table-cell table:style-name="ce2" table:formula="of:=HYPERLINK([.A30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35.avi</text:p>
          </table:table-cell>
          <table:table-cell table:style-name="ce2" table:formula="of:=HYPERLINK([.A30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37.avi</text:p>
          </table:table-cell>
          <table:table-cell table:style-name="ce2" table:formula="of:=HYPERLINK([.A306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38.avi</text:p>
          </table:table-cell>
          <table:table-cell table:style-name="ce2" table:formula="of:=HYPERLINK([.A30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33.avi</text:p>
          </table:table-cell>
          <table:table-cell table:style-name="ce2" table:formula="of:=HYPERLINK([.A30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43.avi</text:p>
          </table:table-cell>
          <table:table-cell table:style-name="ce2" table:formula="of:=HYPERLINK([.A307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39.avi</text:p>
          </table:table-cell>
          <table:table-cell table:style-name="ce2" table:formula="of:=HYPERLINK([.A3072];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45.avi</text:p>
          </table:table-cell>
          <table:table-cell table:style-name="ce2" table:formula="of:=HYPERLINK([.A307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44.avi</text:p>
          </table:table-cell>
          <table:table-cell table:style-name="ce2" table:formula="of:=HYPERLINK([.A307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41.avi</text:p>
          </table:table-cell>
          <table:table-cell table:style-name="ce2" table:formula="of:=HYPERLINK([.A307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46.avi</text:p>
          </table:table-cell>
          <table:table-cell table:style-name="ce2" table:formula="of:=HYPERLINK([.A30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42.avi</text:p>
          </table:table-cell>
          <table:table-cell table:style-name="ce2" table:formula="of:=HYPERLINK([.A307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47.avi</text:p>
          </table:table-cell>
          <table:table-cell table:style-name="ce2" table:formula="of:=HYPERLINK([.A30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51.avi</text:p>
          </table:table-cell>
          <table:table-cell table:style-name="ce2" table:formula="of:=HYPERLINK([.A30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50.avi</text:p>
          </table:table-cell>
          <table:table-cell table:style-name="ce2" table:formula="of:=HYPERLINK([.A30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49.avi</text:p>
          </table:table-cell>
          <table:table-cell table:style-name="ce2" table:formula="of:=HYPERLINK([.A308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53.avi</text:p>
          </table:table-cell>
          <table:table-cell table:style-name="ce2" table:formula="of:=HYPERLINK([.A30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55.avi</text:p>
          </table:table-cell>
          <table:table-cell table:style-name="ce2" table:formula="of:=HYPERLINK([.A30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59.avi</text:p>
          </table:table-cell>
          <table:table-cell table:style-name="ce2" table:formula="of:=HYPERLINK([.A308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48.avi</text:p>
          </table:table-cell>
          <table:table-cell table:style-name="ce2" table:formula="of:=HYPERLINK([.A30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52.avi</text:p>
          </table:table-cell>
          <table:table-cell table:style-name="ce2" table:formula="of:=HYPERLINK([.A30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54.avi</text:p>
          </table:table-cell>
          <table:table-cell table:style-name="ce2" table:formula="of:=HYPERLINK([.A30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57.avi</text:p>
          </table:table-cell>
          <table:table-cell table:style-name="ce2" table:formula="of:=HYPERLINK([.A308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56.avi</text:p>
          </table:table-cell>
          <table:table-cell table:style-name="ce2" table:formula="of:=HYPERLINK([.A30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60.avi</text:p>
          </table:table-cell>
          <table:table-cell table:style-name="ce2" table:formula="of:=HYPERLINK([.A30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58.avi</text:p>
          </table:table-cell>
          <table:table-cell table:style-name="ce2" table:formula="of:=HYPERLINK([.A30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61.avi</text:p>
          </table:table-cell>
          <table:table-cell table:style-name="ce2" table:formula="of:=HYPERLINK([.A30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62.avi</text:p>
          </table:table-cell>
          <table:table-cell table:style-name="ce2" table:formula="of:=HYPERLINK([.A309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68.avi</text:p>
          </table:table-cell>
          <table:table-cell table:style-name="ce2" table:formula="of:=HYPERLINK([.A309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66.avi</text:p>
          </table:table-cell>
          <table:table-cell table:style-name="ce2" table:formula="of:=HYPERLINK([.A30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64.avi</text:p>
          </table:table-cell>
          <table:table-cell table:style-name="ce2" table:formula="of:=HYPERLINK([.A309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63.avi</text:p>
          </table:table-cell>
          <table:table-cell table:style-name="ce2" table:formula="of:=HYPERLINK([.A30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69.avi</text:p>
          </table:table-cell>
          <table:table-cell table:style-name="ce2" table:formula="of:=HYPERLINK([.A30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72.avi</text:p>
          </table:table-cell>
          <table:table-cell table:style-name="ce2" table:formula="of:=HYPERLINK([.A30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71.avi</text:p>
          </table:table-cell>
          <table:table-cell table:style-name="ce2" table:formula="of:=HYPERLINK([.A31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67.avi</text:p>
          </table:table-cell>
          <table:table-cell table:style-name="ce2" table:formula="of:=HYPERLINK([.A31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70.avi</text:p>
          </table:table-cell>
          <table:table-cell table:style-name="ce2" table:formula="of:=HYPERLINK([.A310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65.avi</text:p>
          </table:table-cell>
          <table:table-cell table:style-name="ce2" table:formula="of:=HYPERLINK([.A310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75.avi</text:p>
          </table:table-cell>
          <table:table-cell table:style-name="ce2" table:formula="of:=HYPERLINK([.A310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74.avi</text:p>
          </table:table-cell>
          <table:table-cell table:style-name="ce2" table:formula="of:=HYPERLINK([.A31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73.avi</text:p>
          </table:table-cell>
          <table:table-cell table:style-name="ce2" table:formula="of:=HYPERLINK([.A31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77.avi</text:p>
          </table:table-cell>
          <table:table-cell table:style-name="ce2" table:formula="of:=HYPERLINK([.A310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78.avi</text:p>
          </table:table-cell>
          <table:table-cell table:style-name="ce2" table:formula="of:=HYPERLINK([.A31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80.avi</text:p>
          </table:table-cell>
          <table:table-cell table:style-name="ce2" table:formula="of:=HYPERLINK([.A310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81.avi</text:p>
          </table:table-cell>
          <table:table-cell table:style-name="ce2" table:formula="of:=HYPERLINK([.A31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83.avi</text:p>
          </table:table-cell>
          <table:table-cell table:style-name="ce2" table:formula="of:=HYPERLINK([.A31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76.avi</text:p>
          </table:table-cell>
          <table:table-cell table:style-name="ce2" table:formula="of:=HYPERLINK([.A31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89.avi</text:p>
          </table:table-cell>
          <table:table-cell table:style-name="ce2" table:formula="of:=HYPERLINK([.A31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79.avi</text:p>
          </table:table-cell>
          <table:table-cell table:style-name="ce2" table:formula="of:=HYPERLINK([.A311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84.avi</text:p>
          </table:table-cell>
          <table:table-cell table:style-name="ce2" table:formula="of:=HYPERLINK([.A31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86.avi</text:p>
          </table:table-cell>
          <table:table-cell table:style-name="ce2" table:formula="of:=HYPERLINK([.A31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87.avi</text:p>
          </table:table-cell>
          <table:table-cell table:style-name="ce2" table:formula="of:=HYPERLINK([.A31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88.avi</text:p>
          </table:table-cell>
          <table:table-cell table:style-name="ce2" table:formula="of:=HYPERLINK([.A31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82.avi</text:p>
          </table:table-cell>
          <table:table-cell table:style-name="ce2" table:formula="of:=HYPERLINK([.A311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85.avi</text:p>
          </table:table-cell>
          <table:table-cell table:style-name="ce2" table:formula="of:=HYPERLINK([.A31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92.avi</text:p>
          </table:table-cell>
          <table:table-cell table:style-name="ce2" table:formula="of:=HYPERLINK([.A31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91.avi</text:p>
          </table:table-cell>
          <table:table-cell table:style-name="ce2" table:formula="of:=HYPERLINK([.A31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94.avi</text:p>
          </table:table-cell>
          <table:table-cell table:style-name="ce2" table:formula="of:=HYPERLINK([.A3123];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93.avi</text:p>
          </table:table-cell>
          <table:table-cell table:style-name="ce2" table:formula="of:=HYPERLINK([.A31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90.avi</text:p>
          </table:table-cell>
          <table:table-cell table:style-name="ce2" table:formula="of:=HYPERLINK([.A31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99.avi</text:p>
          </table:table-cell>
          <table:table-cell table:style-name="ce2" table:formula="of:=HYPERLINK([.A312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97.avi</text:p>
          </table:table-cell>
          <table:table-cell table:style-name="ce2" table:formula="of:=HYPERLINK([.A3127];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95.avi</text:p>
          </table:table-cell>
          <table:table-cell table:style-name="ce2" table:formula="of:=HYPERLINK([.A31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02.avi</text:p>
          </table:table-cell>
          <table:table-cell table:style-name="ce2" table:formula="of:=HYPERLINK([.A31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01.avi</text:p>
          </table:table-cell>
          <table:table-cell table:style-name="ce2" table:formula="of:=HYPERLINK([.A31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96.avi</text:p>
          </table:table-cell>
          <table:table-cell table:style-name="ce2" table:formula="of:=HYPERLINK([.A31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00.avi</text:p>
          </table:table-cell>
          <table:table-cell table:style-name="ce2" table:formula="of:=HYPERLINK([.A31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0998.avi</text:p>
          </table:table-cell>
          <table:table-cell table:style-name="ce2" table:formula="of:=HYPERLINK([.A313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03.avi</text:p>
          </table:table-cell>
          <table:table-cell table:style-name="ce2" table:formula="of:=HYPERLINK([.A31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09.avi</text:p>
          </table:table-cell>
          <table:table-cell table:style-name="ce2" table:formula="of:=HYPERLINK([.A31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07.avi</text:p>
          </table:table-cell>
          <table:table-cell table:style-name="ce2" table:formula="of:=HYPERLINK([.A31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14.avi</text:p>
          </table:table-cell>
          <table:table-cell table:style-name="ce2" table:formula="of:=HYPERLINK([.A313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06.avi</text:p>
          </table:table-cell>
          <table:table-cell table:style-name="ce2" table:formula="of:=HYPERLINK([.A31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10.avi</text:p>
          </table:table-cell>
          <table:table-cell table:style-name="ce2" table:formula="of:=HYPERLINK([.A313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11.avi</text:p>
          </table:table-cell>
          <table:table-cell table:style-name="ce2" table:formula="of:=HYPERLINK([.A314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08.avi</text:p>
          </table:table-cell>
          <table:table-cell table:style-name="ce2" table:formula="of:=HYPERLINK([.A31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05.avi</text:p>
          </table:table-cell>
          <table:table-cell table:style-name="ce2" table:formula="of:=HYPERLINK([.A31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04.avi</text:p>
          </table:table-cell>
          <table:table-cell table:style-name="ce2" table:formula="of:=HYPERLINK([.A31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13.avi</text:p>
          </table:table-cell>
          <table:table-cell table:style-name="ce2" table:formula="of:=HYPERLINK([.A31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15.avi</text:p>
          </table:table-cell>
          <table:table-cell table:style-name="ce2" table:formula="of:=HYPERLINK([.A314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12.avi</text:p>
          </table:table-cell>
          <table:table-cell table:style-name="ce2" table:formula="of:=HYPERLINK([.A314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17.avi</text:p>
          </table:table-cell>
          <table:table-cell table:style-name="ce2" table:formula="of:=HYPERLINK([.A314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16.avi</text:p>
          </table:table-cell>
          <table:table-cell table:style-name="ce2" table:formula="of:=HYPERLINK([.A31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18.avi</text:p>
          </table:table-cell>
          <table:table-cell table:style-name="ce2" table:formula="of:=HYPERLINK([.A314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26.avi</text:p>
          </table:table-cell>
          <table:table-cell table:style-name="ce2" table:formula="of:=HYPERLINK([.A315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19.avi</text:p>
          </table:table-cell>
          <table:table-cell table:style-name="ce2" table:formula="of:=HYPERLINK([.A31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27.avi</text:p>
          </table:table-cell>
          <table:table-cell table:style-name="ce2" table:formula="of:=HYPERLINK([.A315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22.avi</text:p>
          </table:table-cell>
          <table:table-cell table:style-name="ce2" table:formula="of:=HYPERLINK([.A31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21.avi</text:p>
          </table:table-cell>
          <table:table-cell table:style-name="ce2" table:formula="of:=HYPERLINK([.A315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24.avi</text:p>
          </table:table-cell>
          <table:table-cell table:style-name="ce2" table:formula="of:=HYPERLINK([.A31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28.avi</text:p>
          </table:table-cell>
          <table:table-cell table:style-name="ce2" table:formula="of:=HYPERLINK([.A31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23.avi</text:p>
          </table:table-cell>
          <table:table-cell table:style-name="ce2" table:formula="of:=HYPERLINK([.A31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20.avi</text:p>
          </table:table-cell>
          <table:table-cell table:style-name="ce2" table:formula="of:=HYPERLINK([.A315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25.avi</text:p>
          </table:table-cell>
          <table:table-cell table:style-name="ce2" table:formula="of:=HYPERLINK([.A315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31.avi</text:p>
          </table:table-cell>
          <table:table-cell table:style-name="ce2" table:formula="of:=HYPERLINK([.A31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30.avi</text:p>
          </table:table-cell>
          <table:table-cell table:style-name="ce2" table:formula="of:=HYPERLINK([.A316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35.avi</text:p>
          </table:table-cell>
          <table:table-cell table:style-name="ce2" table:formula="of:=HYPERLINK([.A31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33.avi</text:p>
          </table:table-cell>
          <table:table-cell table:style-name="ce2" table:formula="of:=HYPERLINK([.A316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32.avi</text:p>
          </table:table-cell>
          <table:table-cell table:style-name="ce2" table:formula="of:=HYPERLINK([.A316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29.avi</text:p>
          </table:table-cell>
          <table:table-cell table:style-name="ce2" table:formula="of:=HYPERLINK([.A3165];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41.avi</text:p>
          </table:table-cell>
          <table:table-cell table:style-name="ce2" table:formula="of:=HYPERLINK([.A3166];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34.avi</text:p>
          </table:table-cell>
          <table:table-cell table:style-name="ce2" table:formula="of:=HYPERLINK([.A316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39.avi</text:p>
          </table:table-cell>
          <table:table-cell table:style-name="ce2" table:formula="of:=HYPERLINK([.A31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37.avi</text:p>
          </table:table-cell>
          <table:table-cell table:style-name="ce2" table:formula="of:=HYPERLINK([.A31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40.avi</text:p>
          </table:table-cell>
          <table:table-cell table:style-name="ce2" table:formula="of:=HYPERLINK([.A31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44.avi</text:p>
          </table:table-cell>
          <table:table-cell table:style-name="ce2" table:formula="of:=HYPERLINK([.A31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38.avi</text:p>
          </table:table-cell>
          <table:table-cell table:style-name="ce2" table:formula="of:=HYPERLINK([.A317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36.avi</text:p>
          </table:table-cell>
          <table:table-cell table:style-name="ce2" table:formula="of:=HYPERLINK([.A31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43.avi</text:p>
          </table:table-cell>
          <table:table-cell table:style-name="ce2" table:formula="of:=HYPERLINK([.A317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45.avi</text:p>
          </table:table-cell>
          <table:table-cell table:style-name="ce2" table:formula="of:=HYPERLINK([.A317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42.avi</text:p>
          </table:table-cell>
          <table:table-cell table:style-name="ce2" table:formula="of:=HYPERLINK([.A31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49.avi</text:p>
          </table:table-cell>
          <table:table-cell table:style-name="ce2" table:formula="of:=HYPERLINK([.A31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52.avi</text:p>
          </table:table-cell>
          <table:table-cell table:style-name="ce2" table:formula="of:=HYPERLINK([.A31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48.avi</text:p>
          </table:table-cell>
          <table:table-cell table:style-name="ce2" table:formula="of:=HYPERLINK([.A31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46.avi</text:p>
          </table:table-cell>
          <table:table-cell table:style-name="ce2" table:formula="of:=HYPERLINK([.A31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50.avi</text:p>
          </table:table-cell>
          <table:table-cell table:style-name="ce2" table:formula="of:=HYPERLINK([.A31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47.avi</text:p>
          </table:table-cell>
          <table:table-cell table:style-name="ce2" table:formula="of:=HYPERLINK([.A31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53.avi</text:p>
          </table:table-cell>
          <table:table-cell table:style-name="ce2" table:formula="of:=HYPERLINK([.A31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56.avi</text:p>
          </table:table-cell>
          <table:table-cell table:style-name="ce2" table:formula="of:=HYPERLINK([.A318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57.avi</text:p>
          </table:table-cell>
          <table:table-cell table:style-name="ce2" table:formula="of:=HYPERLINK([.A3185];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55.avi</text:p>
          </table:table-cell>
          <table:table-cell table:style-name="ce2" table:formula="of:=HYPERLINK([.A31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51.avi</text:p>
          </table:table-cell>
          <table:table-cell table:style-name="ce2" table:formula="of:=HYPERLINK([.A3187];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59.avi</text:p>
          </table:table-cell>
          <table:table-cell table:style-name="ce2" table:formula="of:=HYPERLINK([.A31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58.avi</text:p>
          </table:table-cell>
          <table:table-cell table:style-name="ce2" table:formula="of:=HYPERLINK([.A31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64.avi</text:p>
          </table:table-cell>
          <table:table-cell table:style-name="ce2" table:formula="of:=HYPERLINK([.A31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54.avi</text:p>
          </table:table-cell>
          <table:table-cell table:style-name="ce2" table:formula="of:=HYPERLINK([.A31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60.avi</text:p>
          </table:table-cell>
          <table:table-cell table:style-name="ce2" table:formula="of:=HYPERLINK([.A3192]; &quot;View Now&quot;)" office:value-type="string" office:string-value="View Now">
            <text:p>View Now</text:p>
          </table:table-cell>
          <table:table-cell office:value-type="string">
            <text:p>video/avi</text:p>
          </table:table-cell>
          <table:table-cell office:value-type="float" office:value="0.433333">
            <text:p>0.4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69.avi</text:p>
          </table:table-cell>
          <table:table-cell table:style-name="ce2" table:formula="of:=HYPERLINK([.A3193];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63.avi</text:p>
          </table:table-cell>
          <table:table-cell table:style-name="ce2" table:formula="of:=HYPERLINK([.A319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61.avi</text:p>
          </table:table-cell>
          <table:table-cell table:style-name="ce2" table:formula="of:=HYPERLINK([.A319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68.avi</text:p>
          </table:table-cell>
          <table:table-cell table:style-name="ce2" table:formula="of:=HYPERLINK([.A31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66.avi</text:p>
          </table:table-cell>
          <table:table-cell table:style-name="ce2" table:formula="of:=HYPERLINK([.A31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62.avi</text:p>
          </table:table-cell>
          <table:table-cell table:style-name="ce2" table:formula="of:=HYPERLINK([.A319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65.avi</text:p>
          </table:table-cell>
          <table:table-cell table:style-name="ce2" table:formula="of:=HYPERLINK([.A319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67.avi</text:p>
          </table:table-cell>
          <table:table-cell table:style-name="ce2" table:formula="of:=HYPERLINK([.A3200];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70.avi</text:p>
          </table:table-cell>
          <table:table-cell table:style-name="ce2" table:formula="of:=HYPERLINK([.A32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74.avi</text:p>
          </table:table-cell>
          <table:table-cell table:style-name="ce2" table:formula="of:=HYPERLINK([.A320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71.avi</text:p>
          </table:table-cell>
          <table:table-cell table:style-name="ce2" table:formula="of:=HYPERLINK([.A3203]; &quot;View Now&quot;)" office:value-type="string" office:string-value="View Now">
            <text:p>View Now</text:p>
          </table:table-cell>
          <table:table-cell office:value-type="string">
            <text:p>video/avi</text:p>
          </table:table-cell>
          <table:table-cell table:number-columns-repeated="6"/>
          <table:table-cell table:style-name="ce6"/>
          <table:table-cell table:number-columns-repeated="1014"/>
        </table:table-row>
        <table:table-row table:style-name="ro2">
          <table:table-cell office:value-type="string">
            <text:p>https://www.justice.gov/epstein/files/DataSet%209/EFTA00553300.avi</text:p>
          </table:table-cell>
          <table:table-cell table:style-name="ce2" table:formula="of:=HYPERLINK([.A3204]; &quot;View Now&quot;)" office:value-type="string" office:string-value="View Now">
            <text:p>View Now</text:p>
          </table:table-cell>
          <table:table-cell office:value-type="string">
            <text:p>video/avi</text:p>
          </table:table-cell>
          <table:table-cell office:value-type="float" office:value="44.876667">
            <text:p>44.876667</text:p>
          </table:table-cell>
          <table:table-cell table:number-columns-repeated="2"/>
          <table:table-cell office:value-type="string">
            <text:p>2011-09-02T23:56:38.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0543388.avi</text:p>
          </table:table-cell>
          <table:table-cell table:style-name="ce2" table:formula="of:=HYPERLINK([.A3205]; &quot;View Now&quot;)" office:value-type="string" office:string-value="View Now">
            <text:p>View Now</text:p>
          </table:table-cell>
          <table:table-cell office:value-type="string">
            <text:p>video/avi</text:p>
          </table:table-cell>
          <table:table-cell office:value-type="float" office:value="200.166">
            <text:p>200.166</text:p>
          </table:table-cell>
          <table:table-cell table:number-columns-repeated="5"/>
          <table:table-cell table:style-name="ce6"/>
          <table:table-cell table:number-columns-repeated="1014"/>
        </table:table-row>
        <table:table-row table:style-name="ro2">
          <table:table-cell office:value-type="string">
            <text:p>https://www.justice.gov/epstein/files/DataSet%209/EFTA00576842.wav</text:p>
          </table:table-cell>
          <table:table-cell table:style-name="ce2" table:formula="of:=HYPERLINK([.A3206]; &quot;View Now&quot;)" office:value-type="string" office:string-value="View Now">
            <text:p>View Now</text:p>
          </table:table-cell>
          <table:table-cell office:value-type="string">
            <text:p>audio/wav</text:p>
          </table:table-cell>
          <table:table-cell table:number-columns-repeated="6"/>
          <table:table-cell table:style-name="ce6"/>
          <table:table-cell table:number-columns-repeated="1014"/>
        </table:table-row>
        <table:table-row table:style-name="ro2">
          <table:table-cell office:value-type="string">
            <text:p>https://www.justice.gov/epstein/files/DataSet%209/EFTA00550101.m4a</text:p>
          </table:table-cell>
          <table:table-cell table:style-name="ce2" table:formula="of:=HYPERLINK([.A3207]; &quot;View Now&quot;)" office:value-type="string" office:string-value="View Now">
            <text:p>View Now</text:p>
          </table:table-cell>
          <table:table-cell office:value-type="string">
            <text:p>audio/mp4</text:p>
          </table:table-cell>
          <table:table-cell table:number-columns-repeated="6"/>
          <table:table-cell table:style-name="ce6"/>
          <table:table-cell table:number-columns-repeated="1014"/>
        </table:table-row>
        <table:table-row table:style-name="ro2">
          <table:table-cell office:value-type="string">
            <text:p>https://www.justice.gov/epstein/files/DataSet%209/EFTA00543065.avi</text:p>
          </table:table-cell>
          <table:table-cell table:style-name="ce2" table:formula="of:=HYPERLINK([.A3208]; &quot;View Now&quot;)" office:value-type="string" office:string-value="View Now">
            <text:p>View Now</text:p>
          </table:table-cell>
          <table:table-cell office:value-type="string">
            <text:p>video/avi</text:p>
          </table:table-cell>
          <table:table-cell office:value-type="float" office:value="15.156667">
            <text:p>15.156667</text:p>
          </table:table-cell>
          <table:table-cell office:value-type="string">
            <text:p>+48.8800+002.2633+052.991/</text:p>
          </table:table-cell>
          <table:table-cell table:formula="of:=HYPERLINK(&quot;https://www.google.com/maps?q=48.88,2.2633&quot;;&quot;MAP&quot;)" office:value-type="string" office:string-value="MAP">
            <text:p>MAP</text:p>
          </table:table-cell>
          <table:table-cell office:value-type="string">
            <text:p>2012-05-21T22:40:09.000000Z</text:p>
          </table:table-cell>
          <table:table-cell table:number-columns-repeated="2"/>
          <table:table-cell table:style-name="ce7" office:value-type="string">
            <text:p>NOT WORKING – Paris, France</text:p>
          </table:table-cell>
          <table:table-cell table:number-columns-repeated="1014"/>
        </table:table-row>
        <table:table-row table:style-name="ro2">
          <table:table-cell office:value-type="string">
            <text:p>https://www.justice.gov/epstein/files/DataSet%209/EFTA00555345.m4a</text:p>
          </table:table-cell>
          <table:table-cell table:style-name="ce2" table:formula="of:=HYPERLINK([.A3209]; &quot;View Now&quot;)" office:value-type="string" office:string-value="View Now">
            <text:p>View Now</text:p>
          </table:table-cell>
          <table:table-cell office:value-type="string">
            <text:p>audio/mp4</text:p>
          </table:table-cell>
          <table:table-cell table:number-columns-repeated="6"/>
          <table:table-cell table:style-name="ce6"/>
          <table:table-cell table:number-columns-repeated="1014"/>
        </table:table-row>
        <table:table-row table:style-name="ro2">
          <table:table-cell office:value-type="string">
            <text:p>https://www.justice.gov/epstein/files/DataSet%209/EFTA00741059.avi</text:p>
          </table:table-cell>
          <table:table-cell table:style-name="ce2" table:formula="of:=HYPERLINK([.A3210]; &quot;View Now&quot;)" office:value-type="string" office:string-value="View Now">
            <text:p>View Now</text:p>
          </table:table-cell>
          <table:table-cell office:value-type="string">
            <text:p>video/avi</text:p>
          </table:table-cell>
          <table:table-cell office:value-type="float" office:value="33.333333">
            <text:p>33.3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576841.wmv</text:p>
          </table:table-cell>
          <table:table-cell table:style-name="ce2" table:formula="of:=HYPERLINK([.A3211]; &quot;View Now&quot;)" office:value-type="string" office:string-value="View Now">
            <text:p>View Now</text:p>
          </table:table-cell>
          <table:table-cell office:value-type="string">
            <text:p>video/x-ms-wmv</text:p>
          </table:table-cell>
          <table:table-cell office:value-type="float" office:value="30.12">
            <text:p>30.12</text:p>
          </table:table-cell>
          <table:table-cell table:number-columns-repeated="5"/>
          <table:table-cell table:style-name="ce6"/>
          <table:table-cell table:number-columns-repeated="1014"/>
        </table:table-row>
        <table:table-row table:style-name="ro2">
          <table:table-cell office:value-type="string">
            <text:p>https://www.justice.gov/epstein/files/DataSet%209/EFTA00528935.avi</text:p>
          </table:table-cell>
          <table:table-cell table:style-name="ce2" table:formula="of:=HYPERLINK([.A3212]; &quot;View Now&quot;)" office:value-type="string" office:string-value="View Now">
            <text:p>View Now</text:p>
          </table:table-cell>
          <table:table-cell office:value-type="string">
            <text:p>video/avi</text:p>
          </table:table-cell>
          <table:table-cell office:value-type="float" office:value="33.9">
            <text:p>33.9</text:p>
          </table:table-cell>
          <table:table-cell table:number-columns-repeated="2"/>
          <table:table-cell office:value-type="string">
            <text:p>2011-12-29T01:36:22.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0536324.mov</text:p>
          </table:table-cell>
          <table:table-cell table:style-name="ce2" table:formula="of:=HYPERLINK([.A3213]; &quot;View Now&quot;)" office:value-type="string" office:string-value="View Now">
            <text:p>View Now</text:p>
          </table:table-cell>
          <table:table-cell office:value-type="string">
            <text:p>video/quicktime</text:p>
          </table:table-cell>
          <table:table-cell office:value-type="float" office:value="28.785011">
            <text:p>28.785011</text:p>
          </table:table-cell>
          <table:table-cell office:value-type="string">
            <text:p>+25.8052-080.1949+004.249/</text:p>
          </table:table-cell>
          <table:table-cell table:formula="of:=HYPERLINK(&quot;https://www.google.com/maps?q=25.8052,-80.1949&quot;;&quot;MAP&quot;)" office:value-type="string" office:string-value="MAP">
            <text:p>MAP</text:p>
          </table:table-cell>
          <table:table-cell office:value-type="string">
            <text:p>2010-12-04T22:27:51.000000Z</text:p>
          </table:table-cell>
          <table:table-cell table:number-columns-repeated="2"/>
          <table:table-cell table:style-name="ce7" office:value-type="string">
            <text:p>Video of art by Romero Fudyma – coordinates not accurate enough to determine gallery. Miami, Florida</text:p>
          </table:table-cell>
          <table:table-cell table:number-columns-repeated="1014"/>
        </table:table-row>
        <table:table-row table:style-name="ro2">
          <table:table-cell office:value-type="string">
            <text:p>https://www.justice.gov/epstein/files/DataSet%209/EFTA00536323.mov</text:p>
          </table:table-cell>
          <table:table-cell table:style-name="ce2" table:formula="of:=HYPERLINK([.A3214]; &quot;View Now&quot;)" office:value-type="string" office:string-value="View Now">
            <text:p>View Now</text:p>
          </table:table-cell>
          <table:table-cell office:value-type="string">
            <text:p>video/quicktime</text:p>
          </table:table-cell>
          <table:table-cell office:value-type="float" office:value="35.951667">
            <text:p>35.951667</text:p>
          </table:table-cell>
          <table:table-cell office:value-type="string">
            <text:p>+26.7005-080.0376+007.929/</text:p>
          </table:table-cell>
          <table:table-cell table:formula="of:=HYPERLINK(&quot;https://www.google.com/maps?q=26.7005,-80.0376&quot;;&quot;MAP&quot;)" office:value-type="string" office:string-value="MAP">
            <text:p>MAP</text:p>
          </table:table-cell>
          <table:table-cell office:value-type="string">
            <text:p>2011-02-11T22:13:52.000000Z</text:p>
          </table:table-cell>
          <table:table-cell table:number-columns-repeated="2"/>
          <table:table-cell table:style-name="ce7" office:value-type="string">
            <text:p>Video of art, same style as Romero Fudyma, but they are at a new location – too dense to determine exact address – of, note this is ~3 months after the first video of Romero's work in the gallery. Palm Beach, Florida</text:p>
          </table:table-cell>
          <table:table-cell table:number-columns-repeated="1014"/>
        </table:table-row>
        <table:table-row table:style-name="ro2">
          <table:table-cell office:value-type="string">
            <text:p>https://www.justice.gov/epstein/files/DataSet%209/EFTA00754471.wmv</text:p>
          </table:table-cell>
          <table:table-cell table:style-name="ce2" table:formula="of:=HYPERLINK([.A3215]; &quot;View Now&quot;)" office:value-type="string" office:string-value="View Now">
            <text:p>View Now</text:p>
          </table:table-cell>
          <table:table-cell office:value-type="string">
            <text:p>video/x-ms-wmv</text:p>
          </table:table-cell>
          <table:table-cell office:value-type="float" office:value="21.988">
            <text:p>21.988</text:p>
          </table:table-cell>
          <table:table-cell table:number-columns-repeated="5"/>
          <table:table-cell table:style-name="ce6"/>
          <table:table-cell table:number-columns-repeated="1014"/>
        </table:table-row>
        <table:table-row table:style-name="ro2">
          <table:table-cell office:value-type="string">
            <text:p>https://www.justice.gov/epstein/files/DataSet%209/EFTA00281073.avi</text:p>
          </table:table-cell>
          <table:table-cell table:style-name="ce2" table:formula="of:=HYPERLINK([.A32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0744478.mov</text:p>
          </table:table-cell>
          <table:table-cell table:style-name="ce2" table:formula="of:=HYPERLINK([.A3217]; &quot;View Now&quot;)" office:value-type="string" office:string-value="View Now">
            <text:p>View Now</text:p>
          </table:table-cell>
          <table:table-cell office:value-type="string">
            <text:p>video/quicktime</text:p>
          </table:table-cell>
          <table:table-cell office:value-type="float" office:value="6.835011">
            <text:p>6.835011</text:p>
          </table:table-cell>
          <table:table-cell table:number-columns-repeated="2"/>
          <table:table-cell office:value-type="string">
            <text:p>2009-12-17T18:14:30.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0743572.mp3</text:p>
          </table:table-cell>
          <table:table-cell table:style-name="ce2" table:formula="of:=HYPERLINK([.A3218]; &quot;View Now&quot;)" office:value-type="string" office:string-value="View Now">
            <text:p>View Now</text:p>
          </table:table-cell>
          <table:table-cell office:value-type="string">
            <text:p>audio/mpeg</text:p>
          </table:table-cell>
          <table:table-cell table:number-columns-repeated="6"/>
          <table:table-cell table:style-name="ce6"/>
          <table:table-cell table:number-columns-repeated="1014"/>
        </table:table-row>
        <table:table-row table:style-name="ro2">
          <table:table-cell office:value-type="string">
            <text:p>https://www.justice.gov/epstein/files/DataSet%209/EFTA00917638.wmv</text:p>
          </table:table-cell>
          <table:table-cell table:style-name="ce2" table:formula="of:=HYPERLINK([.A3219]; &quot;View Now&quot;)" office:value-type="string" office:string-value="View Now">
            <text:p>View Now</text:p>
          </table:table-cell>
          <table:table-cell office:value-type="string">
            <text:p>video/x-ms-wmv</text:p>
          </table:table-cell>
          <table:table-cell office:value-type="float" office:value="78.908">
            <text:p>78.908</text:p>
          </table:table-cell>
          <table:table-cell table:number-columns-repeated="5"/>
          <table:table-cell table:style-name="ce6"/>
          <table:table-cell table:number-columns-repeated="1014"/>
        </table:table-row>
        <table:table-row table:style-name="ro2">
          <table:table-cell office:value-type="string">
            <text:p>https://www.justice.gov/epstein/files/DataSet%209/EFTA01019245.mov</text:p>
          </table:table-cell>
          <table:table-cell table:style-name="ce2" table:formula="of:=HYPERLINK([.A3220]; &quot;View Now&quot;)" office:value-type="string" office:string-value="View Now">
            <text:p>View Now</text:p>
          </table:table-cell>
          <table:table-cell office:value-type="string">
            <text:p>video/quicktime</text:p>
          </table:table-cell>
          <table:table-cell table:number-columns-repeated="6"/>
          <table:table-cell table:style-name="ce6"/>
          <table:table-cell table:number-columns-repeated="1014"/>
        </table:table-row>
        <table:table-row table:style-name="ro2">
          <table:table-cell office:value-type="string">
            <text:p>https://www.justice.gov/epstein/files/DataSet%209/EFTA00281072.avi</text:p>
          </table:table-cell>
          <table:table-cell table:style-name="ce2" table:formula="of:=HYPERLINK([.A32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1019216.mov</text:p>
          </table:table-cell>
          <table:table-cell table:style-name="ce2" table:formula="of:=HYPERLINK([.A3222]; &quot;View Now&quot;)" office:value-type="string" office:string-value="View Now">
            <text:p>View Now</text:p>
          </table:table-cell>
          <table:table-cell office:value-type="string">
            <text:p>video/quicktime</text:p>
          </table:table-cell>
          <table:table-cell table:number-columns-repeated="6"/>
          <table:table-cell table:style-name="ce6"/>
          <table:table-cell table:number-columns-repeated="1014"/>
        </table:table-row>
        <table:table-row table:style-name="ro2">
          <table:table-cell office:value-type="string">
            <text:p>https://www.justice.gov/epstein/files/DataSet%209/EFTA00750646.wmv</text:p>
          </table:table-cell>
          <table:table-cell table:style-name="ce2" table:formula="of:=HYPERLINK([.A3223]; &quot;View Now&quot;)" office:value-type="string" office:string-value="View Now">
            <text:p>View Now</text:p>
          </table:table-cell>
          <table:table-cell office:value-type="string">
            <text:p>video/x-ms-wmv</text:p>
          </table:table-cell>
          <table:table-cell office:value-type="float" office:value="119.485">
            <text:p>119.485</text:p>
          </table:table-cell>
          <table:table-cell table:number-columns-repeated="5"/>
          <table:table-cell table:style-name="ce6"/>
          <table:table-cell table:number-columns-repeated="1014"/>
        </table:table-row>
        <table:table-row table:style-name="ro2">
          <table:table-cell office:value-type="string">
            <text:p>https://www.justice.gov/epstein/files/DataSet%209/EFTA00765143.mp3</text:p>
          </table:table-cell>
          <table:table-cell table:style-name="ce2" table:formula="of:=HYPERLINK([.A3224]; &quot;View Now&quot;)" office:value-type="string" office:string-value="View Now">
            <text:p>View Now</text:p>
          </table:table-cell>
          <table:table-cell office:value-type="string">
            <text:p>audio/mpeg</text:p>
          </table:table-cell>
          <table:table-cell table:number-columns-repeated="6"/>
          <table:table-cell table:style-name="ce6"/>
          <table:table-cell table:number-columns-repeated="1014"/>
        </table:table-row>
        <table:table-row table:style-name="ro2">
          <table:table-cell office:value-type="string">
            <text:p>https://www.justice.gov/epstein/files/DataSet%209/EFTA01131127.avi</text:p>
          </table:table-cell>
          <table:table-cell table:style-name="ce2" table:formula="of:=HYPERLINK([.A3225]; &quot;View Now&quot;)" office:value-type="string" office:string-value="View Now">
            <text:p>View Now</text:p>
          </table:table-cell>
          <table:table-cell office:value-type="string">
            <text:p>video/avi</text:p>
          </table:table-cell>
          <table:table-cell office:value-type="float" office:value="140.308345">
            <text:p>140.308345</text:p>
          </table:table-cell>
          <table:table-cell office:value-type="string">
            <text:p>+41.8150-073.1312+093.244/</text:p>
          </table:table-cell>
          <table:table-cell table:formula="of:=HYPERLINK(&quot;https://www.google.com/maps?q=41.815,-73.1312&quot;;&quot;MAP&quot;)" office:value-type="string" office:string-value="MAP">
            <text:p>MAP</text:p>
          </table:table-cell>
          <table:table-cell office:value-type="string">
            <text:p>2015-11-19T20:51:16.000000Z</text:p>
          </table:table-cell>
          <table:table-cell table:number-columns-repeated="2"/>
          <table:table-cell table:style-name="ce8" office:value-type="string">
            <text:p>NOT WORKING – Torrington, Connecticut</text:p>
          </table:table-cell>
          <table:table-cell table:number-columns-repeated="1014"/>
        </table:table-row>
        <table:table-row table:style-name="ro2">
          <table:table-cell office:value-type="string">
            <text:p>https://www.justice.gov/epstein/files/DataSet%209/EFTA01131169.mov</text:p>
          </table:table-cell>
          <table:table-cell table:style-name="ce2" table:formula="of:=HYPERLINK([.A3226]; &quot;View Now&quot;)" office:value-type="string" office:string-value="View Now">
            <text:p>View Now</text:p>
          </table:table-cell>
          <table:table-cell office:value-type="string">
            <text:p>video/quicktime</text:p>
          </table:table-cell>
          <table:table-cell office:value-type="float" office:value="12.373333">
            <text:p>12.373333</text:p>
          </table:table-cell>
          <table:table-cell office:value-type="string">
            <text:p>+41.5241-073.2669+4589.373/</text:p>
          </table:table-cell>
          <table:table-cell table:formula="of:=HYPERLINK(&quot;https://www.google.com/maps?q=41.5241,-73.2669&quot;;&quot;MAP&quot;)" office:value-type="string" office:string-value="MAP">
            <text:p>MAP</text:p>
          </table:table-cell>
          <table:table-cell office:value-type="string">
            <text:p>2015-11-20T20:31:13.000000Z</text:p>
          </table:table-cell>
          <table:table-cell table:number-columns-repeated="2"/>
          <table:table-cell table:style-name="ce8" office:value-type="string">
            <text:p>Location Shows Roxbury, Connecticut, but the video is from inside of what seems to be <text:s/>a private jet. </text:p>
          </table:table-cell>
          <table:table-cell table:number-columns-repeated="1014"/>
        </table:table-row>
        <table:table-row table:style-name="ro2">
          <table:table-cell office:value-type="string">
            <text:p>https://www.justice.gov/epstein/files/DataSet%209/EFTA01085325.mp4</text:p>
          </table:table-cell>
          <table:table-cell table:style-name="ce2" table:formula="of:=HYPERLINK([.A3227]; &quot;View Now&quot;)" office:value-type="string" office:string-value="View Now">
            <text:p>View Now</text:p>
          </table:table-cell>
          <table:table-cell office:value-type="string">
            <text:p>video/mp4</text:p>
          </table:table-cell>
          <table:table-cell office:value-type="float" office:value="18.818485">
            <text:p>18.818485</text:p>
          </table:table-cell>
          <table:table-cell table:number-columns-repeated="2"/>
          <table:table-cell office:value-type="string">
            <text:p>2011-11-03T00:25:26.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31170.mov</text:p>
          </table:table-cell>
          <table:table-cell table:style-name="ce2" table:formula="of:=HYPERLINK([.A3228]; &quot;View Now&quot;)" office:value-type="string" office:string-value="View Now">
            <text:p>View Now</text:p>
          </table:table-cell>
          <table:table-cell office:value-type="string">
            <text:p>video/quicktime</text:p>
          </table:table-cell>
          <table:table-cell office:value-type="float" office:value="14.041667">
            <text:p>14.041667</text:p>
          </table:table-cell>
          <table:table-cell office:value-type="string">
            <text:p>+41.4794-073.3143+4593.119/</text:p>
          </table:table-cell>
          <table:table-cell table:formula="of:=HYPERLINK(&quot;https://www.google.com/maps?q=41.4794,-73.3143&quot;;&quot;MAP&quot;)" office:value-type="string" office:string-value="MAP">
            <text:p>MAP</text:p>
          </table:table-cell>
          <table:table-cell office:value-type="string">
            <text:p>2015-11-20T20:35:17.000000Z</text:p>
          </table:table-cell>
          <table:table-cell table:number-columns-repeated="2"/>
          <table:table-cell table:style-name="ce7" office:value-type="string">
            <text:p>Video from inside what appears to be a jet – “300 knots, power is up”</text:p>
          </table:table-cell>
          <table:table-cell table:number-columns-repeated="1014"/>
        </table:table-row>
        <table:table-row table:style-name="ro2">
          <table:table-cell office:value-type="string">
            <text:p>https://www.justice.gov/epstein/files/DataSet%209/EFTA01131380.avi</text:p>
          </table:table-cell>
          <table:table-cell table:style-name="ce2" table:formula="of:=HYPERLINK([.A3229]; &quot;View Now&quot;)" office:value-type="string" office:string-value="View Now">
            <text:p>View Now</text:p>
          </table:table-cell>
          <table:table-cell office:value-type="string">
            <text:p>video/avi</text:p>
          </table:table-cell>
          <table:table-cell office:value-type="float" office:value="25.613333">
            <text:p>25.613333</text:p>
          </table:table-cell>
          <table:table-cell office:value-type="string">
            <text:p>+18.2997-064.8275+018.307/</text:p>
          </table:table-cell>
          <table:table-cell table:formula="of:=HYPERLINK(&quot;https://www.google.com/maps?q=18.2997,-64.8275&quot;;&quot;MAP&quot;)" office:value-type="string" office:string-value="MAP">
            <text:p>MAP</text:p>
          </table:table-cell>
          <table:table-cell office:value-type="string">
            <text:p>2015-11-07T14:12:49.000000Z</text:p>
          </table:table-cell>
          <table:table-cell table:number-columns-repeated="2"/>
          <table:table-cell table:style-name="ce7" office:value-type="string">
            <text:p>NOT WORKING – Little Saint James</text:p>
          </table:table-cell>
          <table:table-cell table:number-columns-repeated="1014"/>
        </table:table-row>
        <table:table-row table:style-name="ro2">
          <table:table-cell office:value-type="string">
            <text:p>https://www.justice.gov/epstein/files/DataSet%209/EFTA01131744.avi</text:p>
          </table:table-cell>
          <table:table-cell table:style-name="ce2" table:formula="of:=HYPERLINK([.A3230]; &quot;View Now&quot;)" office:value-type="string" office:string-value="View Now">
            <text:p>View Now</text:p>
          </table:table-cell>
          <table:table-cell office:value-type="string">
            <text:p>video/avi</text:p>
          </table:table-cell>
          <table:table-cell office:value-type="float" office:value="32.653333">
            <text:p>32.653333</text:p>
          </table:table-cell>
          <table:table-cell office:value-type="string">
            <text:p>+18.3013-064.8243+013.567/</text:p>
          </table:table-cell>
          <table:table-cell table:formula="of:=HYPERLINK(&quot;https://www.google.com/maps?q=18.3013,-64.8243&quot;;&quot;MAP&quot;)" office:value-type="string" office:string-value="MAP">
            <text:p>MAP</text:p>
          </table:table-cell>
          <table:table-cell office:value-type="string">
            <text:p>2015-10-28T17:47:05.000000Z</text:p>
          </table:table-cell>
          <table:table-cell table:number-columns-repeated="2"/>
          <table:table-cell table:style-name="ce7" office:value-type="string">
            <text:p>NOT WORKING – Little Saint James</text:p>
          </table:table-cell>
          <table:table-cell table:number-columns-repeated="1014"/>
        </table:table-row>
        <table:table-row table:style-name="ro2">
          <table:table-cell office:value-type="string">
            <text:p>https://www.justice.gov/epstein/files/DataSet%209/EFTA01131291.m4a</text:p>
          </table:table-cell>
          <table:table-cell table:style-name="ce2" table:formula="of:=HYPERLINK([.A3231]; &quot;View Now&quot;)" office:value-type="string" office:string-value="View Now">
            <text:p>View Now</text:p>
          </table:table-cell>
          <table:table-cell office:value-type="string">
            <text:p>audio/mp4</text:p>
          </table:table-cell>
          <table:table-cell office:value-type="float" office:value="187.315374">
            <text:p>187.315374</text:p>
          </table:table-cell>
          <table:table-cell table:number-columns-repeated="2"/>
          <table:table-cell office:value-type="string">
            <text:p>2015-11-12T21:53:54.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31379.avi</text:p>
          </table:table-cell>
          <table:table-cell table:style-name="ce2" table:formula="of:=HYPERLINK([.A3232]; &quot;View Now&quot;)" office:value-type="string" office:string-value="View Now">
            <text:p>View Now</text:p>
          </table:table-cell>
          <table:table-cell office:value-type="string">
            <text:p>video/avi</text:p>
          </table:table-cell>
          <table:table-cell office:value-type="float" office:value="31.151678">
            <text:p>31.151678</text:p>
          </table:table-cell>
          <table:table-cell office:value-type="string">
            <text:p>+18.2998-064.8275+020.749/</text:p>
          </table:table-cell>
          <table:table-cell table:formula="of:=HYPERLINK(&quot;https://www.google.com/maps?q=18.2998,-64.8275&quot;;&quot;MAP&quot;)" office:value-type="string" office:string-value="MAP">
            <text:p>MAP</text:p>
          </table:table-cell>
          <table:table-cell office:value-type="string">
            <text:p>2015-11-07T14:12:34.000000Z</text:p>
          </table:table-cell>
          <table:table-cell table:number-columns-repeated="2"/>
          <table:table-cell table:style-name="ce7" office:value-type="string">
            <text:p>NOT WORKING – Little Saint James</text:p>
          </table:table-cell>
          <table:table-cell table:number-columns-repeated="1014"/>
        </table:table-row>
        <table:table-row table:style-name="ro2">
          <table:table-cell office:value-type="string">
            <text:p>https://www.justice.gov/epstein/files/DataSet%209/EFTA01131378.avi</text:p>
          </table:table-cell>
          <table:table-cell table:style-name="ce2" table:formula="of:=HYPERLINK([.A3233]; &quot;View Now&quot;)" office:value-type="string" office:string-value="View Now">
            <text:p>View Now</text:p>
          </table:table-cell>
          <table:table-cell office:value-type="string">
            <text:p>video/avi</text:p>
          </table:table-cell>
          <table:table-cell office:value-type="float" office:value="48.228345">
            <text:p>48.228345</text:p>
          </table:table-cell>
          <table:table-cell office:value-type="string">
            <text:p>+18.2997-064.8275+019.036/</text:p>
          </table:table-cell>
          <table:table-cell table:formula="of:=HYPERLINK(&quot;https://www.google.com/maps?q=18.2997,-64.8275&quot;;&quot;MAP&quot;)" office:value-type="string" office:string-value="MAP">
            <text:p>MAP</text:p>
          </table:table-cell>
          <table:table-cell office:value-type="string">
            <text:p>2015-11-07T14:12:09.000000Z</text:p>
          </table:table-cell>
          <table:table-cell table:number-columns-repeated="2"/>
          <table:table-cell table:style-name="ce7" office:value-type="string">
            <text:p>NOT WORKING – Little Saint James</text:p>
          </table:table-cell>
          <table:table-cell table:number-columns-repeated="1014"/>
        </table:table-row>
        <table:table-row table:style-name="ro2">
          <table:table-cell office:value-type="string">
            <text:p>https://www.justice.gov/epstein/files/DataSet%209/EFTA01131717.mov</text:p>
          </table:table-cell>
          <table:table-cell table:style-name="ce2" table:formula="of:=HYPERLINK([.A3234]; &quot;View Now&quot;)" office:value-type="string" office:string-value="View Now">
            <text:p>View Now</text:p>
          </table:table-cell>
          <table:table-cell office:value-type="string">
            <text:p>video/quicktime</text:p>
          </table:table-cell>
          <table:table-cell office:value-type="float" office:value="7.038333">
            <text:p>7.038333</text:p>
          </table:table-cell>
          <table:table-cell office:value-type="string">
            <text:p>+18.3024-064.8246+014.780/</text:p>
          </table:table-cell>
          <table:table-cell table:formula="of:=HYPERLINK(&quot;https://www.google.com/maps?q=18.3024,-64.8246&quot;;&quot;MAP&quot;)" office:value-type="string" office:string-value="MAP">
            <text:p>MAP</text:p>
          </table:table-cell>
          <table:table-cell office:value-type="string">
            <text:p>2015-10-27T11:02:01.000000Z</text:p>
          </table:table-cell>
          <table:table-cell table:number-columns-repeated="2"/>
          <table:table-cell table:style-name="ce7" office:value-type="string">
            <text:p>Appears to be a video of a ground light that is causing smoke – Little Saint James – likely from a worker based on accent</text:p>
          </table:table-cell>
          <table:table-cell table:number-columns-repeated="1014"/>
        </table:table-row>
        <table:table-row table:style-name="ro2">
          <table:table-cell office:value-type="string">
            <text:p>https://www.justice.gov/epstein/files/DataSet%209/EFTA01131192.avi</text:p>
          </table:table-cell>
          <table:table-cell table:style-name="ce2" table:formula="of:=HYPERLINK([.A3235];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4-12-15T05:50:56.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31748.mov</text:p>
          </table:table-cell>
          <table:table-cell table:style-name="ce2" table:formula="of:=HYPERLINK([.A3236]; &quot;View Now&quot;)" office:value-type="string" office:string-value="View Now">
            <text:p>View Now</text:p>
          </table:table-cell>
          <table:table-cell office:value-type="string">
            <text:p>video/quicktime</text:p>
          </table:table-cell>
          <table:table-cell office:value-type="float" office:value="21.813333">
            <text:p>21.813333</text:p>
          </table:table-cell>
          <table:table-cell office:value-type="string">
            <text:p>+18.3018-064.8248+010.041/</text:p>
          </table:table-cell>
          <table:table-cell table:formula="of:=HYPERLINK(&quot;https://www.google.com/maps?q=18.3018,-64.8248&quot;;&quot;MAP&quot;)" office:value-type="string" office:string-value="MAP">
            <text:p>MAP</text:p>
          </table:table-cell>
          <table:table-cell office:value-type="string">
            <text:p>2015-10-28T17:48:15.000000Z</text:p>
          </table:table-cell>
          <table:table-cell table:number-columns-repeated="2"/>
          <table:table-cell table:style-name="ce7" office:value-type="string">
            <text:p>Unidentified male driving a 4x4 on Little Saint James</text:p>
          </table:table-cell>
          <table:table-cell table:number-columns-repeated="1014"/>
        </table:table-row>
        <table:table-row table:style-name="ro2">
          <table:table-cell office:value-type="string">
            <text:p>https://www.justice.gov/epstein/files/DataSet%209/EFTA00576840.avi</text:p>
          </table:table-cell>
          <table:table-cell table:style-name="ce2" table:formula="of:=HYPERLINK([.A3237]; &quot;View Now&quot;)" office:value-type="string" office:string-value="View Now">
            <text:p>View Now</text:p>
          </table:table-cell>
          <table:table-cell office:value-type="string">
            <text:p>video/avi</text:p>
          </table:table-cell>
          <table:table-cell office:value-type="float" office:value="7.8">
            <text:p>7.8</text:p>
          </table:table-cell>
          <table:table-cell table:number-columns-repeated="5"/>
          <table:table-cell table:style-name="ce6"/>
          <table:table-cell table:number-columns-repeated="1014"/>
        </table:table-row>
        <table:table-row table:style-name="ro2">
          <table:table-cell office:value-type="string">
            <text:p>https://www.justice.gov/epstein/files/DataSet%209/EFTA01131747.mov</text:p>
          </table:table-cell>
          <table:table-cell table:style-name="ce2" table:formula="of:=HYPERLINK([.A3238]; &quot;View Now&quot;)" office:value-type="string" office:string-value="View Now">
            <text:p>View Now</text:p>
          </table:table-cell>
          <table:table-cell office:value-type="string">
            <text:p>video/quicktime</text:p>
          </table:table-cell>
          <table:table-cell office:value-type="float" office:value="19.278333">
            <text:p>19.278333</text:p>
          </table:table-cell>
          <table:table-cell office:value-type="string">
            <text:p>+18.3016-064.8256+011.585/</text:p>
          </table:table-cell>
          <table:table-cell table:formula="of:=HYPERLINK(&quot;https://www.google.com/maps?q=18.3016,-64.8256&quot;;&quot;MAP&quot;)" office:value-type="string" office:string-value="MAP">
            <text:p>MAP</text:p>
          </table:table-cell>
          <table:table-cell office:value-type="string">
            <text:p>2015-10-28T17:48:02.000000Z</text:p>
          </table:table-cell>
          <table:table-cell table:number-columns-repeated="2"/>
          <table:table-cell table:style-name="ce7" office:value-type="string">
            <text:p>Unidentified male driving a 4x4 on Little Saint James</text:p>
          </table:table-cell>
          <table:table-cell table:number-columns-repeated="1014"/>
        </table:table-row>
        <table:table-row table:style-name="ro2">
          <table:table-cell office:value-type="string">
            <text:p>https://www.justice.gov/epstein/files/DataSet%209/EFTA01131746.mov</text:p>
          </table:table-cell>
          <table:table-cell table:style-name="ce2" table:formula="of:=HYPERLINK([.A3239]; &quot;View Now&quot;)" office:value-type="string" office:string-value="View Now">
            <text:p>View Now</text:p>
          </table:table-cell>
          <table:table-cell office:value-type="string">
            <text:p>video/quicktime</text:p>
          </table:table-cell>
          <table:table-cell office:value-type="float" office:value="23.713333">
            <text:p>23.713333</text:p>
          </table:table-cell>
          <table:table-cell office:value-type="string">
            <text:p>+18.3013-064.8266+009.327/</text:p>
          </table:table-cell>
          <table:table-cell table:formula="of:=HYPERLINK(&quot;https://www.google.com/maps?q=18.3013,-64.8266&quot;;&quot;MAP&quot;)" office:value-type="string" office:string-value="MAP">
            <text:p>MAP</text:p>
          </table:table-cell>
          <table:table-cell office:value-type="string">
            <text:p>2015-10-28T17:47:45.000000Z</text:p>
          </table:table-cell>
          <table:table-cell table:number-columns-repeated="2"/>
          <table:table-cell table:style-name="ce7" office:value-type="string">
            <text:p>Unidentified male driving a 4x4 on Little Saint James</text:p>
          </table:table-cell>
          <table:table-cell table:number-columns-repeated="1014"/>
        </table:table-row>
        <table:table-row table:style-name="ro2">
          <table:table-cell office:value-type="string">
            <text:p>https://www.justice.gov/epstein/files/DataSet%209/EFTA01131785.avi</text:p>
          </table:table-cell>
          <table:table-cell table:style-name="ce2" table:formula="of:=HYPERLINK([.A3240]; &quot;View Now&quot;)" office:value-type="string" office:string-value="View Now">
            <text:p>View Now</text:p>
          </table:table-cell>
          <table:table-cell office:value-type="string">
            <text:p>video/avi</text:p>
          </table:table-cell>
          <table:table-cell office:value-type="float" office:value="29.451667">
            <text:p>29.451667</text:p>
          </table:table-cell>
          <table:table-cell office:value-type="string">
            <text:p>+18.3239-064.8207+011.373/</text:p>
          </table:table-cell>
          <table:table-cell table:formula="of:=HYPERLINK(&quot;https://www.google.com/maps?q=18.3239,-64.8207&quot;;&quot;MAP&quot;)" office:value-type="string" office:string-value="MAP">
            <text:p>MAP</text:p>
          </table:table-cell>
          <table:table-cell office:value-type="string">
            <text:p>2015-10-26T23:06:32.000000Z</text:p>
          </table:table-cell>
          <table:table-cell table:number-columns-repeated="2"/>
          <table:table-cell table:style-name="ce7" office:value-type="string">
            <text:p>NOT WORKING – Middle of ocean St Thomas Cruz Bay</text:p>
          </table:table-cell>
          <table:table-cell table:number-columns-repeated="1014"/>
        </table:table-row>
        <table:table-row table:style-name="ro2">
          <table:table-cell office:value-type="string">
            <text:p>https://www.justice.gov/epstein/files/DataSet%209/EFTA01132042.avi</text:p>
          </table:table-cell>
          <table:table-cell table:style-name="ce2" table:formula="of:=HYPERLINK([.A3241]; &quot;View Now&quot;)" office:value-type="string" office:string-value="View Now">
            <text:p>View Now</text:p>
          </table:table-cell>
          <table:table-cell office:value-type="string">
            <text:p>video/avi</text:p>
          </table:table-cell>
          <table:table-cell office:value-type="float" office:value="24.715">
            <text:p>24.715</text:p>
          </table:table-cell>
          <table:table-cell table:number-columns-repeated="2"/>
          <table:table-cell office:value-type="string">
            <text:p>2013-12-31T16:13:11.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31962.avi</text:p>
          </table:table-cell>
          <table:table-cell table:style-name="ce2" table:formula="of:=HYPERLINK([.A3242]; &quot;View Now&quot;)" office:value-type="string" office:string-value="View Now">
            <text:p>View Now</text:p>
          </table:table-cell>
          <table:table-cell office:value-type="string">
            <text:p>video/avi</text:p>
          </table:table-cell>
          <table:table-cell office:value-type="float" office:value="20.385">
            <text:p>20.385</text:p>
          </table:table-cell>
          <table:table-cell table:number-columns-repeated="2"/>
          <table:table-cell office:value-type="string">
            <text:p>2013-12-29T00:20:36.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31745.avi</text:p>
          </table:table-cell>
          <table:table-cell table:style-name="ce2" table:formula="of:=HYPERLINK([.A3243]; &quot;View Now&quot;)" office:value-type="string" office:string-value="View Now">
            <text:p>View Now</text:p>
          </table:table-cell>
          <table:table-cell office:value-type="string">
            <text:p>video/avi</text:p>
          </table:table-cell>
          <table:table-cell office:value-type="float" office:value="59.901678">
            <text:p>59.901678</text:p>
          </table:table-cell>
          <table:table-cell office:value-type="string">
            <text:p>+18.3013-064.8241+014.788/</text:p>
          </table:table-cell>
          <table:table-cell table:formula="of:=HYPERLINK(&quot;https://www.google.com/maps?q=18.3013,-64.8241&quot;;&quot;MAP&quot;)" office:value-type="string" office:string-value="MAP">
            <text:p>MAP</text:p>
          </table:table-cell>
          <table:table-cell office:value-type="string">
            <text:p>2015-10-28T17:47:23.000000Z</text:p>
          </table:table-cell>
          <table:table-cell table:number-columns-repeated="2"/>
          <table:table-cell table:style-name="ce7" office:value-type="string">
            <text:p>NOT WORKING – Little Saint James</text:p>
          </table:table-cell>
          <table:table-cell table:number-columns-repeated="1014"/>
        </table:table-row>
        <table:table-row table:style-name="ro2">
          <table:table-cell office:value-type="string">
            <text:p>https://www.justice.gov/epstein/files/DataSet%209/EFTA01132029.mov</text:p>
          </table:table-cell>
          <table:table-cell table:style-name="ce2" table:formula="of:=HYPERLINK([.A3244]; &quot;View Now&quot;)" office:value-type="string" office:string-value="View Now">
            <text:p>View Now</text:p>
          </table:table-cell>
          <table:table-cell office:value-type="string">
            <text:p>video/quicktime</text:p>
          </table:table-cell>
          <table:table-cell office:value-type="float" office:value="15.71">
            <text:p>15.71</text:p>
          </table:table-cell>
          <table:table-cell table:number-columns-repeated="2"/>
          <table:table-cell office:value-type="string">
            <text:p>2013-12-31T16:12:45.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32055.avi</text:p>
          </table:table-cell>
          <table:table-cell table:style-name="ce2" table:formula="of:=HYPERLINK([.A3245]; &quot;View Now&quot;)" office:value-type="string" office:string-value="View Now">
            <text:p>View Now</text:p>
          </table:table-cell>
          <table:table-cell office:value-type="string">
            <text:p>video/avi</text:p>
          </table:table-cell>
          <table:table-cell office:value-type="float" office:value="28.316667">
            <text:p>28.316667</text:p>
          </table:table-cell>
          <table:table-cell table:number-columns-repeated="2"/>
          <table:table-cell office:value-type="string">
            <text:p>2013-12-25T01:46:49.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31749.mov</text:p>
          </table:table-cell>
          <table:table-cell table:style-name="ce2" table:formula="of:=HYPERLINK([.A3246]; &quot;View Now&quot;)" office:value-type="string" office:string-value="View Now">
            <text:p>View Now</text:p>
          </table:table-cell>
          <table:table-cell office:value-type="string">
            <text:p>video/quicktime</text:p>
          </table:table-cell>
          <table:table-cell office:value-type="float" office:value="22.346667">
            <text:p>22.346667</text:p>
          </table:table-cell>
          <table:table-cell office:value-type="string">
            <text:p>+18.3016-064.8243+013.183/</text:p>
          </table:table-cell>
          <table:table-cell table:formula="of:=HYPERLINK(&quot;https://www.google.com/maps?q=18.3016,-64.8243&quot;;&quot;MAP&quot;)" office:value-type="string" office:string-value="MAP">
            <text:p>MAP</text:p>
          </table:table-cell>
          <table:table-cell office:value-type="string">
            <text:p>2015-10-28T17:48:28.000000Z</text:p>
          </table:table-cell>
          <table:table-cell table:number-columns-repeated="2"/>
          <table:table-cell table:style-name="ce7" office:value-type="string">
            <text:p>Unidentified male driving a 4x4 on Little Saint James into the garage</text:p>
          </table:table-cell>
          <table:table-cell table:number-columns-repeated="1014"/>
        </table:table-row>
        <table:table-row table:style-name="ro2">
          <table:table-cell office:value-type="string">
            <text:p>https://www.justice.gov/epstein/files/DataSet%209/EFTA01132054.avi</text:p>
          </table:table-cell>
          <table:table-cell table:style-name="ce2" table:formula="of:=HYPERLINK([.A3247]; &quot;View Now&quot;)" office:value-type="string" office:string-value="View Now">
            <text:p>View Now</text:p>
          </table:table-cell>
          <table:table-cell office:value-type="string">
            <text:p>video/avi</text:p>
          </table:table-cell>
          <table:table-cell office:value-type="float" office:value="28.033333">
            <text:p>28.033333</text:p>
          </table:table-cell>
          <table:table-cell table:number-columns-repeated="2"/>
          <table:table-cell office:value-type="string">
            <text:p>2013-12-23T17:51:34.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32159.mov</text:p>
          </table:table-cell>
          <table:table-cell table:style-name="ce2" table:formula="of:=HYPERLINK([.A3248]; &quot;View Now&quot;)" office:value-type="string" office:string-value="View Now">
            <text:p>View Now</text:p>
          </table:table-cell>
          <table:table-cell office:value-type="string">
            <text:p>video/quicktime</text:p>
          </table:table-cell>
          <table:table-cell office:value-type="float" office:value="17.58">
            <text:p>17.58</text:p>
          </table:table-cell>
          <table:table-cell office:value-type="string">
            <text:p>+26.3057-080.1309+005.027/</text:p>
          </table:table-cell>
          <table:table-cell table:formula="of:=HYPERLINK(&quot;https://www.google.com/maps?q=26.3057,-80.1309&quot;;&quot;MAP&quot;)" office:value-type="string" office:string-value="MAP">
            <text:p>MAP</text:p>
          </table:table-cell>
          <table:table-cell office:value-type="string">
            <text:p>2013-12-14T13:13:15.000000Z</text:p>
          </table:table-cell>
          <table:table-cell/>
          <table:table-cell office:value-type="string">
            <text:p>Y</text:p>
          </table:table-cell>
          <table:table-cell table:style-name="ce7" office:value-type="string">
            <text:p>Unidentified Old lady telling a joke about a doctor and sex drive In vicinity of building 121 of Century Village Deerfield Beach, Florida</text:p>
          </table:table-cell>
          <table:table-cell table:number-columns-repeated="1014"/>
        </table:table-row>
        <table:table-row table:style-name="ro2">
          <table:table-cell office:value-type="string">
            <text:p>https://www.justice.gov/epstein/files/DataSet%209/EFTA01133546.m4v</text:p>
          </table:table-cell>
          <table:table-cell table:style-name="ce2" table:formula="of:=HYPERLINK([.A3249]; &quot;View Now&quot;)" office:value-type="string" office:string-value="View Now">
            <text:p>View Now</text:p>
          </table:table-cell>
          <table:table-cell office:value-type="string">
            <text:p>video/mp4</text:p>
          </table:table-cell>
          <table:table-cell office:value-type="float" office:value="34.206168">
            <text:p>34.206168</text:p>
          </table:table-cell>
          <table:table-cell table:number-columns-repeated="2"/>
          <table:table-cell office:value-type="string">
            <text:p>2013-09-06T20:04:50.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35723.mp4</text:p>
          </table:table-cell>
          <table:table-cell table:style-name="ce2" table:formula="of:=HYPERLINK([.A3250]; &quot;View Now&quot;)" office:value-type="string" office:string-value="View Now">
            <text:p>View Now</text:p>
          </table:table-cell>
          <table:table-cell office:value-type="string">
            <text:p>video/mp4</text:p>
          </table:table-cell>
          <table:table-cell office:value-type="float" office:value="22.244717">
            <text:p>22.244717</text:p>
          </table:table-cell>
          <table:table-cell table:number-columns-repeated="5"/>
          <table:table-cell table:style-name="ce6"/>
          <table:table-cell table:number-columns-repeated="1014"/>
        </table:table-row>
        <table:table-row table:style-name="ro2">
          <table:table-cell office:value-type="string">
            <text:p>https://www.justice.gov/epstein/files/DataSet%209/EFTA01132307.avi</text:p>
          </table:table-cell>
          <table:table-cell table:style-name="ce2" table:formula="of:=HYPERLINK([.A3251]; &quot;View Now&quot;)" office:value-type="string" office:string-value="View Now">
            <text:p>View Now</text:p>
          </table:table-cell>
          <table:table-cell office:value-type="string">
            <text:p>video/avi</text:p>
          </table:table-cell>
          <table:table-cell office:value-type="float" office:value="40.49">
            <text:p>40.49</text:p>
          </table:table-cell>
          <table:table-cell table:number-columns-repeated="2"/>
          <table:table-cell office:value-type="string">
            <text:p>2013-12-08T13:32:42.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37029.m4v</text:p>
          </table:table-cell>
          <table:table-cell table:style-name="ce2" table:formula="of:=HYPERLINK([.A3252]; &quot;View Now&quot;)" office:value-type="string" office:string-value="View Now">
            <text:p>View Now</text:p>
          </table:table-cell>
          <table:table-cell office:value-type="string">
            <text:p>video/mp4</text:p>
          </table:table-cell>
          <table:table-cell office:value-type="float" office:value="2.875011">
            <text:p>2.875011</text:p>
          </table:table-cell>
          <table:table-cell table:number-columns-repeated="2"/>
          <table:table-cell office:value-type="string">
            <text:p>2013-03-20T22:47:54.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0576839.wmv</text:p>
          </table:table-cell>
          <table:table-cell table:style-name="ce2" table:formula="of:=HYPERLINK([.A3253]; &quot;View Now&quot;)" office:value-type="string" office:string-value="View Now">
            <text:p>View Now</text:p>
          </table:table-cell>
          <table:table-cell office:value-type="string">
            <text:p>video/x-ms-wmv</text:p>
          </table:table-cell>
          <table:table-cell office:value-type="float" office:value="30.933">
            <text:p>30.933</text:p>
          </table:table-cell>
          <table:table-cell table:number-columns-repeated="5"/>
          <table:table-cell table:style-name="ce6"/>
          <table:table-cell table:number-columns-repeated="1014"/>
        </table:table-row>
        <table:table-row table:style-name="ro2">
          <table:table-cell office:value-type="string">
            <text:p>https://www.justice.gov/epstein/files/DataSet%209/EFTA01132164.mov</text:p>
          </table:table-cell>
          <table:table-cell table:style-name="ce2" table:formula="of:=HYPERLINK([.A3254]; &quot;View Now&quot;)" office:value-type="string" office:string-value="View Now">
            <text:p>View Now</text:p>
          </table:table-cell>
          <table:table-cell office:value-type="string">
            <text:p>video/quicktime</text:p>
          </table:table-cell>
          <table:table-cell office:value-type="float" office:value="13.415">
            <text:p>13.415</text:p>
          </table:table-cell>
          <table:table-cell office:value-type="string">
            <text:p>+26.3057-080.1310+004.623/</text:p>
          </table:table-cell>
          <table:table-cell table:formula="of:=HYPERLINK(&quot;https://www.google.com/maps?q=26.3057,-80.131&quot;;&quot;MAP&quot;)" office:value-type="string" office:string-value="MAP">
            <text:p>MAP</text:p>
          </table:table-cell>
          <table:table-cell office:value-type="string">
            <text:p>2013-12-14T13:15:27.000000Z</text:p>
          </table:table-cell>
          <table:table-cell/>
          <table:table-cell office:value-type="string">
            <text:p>Y</text:p>
          </table:table-cell>
          <table:table-cell table:style-name="ce7" office:value-type="string">
            <text:p>Unidentified Old lady telling a joke about a divorce and circumcision <text:s/>In vicinity of building 121 of Century Village Deerfield Beach, Florida</text:p>
          </table:table-cell>
          <table:table-cell table:number-columns-repeated="1014"/>
        </table:table-row>
        <table:table-row table:style-name="ro2">
          <table:table-cell office:value-type="string">
            <text:p>https://www.justice.gov/epstein/files/DataSet%209/EFTA01132161.mov</text:p>
          </table:table-cell>
          <table:table-cell table:style-name="ce2" table:formula="of:=HYPERLINK([.A3255]; &quot;View Now&quot;)" office:value-type="string" office:string-value="View Now">
            <text:p>View Now</text:p>
          </table:table-cell>
          <table:table-cell office:value-type="string">
            <text:p>video/quicktime</text:p>
          </table:table-cell>
          <table:table-cell office:value-type="float" office:value="10.29">
            <text:p>10.29</text:p>
          </table:table-cell>
          <table:table-cell office:value-type="string">
            <text:p>+26.3058-080.1311+004.354/</text:p>
          </table:table-cell>
          <table:table-cell table:formula="of:=HYPERLINK(&quot;https://www.google.com/maps?q=26.3058,-80.1311&quot;;&quot;MAP&quot;)" office:value-type="string" office:string-value="MAP">
            <text:p>MAP</text:p>
          </table:table-cell>
          <table:table-cell office:value-type="string">
            <text:p>2013-12-14T13:14:28.000000Z</text:p>
          </table:table-cell>
          <table:table-cell/>
          <table:table-cell office:value-type="string">
            <text:p>Y</text:p>
          </table:table-cell>
          <table:table-cell table:style-name="ce7" office:value-type="string">
            <text:p>Unidentified Old lady telling a joke about a penis transplant In vicinity of building 121 of Century Village Deerfield Beach, Florida</text:p>
          </table:table-cell>
          <table:table-cell table:number-columns-repeated="1014"/>
        </table:table-row>
        <table:table-row table:style-name="ro2">
          <table:table-cell office:value-type="string">
            <text:p>https://www.justice.gov/epstein/files/DataSet%209/EFTA01136290.avi</text:p>
          </table:table-cell>
          <table:table-cell table:style-name="ce2" table:formula="of:=HYPERLINK([.A3256]; &quot;View Now&quot;)" office:value-type="string" office:string-value="View Now">
            <text:p>View Now</text:p>
          </table:table-cell>
          <table:table-cell office:value-type="string">
            <text:p>video/avi</text:p>
          </table:table-cell>
          <table:table-cell office:value-type="float" office:value="16.268333">
            <text:p>16.268333</text:p>
          </table:table-cell>
          <table:table-cell office:value-type="string">
            <text:p>+25.8899-080.1271+000.000/</text:p>
          </table:table-cell>
          <table:table-cell table:formula="of:=HYPERLINK(&quot;https://www.google.com/maps?q=25.8899,-80.1271&quot;;&quot;MAP&quot;)" office:value-type="string" office:string-value="MAP">
            <text:p>MAP</text:p>
          </table:table-cell>
          <table:table-cell office:value-type="string">
            <text:p>2013-04-24T15:55:46.000000Z</text:p>
          </table:table-cell>
          <table:table-cell table:number-columns-repeated="2"/>
          <table:table-cell table:style-name="ce7" office:value-type="string">
            <text:p>NOT WORKING – appears to be in vicinity of the property at 70 Camden Dr, Bal Harbour, FL 33154 which at the time owned by Bruce Knight</text:p>
          </table:table-cell>
          <table:table-cell table:number-columns-repeated="1014"/>
        </table:table-row>
        <table:table-row table:style-name="ro2">
          <table:table-cell office:value-type="string">
            <text:p>https://www.justice.gov/epstein/files/DataSet%209/EFTA01138379.avi</text:p>
          </table:table-cell>
          <table:table-cell table:style-name="ce2" table:formula="of:=HYPERLINK([.A3257]; &quot;View Now&quot;)" office:value-type="string" office:string-value="View Now">
            <text:p>View Now</text:p>
          </table:table-cell>
          <table:table-cell office:value-type="string">
            <text:p>video/avi</text:p>
          </table:table-cell>
          <table:table-cell office:value-type="float" office:value="22.255771">
            <text:p>22.255771</text:p>
          </table:table-cell>
          <table:table-cell table:number-columns-repeated="2"/>
          <table:table-cell office:value-type="string">
            <text:p>2015-11-10T19:59:15.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32162.avi</text:p>
          </table:table-cell>
          <table:table-cell table:style-name="ce2" table:formula="of:=HYPERLINK([.A3258]; &quot;View Now&quot;)" office:value-type="string" office:string-value="View Now">
            <text:p>View Now</text:p>
          </table:table-cell>
          <table:table-cell office:value-type="string">
            <text:p>video/avi</text:p>
          </table:table-cell>
          <table:table-cell office:value-type="float" office:value="37.37">
            <text:p>37.37</text:p>
          </table:table-cell>
          <table:table-cell office:value-type="string">
            <text:p>+26.3057-080.1310+005.373/</text:p>
          </table:table-cell>
          <table:table-cell table:formula="of:=HYPERLINK(&quot;https://www.google.com/maps?q=26.3057,-80.131&quot;;&quot;MAP&quot;)" office:value-type="string" office:string-value="MAP">
            <text:p>MAP</text:p>
          </table:table-cell>
          <table:table-cell office:value-type="string">
            <text:p>2013-12-14T13:14:50.000000Z</text:p>
          </table:table-cell>
          <table:table-cell table:number-columns-repeated="2"/>
          <table:table-cell table:style-name="ce7" office:value-type="string">
            <text:p>NOT WORKING – Same address as old lady telling jokes <text:s/>In vicinity of building 121 of Century Village Deerfield Beach, Florida</text:p>
          </table:table-cell>
          <table:table-cell table:number-columns-repeated="1014"/>
        </table:table-row>
        <table:table-row table:style-name="ro2">
          <table:table-cell office:value-type="string">
            <text:p>https://www.justice.gov/epstein/files/DataSet%209/EFTA01137990.m4a</text:p>
          </table:table-cell>
          <table:table-cell table:style-name="ce2" table:formula="of:=HYPERLINK([.A3259]; &quot;View Now&quot;)" office:value-type="string" office:string-value="View Now">
            <text:p>View Now</text:p>
          </table:table-cell>
          <table:table-cell office:value-type="string">
            <text:p>audio/mp4</text:p>
          </table:table-cell>
          <table:table-cell office:value-type="float" office:value="17.554286">
            <text:p>17.554286</text:p>
          </table:table-cell>
          <table:table-cell table:number-columns-repeated="2"/>
          <table:table-cell office:value-type="string">
            <text:p>2016-01-20T12:19:25.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36478.mov</text:p>
          </table:table-cell>
          <table:table-cell table:style-name="ce2" table:formula="of:=HYPERLINK([.A3260]; &quot;View Now&quot;)" office:value-type="string" office:string-value="View Now">
            <text:p>View Now</text:p>
          </table:table-cell>
          <table:table-cell office:value-type="string">
            <text:p>video/quicktime</text:p>
          </table:table-cell>
          <table:table-cell office:value-type="float" office:value="4.185">
            <text:p>4.185</text:p>
          </table:table-cell>
          <table:table-cell table:number-columns-repeated="2"/>
          <table:table-cell office:value-type="string">
            <text:p>2013-04-15T04:24:56.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37173.mov</text:p>
          </table:table-cell>
          <table:table-cell table:style-name="ce2" table:formula="of:=HYPERLINK([.A3261]; &quot;View Now&quot;)" office:value-type="string" office:string-value="View Now">
            <text:p>View Now</text:p>
          </table:table-cell>
          <table:table-cell office:value-type="string">
            <text:p>video/quicktime</text:p>
          </table:table-cell>
          <table:table-cell office:value-type="float" office:value="16.363333">
            <text:p>16.363333</text:p>
          </table:table-cell>
          <table:table-cell office:value-type="string">
            <text:p>+18.4002-064.6340+003.887/</text:p>
          </table:table-cell>
          <table:table-cell table:formula="of:=HYPERLINK(&quot;https://www.google.com/maps?q=18.4002,-64.634&quot;;&quot;MAP&quot;)" office:value-type="string" office:string-value="MAP">
            <text:p>MAP</text:p>
          </table:table-cell>
          <table:table-cell office:value-type="string">
            <text:p>2013-03-09T17:21:11.000000Z</text:p>
          </table:table-cell>
          <table:table-cell table:number-columns-repeated="2"/>
          <table:table-cell table:style-name="ce7" office:value-type="string">
            <text:p>Video of propeller damage and spinning on the shaft – likely a repairman at the Nanny Cay Marina Tortola, VG1110, British Virgin Islands</text:p>
          </table:table-cell>
          <table:table-cell table:number-columns-repeated="1014"/>
        </table:table-row>
        <table:table-row table:style-name="ro2">
          <table:table-cell office:value-type="string">
            <text:p>https://www.justice.gov/epstein/files/DataSet%209/EFTA01136088.mov</text:p>
          </table:table-cell>
          <table:table-cell table:style-name="ce2" table:formula="of:=HYPERLINK([.A3262]; &quot;View Now&quot;)" office:value-type="string" office:string-value="View Now">
            <text:p>View Now</text:p>
          </table:table-cell>
          <table:table-cell office:value-type="string">
            <text:p>video/quicktime</text:p>
          </table:table-cell>
          <table:table-cell office:value-type="float" office:value="10.7">
            <text:p>10.7</text:p>
          </table:table-cell>
          <table:table-cell office:value-type="string">
            <text:p>-34.0165+018.4588+024.524/</text:p>
          </table:table-cell>
          <table:table-cell table:formula="of:=HYPERLINK(&quot;https://www.google.com/maps?q=-34.0165,18.4588&quot;;&quot;MAP&quot;)" office:value-type="string" office:string-value="MAP">
            <text:p>MAP</text:p>
          </table:table-cell>
          <table:table-cell office:value-type="string">
            <text:p>2013-05-09T16:02:03.000000Z</text:p>
          </table:table-cell>
          <table:table-cell table:number-columns-repeated="2"/>
          <table:table-cell table:style-name="ce7" office:value-type="string">
            <text:p>Video of unknown person walking barefoot in grass at 9 Dalziel Rd, Plumstead, Cape Town, 7801, South Africa – no known owners</text:p>
          </table:table-cell>
          <table:table-cell table:number-columns-repeated="1014"/>
        </table:table-row>
        <table:table-row table:style-name="ro2">
          <table:table-cell office:value-type="string">
            <text:p>https://www.justice.gov/epstein/files/DataSet%209/EFTA01140431.m4v</text:p>
          </table:table-cell>
          <table:table-cell table:style-name="ce2" table:formula="of:=HYPERLINK([.A3263]; &quot;View Now&quot;)" office:value-type="string" office:string-value="View Now">
            <text:p>View Now</text:p>
          </table:table-cell>
          <table:table-cell office:value-type="string">
            <text:p>video/mp4</text:p>
          </table:table-cell>
          <table:table-cell office:value-type="float" office:value="4.233333">
            <text:p>4.2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1140619.avi</text:p>
          </table:table-cell>
          <table:table-cell table:style-name="ce2" table:formula="of:=HYPERLINK([.A3264];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3-12-16T23:54:56.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41497.avi</text:p>
          </table:table-cell>
          <table:table-cell table:style-name="ce2" table:formula="of:=HYPERLINK([.A3265]; &quot;View Now&quot;)" office:value-type="string" office:string-value="View Now">
            <text:p>View Now</text:p>
          </table:table-cell>
          <table:table-cell office:value-type="string">
            <text:p>video/avi</text:p>
          </table:table-cell>
          <table:table-cell office:value-type="float" office:value="37.266667">
            <text:p>37.266667</text:p>
          </table:table-cell>
          <table:table-cell table:number-columns-repeated="2"/>
          <table:table-cell office:value-type="string">
            <text:p>2013-11-08T13:48:35.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33333.m4a</text:p>
          </table:table-cell>
          <table:table-cell table:style-name="ce2" table:formula="of:=HYPERLINK([.A3266]; &quot;View Now&quot;)" office:value-type="string" office:string-value="View Now">
            <text:p>View Now</text:p>
          </table:table-cell>
          <table:table-cell office:value-type="string">
            <text:p>audio/mp4</text:p>
          </table:table-cell>
          <table:table-cell office:value-type="float" office:value="1528.407075">
            <text:p>1528.407075</text:p>
          </table:table-cell>
          <table:table-cell table:number-columns-repeated="2"/>
          <table:table-cell office:value-type="string">
            <text:p>2013-09-22T16:33:12.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39139.avi</text:p>
          </table:table-cell>
          <table:table-cell table:style-name="ce2" table:formula="of:=HYPERLINK([.A3267]; &quot;View Now&quot;)" office:value-type="string" office:string-value="View Now">
            <text:p>View Now</text:p>
          </table:table-cell>
          <table:table-cell office:value-type="string">
            <text:p>video/avi</text:p>
          </table:table-cell>
          <table:table-cell office:value-type="float" office:value="543.183333">
            <text:p>543.183333</text:p>
          </table:table-cell>
          <table:table-cell table:number-columns-repeated="2"/>
          <table:table-cell office:value-type="string">
            <text:p>2015-12-21T02:33:21.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41834.avi</text:p>
          </table:table-cell>
          <table:table-cell table:style-name="ce2" table:formula="of:=HYPERLINK([.A3268]; &quot;View Now&quot;)" office:value-type="string" office:string-value="View Now">
            <text:p>View Now</text:p>
          </table:table-cell>
          <table:table-cell office:value-type="string">
            <text:p>video/avi</text:p>
          </table:table-cell>
          <table:table-cell office:value-type="float" office:value="179.266667">
            <text:p>179.266667</text:p>
          </table:table-cell>
          <table:table-cell table:number-columns-repeated="5"/>
          <table:table-cell table:style-name="ce6"/>
          <table:table-cell table:number-columns-repeated="1014"/>
        </table:table-row>
        <table:table-row table:style-name="ro2">
          <table:table-cell office:value-type="string">
            <text:p>https://www.justice.gov/epstein/files/DataSet%209/EFTA01138821.avi</text:p>
          </table:table-cell>
          <table:table-cell table:style-name="ce2" table:formula="of:=HYPERLINK([.A3269]; &quot;View Now&quot;)" office:value-type="string" office:string-value="View Now">
            <text:p>View Now</text:p>
          </table:table-cell>
          <table:table-cell office:value-type="string">
            <text:p>video/avi</text:p>
          </table:table-cell>
          <table:table-cell office:value-type="float" office:value="3.068345">
            <text:p>3.068345</text:p>
          </table:table-cell>
          <table:table-cell table:number-columns-repeated="2"/>
          <table:table-cell office:value-type="string">
            <text:p>2015-12-29T13:40:58.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45525.avi</text:p>
          </table:table-cell>
          <table:table-cell table:style-name="ce2" table:formula="of:=HYPERLINK([.A3270]; &quot;View Now&quot;)" office:value-type="string" office:string-value="View Now">
            <text:p>View Now</text:p>
          </table:table-cell>
          <table:table-cell office:value-type="string">
            <text:p>video/avi</text:p>
          </table:table-cell>
          <table:table-cell office:value-type="float" office:value="37.855">
            <text:p>37.855</text:p>
          </table:table-cell>
          <table:table-cell table:number-columns-repeated="2"/>
          <table:table-cell office:value-type="string">
            <text:p>2013-01-14T23:55:45.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39965.mov</text:p>
          </table:table-cell>
          <table:table-cell table:style-name="ce2" table:formula="of:=HYPERLINK([.A3271]; &quot;View Now&quot;)" office:value-type="string" office:string-value="View Now">
            <text:p>View Now</text:p>
          </table:table-cell>
          <table:table-cell office:value-type="string">
            <text:p>video/quicktime</text:p>
          </table:table-cell>
          <table:table-cell office:value-type="float" office:value="13.371678">
            <text:p>13.371678</text:p>
          </table:table-cell>
          <table:table-cell table:number-columns-repeated="2"/>
          <table:table-cell office:value-type="string">
            <text:p>2014-01-15T07:12:07.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47043.m4v</text:p>
          </table:table-cell>
          <table:table-cell table:style-name="ce2" table:formula="of:=HYPERLINK([.A3272]; &quot;View Now&quot;)" office:value-type="string" office:string-value="View Now">
            <text:p>View Now</text:p>
          </table:table-cell>
          <table:table-cell office:value-type="string">
            <text:p>video/mp4</text:p>
          </table:table-cell>
          <table:table-cell office:value-type="float" office:value="16.5">
            <text:p>16.5</text:p>
          </table:table-cell>
          <table:table-cell table:number-columns-repeated="5"/>
          <table:table-cell table:style-name="ce6"/>
          <table:table-cell table:number-columns-repeated="1014"/>
        </table:table-row>
        <table:table-row table:style-name="ro2">
          <table:table-cell office:value-type="string">
            <text:p>https://www.justice.gov/epstein/files/DataSet%209/EFTA01139115.avi</text:p>
          </table:table-cell>
          <table:table-cell table:style-name="ce2" table:formula="of:=HYPERLINK([.A3273]; &quot;View Now&quot;)" office:value-type="string" office:string-value="View Now">
            <text:p>View Now</text:p>
          </table:table-cell>
          <table:table-cell office:value-type="string">
            <text:p>video/avi</text:p>
          </table:table-cell>
          <table:table-cell office:value-type="float" office:value="14.63">
            <text:p>14.63</text:p>
          </table:table-cell>
          <table:table-cell table:number-columns-repeated="2"/>
          <table:table-cell office:value-type="string">
            <text:p>2015-12-20T06:21:59.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45820.avi</text:p>
          </table:table-cell>
          <table:table-cell table:style-name="ce2" table:formula="of:=HYPERLINK([.A3274]; &quot;View Now&quot;)" office:value-type="string" office:string-value="View Now">
            <text:p>View Now</text:p>
          </table:table-cell>
          <table:table-cell office:value-type="string">
            <text:p>video/avi</text:p>
          </table:table-cell>
          <table:table-cell office:value-type="float" office:value="54.031667">
            <text:p>54.031667</text:p>
          </table:table-cell>
          <table:table-cell table:number-columns-repeated="2"/>
          <table:table-cell office:value-type="string">
            <text:p>2012-11-23T01:29:18.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47195.3gp</text:p>
          </table:table-cell>
          <table:table-cell table:style-name="ce2" table:formula="of:=HYPERLINK([.A3275]; &quot;View Now&quot;)" office:value-type="string" office:string-value="View Now">
            <text:p>View Now</text:p>
          </table:table-cell>
          <table:table-cell office:value-type="string">
            <text:p>video/3gpp</text:p>
          </table:table-cell>
          <table:table-cell office:value-type="float" office:value="24.34">
            <text:p>24.34</text:p>
          </table:table-cell>
          <table:table-cell table:number-columns-repeated="2"/>
          <table:table-cell office:value-type="string">
            <text:p>2012-07-04T00:02:57.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41793.m4a</text:p>
          </table:table-cell>
          <table:table-cell table:style-name="ce2" table:formula="of:=HYPERLINK([.A3276]; &quot;View Now&quot;)" office:value-type="string" office:string-value="View Now">
            <text:p>View Now</text:p>
          </table:table-cell>
          <table:table-cell office:value-type="string">
            <text:p>audio/mp4</text:p>
          </table:table-cell>
          <table:table-cell table:number-columns-repeated="6"/>
          <table:table-cell table:style-name="ce6"/>
          <table:table-cell table:number-columns-repeated="1014"/>
        </table:table-row>
        <table:table-row table:style-name="ro2">
          <table:table-cell office:value-type="string">
            <text:p>https://www.justice.gov/epstein/files/DataSet%209/EFTA01147152.avi</text:p>
          </table:table-cell>
          <table:table-cell table:style-name="ce2" table:formula="of:=HYPERLINK([.A3277]; &quot;View Now&quot;)" office:value-type="string" office:string-value="View Now">
            <text:p>View Now</text:p>
          </table:table-cell>
          <table:table-cell office:value-type="string">
            <text:p>video/avi</text:p>
          </table:table-cell>
          <table:table-cell office:value-type="float" office:value="41.266">
            <text:p>41.266</text:p>
          </table:table-cell>
          <table:table-cell table:number-columns-repeated="5"/>
          <table:table-cell table:style-name="ce6"/>
          <table:table-cell table:number-columns-repeated="1014"/>
        </table:table-row>
        <table:table-row table:style-name="ro2">
          <table:table-cell office:value-type="string">
            <text:p>https://www.justice.gov/epstein/files/DataSet%209/EFTA01145508.mov</text:p>
          </table:table-cell>
          <table:table-cell table:style-name="ce2" table:formula="of:=HYPERLINK([.A3278]; &quot;View Now&quot;)" office:value-type="string" office:string-value="View Now">
            <text:p>View Now</text:p>
          </table:table-cell>
          <table:table-cell office:value-type="string">
            <text:p>video/quicktime</text:p>
          </table:table-cell>
          <table:table-cell office:value-type="float" office:value="12.55">
            <text:p>12.55</text:p>
          </table:table-cell>
          <table:table-cell table:number-columns-repeated="2"/>
          <table:table-cell office:value-type="string">
            <text:p>2013-01-20T18:09:04.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41481.avi</text:p>
          </table:table-cell>
          <table:table-cell table:style-name="ce2" table:formula="of:=HYPERLINK([.A3279]; &quot;View Now&quot;)" office:value-type="string" office:string-value="View Now">
            <text:p>View Now</text:p>
          </table:table-cell>
          <table:table-cell office:value-type="string">
            <text:p>video/avi</text:p>
          </table:table-cell>
          <table:table-cell office:value-type="float" office:value="50.443333">
            <text:p>50.443333</text:p>
          </table:table-cell>
          <table:table-cell table:number-columns-repeated="2"/>
          <table:table-cell office:value-type="string">
            <text:p>2013-11-07T19:04:00.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47522.avi</text:p>
          </table:table-cell>
          <table:table-cell table:style-name="ce2" table:formula="of:=HYPERLINK([.A3280]; &quot;View Now&quot;)" office:value-type="string" office:string-value="View Now">
            <text:p>View Now</text:p>
          </table:table-cell>
          <table:table-cell office:value-type="string">
            <text:p>video/avi</text:p>
          </table:table-cell>
          <table:table-cell office:value-type="float" office:value="32.753333">
            <text:p>32.753333</text:p>
          </table:table-cell>
          <table:table-cell office:value-type="string">
            <text:p>+43.2814+012.2988+423.594/</text:p>
          </table:table-cell>
          <table:table-cell table:formula="of:=HYPERLINK(&quot;https://www.google.com/maps?q=43.2814,12.2988&quot;;&quot;MAP&quot;)" office:value-type="string" office:string-value="MAP">
            <text:p>MAP</text:p>
          </table:table-cell>
          <table:table-cell office:value-type="string">
            <text:p>2014-01-21T18:14:18.000000Z</text:p>
          </table:table-cell>
          <table:table-cell table:number-columns-repeated="2"/>
          <table:table-cell table:style-name="ce7" office:value-type="string">
            <text:p>NOT WORKING – located at hotel: <text:s/>The Sanctuary by Caimeli Località Romeggio, 517, 06019 Umbertide PG, Italy</text:p>
          </table:table-cell>
          <table:table-cell table:number-columns-repeated="1014"/>
        </table:table-row>
        <table:table-row table:style-name="ro2">
          <table:table-cell office:value-type="string">
            <text:p>https://www.justice.gov/epstein/files/DataSet%209/EFTA01149251.avi</text:p>
          </table:table-cell>
          <table:table-cell table:style-name="ce2" table:formula="of:=HYPERLINK([.A3281]; &quot;View Now&quot;)" office:value-type="string" office:string-value="View Now">
            <text:p>View Now</text:p>
          </table:table-cell>
          <table:table-cell office:value-type="string">
            <text:p>video/avi</text:p>
          </table:table-cell>
          <table:table-cell office:value-type="float" office:value="21.16">
            <text:p>21.16</text:p>
          </table:table-cell>
          <table:table-cell office:value-type="string">
            <text:p>+48.8676+002.3295/</text:p>
          </table:table-cell>
          <table:table-cell/>
          <table:table-cell office:value-type="string">
            <text:p>2011-09-24T08:40:11.000000Z</text:p>
          </table:table-cell>
          <table:table-cell table:number-columns-repeated="2"/>
          <table:table-cell table:style-name="ce7"/>
          <table:table-cell table:number-columns-repeated="1014"/>
        </table:table-row>
        <table:table-row table:style-name="ro2">
          <table:table-cell office:value-type="string">
            <text:p>https://www.justice.gov/epstein/files/DataSet%209/EFTA01149091.avi</text:p>
          </table:table-cell>
          <table:table-cell table:style-name="ce2" table:formula="of:=HYPERLINK([.A3282]; &quot;View Now&quot;)" office:value-type="string" office:string-value="View Now">
            <text:p>View Now</text:p>
          </table:table-cell>
          <table:table-cell office:value-type="string">
            <text:p>video/avi</text:p>
          </table:table-cell>
          <table:table-cell office:value-type="float" office:value="267.470385">
            <text:p>267.470385</text:p>
          </table:table-cell>
          <table:table-cell table:number-columns-repeated="5"/>
          <table:table-cell table:style-name="ce6"/>
          <table:table-cell table:number-columns-repeated="1014"/>
        </table:table-row>
        <table:table-row table:style-name="ro2">
          <table:table-cell office:value-type="string">
            <text:p>https://www.justice.gov/epstein/files/DataSet%209/EFTA01148746.avi</text:p>
          </table:table-cell>
          <table:table-cell table:style-name="ce2" table:formula="of:=HYPERLINK([.A3283]; &quot;View Now&quot;)" office:value-type="string" office:string-value="View Now">
            <text:p>View Now</text:p>
          </table:table-cell>
          <table:table-cell office:value-type="string">
            <text:p>video/avi</text:p>
          </table:table-cell>
          <table:table-cell office:value-type="float" office:value="54.031667">
            <text:p>54.031667</text:p>
          </table:table-cell>
          <table:table-cell office:value-type="string">
            <text:p>+42.1963-071.1854+021.000/</text:p>
          </table:table-cell>
          <table:table-cell table:formula="of:=HYPERLINK(&quot;https://www.google.com/maps?q=42.1963,-71.1854&quot;;&quot;MAP&quot;)" office:value-type="string" office:string-value="MAP">
            <text:p>MAP</text:p>
          </table:table-cell>
          <table:table-cell office:value-type="string">
            <text:p>2011-11-11T17:53:39.000000Z</text:p>
          </table:table-cell>
          <table:table-cell table:number-columns-repeated="2"/>
          <table:table-cell table:style-name="ce7" office:value-type="string">
            <text:p>NOT WORKING – Located at Ferrari of New England The Automile 441 Providence Hwy, US-1, Norwood, MA 02062, United States</text:p>
          </table:table-cell>
          <table:table-cell table:number-columns-repeated="1014"/>
        </table:table-row>
        <table:table-row table:style-name="ro2">
          <table:table-cell office:value-type="string">
            <text:p>https://www.justice.gov/epstein/files/DataSet%209/EFTA01154152.avi</text:p>
          </table:table-cell>
          <table:table-cell table:style-name="ce2" table:formula="of:=HYPERLINK([.A3284]; &quot;View Now&quot;)" office:value-type="string" office:string-value="View Now">
            <text:p>View Now</text:p>
          </table:table-cell>
          <table:table-cell office:value-type="string">
            <text:p>video/avi</text:p>
          </table:table-cell>
          <table:table-cell office:value-type="float" office:value="76.874">
            <text:p>76.874</text:p>
          </table:table-cell>
          <table:table-cell table:number-columns-repeated="5"/>
          <table:table-cell table:style-name="ce6"/>
          <table:table-cell table:number-columns-repeated="1014"/>
        </table:table-row>
        <table:table-row table:style-name="ro2">
          <table:table-cell office:value-type="string">
            <text:p>https://www.justice.gov/epstein/files/DataSet%209/EFTA01156054.avi</text:p>
          </table:table-cell>
          <table:table-cell table:style-name="ce2" table:formula="of:=HYPERLINK([.A3285]; &quot;View Now&quot;)" office:value-type="string" office:string-value="View Now">
            <text:p>View Now</text:p>
          </table:table-cell>
          <table:table-cell office:value-type="string">
            <text:p>video/avi</text:p>
          </table:table-cell>
          <table:table-cell office:value-type="float" office:value="27.886">
            <text:p>27.886</text:p>
          </table:table-cell>
          <table:table-cell table:number-columns-repeated="2"/>
          <table:table-cell office:value-type="string">
            <text:p>2011-01-10T21:18:34.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48575.avi</text:p>
          </table:table-cell>
          <table:table-cell table:style-name="ce2" table:formula="of:=HYPERLINK([.A3286]; &quot;View Now&quot;)" office:value-type="string" office:string-value="View Now">
            <text:p>View Now</text:p>
          </table:table-cell>
          <table:table-cell office:value-type="string">
            <text:p>video/avi</text:p>
          </table:table-cell>
          <table:table-cell office:value-type="float" office:value="80.146813">
            <text:p>80.146813</text:p>
          </table:table-cell>
          <table:table-cell table:number-columns-repeated="2"/>
          <table:table-cell office:value-type="string">
            <text:p>2011-12-19T05:45:45.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53587.wav</text:p>
          </table:table-cell>
          <table:table-cell table:style-name="ce2" table:formula="of:=HYPERLINK([.A3287]; &quot;View Now&quot;)" office:value-type="string" office:string-value="View Now">
            <text:p>View Now</text:p>
          </table:table-cell>
          <table:table-cell office:value-type="string">
            <text:p>audio/wav</text:p>
          </table:table-cell>
          <table:table-cell office:value-type="float" office:value="158.3755">
            <text:p>158.3755</text:p>
          </table:table-cell>
          <table:table-cell table:number-columns-repeated="5"/>
          <table:table-cell table:style-name="ce6"/>
          <table:table-cell table:number-columns-repeated="1014"/>
        </table:table-row>
        <table:table-row table:style-name="ro2">
          <table:table-cell office:value-type="string">
            <text:p>https://www.justice.gov/epstein/files/DataSet%209/EFTA01149143.avi</text:p>
          </table:table-cell>
          <table:table-cell table:style-name="ce2" table:formula="of:=HYPERLINK([.A3288];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1-10-13T22:15:38.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48747.avi</text:p>
          </table:table-cell>
          <table:table-cell table:style-name="ce2" table:formula="of:=HYPERLINK([.A3289]; &quot;View Now&quot;)" office:value-type="string" office:string-value="View Now">
            <text:p>View Now</text:p>
          </table:table-cell>
          <table:table-cell office:value-type="string">
            <text:p>video/avi</text:p>
          </table:table-cell>
          <table:table-cell office:value-type="float" office:value="45.016667">
            <text:p>45.016667</text:p>
          </table:table-cell>
          <table:table-cell office:value-type="string">
            <text:p>+42.1965-071.1856+014.000/</text:p>
          </table:table-cell>
          <table:table-cell table:formula="of:=HYPERLINK(&quot;https://www.google.com/maps?q=42.1965,-71.1856&quot;;&quot;MAP&quot;)" office:value-type="string" office:string-value="MAP">
            <text:p>MAP</text:p>
          </table:table-cell>
          <table:table-cell office:value-type="string">
            <text:p>2011-11-11T18:34:42.000000Z</text:p>
          </table:table-cell>
          <table:table-cell table:number-columns-repeated="2"/>
          <table:table-cell table:style-name="ce7" office:value-type="string">
            <text:p>NOT WORKING – Located at Boch Maserati Route 1, The Automile, 441 Providence Highway, Norwood, MA 02062, United States</text:p>
          </table:table-cell>
          <table:table-cell table:number-columns-repeated="1014"/>
        </table:table-row>
        <table:table-row table:style-name="ro2">
          <table:table-cell office:value-type="string">
            <text:p>https://www.justice.gov/epstein/files/DataSet%209/EFTA01153924.avi</text:p>
          </table:table-cell>
          <table:table-cell table:style-name="ce2" table:formula="of:=HYPERLINK([.A3290]; &quot;View Now&quot;)" office:value-type="string" office:string-value="View Now">
            <text:p>View Now</text:p>
          </table:table-cell>
          <table:table-cell office:value-type="string">
            <text:p>video/avi</text:p>
          </table:table-cell>
          <table:table-cell office:value-type="float" office:value="267.333333">
            <text:p>267.333333</text:p>
          </table:table-cell>
          <table:table-cell table:number-columns-repeated="2"/>
          <table:table-cell office:value-type="string">
            <text:p>2013-08-31T08:43:49.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56156.avi</text:p>
          </table:table-cell>
          <table:table-cell table:style-name="ce2" table:formula="of:=HYPERLINK([.A3291]; &quot;View Now&quot;)" office:value-type="string" office:string-value="View Now">
            <text:p>View Now</text:p>
          </table:table-cell>
          <table:table-cell office:value-type="string">
            <text:p>video/avi</text:p>
          </table:table-cell>
          <table:table-cell office:value-type="float" office:value="155.05">
            <text:p>155.05</text:p>
          </table:table-cell>
          <table:table-cell table:number-columns-repeated="5"/>
          <table:table-cell table:style-name="ce6"/>
          <table:table-cell table:number-columns-repeated="1014"/>
        </table:table-row>
        <table:table-row table:style-name="ro2">
          <table:table-cell office:value-type="string">
            <text:p>https://www.justice.gov/epstein/files/DataSet%209/EFTA01153273.avi</text:p>
          </table:table-cell>
          <table:table-cell table:style-name="ce2" table:formula="of:=HYPERLINK([.A3292]; &quot;View Now&quot;)" office:value-type="string" office:string-value="View Now">
            <text:p>View Now</text:p>
          </table:table-cell>
          <table:table-cell office:value-type="string">
            <text:p>video/avi</text:p>
          </table:table-cell>
          <table:table-cell office:value-type="float" office:value="30.005">
            <text:p>30.005</text:p>
          </table:table-cell>
          <table:table-cell table:number-columns-repeated="2"/>
          <table:table-cell office:value-type="string">
            <text:p>2011-02-16T03:07:40.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54341.avi</text:p>
          </table:table-cell>
          <table:table-cell table:style-name="ce2" table:formula="of:=HYPERLINK([.A3293]; &quot;View Now&quot;)" office:value-type="string" office:string-value="View Now">
            <text:p>View Now</text:p>
          </table:table-cell>
          <table:table-cell office:value-type="string">
            <text:p>video/avi</text:p>
          </table:table-cell>
          <table:table-cell office:value-type="float" office:value="312.225">
            <text:p>312.225</text:p>
          </table:table-cell>
          <table:table-cell table:number-columns-repeated="5"/>
          <table:table-cell table:style-name="ce6"/>
          <table:table-cell table:number-columns-repeated="1014"/>
        </table:table-row>
        <table:table-row table:style-name="ro2">
          <table:table-cell office:value-type="string">
            <text:p>https://www.justice.gov/epstein/files/DataSet%209/EFTA01154497.avi</text:p>
          </table:table-cell>
          <table:table-cell table:style-name="ce2" table:formula="of:=HYPERLINK([.A3294]; &quot;View Now&quot;)" office:value-type="string" office:string-value="View Now">
            <text:p>View Now</text:p>
          </table:table-cell>
          <table:table-cell office:value-type="string">
            <text:p>video/avi</text:p>
          </table:table-cell>
          <table:table-cell office:value-type="float" office:value="47.556667">
            <text:p>47.556667</text:p>
          </table:table-cell>
          <table:table-cell table:number-columns-repeated="2"/>
          <table:table-cell office:value-type="string">
            <text:p>2009-07-05T19:31:30.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56747.avi</text:p>
          </table:table-cell>
          <table:table-cell table:style-name="ce2" table:formula="of:=HYPERLINK([.A3295]; &quot;View Now&quot;)" office:value-type="string" office:string-value="View Now">
            <text:p>View Now</text:p>
          </table:table-cell>
          <table:table-cell office:value-type="string">
            <text:p>video/avi</text:p>
          </table:table-cell>
          <table:table-cell office:value-type="float" office:value="37.058345">
            <text:p>37.058345</text:p>
          </table:table-cell>
          <table:table-cell table:number-columns-repeated="2"/>
          <table:table-cell office:value-type="string">
            <text:p>2015-04-04T17:21:17.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56746.avi</text:p>
          </table:table-cell>
          <table:table-cell table:style-name="ce2" table:formula="of:=HYPERLINK([.A3296]; &quot;View Now&quot;)" office:value-type="string" office:string-value="View Now">
            <text:p>View Now</text:p>
          </table:table-cell>
          <table:table-cell office:value-type="string">
            <text:p>video/avi</text:p>
          </table:table-cell>
          <table:table-cell office:value-type="float" office:value="42.716667">
            <text:p>42.716667</text:p>
          </table:table-cell>
          <table:table-cell table:number-columns-repeated="2"/>
          <table:table-cell office:value-type="string">
            <text:p>2015-04-04T17:20:02.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55951.m4a</text:p>
          </table:table-cell>
          <table:table-cell table:style-name="ce2" table:formula="of:=HYPERLINK([.A3297]; &quot;View Now&quot;)" office:value-type="string" office:string-value="View Now">
            <text:p>View Now</text:p>
          </table:table-cell>
          <table:table-cell office:value-type="string">
            <text:p>audio/mp4</text:p>
          </table:table-cell>
          <table:table-cell table:number-columns-repeated="6"/>
          <table:table-cell table:style-name="ce6"/>
          <table:table-cell table:number-columns-repeated="1014"/>
        </table:table-row>
        <table:table-row table:style-name="ro2">
          <table:table-cell office:value-type="string">
            <text:p>https://www.justice.gov/epstein/files/DataSet%209/EFTA01156808.avi</text:p>
          </table:table-cell>
          <table:table-cell table:style-name="ce2" table:formula="of:=HYPERLINK([.A3298];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5-04-04T17:26:54.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56810.avi</text:p>
          </table:table-cell>
          <table:table-cell table:style-name="ce2" table:formula="of:=HYPERLINK([.A3299]; &quot;View Now&quot;)" office:value-type="string" office:string-value="View Now">
            <text:p>View Now</text:p>
          </table:table-cell>
          <table:table-cell office:value-type="string">
            <text:p>video/avi</text:p>
          </table:table-cell>
          <table:table-cell office:value-type="float" office:value="54.033333">
            <text:p>54.033333</text:p>
          </table:table-cell>
          <table:table-cell table:number-columns-repeated="2"/>
          <table:table-cell office:value-type="string">
            <text:p>2015-04-04T17:28:29.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56748.avi</text:p>
          </table:table-cell>
          <table:table-cell table:style-name="ce2" table:formula="of:=HYPERLINK([.A3300];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5-04-04T17:21:49.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56751.avi</text:p>
          </table:table-cell>
          <table:table-cell table:style-name="ce2" table:formula="of:=HYPERLINK([.A3301]; &quot;View Now&quot;)" office:value-type="string" office:string-value="View Now">
            <text:p>View Now</text:p>
          </table:table-cell>
          <table:table-cell office:value-type="string">
            <text:p>video/avi</text:p>
          </table:table-cell>
          <table:table-cell office:value-type="float" office:value="26.128333">
            <text:p>26.128333</text:p>
          </table:table-cell>
          <table:table-cell table:number-columns-repeated="2"/>
          <table:table-cell office:value-type="string">
            <text:p>2015-04-04T17:26:13.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56750.mov</text:p>
          </table:table-cell>
          <table:table-cell table:style-name="ce2" table:formula="of:=HYPERLINK([.A3302]; &quot;View Now&quot;)" office:value-type="string" office:string-value="View Now">
            <text:p>View Now</text:p>
          </table:table-cell>
          <table:table-cell office:value-type="string">
            <text:p>video/quicktime</text:p>
          </table:table-cell>
          <table:table-cell office:value-type="float" office:value="15.93">
            <text:p>15.93</text:p>
          </table:table-cell>
          <table:table-cell table:number-columns-repeated="2"/>
          <table:table-cell office:value-type="string">
            <text:p>2015-04-04T17:25:15.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56809.avi</text:p>
          </table:table-cell>
          <table:table-cell table:style-name="ce2" table:formula="of:=HYPERLINK([.A3303];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5-04-04T17:27:49.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56811.avi</text:p>
          </table:table-cell>
          <table:table-cell table:style-name="ce2" table:formula="of:=HYPERLINK([.A3304];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5-04-04T17:29:14.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57435.avi</text:p>
          </table:table-cell>
          <table:table-cell table:style-name="ce2" table:formula="of:=HYPERLINK([.A3305]; &quot;View Now&quot;)" office:value-type="string" office:string-value="View Now">
            <text:p>View Now</text:p>
          </table:table-cell>
          <table:table-cell office:value-type="string">
            <text:p>video/avi</text:p>
          </table:table-cell>
          <table:table-cell office:value-type="float" office:value="108.999">
            <text:p>108.999</text:p>
          </table:table-cell>
          <table:table-cell table:number-columns-repeated="5"/>
          <table:table-cell table:style-name="ce6"/>
          <table:table-cell table:number-columns-repeated="1014"/>
        </table:table-row>
        <table:table-row table:style-name="ro2">
          <table:table-cell office:value-type="string">
            <text:p>https://www.justice.gov/epstein/files/DataSet%209/EFTA01160081.mp3</text:p>
          </table:table-cell>
          <table:table-cell table:style-name="ce2" table:formula="of:=HYPERLINK([.A3306]; &quot;View Now&quot;)" office:value-type="string" office:string-value="View Now">
            <text:p>View Now</text:p>
          </table:table-cell>
          <table:table-cell office:value-type="string">
            <text:p>audio/mpeg</text:p>
          </table:table-cell>
          <table:table-cell table:number-columns-repeated="6"/>
          <table:table-cell table:style-name="ce6"/>
          <table:table-cell table:number-columns-repeated="1014"/>
        </table:table-row>
        <table:table-row table:style-name="ro2">
          <table:table-cell office:value-type="string">
            <text:p>https://www.justice.gov/epstein/files/DataSet%209/EFTA01156814.avi</text:p>
          </table:table-cell>
          <table:table-cell table:style-name="ce2" table:formula="of:=HYPERLINK([.A3307]; &quot;View Now&quot;)" office:value-type="string" office:string-value="View Now">
            <text:p>View Now</text:p>
          </table:table-cell>
          <table:table-cell office:value-type="string">
            <text:p>video/avi</text:p>
          </table:table-cell>
          <table:table-cell office:value-type="float" office:value="39.918345">
            <text:p>39.918345</text:p>
          </table:table-cell>
          <table:table-cell table:number-columns-repeated="2"/>
          <table:table-cell office:value-type="string">
            <text:p>2015-04-04T17:30:54.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56745.avi</text:p>
          </table:table-cell>
          <table:table-cell table:style-name="ce2" table:formula="of:=HYPERLINK([.A3308];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5-04-04T17:18:00.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56812.avi</text:p>
          </table:table-cell>
          <table:table-cell table:style-name="ce2" table:formula="of:=HYPERLINK([.A3309];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5-04-04T17:29:43.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56813.avi</text:p>
          </table:table-cell>
          <table:table-cell table:style-name="ce2" table:formula="of:=HYPERLINK([.A3310];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5-04-04T17:30:23.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56816.mov</text:p>
          </table:table-cell>
          <table:table-cell table:style-name="ce2" table:formula="of:=HYPERLINK([.A3311]; &quot;View Now&quot;)" office:value-type="string" office:string-value="View Now">
            <text:p>View Now</text:p>
          </table:table-cell>
          <table:table-cell office:value-type="string">
            <text:p>video/quicktime</text:p>
          </table:table-cell>
          <table:table-cell office:value-type="float" office:value="20.496667">
            <text:p>20.496667</text:p>
          </table:table-cell>
          <table:table-cell table:number-columns-repeated="2"/>
          <table:table-cell office:value-type="string">
            <text:p>2015-04-04T17:31:54.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59673.m4a</text:p>
          </table:table-cell>
          <table:table-cell table:style-name="ce2" table:formula="of:=HYPERLINK([.A3312]; &quot;View Now&quot;)" office:value-type="string" office:string-value="View Now">
            <text:p>View Now</text:p>
          </table:table-cell>
          <table:table-cell office:value-type="string">
            <text:p>audio/mp4</text:p>
          </table:table-cell>
          <table:table-cell office:value-type="float" office:value="114.520816">
            <text:p>114.520816</text:p>
          </table:table-cell>
          <table:table-cell table:number-columns-repeated="5"/>
          <table:table-cell table:style-name="ce6"/>
          <table:table-cell table:number-columns-repeated="1014"/>
        </table:table-row>
        <table:table-row table:style-name="ro2">
          <table:table-cell office:value-type="string">
            <text:p>https://www.justice.gov/epstein/files/DataSet%209/EFTA01166411.mov</text:p>
          </table:table-cell>
          <table:table-cell table:style-name="ce2" table:formula="of:=HYPERLINK([.A3313]; &quot;View Now&quot;)" office:value-type="string" office:string-value="View Now">
            <text:p>View Now</text:p>
          </table:table-cell>
          <table:table-cell office:value-type="string">
            <text:p>video/quicktime</text:p>
          </table:table-cell>
          <table:table-cell office:value-type="float" office:value="17">
            <text:p>17</text:p>
          </table:table-cell>
          <table:table-cell table:number-columns-repeated="2"/>
          <table:table-cell office:value-type="string">
            <text:p>1970-01-01T00:00:00.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64774.mov</text:p>
          </table:table-cell>
          <table:table-cell table:style-name="ce2" table:formula="of:=HYPERLINK([.A3314]; &quot;View Now&quot;)" office:value-type="string" office:string-value="View Now">
            <text:p>View Now</text:p>
          </table:table-cell>
          <table:table-cell office:value-type="string">
            <text:p>video/quicktime</text:p>
          </table:table-cell>
          <table:table-cell office:value-type="float" office:value="6.858333">
            <text:p>6.858333</text:p>
          </table:table-cell>
          <table:table-cell table:number-columns-repeated="2"/>
          <table:table-cell office:value-type="string">
            <text:p>2011-05-14T22:16:59.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67473.avi</text:p>
          </table:table-cell>
          <table:table-cell table:style-name="ce2" table:formula="of:=HYPERLINK([.A3315]; &quot;View Now&quot;)" office:value-type="string" office:string-value="View Now">
            <text:p>View Now</text:p>
          </table:table-cell>
          <table:table-cell office:value-type="string">
            <text:p>video/avi</text:p>
          </table:table-cell>
          <table:table-cell office:value-type="float" office:value="36.781667">
            <text:p>36.781667</text:p>
          </table:table-cell>
          <table:table-cell office:value-type="string">
            <text:p>+18.3221-064.8434+014.829/</text:p>
          </table:table-cell>
          <table:table-cell table:formula="of:=HYPERLINK(&quot;https://www.google.com/maps?q=18.3221,-64.8434&quot;;&quot;MAP&quot;)" office:value-type="string" office:string-value="MAP">
            <text:p>MAP</text:p>
          </table:table-cell>
          <table:table-cell office:value-type="string">
            <text:p>2011-08-21T20:07:26.000000Z</text:p>
          </table:table-cell>
          <table:table-cell table:number-columns-repeated="2"/>
          <table:table-cell table:style-name="ce7" office:value-type="string">
            <text:p>NOT WORKING – Located at Turquoise Bay Nazareth St Thomas 00802</text:p>
          </table:table-cell>
          <table:table-cell table:number-columns-repeated="1014"/>
        </table:table-row>
        <table:table-row table:style-name="ro2">
          <table:table-cell office:value-type="string">
            <text:p>https://www.justice.gov/epstein/files/DataSet%209/EFTA01168513.avi</text:p>
          </table:table-cell>
          <table:table-cell table:style-name="ce2" table:formula="of:=HYPERLINK([.A3316]; &quot;View Now&quot;)" office:value-type="string" office:string-value="View Now">
            <text:p>View Now</text:p>
          </table:table-cell>
          <table:table-cell office:value-type="string">
            <text:p>video/avi</text:p>
          </table:table-cell>
          <table:table-cell office:value-type="float" office:value="22.686667">
            <text:p>22.686667</text:p>
          </table:table-cell>
          <table:table-cell table:number-columns-repeated="2"/>
          <table:table-cell office:value-type="string">
            <text:p>2014-02-05T19:20:26.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68046.avi</text:p>
          </table:table-cell>
          <table:table-cell table:style-name="ce2" table:formula="of:=HYPERLINK([.A3317]; &quot;View Now&quot;)" office:value-type="string" office:string-value="View Now">
            <text:p>View Now</text:p>
          </table:table-cell>
          <table:table-cell office:value-type="string">
            <text:p>video/avi</text:p>
          </table:table-cell>
          <table:table-cell office:value-type="float" office:value="24.58">
            <text:p>24.58</text:p>
          </table:table-cell>
          <table:table-cell table:number-columns-repeated="2"/>
          <table:table-cell office:value-type="string">
            <text:p>2011-08-28T03:15:05.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72558.mov</text:p>
          </table:table-cell>
          <table:table-cell table:style-name="ce2" table:formula="of:=HYPERLINK([.A3318]; &quot;View Now&quot;)" office:value-type="string" office:string-value="View Now">
            <text:p>View Now</text:p>
          </table:table-cell>
          <table:table-cell office:value-type="string">
            <text:p>video/quicktime</text:p>
          </table:table-cell>
          <table:table-cell office:value-type="float" office:value="8.915">
            <text:p>8.915</text:p>
          </table:table-cell>
          <table:table-cell office:value-type="string">
            <text:p>+07.9055+098.2975+026.000/</text:p>
          </table:table-cell>
          <table:table-cell table:formula="of:=HYPERLINK(&quot;https://www.google.com/maps?q=7.9055,98.2975&quot;;&quot;MAP&quot;)" office:value-type="string" office:string-value="MAP">
            <text:p>MAP</text:p>
          </table:table-cell>
          <table:table-cell office:value-type="string">
            <text:p>2011-12-30T10:44:29.000000Z</text:p>
          </table:table-cell>
          <table:table-cell/>
          <table:table-cell office:value-type="string">
            <text:p>Y</text:p>
          </table:table-cell>
          <table:table-cell table:style-name="ce7" office:value-type="string">
            <text:p>Unidentifed man sitting on large golden throne-like chair throwing a peace sign permanantly closed B-Lay Tong Beach Resort - 198 Thaweewong Rd, Pa Tong, Kathu District, Phuket 83150, Thailand</text:p>
          </table:table-cell>
          <table:table-cell table:number-columns-repeated="1014"/>
        </table:table-row>
        <table:table-row table:style-name="ro2">
          <table:table-cell office:value-type="string">
            <text:p>https://www.justice.gov/epstein/files/DataSet%209/EFTA01166410.mov</text:p>
          </table:table-cell>
          <table:table-cell table:style-name="ce2" table:formula="of:=HYPERLINK([.A3319]; &quot;View Now&quot;)" office:value-type="string" office:string-value="View Now">
            <text:p>View Now</text:p>
          </table:table-cell>
          <table:table-cell office:value-type="string">
            <text:p>video/quicktime</text:p>
          </table:table-cell>
          <table:table-cell office:value-type="float" office:value="17">
            <text:p>17</text:p>
          </table:table-cell>
          <table:table-cell table:number-columns-repeated="2"/>
          <table:table-cell office:value-type="string">
            <text:p>1970-01-01T00:00:00.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67573.avi</text:p>
          </table:table-cell>
          <table:table-cell table:style-name="ce2" table:formula="of:=HYPERLINK([.A3320]; &quot;View Now&quot;)" office:value-type="string" office:string-value="View Now">
            <text:p>View Now</text:p>
          </table:table-cell>
          <table:table-cell office:value-type="string">
            <text:p>video/avi</text:p>
          </table:table-cell>
          <table:table-cell office:value-type="float" office:value="21.115">
            <text:p>21.115</text:p>
          </table:table-cell>
          <table:table-cell office:value-type="string">
            <text:p>+56.0457+037.3610+189.894/</text:p>
          </table:table-cell>
          <table:table-cell table:formula="of:=HYPERLINK(&quot;https://www.google.com/maps?q=56.0457,37.361&quot;;&quot;MAP&quot;)" office:value-type="string" office:string-value="MAP">
            <text:p>MAP</text:p>
          </table:table-cell>
          <table:table-cell office:value-type="string">
            <text:p>2014-02-14T09:24:11.000000Z</text:p>
          </table:table-cell>
          <table:table-cell table:number-columns-repeated="2"/>
          <table:table-cell table:style-name="ce7" office:value-type="string">
            <text:p>NOT WORKING – located at Recreation center "Round Lake» Round Lake, Химкинский б-р, Myshetskoe, Moscow Oblast, Russia, 141895</text:p>
          </table:table-cell>
          <table:table-cell table:number-columns-repeated="1014"/>
        </table:table-row>
        <table:table-row table:style-name="ro2">
          <table:table-cell office:value-type="string">
            <text:p>https://www.justice.gov/epstein/files/DataSet%209/EFTA01172515.avi</text:p>
          </table:table-cell>
          <table:table-cell table:style-name="ce2" table:formula="of:=HYPERLINK([.A3321]; &quot;View Now&quot;)" office:value-type="string" office:string-value="View Now">
            <text:p>View Now</text:p>
          </table:table-cell>
          <table:table-cell office:value-type="string">
            <text:p>video/avi</text:p>
          </table:table-cell>
          <table:table-cell office:value-type="float" office:value="5.739072">
            <text:p>5.739072</text:p>
          </table:table-cell>
          <table:table-cell table:number-columns-repeated="2"/>
          <table:table-cell office:value-type="string">
            <text:p>2011-12-27T06:12:09.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72247.mp3</text:p>
          </table:table-cell>
          <table:table-cell table:style-name="ce2" table:formula="of:=HYPERLINK([.A3322]; &quot;View Now&quot;)" office:value-type="string" office:string-value="View Now">
            <text:p>View Now</text:p>
          </table:table-cell>
          <table:table-cell office:value-type="string">
            <text:p>audio/mpeg</text:p>
          </table:table-cell>
          <table:table-cell office:value-type="float" office:value="15.928875">
            <text:p>15.928875</text:p>
          </table:table-cell>
          <table:table-cell table:number-columns-repeated="5"/>
          <table:table-cell table:style-name="ce6"/>
          <table:table-cell table:number-columns-repeated="1014"/>
        </table:table-row>
        <table:table-row table:style-name="ro2">
          <table:table-cell office:value-type="string">
            <text:p>https://www.justice.gov/epstein/files/DataSet%209/EFTA01171100.avi</text:p>
          </table:table-cell>
          <table:table-cell table:style-name="ce2" table:formula="of:=HYPERLINK([.A3323]; &quot;View Now&quot;)" office:value-type="string" office:string-value="View Now">
            <text:p>View Now</text:p>
          </table:table-cell>
          <table:table-cell office:value-type="string">
            <text:p>video/avi</text:p>
          </table:table-cell>
          <table:table-cell office:value-type="float" office:value="30.04">
            <text:p>30.04</text:p>
          </table:table-cell>
          <table:table-cell table:number-columns-repeated="2"/>
          <table:table-cell office:value-type="string">
            <text:p>2011-10-17T14:15:38.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66739.m4a</text:p>
          </table:table-cell>
          <table:table-cell table:style-name="ce2" table:formula="of:=HYPERLINK([.A3324]; &quot;View Now&quot;)" office:value-type="string" office:string-value="View Now">
            <text:p>View Now</text:p>
          </table:table-cell>
          <table:table-cell office:value-type="string">
            <text:p>audio/mp4</text:p>
          </table:table-cell>
          <table:table-cell table:number-columns-repeated="6"/>
          <table:table-cell table:style-name="ce6"/>
          <table:table-cell table:number-columns-repeated="1014"/>
        </table:table-row>
        <table:table-row table:style-name="ro2">
          <table:table-cell office:value-type="string">
            <text:p>https://www.justice.gov/epstein/files/DataSet%209/EFTA01171785.mov</text:p>
          </table:table-cell>
          <table:table-cell table:style-name="ce2" table:formula="of:=HYPERLINK([.A3325]; &quot;View Now&quot;)" office:value-type="string" office:string-value="View Now">
            <text:p>View Now</text:p>
          </table:table-cell>
          <table:table-cell office:value-type="string">
            <text:p>video/quicktime</text:p>
          </table:table-cell>
          <table:table-cell office:value-type="float" office:value="23.491667">
            <text:p>23.491667</text:p>
          </table:table-cell>
          <table:table-cell table:number-columns-repeated="2"/>
          <table:table-cell office:value-type="string">
            <text:p>2011-11-14T22:27:42.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67025.avi</text:p>
          </table:table-cell>
          <table:table-cell table:style-name="ce2" table:formula="of:=HYPERLINK([.A3326]; &quot;View Now&quot;)" office:value-type="string" office:string-value="View Now">
            <text:p>View Now</text:p>
          </table:table-cell>
          <table:table-cell office:value-type="string">
            <text:p>video/avi</text:p>
          </table:table-cell>
          <table:table-cell office:value-type="float" office:value="71.237">
            <text:p>71.237</text:p>
          </table:table-cell>
          <table:table-cell table:number-columns-repeated="2"/>
          <table:table-cell office:value-type="string">
            <text:p>2011-07-28T18:41:00.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77808.wav</text:p>
          </table:table-cell>
          <table:table-cell table:style-name="ce2" table:formula="of:=HYPERLINK([.A3327]; &quot;View Now&quot;)" office:value-type="string" office:string-value="View Now">
            <text:p>View Now</text:p>
          </table:table-cell>
          <table:table-cell office:value-type="string">
            <text:p>audio/wav</text:p>
          </table:table-cell>
          <table:table-cell table:number-columns-repeated="6"/>
          <table:table-cell table:style-name="ce6"/>
          <table:table-cell table:number-columns-repeated="1014"/>
        </table:table-row>
        <table:table-row table:style-name="ro2">
          <table:table-cell office:value-type="string">
            <text:p>https://www.justice.gov/epstein/files/DataSet%209/EFTA01172582.mov</text:p>
          </table:table-cell>
          <table:table-cell table:style-name="ce2" table:formula="of:=HYPERLINK([.A3328]; &quot;View Now&quot;)" office:value-type="string" office:string-value="View Now">
            <text:p>View Now</text:p>
          </table:table-cell>
          <table:table-cell office:value-type="string">
            <text:p>video/quicktime</text:p>
          </table:table-cell>
          <table:table-cell office:value-type="float" office:value="10.753333">
            <text:p>10.753333</text:p>
          </table:table-cell>
          <table:table-cell office:value-type="string">
            <text:p>+13.7382+100.5835+025.000/</text:p>
          </table:table-cell>
          <table:table-cell/>
          <table:table-cell office:value-type="string">
            <text:p>2012-01-02T12:29:02.000000Z</text:p>
          </table:table-cell>
          <table:table-cell table:number-columns-repeated="2"/>
          <table:table-cell table:style-name="ce7"/>
          <table:table-cell table:number-columns-repeated="1014"/>
        </table:table-row>
        <table:table-row table:style-name="ro2">
          <table:table-cell office:value-type="string">
            <text:p>https://www.justice.gov/epstein/files/DataSet%209/EFTA01177560.m4v</text:p>
          </table:table-cell>
          <table:table-cell table:style-name="ce2" table:formula="of:=HYPERLINK([.A3329]; &quot;View Now&quot;)" office:value-type="string" office:string-value="View Now">
            <text:p>View Now</text:p>
          </table:table-cell>
          <table:table-cell office:value-type="string">
            <text:p>video/mp4</text:p>
          </table:table-cell>
          <table:table-cell office:value-type="float" office:value="17.5">
            <text:p>17.5</text:p>
          </table:table-cell>
          <table:table-cell table:number-columns-repeated="5"/>
          <table:table-cell table:style-name="ce6"/>
          <table:table-cell table:number-columns-repeated="1014"/>
        </table:table-row>
        <table:table-row table:style-name="ro2">
          <table:table-cell office:value-type="string">
            <text:p>https://www.justice.gov/epstein/files/DataSet%209/EFTA01173979.m4v</text:p>
          </table:table-cell>
          <table:table-cell table:style-name="ce2" table:formula="of:=HYPERLINK([.A3330]; &quot;View Now&quot;)" office:value-type="string" office:string-value="View Now">
            <text:p>View Now</text:p>
          </table:table-cell>
          <table:table-cell office:value-type="string">
            <text:p>video/mp4</text:p>
          </table:table-cell>
          <table:table-cell office:value-type="float" office:value="17.833333">
            <text:p>17.8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1173463.m4a</text:p>
          </table:table-cell>
          <table:table-cell table:style-name="ce2" table:formula="of:=HYPERLINK([.A3331]; &quot;View Now&quot;)" office:value-type="string" office:string-value="View Now">
            <text:p>View Now</text:p>
          </table:table-cell>
          <table:table-cell office:value-type="string">
            <text:p>audio/mp4</text:p>
          </table:table-cell>
          <table:table-cell table:number-columns-repeated="6"/>
          <table:table-cell table:style-name="ce6"/>
          <table:table-cell table:number-columns-repeated="1014"/>
        </table:table-row>
        <table:table-row table:style-name="ro2">
          <table:table-cell office:value-type="string">
            <text:p>https://www.justice.gov/epstein/files/DataSet%209/EFTA01174715.mp4</text:p>
          </table:table-cell>
          <table:table-cell table:style-name="ce2" table:formula="of:=HYPERLINK([.A3332]; &quot;View Now&quot;)" office:value-type="string" office:string-value="View Now">
            <text:p>View Now</text:p>
          </table:table-cell>
          <table:table-cell office:value-type="string">
            <text:p>video/mp4</text:p>
          </table:table-cell>
          <table:table-cell office:value-type="float" office:value="132.678821">
            <text:p>132.678821</text:p>
          </table:table-cell>
          <table:table-cell table:number-columns-repeated="2"/>
          <table:table-cell office:value-type="string">
            <text:p>1997-09-13T08:14:07.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79041.avi</text:p>
          </table:table-cell>
          <table:table-cell table:style-name="ce2" table:formula="of:=HYPERLINK([.A3333]; &quot;View Now&quot;)" office:value-type="string" office:string-value="View Now">
            <text:p>View Now</text:p>
          </table:table-cell>
          <table:table-cell office:value-type="string">
            <text:p>video/avi</text:p>
          </table:table-cell>
          <table:table-cell office:value-type="float" office:value="24.824">
            <text:p>24.824</text:p>
          </table:table-cell>
          <table:table-cell table:number-columns-repeated="5"/>
          <table:table-cell table:style-name="ce6"/>
          <table:table-cell table:number-columns-repeated="1014"/>
        </table:table-row>
        <table:table-row table:style-name="ro2">
          <table:table-cell office:value-type="string">
            <text:p>https://www.justice.gov/epstein/files/DataSet%209/EFTA01177632.m4v</text:p>
          </table:table-cell>
          <table:table-cell table:style-name="ce2" table:formula="of:=HYPERLINK([.A3334]; &quot;View Now&quot;)" office:value-type="string" office:string-value="View Now">
            <text:p>View Now</text:p>
          </table:table-cell>
          <table:table-cell office:value-type="string">
            <text:p>video/mp4</text:p>
          </table:table-cell>
          <table:table-cell office:value-type="float" office:value="23.3">
            <text:p>23.3</text:p>
          </table:table-cell>
          <table:table-cell table:number-columns-repeated="5"/>
          <table:table-cell table:style-name="ce6"/>
          <table:table-cell table:number-columns-repeated="1014"/>
        </table:table-row>
        <table:table-row table:style-name="ro2">
          <table:table-cell office:value-type="string">
            <text:p>https://www.justice.gov/epstein/files/DataSet%209/EFTA01179776.avi</text:p>
          </table:table-cell>
          <table:table-cell table:style-name="ce2" table:formula="of:=HYPERLINK([.A3335]; &quot;View Now&quot;)" office:value-type="string" office:string-value="View Now">
            <text:p>View Now</text:p>
          </table:table-cell>
          <table:table-cell office:value-type="string">
            <text:p>video/avi</text:p>
          </table:table-cell>
          <table:table-cell office:value-type="float" office:value="3.946667">
            <text:p>3.946667</text:p>
          </table:table-cell>
          <table:table-cell table:number-columns-repeated="2"/>
          <table:table-cell office:value-type="string">
            <text:p>2012-08-12T18:56:35.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79077.avi</text:p>
          </table:table-cell>
          <table:table-cell table:style-name="ce2" table:formula="of:=HYPERLINK([.A3336]; &quot;View Now&quot;)" office:value-type="string" office:string-value="View Now">
            <text:p>View Now</text:p>
          </table:table-cell>
          <table:table-cell office:value-type="string">
            <text:p>video/avi</text:p>
          </table:table-cell>
          <table:table-cell office:value-type="float" office:value="49.611678">
            <text:p>49.611678</text:p>
          </table:table-cell>
          <table:table-cell office:value-type="string">
            <text:p>+48.8671+002.3084+054.053/</text:p>
          </table:table-cell>
          <table:table-cell table:formula="of:=HYPERLINK(&quot;https://www.google.com/maps?q=13.7382,100.5835&quot;;&quot;MAP&quot;)" office:value-type="string" office:string-value="MAP">
            <text:p>MAP</text:p>
          </table:table-cell>
          <table:table-cell office:value-type="string">
            <text:p>2012-07-12T20:22:07.000000Z</text:p>
          </table:table-cell>
          <table:table-cell table:number-columns-repeated="2"/>
          <table:table-cell table:style-name="ce7" office:value-type="string">
            <text:p>NOT WORKING – slum in Bancock Thailand</text:p>
          </table:table-cell>
          <table:table-cell table:number-columns-repeated="1014"/>
        </table:table-row>
        <table:table-row table:style-name="ro2">
          <table:table-cell office:value-type="string">
            <text:p>https://www.justice.gov/epstein/files/DataSet%209/EFTA01178791.m4a</text:p>
          </table:table-cell>
          <table:table-cell table:style-name="ce2" table:formula="of:=HYPERLINK([.A3337]; &quot;View Now&quot;)" office:value-type="string" office:string-value="View Now">
            <text:p>View Now</text:p>
          </table:table-cell>
          <table:table-cell office:value-type="string">
            <text:p>audio/mp4</text:p>
          </table:table-cell>
          <table:table-cell table:number-columns-repeated="6"/>
          <table:table-cell table:style-name="ce6"/>
          <table:table-cell table:number-columns-repeated="1014"/>
        </table:table-row>
        <table:table-row table:style-name="ro2">
          <table:table-cell office:value-type="string">
            <text:p>https://www.justice.gov/epstein/files/DataSet%209/EFTA01178657.mp3</text:p>
          </table:table-cell>
          <table:table-cell table:style-name="ce2" table:formula="of:=HYPERLINK([.A3338]; &quot;View Now&quot;)" office:value-type="string" office:string-value="View Now">
            <text:p>View Now</text:p>
          </table:table-cell>
          <table:table-cell office:value-type="string">
            <text:p>audio/mpeg</text:p>
          </table:table-cell>
          <table:table-cell table:number-columns-repeated="6"/>
          <table:table-cell table:style-name="ce6"/>
          <table:table-cell table:number-columns-repeated="1014"/>
        </table:table-row>
        <table:table-row table:style-name="ro2">
          <table:table-cell office:value-type="string">
            <text:p>https://www.justice.gov/epstein/files/DataSet%209/EFTA01178656.m4a</text:p>
          </table:table-cell>
          <table:table-cell table:style-name="ce2" table:formula="of:=HYPERLINK([.A3339]; &quot;View Now&quot;)" office:value-type="string" office:string-value="View Now">
            <text:p>View Now</text:p>
          </table:table-cell>
          <table:table-cell office:value-type="string">
            <text:p>audio/mp4</text:p>
          </table:table-cell>
          <table:table-cell table:number-columns-repeated="6"/>
          <table:table-cell table:style-name="ce6"/>
          <table:table-cell table:number-columns-repeated="1014"/>
        </table:table-row>
        <table:table-row table:style-name="ro2">
          <table:table-cell office:value-type="string">
            <text:p>https://www.justice.gov/epstein/files/DataSet%209/EFTA01180564.mov</text:p>
          </table:table-cell>
          <table:table-cell table:style-name="ce2" table:formula="of:=HYPERLINK([.A3340]; &quot;View Now&quot;)" office:value-type="string" office:string-value="View Now">
            <text:p>View Now</text:p>
          </table:table-cell>
          <table:table-cell office:value-type="string">
            <text:p>video/quicktime</text:p>
          </table:table-cell>
          <table:table-cell office:value-type="float" office:value="18.365011">
            <text:p>18.365011</text:p>
          </table:table-cell>
          <table:table-cell table:number-columns-repeated="2"/>
          <table:table-cell office:value-type="string">
            <text:p>2012-08-16T10:34:52.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80570.mov</text:p>
          </table:table-cell>
          <table:table-cell table:style-name="ce2" table:formula="of:=HYPERLINK([.A3341]; &quot;View Now&quot;)" office:value-type="string" office:string-value="View Now">
            <text:p>View Now</text:p>
          </table:table-cell>
          <table:table-cell office:value-type="string">
            <text:p>video/quicktime</text:p>
          </table:table-cell>
          <table:table-cell office:value-type="float" office:value="15.213333">
            <text:p>15.213333</text:p>
          </table:table-cell>
          <table:table-cell table:number-columns-repeated="2"/>
          <table:table-cell office:value-type="string">
            <text:p>2012-08-16T14:38:22.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73972.avi</text:p>
          </table:table-cell>
          <table:table-cell table:style-name="ce2" table:formula="of:=HYPERLINK([.A3342]; &quot;View Now&quot;)" office:value-type="string" office:string-value="View Now">
            <text:p>View Now</text:p>
          </table:table-cell>
          <table:table-cell office:value-type="string">
            <text:p>video/avi</text:p>
          </table:table-cell>
          <table:table-cell office:value-type="float" office:value="42.941667">
            <text:p>42.941667</text:p>
          </table:table-cell>
          <table:table-cell table:number-columns-repeated="2"/>
          <table:table-cell office:value-type="string">
            <text:p>2012-02-17T14:55:18.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75911.m4a</text:p>
          </table:table-cell>
          <table:table-cell table:style-name="ce2" table:formula="of:=HYPERLINK([.A3343]; &quot;View Now&quot;)" office:value-type="string" office:string-value="View Now">
            <text:p>View Now</text:p>
          </table:table-cell>
          <table:table-cell office:value-type="string">
            <text:p>audio/mp4</text:p>
          </table:table-cell>
          <table:table-cell office:value-type="float" office:value="207.034626">
            <text:p>207.034626</text:p>
          </table:table-cell>
          <table:table-cell table:number-columns-repeated="5"/>
          <table:table-cell table:style-name="ce6"/>
          <table:table-cell table:number-columns-repeated="1014"/>
        </table:table-row>
        <table:table-row table:style-name="ro2">
          <table:table-cell office:value-type="string">
            <text:p>https://www.justice.gov/epstein/files/DataSet%209/EFTA01180321.mov</text:p>
          </table:table-cell>
          <table:table-cell table:style-name="ce2" table:formula="of:=HYPERLINK([.A3344]; &quot;View Now&quot;)" office:value-type="string" office:string-value="View Now">
            <text:p>View Now</text:p>
          </table:table-cell>
          <table:table-cell office:value-type="string">
            <text:p>video/quicktime</text:p>
          </table:table-cell>
          <table:table-cell office:value-type="float" office:value="11.773333">
            <text:p>11.773333</text:p>
          </table:table-cell>
          <table:table-cell table:number-columns-repeated="2"/>
          <table:table-cell office:value-type="string">
            <text:p>2012-08-13T16:04:01.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80573.mov</text:p>
          </table:table-cell>
          <table:table-cell table:style-name="ce2" table:formula="of:=HYPERLINK([.A3345]; &quot;View Now&quot;)" office:value-type="string" office:string-value="View Now">
            <text:p>View Now</text:p>
          </table:table-cell>
          <table:table-cell office:value-type="string">
            <text:p>video/quicktime</text:p>
          </table:table-cell>
          <table:table-cell office:value-type="float" office:value="10.111667">
            <text:p>10.111667</text:p>
          </table:table-cell>
          <table:table-cell table:number-columns-repeated="2"/>
          <table:table-cell office:value-type="string">
            <text:p>2012-08-16T14:41:38.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81048.avi</text:p>
          </table:table-cell>
          <table:table-cell table:style-name="ce2" table:formula="of:=HYPERLINK([.A3346]; &quot;View Now&quot;)" office:value-type="string" office:string-value="View Now">
            <text:p>View Now</text:p>
          </table:table-cell>
          <table:table-cell office:value-type="string">
            <text:p>video/avi</text:p>
          </table:table-cell>
          <table:table-cell office:value-type="float" office:value="40.726667">
            <text:p>40.726667</text:p>
          </table:table-cell>
          <table:table-cell office:value-type="string">
            <text:p>+50.0843+014.4269+194.828/</text:p>
          </table:table-cell>
          <table:table-cell table:formula="of:=HYPERLINK(&quot;https://www.google.com/maps?q=48.8671,2.3084&quot;;&quot;MAP&quot;)" office:value-type="string" office:string-value="MAP">
            <text:p>MAP</text:p>
          </table:table-cell>
          <table:table-cell office:value-type="string">
            <text:p>2012-09-05T12:16:58.000000Z</text:p>
          </table:table-cell>
          <table:table-cell table:number-columns-repeated="2"/>
          <table:table-cell table:style-name="ce7" office:value-type="string">
            <text:p>NOT WORKINg – Paris France</text:p>
          </table:table-cell>
          <table:table-cell table:number-columns-repeated="1014"/>
        </table:table-row>
        <table:table-row table:style-name="ro2">
          <table:table-cell office:value-type="string">
            <text:p>https://www.justice.gov/epstein/files/DataSet%209/EFTA01181146.m4a</text:p>
          </table:table-cell>
          <table:table-cell table:style-name="ce2" table:formula="of:=HYPERLINK([.A3347]; &quot;View Now&quot;)" office:value-type="string" office:string-value="View Now">
            <text:p>View Now</text:p>
          </table:table-cell>
          <table:table-cell office:value-type="string">
            <text:p>audio/mp4</text:p>
          </table:table-cell>
          <table:table-cell office:value-type="float" office:value="51.5">
            <text:p>51.5</text:p>
          </table:table-cell>
          <table:table-cell table:number-columns-repeated="5"/>
          <table:table-cell table:style-name="ce6"/>
          <table:table-cell table:number-columns-repeated="1014"/>
        </table:table-row>
        <table:table-row table:style-name="ro2">
          <table:table-cell office:value-type="string">
            <text:p>https://www.justice.gov/epstein/files/DataSet%209/EFTA01181661.m4a</text:p>
          </table:table-cell>
          <table:table-cell table:style-name="ce2" table:formula="of:=HYPERLINK([.A3348]; &quot;View Now&quot;)" office:value-type="string" office:string-value="View Now">
            <text:p>View Now</text:p>
          </table:table-cell>
          <table:table-cell office:value-type="string">
            <text:p>audio/mp4</text:p>
          </table:table-cell>
          <table:table-cell office:value-type="float" office:value="22.941315">
            <text:p>22.941315</text:p>
          </table:table-cell>
          <table:table-cell table:number-columns-repeated="2"/>
          <table:table-cell office:value-type="string">
            <text:p>2012-09-30T03:33:25.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80571.mov</text:p>
          </table:table-cell>
          <table:table-cell table:style-name="ce2" table:formula="of:=HYPERLINK([.A3349]; &quot;View Now&quot;)" office:value-type="string" office:string-value="View Now">
            <text:p>View Now</text:p>
          </table:table-cell>
          <table:table-cell office:value-type="string">
            <text:p>video/quicktime</text:p>
          </table:table-cell>
          <table:table-cell office:value-type="float" office:value="15.213333">
            <text:p>15.213333</text:p>
          </table:table-cell>
          <table:table-cell table:number-columns-repeated="2"/>
          <table:table-cell office:value-type="string">
            <text:p>2012-08-16T14:38:52.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82023.avi</text:p>
          </table:table-cell>
          <table:table-cell table:style-name="ce2" table:formula="of:=HYPERLINK([.A3350]; &quot;View Now&quot;)" office:value-type="string" office:string-value="View Now">
            <text:p>View Now</text:p>
          </table:table-cell>
          <table:table-cell office:value-type="string">
            <text:p>video/avi</text:p>
          </table:table-cell>
          <table:table-cell office:value-type="float" office:value="1.834667">
            <text:p>1.834667</text:p>
          </table:table-cell>
          <table:table-cell table:number-columns-repeated="2"/>
          <table:table-cell office:value-type="string">
            <text:p>2012-11-07T21:44:03.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82024.avi</text:p>
          </table:table-cell>
          <table:table-cell table:style-name="ce2" table:formula="of:=HYPERLINK([.A3351]; &quot;View Now&quot;)" office:value-type="string" office:string-value="View Now">
            <text:p>View Now</text:p>
          </table:table-cell>
          <table:table-cell office:value-type="string">
            <text:p>video/avi</text:p>
          </table:table-cell>
          <table:table-cell office:value-type="float" office:value="5.290667">
            <text:p>5.290667</text:p>
          </table:table-cell>
          <table:table-cell table:number-columns-repeated="2"/>
          <table:table-cell office:value-type="string">
            <text:p>2012-11-07T20:10:58.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84935.mp3</text:p>
          </table:table-cell>
          <table:table-cell table:style-name="ce2" table:formula="of:=HYPERLINK([.A3352]; &quot;View Now&quot;)" office:value-type="string" office:string-value="View Now">
            <text:p>View Now</text:p>
          </table:table-cell>
          <table:table-cell office:value-type="string">
            <text:p>audio/mpeg</text:p>
          </table:table-cell>
          <table:table-cell table:number-columns-repeated="6"/>
          <table:table-cell table:style-name="ce6"/>
          <table:table-cell table:number-columns-repeated="1014"/>
        </table:table-row>
        <table:table-row table:style-name="ro2">
          <table:table-cell office:value-type="string">
            <text:p>https://www.justice.gov/epstein/files/DataSet%209/EFTA01181753.m4a</text:p>
          </table:table-cell>
          <table:table-cell table:style-name="ce2" table:formula="of:=HYPERLINK([.A3353]; &quot;View Now&quot;)" office:value-type="string" office:string-value="View Now">
            <text:p>View Now</text:p>
          </table:table-cell>
          <table:table-cell office:value-type="string">
            <text:p>audio/mp4</text:p>
          </table:table-cell>
          <table:table-cell table:number-columns-repeated="6"/>
          <table:table-cell table:style-name="ce6"/>
          <table:table-cell table:number-columns-repeated="1014"/>
        </table:table-row>
        <table:table-row table:style-name="ro2">
          <table:table-cell office:value-type="string">
            <text:p>https://www.justice.gov/epstein/files/DataSet%209/EFTA01182022.avi</text:p>
          </table:table-cell>
          <table:table-cell table:style-name="ce2" table:formula="of:=HYPERLINK([.A3354]; &quot;View Now&quot;)" office:value-type="string" office:string-value="View Now">
            <text:p>View Now</text:p>
          </table:table-cell>
          <table:table-cell office:value-type="string">
            <text:p>video/avi</text:p>
          </table:table-cell>
          <table:table-cell office:value-type="float" office:value="4.672">
            <text:p>4.672</text:p>
          </table:table-cell>
          <table:table-cell table:number-columns-repeated="2"/>
          <table:table-cell office:value-type="string">
            <text:p>2012-11-07T21:40:41.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84143.m4a</text:p>
          </table:table-cell>
          <table:table-cell table:style-name="ce2" table:formula="of:=HYPERLINK([.A3355]; &quot;View Now&quot;)" office:value-type="string" office:string-value="View Now">
            <text:p>View Now</text:p>
          </table:table-cell>
          <table:table-cell office:value-type="string">
            <text:p>audio/mp4</text:p>
          </table:table-cell>
          <table:table-cell office:value-type="float" office:value="25.021">
            <text:p>25.021</text:p>
          </table:table-cell>
          <table:table-cell table:number-columns-repeated="5"/>
          <table:table-cell table:style-name="ce6"/>
          <table:table-cell table:number-columns-repeated="1014"/>
        </table:table-row>
        <table:table-row table:style-name="ro2">
          <table:table-cell office:value-type="string">
            <text:p>https://www.justice.gov/epstein/files/DataSet%209/EFTA01182315.m4a</text:p>
          </table:table-cell>
          <table:table-cell table:style-name="ce2" table:formula="of:=HYPERLINK([.A3356]; &quot;View Now&quot;)" office:value-type="string" office:string-value="View Now">
            <text:p>View Now</text:p>
          </table:table-cell>
          <table:table-cell office:value-type="string">
            <text:p>audio/mp4</text:p>
          </table:table-cell>
          <table:table-cell office:value-type="float" office:value="72.002993">
            <text:p>72.002993</text:p>
          </table:table-cell>
          <table:table-cell/>
          <table:table-cell table:formula="of:=HYPERLINK(&quot;https://www.google.com/maps?q=50.0843,14.4269&quot;;&quot;MAP&quot;)" office:value-type="string" office:string-value="MAP">
            <text:p>MAP</text:p>
          </table:table-cell>
          <table:table-cell table:number-columns-repeated="3"/>
          <table:table-cell table:style-name="ce6" office:value-type="string">
            <text:p>Voicemail – Joe Ovantario (sic) man talking about Leon and if assets are in a trust – a house in California </text:p>
          </table:table-cell>
          <table:table-cell table:number-columns-repeated="1014"/>
        </table:table-row>
        <table:table-row table:style-name="ro2">
          <table:table-cell office:value-type="string">
            <text:p>https://www.justice.gov/epstein/files/DataSet%209/EFTA01185172.avi</text:p>
          </table:table-cell>
          <table:table-cell table:style-name="ce2" table:formula="of:=HYPERLINK([.A3357]; &quot;View Now&quot;)" office:value-type="string" office:string-value="View Now">
            <text:p>View Now</text:p>
          </table:table-cell>
          <table:table-cell office:value-type="string">
            <text:p>video/avi</text:p>
          </table:table-cell>
          <table:table-cell office:value-type="float" office:value="23.881667">
            <text:p>23.881667</text:p>
          </table:table-cell>
          <table:table-cell table:number-columns-repeated="2"/>
          <table:table-cell office:value-type="string">
            <text:p>2016-02-19T17:16:47.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85185.avi</text:p>
          </table:table-cell>
          <table:table-cell table:style-name="ce2" table:formula="of:=HYPERLINK([.A3358]; &quot;View Now&quot;)" office:value-type="string" office:string-value="View Now">
            <text:p>View Now</text:p>
          </table:table-cell>
          <table:table-cell office:value-type="string">
            <text:p>video/avi</text:p>
          </table:table-cell>
          <table:table-cell office:value-type="float" office:value="25.613333">
            <text:p>25.613333</text:p>
          </table:table-cell>
          <table:table-cell table:number-columns-repeated="2"/>
          <table:table-cell office:value-type="string">
            <text:p>2016-02-17T17:19:52.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85173.avi</text:p>
          </table:table-cell>
          <table:table-cell table:style-name="ce2" table:formula="of:=HYPERLINK([.A3359]; &quot;View Now&quot;)" office:value-type="string" office:string-value="View Now">
            <text:p>View Now</text:p>
          </table:table-cell>
          <table:table-cell office:value-type="string">
            <text:p>video/avi</text:p>
          </table:table-cell>
          <table:table-cell office:value-type="float" office:value="25.815011">
            <text:p>25.815011</text:p>
          </table:table-cell>
          <table:table-cell table:number-columns-repeated="2"/>
          <table:table-cell office:value-type="string">
            <text:p>2016-02-19T17:17:02.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85508.avi</text:p>
          </table:table-cell>
          <table:table-cell table:style-name="ce2" table:formula="of:=HYPERLINK([.A3360]; &quot;View Now&quot;)" office:value-type="string" office:string-value="View Now">
            <text:p>View Now</text:p>
          </table:table-cell>
          <table:table-cell office:value-type="string">
            <text:p>video/avi</text:p>
          </table:table-cell>
          <table:table-cell office:value-type="float" office:value="6.846978">
            <text:p>6.846978</text:p>
          </table:table-cell>
          <table:table-cell table:number-columns-repeated="2"/>
          <table:table-cell office:value-type="string">
            <text:p>2014-06-08T00:48:07.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84970.avi</text:p>
          </table:table-cell>
          <table:table-cell table:style-name="ce2" table:formula="of:=HYPERLINK([.A3361]; &quot;View Now&quot;)" office:value-type="string" office:string-value="View Now">
            <text:p>View Now</text:p>
          </table:table-cell>
          <table:table-cell office:value-type="string">
            <text:p>video/avi</text:p>
          </table:table-cell>
          <table:table-cell office:value-type="float" office:value="87.418345">
            <text:p>87.418345</text:p>
          </table:table-cell>
          <table:table-cell table:number-columns-repeated="2"/>
          <table:table-cell office:value-type="string">
            <text:p>2016-03-04T21:10:08.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82579.avi</text:p>
          </table:table-cell>
          <table:table-cell table:style-name="ce2" table:formula="of:=HYPERLINK([.A3362]; &quot;View Now&quot;)" office:value-type="string" office:string-value="View Now">
            <text:p>View Now</text:p>
          </table:table-cell>
          <table:table-cell office:value-type="string">
            <text:p>video/avi</text:p>
          </table:table-cell>
          <table:table-cell office:value-type="float" office:value="121.563333">
            <text:p>121.563333</text:p>
          </table:table-cell>
          <table:table-cell table:number-columns-repeated="2"/>
          <table:table-cell office:value-type="string">
            <text:p>2016-05-12T21:02:23.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84969.avi</text:p>
          </table:table-cell>
          <table:table-cell table:style-name="ce2" table:formula="of:=HYPERLINK([.A3363]; &quot;View Now&quot;)" office:value-type="string" office:string-value="View Now">
            <text:p>View Now</text:p>
          </table:table-cell>
          <table:table-cell office:value-type="string">
            <text:p>video/avi</text:p>
          </table:table-cell>
          <table:table-cell office:value-type="float" office:value="90.953333">
            <text:p>90.953333</text:p>
          </table:table-cell>
          <table:table-cell table:number-columns-repeated="2"/>
          <table:table-cell office:value-type="string">
            <text:p>2016-03-04T21:08:37.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85381.avi</text:p>
          </table:table-cell>
          <table:table-cell table:style-name="ce2" table:formula="of:=HYPERLINK([.A3364]; &quot;View Now&quot;)" office:value-type="string" office:string-value="View Now">
            <text:p>View Now</text:p>
          </table:table-cell>
          <table:table-cell office:value-type="string">
            <text:p>video/avi</text:p>
          </table:table-cell>
          <table:table-cell office:value-type="float" office:value="54.661667">
            <text:p>54.661667</text:p>
          </table:table-cell>
          <table:table-cell table:number-columns-repeated="2"/>
          <table:table-cell office:value-type="string">
            <text:p>2016-02-14T18:10:12.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84750.avi</text:p>
          </table:table-cell>
          <table:table-cell table:style-name="ce2" table:formula="of:=HYPERLINK([.A3365]; &quot;View Now&quot;)" office:value-type="string" office:string-value="View Now">
            <text:p>View Now</text:p>
          </table:table-cell>
          <table:table-cell office:value-type="string">
            <text:p>video/avi</text:p>
          </table:table-cell>
          <table:table-cell office:value-type="float" office:value="115.933333">
            <text:p>115.933333</text:p>
          </table:table-cell>
          <table:table-cell table:number-columns-repeated="2"/>
          <table:table-cell office:value-type="string">
            <text:p>2016-02-02T17:43:52.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85189.avi</text:p>
          </table:table-cell>
          <table:table-cell table:style-name="ce2" table:formula="of:=HYPERLINK([.A3366]; &quot;View Now&quot;)" office:value-type="string" office:string-value="View Now">
            <text:p>View Now</text:p>
          </table:table-cell>
          <table:table-cell office:value-type="string">
            <text:p>video/avi</text:p>
          </table:table-cell>
          <table:table-cell office:value-type="float" office:value="169">
            <text:p>169</text:p>
          </table:table-cell>
          <table:table-cell table:number-columns-repeated="2"/>
          <table:table-cell office:value-type="string">
            <text:p>2016-02-17T17:30:34.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85466.mp3</text:p>
          </table:table-cell>
          <table:table-cell table:style-name="ce2" table:formula="of:=HYPERLINK([.A3367]; &quot;View Now&quot;)" office:value-type="string" office:string-value="View Now">
            <text:p>View Now</text:p>
          </table:table-cell>
          <table:table-cell office:value-type="string">
            <text:p>audio/mpeg</text:p>
          </table:table-cell>
          <table:table-cell office:value-type="float" office:value="100.153855">
            <text:p>100.153855</text:p>
          </table:table-cell>
          <table:table-cell table:number-columns-repeated="5"/>
          <table:table-cell table:style-name="ce6"/>
          <table:table-cell table:number-columns-repeated="1014"/>
        </table:table-row>
        <table:table-row table:style-name="ro2">
          <table:table-cell office:value-type="string">
            <text:p>https://www.justice.gov/epstein/files/DataSet%209/EFTA01186769.mov</text:p>
          </table:table-cell>
          <table:table-cell table:style-name="ce2" table:formula="of:=HYPERLINK([.A3368]; &quot;View Now&quot;)" office:value-type="string" office:string-value="View Now">
            <text:p>View Now</text:p>
          </table:table-cell>
          <table:table-cell office:value-type="string">
            <text:p>video/quicktime</text:p>
          </table:table-cell>
          <table:table-cell office:value-type="float" office:value="3.37">
            <text:p>3.37</text:p>
          </table:table-cell>
          <table:table-cell table:number-columns-repeated="2"/>
          <table:table-cell office:value-type="string">
            <text:p>2013-11-12T13:07:37.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85806.avi</text:p>
          </table:table-cell>
          <table:table-cell table:style-name="ce2" table:formula="of:=HYPERLINK([.A3369]; &quot;View Now&quot;)" office:value-type="string" office:string-value="View Now">
            <text:p>View Now</text:p>
          </table:table-cell>
          <table:table-cell office:value-type="string">
            <text:p>video/avi</text:p>
          </table:table-cell>
          <table:table-cell office:value-type="float" office:value="40.158345">
            <text:p>40.158345</text:p>
          </table:table-cell>
          <table:table-cell office:value-type="string">
            <text:p>+40.7715-073.9669+023.000/</text:p>
          </table:table-cell>
          <table:table-cell table:formula="of:=HYPERLINK(&quot;https://www.google.com/maps?q=40.7715,-73.9669&quot;;&quot;MAP&quot;)" office:value-type="string" office:string-value="MAP">
            <text:p>MAP</text:p>
          </table:table-cell>
          <table:table-cell office:value-type="string">
            <text:p>2016-02-04T23:45:03.000000Z</text:p>
          </table:table-cell>
          <table:table-cell table:number-columns-repeated="2"/>
          <table:table-cell table:style-name="ce7" office:value-type="string">
            <text:p>NOT WORKING – Manhattan New York, New York </text:p>
          </table:table-cell>
          <table:table-cell table:number-columns-repeated="1014"/>
        </table:table-row>
        <table:table-row table:style-name="ro2">
          <table:table-cell office:value-type="string">
            <text:p>https://www.justice.gov/epstein/files/DataSet%209/EFTA01186499.avi</text:p>
          </table:table-cell>
          <table:table-cell table:style-name="ce2" table:formula="of:=HYPERLINK([.A3370]; &quot;View Now&quot;)" office:value-type="string" office:string-value="View Now">
            <text:p>View Now</text:p>
          </table:table-cell>
          <table:table-cell office:value-type="string">
            <text:p>video/avi</text:p>
          </table:table-cell>
          <table:table-cell office:value-type="float" office:value="60.033333">
            <text:p>60.033333</text:p>
          </table:table-cell>
          <table:table-cell table:number-columns-repeated="2"/>
          <table:table-cell office:value-type="string">
            <text:p>2016-04-02T19:42:00.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87107.mov</text:p>
          </table:table-cell>
          <table:table-cell table:style-name="ce2" table:formula="of:=HYPERLINK([.A3371]; &quot;View Now&quot;)" office:value-type="string" office:string-value="View Now">
            <text:p>View Now</text:p>
          </table:table-cell>
          <table:table-cell office:value-type="string">
            <text:p>video/quicktime</text:p>
          </table:table-cell>
          <table:table-cell office:value-type="float" office:value="2.168333">
            <text:p>2.168333</text:p>
          </table:table-cell>
          <table:table-cell table:number-columns-repeated="2"/>
          <table:table-cell office:value-type="string">
            <text:p>2014-02-15T15:56:22.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87179.m4a</text:p>
          </table:table-cell>
          <table:table-cell table:style-name="ce2" table:formula="of:=HYPERLINK([.A3372]; &quot;View Now&quot;)" office:value-type="string" office:string-value="View Now">
            <text:p>View Now</text:p>
          </table:table-cell>
          <table:table-cell office:value-type="string">
            <text:p>audio/mp4</text:p>
          </table:table-cell>
          <table:table-cell office:value-type="float" office:value="43.560635">
            <text:p>43.560635</text:p>
          </table:table-cell>
          <table:table-cell table:number-columns-repeated="2"/>
          <table:table-cell office:value-type="string">
            <text:p>2014-02-14T15:58:39.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91455.avi</text:p>
          </table:table-cell>
          <table:table-cell table:style-name="ce2" table:formula="of:=HYPERLINK([.A3373]; &quot;View Now&quot;)" office:value-type="string" office:string-value="View Now">
            <text:p>View Now</text:p>
          </table:table-cell>
          <table:table-cell office:value-type="string">
            <text:p>video/avi</text:p>
          </table:table-cell>
          <table:table-cell office:value-type="float" office:value="14.341678">
            <text:p>14.341678</text:p>
          </table:table-cell>
          <table:table-cell table:number-columns-repeated="2"/>
          <table:table-cell office:value-type="string">
            <text:p>2015-02-09T02:30:05.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87172.m4a</text:p>
          </table:table-cell>
          <table:table-cell table:style-name="ce2" table:formula="of:=HYPERLINK([.A3374]; &quot;View Now&quot;)" office:value-type="string" office:string-value="View Now">
            <text:p>View Now</text:p>
          </table:table-cell>
          <table:table-cell office:value-type="string">
            <text:p>audio/mp4</text:p>
          </table:table-cell>
          <table:table-cell office:value-type="float" office:value="43.560635">
            <text:p>43.560635</text:p>
          </table:table-cell>
          <table:table-cell table:number-columns-repeated="2"/>
          <table:table-cell office:value-type="string">
            <text:p>2014-02-14T15:58:39.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89510.avi</text:p>
          </table:table-cell>
          <table:table-cell table:style-name="ce2" table:formula="of:=HYPERLINK([.A3375]; &quot;View Now&quot;)" office:value-type="string" office:string-value="View Now">
            <text:p>View Now</text:p>
          </table:table-cell>
          <table:table-cell office:value-type="string">
            <text:p>video/avi</text:p>
          </table:table-cell>
          <table:table-cell office:value-type="float" office:value="28.048333">
            <text:p>28.048333</text:p>
          </table:table-cell>
          <table:table-cell office:value-type="string">
            <text:p>+40.7327-073.9885+021.644/</text:p>
          </table:table-cell>
          <table:table-cell table:formula="of:=HYPERLINK(&quot;https://www.google.com/maps?q=40.7327,-73.9885&quot;;&quot;MAP&quot;)" office:value-type="string" office:string-value="MAP">
            <text:p>MAP</text:p>
          </table:table-cell>
          <table:table-cell office:value-type="string">
            <text:p>2013-11-11T18:05:10.000000Z</text:p>
          </table:table-cell>
          <table:table-cell table:number-columns-repeated="2"/>
          <table:table-cell table:style-name="ce7" office:value-type="string">
            <text:p>NOT WORKING – New York, New York</text:p>
          </table:table-cell>
          <table:table-cell table:number-columns-repeated="1014"/>
        </table:table-row>
        <table:table-row table:style-name="ro2">
          <table:table-cell office:value-type="string">
            <text:p>https://www.justice.gov/epstein/files/DataSet%209/EFTA01191582.mov</text:p>
          </table:table-cell>
          <table:table-cell table:style-name="ce2" table:formula="of:=HYPERLINK([.A3376]; &quot;View Now&quot;)" office:value-type="string" office:string-value="View Now">
            <text:p>View Now</text:p>
          </table:table-cell>
          <table:table-cell office:value-type="string">
            <text:p>video/quicktime</text:p>
          </table:table-cell>
          <table:table-cell office:value-type="float" office:value="6.5065">
            <text:p>6.5065</text:p>
          </table:table-cell>
          <table:table-cell table:number-columns-repeated="2"/>
          <table:table-cell office:value-type="string">
            <text:p>2015-04-26T14:26:24.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91023.mov</text:p>
          </table:table-cell>
          <table:table-cell table:style-name="ce2" table:formula="of:=HYPERLINK([.A3377]; &quot;View Now&quot;)" office:value-type="string" office:string-value="View Now">
            <text:p>View Now</text:p>
          </table:table-cell>
          <table:table-cell office:value-type="string">
            <text:p>video/quicktime</text:p>
          </table:table-cell>
          <table:table-cell office:value-type="float" office:value="16.663333">
            <text:p>16.663333</text:p>
          </table:table-cell>
          <table:table-cell office:value-type="string">
            <text:p>+40.7686-073.9824+028.102/</text:p>
          </table:table-cell>
          <table:table-cell table:formula="of:=HYPERLINK(&quot;https://www.google.com/maps?q=40.7686,-73.9824&quot;;&quot;MAP&quot;)" office:value-type="string" office:string-value="MAP">
            <text:p>MAP</text:p>
          </table:table-cell>
          <table:table-cell office:value-type="string">
            <text:p>2014-12-04T14:27:57.000000Z</text:p>
          </table:table-cell>
          <table:table-cell table:number-columns-repeated="2"/>
          <table:table-cell table:style-name="ce7" office:value-type="string">
            <text:p>Video of a live performance, cover band. Possibly at Dizzy's Club <text:s/>10 Columbus Cir, New York, NY 10019, United States</text:p>
          </table:table-cell>
          <table:table-cell table:number-columns-repeated="1014"/>
        </table:table-row>
        <table:table-row table:style-name="ro2">
          <table:table-cell office:value-type="string">
            <text:p>https://www.justice.gov/epstein/files/DataSet%209/EFTA01189153.avi</text:p>
          </table:table-cell>
          <table:table-cell table:style-name="ce2" table:formula="of:=HYPERLINK([.A3378]; &quot;View Now&quot;)" office:value-type="string" office:string-value="View Now">
            <text:p>View Now</text:p>
          </table:table-cell>
          <table:table-cell office:value-type="string">
            <text:p>video/avi</text:p>
          </table:table-cell>
          <table:table-cell office:value-type="float" office:value="32.751667">
            <text:p>32.751667</text:p>
          </table:table-cell>
          <table:table-cell office:value-type="string">
            <text:p>+43.2814+012.2988+423.594/</text:p>
          </table:table-cell>
          <table:table-cell table:formula="of:=HYPERLINK(&quot;https://www.google.com/maps?q=43.2814,12.2988&quot;;&quot;MAP&quot;)" office:value-type="string" office:string-value="MAP">
            <text:p>MAP</text:p>
          </table:table-cell>
          <table:table-cell office:value-type="string">
            <text:p>2013-07-16T09:39:56.000000Z</text:p>
          </table:table-cell>
          <table:table-cell table:number-columns-repeated="2"/>
          <table:table-cell table:style-name="ce7" office:value-type="string">
            <text:p>NOT WORKING – located at hotel: <text:s/>The Sanctuary by Caimeli Località Romeggio, 517, 06019 Umbertide PG, Italy</text:p>
          </table:table-cell>
          <table:table-cell table:number-columns-repeated="1014"/>
        </table:table-row>
        <table:table-row table:style-name="ro2">
          <table:table-cell office:value-type="string">
            <text:p>https://www.justice.gov/epstein/files/DataSet%209/EFTA01191233.avi</text:p>
          </table:table-cell>
          <table:table-cell table:style-name="ce2" table:formula="of:=HYPERLINK([.A3379]; &quot;View Now&quot;)" office:value-type="string" office:string-value="View Now">
            <text:p>View Now</text:p>
          </table:table-cell>
          <table:table-cell office:value-type="string">
            <text:p>video/avi</text:p>
          </table:table-cell>
          <table:table-cell office:value-type="float" office:value="114.869116">
            <text:p>114.869116</text:p>
          </table:table-cell>
          <table:table-cell table:number-columns-repeated="2"/>
          <table:table-cell office:value-type="string">
            <text:p>2015-01-12T18:18:44.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91456.avi</text:p>
          </table:table-cell>
          <table:table-cell table:style-name="ce2" table:formula="of:=HYPERLINK([.A3380]; &quot;View Now&quot;)" office:value-type="string" office:string-value="View Now">
            <text:p>View Now</text:p>
          </table:table-cell>
          <table:table-cell office:value-type="string">
            <text:p>video/avi</text:p>
          </table:table-cell>
          <table:table-cell office:value-type="float" office:value="30.751667">
            <text:p>30.751667</text:p>
          </table:table-cell>
          <table:table-cell table:number-columns-repeated="2"/>
          <table:table-cell office:value-type="string">
            <text:p>2015-02-09T02:31:41.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90683.avi</text:p>
          </table:table-cell>
          <table:table-cell table:style-name="ce2" table:formula="of:=HYPERLINK([.A3381]; &quot;View Now&quot;)" office:value-type="string" office:string-value="View Now">
            <text:p>View Now</text:p>
          </table:table-cell>
          <table:table-cell office:value-type="string">
            <text:p>video/avi</text:p>
          </table:table-cell>
          <table:table-cell office:value-type="float" office:value="18.246667">
            <text:p>18.246667</text:p>
          </table:table-cell>
          <table:table-cell table:number-columns-repeated="2"/>
          <table:table-cell office:value-type="string">
            <text:p>2014-09-03T21:11:12.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92690.mov</text:p>
          </table:table-cell>
          <table:table-cell table:style-name="ce2" table:formula="of:=HYPERLINK([.A3382]; &quot;View Now&quot;)" office:value-type="string" office:string-value="View Now">
            <text:p>View Now</text:p>
          </table:table-cell>
          <table:table-cell office:value-type="string">
            <text:p>video/quicktime</text:p>
          </table:table-cell>
          <table:table-cell office:value-type="float" office:value="14.463333">
            <text:p>14.463333</text:p>
          </table:table-cell>
          <table:table-cell table:number-columns-repeated="2"/>
          <table:table-cell office:value-type="string">
            <text:p>2014-12-06T23:08:39.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87591.m4a</text:p>
          </table:table-cell>
          <table:table-cell table:style-name="ce2" table:formula="of:=HYPERLINK([.A3383]; &quot;View Now&quot;)" office:value-type="string" office:string-value="View Now">
            <text:p>View Now</text:p>
          </table:table-cell>
          <table:table-cell office:value-type="string">
            <text:p>audio/mp4</text:p>
          </table:table-cell>
          <table:table-cell table:number-columns-repeated="6"/>
          <table:table-cell table:style-name="ce6"/>
          <table:table-cell table:number-columns-repeated="1014"/>
        </table:table-row>
        <table:table-row table:style-name="ro2">
          <table:table-cell office:value-type="string">
            <text:p>https://www.justice.gov/epstein/files/DataSet%209/EFTA01192998.m4v</text:p>
          </table:table-cell>
          <table:table-cell table:style-name="ce2" table:formula="of:=HYPERLINK([.A3384]; &quot;View Now&quot;)" office:value-type="string" office:string-value="View Now">
            <text:p>View Now</text:p>
          </table:table-cell>
          <table:table-cell office:value-type="string">
            <text:p>video/mp4</text:p>
          </table:table-cell>
          <table:table-cell office:value-type="float" office:value="3.833333">
            <text:p>3.8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1195324.avi</text:p>
          </table:table-cell>
          <table:table-cell table:style-name="ce2" table:formula="of:=HYPERLINK([.A3385]; &quot;View Now&quot;)" office:value-type="string" office:string-value="View Now">
            <text:p>View Now</text:p>
          </table:table-cell>
          <table:table-cell office:value-type="string">
            <text:p>video/avi</text:p>
          </table:table-cell>
          <table:table-cell office:value-type="float" office:value="26.751667">
            <text:p>26.751667</text:p>
          </table:table-cell>
          <table:table-cell table:number-columns-repeated="2"/>
          <table:table-cell office:value-type="string">
            <text:p>2015-08-28T11:44:24.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92691.mov</text:p>
          </table:table-cell>
          <table:table-cell table:style-name="ce2" table:formula="of:=HYPERLINK([.A3386]; &quot;View Now&quot;)" office:value-type="string" office:string-value="View Now">
            <text:p>View Now</text:p>
          </table:table-cell>
          <table:table-cell office:value-type="string">
            <text:p>video/quicktime</text:p>
          </table:table-cell>
          <table:table-cell office:value-type="float" office:value="18.863333">
            <text:p>18.863333</text:p>
          </table:table-cell>
          <table:table-cell table:number-columns-repeated="2"/>
          <table:table-cell office:value-type="string">
            <text:p>2014-12-06T23:09:12.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93063.m4v</text:p>
          </table:table-cell>
          <table:table-cell table:style-name="ce2" table:formula="of:=HYPERLINK([.A3387]; &quot;View Now&quot;)" office:value-type="string" office:string-value="View Now">
            <text:p>View Now</text:p>
          </table:table-cell>
          <table:table-cell office:value-type="string">
            <text:p>video/mp4</text:p>
          </table:table-cell>
          <table:table-cell office:value-type="float" office:value="3.533333">
            <text:p>3.533333</text:p>
          </table:table-cell>
          <table:table-cell table:number-columns-repeated="5"/>
          <table:table-cell table:style-name="ce6"/>
          <table:table-cell table:number-columns-repeated="1014"/>
        </table:table-row>
        <table:table-row table:style-name="ro2">
          <table:table-cell office:value-type="string">
            <text:p>https://www.justice.gov/epstein/files/DataSet%209/EFTA01194887.m4v</text:p>
          </table:table-cell>
          <table:table-cell table:style-name="ce2" table:formula="of:=HYPERLINK([.A3388]; &quot;View Now&quot;)" office:value-type="string" office:string-value="View Now">
            <text:p>View Now</text:p>
          </table:table-cell>
          <table:table-cell office:value-type="string">
            <text:p>video/mp4</text:p>
          </table:table-cell>
          <table:table-cell office:value-type="float" office:value="6.92">
            <text:p>6.92</text:p>
          </table:table-cell>
          <table:table-cell table:number-columns-repeated="5"/>
          <table:table-cell table:style-name="ce6"/>
          <table:table-cell table:number-columns-repeated="1014"/>
        </table:table-row>
        <table:table-row table:style-name="ro2">
          <table:table-cell office:value-type="string">
            <text:p>https://www.justice.gov/epstein/files/DataSet%209/EFTA01194912.m4a</text:p>
          </table:table-cell>
          <table:table-cell table:style-name="ce2" table:formula="of:=HYPERLINK([.A3389]; &quot;View Now&quot;)" office:value-type="string" office:string-value="View Now">
            <text:p>View Now</text:p>
          </table:table-cell>
          <table:table-cell office:value-type="string">
            <text:p>audio/mp4</text:p>
          </table:table-cell>
          <table:table-cell office:value-type="float" office:value="165.651156">
            <text:p>165.651156</text:p>
          </table:table-cell>
          <table:table-cell table:number-columns-repeated="2"/>
          <table:table-cell office:value-type="string">
            <text:p>2014-04-26T13:06:20.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89035.avi</text:p>
          </table:table-cell>
          <table:table-cell table:style-name="ce2" table:formula="of:=HYPERLINK([.A3390]; &quot;View Now&quot;)" office:value-type="string" office:string-value="View Now">
            <text:p>View Now</text:p>
          </table:table-cell>
          <table:table-cell office:value-type="string">
            <text:p>video/avi</text:p>
          </table:table-cell>
          <table:table-cell office:value-type="float" office:value="14.753333">
            <text:p>14.753333</text:p>
          </table:table-cell>
          <table:table-cell table:number-columns-repeated="2"/>
          <table:table-cell office:value-type="string">
            <text:p>2014-02-22T01:30:50.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95323.avi</text:p>
          </table:table-cell>
          <table:table-cell table:style-name="ce2" table:formula="of:=HYPERLINK([.A3391]; &quot;View Now&quot;)" office:value-type="string" office:string-value="View Now">
            <text:p>View Now</text:p>
          </table:table-cell>
          <table:table-cell office:value-type="string">
            <text:p>video/avi</text:p>
          </table:table-cell>
          <table:table-cell office:value-type="float" office:value="21.146667">
            <text:p>21.146667</text:p>
          </table:table-cell>
          <table:table-cell table:number-columns-repeated="2"/>
          <table:table-cell office:value-type="string">
            <text:p>2015-08-28T11:38:29.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96282.avi</text:p>
          </table:table-cell>
          <table:table-cell table:style-name="ce2" table:formula="of:=HYPERLINK([.A3392]; &quot;View Now&quot;)" office:value-type="string" office:string-value="View Now">
            <text:p>View Now</text:p>
          </table:table-cell>
          <table:table-cell office:value-type="string">
            <text:p>video/avi</text:p>
          </table:table-cell>
          <table:table-cell office:value-type="float" office:value="4.37">
            <text:p>4.37</text:p>
          </table:table-cell>
          <table:table-cell table:number-columns-repeated="2"/>
          <table:table-cell office:value-type="string">
            <text:p>2014-09-30T12:32:33.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96519.avi</text:p>
          </table:table-cell>
          <table:table-cell table:style-name="ce2" table:formula="of:=HYPERLINK([.A3393]; &quot;View Now&quot;)" office:value-type="string" office:string-value="View Now">
            <text:p>View Now</text:p>
          </table:table-cell>
          <table:table-cell office:value-type="string">
            <text:p>video/avi</text:p>
          </table:table-cell>
          <table:table-cell office:value-type="float" office:value="10.298333">
            <text:p>10.298333</text:p>
          </table:table-cell>
          <table:table-cell office:value-type="string">
            <text:p>+37.9695+023.7293+081.387/</text:p>
          </table:table-cell>
          <table:table-cell table:formula="of:=HYPERLINK(&quot;https://www.google.com/maps?q=37.9695,23.7293&quot;;&quot;MAP&quot;)" office:value-type="string" office:string-value="MAP">
            <text:p>MAP</text:p>
          </table:table-cell>
          <table:table-cell office:value-type="string">
            <text:p>2015-06-24T12:14:37.000000Z</text:p>
          </table:table-cell>
          <table:table-cell table:number-columns-repeated="2"/>
          <table:table-cell table:style-name="ce7" office:value-type="string">
            <text:p>NOT WORKING - The South Slope of the Acropolis of Athens is located along Dionysiou Areopagitou Street, Athina 117 42, Greece</text:p>
          </table:table-cell>
          <table:table-cell table:number-columns-repeated="1014"/>
        </table:table-row>
        <table:table-row table:style-name="ro2">
          <table:table-cell office:value-type="string">
            <text:p>https://www.justice.gov/epstein/files/DataSet%209/EFTA01196036.avi</text:p>
          </table:table-cell>
          <table:table-cell table:style-name="ce2" table:formula="of:=HYPERLINK([.A3394]; &quot;View Now&quot;)" office:value-type="string" office:string-value="View Now">
            <text:p>View Now</text:p>
          </table:table-cell>
          <table:table-cell office:value-type="string">
            <text:p>video/avi</text:p>
          </table:table-cell>
          <table:table-cell office:value-type="float" office:value="44.451667">
            <text:p>44.451667</text:p>
          </table:table-cell>
          <table:table-cell table:number-columns-repeated="2"/>
          <table:table-cell office:value-type="string">
            <text:p>2014-07-05T05:18:06.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96173.avi</text:p>
          </table:table-cell>
          <table:table-cell table:style-name="ce2" table:formula="of:=HYPERLINK([.A3395]; &quot;View Now&quot;)" office:value-type="string" office:string-value="View Now">
            <text:p>View Now</text:p>
          </table:table-cell>
          <table:table-cell office:value-type="string">
            <text:p>video/avi</text:p>
          </table:table-cell>
          <table:table-cell office:value-type="float" office:value="36.925">
            <text:p>36.925</text:p>
          </table:table-cell>
          <table:table-cell table:number-columns-repeated="2"/>
          <table:table-cell office:value-type="string">
            <text:p>2014-07-10T20:42:15.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95370.mov</text:p>
          </table:table-cell>
          <table:table-cell table:style-name="ce2" table:formula="of:=HYPERLINK([.A3396]; &quot;View Now&quot;)" office:value-type="string" office:string-value="View Now">
            <text:p>View Now</text:p>
          </table:table-cell>
          <table:table-cell office:value-type="string">
            <text:p>video/quicktime</text:p>
          </table:table-cell>
          <table:table-cell office:value-type="float" office:value="15.03">
            <text:p>15.03</text:p>
          </table:table-cell>
          <table:table-cell table:number-columns-repeated="2"/>
          <table:table-cell office:value-type="string">
            <text:p>2015-08-28T16:22:42.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95325.avi</text:p>
          </table:table-cell>
          <table:table-cell table:style-name="ce2" table:formula="of:=HYPERLINK([.A3397]; &quot;View Now&quot;)" office:value-type="string" office:string-value="View Now">
            <text:p>View Now</text:p>
          </table:table-cell>
          <table:table-cell office:value-type="string">
            <text:p>video/avi</text:p>
          </table:table-cell>
          <table:table-cell office:value-type="float" office:value="73.31">
            <text:p>73.31</text:p>
          </table:table-cell>
          <table:table-cell table:number-columns-repeated="2"/>
          <table:table-cell office:value-type="string">
            <text:p>2015-08-28T12:02:50.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96322.avi</text:p>
          </table:table-cell>
          <table:table-cell table:style-name="ce2" table:formula="of:=HYPERLINK([.A3398]; &quot;View Now&quot;)" office:value-type="string" office:string-value="View Now">
            <text:p>View Now</text:p>
          </table:table-cell>
          <table:table-cell office:value-type="string">
            <text:p>video/avi</text:p>
          </table:table-cell>
          <table:table-cell office:value-type="float" office:value="20.311667">
            <text:p>20.311667</text:p>
          </table:table-cell>
          <table:table-cell table:number-columns-repeated="2"/>
          <table:table-cell office:value-type="string">
            <text:p>2014-09-29T05:28:04.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96689.avi</text:p>
          </table:table-cell>
          <table:table-cell table:style-name="ce2" table:formula="of:=HYPERLINK([.A3399]; &quot;View Now&quot;)" office:value-type="string" office:string-value="View Now">
            <text:p>View Now</text:p>
          </table:table-cell>
          <table:table-cell office:value-type="string">
            <text:p>video/avi</text:p>
          </table:table-cell>
          <table:table-cell office:value-type="float" office:value="47.001678">
            <text:p>47.001678</text:p>
          </table:table-cell>
          <table:table-cell table:number-columns-repeated="2"/>
          <table:table-cell office:value-type="string">
            <text:p>2015-03-16T22:00:11.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96690.avi</text:p>
          </table:table-cell>
          <table:table-cell table:style-name="ce2" table:formula="of:=HYPERLINK([.A3400]; &quot;View Now&quot;)" office:value-type="string" office:string-value="View Now">
            <text:p>View Now</text:p>
          </table:table-cell>
          <table:table-cell office:value-type="string">
            <text:p>video/avi</text:p>
          </table:table-cell>
          <table:table-cell office:value-type="float" office:value="54.033333">
            <text:p>54.033333</text:p>
          </table:table-cell>
          <table:table-cell table:number-columns-repeated="2"/>
          <table:table-cell office:value-type="string">
            <text:p>2015-03-16T22:07:41.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96520.avi</text:p>
          </table:table-cell>
          <table:table-cell table:style-name="ce2" table:formula="of:=HYPERLINK([.A3401]; &quot;View Now&quot;)" office:value-type="string" office:string-value="View Now">
            <text:p>View Now</text:p>
          </table:table-cell>
          <table:table-cell office:value-type="string">
            <text:p>video/avi</text:p>
          </table:table-cell>
          <table:table-cell office:value-type="float" office:value="35.126667">
            <text:p>35.126667</text:p>
          </table:table-cell>
          <table:table-cell office:value-type="string">
            <text:p>+37.9722+023.7267+158.164/</text:p>
          </table:table-cell>
          <table:table-cell table:formula="of:=HYPERLINK(&quot;https://www.google.com/maps?q=37.9722,23.7267&quot;;&quot;MAP&quot;)" office:value-type="string" office:string-value="MAP">
            <text:p>MAP</text:p>
          </table:table-cell>
          <table:table-cell office:value-type="string">
            <text:p>2015-06-24T12:15:36.000000Z</text:p>
          </table:table-cell>
          <table:table-cell table:number-columns-repeated="2"/>
          <table:table-cell table:style-name="ce7" office:value-type="string">
            <text:p>NOT WORKING - The Erechtheion is located on the north side of the Acropolis of Athens, Greece</text:p>
          </table:table-cell>
          <table:table-cell table:number-columns-repeated="1014"/>
        </table:table-row>
        <table:table-row table:style-name="ro2">
          <table:table-cell office:value-type="string">
            <text:p>https://www.justice.gov/epstein/files/DataSet%209/EFTA01196591.mov</text:p>
          </table:table-cell>
          <table:table-cell table:style-name="ce2" table:formula="of:=HYPERLINK([.A3402]; &quot;View Now&quot;)" office:value-type="string" office:string-value="View Now">
            <text:p>View Now</text:p>
          </table:table-cell>
          <table:table-cell office:value-type="string">
            <text:p>video/quicktime</text:p>
          </table:table-cell>
          <table:table-cell office:value-type="float" office:value="12.14">
            <text:p>12.14</text:p>
          </table:table-cell>
          <table:table-cell table:number-columns-repeated="2"/>
          <table:table-cell office:value-type="string">
            <text:p>2015-06-21T22:26:36.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96947.mov</text:p>
          </table:table-cell>
          <table:table-cell table:style-name="ce2" table:formula="of:=HYPERLINK([.A3403]; &quot;View Now&quot;)" office:value-type="string" office:string-value="View Now">
            <text:p>View Now</text:p>
          </table:table-cell>
          <table:table-cell office:value-type="string">
            <text:p>video/quicktime</text:p>
          </table:table-cell>
          <table:table-cell office:value-type="float" office:value="9.071678">
            <text:p>9.071678</text:p>
          </table:table-cell>
          <table:table-cell table:number-columns-repeated="2"/>
          <table:table-cell office:value-type="string">
            <text:p>2015-10-03T18:50:32.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97468.avi</text:p>
          </table:table-cell>
          <table:table-cell table:style-name="ce2" table:formula="of:=HYPERLINK([.A3404]; &quot;View Now&quot;)" office:value-type="string" office:string-value="View Now">
            <text:p>View Now</text:p>
          </table:table-cell>
          <table:table-cell office:value-type="string">
            <text:p>video/avi</text:p>
          </table:table-cell>
          <table:table-cell office:value-type="float" office:value="11.776667">
            <text:p>11.776667</text:p>
          </table:table-cell>
          <table:table-cell office:value-type="string">
            <text:p>+58.2474+011.4614+004.538/</text:p>
          </table:table-cell>
          <table:table-cell table:formula="of:=HYPERLINK(&quot;https://www.google.com/maps?q=58.2474,11.4614&quot;;&quot;MAP&quot;)" office:value-type="string" office:string-value="MAP">
            <text:p>MAP</text:p>
          </table:table-cell>
          <table:table-cell office:value-type="string">
            <text:p>2014-07-09T09:29:20.000000Z</text:p>
          </table:table-cell>
          <table:table-cell table:number-columns-repeated="2"/>
          <table:table-cell table:style-name="ce7" office:value-type="string">
            <text:p>NOT WORKING - SKRÄDDARESTIGEN 1, 450 34 Fiskebäckskil, Sweden</text:p>
          </table:table-cell>
          <table:table-cell table:number-columns-repeated="1014"/>
        </table:table-row>
        <table:table-row table:style-name="ro2">
          <table:table-cell office:value-type="string">
            <text:p>https://www.justice.gov/epstein/files/DataSet%209/EFTA01196949.mov</text:p>
          </table:table-cell>
          <table:table-cell table:style-name="ce2" table:formula="of:=HYPERLINK([.A3405]; &quot;View Now&quot;)" office:value-type="string" office:string-value="View Now">
            <text:p>View Now</text:p>
          </table:table-cell>
          <table:table-cell office:value-type="string">
            <text:p>video/quicktime</text:p>
          </table:table-cell>
          <table:table-cell office:value-type="float" office:value="9.905011">
            <text:p>9.905011</text:p>
          </table:table-cell>
          <table:table-cell table:number-columns-repeated="2"/>
          <table:table-cell office:value-type="string">
            <text:p>2015-10-03T18:50:56.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96885.mp4</text:p>
          </table:table-cell>
          <table:table-cell table:style-name="ce2" table:formula="of:=HYPERLINK([.A3406]; &quot;View Now&quot;)" office:value-type="string" office:string-value="View Now">
            <text:p>View Now</text:p>
          </table:table-cell>
          <table:table-cell office:value-type="string">
            <text:p>video/mp4</text:p>
          </table:table-cell>
          <table:table-cell office:value-type="float" office:value="42.846689">
            <text:p>42.846689</text:p>
          </table:table-cell>
          <table:table-cell table:number-columns-repeated="2"/>
          <table:table-cell office:value-type="string">
            <text:p>2015-09-13T14:13:45.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97470.avi</text:p>
          </table:table-cell>
          <table:table-cell table:style-name="ce2" table:formula="of:=HYPERLINK([.A3407]; &quot;View Now&quot;)" office:value-type="string" office:string-value="View Now">
            <text:p>View Now</text:p>
          </table:table-cell>
          <table:table-cell office:value-type="string">
            <text:p>video/avi</text:p>
          </table:table-cell>
          <table:table-cell office:value-type="float" office:value="21.413333">
            <text:p>21.413333</text:p>
          </table:table-cell>
          <table:table-cell office:value-type="string">
            <text:p>+58.2475+011.4616+010.912/</text:p>
          </table:table-cell>
          <table:table-cell table:formula="of:=HYPERLINK(&quot;https://www.google.com/maps?q=58.2475,11.4616&quot;;&quot;MAP&quot;)" office:value-type="string" office:string-value="MAP">
            <text:p>MAP</text:p>
          </table:table-cell>
          <table:table-cell office:value-type="string">
            <text:p>2014-07-09T09:30:35.000000Z</text:p>
          </table:table-cell>
          <table:table-cell table:number-columns-repeated="2"/>
          <table:table-cell table:style-name="ce7" office:value-type="string">
            <text:p>NOT WORKING - SKRÄDDARESTIGEN 1, 450 34 Fiskebäckskil, Sweden</text:p>
          </table:table-cell>
          <table:table-cell table:number-columns-repeated="1014"/>
        </table:table-row>
        <table:table-row table:style-name="ro2">
          <table:table-cell office:value-type="string">
            <text:p>https://www.justice.gov/epstein/files/DataSet%209/EFTA01197469.avi</text:p>
          </table:table-cell>
          <table:table-cell table:style-name="ce2" table:formula="of:=HYPERLINK([.A3408]; &quot;View Now&quot;)" office:value-type="string" office:string-value="View Now">
            <text:p>View Now</text:p>
          </table:table-cell>
          <table:table-cell office:value-type="string">
            <text:p>video/avi</text:p>
          </table:table-cell>
          <table:table-cell office:value-type="float" office:value="19.83">
            <text:p>19.83</text:p>
          </table:table-cell>
          <table:table-cell office:value-type="string">
            <text:p>+58.2474+011.4614-008.185/</text:p>
          </table:table-cell>
          <table:table-cell/>
          <table:table-cell office:value-type="string">
            <text:p>2014-07-09T09:29:42.000000Z</text:p>
          </table:table-cell>
          <table:table-cell table:number-columns-repeated="2"/>
          <table:table-cell table:style-name="ce7"/>
          <table:table-cell table:number-columns-repeated="1014"/>
        </table:table-row>
        <table:table-row table:style-name="ro2">
          <table:table-cell office:value-type="string">
            <text:p>https://www.justice.gov/epstein/files/DataSet%209/EFTA01197525.mov</text:p>
          </table:table-cell>
          <table:table-cell table:style-name="ce2" table:formula="of:=HYPERLINK([.A3409]; &quot;View Now&quot;)" office:value-type="string" office:string-value="View Now">
            <text:p>View Now</text:p>
          </table:table-cell>
          <table:table-cell office:value-type="string">
            <text:p>video/quicktime</text:p>
          </table:table-cell>
          <table:table-cell office:value-type="float" office:value="5.536667">
            <text:p>5.536667</text:p>
          </table:table-cell>
          <table:table-cell office:value-type="string">
            <text:p>+40.7701-073.9645+028.945/</text:p>
          </table:table-cell>
          <table:table-cell table:formula="of:=HYPERLINK(&quot;https://www.google.com/maps?q=40.7701,-73.9645&quot;;&quot;MAP&quot;)" office:value-type="string" office:string-value="MAP">
            <text:p>MAP</text:p>
          </table:table-cell>
          <table:table-cell office:value-type="string">
            <text:p>2014-07-18T21:21:46.000000Z</text:p>
          </table:table-cell>
          <table:table-cell table:number-columns-repeated="2"/>
          <table:table-cell table:style-name="ce7" office:value-type="string">
            <text:p>Video o weird art exhibit at Asia Society and Museum 725 Park Ave, New York, NY 10021, United States</text:p>
          </table:table-cell>
          <table:table-cell table:number-columns-repeated="1014"/>
        </table:table-row>
        <table:table-row table:style-name="ro2">
          <table:table-cell office:value-type="string">
            <text:p>https://www.justice.gov/epstein/files/DataSet%209/EFTA01197585.avi</text:p>
          </table:table-cell>
          <table:table-cell table:style-name="ce2" table:formula="of:=HYPERLINK([.A3410]; &quot;View Now&quot;)" office:value-type="string" office:string-value="View Now">
            <text:p>View Now</text:p>
          </table:table-cell>
          <table:table-cell office:value-type="string">
            <text:p>video/avi</text:p>
          </table:table-cell>
          <table:table-cell office:value-type="float" office:value="40.785">
            <text:p>40.785</text:p>
          </table:table-cell>
          <table:table-cell table:number-columns-repeated="2"/>
          <table:table-cell office:value-type="string">
            <text:p>2014-07-15T19:48:08.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97320.mov</text:p>
          </table:table-cell>
          <table:table-cell table:style-name="ce2" table:formula="of:=HYPERLINK([.A3411]; &quot;View Now&quot;)" office:value-type="string" office:string-value="View Now">
            <text:p>View Now</text:p>
          </table:table-cell>
          <table:table-cell office:value-type="string">
            <text:p>video/quicktime</text:p>
          </table:table-cell>
          <table:table-cell office:value-type="float" office:value="10.933333">
            <text:p>10.933333</text:p>
          </table:table-cell>
          <table:table-cell table:number-columns-repeated="2"/>
          <table:table-cell office:value-type="string">
            <text:p>2014-04-09T19:40:04.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97787.m4v</text:p>
          </table:table-cell>
          <table:table-cell table:style-name="ce2" table:formula="of:=HYPERLINK([.A3412]; &quot;View Now&quot;)" office:value-type="string" office:string-value="View Now">
            <text:p>View Now</text:p>
          </table:table-cell>
          <table:table-cell office:value-type="string">
            <text:p>video/mp4</text:p>
          </table:table-cell>
          <table:table-cell office:value-type="float" office:value="9.547">
            <text:p>9.547</text:p>
          </table:table-cell>
          <table:table-cell table:number-columns-repeated="5"/>
          <table:table-cell table:style-name="ce6"/>
          <table:table-cell table:number-columns-repeated="1014"/>
        </table:table-row>
        <table:table-row table:style-name="ro2">
          <table:table-cell office:value-type="string">
            <text:p>https://www.justice.gov/epstein/files/DataSet%209/EFTA01197573.avi</text:p>
          </table:table-cell>
          <table:table-cell table:style-name="ce2" table:formula="of:=HYPERLINK([.A3413]; &quot;View Now&quot;)" office:value-type="string" office:string-value="View Now">
            <text:p>View Now</text:p>
          </table:table-cell>
          <table:table-cell office:value-type="string">
            <text:p>video/avi</text:p>
          </table:table-cell>
          <table:table-cell office:value-type="float" office:value="14.98">
            <text:p>14.98</text:p>
          </table:table-cell>
          <table:table-cell office:value-type="string">
            <text:p>+58.3520+011.2647-019.195/</text:p>
          </table:table-cell>
          <table:table-cell/>
          <table:table-cell office:value-type="string">
            <text:p>2014-07-11T23:45:27.000000Z</text:p>
          </table:table-cell>
          <table:table-cell table:number-columns-repeated="2"/>
          <table:table-cell table:style-name="ce7"/>
          <table:table-cell table:number-columns-repeated="1014"/>
        </table:table-row>
        <table:table-row table:style-name="ro2">
          <table:table-cell office:value-type="string">
            <text:p>https://www.justice.gov/epstein/files/DataSet%209/EFTA01197931.m4v</text:p>
          </table:table-cell>
          <table:table-cell table:style-name="ce2" table:formula="of:=HYPERLINK([.A3414]; &quot;View Now&quot;)" office:value-type="string" office:string-value="View Now">
            <text:p>View Now</text:p>
          </table:table-cell>
          <table:table-cell office:value-type="string">
            <text:p>video/mp4</text:p>
          </table:table-cell>
          <table:table-cell office:value-type="float" office:value="60.333008">
            <text:p>60.333008</text:p>
          </table:table-cell>
          <table:table-cell table:number-columns-repeated="5"/>
          <table:table-cell table:style-name="ce6"/>
          <table:table-cell table:number-columns-repeated="1014"/>
        </table:table-row>
        <table:table-row table:style-name="ro2">
          <table:table-cell office:value-type="string">
            <text:p>https://www.justice.gov/epstein/files/DataSet%209/EFTA01198062.avi</text:p>
          </table:table-cell>
          <table:table-cell table:style-name="ce2" table:formula="of:=HYPERLINK([.A3415]; &quot;View Now&quot;)" office:value-type="string" office:string-value="View Now">
            <text:p>View Now</text:p>
          </table:table-cell>
          <table:table-cell office:value-type="string">
            <text:p>video/avi</text:p>
          </table:table-cell>
          <table:table-cell office:value-type="float" office:value="11.865">
            <text:p>11.865</text:p>
          </table:table-cell>
          <table:table-cell office:value-type="string">
            <text:p>+45.4366+012.3323+001.886/</text:p>
          </table:table-cell>
          <table:table-cell table:formula="of:=HYPERLINK(&quot;https://www.google.com/maps?q=45.4366,12.3323&quot;;&quot;MAP&quot;)" office:value-type="string" office:string-value="MAP">
            <text:p>MAP</text:p>
          </table:table-cell>
          <table:table-cell office:value-type="string">
            <text:p>2015-06-29T09:44:05.000000Z</text:p>
          </table:table-cell>
          <table:table-cell table:number-columns-repeated="2"/>
          <table:table-cell table:style-name="ce7" office:value-type="string">
            <text:p>NOT WORKING – Venice, Italy</text:p>
          </table:table-cell>
          <table:table-cell table:number-columns-repeated="1014"/>
        </table:table-row>
        <table:table-row table:style-name="ro2">
          <table:table-cell office:value-type="string">
            <text:p>https://www.justice.gov/epstein/files/DataSet%209/EFTA01200285.avi</text:p>
          </table:table-cell>
          <table:table-cell table:style-name="ce2" table:formula="of:=HYPERLINK([.A3416]; &quot;View Now&quot;)" office:value-type="string" office:string-value="View Now">
            <text:p>View Now</text:p>
          </table:table-cell>
          <table:table-cell office:value-type="string">
            <text:p>video/avi</text:p>
          </table:table-cell>
          <table:table-cell office:value-type="float" office:value="21.695011">
            <text:p>21.695011</text:p>
          </table:table-cell>
          <table:table-cell office:value-type="string">
            <text:p>+58.2763+011.4220+001.730/</text:p>
          </table:table-cell>
          <table:table-cell table:formula="of:=HYPERLINK(&quot;https://www.google.com/maps?q=58.2763,11.422&quot;;&quot;MAP&quot;)" office:value-type="string" office:string-value="MAP">
            <text:p>MAP</text:p>
          </table:table-cell>
          <table:table-cell office:value-type="string">
            <text:p>2015-07-01T23:20:37.000000Z</text:p>
          </table:table-cell>
          <table:table-cell table:number-columns-repeated="2"/>
          <table:table-cell table:style-name="ce7" office:value-type="string">
            <text:p>NOT WORKING – Renkenas Sweden</text:p>
          </table:table-cell>
          <table:table-cell table:number-columns-repeated="1014"/>
        </table:table-row>
        <table:table-row table:style-name="ro2">
          <table:table-cell office:value-type="string">
            <text:p>https://www.justice.gov/epstein/files/DataSet%209/EFTA01197698.m4a</text:p>
          </table:table-cell>
          <table:table-cell table:style-name="ce2" table:formula="of:=HYPERLINK([.A3417]; &quot;View Now&quot;)" office:value-type="string" office:string-value="View Now">
            <text:p>View Now</text:p>
          </table:table-cell>
          <table:table-cell office:value-type="string">
            <text:p>audio/mp4</text:p>
          </table:table-cell>
          <table:table-cell table:number-columns-repeated="6"/>
          <table:table-cell table:style-name="ce6"/>
          <table:table-cell table:number-columns-repeated="1014"/>
        </table:table-row>
        <table:table-row table:style-name="ro2">
          <table:table-cell office:value-type="string">
            <text:p>https://www.justice.gov/epstein/files/DataSet%209/EFTA01198222.mov</text:p>
          </table:table-cell>
          <table:table-cell table:style-name="ce2" table:formula="of:=HYPERLINK([.A3418]; &quot;View Now&quot;)" office:value-type="string" office:string-value="View Now">
            <text:p>View Now</text:p>
          </table:table-cell>
          <table:table-cell office:value-type="string">
            <text:p>video/quicktime</text:p>
          </table:table-cell>
          <table:table-cell office:value-type="float" office:value="7.198345">
            <text:p>7.198345</text:p>
          </table:table-cell>
          <table:table-cell office:value-type="string">
            <text:p>+37.7171-079.1929+14713.634/</text:p>
          </table:table-cell>
          <table:table-cell table:formula="of:=HYPERLINK(&quot;https://www.google.com/maps?q=37.7171,-79.1929&quot;;&quot;MAP&quot;)" office:value-type="string" office:string-value="MAP">
            <text:p>MAP</text:p>
          </table:table-cell>
          <table:table-cell office:value-type="string">
            <text:p>2015-06-18T21:56:04.000000Z</text:p>
          </table:table-cell>
          <table:table-cell table:number-columns-repeated="2"/>
          <table:table-cell table:style-name="ce7" office:value-type="string">
            <text:p>Video of glass of water in a private airplane – Above Amherst county, Virginia</text:p>
          </table:table-cell>
          <table:table-cell table:number-columns-repeated="1014"/>
        </table:table-row>
        <table:table-row table:style-name="ro2">
          <table:table-cell office:value-type="string">
            <text:p>https://www.justice.gov/epstein/files/DataSet%209/EFTA01202537.avi</text:p>
          </table:table-cell>
          <table:table-cell table:style-name="ce2" table:formula="of:=HYPERLINK([.A3419]; &quot;View Now&quot;)" office:value-type="string" office:string-value="View Now">
            <text:p>View Now</text:p>
          </table:table-cell>
          <table:table-cell office:value-type="string">
            <text:p>video/avi</text:p>
          </table:table-cell>
          <table:table-cell office:value-type="float" office:value="21.385">
            <text:p>21.385</text:p>
          </table:table-cell>
          <table:table-cell office:value-type="string">
            <text:p>+33.7627-078.1337+014.425/</text:p>
          </table:table-cell>
          <table:table-cell table:formula="of:=HYPERLINK(&quot;https://www.google.com/maps?q=33.7627,-78.1337&quot;;&quot;MAP&quot;)" office:value-type="string" office:string-value="MAP">
            <text:p>MAP</text:p>
          </table:table-cell>
          <table:table-cell office:value-type="string">
            <text:p>2014-05-14T02:02:19.000000Z</text:p>
          </table:table-cell>
          <table:table-cell table:number-columns-repeated="2"/>
          <table:table-cell table:style-name="ce7" office:value-type="string">
            <text:p>NOT WORKING – Off coast of Bald Head Island, North Carolina</text:p>
          </table:table-cell>
          <table:table-cell table:number-columns-repeated="1014"/>
        </table:table-row>
        <table:table-row table:style-name="ro2">
          <table:table-cell office:value-type="string">
            <text:p>https://www.justice.gov/epstein/files/DataSet%209/EFTA01196935.avi</text:p>
          </table:table-cell>
          <table:table-cell table:style-name="ce2" table:formula="of:=HYPERLINK([.A3420]; &quot;View Now&quot;)" office:value-type="string" office:string-value="View Now">
            <text:p>View Now</text:p>
          </table:table-cell>
          <table:table-cell office:value-type="string">
            <text:p>video/avi</text:p>
          </table:table-cell>
          <table:table-cell office:value-type="float" office:value="124.868333">
            <text:p>124.868333</text:p>
          </table:table-cell>
          <table:table-cell table:number-columns-repeated="2"/>
          <table:table-cell office:value-type="string">
            <text:p>2015-09-27T05:04:25.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97663.mov</text:p>
          </table:table-cell>
          <table:table-cell table:style-name="ce2" table:formula="of:=HYPERLINK([.A3421]; &quot;View Now&quot;)" office:value-type="string" office:string-value="View Now">
            <text:p>View Now</text:p>
          </table:table-cell>
          <table:table-cell office:value-type="string">
            <text:p>video/quicktime</text:p>
          </table:table-cell>
          <table:table-cell office:value-type="float" office:value="2.501667">
            <text:p>2.501667</text:p>
          </table:table-cell>
          <table:table-cell table:number-columns-repeated="2"/>
          <table:table-cell office:value-type="string">
            <text:p>2014-10-04T17:00:29.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201950.avi</text:p>
          </table:table-cell>
          <table:table-cell table:style-name="ce2" table:formula="of:=HYPERLINK([.A3422]; &quot;View Now&quot;)" office:value-type="string" office:string-value="View Now">
            <text:p>View Now</text:p>
          </table:table-cell>
          <table:table-cell office:value-type="string">
            <text:p>video/avi</text:p>
          </table:table-cell>
          <table:table-cell office:value-type="float" office:value="30.693333">
            <text:p>30.693333</text:p>
          </table:table-cell>
          <table:table-cell office:value-type="string">
            <text:p>+40.7910-073.9534+018.548/</text:p>
          </table:table-cell>
          <table:table-cell table:formula="of:=HYPERLINK(&quot;https://www.google.com/maps?q=40.791,-73.9534&quot;;&quot;MAP&quot;)" office:value-type="string" office:string-value="MAP">
            <text:p>MAP</text:p>
          </table:table-cell>
          <table:table-cell office:value-type="string">
            <text:p>2015-01-22T02:11:25.000000Z</text:p>
          </table:table-cell>
          <table:table-cell table:number-columns-repeated="2"/>
          <table:table-cell table:style-name="ce7" office:value-type="string">
            <text:p>NOT WORKING – located at The Lauder Family Cardiovascular Ambulatory Center at Mount Sinai Fuster Heart Hospital 1190 5th Ave, New York, NY 10029, United States</text:p>
          </table:table-cell>
          <table:table-cell table:number-columns-repeated="1014"/>
        </table:table-row>
        <table:table-row table:style-name="ro2">
          <table:table-cell office:value-type="string">
            <text:p>https://www.justice.gov/epstein/files/DataSet%209/EFTA01204024.mp4</text:p>
          </table:table-cell>
          <table:table-cell table:style-name="ce2" table:formula="of:=HYPERLINK([.A3423]; &quot;View Now&quot;)" office:value-type="string" office:string-value="View Now">
            <text:p>View Now</text:p>
          </table:table-cell>
          <table:table-cell office:value-type="string">
            <text:p>video/mp4</text:p>
          </table:table-cell>
          <table:table-cell office:value-type="float" office:value="132.353741">
            <text:p>132.353741</text:p>
          </table:table-cell>
          <table:table-cell table:number-columns-repeated="2"/>
          <table:table-cell office:value-type="string">
            <text:p>2011-03-04T13:46:55.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202540.avi</text:p>
          </table:table-cell>
          <table:table-cell table:style-name="ce2" table:formula="of:=HYPERLINK([.A3424]; &quot;View Now&quot;)" office:value-type="string" office:string-value="View Now">
            <text:p>View Now</text:p>
          </table:table-cell>
          <table:table-cell office:value-type="string">
            <text:p>video/avi</text:p>
          </table:table-cell>
          <table:table-cell office:value-type="float" office:value="26.565011">
            <text:p>26.565011</text:p>
          </table:table-cell>
          <table:table-cell table:number-columns-repeated="2"/>
          <table:table-cell office:value-type="string">
            <text:p>2014-05-19T17:20:49.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204025.mp4</text:p>
          </table:table-cell>
          <table:table-cell table:style-name="ce2" table:formula="of:=HYPERLINK([.A3425]; &quot;View Now&quot;)" office:value-type="string" office:string-value="View Now">
            <text:p>View Now</text:p>
          </table:table-cell>
          <table:table-cell office:value-type="string">
            <text:p>video/mp4</text:p>
          </table:table-cell>
          <table:table-cell office:value-type="float" office:value="97.52381">
            <text:p>97.52381</text:p>
          </table:table-cell>
          <table:table-cell table:number-columns-repeated="2"/>
          <table:table-cell office:value-type="string">
            <text:p>2015-06-06T12:53:35.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204026.mp4</text:p>
          </table:table-cell>
          <table:table-cell table:style-name="ce2" table:formula="of:=HYPERLINK([.A3426]; &quot;View Now&quot;)" office:value-type="string" office:string-value="View Now">
            <text:p>View Now</text:p>
          </table:table-cell>
          <table:table-cell office:value-type="string">
            <text:p>video/mp4</text:p>
          </table:table-cell>
          <table:table-cell office:value-type="float" office:value="233.546304">
            <text:p>233.546304</text:p>
          </table:table-cell>
          <table:table-cell table:number-columns-repeated="2"/>
          <table:table-cell office:value-type="string">
            <text:p>2001-08-13T15:07:59.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204013.mp4</text:p>
          </table:table-cell>
          <table:table-cell table:style-name="ce2" table:formula="of:=HYPERLINK([.A3427]; &quot;View Now&quot;)" office:value-type="string" office:string-value="View Now">
            <text:p>View Now</text:p>
          </table:table-cell>
          <table:table-cell office:value-type="string">
            <text:p>video/mp4</text:p>
          </table:table-cell>
          <table:table-cell office:value-type="float" office:value="103.514558">
            <text:p>103.514558</text:p>
          </table:table-cell>
          <table:table-cell table:number-columns-repeated="2"/>
          <table:table-cell office:value-type="string">
            <text:p>1999-04-21T15:22:55.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207609.avi</text:p>
          </table:table-cell>
          <table:table-cell table:style-name="ce2" table:formula="of:=HYPERLINK([.A3428]; &quot;View Now&quot;)" office:value-type="string" office:string-value="View Now">
            <text:p>View Now</text:p>
          </table:table-cell>
          <table:table-cell office:value-type="string">
            <text:p>video/avi</text:p>
          </table:table-cell>
          <table:table-cell office:value-type="float" office:value="19.996667">
            <text:p>19.996667</text:p>
          </table:table-cell>
          <table:table-cell office:value-type="string">
            <text:p>+18.2975-064.8221+024.708/</text:p>
          </table:table-cell>
          <table:table-cell table:formula="of:=HYPERLINK(&quot;https://www.google.com/maps?q=18.2975,-64.8221&quot;;&quot;MAP&quot;)" office:value-type="string" office:string-value="MAP">
            <text:p>MAP</text:p>
          </table:table-cell>
          <table:table-cell office:value-type="string">
            <text:p>2015-08-12T13:33:34.000000Z</text:p>
          </table:table-cell>
          <table:table-cell table:number-columns-repeated="2"/>
          <table:table-cell table:style-name="ce7" office:value-type="string">
            <text:p>NOT WORKING – Little Saint James</text:p>
          </table:table-cell>
          <table:table-cell table:number-columns-repeated="1014"/>
        </table:table-row>
        <table:table-row table:style-name="ro2">
          <table:table-cell office:value-type="string">
            <text:p>https://www.justice.gov/epstein/files/DataSet%209/EFTA01207587.avi</text:p>
          </table:table-cell>
          <table:table-cell table:style-name="ce2" table:formula="of:=HYPERLINK([.A3429]; &quot;View Now&quot;)" office:value-type="string" office:string-value="View Now">
            <text:p>View Now</text:p>
          </table:table-cell>
          <table:table-cell office:value-type="string">
            <text:p>video/avi</text:p>
          </table:table-cell>
          <table:table-cell office:value-type="float" office:value="18.696667">
            <text:p>18.696667</text:p>
          </table:table-cell>
          <table:table-cell table:number-columns-repeated="2"/>
          <table:table-cell office:value-type="string">
            <text:p>2015-08-11T19:48:58.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206365.avi</text:p>
          </table:table-cell>
          <table:table-cell table:style-name="ce2" table:formula="of:=HYPERLINK([.A3430]; &quot;View Now&quot;)" office:value-type="string" office:string-value="View Now">
            <text:p>View Now</text:p>
          </table:table-cell>
          <table:table-cell office:value-type="string">
            <text:p>video/avi</text:p>
          </table:table-cell>
          <table:table-cell office:value-type="float" office:value="20.378333">
            <text:p>20.378333</text:p>
          </table:table-cell>
          <table:table-cell table:number-columns-repeated="2"/>
          <table:table-cell office:value-type="string">
            <text:p>2014-08-22T16:15:49.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207689.avi</text:p>
          </table:table-cell>
          <table:table-cell table:style-name="ce2" table:formula="of:=HYPERLINK([.A3431]; &quot;View Now&quot;)" office:value-type="string" office:string-value="View Now">
            <text:p>View Now</text:p>
          </table:table-cell>
          <table:table-cell office:value-type="string">
            <text:p>video/avi</text:p>
          </table:table-cell>
          <table:table-cell office:value-type="float" office:value="32.156667">
            <text:p>32.156667</text:p>
          </table:table-cell>
          <table:table-cell table:number-columns-repeated="2"/>
          <table:table-cell office:value-type="string">
            <text:p>2015-11-25T21:06:17.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207386.avi</text:p>
          </table:table-cell>
          <table:table-cell table:style-name="ce2" table:formula="of:=HYPERLINK([.A3432]; &quot;View Now&quot;)" office:value-type="string" office:string-value="View Now">
            <text:p>View Now</text:p>
          </table:table-cell>
          <table:table-cell office:value-type="string">
            <text:p>video/avi</text:p>
          </table:table-cell>
          <table:table-cell office:value-type="float" office:value="46.3">
            <text:p>46.3</text:p>
          </table:table-cell>
          <table:table-cell office:value-type="string">
            <text:p>+40.7616-073.9779+029.219/</text:p>
          </table:table-cell>
          <table:table-cell table:formula="of:=HYPERLINK(&quot;https://www.google.com/maps?q=40.7616,-73.9779&quot;;&quot;MAP&quot;)" office:value-type="string" office:string-value="MAP">
            <text:p>MAP</text:p>
          </table:table-cell>
          <table:table-cell office:value-type="string">
            <text:p>2015-02-21T20:05:12.000000Z</text:p>
          </table:table-cell>
          <table:table-cell table:number-columns-repeated="2"/>
          <table:table-cell table:style-name="ce7" office:value-type="string">
            <text:p>NOT WORKING – Museum of Modern Art 11 W 53rd St, New York, NY 10019, United States</text:p>
          </table:table-cell>
          <table:table-cell table:number-columns-repeated="1014"/>
        </table:table-row>
        <table:table-row table:style-name="ro2">
          <table:table-cell office:value-type="string">
            <text:p>https://www.justice.gov/epstein/files/DataSet%209/EFTA01206366.m4a</text:p>
          </table:table-cell>
          <table:table-cell table:style-name="ce2" table:formula="of:=HYPERLINK([.A3433]; &quot;View Now&quot;)" office:value-type="string" office:string-value="View Now">
            <text:p>View Now</text:p>
          </table:table-cell>
          <table:table-cell office:value-type="string">
            <text:p>audio/mp4</text:p>
          </table:table-cell>
          <table:table-cell table:number-columns-repeated="6"/>
          <table:table-cell table:style-name="ce6"/>
          <table:table-cell table:number-columns-repeated="1014"/>
        </table:table-row>
        <table:table-row table:style-name="ro2">
          <table:table-cell office:value-type="string">
            <text:p>https://www.justice.gov/epstein/files/DataSet%209/EFTA01206073.avi</text:p>
          </table:table-cell>
          <table:table-cell table:style-name="ce2" table:formula="of:=HYPERLINK([.A3434];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4-05-23T19:41:12.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204692.avi</text:p>
          </table:table-cell>
          <table:table-cell table:style-name="ce2" table:formula="of:=HYPERLINK([.A3435]; &quot;View Now&quot;)" office:value-type="string" office:string-value="View Now">
            <text:p>View Now</text:p>
          </table:table-cell>
          <table:table-cell office:value-type="string">
            <text:p>video/avi</text:p>
          </table:table-cell>
          <table:table-cell office:value-type="float" office:value="124.854694">
            <text:p>124.854694</text:p>
          </table:table-cell>
          <table:table-cell table:number-columns-repeated="5"/>
          <table:table-cell table:style-name="ce6"/>
          <table:table-cell table:number-columns-repeated="1014"/>
        </table:table-row>
        <table:table-row table:style-name="ro2">
          <table:table-cell office:value-type="string">
            <text:p>https://www.justice.gov/epstein/files/DataSet%209/EFTA01206093.avi</text:p>
          </table:table-cell>
          <table:table-cell table:style-name="ce2" table:formula="of:=HYPERLINK([.A3436]; &quot;View Now&quot;)" office:value-type="string" office:string-value="View Now">
            <text:p>View Now</text:p>
          </table:table-cell>
          <table:table-cell office:value-type="string">
            <text:p>video/avi</text:p>
          </table:table-cell>
          <table:table-cell office:value-type="float" office:value="205.844898">
            <text:p>205.844898</text:p>
          </table:table-cell>
          <table:table-cell table:number-columns-repeated="5"/>
          <table:table-cell table:style-name="ce6"/>
          <table:table-cell table:number-columns-repeated="1014"/>
        </table:table-row>
        <table:table-row table:style-name="ro2">
          <table:table-cell office:value-type="string">
            <text:p>https://www.justice.gov/epstein/files/DataSet%209/EFTA01207700.mov</text:p>
          </table:table-cell>
          <table:table-cell table:style-name="ce2" table:formula="of:=HYPERLINK([.A3437]; &quot;View Now&quot;)" office:value-type="string" office:string-value="View Now">
            <text:p>View Now</text:p>
          </table:table-cell>
          <table:table-cell office:value-type="string">
            <text:p>video/quicktime</text:p>
          </table:table-cell>
          <table:table-cell office:value-type="float" office:value="25.218345">
            <text:p>25.218345</text:p>
          </table:table-cell>
          <table:table-cell table:number-columns-repeated="2"/>
          <table:table-cell office:value-type="string">
            <text:p>2015-11-28T22:23:20.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207699.mov</text:p>
          </table:table-cell>
          <table:table-cell table:style-name="ce2" table:formula="of:=HYPERLINK([.A3438]; &quot;View Now&quot;)" office:value-type="string" office:string-value="View Now">
            <text:p>View Now</text:p>
          </table:table-cell>
          <table:table-cell office:value-type="string">
            <text:p>video/quicktime</text:p>
          </table:table-cell>
          <table:table-cell office:value-type="float" office:value="17.513333">
            <text:p>17.513333</text:p>
          </table:table-cell>
          <table:table-cell table:number-columns-repeated="2"/>
          <table:table-cell office:value-type="string">
            <text:p>2015-11-28T22:23:04.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207680.mov</text:p>
          </table:table-cell>
          <table:table-cell table:style-name="ce2" table:formula="of:=HYPERLINK([.A3439]; &quot;View Now&quot;)" office:value-type="string" office:string-value="View Now">
            <text:p>View Now</text:p>
          </table:table-cell>
          <table:table-cell office:value-type="string">
            <text:p>video/quicktime</text:p>
          </table:table-cell>
          <table:table-cell office:value-type="float" office:value="16.785">
            <text:p>16.785</text:p>
          </table:table-cell>
          <table:table-cell table:number-columns-repeated="2"/>
          <table:table-cell office:value-type="string">
            <text:p>2015-12-01T06:06:20.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207701.mov</text:p>
          </table:table-cell>
          <table:table-cell table:style-name="ce2" table:formula="of:=HYPERLINK([.A3440]; &quot;View Now&quot;)" office:value-type="string" office:string-value="View Now">
            <text:p>View Now</text:p>
          </table:table-cell>
          <table:table-cell office:value-type="string">
            <text:p>video/quicktime</text:p>
          </table:table-cell>
          <table:table-cell office:value-type="float" office:value="25.585011">
            <text:p>25.585011</text:p>
          </table:table-cell>
          <table:table-cell table:number-columns-repeated="2"/>
          <table:table-cell office:value-type="string">
            <text:p>2015-11-28T22:23:34.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227045.mp4</text:p>
          </table:table-cell>
          <table:table-cell table:style-name="ce2" table:formula="of:=HYPERLINK([.A3441]; &quot;View Now&quot;)" office:value-type="string" office:string-value="View Now">
            <text:p>View Now</text:p>
          </table:table-cell>
          <table:table-cell office:value-type="string">
            <text:p>video/mp4</text:p>
          </table:table-cell>
          <table:table-cell table:number-columns-repeated="6"/>
          <table:table-cell table:style-name="ce6"/>
          <table:table-cell table:number-columns-repeated="1014"/>
        </table:table-row>
        <table:table-row table:style-name="ro2">
          <table:table-cell office:value-type="string">
            <text:p>https://www.justice.gov/epstein/files/DataSet%209/EFTA01227049.mp4</text:p>
          </table:table-cell>
          <table:table-cell table:style-name="ce2" table:formula="of:=HYPERLINK([.A3442]; &quot;View Now&quot;)" office:value-type="string" office:string-value="View Now">
            <text:p>View Now</text:p>
          </table:table-cell>
          <table:table-cell office:value-type="string">
            <text:p>video/mp4</text:p>
          </table:table-cell>
          <table:table-cell table:number-columns-repeated="6"/>
          <table:table-cell table:style-name="ce6"/>
          <table:table-cell table:number-columns-repeated="1014"/>
        </table:table-row>
        <table:table-row table:style-name="ro2">
          <table:table-cell office:value-type="string">
            <text:p>https://www.justice.gov/epstein/files/DataSet%209/EFTA01227052.mp4</text:p>
          </table:table-cell>
          <table:table-cell table:style-name="ce2" table:formula="of:=HYPERLINK([.A3443]; &quot;View Now&quot;)" office:value-type="string" office:string-value="View Now">
            <text:p>View Now</text:p>
          </table:table-cell>
          <table:table-cell office:value-type="string">
            <text:p>video/mp4</text:p>
          </table:table-cell>
          <table:table-cell table:number-columns-repeated="6"/>
          <table:table-cell table:style-name="ce6"/>
          <table:table-cell table:number-columns-repeated="1014"/>
        </table:table-row>
        <table:table-row table:style-name="ro2">
          <table:table-cell office:value-type="string">
            <text:p>https://www.justice.gov/epstein/files/DataSet%209/EFTA01227053.mp4</text:p>
          </table:table-cell>
          <table:table-cell table:style-name="ce2" table:formula="of:=HYPERLINK([.A3444]; &quot;View Now&quot;)" office:value-type="string" office:string-value="View Now">
            <text:p>View Now</text:p>
          </table:table-cell>
          <table:table-cell office:value-type="string">
            <text:p>video/mp4</text:p>
          </table:table-cell>
          <table:table-cell table:number-columns-repeated="6"/>
          <table:table-cell table:style-name="ce6"/>
          <table:table-cell table:number-columns-repeated="1014"/>
        </table:table-row>
        <table:table-row table:style-name="ro2">
          <table:table-cell office:value-type="string">
            <text:p>https://www.justice.gov/epstein/files/DataSet%209/EFTA01227048.mp4</text:p>
          </table:table-cell>
          <table:table-cell table:style-name="ce2" table:formula="of:=HYPERLINK([.A3445]; &quot;View Now&quot;)" office:value-type="string" office:string-value="View Now">
            <text:p>View Now</text:p>
          </table:table-cell>
          <table:table-cell office:value-type="string">
            <text:p>video/mp4</text:p>
          </table:table-cell>
          <table:table-cell table:number-columns-repeated="6"/>
          <table:table-cell table:style-name="ce6"/>
          <table:table-cell table:number-columns-repeated="1014"/>
        </table:table-row>
        <table:table-row table:style-name="ro2">
          <table:table-cell office:value-type="string">
            <text:p>https://www.justice.gov/epstein/files/DataSet%209/EFTA01227057.mp4</text:p>
          </table:table-cell>
          <table:table-cell table:style-name="ce2" table:formula="of:=HYPERLINK([.A3446]; &quot;View Now&quot;)" office:value-type="string" office:string-value="View Now">
            <text:p>View Now</text:p>
          </table:table-cell>
          <table:table-cell office:value-type="string">
            <text:p>video/mp4</text:p>
          </table:table-cell>
          <table:table-cell table:number-columns-repeated="6"/>
          <table:table-cell table:style-name="ce6"/>
          <table:table-cell table:number-columns-repeated="1014"/>
        </table:table-row>
        <table:table-row table:style-name="ro2">
          <table:table-cell office:value-type="string">
            <text:p>https://www.justice.gov/epstein/files/DataSet%209/EFTA01227050.mp4</text:p>
          </table:table-cell>
          <table:table-cell table:style-name="ce2" table:formula="of:=HYPERLINK([.A3447]; &quot;View Now&quot;)" office:value-type="string" office:string-value="View Now">
            <text:p>View Now</text:p>
          </table:table-cell>
          <table:table-cell office:value-type="string">
            <text:p>video/mp4</text:p>
          </table:table-cell>
          <table:table-cell table:number-columns-repeated="6"/>
          <table:table-cell table:style-name="ce6"/>
          <table:table-cell table:number-columns-repeated="1014"/>
        </table:table-row>
        <table:table-row table:style-name="ro2">
          <table:table-cell office:value-type="string">
            <text:p>https://www.justice.gov/epstein/files/DataSet%209/EFTA01227051.mp4</text:p>
          </table:table-cell>
          <table:table-cell table:style-name="ce2" table:formula="of:=HYPERLINK([.A3448]; &quot;View Now&quot;)" office:value-type="string" office:string-value="View Now">
            <text:p>View Now</text:p>
          </table:table-cell>
          <table:table-cell office:value-type="string">
            <text:p>video/mp4</text:p>
          </table:table-cell>
          <table:table-cell table:number-columns-repeated="6"/>
          <table:table-cell table:style-name="ce6"/>
          <table:table-cell table:number-columns-repeated="1014"/>
        </table:table-row>
        <table:table-row table:style-name="ro2">
          <table:table-cell office:value-type="string">
            <text:p>https://www.justice.gov/epstein/files/DataSet%209/EFTA01227055.mp4</text:p>
          </table:table-cell>
          <table:table-cell table:style-name="ce2" table:formula="of:=HYPERLINK([.A3449]; &quot;View Now&quot;)" office:value-type="string" office:string-value="View Now">
            <text:p>View Now</text:p>
          </table:table-cell>
          <table:table-cell office:value-type="string">
            <text:p>video/mp4</text:p>
          </table:table-cell>
          <table:table-cell table:number-columns-repeated="6"/>
          <table:table-cell table:style-name="ce6"/>
          <table:table-cell table:number-columns-repeated="1014"/>
        </table:table-row>
        <table:table-row table:style-name="ro2">
          <table:table-cell office:value-type="string">
            <text:p>https://www.justice.gov/epstein/files/DataSet%209/EFTA01227058.mp4</text:p>
          </table:table-cell>
          <table:table-cell table:style-name="ce2" table:formula="of:=HYPERLINK([.A3450]; &quot;View Now&quot;)" office:value-type="string" office:string-value="View Now">
            <text:p>View Now</text:p>
          </table:table-cell>
          <table:table-cell office:value-type="string">
            <text:p>video/mp4</text:p>
          </table:table-cell>
          <table:table-cell table:number-columns-repeated="6"/>
          <table:table-cell table:style-name="ce6"/>
          <table:table-cell table:number-columns-repeated="1014"/>
        </table:table-row>
        <table:table-row table:style-name="ro2">
          <table:table-cell office:value-type="string">
            <text:p>https://www.justice.gov/epstein/files/DataSet%209/EFTA01227054.mp4</text:p>
          </table:table-cell>
          <table:table-cell table:style-name="ce2" table:formula="of:=HYPERLINK([.A3451]; &quot;View Now&quot;)" office:value-type="string" office:string-value="View Now">
            <text:p>View Now</text:p>
          </table:table-cell>
          <table:table-cell office:value-type="string">
            <text:p>video/mp4</text:p>
          </table:table-cell>
          <table:table-cell table:number-columns-repeated="6"/>
          <table:table-cell table:style-name="ce6"/>
          <table:table-cell table:number-columns-repeated="1014"/>
        </table:table-row>
        <table:table-row table:style-name="ro2">
          <table:table-cell office:value-type="string">
            <text:p>https://www.justice.gov/epstein/files/DataSet%209/EFTA01227060.mp4</text:p>
          </table:table-cell>
          <table:table-cell table:style-name="ce2" table:formula="of:=HYPERLINK([.A3452]; &quot;View Now&quot;)" office:value-type="string" office:string-value="View Now">
            <text:p>View Now</text:p>
          </table:table-cell>
          <table:table-cell office:value-type="string">
            <text:p>video/mp4</text:p>
          </table:table-cell>
          <table:table-cell office:value-type="float" office:value="1761.802031">
            <text:p>1761.802031</text:p>
          </table:table-cell>
          <table:table-cell table:number-columns-repeated="5"/>
          <table:table-cell table:style-name="ce6"/>
          <table:table-cell table:number-columns-repeated="1014"/>
        </table:table-row>
        <table:table-row table:style-name="ro2">
          <table:table-cell office:value-type="string">
            <text:p>https://www.justice.gov/epstein/files/DataSet%209/EFTA01227066.mp4</text:p>
          </table:table-cell>
          <table:table-cell table:style-name="ce2" table:formula="of:=HYPERLINK([.A3453]; &quot;View Now&quot;)" office:value-type="string" office:string-value="View Now">
            <text:p>View Now</text:p>
          </table:table-cell>
          <table:table-cell office:value-type="string">
            <text:p>video/mp4</text:p>
          </table:table-cell>
          <table:table-cell table:number-columns-repeated="6"/>
          <table:table-cell table:style-name="ce6"/>
          <table:table-cell table:number-columns-repeated="1014"/>
        </table:table-row>
        <table:table-row table:style-name="ro2">
          <table:table-cell office:value-type="string">
            <text:p>https://www.justice.gov/epstein/files/DataSet%209/EFTA01227062.mp4</text:p>
          </table:table-cell>
          <table:table-cell table:style-name="ce2" table:formula="of:=HYPERLINK([.A3454]; &quot;View Now&quot;)" office:value-type="string" office:string-value="View Now">
            <text:p>View Now</text:p>
          </table:table-cell>
          <table:table-cell office:value-type="string">
            <text:p>video/mp4</text:p>
          </table:table-cell>
          <table:table-cell table:number-columns-repeated="6"/>
          <table:table-cell table:style-name="ce6"/>
          <table:table-cell table:number-columns-repeated="1014"/>
        </table:table-row>
        <table:table-row table:style-name="ro2">
          <table:table-cell office:value-type="string">
            <text:p>https://www.justice.gov/epstein/files/DataSet%209/EFTA01227065.mp4</text:p>
          </table:table-cell>
          <table:table-cell table:style-name="ce2" table:formula="of:=HYPERLINK([.A3455]; &quot;View Now&quot;)" office:value-type="string" office:string-value="View Now">
            <text:p>View Now</text:p>
          </table:table-cell>
          <table:table-cell office:value-type="string">
            <text:p>video/mp4</text:p>
          </table:table-cell>
          <table:table-cell table:number-columns-repeated="6"/>
          <table:table-cell table:style-name="ce6"/>
          <table:table-cell table:number-columns-repeated="1014"/>
        </table:table-row>
        <table:table-row table:style-name="ro2">
          <table:table-cell office:value-type="string">
            <text:p>https://www.justice.gov/epstein/files/DataSet%209/EFTA01227064.mp4</text:p>
          </table:table-cell>
          <table:table-cell table:style-name="ce2" table:formula="of:=HYPERLINK([.A3456]; &quot;View Now&quot;)" office:value-type="string" office:string-value="View Now">
            <text:p>View Now</text:p>
          </table:table-cell>
          <table:table-cell office:value-type="string">
            <text:p>video/mp4</text:p>
          </table:table-cell>
          <table:table-cell table:number-columns-repeated="6"/>
          <table:table-cell table:style-name="ce6"/>
          <table:table-cell table:number-columns-repeated="1014"/>
        </table:table-row>
        <table:table-row table:style-name="ro2">
          <table:table-cell office:value-type="string">
            <text:p>https://www.justice.gov/epstein/files/DataSet%209/EFTA01227068.mp4</text:p>
          </table:table-cell>
          <table:table-cell table:style-name="ce2" table:formula="of:=HYPERLINK([.A3457]; &quot;View Now&quot;)" office:value-type="string" office:string-value="View Now">
            <text:p>View Now</text:p>
          </table:table-cell>
          <table:table-cell office:value-type="string">
            <text:p>video/mp4</text:p>
          </table:table-cell>
          <table:table-cell office:value-type="float" office:value="1365.472031">
            <text:p>1365.472031</text:p>
          </table:table-cell>
          <table:table-cell table:number-columns-repeated="5"/>
          <table:table-cell table:style-name="ce6"/>
          <table:table-cell table:number-columns-repeated="1014"/>
        </table:table-row>
        <table:table-row table:style-name="ro2">
          <table:table-cell office:value-type="string">
            <text:p>https://www.justice.gov/epstein/files/DataSet%209/EFTA01227069.mp4</text:p>
          </table:table-cell>
          <table:table-cell table:style-name="ce2" table:formula="of:=HYPERLINK([.A3458]; &quot;View Now&quot;)" office:value-type="string" office:string-value="View Now">
            <text:p>View Now</text:p>
          </table:table-cell>
          <table:table-cell office:value-type="string">
            <text:p>video/mp4</text:p>
          </table:table-cell>
          <table:table-cell table:number-columns-repeated="6"/>
          <table:table-cell table:style-name="ce6"/>
          <table:table-cell table:number-columns-repeated="1014"/>
        </table:table-row>
        <table:table-row table:style-name="ro2">
          <table:table-cell office:value-type="string">
            <text:p>https://www.justice.gov/epstein/files/DataSet%209/EFTA01227061.mp4</text:p>
          </table:table-cell>
          <table:table-cell table:style-name="ce2" table:formula="of:=HYPERLINK([.A3459]; &quot;View Now&quot;)" office:value-type="string" office:string-value="View Now">
            <text:p>View Now</text:p>
          </table:table-cell>
          <table:table-cell office:value-type="string">
            <text:p>video/mp4</text:p>
          </table:table-cell>
          <table:table-cell table:number-columns-repeated="6"/>
          <table:table-cell table:style-name="ce6"/>
          <table:table-cell table:number-columns-repeated="1014"/>
        </table:table-row>
        <table:table-row table:style-name="ro2">
          <table:table-cell office:value-type="string">
            <text:p>https://www.justice.gov/epstein/files/DataSet%209/EFTA01227067.mp4</text:p>
          </table:table-cell>
          <table:table-cell table:style-name="ce2" table:formula="of:=HYPERLINK([.A3460]; &quot;View Now&quot;)" office:value-type="string" office:string-value="View Now">
            <text:p>View Now</text:p>
          </table:table-cell>
          <table:table-cell office:value-type="string">
            <text:p>video/mp4</text:p>
          </table:table-cell>
          <table:table-cell table:number-columns-repeated="6"/>
          <table:table-cell table:style-name="ce6"/>
          <table:table-cell table:number-columns-repeated="1014"/>
        </table:table-row>
        <table:table-row table:style-name="ro2">
          <table:table-cell office:value-type="string">
            <text:p>https://www.justice.gov/epstein/files/DataSet%209/EFTA01227070.mp4</text:p>
          </table:table-cell>
          <table:table-cell table:style-name="ce2" table:formula="of:=HYPERLINK([.A3461]; &quot;View Now&quot;)" office:value-type="string" office:string-value="View Now">
            <text:p>View Now</text:p>
          </table:table-cell>
          <table:table-cell office:value-type="string">
            <text:p>video/mp4</text:p>
          </table:table-cell>
          <table:table-cell table:number-columns-repeated="6"/>
          <table:table-cell table:style-name="ce6"/>
          <table:table-cell table:number-columns-repeated="1014"/>
        </table:table-row>
        <table:table-row table:style-name="ro2">
          <table:table-cell office:value-type="string">
            <text:p>https://www.justice.gov/epstein/files/DataSet%209/EFTA01227074.mp4</text:p>
          </table:table-cell>
          <table:table-cell table:style-name="ce2" table:formula="of:=HYPERLINK([.A3462]; &quot;View Now&quot;)" office:value-type="string" office:string-value="View Now">
            <text:p>View Now</text:p>
          </table:table-cell>
          <table:table-cell office:value-type="string">
            <text:p>video/mp4</text:p>
          </table:table-cell>
          <table:table-cell table:number-columns-repeated="6"/>
          <table:table-cell table:style-name="ce6"/>
          <table:table-cell table:number-columns-repeated="1014"/>
        </table:table-row>
        <table:table-row table:style-name="ro2">
          <table:table-cell office:value-type="string">
            <text:p>https://www.justice.gov/epstein/files/DataSet%209/EFTA01227059.mp4</text:p>
          </table:table-cell>
          <table:table-cell table:style-name="ce2" table:formula="of:=HYPERLINK([.A3463]; &quot;View Now&quot;)" office:value-type="string" office:string-value="View Now">
            <text:p>View Now</text:p>
          </table:table-cell>
          <table:table-cell office:value-type="string">
            <text:p>video/mp4</text:p>
          </table:table-cell>
          <table:table-cell table:number-columns-repeated="6"/>
          <table:table-cell table:style-name="ce6"/>
          <table:table-cell table:number-columns-repeated="1014"/>
        </table:table-row>
        <table:table-row table:style-name="ro2">
          <table:table-cell office:value-type="string">
            <text:p>https://www.justice.gov/epstein/files/DataSet%209/EFTA01227047.mp4</text:p>
          </table:table-cell>
          <table:table-cell table:style-name="ce2" table:formula="of:=HYPERLINK([.A3464]; &quot;View Now&quot;)" office:value-type="string" office:string-value="View Now">
            <text:p>View Now</text:p>
          </table:table-cell>
          <table:table-cell office:value-type="string">
            <text:p>video/mp4</text:p>
          </table:table-cell>
          <table:table-cell table:number-columns-repeated="6"/>
          <table:table-cell table:style-name="ce6"/>
          <table:table-cell table:number-columns-repeated="1014"/>
        </table:table-row>
        <table:table-row table:style-name="ro2">
          <table:table-cell office:value-type="string">
            <text:p>https://www.justice.gov/epstein/files/DataSet%209/EFTA01227072.mp4</text:p>
          </table:table-cell>
          <table:table-cell table:style-name="ce2" table:formula="of:=HYPERLINK([.A3465]; &quot;View Now&quot;)" office:value-type="string" office:string-value="View Now">
            <text:p>View Now</text:p>
          </table:table-cell>
          <table:table-cell office:value-type="string">
            <text:p>video/mp4</text:p>
          </table:table-cell>
          <table:table-cell table:number-columns-repeated="6"/>
          <table:table-cell table:style-name="ce6"/>
          <table:table-cell table:number-columns-repeated="1014"/>
        </table:table-row>
        <table:table-row table:style-name="ro2">
          <table:table-cell office:value-type="string">
            <text:p>https://www.justice.gov/epstein/files/DataSet%209/EFTA01227056.mp4</text:p>
          </table:table-cell>
          <table:table-cell table:style-name="ce2" table:formula="of:=HYPERLINK([.A3466]; &quot;View Now&quot;)" office:value-type="string" office:string-value="View Now">
            <text:p>View Now</text:p>
          </table:table-cell>
          <table:table-cell office:value-type="string">
            <text:p>video/mp4</text:p>
          </table:table-cell>
          <table:table-cell table:number-columns-repeated="6"/>
          <table:table-cell table:style-name="ce6"/>
          <table:table-cell table:number-columns-repeated="1014"/>
        </table:table-row>
        <table:table-row table:style-name="ro2">
          <table:table-cell office:value-type="string">
            <text:p>https://www.justice.gov/epstein/files/DataSet%209/EFTA01227071.mp4</text:p>
          </table:table-cell>
          <table:table-cell table:style-name="ce2" table:formula="of:=HYPERLINK([.A3467]; &quot;View Now&quot;)" office:value-type="string" office:string-value="View Now">
            <text:p>View Now</text:p>
          </table:table-cell>
          <table:table-cell office:value-type="string">
            <text:p>video/mp4</text:p>
          </table:table-cell>
          <table:table-cell table:number-columns-repeated="6"/>
          <table:table-cell table:style-name="ce6"/>
          <table:table-cell table:number-columns-repeated="1014"/>
        </table:table-row>
        <table:table-row table:style-name="ro2">
          <table:table-cell office:value-type="string">
            <text:p>https://www.justice.gov/epstein/files/DataSet%209/EFTA01227073.mp4</text:p>
          </table:table-cell>
          <table:table-cell table:style-name="ce2" table:formula="of:=HYPERLINK([.A3468]; &quot;View Now&quot;)" office:value-type="string" office:string-value="View Now">
            <text:p>View Now</text:p>
          </table:table-cell>
          <table:table-cell office:value-type="string">
            <text:p>video/mp4</text:p>
          </table:table-cell>
          <table:table-cell table:number-columns-repeated="6"/>
          <table:table-cell table:style-name="ce6"/>
          <table:table-cell table:number-columns-repeated="1014"/>
        </table:table-row>
        <table:table-row table:style-name="ro2">
          <table:table-cell office:value-type="string">
            <text:p>https://www.justice.gov/epstein/files/DataSet%209/EFTA01227076.mp4</text:p>
          </table:table-cell>
          <table:table-cell table:style-name="ce2" table:formula="of:=HYPERLINK([.A3469]; &quot;View Now&quot;)" office:value-type="string" office:string-value="View Now">
            <text:p>View Now</text:p>
          </table:table-cell>
          <table:table-cell office:value-type="string">
            <text:p>video/mp4</text:p>
          </table:table-cell>
          <table:table-cell table:number-columns-repeated="6"/>
          <table:table-cell table:style-name="ce6"/>
          <table:table-cell table:number-columns-repeated="1014"/>
        </table:table-row>
        <table:table-row table:style-name="ro2">
          <table:table-cell office:value-type="string">
            <text:p>https://www.justice.gov/epstein/files/DataSet%209/EFTA01227080.mp4</text:p>
          </table:table-cell>
          <table:table-cell table:style-name="ce2" table:formula="of:=HYPERLINK([.A3470]; &quot;View Now&quot;)" office:value-type="string" office:string-value="View Now">
            <text:p>View Now</text:p>
          </table:table-cell>
          <table:table-cell office:value-type="string">
            <text:p>video/mp4</text:p>
          </table:table-cell>
          <table:table-cell table:number-columns-repeated="6"/>
          <table:table-cell table:style-name="ce6"/>
          <table:table-cell table:number-columns-repeated="1014"/>
        </table:table-row>
        <table:table-row table:style-name="ro2">
          <table:table-cell office:value-type="string">
            <text:p>https://www.justice.gov/epstein/files/DataSet%209/EFTA01227046.mp4</text:p>
          </table:table-cell>
          <table:table-cell table:style-name="ce2" table:formula="of:=HYPERLINK([.A3471]; &quot;View Now&quot;)" office:value-type="string" office:string-value="View Now">
            <text:p>View Now</text:p>
          </table:table-cell>
          <table:table-cell office:value-type="string">
            <text:p>video/mp4</text:p>
          </table:table-cell>
          <table:table-cell table:number-columns-repeated="6"/>
          <table:table-cell table:style-name="ce6"/>
          <table:table-cell table:number-columns-repeated="1014"/>
        </table:table-row>
        <table:table-row table:style-name="ro2">
          <table:table-cell office:value-type="string">
            <text:p>https://www.justice.gov/epstein/files/DataSet%209/EFTA01227082.mp4</text:p>
          </table:table-cell>
          <table:table-cell table:style-name="ce2" table:formula="of:=HYPERLINK([.A3472]; &quot;View Now&quot;)" office:value-type="string" office:string-value="View Now">
            <text:p>View Now</text:p>
          </table:table-cell>
          <table:table-cell office:value-type="string">
            <text:p>video/mp4</text:p>
          </table:table-cell>
          <table:table-cell table:number-columns-repeated="6"/>
          <table:table-cell table:style-name="ce6"/>
          <table:table-cell table:number-columns-repeated="1014"/>
        </table:table-row>
        <table:table-row table:style-name="ro2">
          <table:table-cell office:value-type="string">
            <text:p>https://www.justice.gov/epstein/files/DataSet%209/EFTA01227081.mp4</text:p>
          </table:table-cell>
          <table:table-cell table:style-name="ce2" table:formula="of:=HYPERLINK([.A3473]; &quot;View Now&quot;)" office:value-type="string" office:string-value="View Now">
            <text:p>View Now</text:p>
          </table:table-cell>
          <table:table-cell office:value-type="string">
            <text:p>video/mp4</text:p>
          </table:table-cell>
          <table:table-cell table:number-columns-repeated="6"/>
          <table:table-cell table:style-name="ce6"/>
          <table:table-cell table:number-columns-repeated="1014"/>
        </table:table-row>
        <table:table-row table:style-name="ro2">
          <table:table-cell office:value-type="string">
            <text:p>https://www.justice.gov/epstein/files/DataSet%209/EFTA01227083.mp4</text:p>
          </table:table-cell>
          <table:table-cell table:style-name="ce2" table:formula="of:=HYPERLINK([.A3474]; &quot;View Now&quot;)" office:value-type="string" office:string-value="View Now">
            <text:p>View Now</text:p>
          </table:table-cell>
          <table:table-cell office:value-type="string">
            <text:p>video/mp4</text:p>
          </table:table-cell>
          <table:table-cell table:number-columns-repeated="6"/>
          <table:table-cell table:style-name="ce6"/>
          <table:table-cell table:number-columns-repeated="1014"/>
        </table:table-row>
        <table:table-row table:style-name="ro2">
          <table:table-cell office:value-type="string">
            <text:p>https://www.justice.gov/epstein/files/DataSet%209/EFTA01227077.mp4</text:p>
          </table:table-cell>
          <table:table-cell table:style-name="ce2" table:formula="of:=HYPERLINK([.A3475]; &quot;View Now&quot;)" office:value-type="string" office:string-value="View Now">
            <text:p>View Now</text:p>
          </table:table-cell>
          <table:table-cell office:value-type="string">
            <text:p>video/mp4</text:p>
          </table:table-cell>
          <table:table-cell table:number-columns-repeated="6"/>
          <table:table-cell table:style-name="ce6"/>
          <table:table-cell table:number-columns-repeated="1014"/>
        </table:table-row>
        <table:table-row table:style-name="ro2">
          <table:table-cell office:value-type="string">
            <text:p>https://www.justice.gov/epstein/files/DataSet%209/EFTA01227079.mp4</text:p>
          </table:table-cell>
          <table:table-cell table:style-name="ce2" table:formula="of:=HYPERLINK([.A3476]; &quot;View Now&quot;)" office:value-type="string" office:string-value="View Now">
            <text:p>View Now</text:p>
          </table:table-cell>
          <table:table-cell office:value-type="string">
            <text:p>video/mp4</text:p>
          </table:table-cell>
          <table:table-cell table:number-columns-repeated="6"/>
          <table:table-cell table:style-name="ce6"/>
          <table:table-cell table:number-columns-repeated="1014"/>
        </table:table-row>
        <table:table-row table:style-name="ro2">
          <table:table-cell office:value-type="string">
            <text:p>https://www.justice.gov/epstein/files/DataSet%209/EFTA01227084.mp4</text:p>
          </table:table-cell>
          <table:table-cell table:style-name="ce2" table:formula="of:=HYPERLINK([.A3477]; &quot;View Now&quot;)" office:value-type="string" office:string-value="View Now">
            <text:p>View Now</text:p>
          </table:table-cell>
          <table:table-cell office:value-type="string">
            <text:p>video/mp4</text:p>
          </table:table-cell>
          <table:table-cell table:number-columns-repeated="6"/>
          <table:table-cell table:style-name="ce6"/>
          <table:table-cell table:number-columns-repeated="1014"/>
        </table:table-row>
        <table:table-row table:style-name="ro2">
          <table:table-cell office:value-type="string">
            <text:p>https://www.justice.gov/epstein/files/DataSet%209/EFTA01227086.mp4</text:p>
          </table:table-cell>
          <table:table-cell table:style-name="ce2" table:formula="of:=HYPERLINK([.A3478]; &quot;View Now&quot;)" office:value-type="string" office:string-value="View Now">
            <text:p>View Now</text:p>
          </table:table-cell>
          <table:table-cell office:value-type="string">
            <text:p>video/mp4</text:p>
          </table:table-cell>
          <table:table-cell table:number-columns-repeated="6"/>
          <table:table-cell table:style-name="ce6"/>
          <table:table-cell table:number-columns-repeated="1014"/>
        </table:table-row>
        <table:table-row table:style-name="ro2">
          <table:table-cell office:value-type="string">
            <text:p>https://www.justice.gov/epstein/files/DataSet%209/EFTA01227078.mp4</text:p>
          </table:table-cell>
          <table:table-cell table:style-name="ce2" table:formula="of:=HYPERLINK([.A3479]; &quot;View Now&quot;)" office:value-type="string" office:string-value="View Now">
            <text:p>View Now</text:p>
          </table:table-cell>
          <table:table-cell office:value-type="string">
            <text:p>video/mp4</text:p>
          </table:table-cell>
          <table:table-cell table:number-columns-repeated="6"/>
          <table:table-cell table:style-name="ce6"/>
          <table:table-cell table:number-columns-repeated="1014"/>
        </table:table-row>
        <table:table-row table:style-name="ro2">
          <table:table-cell office:value-type="string">
            <text:p>https://www.justice.gov/epstein/files/DataSet%209/EFTA01227075.mp4</text:p>
          </table:table-cell>
          <table:table-cell table:style-name="ce2" table:formula="of:=HYPERLINK([.A3480]; &quot;View Now&quot;)" office:value-type="string" office:string-value="View Now">
            <text:p>View Now</text:p>
          </table:table-cell>
          <table:table-cell office:value-type="string">
            <text:p>video/mp4</text:p>
          </table:table-cell>
          <table:table-cell table:number-columns-repeated="6"/>
          <table:table-cell table:style-name="ce6"/>
          <table:table-cell table:number-columns-repeated="1014"/>
        </table:table-row>
        <table:table-row table:style-name="ro2">
          <table:table-cell office:value-type="string">
            <text:p>https://www.justice.gov/epstein/files/DataSet%209/EFTA01227085.mp4</text:p>
          </table:table-cell>
          <table:table-cell table:style-name="ce2" table:formula="of:=HYPERLINK([.A3481]; &quot;View Now&quot;)" office:value-type="string" office:string-value="View Now">
            <text:p>View Now</text:p>
          </table:table-cell>
          <table:table-cell office:value-type="string">
            <text:p>video/mp4</text:p>
          </table:table-cell>
          <table:table-cell table:number-columns-repeated="6"/>
          <table:table-cell table:style-name="ce6"/>
          <table:table-cell table:number-columns-repeated="1014"/>
        </table:table-row>
        <table:table-row table:style-name="ro2">
          <table:table-cell office:value-type="string">
            <text:p>https://www.justice.gov/epstein/files/DataSet%209/EFTA01244748.wmv</text:p>
          </table:table-cell>
          <table:table-cell table:style-name="ce2" table:formula="of:=HYPERLINK([.A3482]; &quot;View Now&quot;)" office:value-type="string" office:string-value="View Now">
            <text:p>View Now</text:p>
          </table:table-cell>
          <table:table-cell office:value-type="string">
            <text:p>video/x-ms-wmv</text:p>
          </table:table-cell>
          <table:table-cell table:number-columns-repeated="6"/>
          <table:table-cell table:style-name="ce6"/>
          <table:table-cell table:number-columns-repeated="1014"/>
        </table:table-row>
        <table:table-row table:style-name="ro2">
          <table:table-cell office:value-type="string">
            <text:p>https://www.justice.gov/epstein/files/DataSet%209/EFTA01250814.m4a</text:p>
          </table:table-cell>
          <table:table-cell table:style-name="ce2" table:formula="of:=HYPERLINK([.A3483]; &quot;View Now&quot;)" office:value-type="string" office:string-value="View Now">
            <text:p>View Now</text:p>
          </table:table-cell>
          <table:table-cell office:value-type="string">
            <text:p>audio/mp4</text:p>
          </table:table-cell>
          <table:table-cell office:value-type="float" office:value="34.39">
            <text:p>34.39</text:p>
          </table:table-cell>
          <table:table-cell table:number-columns-repeated="5"/>
          <table:table-cell table:style-name="ce6"/>
          <table:table-cell table:number-columns-repeated="1014"/>
        </table:table-row>
        <table:table-row table:style-name="ro2">
          <table:table-cell office:value-type="string">
            <text:p>https://www.justice.gov/epstein/files/DataSet%209/EFTA01250815.m4a</text:p>
          </table:table-cell>
          <table:table-cell table:style-name="ce2" table:formula="of:=HYPERLINK([.A3484]; &quot;View Now&quot;)" office:value-type="string" office:string-value="View Now">
            <text:p>View Now</text:p>
          </table:table-cell>
          <table:table-cell office:value-type="string">
            <text:p>audio/mp4</text:p>
          </table:table-cell>
          <table:table-cell office:value-type="float" office:value="38.4">
            <text:p>38.4</text:p>
          </table:table-cell>
          <table:table-cell table:number-columns-repeated="5"/>
          <table:table-cell table:style-name="ce6"/>
          <table:table-cell table:number-columns-repeated="1014"/>
        </table:table-row>
        <table:table-row table:style-name="ro2">
          <table:table-cell office:value-type="string">
            <text:p>https://www.justice.gov/epstein/files/DataSet%209/EFTA01244749.wmv</text:p>
          </table:table-cell>
          <table:table-cell table:style-name="ce2" table:formula="of:=HYPERLINK([.A3485]; &quot;View Now&quot;)" office:value-type="string" office:string-value="View Now">
            <text:p>View Now</text:p>
          </table:table-cell>
          <table:table-cell office:value-type="string">
            <text:p>video/x-ms-wmv</text:p>
          </table:table-cell>
          <table:table-cell table:number-columns-repeated="6"/>
          <table:table-cell table:style-name="ce6"/>
          <table:table-cell table:number-columns-repeated="1014"/>
        </table:table-row>
        <table:table-row table:style-name="ro2">
          <table:table-cell office:value-type="string">
            <text:p>https://www.justice.gov/epstein/files/DataSet%209/EFTA01250813.m4a</text:p>
          </table:table-cell>
          <table:table-cell table:style-name="ce2" table:formula="of:=HYPERLINK([.A3486]; &quot;View Now&quot;)" office:value-type="string" office:string-value="View Now">
            <text:p>View Now</text:p>
          </table:table-cell>
          <table:table-cell office:value-type="string">
            <text:p>audio/mp4</text:p>
          </table:table-cell>
          <table:table-cell office:value-type="float" office:value="19.8">
            <text:p>19.8</text:p>
          </table:table-cell>
          <table:table-cell table:number-columns-repeated="5"/>
          <table:table-cell table:style-name="ce6"/>
          <table:table-cell table:number-columns-repeated="1014"/>
        </table:table-row>
        <table:table-row table:style-name="ro2">
          <table:table-cell office:value-type="string">
            <text:p>https://www.justice.gov/epstein/files/DataSet%209/EFTA01250917.m4a</text:p>
          </table:table-cell>
          <table:table-cell table:style-name="ce2" table:formula="of:=HYPERLINK([.A3487]; &quot;View Now&quot;)" office:value-type="string" office:string-value="View Now">
            <text:p>View Now</text:p>
          </table:table-cell>
          <table:table-cell office:value-type="string">
            <text:p>audio/mp4</text:p>
          </table:table-cell>
          <table:table-cell office:value-type="float" office:value="82.84">
            <text:p>82.84</text:p>
          </table:table-cell>
          <table:table-cell table:number-columns-repeated="5"/>
          <table:table-cell table:style-name="ce6"/>
          <table:table-cell table:number-columns-repeated="1014"/>
        </table:table-row>
        <table:table-row table:style-name="ro2">
          <table:table-cell office:value-type="string">
            <text:p>https://www.justice.gov/epstein/files/DataSet%209/EFTA01250922.m4a</text:p>
          </table:table-cell>
          <table:table-cell table:style-name="ce2" table:formula="of:=HYPERLINK([.A3488]; &quot;View Now&quot;)" office:value-type="string" office:string-value="View Now">
            <text:p>View Now</text:p>
          </table:table-cell>
          <table:table-cell office:value-type="string">
            <text:p>audio/mp4</text:p>
          </table:table-cell>
          <table:table-cell office:value-type="float" office:value="44.593">
            <text:p>44.593</text:p>
          </table:table-cell>
          <table:table-cell table:number-columns-repeated="5"/>
          <table:table-cell table:style-name="ce6"/>
          <table:table-cell table:number-columns-repeated="1014"/>
        </table:table-row>
        <table:table-row table:style-name="ro2">
          <table:table-cell office:value-type="string">
            <text:p>https://www.justice.gov/epstein/files/DataSet%209/EFTA01242505.wmv</text:p>
          </table:table-cell>
          <table:table-cell table:style-name="ce2" table:formula="of:=HYPERLINK([.A3489]; &quot;View Now&quot;)" office:value-type="string" office:string-value="View Now">
            <text:p>View Now</text:p>
          </table:table-cell>
          <table:table-cell office:value-type="string">
            <text:p>video/x-ms-wmv</text:p>
          </table:table-cell>
          <table:table-cell office:value-type="float" office:value="280.317">
            <text:p>280.317</text:p>
          </table:table-cell>
          <table:table-cell table:number-columns-repeated="5"/>
          <table:table-cell table:style-name="ce6"/>
          <table:table-cell table:number-columns-repeated="1014"/>
        </table:table-row>
        <table:table-row table:style-name="ro2">
          <table:table-cell office:value-type="string">
            <text:p>https://www.justice.gov/epstein/files/DataSet%209/EFTA01244751.mp4</text:p>
          </table:table-cell>
          <table:table-cell table:style-name="ce2" table:formula="of:=HYPERLINK([.A3490]; &quot;View Now&quot;)" office:value-type="string" office:string-value="View Now">
            <text:p>View Now</text:p>
          </table:table-cell>
          <table:table-cell office:value-type="string">
            <text:p>video/mp4</text:p>
          </table:table-cell>
          <table:table-cell office:value-type="float" office:value="120.8207">
            <text:p>120.8207</text:p>
          </table:table-cell>
          <table:table-cell table:number-columns-repeated="2"/>
          <table:table-cell office:value-type="string">
            <text:p>2020-09-21T20:11:34.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244753.wmv</text:p>
          </table:table-cell>
          <table:table-cell table:style-name="ce2" table:formula="of:=HYPERLINK([.A3491]; &quot;View Now&quot;)" office:value-type="string" office:string-value="View Now">
            <text:p>View Now</text:p>
          </table:table-cell>
          <table:table-cell office:value-type="string">
            <text:p>video/x-ms-wmv</text:p>
          </table:table-cell>
          <table:table-cell office:value-type="float" office:value="100.434">
            <text:p>100.434</text:p>
          </table:table-cell>
          <table:table-cell table:number-columns-repeated="5"/>
          <table:table-cell table:style-name="ce6"/>
          <table:table-cell table:number-columns-repeated="1014"/>
        </table:table-row>
        <table:table-row table:style-name="ro2">
          <table:table-cell office:value-type="string">
            <text:p>https://www.justice.gov/epstein/files/DataSet%209/EFTA01244747.wmv</text:p>
          </table:table-cell>
          <table:table-cell table:style-name="ce2" table:formula="of:=HYPERLINK([.A3492]; &quot;View Now&quot;)" office:value-type="string" office:string-value="View Now">
            <text:p>View Now</text:p>
          </table:table-cell>
          <table:table-cell office:value-type="string">
            <text:p>video/x-ms-wmv</text:p>
          </table:table-cell>
          <table:table-cell office:value-type="float" office:value="4491.017">
            <text:p>4491.017</text:p>
          </table:table-cell>
          <table:table-cell table:number-columns-repeated="5"/>
          <table:table-cell table:style-name="ce6"/>
          <table:table-cell table:number-columns-repeated="1014"/>
        </table:table-row>
        <table:table-row table:style-name="ro2">
          <table:table-cell office:value-type="string">
            <text:p>https://www.justice.gov/epstein/files/DataSet%209/EFTA01244750.mp4</text:p>
          </table:table-cell>
          <table:table-cell table:style-name="ce2" table:formula="of:=HYPERLINK([.A3493]; &quot;View Now&quot;)" office:value-type="string" office:string-value="View Now">
            <text:p>View Now</text:p>
          </table:table-cell>
          <table:table-cell office:value-type="string">
            <text:p>video/mp4</text:p>
          </table:table-cell>
          <table:table-cell table:number-columns-repeated="6"/>
          <table:table-cell table:style-name="ce6"/>
          <table:table-cell table:number-columns-repeated="1014"/>
        </table:table-row>
        <table:table-row table:style-name="ro2">
          <table:table-cell office:value-type="string">
            <text:p>https://www.justice.gov/epstein/files/DataSet%209/EFTA01227090.mp4</text:p>
          </table:table-cell>
          <table:table-cell table:style-name="ce2" table:formula="of:=HYPERLINK([.A3494]; &quot;View Now&quot;)" office:value-type="string" office:string-value="View Now">
            <text:p>View Now</text:p>
          </table:table-cell>
          <table:table-cell office:value-type="string">
            <text:p>video/mp4</text:p>
          </table:table-cell>
          <table:table-cell table:number-columns-repeated="6"/>
          <table:table-cell table:style-name="ce6"/>
          <table:table-cell table:number-columns-repeated="1014"/>
        </table:table-row>
        <table:table-row table:style-name="ro2">
          <table:table-cell office:value-type="string">
            <text:p>https://www.justice.gov/epstein/files/DataSet%209/EFTA01244752.mp4</text:p>
          </table:table-cell>
          <table:table-cell table:style-name="ce2" table:formula="of:=HYPERLINK([.A3495]; &quot;View Now&quot;)" office:value-type="string" office:string-value="View Now">
            <text:p>View Now</text:p>
          </table:table-cell>
          <table:table-cell office:value-type="string">
            <text:p>video/mp4</text:p>
          </table:table-cell>
          <table:table-cell office:value-type="float" office:value="694.36">
            <text:p>694.36</text:p>
          </table:table-cell>
          <table:table-cell table:number-columns-repeated="5"/>
          <table:table-cell table:style-name="ce6"/>
          <table:table-cell table:number-columns-repeated="1014"/>
        </table:table-row>
        <table:table-row table:style-name="ro2">
          <table:table-cell office:value-type="string">
            <text:p>https://www.justice.gov/epstein/files/DataSet%209/EFTA01227088.mp4</text:p>
          </table:table-cell>
          <table:table-cell table:style-name="ce2" table:formula="of:=HYPERLINK([.A3496]; &quot;View Now&quot;)" office:value-type="string" office:string-value="View Now">
            <text:p>View Now</text:p>
          </table:table-cell>
          <table:table-cell office:value-type="string">
            <text:p>video/mp4</text:p>
          </table:table-cell>
          <table:table-cell table:number-columns-repeated="6"/>
          <table:table-cell table:style-name="ce6"/>
          <table:table-cell table:number-columns-repeated="1014"/>
        </table:table-row>
        <table:table-row table:style-name="ro2">
          <table:table-cell office:value-type="string">
            <text:p>https://www.justice.gov/epstein/files/DataSet%209/EFTA01227091.mp4</text:p>
          </table:table-cell>
          <table:table-cell table:style-name="ce2" table:formula="of:=HYPERLINK([.A3497]; &quot;View Now&quot;)" office:value-type="string" office:string-value="View Now">
            <text:p>View Now</text:p>
          </table:table-cell>
          <table:table-cell office:value-type="string">
            <text:p>video/mp4</text:p>
          </table:table-cell>
          <table:table-cell table:number-columns-repeated="6"/>
          <table:table-cell table:style-name="ce6"/>
          <table:table-cell table:number-columns-repeated="1014"/>
        </table:table-row>
        <table:table-row table:style-name="ro2">
          <table:table-cell office:value-type="string">
            <text:p>https://www.justice.gov/epstein/files/DataSet%209/EFTA01227089.mp4</text:p>
          </table:table-cell>
          <table:table-cell table:style-name="ce2" table:formula="of:=HYPERLINK([.A3498]; &quot;View Now&quot;)" office:value-type="string" office:string-value="View Now">
            <text:p>View Now</text:p>
          </table:table-cell>
          <table:table-cell office:value-type="string">
            <text:p>video/mp4</text:p>
          </table:table-cell>
          <table:table-cell table:number-columns-repeated="6"/>
          <table:table-cell table:style-name="ce6"/>
          <table:table-cell table:number-columns-repeated="1014"/>
        </table:table-row>
        <table:table-row table:style-name="ro2">
          <table:table-cell office:value-type="string">
            <text:p>https://www.justice.gov/epstein/files/DataSet%2010/EFTA01600810.caf</text:p>
          </table:table-cell>
          <table:table-cell table:style-name="ce2" table:formula="of:=HYPERLINK([.A3499];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10/EFTA01600804.caf</text:p>
          </table:table-cell>
          <table:table-cell table:style-name="ce2" table:formula="of:=HYPERLINK([.A3500];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10/EFTA01600802.caf</text:p>
          </table:table-cell>
          <table:table-cell table:style-name="ce2" table:formula="of:=HYPERLINK([.A3501];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10/EFTA01600811.caf</text:p>
          </table:table-cell>
          <table:table-cell table:style-name="ce2" table:formula="of:=HYPERLINK([.A3502];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10/EFTA01600805.caf</text:p>
          </table:table-cell>
          <table:table-cell table:style-name="ce2" table:formula="of:=HYPERLINK([.A3503];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10/EFTA01600795.caf</text:p>
          </table:table-cell>
          <table:table-cell table:style-name="ce2" table:formula="of:=HYPERLINK([.A3504];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10/EFTA01600808.caf</text:p>
          </table:table-cell>
          <table:table-cell table:style-name="ce2" table:formula="of:=HYPERLINK([.A3505];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10/EFTA01600799.caf</text:p>
          </table:table-cell>
          <table:table-cell table:style-name="ce2" table:formula="of:=HYPERLINK([.A3506];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10/EFTA01600803.caf</text:p>
          </table:table-cell>
          <table:table-cell table:style-name="ce2" table:formula="of:=HYPERLINK([.A3507];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10/EFTA01600794.caf</text:p>
          </table:table-cell>
          <table:table-cell table:style-name="ce2" table:formula="of:=HYPERLINK([.A3508];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10/EFTA01600809.caf</text:p>
          </table:table-cell>
          <table:table-cell table:style-name="ce2" table:formula="of:=HYPERLINK([.A3509];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10/EFTA01600812.caf</text:p>
          </table:table-cell>
          <table:table-cell table:style-name="ce2" table:formula="of:=HYPERLINK([.A3510];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10/EFTA01600806.caf</text:p>
          </table:table-cell>
          <table:table-cell table:style-name="ce2" table:formula="of:=HYPERLINK([.A3511];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10/EFTA01600800.caf</text:p>
          </table:table-cell>
          <table:table-cell table:style-name="ce2" table:formula="of:=HYPERLINK([.A3512];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10/EFTA01600807.caf</text:p>
          </table:table-cell>
          <table:table-cell table:style-name="ce2" table:formula="of:=HYPERLINK([.A3513];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10/EFTA01600815.caf</text:p>
          </table:table-cell>
          <table:table-cell table:style-name="ce2" table:formula="of:=HYPERLINK([.A3514];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10/EFTA01600816.caf</text:p>
          </table:table-cell>
          <table:table-cell table:style-name="ce2" table:formula="of:=HYPERLINK([.A3515];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10/EFTA01600823.caf</text:p>
          </table:table-cell>
          <table:table-cell table:style-name="ce2" table:formula="of:=HYPERLINK([.A3516];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10/EFTA01600817.caf</text:p>
          </table:table-cell>
          <table:table-cell table:style-name="ce2" table:formula="of:=HYPERLINK([.A3517];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10/EFTA01600821.caf</text:p>
          </table:table-cell>
          <table:table-cell table:style-name="ce2" table:formula="of:=HYPERLINK([.A3518];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10/EFTA01612352.caf</text:p>
          </table:table-cell>
          <table:table-cell table:style-name="ce2" table:formula="of:=HYPERLINK([.A3519];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10/EFTA01600814.caf</text:p>
          </table:table-cell>
          <table:table-cell table:style-name="ce2" table:formula="of:=HYPERLINK([.A3520];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10/EFTA01614277.caf</text:p>
          </table:table-cell>
          <table:table-cell table:style-name="ce2" table:formula="of:=HYPERLINK([.A3521];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10/EFTA01600813.caf</text:p>
          </table:table-cell>
          <table:table-cell table:style-name="ce2" table:formula="of:=HYPERLINK([.A3522];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10/EFTA01600820.caf</text:p>
          </table:table-cell>
          <table:table-cell table:style-name="ce2" table:formula="of:=HYPERLINK([.A3523];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10/EFTA01614407.caf</text:p>
          </table:table-cell>
          <table:table-cell table:style-name="ce2" table:formula="of:=HYPERLINK([.A3524];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10/EFTA01600819.caf</text:p>
          </table:table-cell>
          <table:table-cell table:style-name="ce2" table:formula="of:=HYPERLINK([.A3525];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10/EFTA01615130.caf</text:p>
          </table:table-cell>
          <table:table-cell table:style-name="ce2" table:formula="of:=HYPERLINK([.A3526];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10/EFTA01614299.caf</text:p>
          </table:table-cell>
          <table:table-cell table:style-name="ce2" table:formula="of:=HYPERLINK([.A3527];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10/EFTA01600822.caf</text:p>
          </table:table-cell>
          <table:table-cell table:style-name="ce2" table:formula="of:=HYPERLINK([.A3528];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10/EFTA01615376.caf</text:p>
          </table:table-cell>
          <table:table-cell table:style-name="ce2" table:formula="of:=HYPERLINK([.A3529];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10/EFTA01616766.caf</text:p>
          </table:table-cell>
          <table:table-cell table:style-name="ce2" table:formula="of:=HYPERLINK([.A3530];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10/EFTA01617930.caf</text:p>
          </table:table-cell>
          <table:table-cell table:style-name="ce2" table:formula="of:=HYPERLINK([.A3531];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10/EFTA01617941.caf</text:p>
          </table:table-cell>
          <table:table-cell table:style-name="ce2" table:formula="of:=HYPERLINK([.A3532];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10/EFTA01617666.caf</text:p>
          </table:table-cell>
          <table:table-cell table:style-name="ce2" table:formula="of:=HYPERLINK([.A3533];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10/EFTA01617928.caf</text:p>
          </table:table-cell>
          <table:table-cell table:style-name="ce2" table:formula="of:=HYPERLINK([.A3534];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10/EFTA01617897.caf</text:p>
          </table:table-cell>
          <table:table-cell table:style-name="ce2" table:formula="of:=HYPERLINK([.A3535];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10/EFTA01617929.caf</text:p>
          </table:table-cell>
          <table:table-cell table:style-name="ce2" table:formula="of:=HYPERLINK([.A3536];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10/EFTA01617940.caf</text:p>
          </table:table-cell>
          <table:table-cell table:style-name="ce2" table:formula="of:=HYPERLINK([.A3537];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10/EFTA01617899.caf</text:p>
          </table:table-cell>
          <table:table-cell table:style-name="ce2" table:formula="of:=HYPERLINK([.A3538];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10/EFTA01617898.caf</text:p>
          </table:table-cell>
          <table:table-cell table:style-name="ce2" table:formula="of:=HYPERLINK([.A3539];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10/EFTA01617931.caf</text:p>
          </table:table-cell>
          <table:table-cell table:style-name="ce2" table:formula="of:=HYPERLINK([.A3540];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10/EFTA01617942.caf</text:p>
          </table:table-cell>
          <table:table-cell table:style-name="ce2" table:formula="of:=HYPERLINK([.A3541];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10/EFTA01617957.caf</text:p>
          </table:table-cell>
          <table:table-cell table:style-name="ce2" table:formula="of:=HYPERLINK([.A3542];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10/EFTA01617967.caf</text:p>
          </table:table-cell>
          <table:table-cell table:style-name="ce2" table:formula="of:=HYPERLINK([.A3543];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11/EFTA02698946.caf</text:p>
          </table:table-cell>
          <table:table-cell table:style-name="ce2" table:formula="of:=HYPERLINK([.A3544];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10/EFTA01617969.caf</text:p>
          </table:table-cell>
          <table:table-cell table:style-name="ce2" table:formula="of:=HYPERLINK([.A3545];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10/EFTA01617970.caf</text:p>
          </table:table-cell>
          <table:table-cell table:style-name="ce2" table:formula="of:=HYPERLINK([.A3546];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8/EFTA00016338.caf</text:p>
          </table:table-cell>
          <table:table-cell table:style-name="ce2" table:formula="of:=HYPERLINK([.A3547];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10/EFTA01617968.caf</text:p>
          </table:table-cell>
          <table:table-cell table:style-name="ce2" table:formula="of:=HYPERLINK([.A3548];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8/EFTA00016155.caf</text:p>
          </table:table-cell>
          <table:table-cell table:style-name="ce2" table:formula="of:=HYPERLINK([.A3549];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8/EFTA00016340.caf</text:p>
          </table:table-cell>
          <table:table-cell table:style-name="ce2" table:formula="of:=HYPERLINK([.A3550];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10/EFTA01654344.caf</text:p>
          </table:table-cell>
          <table:table-cell table:style-name="ce2" table:formula="of:=HYPERLINK([.A3551];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8/EFTA00015032.caf</text:p>
          </table:table-cell>
          <table:table-cell table:style-name="ce2" table:formula="of:=HYPERLINK([.A3552];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8/EFTA00016341.caf</text:p>
          </table:table-cell>
          <table:table-cell table:style-name="ce2" table:formula="of:=HYPERLINK([.A3553];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8/EFTA00019181.caf</text:p>
          </table:table-cell>
          <table:table-cell table:style-name="ce2" table:formula="of:=HYPERLINK([.A3554];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8/EFTA00016339.caf</text:p>
          </table:table-cell>
          <table:table-cell table:style-name="ce2" table:formula="of:=HYPERLINK([.A3555];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8/EFTA00018595.caf</text:p>
          </table:table-cell>
          <table:table-cell table:style-name="ce2" table:formula="of:=HYPERLINK([.A3556];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8/EFTA00020242.caf</text:p>
          </table:table-cell>
          <table:table-cell table:style-name="ce2" table:formula="of:=HYPERLINK([.A3557];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8/EFTA00019180.caf</text:p>
          </table:table-cell>
          <table:table-cell table:style-name="ce2" table:formula="of:=HYPERLINK([.A3558];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8/EFTA00024809.caf</text:p>
          </table:table-cell>
          <table:table-cell table:style-name="ce2" table:formula="of:=HYPERLINK([.A3559];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8/EFTA00023539.caf</text:p>
          </table:table-cell>
          <table:table-cell table:style-name="ce2" table:formula="of:=HYPERLINK([.A3560];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170248.caf</text:p>
          </table:table-cell>
          <table:table-cell table:style-name="ce2" table:formula="of:=HYPERLINK([.A3561];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170247.caf</text:p>
          </table:table-cell>
          <table:table-cell table:style-name="ce2" table:formula="of:=HYPERLINK([.A3562];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8/EFTA00029480.caf</text:p>
          </table:table-cell>
          <table:table-cell table:style-name="ce2" table:formula="of:=HYPERLINK([.A3563];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8/EFTA00029272.caf</text:p>
          </table:table-cell>
          <table:table-cell table:style-name="ce2" table:formula="of:=HYPERLINK([.A3564];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8/EFTA00024813.caf</text:p>
          </table:table-cell>
          <table:table-cell table:style-name="ce2" table:formula="of:=HYPERLINK([.A3565];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155551.caf</text:p>
          </table:table-cell>
          <table:table-cell table:style-name="ce2" table:formula="of:=HYPERLINK([.A3566];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170249.caf</text:p>
          </table:table-cell>
          <table:table-cell table:style-name="ce2" table:formula="of:=HYPERLINK([.A3567];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242090.caf</text:p>
          </table:table-cell>
          <table:table-cell table:style-name="ce2" table:formula="of:=HYPERLINK([.A3568];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141271.caf</text:p>
          </table:table-cell>
          <table:table-cell table:style-name="ce2" table:formula="of:=HYPERLINK([.A3569];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179446.caf</text:p>
          </table:table-cell>
          <table:table-cell table:style-name="ce2" table:formula="of:=HYPERLINK([.A3570];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170250.caf</text:p>
          </table:table-cell>
          <table:table-cell table:style-name="ce2" table:formula="of:=HYPERLINK([.A3571];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239788.caf</text:p>
          </table:table-cell>
          <table:table-cell table:style-name="ce2" table:formula="of:=HYPERLINK([.A3572];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276757.caf</text:p>
          </table:table-cell>
          <table:table-cell table:style-name="ce2" table:formula="of:=HYPERLINK([.A3573];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276756.caf</text:p>
          </table:table-cell>
          <table:table-cell table:style-name="ce2" table:formula="of:=HYPERLINK([.A3574];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277578.caf</text:p>
          </table:table-cell>
          <table:table-cell table:style-name="ce2" table:formula="of:=HYPERLINK([.A3575];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277579.caf</text:p>
          </table:table-cell>
          <table:table-cell table:style-name="ce2" table:formula="of:=HYPERLINK([.A3576];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335487.caf</text:p>
          </table:table-cell>
          <table:table-cell table:style-name="ce2" table:formula="of:=HYPERLINK([.A3577];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279999.caf</text:p>
          </table:table-cell>
          <table:table-cell table:style-name="ce2" table:formula="of:=HYPERLINK([.A3578];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280078.caf</text:p>
          </table:table-cell>
          <table:table-cell table:style-name="ce2" table:formula="of:=HYPERLINK([.A3579];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280104.caf</text:p>
          </table:table-cell>
          <table:table-cell table:style-name="ce2" table:formula="of:=HYPERLINK([.A3580];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547655.caf</text:p>
          </table:table-cell>
          <table:table-cell table:style-name="ce2" table:formula="of:=HYPERLINK([.A3581];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547564.caf</text:p>
          </table:table-cell>
          <table:table-cell table:style-name="ce2" table:formula="of:=HYPERLINK([.A3582];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547565.caf</text:p>
          </table:table-cell>
          <table:table-cell table:style-name="ce2" table:formula="of:=HYPERLINK([.A3583];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547654.caf</text:p>
          </table:table-cell>
          <table:table-cell table:style-name="ce2" table:formula="of:=HYPERLINK([.A3584];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280140.caf</text:p>
          </table:table-cell>
          <table:table-cell table:style-name="ce2" table:formula="of:=HYPERLINK([.A3585];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639714.caf</text:p>
          </table:table-cell>
          <table:table-cell table:style-name="ce2" table:formula="of:=HYPERLINK([.A3586];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710823.caf</text:p>
          </table:table-cell>
          <table:table-cell table:style-name="ce2" table:formula="of:=HYPERLINK([.A3587];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638224.caf</text:p>
          </table:table-cell>
          <table:table-cell table:style-name="ce2" table:formula="of:=HYPERLINK([.A3588];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771463.caf</text:p>
          </table:table-cell>
          <table:table-cell table:style-name="ce2" table:formula="of:=HYPERLINK([.A3589];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780137.caf</text:p>
          </table:table-cell>
          <table:table-cell table:style-name="ce2" table:formula="of:=HYPERLINK([.A3590];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771462.caf</text:p>
          </table:table-cell>
          <table:table-cell table:style-name="ce2" table:formula="of:=HYPERLINK([.A3591];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780140.caf</text:p>
          </table:table-cell>
          <table:table-cell table:style-name="ce2" table:formula="of:=HYPERLINK([.A3592];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771461.caf</text:p>
          </table:table-cell>
          <table:table-cell table:style-name="ce2" table:formula="of:=HYPERLINK([.A3593];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780135.caf</text:p>
          </table:table-cell>
          <table:table-cell table:style-name="ce2" table:formula="of:=HYPERLINK([.A3594];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759424.caf</text:p>
          </table:table-cell>
          <table:table-cell table:style-name="ce2" table:formula="of:=HYPERLINK([.A3595];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780141.caf</text:p>
          </table:table-cell>
          <table:table-cell table:style-name="ce2" table:formula="of:=HYPERLINK([.A3596];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780138.caf</text:p>
          </table:table-cell>
          <table:table-cell table:style-name="ce2" table:formula="of:=HYPERLINK([.A3597];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780136.caf</text:p>
          </table:table-cell>
          <table:table-cell table:style-name="ce2" table:formula="of:=HYPERLINK([.A3598];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780144.caf</text:p>
          </table:table-cell>
          <table:table-cell table:style-name="ce2" table:formula="of:=HYPERLINK([.A3599];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780139.caf</text:p>
          </table:table-cell>
          <table:table-cell table:style-name="ce2" table:formula="of:=HYPERLINK([.A3600];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780142.caf</text:p>
          </table:table-cell>
          <table:table-cell table:style-name="ce2" table:formula="of:=HYPERLINK([.A3601];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780143.caf</text:p>
          </table:table-cell>
          <table:table-cell table:style-name="ce2" table:formula="of:=HYPERLINK([.A3602];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780145.caf</text:p>
          </table:table-cell>
          <table:table-cell table:style-name="ce2" table:formula="of:=HYPERLINK([.A3603];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780146.caf</text:p>
          </table:table-cell>
          <table:table-cell table:style-name="ce2" table:formula="of:=HYPERLINK([.A3604];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780149.caf</text:p>
          </table:table-cell>
          <table:table-cell table:style-name="ce2" table:formula="of:=HYPERLINK([.A3605];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823175.caf</text:p>
          </table:table-cell>
          <table:table-cell table:style-name="ce2" table:formula="of:=HYPERLINK([.A3606];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823174.caf</text:p>
          </table:table-cell>
          <table:table-cell table:style-name="ce2" table:formula="of:=HYPERLINK([.A3607];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780147.caf</text:p>
          </table:table-cell>
          <table:table-cell table:style-name="ce2" table:formula="of:=HYPERLINK([.A3608];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780148.caf</text:p>
          </table:table-cell>
          <table:table-cell table:style-name="ce2" table:formula="of:=HYPERLINK([.A3609];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823176.caf</text:p>
          </table:table-cell>
          <table:table-cell table:style-name="ce2" table:formula="of:=HYPERLINK([.A3610];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823323.caf</text:p>
          </table:table-cell>
          <table:table-cell table:style-name="ce2" table:formula="of:=HYPERLINK([.A3611];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823325.caf</text:p>
          </table:table-cell>
          <table:table-cell table:style-name="ce2" table:formula="of:=HYPERLINK([.A3612];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823177.caf</text:p>
          </table:table-cell>
          <table:table-cell table:style-name="ce2" table:formula="of:=HYPERLINK([.A3613];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823327.caf</text:p>
          </table:table-cell>
          <table:table-cell table:style-name="ce2" table:formula="of:=HYPERLINK([.A3614];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823324.caf</text:p>
          </table:table-cell>
          <table:table-cell table:style-name="ce2" table:formula="of:=HYPERLINK([.A3615];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823329.caf</text:p>
          </table:table-cell>
          <table:table-cell table:style-name="ce2" table:formula="of:=HYPERLINK([.A3616];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823328.caf</text:p>
          </table:table-cell>
          <table:table-cell table:style-name="ce2" table:formula="of:=HYPERLINK([.A3617];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823326.caf</text:p>
          </table:table-cell>
          <table:table-cell table:style-name="ce2" table:formula="of:=HYPERLINK([.A3618];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823330.caf</text:p>
          </table:table-cell>
          <table:table-cell table:style-name="ce2" table:formula="of:=HYPERLINK([.A3619];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823334.caf</text:p>
          </table:table-cell>
          <table:table-cell table:style-name="ce2" table:formula="of:=HYPERLINK([.A3620];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823331.caf</text:p>
          </table:table-cell>
          <table:table-cell table:style-name="ce2" table:formula="of:=HYPERLINK([.A3621];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823333.caf</text:p>
          </table:table-cell>
          <table:table-cell table:style-name="ce2" table:formula="of:=HYPERLINK([.A3622];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823364.caf</text:p>
          </table:table-cell>
          <table:table-cell table:style-name="ce2" table:formula="of:=HYPERLINK([.A3623];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823332.caf</text:p>
          </table:table-cell>
          <table:table-cell table:style-name="ce2" table:formula="of:=HYPERLINK([.A3624];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899084.caf</text:p>
          </table:table-cell>
          <table:table-cell table:style-name="ce2" table:formula="of:=HYPERLINK([.A3625];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846394.caf</text:p>
          </table:table-cell>
          <table:table-cell table:style-name="ce2" table:formula="of:=HYPERLINK([.A3626];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899085.caf</text:p>
          </table:table-cell>
          <table:table-cell table:style-name="ce2" table:formula="of:=HYPERLINK([.A3627];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840930.caf</text:p>
          </table:table-cell>
          <table:table-cell table:style-name="ce2" table:formula="of:=HYPERLINK([.A3628];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899087.caf</text:p>
          </table:table-cell>
          <table:table-cell table:style-name="ce2" table:formula="of:=HYPERLINK([.A3629];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859997.caf</text:p>
          </table:table-cell>
          <table:table-cell table:style-name="ce2" table:formula="of:=HYPERLINK([.A3630];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899089.caf</text:p>
          </table:table-cell>
          <table:table-cell table:style-name="ce2" table:formula="of:=HYPERLINK([.A3631];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899086.caf</text:p>
          </table:table-cell>
          <table:table-cell table:style-name="ce2" table:formula="of:=HYPERLINK([.A3632];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899092.caf</text:p>
          </table:table-cell>
          <table:table-cell table:style-name="ce2" table:formula="of:=HYPERLINK([.A3633];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899095.caf</text:p>
          </table:table-cell>
          <table:table-cell table:style-name="ce2" table:formula="of:=HYPERLINK([.A3634];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899088.caf</text:p>
          </table:table-cell>
          <table:table-cell table:style-name="ce2" table:formula="of:=HYPERLINK([.A3635];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899090.caf</text:p>
          </table:table-cell>
          <table:table-cell table:style-name="ce2" table:formula="of:=HYPERLINK([.A3636];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899093.caf</text:p>
          </table:table-cell>
          <table:table-cell table:style-name="ce2" table:formula="of:=HYPERLINK([.A3637];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899096.caf</text:p>
          </table:table-cell>
          <table:table-cell table:style-name="ce2" table:formula="of:=HYPERLINK([.A3638];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899091.caf</text:p>
          </table:table-cell>
          <table:table-cell table:style-name="ce2" table:formula="of:=HYPERLINK([.A3639];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984667.caf</text:p>
          </table:table-cell>
          <table:table-cell table:style-name="ce2" table:formula="of:=HYPERLINK([.A3640];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899094.caf</text:p>
          </table:table-cell>
          <table:table-cell table:style-name="ce2" table:formula="of:=HYPERLINK([.A3641];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984888.caf</text:p>
          </table:table-cell>
          <table:table-cell table:style-name="ce2" table:formula="of:=HYPERLINK([.A3642];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984662.caf</text:p>
          </table:table-cell>
          <table:table-cell table:style-name="ce2" table:formula="of:=HYPERLINK([.A3643];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899097.caf</text:p>
          </table:table-cell>
          <table:table-cell table:style-name="ce2" table:formula="of:=HYPERLINK([.A3644];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899098.caf</text:p>
          </table:table-cell>
          <table:table-cell table:style-name="ce2" table:formula="of:=HYPERLINK([.A3645];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984889.caf</text:p>
          </table:table-cell>
          <table:table-cell table:style-name="ce2" table:formula="of:=HYPERLINK([.A3646];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984890.caf</text:p>
          </table:table-cell>
          <table:table-cell table:style-name="ce2" table:formula="of:=HYPERLINK([.A3647];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984894.caf</text:p>
          </table:table-cell>
          <table:table-cell table:style-name="ce2" table:formula="of:=HYPERLINK([.A3648];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35946.caf</text:p>
          </table:table-cell>
          <table:table-cell table:style-name="ce2" table:formula="of:=HYPERLINK([.A3649];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984893.caf</text:p>
          </table:table-cell>
          <table:table-cell table:style-name="ce2" table:formula="of:=HYPERLINK([.A3650];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984891.caf</text:p>
          </table:table-cell>
          <table:table-cell table:style-name="ce2" table:formula="of:=HYPERLINK([.A3651];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984892.caf</text:p>
          </table:table-cell>
          <table:table-cell table:style-name="ce2" table:formula="of:=HYPERLINK([.A3652];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35969.caf</text:p>
          </table:table-cell>
          <table:table-cell table:style-name="ce2" table:formula="of:=HYPERLINK([.A3653];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014471.caf</text:p>
          </table:table-cell>
          <table:table-cell table:style-name="ce2" table:formula="of:=HYPERLINK([.A3654];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35950.caf</text:p>
          </table:table-cell>
          <table:table-cell table:style-name="ce2" table:formula="of:=HYPERLINK([.A3655];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0984895.caf</text:p>
          </table:table-cell>
          <table:table-cell table:style-name="ce2" table:formula="of:=HYPERLINK([.A3656];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35970.caf</text:p>
          </table:table-cell>
          <table:table-cell table:style-name="ce2" table:formula="of:=HYPERLINK([.A3657];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35972.caf</text:p>
          </table:table-cell>
          <table:table-cell table:style-name="ce2" table:formula="of:=HYPERLINK([.A3658];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35968.caf</text:p>
          </table:table-cell>
          <table:table-cell table:style-name="ce2" table:formula="of:=HYPERLINK([.A3659];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35960.caf</text:p>
          </table:table-cell>
          <table:table-cell table:style-name="ce2" table:formula="of:=HYPERLINK([.A3660];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35971.caf</text:p>
          </table:table-cell>
          <table:table-cell table:style-name="ce2" table:formula="of:=HYPERLINK([.A3661];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35974.caf</text:p>
          </table:table-cell>
          <table:table-cell table:style-name="ce2" table:formula="of:=HYPERLINK([.A3662];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35973.caf</text:p>
          </table:table-cell>
          <table:table-cell table:style-name="ce2" table:formula="of:=HYPERLINK([.A3663];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35978.caf</text:p>
          </table:table-cell>
          <table:table-cell table:style-name="ce2" table:formula="of:=HYPERLINK([.A3664];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35977.caf</text:p>
          </table:table-cell>
          <table:table-cell table:style-name="ce2" table:formula="of:=HYPERLINK([.A3665];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35975.caf</text:p>
          </table:table-cell>
          <table:table-cell table:style-name="ce2" table:formula="of:=HYPERLINK([.A3666];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35981.caf</text:p>
          </table:table-cell>
          <table:table-cell table:style-name="ce2" table:formula="of:=HYPERLINK([.A3667];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35976.caf</text:p>
          </table:table-cell>
          <table:table-cell table:style-name="ce2" table:formula="of:=HYPERLINK([.A3668];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35986.caf</text:p>
          </table:table-cell>
          <table:table-cell table:style-name="ce2" table:formula="of:=HYPERLINK([.A3669];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35980.caf</text:p>
          </table:table-cell>
          <table:table-cell table:style-name="ce2" table:formula="of:=HYPERLINK([.A3670];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35982.caf</text:p>
          </table:table-cell>
          <table:table-cell table:style-name="ce2" table:formula="of:=HYPERLINK([.A3671];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35979.caf</text:p>
          </table:table-cell>
          <table:table-cell table:style-name="ce2" table:formula="of:=HYPERLINK([.A3672];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35984.caf</text:p>
          </table:table-cell>
          <table:table-cell table:style-name="ce2" table:formula="of:=HYPERLINK([.A3673];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35985.caf</text:p>
          </table:table-cell>
          <table:table-cell table:style-name="ce2" table:formula="of:=HYPERLINK([.A3674];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35983.caf</text:p>
          </table:table-cell>
          <table:table-cell table:style-name="ce2" table:formula="of:=HYPERLINK([.A3675];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35991.caf</text:p>
          </table:table-cell>
          <table:table-cell table:style-name="ce2" table:formula="of:=HYPERLINK([.A3676];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35987.caf</text:p>
          </table:table-cell>
          <table:table-cell table:style-name="ce2" table:formula="of:=HYPERLINK([.A3677];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35988.caf</text:p>
          </table:table-cell>
          <table:table-cell table:style-name="ce2" table:formula="of:=HYPERLINK([.A3678];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35989.caf</text:p>
          </table:table-cell>
          <table:table-cell table:style-name="ce2" table:formula="of:=HYPERLINK([.A3679];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35992.caf</text:p>
          </table:table-cell>
          <table:table-cell table:style-name="ce2" table:formula="of:=HYPERLINK([.A3680];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3700.caf</text:p>
          </table:table-cell>
          <table:table-cell table:style-name="ce2" table:formula="of:=HYPERLINK([.A3681];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35997.caf</text:p>
          </table:table-cell>
          <table:table-cell table:style-name="ce2" table:formula="of:=HYPERLINK([.A3682];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35990.caf</text:p>
          </table:table-cell>
          <table:table-cell table:style-name="ce2" table:formula="of:=HYPERLINK([.A3683];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35993.caf</text:p>
          </table:table-cell>
          <table:table-cell table:style-name="ce2" table:formula="of:=HYPERLINK([.A3684];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3757.caf</text:p>
          </table:table-cell>
          <table:table-cell table:style-name="ce2" table:formula="of:=HYPERLINK([.A3685];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3702.caf</text:p>
          </table:table-cell>
          <table:table-cell table:style-name="ce2" table:formula="of:=HYPERLINK([.A3686];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3759.caf</text:p>
          </table:table-cell>
          <table:table-cell table:style-name="ce2" table:formula="of:=HYPERLINK([.A3687];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1213.caf</text:p>
          </table:table-cell>
          <table:table-cell table:style-name="ce2" table:formula="of:=HYPERLINK([.A3688];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3758.caf</text:p>
          </table:table-cell>
          <table:table-cell table:style-name="ce2" table:formula="of:=HYPERLINK([.A3689];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3790.caf</text:p>
          </table:table-cell>
          <table:table-cell table:style-name="ce2" table:formula="of:=HYPERLINK([.A3690];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3816.caf</text:p>
          </table:table-cell>
          <table:table-cell table:style-name="ce2" table:formula="of:=HYPERLINK([.A3691];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3766.caf</text:p>
          </table:table-cell>
          <table:table-cell table:style-name="ce2" table:formula="of:=HYPERLINK([.A3692];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3794.caf</text:p>
          </table:table-cell>
          <table:table-cell table:style-name="ce2" table:formula="of:=HYPERLINK([.A3693];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3791.caf</text:p>
          </table:table-cell>
          <table:table-cell table:style-name="ce2" table:formula="of:=HYPERLINK([.A3694];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3903.caf</text:p>
          </table:table-cell>
          <table:table-cell table:style-name="ce2" table:formula="of:=HYPERLINK([.A3695];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3792.caf</text:p>
          </table:table-cell>
          <table:table-cell table:style-name="ce2" table:formula="of:=HYPERLINK([.A3696];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3830.caf</text:p>
          </table:table-cell>
          <table:table-cell table:style-name="ce2" table:formula="of:=HYPERLINK([.A3697];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3950.caf</text:p>
          </table:table-cell>
          <table:table-cell table:style-name="ce2" table:formula="of:=HYPERLINK([.A3698];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3993.caf</text:p>
          </table:table-cell>
          <table:table-cell table:style-name="ce2" table:formula="of:=HYPERLINK([.A3699];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3999.caf</text:p>
          </table:table-cell>
          <table:table-cell table:style-name="ce2" table:formula="of:=HYPERLINK([.A3700];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3995.caf</text:p>
          </table:table-cell>
          <table:table-cell table:style-name="ce2" table:formula="of:=HYPERLINK([.A3701];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3994.caf</text:p>
          </table:table-cell>
          <table:table-cell table:style-name="ce2" table:formula="of:=HYPERLINK([.A3702];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3952.caf</text:p>
          </table:table-cell>
          <table:table-cell table:style-name="ce2" table:formula="of:=HYPERLINK([.A3703];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4028.caf</text:p>
          </table:table-cell>
          <table:table-cell table:style-name="ce2" table:formula="of:=HYPERLINK([.A3704];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3979.caf</text:p>
          </table:table-cell>
          <table:table-cell table:style-name="ce2" table:formula="of:=HYPERLINK([.A3705];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4014.caf</text:p>
          </table:table-cell>
          <table:table-cell table:style-name="ce2" table:formula="of:=HYPERLINK([.A3706];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4031.caf</text:p>
          </table:table-cell>
          <table:table-cell table:style-name="ce2" table:formula="of:=HYPERLINK([.A3707];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4041.caf</text:p>
          </table:table-cell>
          <table:table-cell table:style-name="ce2" table:formula="of:=HYPERLINK([.A3708];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4040.caf</text:p>
          </table:table-cell>
          <table:table-cell table:style-name="ce2" table:formula="of:=HYPERLINK([.A3709];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4026.caf</text:p>
          </table:table-cell>
          <table:table-cell table:style-name="ce2" table:formula="of:=HYPERLINK([.A3710];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4023.caf</text:p>
          </table:table-cell>
          <table:table-cell table:style-name="ce2" table:formula="of:=HYPERLINK([.A3711];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4042.caf</text:p>
          </table:table-cell>
          <table:table-cell table:style-name="ce2" table:formula="of:=HYPERLINK([.A3712];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4052.caf</text:p>
          </table:table-cell>
          <table:table-cell table:style-name="ce2" table:formula="of:=HYPERLINK([.A3713];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4056.caf</text:p>
          </table:table-cell>
          <table:table-cell table:style-name="ce2" table:formula="of:=HYPERLINK([.A3714];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4057.caf</text:p>
          </table:table-cell>
          <table:table-cell table:style-name="ce2" table:formula="of:=HYPERLINK([.A3715];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4066.caf</text:p>
          </table:table-cell>
          <table:table-cell table:style-name="ce2" table:formula="of:=HYPERLINK([.A3716];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4058.caf</text:p>
          </table:table-cell>
          <table:table-cell table:style-name="ce2" table:formula="of:=HYPERLINK([.A3717];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4055.caf</text:p>
          </table:table-cell>
          <table:table-cell table:style-name="ce2" table:formula="of:=HYPERLINK([.A3718];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4100.caf</text:p>
          </table:table-cell>
          <table:table-cell table:style-name="ce2" table:formula="of:=HYPERLINK([.A3719];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4053.caf</text:p>
          </table:table-cell>
          <table:table-cell table:style-name="ce2" table:formula="of:=HYPERLINK([.A3720];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4102.caf</text:p>
          </table:table-cell>
          <table:table-cell table:style-name="ce2" table:formula="of:=HYPERLINK([.A3721];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4107.caf</text:p>
          </table:table-cell>
          <table:table-cell table:style-name="ce2" table:formula="of:=HYPERLINK([.A3722];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4105.caf</text:p>
          </table:table-cell>
          <table:table-cell table:style-name="ce2" table:formula="of:=HYPERLINK([.A3723];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4126.caf</text:p>
          </table:table-cell>
          <table:table-cell table:style-name="ce2" table:formula="of:=HYPERLINK([.A3724];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4110.caf</text:p>
          </table:table-cell>
          <table:table-cell table:style-name="ce2" table:formula="of:=HYPERLINK([.A3725];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4133.caf</text:p>
          </table:table-cell>
          <table:table-cell table:style-name="ce2" table:formula="of:=HYPERLINK([.A3726];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4130.caf</text:p>
          </table:table-cell>
          <table:table-cell table:style-name="ce2" table:formula="of:=HYPERLINK([.A3727];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4131.caf</text:p>
          </table:table-cell>
          <table:table-cell table:style-name="ce2" table:formula="of:=HYPERLINK([.A3728];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4137.caf</text:p>
          </table:table-cell>
          <table:table-cell table:style-name="ce2" table:formula="of:=HYPERLINK([.A3729];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4146.caf</text:p>
          </table:table-cell>
          <table:table-cell table:style-name="ce2" table:formula="of:=HYPERLINK([.A3730];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4148.caf</text:p>
          </table:table-cell>
          <table:table-cell table:style-name="ce2" table:formula="of:=HYPERLINK([.A3731];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4142.caf</text:p>
          </table:table-cell>
          <table:table-cell table:style-name="ce2" table:formula="of:=HYPERLINK([.A3732];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4150.caf</text:p>
          </table:table-cell>
          <table:table-cell table:style-name="ce2" table:formula="of:=HYPERLINK([.A3733];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4140.caf</text:p>
          </table:table-cell>
          <table:table-cell table:style-name="ce2" table:formula="of:=HYPERLINK([.A3734];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4135.caf</text:p>
          </table:table-cell>
          <table:table-cell table:style-name="ce2" table:formula="of:=HYPERLINK([.A3735];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4152.caf</text:p>
          </table:table-cell>
          <table:table-cell table:style-name="ce2" table:formula="of:=HYPERLINK([.A3736];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4156.caf</text:p>
          </table:table-cell>
          <table:table-cell table:style-name="ce2" table:formula="of:=HYPERLINK([.A3737];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4154.caf</text:p>
          </table:table-cell>
          <table:table-cell table:style-name="ce2" table:formula="of:=HYPERLINK([.A3738];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4174.caf</text:p>
          </table:table-cell>
          <table:table-cell table:style-name="ce2" table:formula="of:=HYPERLINK([.A3739];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4168.caf</text:p>
          </table:table-cell>
          <table:table-cell table:style-name="ce2" table:formula="of:=HYPERLINK([.A3740];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4170.caf</text:p>
          </table:table-cell>
          <table:table-cell table:style-name="ce2" table:formula="of:=HYPERLINK([.A3741];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4165.caf</text:p>
          </table:table-cell>
          <table:table-cell table:style-name="ce2" table:formula="of:=HYPERLINK([.A3742];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4179.caf</text:p>
          </table:table-cell>
          <table:table-cell table:style-name="ce2" table:formula="of:=HYPERLINK([.A3743];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4160.caf</text:p>
          </table:table-cell>
          <table:table-cell table:style-name="ce2" table:formula="of:=HYPERLINK([.A3744];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4184.caf</text:p>
          </table:table-cell>
          <table:table-cell table:style-name="ce2" table:formula="of:=HYPERLINK([.A3745];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4172.caf</text:p>
          </table:table-cell>
          <table:table-cell table:style-name="ce2" table:formula="of:=HYPERLINK([.A3746];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4189.caf</text:p>
          </table:table-cell>
          <table:table-cell table:style-name="ce2" table:formula="of:=HYPERLINK([.A3747];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4182.caf</text:p>
          </table:table-cell>
          <table:table-cell table:style-name="ce2" table:formula="of:=HYPERLINK([.A3748];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4181.caf</text:p>
          </table:table-cell>
          <table:table-cell table:style-name="ce2" table:formula="of:=HYPERLINK([.A3749];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4177.caf</text:p>
          </table:table-cell>
          <table:table-cell table:style-name="ce2" table:formula="of:=HYPERLINK([.A3750];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4187.caf</text:p>
          </table:table-cell>
          <table:table-cell table:style-name="ce2" table:formula="of:=HYPERLINK([.A3751];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4195.caf</text:p>
          </table:table-cell>
          <table:table-cell table:style-name="ce2" table:formula="of:=HYPERLINK([.A3752];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4193.caf</text:p>
          </table:table-cell>
          <table:table-cell table:style-name="ce2" table:formula="of:=HYPERLINK([.A3753];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4203.caf</text:p>
          </table:table-cell>
          <table:table-cell table:style-name="ce2" table:formula="of:=HYPERLINK([.A3754];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4191.caf</text:p>
          </table:table-cell>
          <table:table-cell table:style-name="ce2" table:formula="of:=HYPERLINK([.A3755];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4363.amr</text:p>
          </table:table-cell>
          <table:table-cell table:style-name="ce2" table:formula="of:=HYPERLINK([.A3756];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4199.caf</text:p>
          </table:table-cell>
          <table:table-cell table:style-name="ce2" table:formula="of:=HYPERLINK([.A3757];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4250.caf</text:p>
          </table:table-cell>
          <table:table-cell table:style-name="ce2" table:formula="of:=HYPERLINK([.A3758];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4222.caf</text:p>
          </table:table-cell>
          <table:table-cell table:style-name="ce2" table:formula="of:=HYPERLINK([.A3759];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4265.caf</text:p>
          </table:table-cell>
          <table:table-cell table:style-name="ce2" table:formula="of:=HYPERLINK([.A3760];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5882.amr</text:p>
          </table:table-cell>
          <table:table-cell table:style-name="ce2" table:formula="of:=HYPERLINK([.A3761];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4364.amr</text:p>
          </table:table-cell>
          <table:table-cell table:style-name="ce2" table:formula="of:=HYPERLINK([.A3762];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7524.amr</text:p>
          </table:table-cell>
          <table:table-cell table:style-name="ce2" table:formula="of:=HYPERLINK([.A3763];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5825.amr</text:p>
          </table:table-cell>
          <table:table-cell table:style-name="ce2" table:formula="of:=HYPERLINK([.A3764];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4697.amr</text:p>
          </table:table-cell>
          <table:table-cell table:style-name="ce2" table:formula="of:=HYPERLINK([.A3765];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55746.amr</text:p>
          </table:table-cell>
          <table:table-cell table:style-name="ce2" table:formula="of:=HYPERLINK([.A3766];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48372.amr</text:p>
          </table:table-cell>
          <table:table-cell table:style-name="ce2" table:formula="of:=HYPERLINK([.A3767];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56053.amr</text:p>
          </table:table-cell>
          <table:table-cell table:style-name="ce2" table:formula="of:=HYPERLINK([.A3768];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58020.amr</text:p>
          </table:table-cell>
          <table:table-cell table:style-name="ce2" table:formula="of:=HYPERLINK([.A3769];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83620.amr</text:p>
          </table:table-cell>
          <table:table-cell table:style-name="ce2" table:formula="of:=HYPERLINK([.A3770];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75832.amr</text:p>
          </table:table-cell>
          <table:table-cell table:style-name="ce2" table:formula="of:=HYPERLINK([.A3771];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89824.amr</text:p>
          </table:table-cell>
          <table:table-cell table:style-name="ce2" table:formula="of:=HYPERLINK([.A3772];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69860.amr</text:p>
          </table:table-cell>
          <table:table-cell table:style-name="ce2" table:formula="of:=HYPERLINK([.A3773];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89840.amr</text:p>
          </table:table-cell>
          <table:table-cell table:style-name="ce2" table:formula="of:=HYPERLINK([.A3774];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77273.amr</text:p>
          </table:table-cell>
          <table:table-cell table:style-name="ce2" table:formula="of:=HYPERLINK([.A3775];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90710.amr</text:p>
          </table:table-cell>
          <table:table-cell table:style-name="ce2" table:formula="of:=HYPERLINK([.A3776];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74642.amr</text:p>
          </table:table-cell>
          <table:table-cell table:style-name="ce2" table:formula="of:=HYPERLINK([.A3777];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96418.amr</text:p>
          </table:table-cell>
          <table:table-cell table:style-name="ce2" table:formula="of:=HYPERLINK([.A3778];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87856.amr</text:p>
          </table:table-cell>
          <table:table-cell table:style-name="ce2" table:formula="of:=HYPERLINK([.A3779];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96058.amr</text:p>
          </table:table-cell>
          <table:table-cell table:style-name="ce2" table:formula="of:=HYPERLINK([.A3780];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95505.amr</text:p>
          </table:table-cell>
          <table:table-cell table:style-name="ce2" table:formula="of:=HYPERLINK([.A3781];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94470.amr</text:p>
          </table:table-cell>
          <table:table-cell table:style-name="ce2" table:formula="of:=HYPERLINK([.A3782];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96518.amr</text:p>
          </table:table-cell>
          <table:table-cell table:style-name="ce2" table:formula="of:=HYPERLINK([.A3783];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96747.amr</text:p>
          </table:table-cell>
          <table:table-cell table:style-name="ce2" table:formula="of:=HYPERLINK([.A3784];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96421.amr</text:p>
          </table:table-cell>
          <table:table-cell table:style-name="ce2" table:formula="of:=HYPERLINK([.A3785];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96756.amr</text:p>
          </table:table-cell>
          <table:table-cell table:style-name="ce2" table:formula="of:=HYPERLINK([.A3786];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96752.amr</text:p>
          </table:table-cell>
          <table:table-cell table:style-name="ce2" table:formula="of:=HYPERLINK([.A3787];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98505.amr</text:p>
          </table:table-cell>
          <table:table-cell table:style-name="ce2" table:formula="of:=HYPERLINK([.A3788];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97126.amr</text:p>
          </table:table-cell>
          <table:table-cell table:style-name="ce2" table:formula="of:=HYPERLINK([.A3789];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97105.amr</text:p>
          </table:table-cell>
          <table:table-cell table:style-name="ce2" table:formula="of:=HYPERLINK([.A3790];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96754.amr</text:p>
          </table:table-cell>
          <table:table-cell table:style-name="ce2" table:formula="of:=HYPERLINK([.A3791];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202277.amr</text:p>
          </table:table-cell>
          <table:table-cell table:style-name="ce2" table:formula="of:=HYPERLINK([.A3792];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96936.amr</text:p>
          </table:table-cell>
          <table:table-cell table:style-name="ce2" table:formula="of:=HYPERLINK([.A3793];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200239.amr</text:p>
          </table:table-cell>
          <table:table-cell table:style-name="ce2" table:formula="of:=HYPERLINK([.A3794];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200059.amr</text:p>
          </table:table-cell>
          <table:table-cell table:style-name="ce2" table:formula="of:=HYPERLINK([.A3795];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198064.amr</text:p>
          </table:table-cell>
          <table:table-cell table:style-name="ce2" table:formula="of:=HYPERLINK([.A3796];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202975.amr</text:p>
          </table:table-cell>
          <table:table-cell table:style-name="ce2" table:formula="of:=HYPERLINK([.A3797];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202977.amr</text:p>
          </table:table-cell>
          <table:table-cell table:style-name="ce2" table:formula="of:=HYPERLINK([.A3798];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202982.amr</text:p>
          </table:table-cell>
          <table:table-cell table:style-name="ce2" table:formula="of:=HYPERLINK([.A3799];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202976.amr</text:p>
          </table:table-cell>
          <table:table-cell table:style-name="ce2" table:formula="of:=HYPERLINK([.A3800];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202980.amr</text:p>
          </table:table-cell>
          <table:table-cell table:style-name="ce2" table:formula="of:=HYPERLINK([.A3801];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204371.amr</text:p>
          </table:table-cell>
          <table:table-cell table:style-name="ce2" table:formula="of:=HYPERLINK([.A3802];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227087.amr</text:p>
          </table:table-cell>
          <table:table-cell table:style-name="ce2" table:formula="of:=HYPERLINK([.A3803];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205883.amr</text:p>
          </table:table-cell>
          <table:table-cell table:style-name="ce2" table:formula="of:=HYPERLINK([.A3804];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206089.amr</text:p>
          </table:table-cell>
          <table:table-cell table:style-name="ce2" table:formula="of:=HYPERLINK([.A3805];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227063.amr</text:p>
          </table:table-cell>
          <table:table-cell table:style-name="ce2" table:formula="of:=HYPERLINK([.A3806];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206709.amr</text:p>
          </table:table-cell>
          <table:table-cell table:style-name="ce2" table:formula="of:=HYPERLINK([.A3807];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242504.amr</text:p>
          </table:table-cell>
          <table:table-cell table:style-name="ce2" table:formula="of:=HYPERLINK([.A3808];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242503.amr</text:p>
          </table:table-cell>
          <table:table-cell table:style-name="ce2" table:formula="of:=HYPERLINK([.A3809];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table-cell office:value-type="string">
            <text:p>https://www.justice.gov/epstein/files/DataSet%209/EFTA01250886.amr</text:p>
          </table:table-cell>
          <table:table-cell table:style-name="ce2" table:formula="of:=HYPERLINK([.A3810]; &quot;View Now&quot;)" office:value-type="string" office:string-value="View Now">
            <text:p>View Now</text:p>
          </table:table-cell>
          <table:table-cell office:value-type="string">
            <text:p>tiny_file</text:p>
          </table:table-cell>
          <table:table-cell table:number-columns-repeated="6"/>
          <table:table-cell table:style-name="ce6"/>
          <table:table-cell table:number-columns-repeated="1014"/>
        </table:table-row>
        <table:table-row table:style-name="ro2" table:number-rows-repeated="15">
          <table:table-cell table:number-columns-repeated="9"/>
          <table:table-cell table:style-name="ce7"/>
          <table:table-cell table:number-columns-repeated="1014"/>
        </table:table-row>
        <table:table-row table:style-name="ro2" table:number-rows-repeated="1044750">
          <table:table-cell table:number-columns-repeated="1024"/>
        </table:table-row>
        <table:table-row table:style-name="ro2">
          <table:table-cell table:number-columns-repeated="1024"/>
        </table:table-row>
      </table:table>
      <table:database-ranges>
        <table:database-range table:name="__Anonymous_Sheet_DB__1" table:target-range-address="Sheet1.A1:Sheet1.J3810"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Neue" svg:font-family="HelveticaNeu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6-02-14">02/14/2026</text:date>, <text:time>12:12:4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6-02-14T12:12:44</dc:date>
    <meta:generator>OpenOffice/4.1.16$Unix OpenOffice.org_project/4116m3$Build-9816</meta:generator>
    <dc:creator>no no</dc:creator>
    <meta:editing-duration>PT4H3M54S</meta:editing-duration>
    <meta:editing-cycles>27</meta:editing-cycles>
    <meta:document-statistic meta:table-count="1" meta:cell-count="15664" meta:object-count="0"/>
    <meta:user-defined meta:name=""/>
  </office:meta>
</office:document-meta>
</file>